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32/content.xml" manifest:media-type="text/xml"/>
  <manifest:file-entry manifest:full-path="Object 32/meta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7/meta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7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8/content.xml" manifest:media-type="text/xml"/>
  <manifest:file-entry manifest:full-path="Object 28/meta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7/styles.xml" manifest:media-type="text/xml"/>
  <manifest:file-entry manifest:full-path="Object 27/content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62/content.xml" manifest:media-type="text/xml"/>
  <manifest:file-entry manifest:full-path="Object 62/meta.xml" manifest:media-type="text/xml"/>
  <manifest:file-entry manifest:full-path="Object 62/styles.xml" manifest:media-type="text/xml"/>
  <manifest:file-entry manifest:full-path="Object 62/" manifest:media-type="application/vnd.oasis.opendocument.chart"/>
  <manifest:file-entry manifest:full-path="Object 60/meta.xml" manifest:media-type="text/xml"/>
  <manifest:file-entry manifest:full-path="Object 60/content.xml" manifest:media-type="text/xml"/>
  <manifest:file-entry manifest:full-path="Object 60/styles.xml" manifest:media-type="text/xml"/>
  <manifest:file-entry manifest:full-path="Object 60/" manifest:media-type="application/vnd.oasis.opendocument.chart"/>
  <manifest:file-entry manifest:full-path="Object 29/styles.xml" manifest:media-type="text/xml"/>
  <manifest:file-entry manifest:full-path="Object 29/meta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content.xml" manifest:media-type="text/xml"/>
  <manifest:file-entry manifest:full-path="Object 36/meta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46/meta.xml" manifest:media-type="text/xml"/>
  <manifest:file-entry manifest:full-path="Object 46/styles.xml" manifest:media-type="text/xml"/>
  <manifest:file-entry manifest:full-path="Object 46/content.xml" manifest:media-type="text/xml"/>
  <manifest:file-entry manifest:full-path="Object 46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3/styles.xml" manifest:media-type="text/xml"/>
  <manifest:file-entry manifest:full-path="Object 63/meta.xml" manifest:media-type="text/xml"/>
  <manifest:file-entry manifest:full-path="Object 63/content.xml" manifest:media-type="text/xml"/>
  <manifest:file-entry manifest:full-path="Object 63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39/meta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39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35/content.xml" manifest:media-type="text/xml"/>
  <manifest:file-entry manifest:full-path="Object 35/styles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31/styles.xml" manifest:media-type="text/xml"/>
  <manifest:file-entry manifest:full-path="Object 31/meta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64/content.xml" manifest:media-type="text/xml"/>
  <manifest:file-entry manifest:full-path="Object 64/styles.xml" manifest:media-type="text/xml"/>
  <manifest:file-entry manifest:full-path="Object 64/meta.xml" manifest:media-type="text/xml"/>
  <manifest:file-entry manifest:full-path="Object 6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5/styles.xml" manifest:media-type="text/xml"/>
  <manifest:file-entry manifest:full-path="Object 25/meta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49/styles.xml" manifest:media-type="text/xml"/>
  <manifest:file-entry manifest:full-path="Object 49/content.xml" manifest:media-type="text/xml"/>
  <manifest:file-entry manifest:full-path="Object 49/meta.xml" manifest:media-type="text/xml"/>
  <manifest:file-entry manifest:full-path="Object 49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55/content.xml" manifest:media-type="text/xml"/>
  <manifest:file-entry manifest:full-path="Object 55/styles.xml" manifest:media-type="text/xml"/>
  <manifest:file-entry manifest:full-path="Object 55/meta.xml" manifest:media-type="text/xml"/>
  <manifest:file-entry manifest:full-path="Object 55/" manifest:media-type="application/vnd.oasis.opendocument.chart"/>
  <manifest:file-entry manifest:full-path="Object 61/styles.xml" manifest:media-type="text/xml"/>
  <manifest:file-entry manifest:full-path="Object 61/content.xml" manifest:media-type="text/xml"/>
  <manifest:file-entry manifest:full-path="Object 61/meta.xml" manifest:media-type="text/xml"/>
  <manifest:file-entry manifest:full-path="Object 61/" manifest:media-type="application/vnd.oasis.opendocument.chart"/>
  <manifest:file-entry manifest:full-path="Object 47/content.xml" manifest:media-type="text/xml"/>
  <manifest:file-entry manifest:full-path="Object 47/meta.xml" manifest:media-type="text/xml"/>
  <manifest:file-entry manifest:full-path="Object 47/styles.xml" manifest:media-type="text/xml"/>
  <manifest:file-entry manifest:full-path="Object 47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41/styles.xml" manifest:media-type="text/xml"/>
  <manifest:file-entry manifest:full-path="Object 41/content.xml" manifest:media-type="text/xml"/>
  <manifest:file-entry manifest:full-path="Object 41/meta.xml" manifest:media-type="text/xml"/>
  <manifest:file-entry manifest:full-path="Object 41/" manifest:media-type="application/vnd.oasis.opendocument.chart"/>
  <manifest:file-entry manifest:full-path="Object 43/meta.xml" manifest:media-type="text/xml"/>
  <manifest:file-entry manifest:full-path="Object 43/styles.xml" manifest:media-type="text/xml"/>
  <manifest:file-entry manifest:full-path="Object 43/content.xml" manifest:media-type="text/xml"/>
  <manifest:file-entry manifest:full-path="Object 43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4/content.xml" manifest:media-type="text/xml"/>
  <manifest:file-entry manifest:full-path="Object 54/styles.xml" manifest:media-type="text/xml"/>
  <manifest:file-entry manifest:full-path="Object 54/meta.xml" manifest:media-type="text/xml"/>
  <manifest:file-entry manifest:full-path="Object 54/" manifest:media-type="application/vnd.oasis.opendocument.char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58/content.xml" manifest:media-type="text/xml"/>
  <manifest:file-entry manifest:full-path="Object 58/styles.xml" manifest:media-type="text/xml"/>
  <manifest:file-entry manifest:full-path="Object 58/meta.xml" manifest:media-type="text/xml"/>
  <manifest:file-entry manifest:full-path="Object 58/" manifest:media-type="application/vnd.oasis.opendocument.chart"/>
  <manifest:file-entry manifest:full-path="Object 57/meta.xml" manifest:media-type="text/xml"/>
  <manifest:file-entry manifest:full-path="Object 57/styles.xml" manifest:media-type="text/xml"/>
  <manifest:file-entry manifest:full-path="Object 57/content.xml" manifest:media-type="text/xml"/>
  <manifest:file-entry manifest:full-path="Object 57/" manifest:media-type="application/vnd.oasis.opendocument.chart"/>
  <manifest:file-entry manifest:full-path="Object 38/content.xml" manifest:media-type="text/xml"/>
  <manifest:file-entry manifest:full-path="Object 38/styles.xml" manifest:media-type="text/xml"/>
  <manifest:file-entry manifest:full-path="Object 38/meta.xml" manifest:media-type="text/xml"/>
  <manifest:file-entry manifest:full-path="Object 38/" manifest:media-type="application/vnd.oasis.opendocument.chart"/>
  <manifest:file-entry manifest:full-path="Object 40/content.xml" manifest:media-type="text/xml"/>
  <manifest:file-entry manifest:full-path="Object 40/styles.xml" manifest:media-type="text/xml"/>
  <manifest:file-entry manifest:full-path="Object 40/meta.xml" manifest:media-type="text/xml"/>
  <manifest:file-entry manifest:full-path="Object 40/" manifest:media-type="application/vnd.oasis.opendocument.chart"/>
  <manifest:file-entry manifest:full-path="Object 44/content.xml" manifest:media-type="text/xml"/>
  <manifest:file-entry manifest:full-path="Object 44/meta.xml" manifest:media-type="text/xml"/>
  <manifest:file-entry manifest:full-path="Object 44/styles.xml" manifest:media-type="text/xml"/>
  <manifest:file-entry manifest:full-path="Object 44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45/styles.xml" manifest:media-type="text/xml"/>
  <manifest:file-entry manifest:full-path="Object 45/meta.xml" manifest:media-type="text/xml"/>
  <manifest:file-entry manifest:full-path="Object 45/content.xml" manifest:media-type="text/xml"/>
  <manifest:file-entry manifest:full-path="Object 45/" manifest:media-type="application/vnd.oasis.opendocument.chart"/>
  <manifest:file-entry manifest:full-path="Object 59/meta.xml" manifest:media-type="text/xml"/>
  <manifest:file-entry manifest:full-path="Object 59/content.xml" manifest:media-type="text/xml"/>
  <manifest:file-entry manifest:full-path="Object 59/styles.xml" manifest:media-type="text/xml"/>
  <manifest:file-entry manifest:full-path="Object 59/" manifest:media-type="application/vnd.oasis.opendocument.chart"/>
  <manifest:file-entry manifest:full-path="Object 52/meta.xml" manifest:media-type="text/xml"/>
  <manifest:file-entry manifest:full-path="Object 52/content.xml" manifest:media-type="text/xml"/>
  <manifest:file-entry manifest:full-path="Object 52/styles.xml" manifest:media-type="text/xml"/>
  <manifest:file-entry manifest:full-path="Object 52/" manifest:media-type="application/vnd.oasis.opendocument.chart"/>
  <manifest:file-entry manifest:full-path="Object 53/content.xml" manifest:media-type="text/xml"/>
  <manifest:file-entry manifest:full-path="Object 53/meta.xml" manifest:media-type="text/xml"/>
  <manifest:file-entry manifest:full-path="Object 53/styles.xml" manifest:media-type="text/xml"/>
  <manifest:file-entry manifest:full-path="Object 53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48/content.xml" manifest:media-type="text/xml"/>
  <manifest:file-entry manifest:full-path="Object 48/meta.xml" manifest:media-type="text/xml"/>
  <manifest:file-entry manifest:full-path="Object 48/styles.xml" manifest:media-type="text/xml"/>
  <manifest:file-entry manifest:full-path="Object 48/" manifest:media-type="application/vnd.oasis.opendocument.chart"/>
  <manifest:file-entry manifest:full-path="Object 51/content.xml" manifest:media-type="text/xml"/>
  <manifest:file-entry manifest:full-path="Object 51/styles.xml" manifest:media-type="text/xml"/>
  <manifest:file-entry manifest:full-path="Object 51/meta.xml" manifest:media-type="text/xml"/>
  <manifest:file-entry manifest:full-path="Object 51/" manifest:media-type="application/vnd.oasis.opendocument.chart"/>
  <manifest:file-entry manifest:full-path="Object 50/content.xml" manifest:media-type="text/xml"/>
  <manifest:file-entry manifest:full-path="Object 50/styles.xml" manifest:media-type="text/xml"/>
  <manifest:file-entry manifest:full-path="Object 50/meta.xml" manifest:media-type="text/xml"/>
  <manifest:file-entry manifest:full-path="Object 50/" manifest:media-type="application/vnd.oasis.opendocument.chart"/>
  <manifest:file-entry manifest:full-path="Object 56/meta.xml" manifest:media-type="text/xml"/>
  <manifest:file-entry manifest:full-path="Object 56/styles.xml" manifest:media-type="text/xml"/>
  <manifest:file-entry manifest:full-path="Object 56/content.xml" manifest:media-type="text/xml"/>
  <manifest:file-entry manifest:full-path="Object 56/" manifest:media-type="application/vnd.oasis.opendocument.chart"/>
  <manifest:file-entry manifest:full-path="Object 42/meta.xml" manifest:media-type="text/xml"/>
  <manifest:file-entry manifest:full-path="Object 42/styles.xml" manifest:media-type="text/xml"/>
  <manifest:file-entry manifest:full-path="Object 42/content.xml" manifest:media-type="text/xml"/>
  <manifest:file-entry manifest:full-path="Object 42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1.3055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1598in"/>
    </style:style>
    <style:style style:name="co8" style:family="table-column">
      <style:table-column-properties fo:break-before="auto" style:column-width="1.189in"/>
    </style:style>
    <style:style style:name="co9" style:family="table-column">
      <style:table-column-properties fo:break-before="auto" style:column-width="1.3543in"/>
    </style:style>
    <style:style style:name="co10" style:family="table-column">
      <style:table-column-properties fo:break-before="auto" style:column-width="1.0634in"/>
    </style:style>
    <style:style style:name="co11" style:family="table-column">
      <style:table-column-properties fo:break-before="auto" style:column-width="1.4618in"/>
    </style:style>
    <style:style style:name="co12" style:family="table-column">
      <style:table-column-properties fo:break-before="auto" style:column-width="1.111in"/>
    </style:style>
    <style:style style:name="co13" style:family="table-column">
      <style:table-column-properties fo:break-before="auto" style:column-width="1.1016in"/>
    </style:style>
    <style:style style:name="co14" style:family="table-column">
      <style:table-column-properties fo:break-before="auto" style:column-width="1.0917in"/>
    </style:style>
    <style:style style:name="co15" style:family="table-column">
      <style:table-column-properties fo:break-before="auto" style:column-width="1.0228in"/>
    </style:style>
    <style:style style:name="co16" style:family="table-column">
      <style:table-column-properties fo:break-before="auto" style:column-width="1.2957in"/>
    </style:style>
    <style:style style:name="co17" style:family="table-column">
      <style:table-column-properties fo:break-before="auto" style:column-width="1.3346in"/>
    </style:style>
    <style:style style:name="co18" style:family="table-column">
      <style:table-column-properties fo:break-before="auto" style:column-width="1.4228in"/>
    </style:style>
    <style:style style:name="co19" style:family="table-column">
      <style:table-column-properties fo:break-before="auto" style:column-width="1.0425in"/>
    </style:style>
    <style:style style:name="co20" style:family="table-column">
      <style:table-column-properties fo:break-before="auto" style:column-width="1.2181in"/>
    </style:style>
    <style:style style:name="co21" style:family="table-column">
      <style:table-column-properties fo:break-before="auto" style:column-width="1.5492in"/>
    </style:style>
    <style:style style:name="co22" style:family="table-column">
      <style:table-column-properties fo:break-before="auto" style:column-width="0.9547in"/>
    </style:style>
    <style:style style:name="co23" style:family="table-column">
      <style:table-column-properties fo:break-before="auto" style:column-width="1.2862in"/>
    </style:style>
    <style:style style:name="co24" style:family="table-column">
      <style:table-column-properties fo:break-before="auto" style:column-width="1.6472in"/>
    </style:style>
    <style:style style:name="co25" style:family="table-column">
      <style:table-column-properties fo:break-before="auto" style:column-width="1.4035in"/>
    </style:style>
    <style:style style:name="co26" style:family="table-column">
      <style:table-column-properties fo:break-before="auto" style:column-width="1.0327in"/>
    </style:style>
    <style:style style:name="co27" style:family="table-column">
      <style:table-column-properties fo:break-before="auto" style:column-width="2.4756in"/>
    </style:style>
    <style:style style:name="co28" style:family="table-column">
      <style:table-column-properties fo:break-before="auto" style:column-width="1.2472in"/>
    </style:style>
    <style:style style:name="co29" style:family="table-column">
      <style:table-column-properties fo:break-before="auto" style:column-width="1.5299in"/>
    </style:style>
    <style:style style:name="co30" style:family="table-column">
      <style:table-column-properties fo:break-before="auto" style:column-width="1.4717in"/>
    </style:style>
    <style:style style:name="co31" style:family="table-column">
      <style:table-column-properties fo:break-before="auto" style:column-width="3.411in"/>
    </style:style>
    <style:style style:name="co32" style:family="table-column">
      <style:table-column-properties fo:break-before="auto" style:column-width="2.0953in"/>
    </style:style>
    <style:style style:name="co33" style:family="table-column">
      <style:table-column-properties fo:break-before="auto" style:column-width="1.9299in"/>
    </style:style>
    <style:style style:name="co34" style:family="table-column">
      <style:table-column-properties fo:break-before="auto" style:column-width="2.3291in"/>
    </style:style>
    <style:style style:name="ro1" style:family="table-row">
      <style:table-row-properties style:row-height="0.86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>
      <style:text-properties style:font-name="Liberation Sans" style:font-name-asian="Droid Sans Fallback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Liberation Sans" style:font-name-asian="Droid Sans Fallback"/>
    </style:style>
    <style:style style:name="T2" style:family="text">
      <style:text-properties style:font-name-asian="Droid Sans Fallback"/>
    </style:style>
  </office:automatic-styles>
  <office:body>
    <office:spreadsheet>
      <table:table table:name="CarEval" table:style-name="ta1">
        <table:shapes>
          <draw:frame draw:z-index="0" draw:style-name="gr1" draw:text-style-name="P1" svg:width="4.9413in" svg:height="2.6701in" svg:x="4.6492in" svg:y="5.6248in">
            <draw:object draw:notify-on-update-of-ranges="CarEval.A3:CarEval.A22 CarEval.C2:CarEval.C2 CarEval.C3:CarEval.C22 CarEval.A3:CarEval.A22 CarEval.E2:CarEval.E2 CarEval.E3:CarEval.E22 CarEval.A3:CarEval.A22 CarEval.G2:CarEval.G2 CarEval.G3:CarEval.G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.5969in" svg:height="2.8803in" svg:x="0.0575in" svg:y="5.5366in">
            <draw:object draw:notify-on-update-of-ranges="CarEval.A24:CarEval.A26 CarEval.C2:CarEval.C2 CarEval.C24:CarEval.C26 CarEval.E2:CarEval.E2 CarEval.E24:CarEval.E26 CarEval.G2:CarEval.G2 CarEval.G24:CarEval.G2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96in" svg:height="3.5417in" svg:x="3.0811in" svg:y="9.1559in">
            <draw:object draw:notify-on-update-of-ranges="CarEval.A50:CarEval.A80 CarEval.B49:CarEval.B49 CarEval.B50:CarEval.B80"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3" draw:style-name="gr1" draw:text-style-name="P1" svg:width="5.3307in" svg:height="3.3854in" svg:x="0.2256in" svg:y="21.9803in">
            <draw:object draw:notify-on-update-of-ranges="CarEval.A83:CarEval.A113 CarEval.B82:CarEval.B82 CarEval.B83:CarEval.B113 CarEval.A83:CarEval.A113 CarEval.D82:CarEval.D82 CarEval.D83:CarEval.D113 CarEval.A83:CarEval.A113 CarEval.E82:CarEval.E82 CarEval.E83:CarEval.E113 CarEval.A83:CarEval.A113 CarEval.F82:CarEval.F82 CarEval.F83:CarEval.F113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4" draw:style-name="gr1" draw:text-style-name="P1" svg:width="6.2988in" svg:height="3.5429in" svg:x="5.6453in" svg:y="21.9402in">
            <draw:object draw:notify-on-update-of-ranges="CarEval.A83:CarEval.A110 CarEval.B82:CarEval.B82 CarEval.B83:CarEval.B110 CarEval.A83:CarEval.A110 CarEval.D82:CarEval.D82 CarEval.D83:CarEval.D110 CarEval.A83:CarEval.A110 CarEval.E82:CarEval.E82 CarEval.E83:CarEval.E110 CarEval.A83:CarEval.A110 CarEval.F82:CarEval.F82 CarEval.F83:CarEval.F110"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5" draw:style-name="gr1" draw:text-style-name="P1" svg:width="5.6543in" svg:height="3.4161in" svg:x="0.0094in" svg:y="25.4059in">
            <draw:object draw:notify-on-update-of-ranges="CarEval.A83:CarEval.A105 CarEval.B82:CarEval.B82 CarEval.B83:CarEval.B105 CarEval.A83:CarEval.A105 CarEval.D82:CarEval.D82 CarEval.D83:CarEval.D105 CarEval.A83:CarEval.A105 CarEval.E82:CarEval.E82 CarEval.E83:CarEval.E105 CarEval.A83:CarEval.A105 CarEval.F82:CarEval.F82 CarEval.F83:CarEval.F105"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6" draw:style-name="gr1" draw:text-style-name="P1" svg:width="6.2988in" svg:height="3.5429in" svg:x="5.6453in" svg:y="25.4047in">
            <draw:object draw:notify-on-update-of-ranges="CarEval.A83:CarEval.A102 CarEval.B82:CarEval.B82 CarEval.B83:CarEval.B102 CarEval.A83:CarEval.A102 CarEval.D82:CarEval.D82 CarEval.D83:CarEval.D102 CarEval.A83:CarEval.A102 CarEval.E82:CarEval.E82 CarEval.E83:CarEval.E102 CarEval.A83:CarEval.A102 CarEval.F82:CarEval.F82 CarEval.F83:CarEval.F102" xlink:href="./Object 62" xlink:type="simple" xlink:show="embed" xlink:actuate="onLoad"/>
            <draw:image xlink:href="./ObjectReplacements/Object 6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Car Evaluation, MaxLearn, UIUP PLP-trees (Training: 1000 examples, Testing: 1000 examples, TestingExtra: all examples except the training 1000)</text:p>
            <text:p>#Attributes: 6</text:p>
            <text:p>#Outcomes: 1728</text:p>
            <text:p>#Users: 1</text:p>
            <text:p>#Examples: 682721</text:p>
          </table:table-cell>
          <table:covered-table-cell table:number-columns-repeated="4" table:style-name="ce1"/>
          <table:covered-table-cell table:number-columns-repeated="4"/>
        </table:table-row>
        <table:table-row table:style-name="ro2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Training#</text:p>
          </table:table-cell>
          <table:table-cell table:style-name="ce1" office:value-type="string" calcext:value-type="string">
            <text:p>Training%</text:p>
          </table:table-cell>
          <table:table-cell table:style-name="ce2" office:value-type="string" calcext:value-type="string">
            <text:p>Testing#</text:p>
          </table:table-cell>
          <table:table-cell table:style-name="ce1" office:value-type="string" calcext:value-type="string">
            <text:p>Testing%</text:p>
          </table:table-cell>
          <table:table-cell office:value-type="string" calcext:value-type="string">
            <text:p>TestingExtra#</text:p>
          </table:table-cell>
          <table:table-cell office:value-type="string" calcext:value-type="string">
            <text:p>TestingExtra%</text:p>
          </table:table-cell>
          <table:table-cell table:number-columns-repeated="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870" calcext:value-type="float">
            <text:p>870</text:p>
          </table:table-cell>
          <table:table-cell table:style-name="ce1" table:formula="of:=[.B3]/1000" office:value-type="float" office:value="0.87" calcext:value-type="float">
            <text:p>0.87</text:p>
          </table:table-cell>
          <table:table-cell table:style-name="ce1" office:value-type="float" office:value="856" calcext:value-type="float">
            <text:p>856</text:p>
          </table:table-cell>
          <table:table-cell table:style-name="ce1" table:formula="of:=[.D3]/1000" office:value-type="float" office:value="0.856" calcext:value-type="float">
            <text:p>0.856</text:p>
          </table:table-cell>
          <table:table-cell office:value-type="float" office:value="583676" calcext:value-type="float">
            <text:p>583676</text:p>
          </table:table-cell>
          <table:table-cell table:formula="of:=[.F3]/681721" office:value-type="float" office:value="0.856180167546548" calcext:value-type="float">
            <text:p>0.8561801675</text:p>
          </table:table-cell>
          <table:table-cell table:number-columns-repeated="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867" calcext:value-type="float">
            <text:p>867</text:p>
          </table:table-cell>
          <table:table-cell table:style-name="ce1" table:formula="of:=[.B4]/1000" office:value-type="float" office:value="0.867" calcext:value-type="float">
            <text:p>0.867</text:p>
          </table:table-cell>
          <table:table-cell table:style-name="ce1" office:value-type="float" office:value="826" calcext:value-type="float">
            <text:p>826</text:p>
          </table:table-cell>
          <table:table-cell table:style-name="ce1" table:formula="of:=[.D4]/1000" office:value-type="float" office:value="0.826" calcext:value-type="float">
            <text:p>0.826</text:p>
          </table:table-cell>
          <table:table-cell office:value-type="float" office:value="584058" calcext:value-type="float">
            <text:p>584058</text:p>
          </table:table-cell>
          <table:table-cell table:formula="of:=[.F4]/681721" office:value-type="float" office:value="0.856740514081274" calcext:value-type="float">
            <text:p>0.8567405141</text:p>
          </table:table-cell>
          <table:table-cell table:number-columns-repeated="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860" calcext:value-type="float">
            <text:p>860</text:p>
          </table:table-cell>
          <table:table-cell table:style-name="ce1" table:formula="of:=[.B5]/1000" office:value-type="float" office:value="0.86" calcext:value-type="float">
            <text:p>0.86</text:p>
          </table:table-cell>
          <table:table-cell table:style-name="ce1" office:value-type="float" office:value="857" calcext:value-type="float">
            <text:p>857</text:p>
          </table:table-cell>
          <table:table-cell table:style-name="ce1" table:formula="of:=[.D5]/1000" office:value-type="float" office:value="0.857" calcext:value-type="float">
            <text:p>0.857</text:p>
          </table:table-cell>
          <table:table-cell office:value-type="float" office:value="582847" calcext:value-type="float">
            <text:p>582847</text:p>
          </table:table-cell>
          <table:table-cell table:formula="of:=[.F5]/681721" office:value-type="float" office:value="0.854964127553647" calcext:value-type="float">
            <text:p>0.8549641276</text:p>
          </table:table-cell>
          <table:table-cell table:number-columns-repeated="2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868" calcext:value-type="float">
            <text:p>868</text:p>
          </table:table-cell>
          <table:table-cell table:style-name="ce1" table:formula="of:=[.B6]/1000" office:value-type="float" office:value="0.868" calcext:value-type="float">
            <text:p>0.868</text:p>
          </table:table-cell>
          <table:table-cell table:style-name="ce1" office:value-type="float" office:value="838" calcext:value-type="float">
            <text:p>838</text:p>
          </table:table-cell>
          <table:table-cell table:style-name="ce1" table:formula="of:=[.D6]/1000" office:value-type="float" office:value="0.838" calcext:value-type="float">
            <text:p>0.838</text:p>
          </table:table-cell>
          <table:table-cell office:value-type="float" office:value="585107" calcext:value-type="float">
            <text:p>585107</text:p>
          </table:table-cell>
          <table:table-cell table:formula="of:=[.F6]/681721" office:value-type="float" office:value="0.858279266738152" calcext:value-type="float">
            <text:p>0.8582792667</text:p>
          </table:table-cell>
          <table:table-cell table:number-columns-repeated="2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870" calcext:value-type="float">
            <text:p>870</text:p>
          </table:table-cell>
          <table:table-cell table:style-name="ce1" table:formula="of:=[.B7]/1000" office:value-type="float" office:value="0.87" calcext:value-type="float">
            <text:p>0.87</text:p>
          </table:table-cell>
          <table:table-cell table:style-name="ce1" office:value-type="float" office:value="857" calcext:value-type="float">
            <text:p>857</text:p>
          </table:table-cell>
          <table:table-cell table:style-name="ce1" table:formula="of:=[.D7]/1000" office:value-type="float" office:value="0.857" calcext:value-type="float">
            <text:p>0.857</text:p>
          </table:table-cell>
          <table:table-cell office:value-type="float" office:value="581896" calcext:value-type="float">
            <text:p>581896</text:p>
          </table:table-cell>
          <table:table-cell table:formula="of:=[.F7]/681721" office:value-type="float" office:value="0.853569128719813" calcext:value-type="float">
            <text:p>0.8535691287</text:p>
          </table:table-cell>
          <table:table-cell table:number-columns-repeated="2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855" calcext:value-type="float">
            <text:p>855</text:p>
          </table:table-cell>
          <table:table-cell table:style-name="ce1" table:formula="of:=[.B8]/1000" office:value-type="float" office:value="0.855" calcext:value-type="float">
            <text:p>0.855</text:p>
          </table:table-cell>
          <table:table-cell table:style-name="ce1" office:value-type="float" office:value="837" calcext:value-type="float">
            <text:p>837</text:p>
          </table:table-cell>
          <table:table-cell table:style-name="ce1" table:formula="of:=[.D8]/1000" office:value-type="float" office:value="0.837" calcext:value-type="float">
            <text:p>0.837</text:p>
          </table:table-cell>
          <table:table-cell office:value-type="float" office:value="578584" calcext:value-type="float">
            <text:p>578584</text:p>
          </table:table-cell>
          <table:table-cell table:formula="of:=[.F8]/681721" office:value-type="float" office:value="0.848710836251194" calcext:value-type="float">
            <text:p>0.8487108363</text:p>
          </table:table-cell>
          <table:table-cell table:number-columns-repeated="2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868" calcext:value-type="float">
            <text:p>868</text:p>
          </table:table-cell>
          <table:table-cell table:style-name="ce1" table:formula="of:=[.B9]/1000" office:value-type="float" office:value="0.868" calcext:value-type="float">
            <text:p>0.868</text:p>
          </table:table-cell>
          <table:table-cell table:style-name="ce1" office:value-type="float" office:value="843" calcext:value-type="float">
            <text:p>843</text:p>
          </table:table-cell>
          <table:table-cell table:style-name="ce1" table:formula="of:=[.D9]/1000" office:value-type="float" office:value="0.843" calcext:value-type="float">
            <text:p>0.843</text:p>
          </table:table-cell>
          <table:table-cell office:value-type="float" office:value="579034" calcext:value-type="float">
            <text:p>579034</text:p>
          </table:table-cell>
          <table:table-cell table:formula="of:=[.F9]/681721" office:value-type="float" office:value="0.849370930336604" calcext:value-type="float">
            <text:p>0.8493709303</text:p>
          </table:table-cell>
          <table:table-cell table:number-columns-repeated="2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863" calcext:value-type="float">
            <text:p>863</text:p>
          </table:table-cell>
          <table:table-cell table:style-name="ce1" table:formula="of:=[.B10]/1000" office:value-type="float" office:value="0.863" calcext:value-type="float">
            <text:p>0.863</text:p>
          </table:table-cell>
          <table:table-cell table:style-name="ce1" office:value-type="float" office:value="852" calcext:value-type="float">
            <text:p>852</text:p>
          </table:table-cell>
          <table:table-cell table:style-name="ce1" table:formula="of:=[.D10]/1000" office:value-type="float" office:value="0.852" calcext:value-type="float">
            <text:p>0.852</text:p>
          </table:table-cell>
          <table:table-cell office:value-type="float" office:value="582116" calcext:value-type="float">
            <text:p>582116</text:p>
          </table:table-cell>
          <table:table-cell table:formula="of:=[.F10]/681721" office:value-type="float" office:value="0.853891841383792" calcext:value-type="float">
            <text:p>0.8538918414</text:p>
          </table:table-cell>
          <table:table-cell table:number-columns-repeated="2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865" calcext:value-type="float">
            <text:p>865</text:p>
          </table:table-cell>
          <table:table-cell table:style-name="ce1" table:formula="of:=[.B11]/1000" office:value-type="float" office:value="0.865" calcext:value-type="float">
            <text:p>0.865</text:p>
          </table:table-cell>
          <table:table-cell table:style-name="ce1" office:value-type="float" office:value="851" calcext:value-type="float">
            <text:p>851</text:p>
          </table:table-cell>
          <table:table-cell table:style-name="ce1" table:formula="of:=[.D11]/1000" office:value-type="float" office:value="0.851" calcext:value-type="float">
            <text:p>0.851</text:p>
          </table:table-cell>
          <table:table-cell office:value-type="float" office:value="580322" calcext:value-type="float">
            <text:p>580322</text:p>
          </table:table-cell>
          <table:table-cell table:formula="of:=[.F11]/681721" office:value-type="float" office:value="0.851260266296623" calcext:value-type="float">
            <text:p>0.8512602663</text:p>
          </table:table-cell>
          <table:table-cell table:number-columns-repeated="2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846" calcext:value-type="float">
            <text:p>846</text:p>
          </table:table-cell>
          <table:table-cell table:style-name="ce1" table:formula="of:=[.B12]/1000" office:value-type="float" office:value="0.846" calcext:value-type="float">
            <text:p>0.846</text:p>
          </table:table-cell>
          <table:table-cell table:style-name="ce1" office:value-type="float" office:value="861" calcext:value-type="float">
            <text:p>861</text:p>
          </table:table-cell>
          <table:table-cell table:style-name="ce1" table:formula="of:=[.D12]/1000" office:value-type="float" office:value="0.861" calcext:value-type="float">
            <text:p>0.861</text:p>
          </table:table-cell>
          <table:table-cell office:value-type="float" office:value="581428" calcext:value-type="float">
            <text:p>581428</text:p>
          </table:table-cell>
          <table:table-cell table:formula="of:=[.F12]/681721" office:value-type="float" office:value="0.852882630870987" calcext:value-type="float">
            <text:p>0.8528826309</text:p>
          </table:table-cell>
          <table:table-cell table:number-columns-repeated="2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860" calcext:value-type="float">
            <text:p>860</text:p>
          </table:table-cell>
          <table:table-cell table:style-name="ce1" table:formula="of:=[.B13]/1000" office:value-type="float" office:value="0.86" calcext:value-type="float">
            <text:p>0.86</text:p>
          </table:table-cell>
          <table:table-cell table:style-name="ce1" office:value-type="float" office:value="856" calcext:value-type="float">
            <text:p>856</text:p>
          </table:table-cell>
          <table:table-cell table:style-name="ce1" table:formula="of:=[.D13]/1000" office:value-type="float" office:value="0.856" calcext:value-type="float">
            <text:p>0.856</text:p>
          </table:table-cell>
          <table:table-cell office:value-type="float" office:value="579971" calcext:value-type="float">
            <text:p>579971</text:p>
          </table:table-cell>
          <table:table-cell table:formula="of:=[.F13]/681721" office:value-type="float" office:value="0.850745392910003" calcext:value-type="float">
            <text:p>0.8507453929</text:p>
          </table:table-cell>
          <table:table-cell table:number-columns-repeated="2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859" calcext:value-type="float">
            <text:p>859</text:p>
          </table:table-cell>
          <table:table-cell table:style-name="ce1" table:formula="of:=[.B14]/1000" office:value-type="float" office:value="0.859" calcext:value-type="float">
            <text:p>0.859</text:p>
          </table:table-cell>
          <table:table-cell table:style-name="ce1" office:value-type="float" office:value="849" calcext:value-type="float">
            <text:p>849</text:p>
          </table:table-cell>
          <table:table-cell table:style-name="ce1" table:formula="of:=[.D14]/1000" office:value-type="float" office:value="0.849" calcext:value-type="float">
            <text:p>0.849</text:p>
          </table:table-cell>
          <table:table-cell office:value-type="float" office:value="576687" calcext:value-type="float">
            <text:p>576687</text:p>
          </table:table-cell>
          <table:table-cell table:formula="of:=[.F14]/681721" office:value-type="float" office:value="0.845928172962253" calcext:value-type="float">
            <text:p>0.845928173</text:p>
          </table:table-cell>
          <table:table-cell table:number-columns-repeated="2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float" office:value="829" calcext:value-type="float">
            <text:p>829</text:p>
          </table:table-cell>
          <table:table-cell table:style-name="ce1" table:formula="of:=[.B15]/1000" office:value-type="float" office:value="0.829" calcext:value-type="float">
            <text:p>0.829</text:p>
          </table:table-cell>
          <table:table-cell table:style-name="ce1" office:value-type="float" office:value="853" calcext:value-type="float">
            <text:p>853</text:p>
          </table:table-cell>
          <table:table-cell table:style-name="ce1" table:formula="of:=[.D15]/1000" office:value-type="float" office:value="0.853" calcext:value-type="float">
            <text:p>0.853</text:p>
          </table:table-cell>
          <table:table-cell office:value-type="float" office:value="579578" calcext:value-type="float">
            <text:p>579578</text:p>
          </table:table-cell>
          <table:table-cell table:formula="of:=[.F15]/681721" office:value-type="float" office:value="0.850168910742078" calcext:value-type="float">
            <text:p>0.8501689107</text:p>
          </table:table-cell>
          <table:table-cell table:number-columns-repeated="2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float" office:value="850" calcext:value-type="float">
            <text:p>850</text:p>
          </table:table-cell>
          <table:table-cell table:style-name="ce1" table:formula="of:=[.B16]/1000" office:value-type="float" office:value="0.85" calcext:value-type="float">
            <text:p>0.85</text:p>
          </table:table-cell>
          <table:table-cell table:style-name="ce1" office:value-type="float" office:value="861" calcext:value-type="float">
            <text:p>861</text:p>
          </table:table-cell>
          <table:table-cell table:style-name="ce1" table:formula="of:=[.D16]/1000" office:value-type="float" office:value="0.861" calcext:value-type="float">
            <text:p>0.861</text:p>
          </table:table-cell>
          <table:table-cell office:value-type="float" office:value="585301" calcext:value-type="float">
            <text:p>585301</text:p>
          </table:table-cell>
          <table:table-cell table:formula="of:=[.F16]/681721" office:value-type="float" office:value="0.858563840632752" calcext:value-type="float">
            <text:p>0.8585638406</text:p>
          </table:table-cell>
          <table:table-cell table:number-columns-repeated="2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864" calcext:value-type="float">
            <text:p>864</text:p>
          </table:table-cell>
          <table:table-cell table:style-name="ce1" table:formula="of:=[.B17]/1000" office:value-type="float" office:value="0.864" calcext:value-type="float">
            <text:p>0.864</text:p>
          </table:table-cell>
          <table:table-cell table:style-name="ce1" office:value-type="float" office:value="873" calcext:value-type="float">
            <text:p>873</text:p>
          </table:table-cell>
          <table:table-cell table:style-name="ce1" table:formula="of:=[.D17]/1000" office:value-type="float" office:value="0.873" calcext:value-type="float">
            <text:p>0.873</text:p>
          </table:table-cell>
          <table:table-cell office:value-type="float" office:value="582974" calcext:value-type="float">
            <text:p>582974</text:p>
          </table:table-cell>
          <table:table-cell table:formula="of:=[.F17]/681721" office:value-type="float" office:value="0.855150420773308" calcext:value-type="float">
            <text:p>0.8551504208</text:p>
          </table:table-cell>
          <table:table-cell table:number-columns-repeated="2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868" calcext:value-type="float">
            <text:p>868</text:p>
          </table:table-cell>
          <table:table-cell table:style-name="ce1" table:formula="of:=[.B18]/1000" office:value-type="float" office:value="0.868" calcext:value-type="float">
            <text:p>0.868</text:p>
          </table:table-cell>
          <table:table-cell table:style-name="ce1" office:value-type="float" office:value="847" calcext:value-type="float">
            <text:p>847</text:p>
          </table:table-cell>
          <table:table-cell table:style-name="ce1" table:formula="of:=[.D18]/1000" office:value-type="float" office:value="0.847" calcext:value-type="float">
            <text:p>0.847</text:p>
          </table:table-cell>
          <table:table-cell office:value-type="float" office:value="581705" calcext:value-type="float">
            <text:p>581705</text:p>
          </table:table-cell>
          <table:table-cell table:formula="of:=[.F18]/681721" office:value-type="float" office:value="0.853288955452451" calcext:value-type="float">
            <text:p>0.8532889555</text:p>
          </table:table-cell>
          <table:table-cell table:number-columns-repeated="2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float" office:value="865" calcext:value-type="float">
            <text:p>865</text:p>
          </table:table-cell>
          <table:table-cell table:style-name="ce1" table:formula="of:=[.B19]/1000" office:value-type="float" office:value="0.865" calcext:value-type="float">
            <text:p>0.865</text:p>
          </table:table-cell>
          <table:table-cell table:style-name="ce1" office:value-type="float" office:value="852" calcext:value-type="float">
            <text:p>852</text:p>
          </table:table-cell>
          <table:table-cell table:style-name="ce1" table:formula="of:=[.D19]/1000" office:value-type="float" office:value="0.852" calcext:value-type="float">
            <text:p>0.852</text:p>
          </table:table-cell>
          <table:table-cell office:value-type="float" office:value="583020" calcext:value-type="float">
            <text:p>583020</text:p>
          </table:table-cell>
          <table:table-cell table:formula="of:=[.F19]/681721" office:value-type="float" office:value="0.855217897057594" calcext:value-type="float">
            <text:p>0.8552178971</text:p>
          </table:table-cell>
          <table:table-cell table:number-columns-repeated="2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847" calcext:value-type="float">
            <text:p>847</text:p>
          </table:table-cell>
          <table:table-cell table:style-name="ce1" table:formula="of:=[.B20]/1000" office:value-type="float" office:value="0.847" calcext:value-type="float">
            <text:p>0.847</text:p>
          </table:table-cell>
          <table:table-cell table:style-name="ce1" office:value-type="float" office:value="847" calcext:value-type="float">
            <text:p>847</text:p>
          </table:table-cell>
          <table:table-cell table:style-name="ce1" table:formula="of:=[.D20]/1000" office:value-type="float" office:value="0.847" calcext:value-type="float">
            <text:p>0.847</text:p>
          </table:table-cell>
          <table:table-cell office:value-type="float" office:value="579304" calcext:value-type="float">
            <text:p>579304</text:p>
          </table:table-cell>
          <table:table-cell table:formula="of:=[.F20]/681721" office:value-type="float" office:value="0.84976698678785" calcext:value-type="float">
            <text:p>0.8497669868</text:p>
          </table:table-cell>
          <table:table-cell table:number-columns-repeated="2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845" calcext:value-type="float">
            <text:p>845</text:p>
          </table:table-cell>
          <table:table-cell table:style-name="ce1" table:formula="of:=[.B21]/1000" office:value-type="float" office:value="0.845" calcext:value-type="float">
            <text:p>0.845</text:p>
          </table:table-cell>
          <table:table-cell table:style-name="ce1" office:value-type="float" office:value="868" calcext:value-type="float">
            <text:p>868</text:p>
          </table:table-cell>
          <table:table-cell table:style-name="ce1" table:formula="of:=[.D21]/1000" office:value-type="float" office:value="0.868" calcext:value-type="float">
            <text:p>0.868</text:p>
          </table:table-cell>
          <table:table-cell office:value-type="float" office:value="584773" calcext:value-type="float">
            <text:p>584773</text:p>
          </table:table-cell>
          <table:table-cell table:formula="of:=[.F21]/681721" office:value-type="float" office:value="0.857789330239203" calcext:value-type="float">
            <text:p>0.8577893302</text:p>
          </table:table-cell>
          <table:table-cell table:number-columns-repeated="2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864" calcext:value-type="float">
            <text:p>864</text:p>
          </table:table-cell>
          <table:table-cell table:style-name="ce1" table:formula="of:=[.B22]/1000" office:value-type="float" office:value="0.864" calcext:value-type="float">
            <text:p>0.864</text:p>
          </table:table-cell>
          <table:table-cell table:style-name="ce1" office:value-type="float" office:value="848" calcext:value-type="float">
            <text:p>848</text:p>
          </table:table-cell>
          <table:table-cell table:style-name="ce1" table:formula="of:=[.D22]/1000" office:value-type="float" office:value="0.848" calcext:value-type="float">
            <text:p>0.848</text:p>
          </table:table-cell>
          <table:table-cell office:value-type="float" office:value="582152" calcext:value-type="float">
            <text:p>582152</text:p>
          </table:table-cell>
          <table:table-cell table:formula="of:=[.F22]/681721" office:value-type="float" office:value="0.853944648910625" calcext:value-type="float">
            <text:p>0.8539446489</text:p>
          </table:table-cell>
          <table:table-cell table:number-columns-repeated="2"/>
        </table:table-row>
        <table:table-row table:style-name="ro2">
          <table:table-cell table:style-name="ce1" table:number-columns-repeated="5"/>
          <table:table-cell table:number-columns-repeated="4"/>
        </table:table-row>
        <table:table-row table:style-name="ro2">
          <table:table-cell table:style-name="ce1" office:value-type="string" calcext:value-type="string">
            <text:p>Avg</text:p>
          </table:table-cell>
          <table:table-cell table:style-name="ce1" table:formula="of:=SUM([.B3:.B22])/20" office:value-type="float" office:value="859.15" calcext:value-type="float">
            <text:p>859.15</text:p>
          </table:table-cell>
          <table:table-cell table:style-name="ce1" table:formula="of:=SUM([.C3:.C22])/20" office:value-type="float" office:value="0.85915" calcext:value-type="float">
            <text:p>0.85915</text:p>
          </table:table-cell>
          <table:table-cell table:style-name="ce2" table:formula="of:=SUM([.D3:.D22])/20" office:value-type="float" office:value="851.6" calcext:value-type="float">
            <text:p>851.6</text:p>
          </table:table-cell>
          <table:table-cell table:style-name="ce2" table:formula="of:=SUM([.E3:.E22])/20" office:value-type="float" office:value="0.8516" calcext:value-type="float">
            <text:p>0.8516</text:p>
          </table:table-cell>
          <table:table-cell table:style-name="ce2" table:formula="of:=SUM([.F3:.F22])/20" office:value-type="float" office:value="581726.65" calcext:value-type="float">
            <text:p>581726.65</text:p>
          </table:table-cell>
          <table:table-cell table:style-name="ce2" table:formula="of:=SUM([.G3:.G22])/20" office:value-type="float" office:value="0.853320713312337" calcext:value-type="float">
            <text:p>0.853320713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Max</text:p>
          </table:table-cell>
          <table:table-cell table:style-name="ce1" table:formula="of:=SUBTOTAL(4; [.B3:.B22])" office:value-type="float" office:value="870" calcext:value-type="float">
            <text:p>870</text:p>
          </table:table-cell>
          <table:table-cell table:style-name="ce1" table:formula="of:=SUBTOTAL(4; [.C3:.C22])" office:value-type="float" office:value="0.87" calcext:value-type="float">
            <text:p>0.87</text:p>
          </table:table-cell>
          <table:table-cell table:style-name="ce1" table:formula="of:=SUBTOTAL(4; [.D3:.D22])" office:value-type="float" office:value="873" calcext:value-type="float">
            <text:p>873</text:p>
          </table:table-cell>
          <table:table-cell table:style-name="ce1" table:formula="of:=SUBTOTAL(4; [.E3:.E22])" office:value-type="float" office:value="0.873" calcext:value-type="float">
            <text:p>0.873</text:p>
          </table:table-cell>
          <table:table-cell table:style-name="ce1" table:formula="of:=SUBTOTAL(4; [.F3:.F22])" office:value-type="float" office:value="585301" calcext:value-type="float">
            <text:p>585301</text:p>
          </table:table-cell>
          <table:table-cell table:style-name="ce1" table:formula="of:=SUBTOTAL(4; [.G3:.G22])" office:value-type="float" office:value="0.858563840632752" calcext:value-type="float">
            <text:p>0.8585638406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Min</text:p>
          </table:table-cell>
          <table:table-cell table:style-name="ce2" table:formula="of:=SUBTOTAL(5; [.B3:.B22])" office:value-type="float" office:value="829" calcext:value-type="float">
            <text:p>829</text:p>
          </table:table-cell>
          <table:table-cell table:style-name="ce2" table:formula="of:=SUBTOTAL(5; [.C3:.C22])" office:value-type="float" office:value="0.829" calcext:value-type="float">
            <text:p>0.829</text:p>
          </table:table-cell>
          <table:table-cell table:style-name="ce2" table:formula="of:=SUBTOTAL(5; [.D3:.D22])" office:value-type="float" office:value="826" calcext:value-type="float">
            <text:p>826</text:p>
          </table:table-cell>
          <table:table-cell table:style-name="ce2" table:formula="of:=SUBTOTAL(5; [.E3:.E22])" office:value-type="float" office:value="0.826" calcext:value-type="float">
            <text:p>0.826</text:p>
          </table:table-cell>
          <table:table-cell table:style-name="ce2" table:formula="of:=SUBTOTAL(5; [.F3:.F22])" office:value-type="float" office:value="576687" calcext:value-type="float">
            <text:p>576687</text:p>
          </table:table-cell>
          <table:table-cell table:style-name="ce2" table:formula="of:=SUBTOTAL(5; [.G3:.G22])" office:value-type="float" office:value="0.845928172962253" calcext:value-type="float">
            <text:p>0.845928173</text:p>
          </table:table-cell>
          <table:table-cell table:number-columns-repeated="2"/>
        </table:table-row>
        <table:table-row table:style-name="ro2" table:number-rows-repeated="21">
          <table:table-cell table:number-columns-repeated="9"/>
        </table:table-row>
        <table:table-row table:style-name="ro2">
          <table:table-cell office:value-type="string" calcext:value-type="string">
            <text:p>Experimentation ti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mpleSize</text:p>
          </table:table-cell>
          <table:table-cell office:value-type="string" calcext:value-type="string">
            <text:p>Time (s)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9515" calcext:value-type="float">
            <text:p>0.1951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1888" calcext:value-type="float">
            <text:p>0.1888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19815" calcext:value-type="float">
            <text:p>0.1981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2042" calcext:value-type="float">
            <text:p>0.2042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1885" calcext:value-type="float">
            <text:p>0.21885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2317" calcext:value-type="float">
            <text:p>0.2317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25115" calcext:value-type="float">
            <text:p>0.2511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30095" calcext:value-type="float">
            <text:p>0.30095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3549" calcext:value-type="float">
            <text:p>0.3549</text:p>
          </table:table-cell>
          <table:table-cell table:number-columns-repeated="7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" office:value-type="float" office:value="0.4518" calcext:value-type="float">
            <text:p>0.4518</text:p>
          </table:table-cell>
          <table:table-cell table:number-columns-repeated="7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3" office:value-type="float" office:value="1.1455" calcext:value-type="float">
            <text:p>1.1455</text:p>
          </table:table-cell>
          <table:table-cell table:number-columns-repeated="7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3" office:value-type="float" office:value="1.48165" calcext:value-type="float">
            <text:p>1.48165</text:p>
          </table:table-cell>
          <table:table-cell table:number-columns-repeated="7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3" office:value-type="float" office:value="2.0008" calcext:value-type="float">
            <text:p>2.0008</text:p>
          </table:table-cell>
          <table:table-cell table:number-columns-repeated="7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3" office:value-type="float" office:value="2.97055" calcext:value-type="float">
            <text:p>2.97055</text:p>
          </table:table-cell>
          <table:table-cell table:number-columns-repeated="7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3" office:value-type="float" office:value="3.4985" calcext:value-type="float">
            <text:p>3.4985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table:style-name="ce3" office:value-type="float" office:value="3.89835" calcext:value-type="float">
            <text:p>3.89835</text:p>
          </table:table-cell>
          <table:table-cell table:number-columns-repeated="7"/>
        </table:table-row>
        <table:table-row table:style-name="ro3">
          <table:table-cell office:value-type="float" office:value="80" calcext:value-type="float">
            <text:p>80</text:p>
          </table:table-cell>
          <table:table-cell table:style-name="ce3" office:value-type="float" office:value="3.81085" calcext:value-type="float">
            <text:p>3.81085</text:p>
          </table:table-cell>
          <table:table-cell table:number-columns-repeated="7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3" office:value-type="float" office:value="5.37315" calcext:value-type="float">
            <text:p>5.37315</text:p>
          </table:table-cell>
          <table:table-cell table:number-columns-repeated="7"/>
        </table:table-row>
        <table:table-row table:style-name="ro3">
          <table:table-cell office:value-type="float" office:value="100" calcext:value-type="float">
            <text:p>100</text:p>
          </table:table-cell>
          <table:table-cell table:style-name="ce3" office:value-type="float" office:value="6.4748" calcext:value-type="float">
            <text:p>6.4748</text:p>
          </table:table-cell>
          <table:table-cell table:number-columns-repeated="7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1.73005" calcext:value-type="float">
            <text:p>11.73005</text:p>
          </table:table-cell>
          <table:table-cell table:number-columns-repeated="7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22.075" calcext:value-type="float">
            <text:p>22.075</text:p>
          </table:table-cell>
          <table:table-cell table:number-columns-repeated="7"/>
        </table:table-row>
        <table:table-row table:style-name="ro3">
          <table:table-cell office:value-type="float" office:value="400" calcext:value-type="float">
            <text:p>400</text:p>
          </table:table-cell>
          <table:table-cell table:style-name="ce3" office:value-type="float" office:value="36.0269" calcext:value-type="float">
            <text:p>36.0269</text:p>
          </table:table-cell>
          <table:table-cell table:number-columns-repeated="7"/>
        </table:table-row>
        <table:table-row table:style-name="ro3">
          <table:table-cell office:value-type="float" office:value="500" calcext:value-type="float">
            <text:p>500</text:p>
          </table:table-cell>
          <table:table-cell table:style-name="ce3" office:value-type="float" office:value="49.2387" calcext:value-type="float">
            <text:p>49.2387</text:p>
          </table:table-cell>
          <table:table-cell table:number-columns-repeated="7"/>
        </table:table-row>
        <table:table-row table:style-name="ro3">
          <table:table-cell office:value-type="float" office:value="600" calcext:value-type="float">
            <text:p>600</text:p>
          </table:table-cell>
          <table:table-cell table:style-name="ce3" office:value-type="float" office:value="55.83385" calcext:value-type="float">
            <text:p>55.83385</text:p>
          </table:table-cell>
          <table:table-cell table:number-columns-repeated="7"/>
        </table:table-row>
        <table:table-row table:style-name="ro3">
          <table:table-cell office:value-type="float" office:value="700" calcext:value-type="float">
            <text:p>700</text:p>
          </table:table-cell>
          <table:table-cell table:style-name="ce3" office:value-type="float" office:value="77.0286" calcext:value-type="float">
            <text:p>77.0286</text:p>
          </table:table-cell>
          <table:table-cell table:number-columns-repeated="7"/>
        </table:table-row>
        <table:table-row table:style-name="ro3">
          <table:table-cell office:value-type="float" office:value="800" calcext:value-type="float">
            <text:p>800</text:p>
          </table:table-cell>
          <table:table-cell table:style-name="ce3" office:value-type="float" office:value="77.0898" calcext:value-type="float">
            <text:p>77.0898</text:p>
          </table:table-cell>
          <table:table-cell table:number-columns-repeated="7"/>
        </table:table-row>
        <table:table-row table:style-name="ro3">
          <table:table-cell office:value-type="float" office:value="900" calcext:value-type="float">
            <text:p>900</text:p>
          </table:table-cell>
          <table:table-cell table:style-name="ce3" office:value-type="float" office:value="96.67085" calcext:value-type="float">
            <text:p>96.67085</text:p>
          </table:table-cell>
          <table:table-cell table:number-columns-repeated="7"/>
        </table:table-row>
        <table:table-row table:style-name="ro3">
          <table:table-cell office:value-type="float" office:value="1000" calcext:value-type="float">
            <text:p>1000</text:p>
          </table:table-cell>
          <table:table-cell table:style-name="ce3" office:value-type="float" office:value="122.41935" calcext:value-type="float">
            <text:p>122.41935</text:p>
          </table:table-cell>
          <table:table-cell table:number-columns-repeated="7"/>
        </table:table-row>
        <table:table-row table:style-name="ro3">
          <table:table-cell office:value-type="float" office:value="2000" calcext:value-type="float">
            <text:p>2000</text:p>
          </table:table-cell>
          <table:table-cell table:style-name="ce3" office:value-type="float" office:value="334.59665" calcext:value-type="float">
            <text:p>334.59665</text:p>
          </table:table-cell>
          <table:table-cell table:number-columns-repeated="7"/>
        </table:table-row>
        <table:table-row table:style-name="ro3">
          <table:table-cell office:value-type="float" office:value="3000" calcext:value-type="float">
            <text:p>3000</text:p>
          </table:table-cell>
          <table:table-cell table:style-name="ce3" office:value-type="float" office:value="548.25795" calcext:value-type="float">
            <text:p>548.25795</text:p>
          </table:table-cell>
          <table:table-cell table:number-columns-repeated="7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820.2857" calcext:value-type="float">
            <text:p>820.2857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ampleSize</text:p>
          </table:table-cell>
          <table:table-cell office:value-type="string" calcext:value-type="string">
            <text:p>X-Training%</text:p>
          </table:table-cell>
          <table:table-cell office:value-type="string" calcext:value-type="string">
            <text:p>X-Testing%</text:p>
          </table:table-cell>
          <table:table-cell office:value-type="string" calcext:value-type="string">
            <text:p>X-TestingExtra%</text:p>
          </table:table-cell>
          <table:table-cell office:value-type="string" calcext:value-type="string">
            <text:p>MH-Training%</text:p>
          </table:table-cell>
          <table:table-cell office:value-type="string" calcext:value-type="string">
            <text:p>MH-TestingExtra%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49266" calcext:value-type="float">
            <text:p>0.49266</text:p>
          </table:table-cell>
          <table:table-cell office:value-type="float" office:value="1" calcext:value-type="float">
            <text:p>1</text:p>
          </table:table-cell>
          <table:table-cell office:value-type="float" office:value="0.390921" calcext:value-type="float">
            <text:p>0.39092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75" calcext:value-type="float">
            <text:p>0.575</text:p>
          </table:table-cell>
          <table:table-cell office:value-type="float" office:value="0.552305" calcext:value-type="float">
            <text:p>0.552305</text:p>
          </table:table-cell>
          <table:table-cell office:value-type="float" office:value="1" calcext:value-type="float">
            <text:p>1</text:p>
          </table:table-cell>
          <table:table-cell office:value-type="float" office:value="0.432937" calcext:value-type="float">
            <text:p>0.432937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00005" calcext:value-type="float">
            <text:p>0.500005</text:p>
          </table:table-cell>
          <table:table-cell office:value-type="float" office:value="0.582335" calcext:value-type="float">
            <text:p>0.582335</text:p>
          </table:table-cell>
          <table:table-cell office:value-type="float" office:value="0.95" calcext:value-type="float">
            <text:p>0.95</text:p>
          </table:table-cell>
          <table:table-cell office:value-type="float" office:value="0.442738" calcext:value-type="float">
            <text:p>0.442738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61537" calcext:value-type="float">
            <text:p>0.61537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483753" calcext:value-type="float">
            <text:p>0.483753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0.631895" calcext:value-type="float">
            <text:p>0.631895</text:p>
          </table:table-cell>
          <table:table-cell office:value-type="float" office:value="0.95" calcext:value-type="float">
            <text:p>0.95</text:p>
          </table:table-cell>
          <table:table-cell office:value-type="float" office:value="0.508952" calcext:value-type="float">
            <text:p>0.508952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00015" calcext:value-type="float">
            <text:p>0.600015</text:p>
          </table:table-cell>
          <table:table-cell office:value-type="float" office:value="0.612225" calcext:value-type="float">
            <text:p>0.612225</text:p>
          </table:table-cell>
          <table:table-cell office:value-type="float" office:value="0.941667" calcext:value-type="float">
            <text:p>0.941667</text:p>
          </table:table-cell>
          <table:table-cell office:value-type="float" office:value="0.547846" calcext:value-type="float">
            <text:p>0.547846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52857" calcext:value-type="float">
            <text:p>0.52857</text:p>
          </table:table-cell>
          <table:table-cell office:value-type="float" office:value="0.57182" calcext:value-type="float">
            <text:p>0.57182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547387" calcext:value-type="float">
            <text:p>0.547387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68185" calcext:value-type="float">
            <text:p>0.568185</text:p>
          </table:table-cell>
          <table:table-cell office:value-type="float" office:value="0.91875" calcext:value-type="float">
            <text:p>0.91875</text:p>
          </table:table-cell>
          <table:table-cell office:value-type="float" office:value="0.508456" calcext:value-type="float">
            <text:p>0.508456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983333" calcext:value-type="float">
            <text:p>0.983333</text:p>
          </table:table-cell>
          <table:table-cell office:value-type="float" office:value="0.58334" calcext:value-type="float">
            <text:p>0.58334</text:p>
          </table:table-cell>
          <table:table-cell office:value-type="float" office:value="0.609685" calcext:value-type="float">
            <text:p>0.609685</text:p>
          </table:table-cell>
          <table:table-cell office:value-type="float" office:value="0.938889" calcext:value-type="float">
            <text:p>0.938889</text:p>
          </table:table-cell>
          <table:table-cell office:value-type="float" office:value="0.592692" calcext:value-type="float">
            <text:p>0.592692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975" calcext:value-type="float">
            <text:p>0.975</text:p>
          </table:table-cell>
          <table:table-cell office:value-type="float" office:value="0.81" calcext:value-type="float">
            <text:p>0.81</text:p>
          </table:table-cell>
          <table:table-cell office:value-type="float" office:value="0.688245" calcext:value-type="float">
            <text:p>0.688245</text:p>
          </table:table-cell>
          <table:table-cell office:value-type="float" office:value="0.93" calcext:value-type="float">
            <text:p>0.93</text:p>
          </table:table-cell>
          <table:table-cell office:value-type="float" office:value="0.596348" calcext:value-type="float">
            <text:p>0.596348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915" calcext:value-type="float">
            <text:p>0.915</text:p>
          </table:table-cell>
          <table:table-cell office:value-type="float" office:value="0.73" calcext:value-type="float">
            <text:p>0.73</text:p>
          </table:table-cell>
          <table:table-cell office:value-type="float" office:value="0.71423" calcext:value-type="float">
            <text:p>0.71423</text:p>
          </table:table-cell>
          <table:table-cell office:value-type="float" office:value="0.8775" calcext:value-type="float">
            <text:p>0.8775</text:p>
          </table:table-cell>
          <table:table-cell office:value-type="float" office:value="0.67394" calcext:value-type="float">
            <text:p>0.67394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925" calcext:value-type="float">
            <text:p>0.925</text:p>
          </table:table-cell>
          <table:table-cell office:value-type="float" office:value="0.78166" calcext:value-type="float">
            <text:p>0.78166</text:p>
          </table:table-cell>
          <table:table-cell office:value-type="float" office:value="0.771715" calcext:value-type="float">
            <text:p>0.771715</text:p>
          </table:table-cell>
          <table:table-cell office:value-type="float" office:value="0.878333" calcext:value-type="float">
            <text:p>0.878333</text:p>
          </table:table-cell>
          <table:table-cell office:value-type="float" office:value="0.714212" calcext:value-type="float">
            <text:p>0.714212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925" calcext:value-type="float">
            <text:p>0.925</text:p>
          </table:table-cell>
          <table:table-cell office:value-type="float" office:value="0.795" calcext:value-type="float">
            <text:p>0.795</text:p>
          </table:table-cell>
          <table:table-cell office:value-type="float" office:value="0.78926" calcext:value-type="float">
            <text:p>0.78926</text:p>
          </table:table-cell>
          <table:table-cell office:value-type="float" office:value="0.8775" calcext:value-type="float">
            <text:p>0.8775</text:p>
          </table:table-cell>
          <table:table-cell office:value-type="float" office:value="0.746529" calcext:value-type="float">
            <text:p>0.746529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897" calcext:value-type="float">
            <text:p>0.897</text:p>
          </table:table-cell>
          <table:table-cell office:value-type="float" office:value="0.803" calcext:value-type="float">
            <text:p>0.803</text:p>
          </table:table-cell>
          <table:table-cell office:value-type="float" office:value="0.79474" calcext:value-type="float">
            <text:p>0.79474</text:p>
          </table:table-cell>
          <table:table-cell office:value-type="float" office:value="0.901" calcext:value-type="float">
            <text:p>0.901</text:p>
          </table:table-cell>
          <table:table-cell office:value-type="float" office:value="0.78164" calcext:value-type="float">
            <text:p>0.78164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901667" calcext:value-type="float">
            <text:p>0.901667</text:p>
          </table:table-cell>
          <table:table-cell office:value-type="float" office:value="0.819155" calcext:value-type="float">
            <text:p>0.819155</text:p>
          </table:table-cell>
          <table:table-cell office:value-type="float" office:value="0.80164" calcext:value-type="float">
            <text:p>0.80164</text:p>
          </table:table-cell>
          <table:table-cell office:value-type="float" office:value="0.870833" calcext:value-type="float">
            <text:p>0.870833</text:p>
          </table:table-cell>
          <table:table-cell office:value-type="float" office:value="0.767694" calcext:value-type="float">
            <text:p>0.767694</text:p>
          </table:table-cell>
          <table:table-cell table:number-columns-repeated="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884286" calcext:value-type="float">
            <text:p>0.884286</text:p>
          </table:table-cell>
          <table:table-cell office:value-type="float" office:value="0.81071" calcext:value-type="float">
            <text:p>0.81071</text:p>
          </table:table-cell>
          <table:table-cell office:value-type="float" office:value="0.797565" calcext:value-type="float">
            <text:p>0.797565</text:p>
          </table:table-cell>
          <table:table-cell office:value-type="float" office:value="0.870714" calcext:value-type="float">
            <text:p>0.870714</text:p>
          </table:table-cell>
          <table:table-cell office:value-type="float" office:value="0.768265" calcext:value-type="float">
            <text:p>0.768265</text:p>
          </table:table-cell>
          <table:table-cell table:number-columns-repeated="3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886875" calcext:value-type="float">
            <text:p>0.886875</text:p>
          </table:table-cell>
          <table:table-cell office:value-type="float" office:value="0.82375" calcext:value-type="float">
            <text:p>0.82375</text:p>
          </table:table-cell>
          <table:table-cell office:value-type="float" office:value="0.809755" calcext:value-type="float">
            <text:p>0.80975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00082" calcext:value-type="float">
            <text:p>0.800082</text:p>
          </table:table-cell>
          <table:table-cell table:number-columns-repeated="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883889" calcext:value-type="float">
            <text:p>0.883889</text:p>
          </table:table-cell>
          <table:table-cell office:value-type="float" office:value="0.826665" calcext:value-type="float">
            <text:p>0.826665</text:p>
          </table:table-cell>
          <table:table-cell office:value-type="float" office:value="0.80833" calcext:value-type="float">
            <text:p>0.80833</text:p>
          </table:table-cell>
          <table:table-cell office:value-type="float" office:value="0.868889" calcext:value-type="float">
            <text:p>0.868889</text:p>
          </table:table-cell>
          <table:table-cell office:value-type="float" office:value="0.792168" calcext:value-type="float">
            <text:p>0.792168</text:p>
          </table:table-cell>
          <table:table-cell table:number-columns-repeated="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8705" calcext:value-type="float">
            <text:p>0.870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812405" calcext:value-type="float">
            <text:p>0.812405</text:p>
          </table:table-cell>
          <table:table-cell office:value-type="float" office:value="0.8665" calcext:value-type="float">
            <text:p>0.8665</text:p>
          </table:table-cell>
          <table:table-cell office:value-type="float" office:value="0.79221" calcext:value-type="float">
            <text:p>0.79221</text:p>
          </table:table-cell>
          <table:table-cell table:number-columns-repeated="3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8825" calcext:value-type="float">
            <text:p>0.8825</text:p>
          </table:table-cell>
          <table:table-cell office:value-type="float" office:value="0.84075" calcext:value-type="float">
            <text:p>0.84075</text:p>
          </table:table-cell>
          <table:table-cell office:value-type="float" office:value="0.833655" calcext:value-type="float">
            <text:p>0.833655</text:p>
          </table:table-cell>
          <table:table-cell office:value-type="float" office:value="0.87075" calcext:value-type="float">
            <text:p>0.87075</text:p>
          </table:table-cell>
          <table:table-cell office:value-type="float" office:value="0.82926" calcext:value-type="float">
            <text:p>0.82926</text:p>
          </table:table-cell>
          <table:table-cell table:number-columns-repeated="3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0.874333" calcext:value-type="float">
            <text:p>0.874333</text:p>
          </table:table-cell>
          <table:table-cell office:value-type="float" office:value="0.85367" calcext:value-type="float">
            <text:p>0.85367</text:p>
          </table:table-cell>
          <table:table-cell office:value-type="float" office:value="0.84238" calcext:value-type="float">
            <text:p>0.84238</text:p>
          </table:table-cell>
          <table:table-cell office:value-type="float" office:value="0.869333" calcext:value-type="float">
            <text:p>0.869333</text:p>
          </table:table-cell>
          <table:table-cell office:value-type="float" office:value="0.840369" calcext:value-type="float">
            <text:p>0.840369</text:p>
          </table:table-cell>
          <table:table-cell table:number-columns-repeated="3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0.863125" calcext:value-type="float">
            <text:p>0.863125</text:p>
          </table:table-cell>
          <table:table-cell office:value-type="float" office:value="0.85375" calcext:value-type="float">
            <text:p>0.85375</text:p>
          </table:table-cell>
          <table:table-cell office:value-type="float" office:value="0.84831" calcext:value-type="float">
            <text:p>0.84831</text:p>
          </table:table-cell>
          <table:table-cell office:value-type="float" office:value="0.861125" calcext:value-type="float">
            <text:p>0.861125</text:p>
          </table:table-cell>
          <table:table-cell office:value-type="float" office:value="0.843694" calcext:value-type="float">
            <text:p>0.843694</text:p>
          </table:table-cell>
          <table:table-cell table:number-columns-repeated="3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8606" calcext:value-type="float">
            <text:p>0.8606</text:p>
          </table:table-cell>
          <table:table-cell office:value-type="float" office:value="0.8444" calcext:value-type="float">
            <text:p>0.8444</text:p>
          </table:table-cell>
          <table:table-cell office:value-type="float" office:value="0.850055" calcext:value-type="float">
            <text:p>0.850055</text:p>
          </table:table-cell>
          <table:table-cell office:value-type="float" office:value="0.8644" calcext:value-type="float">
            <text:p>0.8644</text:p>
          </table:table-cell>
          <table:table-cell office:value-type="float" office:value="0.843711" calcext:value-type="float">
            <text:p>0.843711</text:p>
          </table:table-cell>
          <table:table-cell table:number-columns-repeated="3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0.867" calcext:value-type="float">
            <text:p>0.867</text:p>
          </table:table-cell>
          <table:table-cell office:value-type="float" office:value="0.852835" calcext:value-type="float">
            <text:p>0.852835</text:p>
          </table:table-cell>
          <table:table-cell office:value-type="float" office:value="0.851745" calcext:value-type="float">
            <text:p>0.851745</text:p>
          </table:table-cell>
          <table:table-cell office:value-type="float" office:value="0.858167" calcext:value-type="float">
            <text:p>0.858167</text:p>
          </table:table-cell>
          <table:table-cell office:value-type="float" office:value="0.848625" calcext:value-type="float">
            <text:p>0.848625</text:p>
          </table:table-cell>
          <table:table-cell table:number-columns-repeated="3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0.859928" calcext:value-type="float">
            <text:p>0.859928</text:p>
          </table:table-cell>
          <table:table-cell office:value-type="float" office:value="0.848505" calcext:value-type="float">
            <text:p>0.848505</text:p>
          </table:table-cell>
          <table:table-cell office:value-type="float" office:value="0.85158" calcext:value-type="float">
            <text:p>0.85158</text:p>
          </table:table-cell>
          <table:table-cell office:value-type="float" office:value="0.8585" calcext:value-type="float">
            <text:p>0.8585</text:p>
          </table:table-cell>
          <table:table-cell office:value-type="float" office:value="0.84863" calcext:value-type="float">
            <text:p>0.84863</text:p>
          </table:table-cell>
          <table:table-cell table:number-columns-repeated="3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0.86275" calcext:value-type="float">
            <text:p>0.86275</text:p>
          </table:table-cell>
          <table:table-cell office:value-type="float" office:value="0.850385" calcext:value-type="float">
            <text:p>0.850385</text:p>
          </table:table-cell>
          <table:table-cell office:value-type="float" office:value="0.85176" calcext:value-type="float">
            <text:p>0.85176</text:p>
          </table:table-cell>
          <table:table-cell office:value-type="float" office:value="0.853188" calcext:value-type="float">
            <text:p>0.853188</text:p>
          </table:table-cell>
          <table:table-cell office:value-type="float" office:value="0.847711" calcext:value-type="float">
            <text:p>0.847711</text:p>
          </table:table-cell>
          <table:table-cell table:number-columns-repeated="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0.863111" calcext:value-type="float">
            <text:p>0.863111</text:p>
          </table:table-cell>
          <table:table-cell office:value-type="float" office:value="0.845845" calcext:value-type="float">
            <text:p>0.845845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864778" calcext:value-type="float">
            <text:p>0.864778</text:p>
          </table:table-cell>
          <table:table-cell office:value-type="float" office:value="0.852093" calcext:value-type="float">
            <text:p>0.852093</text:p>
          </table:table-cell>
          <table:table-cell table:number-columns-repeated="3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8634" calcext:value-type="float">
            <text:p>0.8634</text:p>
          </table:table-cell>
          <table:table-cell office:value-type="float" office:value="0.852" calcext:value-type="float">
            <text:p>0.852</text:p>
          </table:table-cell>
          <table:table-cell office:value-type="float" office:value="0.853435" calcext:value-type="float">
            <text:p>0.853435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851298" calcext:value-type="float">
            <text:p>0.851298</text:p>
          </table:table-cell>
          <table:table-cell table:number-columns-repeated="3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860625" calcext:value-type="float">
            <text:p>0.860625</text:p>
          </table:table-cell>
          <table:table-cell office:value-type="float" office:value="0.856575" calcext:value-type="float">
            <text:p>0.856575</text:p>
          </table:table-cell>
          <table:table-cell office:value-type="float" office:value="0.855855" calcext:value-type="float">
            <text:p>0.855855</text:p>
          </table:table-cell>
          <table:table-cell office:value-type="float" office:value="0.8588" calcext:value-type="float">
            <text:p>0.8588</text:p>
          </table:table-cell>
          <table:table-cell office:value-type="float" office:value="0.855158" calcext:value-type="float">
            <text:p>0.855158</text:p>
          </table:table-cell>
          <table:table-cell table:number-columns-repeated="3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0.8586" calcext:value-type="float">
            <text:p>0.8586</text:p>
          </table:table-cell>
          <table:table-cell office:value-type="float" office:value="0.857865" calcext:value-type="float">
            <text:p>0.857865</text:p>
          </table:table-cell>
          <table:table-cell office:value-type="float" office:value="0.85639" calcext:value-type="float">
            <text:p>0.85639</text:p>
          </table:table-cell>
          <table:table-cell office:value-type="float" office:value="0.85815" calcext:value-type="float">
            <text:p>0.85815</text:p>
          </table:table-cell>
          <table:table-cell office:value-type="float" office:value="0.856892" calcext:value-type="float">
            <text:p>0.856892</text:p>
          </table:table-cell>
          <table:table-cell table:number-columns-repeated="3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0.8605" calcext:value-type="float">
            <text:p>0.8605</text:p>
          </table:table-cell>
          <table:table-cell office:value-type="float" office:value="0.858065" calcext:value-type="float">
            <text:p>0.858065</text:p>
          </table:table-cell>
          <table:table-cell office:value-type="float" office:value="0.857585" calcext:value-type="float">
            <text:p>0.857585</text:p>
          </table:table-cell>
          <table:table-cell office:value-type="float" office:value="0.861975" calcext:value-type="float">
            <text:p>0.861975</text:p>
          </table:table-cell>
          <table:table-cell office:value-type="float" office:value="0.857392" calcext:value-type="float">
            <text:p>0.857392</text:p>
          </table:table-cell>
          <table:table-cell table:number-columns-repeated="3"/>
        </table:table-row>
        <table:table-row table:style-name="ro2" table:number-rows-repeated="48">
          <table:table-cell table:number-columns-repeated="9"/>
        </table:table-row>
        <table:table-row table:style-name="ro2">
          <table:table-cell office:value-type="string" calcext:value-type="string">
            <text:p>M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mpleSize</text:p>
          </table:table-cell>
          <table:table-cell office:value-type="string" calcext:value-type="string">
            <text:p>Training%</text:p>
          </table:table-cell>
          <table:table-cell office:value-type="string" calcext:value-type="string">
            <text:p>TestingExtra%</text:p>
          </table:table-cell>
          <table:table-cell office:value-type="string" calcext:value-type="string">
            <text:p>TrainingTime(s)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390921" calcext:value-type="float">
            <text:p>0.390921</text:p>
          </table:table-cell>
          <table:table-cell office:value-type="float" office:value="0.0001398" calcext:value-type="float">
            <text:p>0.0001398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32937" calcext:value-type="float">
            <text:p>0.432937</text:p>
          </table:table-cell>
          <table:table-cell office:value-type="float" office:value="0.0001593" calcext:value-type="float">
            <text:p>0.0001593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442738" calcext:value-type="float">
            <text:p>0.442738</text:p>
          </table:table-cell>
          <table:table-cell office:value-type="float" office:value="0.0001913" calcext:value-type="float">
            <text:p>0.0001913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483753" calcext:value-type="float">
            <text:p>0.483753</text:p>
          </table:table-cell>
          <table:table-cell office:value-type="float" office:value="0.00019755" calcext:value-type="float">
            <text:p>0.00019755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508952" calcext:value-type="float">
            <text:p>0.508952</text:p>
          </table:table-cell>
          <table:table-cell office:value-type="float" office:value="0.00024145" calcext:value-type="float">
            <text:p>0.00024145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941667" calcext:value-type="float">
            <text:p>0.941667</text:p>
          </table:table-cell>
          <table:table-cell office:value-type="float" office:value="0.547846" calcext:value-type="float">
            <text:p>0.547846</text:p>
          </table:table-cell>
          <table:table-cell office:value-type="float" office:value="0.0002711" calcext:value-type="float">
            <text:p>0.0002711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547387" calcext:value-type="float">
            <text:p>0.547387</text:p>
          </table:table-cell>
          <table:table-cell office:value-type="float" office:value="0.0003123" calcext:value-type="float">
            <text:p>0.0003123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91875" calcext:value-type="float">
            <text:p>0.91875</text:p>
          </table:table-cell>
          <table:table-cell office:value-type="float" office:value="0.508456" calcext:value-type="float">
            <text:p>0.508456</text:p>
          </table:table-cell>
          <table:table-cell office:value-type="float" office:value="0.0003244" calcext:value-type="float">
            <text:p>0.0003244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938889" calcext:value-type="float">
            <text:p>0.938889</text:p>
          </table:table-cell>
          <table:table-cell office:value-type="float" office:value="0.592692" calcext:value-type="float">
            <text:p>0.592692</text:p>
          </table:table-cell>
          <table:table-cell office:value-type="float" office:value="0.00037555" calcext:value-type="float">
            <text:p>0.00037555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93" calcext:value-type="float">
            <text:p>0.93</text:p>
          </table:table-cell>
          <table:table-cell office:value-type="float" office:value="0.596348" calcext:value-type="float">
            <text:p>0.596348</text:p>
          </table:table-cell>
          <table:table-cell office:value-type="float" office:value="0.00039035" calcext:value-type="float">
            <text:p>0.00039035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775" calcext:value-type="float">
            <text:p>0.8775</text:p>
          </table:table-cell>
          <table:table-cell office:value-type="float" office:value="0.67394" calcext:value-type="float">
            <text:p>0.67394</text:p>
          </table:table-cell>
          <table:table-cell office:value-type="float" office:value="0.0006271" calcext:value-type="float">
            <text:p>0.0006271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878333" calcext:value-type="float">
            <text:p>0.878333</text:p>
          </table:table-cell>
          <table:table-cell office:value-type="float" office:value="0.714212" calcext:value-type="float">
            <text:p>0.714212</text:p>
          </table:table-cell>
          <table:table-cell office:value-type="float" office:value="0.00085195" calcext:value-type="float">
            <text:p>0.00085195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8775" calcext:value-type="float">
            <text:p>0.8775</text:p>
          </table:table-cell>
          <table:table-cell office:value-type="float" office:value="0.746529" calcext:value-type="float">
            <text:p>0.746529</text:p>
          </table:table-cell>
          <table:table-cell office:value-type="float" office:value="0.0010557" calcext:value-type="float">
            <text:p>0.0010557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901" calcext:value-type="float">
            <text:p>0.901</text:p>
          </table:table-cell>
          <table:table-cell office:value-type="float" office:value="0.78164" calcext:value-type="float">
            <text:p>0.78164</text:p>
          </table:table-cell>
          <table:table-cell office:value-type="float" office:value="0.00130675" calcext:value-type="float">
            <text:p>0.00130675</text:p>
          </table:table-cell>
          <table:table-cell table:number-columns-repeated="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870833" calcext:value-type="float">
            <text:p>0.870833</text:p>
          </table:table-cell>
          <table:table-cell office:value-type="float" office:value="0.767694" calcext:value-type="float">
            <text:p>0.767694</text:p>
          </table:table-cell>
          <table:table-cell office:value-type="float" office:value="0.00151615" calcext:value-type="float">
            <text:p>0.00151615</text:p>
          </table:table-cell>
          <table:table-cell table:number-columns-repeated="5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870714" calcext:value-type="float">
            <text:p>0.870714</text:p>
          </table:table-cell>
          <table:table-cell office:value-type="float" office:value="0.768265" calcext:value-type="float">
            <text:p>0.768265</text:p>
          </table:table-cell>
          <table:table-cell office:value-type="float" office:value="0.0017915" calcext:value-type="float">
            <text:p>0.0017915</text:p>
          </table:table-cell>
          <table:table-cell table:number-columns-repeated="5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875" calcext:value-type="float">
            <text:p>0.875</text:p>
          </table:table-cell>
          <table:table-cell office:value-type="float" office:value="0.800082" calcext:value-type="float">
            <text:p>0.800082</text:p>
          </table:table-cell>
          <table:table-cell office:value-type="float" office:value="0.0019816" calcext:value-type="float">
            <text:p>0.0019816</text:p>
          </table:table-cell>
          <table:table-cell table:number-columns-repeated="5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868889" calcext:value-type="float">
            <text:p>0.868889</text:p>
          </table:table-cell>
          <table:table-cell office:value-type="float" office:value="0.792168" calcext:value-type="float">
            <text:p>0.792168</text:p>
          </table:table-cell>
          <table:table-cell office:value-type="float" office:value="0.00213295" calcext:value-type="float">
            <text:p>0.00213295</text:p>
          </table:table-cell>
          <table:table-cell table:number-columns-repeated="5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8665" calcext:value-type="float">
            <text:p>0.8665</text:p>
          </table:table-cell>
          <table:table-cell office:value-type="float" office:value="0.79221" calcext:value-type="float">
            <text:p>0.79221</text:p>
          </table:table-cell>
          <table:table-cell office:value-type="float" office:value="0.00237875" calcext:value-type="float">
            <text:p>0.00237875</text:p>
          </table:table-cell>
          <table:table-cell table:number-columns-repeated="5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87075" calcext:value-type="float">
            <text:p>0.87075</text:p>
          </table:table-cell>
          <table:table-cell office:value-type="float" office:value="0.82926" calcext:value-type="float">
            <text:p>0.82926</text:p>
          </table:table-cell>
          <table:table-cell office:value-type="float" office:value="0.00463005" calcext:value-type="float">
            <text:p>0.00463005</text:p>
          </table:table-cell>
          <table:table-cell table:number-columns-repeated="5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0.869333" calcext:value-type="float">
            <text:p>0.869333</text:p>
          </table:table-cell>
          <table:table-cell office:value-type="float" office:value="0.840369" calcext:value-type="float">
            <text:p>0.840369</text:p>
          </table:table-cell>
          <table:table-cell office:value-type="float" office:value="0.00705055" calcext:value-type="float">
            <text:p>0.00705055</text:p>
          </table:table-cell>
          <table:table-cell table:number-columns-repeated="5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0.861125" calcext:value-type="float">
            <text:p>0.861125</text:p>
          </table:table-cell>
          <table:table-cell office:value-type="float" office:value="0.843694" calcext:value-type="float">
            <text:p>0.843694</text:p>
          </table:table-cell>
          <table:table-cell office:value-type="float" office:value="0.00978795" calcext:value-type="float">
            <text:p>0.00978795</text:p>
          </table:table-cell>
          <table:table-cell table:number-columns-repeated="5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8644" calcext:value-type="float">
            <text:p>0.8644</text:p>
          </table:table-cell>
          <table:table-cell office:value-type="float" office:value="0.843711" calcext:value-type="float">
            <text:p>0.843711</text:p>
          </table:table-cell>
          <table:table-cell office:value-type="float" office:value="0.011729" calcext:value-type="float">
            <text:p>0.011729</text:p>
          </table:table-cell>
          <table:table-cell table:number-columns-repeated="5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0.858167" calcext:value-type="float">
            <text:p>0.858167</text:p>
          </table:table-cell>
          <table:table-cell office:value-type="float" office:value="0.848625" calcext:value-type="float">
            <text:p>0.848625</text:p>
          </table:table-cell>
          <table:table-cell office:value-type="float" office:value="0.0140319" calcext:value-type="float">
            <text:p>0.0140319</text:p>
          </table:table-cell>
          <table:table-cell table:number-columns-repeated="5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0.8585" calcext:value-type="float">
            <text:p>0.8585</text:p>
          </table:table-cell>
          <table:table-cell office:value-type="float" office:value="0.84863" calcext:value-type="float">
            <text:p>0.84863</text:p>
          </table:table-cell>
          <table:table-cell office:value-type="float" office:value="0.0161948" calcext:value-type="float">
            <text:p>0.0161948</text:p>
          </table:table-cell>
          <table:table-cell table:number-columns-repeated="5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0.853188" calcext:value-type="float">
            <text:p>0.853188</text:p>
          </table:table-cell>
          <table:table-cell office:value-type="float" office:value="0.847711" calcext:value-type="float">
            <text:p>0.847711</text:p>
          </table:table-cell>
          <table:table-cell office:value-type="float" office:value="0.018328" calcext:value-type="float">
            <text:p>0.018328</text:p>
          </table:table-cell>
          <table:table-cell table:number-columns-repeated="5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0.864778" calcext:value-type="float">
            <text:p>0.864778</text:p>
          </table:table-cell>
          <table:table-cell office:value-type="float" office:value="0.852093" calcext:value-type="float">
            <text:p>0.852093</text:p>
          </table:table-cell>
          <table:table-cell office:value-type="float" office:value="0.0218728" calcext:value-type="float">
            <text:p>0.0218728</text:p>
          </table:table-cell>
          <table:table-cell table:number-columns-repeated="5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851298" calcext:value-type="float">
            <text:p>0.851298</text:p>
          </table:table-cell>
          <table:table-cell office:value-type="float" office:value="0.0232108" calcext:value-type="float">
            <text:p>0.0232108</text:p>
          </table:table-cell>
          <table:table-cell table:number-columns-repeated="5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8588" calcext:value-type="float">
            <text:p>0.8588</text:p>
          </table:table-cell>
          <table:table-cell office:value-type="float" office:value="0.855158" calcext:value-type="float">
            <text:p>0.855158</text:p>
          </table:table-cell>
          <table:table-cell office:value-type="float" office:value="0.0463585" calcext:value-type="float">
            <text:p>0.0463585</text:p>
          </table:table-cell>
          <table:table-cell table:number-columns-repeated="5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0.85815" calcext:value-type="float">
            <text:p>0.85815</text:p>
          </table:table-cell>
          <table:table-cell office:value-type="float" office:value="0.856892" calcext:value-type="float">
            <text:p>0.856892</text:p>
          </table:table-cell>
          <table:table-cell office:value-type="float" office:value="0.0714942" calcext:value-type="float">
            <text:p>0.0714942</text:p>
          </table:table-cell>
          <table:table-cell table:number-columns-repeated="5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0.861975" calcext:value-type="float">
            <text:p>0.861975</text:p>
          </table:table-cell>
          <table:table-cell office:value-type="float" office:value="0.857392" calcext:value-type="float">
            <text:p>0.857392</text:p>
          </table:table-cell>
          <table:table-cell office:value-type="float" office:value="0.0943848" calcext:value-type="float">
            <text:p>0.0943848</text:p>
          </table:table-cell>
          <table:table-cell table:number-columns-repeated="5"/>
        </table:table-row>
      </table:table>
      <table:table table:name="Nursery" table:style-name="ta1">
        <table:shapes>
          <draw:frame draw:z-index="0" draw:style-name="gr1" draw:text-style-name="P1" svg:width="4.7276in" svg:height="2.6146in" svg:x="5.6555in" svg:y="5.3276in">
            <draw:object draw:notify-on-update-of-ranges="Nursery.A3:Nursery.A22 Nursery.C2:Nursery.C2 Nursery.C3:Nursery.C22 Nursery.A3:Nursery.A22 Nursery.E2:Nursery.E2 Nursery.E3:Nursery.E22 Nursery.A3:Nursery.A22 Nursery.G2:Nursery.G2 Nursery.G3:Nursery.G2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4.4736in" svg:height="2.5752in" svg:x="0.9669in" svg:y="5.3768in">
            <draw:object draw:notify-on-update-of-ranges="Nursery.A24:Nursery.A26 Nursery.C2:Nursery.C2 Nursery.C24:Nursery.C26 Nursery.E2:Nursery.E2 Nursery.E24:Nursery.E26 Nursery.G2:Nursery.G2 Nursery.G24:Nursery.G2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5.7571in" svg:height="3.1028in" svg:x="3.7433in" svg:y="17.0358in">
            <draw:object draw:notify-on-update-of-ranges="Nursery.A91:Nursery.A111 Nursery.B90:Nursery.B90 Nursery.B91:Nursery.B111"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3" draw:style-name="gr1" draw:text-style-name="P1" svg:width="5.7902in" svg:height="3.2575in" svg:x="0.0878in" svg:y="12.4646in">
            <draw:object draw:notify-on-update-of-ranges="Nursery.A45:Nursery.A65 Nursery.B44:Nursery.B44 Nursery.B45:Nursery.B65 Nursery.A45:Nursery.A65 Nursery.D44:Nursery.D44 Nursery.D45:Nursery.D65 Nursery.A45:Nursery.A65 Nursery.E44:Nursery.E44 Nursery.E45:Nursery.E65 Nursery.A45:Nursery.A65 Nursery.F44:Nursery.F44 Nursery.F45:Nursery.F65"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4" draw:style-name="gr1" draw:text-style-name="P1" svg:width="6.0638in" svg:height="3.2669in" svg:x="5.8484in" svg:y="12.4846in">
            <draw:object draw:notify-on-update-of-ranges="Nursery.A45:Nursery.A63 Nursery.B44:Nursery.B44 Nursery.B45:Nursery.B63 Nursery.A45:Nursery.A63 Nursery.D44:Nursery.D44 Nursery.D45:Nursery.D63 Nursery.A45:Nursery.A63 Nursery.E44:Nursery.E44 Nursery.E45:Nursery.E63 Nursery.A45:Nursery.A63 Nursery.F44:Nursery.F44 Nursery.F45:Nursery.F63" xlink:href="./Object 63" xlink:type="simple" xlink:show="embed" xlink:actuate="onLoad"/>
            <draw:image xlink:href="./ObjectReplacements/Object 6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 table:number-columns-spanned="10" table:number-rows-spanned="1">
            <text:p>Nursery, MaxLearn, UIUP PLP-trees (Training: 1000 examples, Testing: 1000 examples, TestingExtra: 1% of (all examples except the training 1000))</text:p>
            <text:p><text:span text:style-name="T1">#Attributes: 8</text:span></text:p>
            <text:p><text:span text:style-name="T1">#Outcomes: 12960</text:span></text:p>
            <text:p><text:span text:style-name="T1">#Users: 1</text:span></text:p>
            <text:p><text:span text:style-name="T1">#Examples: 57319460</text:span></text:p>
          </table:table-cell>
          <table:covered-table-cell table:number-columns-repeated="9"/>
        </table:table-row>
        <table:table-row table:style-name="ro2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Training#</text:p>
          </table:table-cell>
          <table:table-cell table:style-name="ce1" office:value-type="string" calcext:value-type="string">
            <text:p>Training%</text:p>
          </table:table-cell>
          <table:table-cell table:style-name="ce2" office:value-type="string" calcext:value-type="string">
            <text:p>Testing#</text:p>
          </table:table-cell>
          <table:table-cell table:style-name="ce1" office:value-type="string" calcext:value-type="string">
            <text:p>Testing%</text:p>
          </table:table-cell>
          <table:table-cell office:value-type="string" calcext:value-type="string">
            <text:p>TestingExtra#</text:p>
          </table:table-cell>
          <table:table-cell office:value-type="string" calcext:value-type="string">
            <text:p>TestingExtra%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35" calcext:value-type="float">
            <text:p>935</text:p>
          </table:table-cell>
          <table:table-cell table:formula="of:=[.B3]/1000" office:value-type="float" office:value="0.935" calcext:value-type="float">
            <text:p>0.935</text:p>
          </table:table-cell>
          <table:table-cell office:value-type="float" office:value="904" calcext:value-type="float">
            <text:p>904</text:p>
          </table:table-cell>
          <table:table-cell table:formula="of:=[.D3]/1000" office:value-type="float" office:value="0.904" calcext:value-type="float">
            <text:p>0.904</text:p>
          </table:table-cell>
          <table:table-cell office:value-type="float" office:value="531171" calcext:value-type="float">
            <text:p>531171</text:p>
          </table:table-cell>
          <table:table-cell table:formula="of:=[.F3]/573185" office:value-type="float" office:value="0.926700803405532" calcext:value-type="float">
            <text:p>0.926700803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29" calcext:value-type="float">
            <text:p>929</text:p>
          </table:table-cell>
          <table:table-cell table:formula="of:=[.B4]/1000" office:value-type="float" office:value="0.929" calcext:value-type="float">
            <text:p>0.929</text:p>
          </table:table-cell>
          <table:table-cell office:value-type="float" office:value="934" calcext:value-type="float">
            <text:p>934</text:p>
          </table:table-cell>
          <table:table-cell table:formula="of:=[.D4]/1000" office:value-type="float" office:value="0.934" calcext:value-type="float">
            <text:p>0.934</text:p>
          </table:table-cell>
          <table:table-cell office:value-type="float" office:value="528934" calcext:value-type="float">
            <text:p>528934</text:p>
          </table:table-cell>
          <table:table-cell table:formula="of:=[.F4]/573185" office:value-type="float" office:value="0.922798049495364" calcext:value-type="float">
            <text:p>0.9227980495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33" calcext:value-type="float">
            <text:p>933</text:p>
          </table:table-cell>
          <table:table-cell table:formula="of:=[.B5]/1000" office:value-type="float" office:value="0.933" calcext:value-type="float">
            <text:p>0.933</text:p>
          </table:table-cell>
          <table:table-cell office:value-type="float" office:value="906" calcext:value-type="float">
            <text:p>906</text:p>
          </table:table-cell>
          <table:table-cell table:formula="of:=[.D5]/1000" office:value-type="float" office:value="0.906" calcext:value-type="float">
            <text:p>0.906</text:p>
          </table:table-cell>
          <table:table-cell office:value-type="float" office:value="525101" calcext:value-type="float">
            <text:p>525101</text:p>
          </table:table-cell>
          <table:table-cell table:formula="of:=[.F5]/573185" office:value-type="float" office:value="0.916110854261713" calcext:value-type="float">
            <text:p>0.9161108543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4" calcext:value-type="float">
            <text:p>924</text:p>
          </table:table-cell>
          <table:table-cell table:formula="of:=[.B6]/1000" office:value-type="float" office:value="0.924" calcext:value-type="float">
            <text:p>0.924</text:p>
          </table:table-cell>
          <table:table-cell office:value-type="float" office:value="919" calcext:value-type="float">
            <text:p>919</text:p>
          </table:table-cell>
          <table:table-cell table:formula="of:=[.D6]/1000" office:value-type="float" office:value="0.919" calcext:value-type="float">
            <text:p>0.919</text:p>
          </table:table-cell>
          <table:table-cell office:value-type="float" office:value="527797" calcext:value-type="float">
            <text:p>527797</text:p>
          </table:table-cell>
          <table:table-cell table:formula="of:=[.F6]/573185" office:value-type="float" office:value="0.920814396747996" calcext:value-type="float">
            <text:p>0.9208143967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24" calcext:value-type="float">
            <text:p>924</text:p>
          </table:table-cell>
          <table:table-cell table:formula="of:=[.B7]/1000" office:value-type="float" office:value="0.924" calcext:value-type="float">
            <text:p>0.924</text:p>
          </table:table-cell>
          <table:table-cell office:value-type="float" office:value="921" calcext:value-type="float">
            <text:p>921</text:p>
          </table:table-cell>
          <table:table-cell table:formula="of:=[.D7]/1000" office:value-type="float" office:value="0.921" calcext:value-type="float">
            <text:p>0.921</text:p>
          </table:table-cell>
          <table:table-cell office:value-type="float" office:value="528446" calcext:value-type="float">
            <text:p>528446</text:p>
          </table:table-cell>
          <table:table-cell table:formula="of:=[.F7]/573185" office:value-type="float" office:value="0.921946666434048" calcext:value-type="float">
            <text:p>0.9219466664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24" calcext:value-type="float">
            <text:p>924</text:p>
          </table:table-cell>
          <table:table-cell table:formula="of:=[.B8]/1000" office:value-type="float" office:value="0.924" calcext:value-type="float">
            <text:p>0.924</text:p>
          </table:table-cell>
          <table:table-cell office:value-type="float" office:value="924" calcext:value-type="float">
            <text:p>924</text:p>
          </table:table-cell>
          <table:table-cell table:formula="of:=[.D8]/1000" office:value-type="float" office:value="0.924" calcext:value-type="float">
            <text:p>0.924</text:p>
          </table:table-cell>
          <table:table-cell office:value-type="float" office:value="531516" calcext:value-type="float">
            <text:p>531516</text:p>
          </table:table-cell>
          <table:table-cell table:formula="of:=[.F8]/573185" office:value-type="float" office:value="0.927302703315683" calcext:value-type="float">
            <text:p>0.9273027033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19" calcext:value-type="float">
            <text:p>919</text:p>
          </table:table-cell>
          <table:table-cell table:formula="of:=[.B9]/1000" office:value-type="float" office:value="0.919" calcext:value-type="float">
            <text:p>0.919</text:p>
          </table:table-cell>
          <table:table-cell office:value-type="float" office:value="931" calcext:value-type="float">
            <text:p>931</text:p>
          </table:table-cell>
          <table:table-cell table:formula="of:=[.D9]/1000" office:value-type="float" office:value="0.931" calcext:value-type="float">
            <text:p>0.931</text:p>
          </table:table-cell>
          <table:table-cell office:value-type="float" office:value="531326" calcext:value-type="float">
            <text:p>531326</text:p>
          </table:table-cell>
          <table:table-cell table:formula="of:=[.F9]/573185" office:value-type="float" office:value="0.926971222205745" calcext:value-type="float">
            <text:p>0.9269712222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21" calcext:value-type="float">
            <text:p>921</text:p>
          </table:table-cell>
          <table:table-cell table:formula="of:=[.B10]/1000" office:value-type="float" office:value="0.921" calcext:value-type="float">
            <text:p>0.921</text:p>
          </table:table-cell>
          <table:table-cell office:value-type="float" office:value="906" calcext:value-type="float">
            <text:p>906</text:p>
          </table:table-cell>
          <table:table-cell table:formula="of:=[.D10]/1000" office:value-type="float" office:value="0.906" calcext:value-type="float">
            <text:p>0.906</text:p>
          </table:table-cell>
          <table:table-cell office:value-type="float" office:value="525566" calcext:value-type="float">
            <text:p>525566</text:p>
          </table:table-cell>
          <table:table-cell table:formula="of:=[.F10]/573185" office:value-type="float" office:value="0.916922110662352" calcext:value-type="float">
            <text:p>0.9169221107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929" calcext:value-type="float">
            <text:p>929</text:p>
          </table:table-cell>
          <table:table-cell table:formula="of:=[.B11]/1000" office:value-type="float" office:value="0.929" calcext:value-type="float">
            <text:p>0.929</text:p>
          </table:table-cell>
          <table:table-cell office:value-type="float" office:value="925" calcext:value-type="float">
            <text:p>925</text:p>
          </table:table-cell>
          <table:table-cell table:formula="of:=[.D11]/1000" office:value-type="float" office:value="0.925" calcext:value-type="float">
            <text:p>0.925</text:p>
          </table:table-cell>
          <table:table-cell office:value-type="float" office:value="529859" calcext:value-type="float">
            <text:p>529859</text:p>
          </table:table-cell>
          <table:table-cell table:formula="of:=[.F11]/573185" office:value-type="float" office:value="0.924411839109537" calcext:value-type="float">
            <text:p>0.9244118391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40" calcext:value-type="float">
            <text:p>940</text:p>
          </table:table-cell>
          <table:table-cell table:formula="of:=[.B12]/1000" office:value-type="float" office:value="0.94" calcext:value-type="float">
            <text:p>0.94</text:p>
          </table:table-cell>
          <table:table-cell office:value-type="float" office:value="934" calcext:value-type="float">
            <text:p>934</text:p>
          </table:table-cell>
          <table:table-cell table:formula="of:=[.D12]/1000" office:value-type="float" office:value="0.934" calcext:value-type="float">
            <text:p>0.934</text:p>
          </table:table-cell>
          <table:table-cell office:value-type="float" office:value="530569" calcext:value-type="float">
            <text:p>530569</text:p>
          </table:table-cell>
          <table:table-cell table:formula="of:=[.F12]/573185" office:value-type="float" office:value="0.925650531678254" calcext:value-type="float">
            <text:p>0.9256505317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41" calcext:value-type="float">
            <text:p>941</text:p>
          </table:table-cell>
          <table:table-cell table:formula="of:=[.B13]/1000" office:value-type="float" office:value="0.941" calcext:value-type="float">
            <text:p>0.941</text:p>
          </table:table-cell>
          <table:table-cell office:value-type="float" office:value="912" calcext:value-type="float">
            <text:p>912</text:p>
          </table:table-cell>
          <table:table-cell table:formula="of:=[.D13]/1000" office:value-type="float" office:value="0.912" calcext:value-type="float">
            <text:p>0.912</text:p>
          </table:table-cell>
          <table:table-cell office:value-type="float" office:value="529715" calcext:value-type="float">
            <text:p>529715</text:p>
          </table:table-cell>
          <table:table-cell table:formula="of:=[.F13]/573185" office:value-type="float" office:value="0.924160611320952" calcext:value-type="float">
            <text:p>0.9241606113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21" calcext:value-type="float">
            <text:p>921</text:p>
          </table:table-cell>
          <table:table-cell table:formula="of:=[.B14]/1000" office:value-type="float" office:value="0.921" calcext:value-type="float">
            <text:p>0.921</text:p>
          </table:table-cell>
          <table:table-cell office:value-type="float" office:value="910" calcext:value-type="float">
            <text:p>910</text:p>
          </table:table-cell>
          <table:table-cell table:formula="of:=[.D14]/1000" office:value-type="float" office:value="0.91" calcext:value-type="float">
            <text:p>0.91</text:p>
          </table:table-cell>
          <table:table-cell office:value-type="float" office:value="529994" calcext:value-type="float">
            <text:p>529994</text:p>
          </table:table-cell>
          <table:table-cell table:formula="of:=[.F14]/573185" office:value-type="float" office:value="0.924647365161335" calcext:value-type="float">
            <text:p>0.9246473652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38" calcext:value-type="float">
            <text:p>938</text:p>
          </table:table-cell>
          <table:table-cell table:formula="of:=[.B15]/1000" office:value-type="float" office:value="0.938" calcext:value-type="float">
            <text:p>0.938</text:p>
          </table:table-cell>
          <table:table-cell office:value-type="float" office:value="917" calcext:value-type="float">
            <text:p>917</text:p>
          </table:table-cell>
          <table:table-cell table:formula="of:=[.D15]/1000" office:value-type="float" office:value="0.917" calcext:value-type="float">
            <text:p>0.917</text:p>
          </table:table-cell>
          <table:table-cell office:value-type="float" office:value="526968" calcext:value-type="float">
            <text:p>526968</text:p>
          </table:table-cell>
          <table:table-cell table:formula="of:=[.F15]/573185" office:value-type="float" office:value="0.919368092326212" calcext:value-type="float">
            <text:p>0.9193680923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31" calcext:value-type="float">
            <text:p>931</text:p>
          </table:table-cell>
          <table:table-cell table:formula="of:=[.B16]/1000" office:value-type="float" office:value="0.931" calcext:value-type="float">
            <text:p>0.931</text:p>
          </table:table-cell>
          <table:table-cell office:value-type="float" office:value="927" calcext:value-type="float">
            <text:p>927</text:p>
          </table:table-cell>
          <table:table-cell table:formula="of:=[.D16]/1000" office:value-type="float" office:value="0.927" calcext:value-type="float">
            <text:p>0.927</text:p>
          </table:table-cell>
          <table:table-cell office:value-type="float" office:value="532279" calcext:value-type="float">
            <text:p>532279</text:p>
          </table:table-cell>
          <table:table-cell table:formula="of:=[.F16]/573185" office:value-type="float" office:value="0.928633861667699" calcext:value-type="float">
            <text:p>0.9286338617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34" calcext:value-type="float">
            <text:p>934</text:p>
          </table:table-cell>
          <table:table-cell table:formula="of:=[.B17]/1000" office:value-type="float" office:value="0.934" calcext:value-type="float">
            <text:p>0.934</text:p>
          </table:table-cell>
          <table:table-cell office:value-type="float" office:value="921" calcext:value-type="float">
            <text:p>921</text:p>
          </table:table-cell>
          <table:table-cell table:formula="of:=[.D17]/1000" office:value-type="float" office:value="0.921" calcext:value-type="float">
            <text:p>0.921</text:p>
          </table:table-cell>
          <table:table-cell office:value-type="float" office:value="529738" calcext:value-type="float">
            <text:p>529738</text:p>
          </table:table-cell>
          <table:table-cell table:formula="of:=[.F17]/573185" office:value-type="float" office:value="0.924200737981629" calcext:value-type="float">
            <text:p>0.924200738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935" calcext:value-type="float">
            <text:p>935</text:p>
          </table:table-cell>
          <table:table-cell table:formula="of:=[.B18]/1000" office:value-type="float" office:value="0.935" calcext:value-type="float">
            <text:p>0.935</text:p>
          </table:table-cell>
          <table:table-cell office:value-type="float" office:value="931" calcext:value-type="float">
            <text:p>931</text:p>
          </table:table-cell>
          <table:table-cell table:formula="of:=[.D18]/1000" office:value-type="float" office:value="0.931" calcext:value-type="float">
            <text:p>0.931</text:p>
          </table:table-cell>
          <table:table-cell office:value-type="float" office:value="529843" calcext:value-type="float">
            <text:p>529843</text:p>
          </table:table-cell>
          <table:table-cell table:formula="of:=[.F18]/573185" office:value-type="float" office:value="0.924383924910805" calcext:value-type="float">
            <text:p>0.9243839249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914" calcext:value-type="float">
            <text:p>914</text:p>
          </table:table-cell>
          <table:table-cell table:formula="of:=[.B19]/1000" office:value-type="float" office:value="0.914" calcext:value-type="float">
            <text:p>0.914</text:p>
          </table:table-cell>
          <table:table-cell office:value-type="float" office:value="898" calcext:value-type="float">
            <text:p>898</text:p>
          </table:table-cell>
          <table:table-cell table:formula="of:=[.D19]/1000" office:value-type="float" office:value="0.898" calcext:value-type="float">
            <text:p>0.898</text:p>
          </table:table-cell>
          <table:table-cell office:value-type="float" office:value="524758" calcext:value-type="float">
            <text:p>524758</text:p>
          </table:table-cell>
          <table:table-cell table:formula="of:=[.F19]/573185" office:value-type="float" office:value="0.915512443626403" calcext:value-type="float">
            <text:p>0.9155124436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938" calcext:value-type="float">
            <text:p>938</text:p>
          </table:table-cell>
          <table:table-cell table:formula="of:=[.B20]/1000" office:value-type="float" office:value="0.938" calcext:value-type="float">
            <text:p>0.938</text:p>
          </table:table-cell>
          <table:table-cell office:value-type="float" office:value="933" calcext:value-type="float">
            <text:p>933</text:p>
          </table:table-cell>
          <table:table-cell table:formula="of:=[.D20]/1000" office:value-type="float" office:value="0.933" calcext:value-type="float">
            <text:p>0.933</text:p>
          </table:table-cell>
          <table:table-cell office:value-type="float" office:value="531228" calcext:value-type="float">
            <text:p>531228</text:p>
          </table:table-cell>
          <table:table-cell table:formula="of:=[.F20]/573185" office:value-type="float" office:value="0.926800247738514" calcext:value-type="float">
            <text:p>0.9268002477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11" calcext:value-type="float">
            <text:p>911</text:p>
          </table:table-cell>
          <table:table-cell table:formula="of:=[.B21]/1000" office:value-type="float" office:value="0.911" calcext:value-type="float">
            <text:p>0.911</text:p>
          </table:table-cell>
          <table:table-cell office:value-type="float" office:value="926" calcext:value-type="float">
            <text:p>926</text:p>
          </table:table-cell>
          <table:table-cell table:formula="of:=[.D21]/1000" office:value-type="float" office:value="0.926" calcext:value-type="float">
            <text:p>0.926</text:p>
          </table:table-cell>
          <table:table-cell office:value-type="float" office:value="530336" calcext:value-type="float">
            <text:p>530336</text:p>
          </table:table-cell>
          <table:table-cell table:formula="of:=[.F21]/573185" office:value-type="float" office:value="0.925244031159224" calcext:value-type="float">
            <text:p>0.9252440312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33" calcext:value-type="float">
            <text:p>933</text:p>
          </table:table-cell>
          <table:table-cell table:formula="of:=[.B22]/1000" office:value-type="float" office:value="0.933" calcext:value-type="float">
            <text:p>0.933</text:p>
          </table:table-cell>
          <table:table-cell office:value-type="float" office:value="926" calcext:value-type="float">
            <text:p>926</text:p>
          </table:table-cell>
          <table:table-cell table:formula="of:=[.D22]/1000" office:value-type="float" office:value="0.926" calcext:value-type="float">
            <text:p>0.926</text:p>
          </table:table-cell>
          <table:table-cell office:value-type="float" office:value="530826" calcext:value-type="float">
            <text:p>530826</text:p>
          </table:table-cell>
          <table:table-cell table:formula="of:=[.F22]/573185" office:value-type="float" office:value="0.926098903495381" calcext:value-type="float">
            <text:p>0.9260989035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Avg</text:p>
          </table:table-cell>
          <table:table-cell table:style-name="ce4" table:formula="of:=SUM([.B3:.B22])/20" office:value-type="float" office:value="928.7" calcext:value-type="float">
            <text:p>928.7</text:p>
          </table:table-cell>
          <table:table-cell table:style-name="ce4" table:formula="of:=SUM([.C3:.C22])/20" office:value-type="float" office:value="0.9287" calcext:value-type="float">
            <text:p>0.9287</text:p>
          </table:table-cell>
          <table:table-cell table:formula="of:=SUM([.D3:.D22])/20" office:value-type="float" office:value="920.25" calcext:value-type="float">
            <text:p>920.25</text:p>
          </table:table-cell>
          <table:table-cell table:formula="of:=SUM([.E3:.E22])/20" office:value-type="float" office:value="0.92025" calcext:value-type="float">
            <text:p>0.92025</text:p>
          </table:table-cell>
          <table:table-cell table:formula="of:=SUM([.F3:.F22])/20" office:value-type="float" office:value="529298.5" calcext:value-type="float">
            <text:p>529298.5</text:p>
          </table:table-cell>
          <table:table-cell table:formula="of:=SUM([.G3:.G22])/20" office:value-type="float" office:value="0.923433969835219" calcext:value-type="float">
            <text:p>0.92343396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x</text:p>
          </table:table-cell>
          <table:table-cell table:style-name="ce4" table:formula="of:=SUBTOTAL(4; [.B3:.B22])" office:value-type="float" office:value="941" calcext:value-type="float">
            <text:p>941</text:p>
          </table:table-cell>
          <table:table-cell table:style-name="ce4" table:formula="of:=SUBTOTAL(4; [.C3:.C22])" office:value-type="float" office:value="0.941" calcext:value-type="float">
            <text:p>0.941</text:p>
          </table:table-cell>
          <table:table-cell table:style-name="ce4" table:formula="of:=SUBTOTAL(4; [.D3:.D22])" office:value-type="float" office:value="934" calcext:value-type="float">
            <text:p>934</text:p>
          </table:table-cell>
          <table:table-cell table:style-name="ce4" table:formula="of:=SUBTOTAL(4; [.E3:.E22])" office:value-type="float" office:value="0.934" calcext:value-type="float">
            <text:p>0.934</text:p>
          </table:table-cell>
          <table:table-cell table:style-name="ce4" table:formula="of:=SUBTOTAL(4; [.F3:.F22])" office:value-type="float" office:value="532279" calcext:value-type="float">
            <text:p>532279</text:p>
          </table:table-cell>
          <table:table-cell table:style-name="ce4" table:formula="of:=SUBTOTAL(4; [.G3:.G22])" office:value-type="float" office:value="0.928633861667699" calcext:value-type="float">
            <text:p>0.92863386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</text:p>
          </table:table-cell>
          <table:table-cell table:style-name="ce4" table:formula="of:=SUBTOTAL(5; [.B3:.B22])" office:value-type="float" office:value="911" calcext:value-type="float">
            <text:p>911</text:p>
          </table:table-cell>
          <table:table-cell table:style-name="ce4" table:formula="of:=SUBTOTAL(5; [.C3:.C22])" office:value-type="float" office:value="0.911" calcext:value-type="float">
            <text:p>0.911</text:p>
          </table:table-cell>
          <table:table-cell table:style-name="ce4" table:formula="of:=SUBTOTAL(5; [.D3:.D22])" office:value-type="float" office:value="898" calcext:value-type="float">
            <text:p>898</text:p>
          </table:table-cell>
          <table:table-cell table:style-name="ce4" table:formula="of:=SUBTOTAL(5; [.E3:.E22])" office:value-type="float" office:value="0.898" calcext:value-type="float">
            <text:p>0.898</text:p>
          </table:table-cell>
          <table:table-cell table:style-name="ce4" table:formula="of:=SUBTOTAL(5; [.F3:.F22])" office:value-type="float" office:value="524758" calcext:value-type="float">
            <text:p>524758</text:p>
          </table:table-cell>
          <table:table-cell table:style-name="ce4" table:formula="of:=SUBTOTAL(5; [.G3:.G22])" office:value-type="float" office:value="0.915512443626403" calcext:value-type="float">
            <text:p>0.9155124436</text:p>
          </table:table-cell>
          <table:table-cell table:number-columns-repeated="3"/>
        </table:table-row>
        <table:table-row table:style-name="ro2" table:number-rows-repeated="17">
          <table:table-cell table:number-columns-repeated="10"/>
        </table:table-row>
        <table:table-row table:style-name="ro2">
          <table:table-cell office:value-type="string" calcext:value-type="string">
            <text:p>SampleSize</text:p>
          </table:table-cell>
          <table:table-cell office:value-type="string" calcext:value-type="string">
            <text:p>X-Training%</text:p>
          </table:table-cell>
          <table:table-cell office:value-type="string" calcext:value-type="string">
            <text:p>X-Testing%</text:p>
          </table:table-cell>
          <table:table-cell office:value-type="string" calcext:value-type="string">
            <text:p>X-TestingExtra%</text:p>
          </table:table-cell>
          <table:table-cell office:value-type="string" calcext:value-type="string">
            <text:p>MH-Training%</text:p>
          </table:table-cell>
          <table:table-cell office:value-type="string" calcext:value-type="string">
            <text:p>MH-TestingExtra%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99" calcext:value-type="float">
            <text:p>0.99</text:p>
          </table:table-cell>
          <table:table-cell office:value-type="float" office:value="0.79" calcext:value-type="float">
            <text:p>0.79</text:p>
          </table:table-cell>
          <table:table-cell office:value-type="float" office:value="0.73755" calcext:value-type="float">
            <text:p>0.73755</text:p>
          </table:table-cell>
          <table:table-cell office:value-type="float" office:value="0.92" calcext:value-type="float">
            <text:p>0.92</text:p>
          </table:table-cell>
          <table:table-cell office:value-type="float" office:value="0.619875" calcext:value-type="float">
            <text:p>0.619875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855" calcext:value-type="float">
            <text:p>0.855</text:p>
          </table:table-cell>
          <table:table-cell office:value-type="float" office:value="0.8382" calcext:value-type="float">
            <text:p>0.8382</text:p>
          </table:table-cell>
          <table:table-cell office:value-type="float" office:value="0.97" calcext:value-type="float">
            <text:p>0.97</text:p>
          </table:table-cell>
          <table:table-cell office:value-type="float" office:value="0.833002" calcext:value-type="float">
            <text:p>0.833002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948333" calcext:value-type="float">
            <text:p>0.948333</text:p>
          </table:table-cell>
          <table:table-cell office:value-type="float" office:value="0.82667" calcext:value-type="float">
            <text:p>0.82667</text:p>
          </table:table-cell>
          <table:table-cell office:value-type="float" office:value="0.860145" calcext:value-type="float">
            <text:p>0.860145</text:p>
          </table:table-cell>
          <table:table-cell office:value-type="float" office:value="0.948333" calcext:value-type="float">
            <text:p>0.948333</text:p>
          </table:table-cell>
          <table:table-cell office:value-type="float" office:value="0.880355" calcext:value-type="float">
            <text:p>0.880355</text:p>
          </table:table-cell>
          <table:table-cell table:number-columns-repeated="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95875" calcext:value-type="float">
            <text:p>0.95875</text:p>
          </table:table-cell>
          <table:table-cell office:value-type="float" office:value="0.86" calcext:value-type="float">
            <text:p>0.86</text:p>
          </table:table-cell>
          <table:table-cell office:value-type="float" office:value="0.869855" calcext:value-type="float">
            <text:p>0.869855</text:p>
          </table:table-cell>
          <table:table-cell office:value-type="float" office:value="0.93" calcext:value-type="float">
            <text:p>0.93</text:p>
          </table:table-cell>
          <table:table-cell office:value-type="float" office:value="0.853294" calcext:value-type="float">
            <text:p>0.853294</text:p>
          </table:table-cell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941" calcext:value-type="float">
            <text:p>0.941</text:p>
          </table:table-cell>
          <table:table-cell office:value-type="float" office:value="0.884" calcext:value-type="float">
            <text:p>0.884</text:p>
          </table:table-cell>
          <table:table-cell office:value-type="float" office:value="0.875285" calcext:value-type="float">
            <text:p>0.875285</text:p>
          </table:table-cell>
          <table:table-cell office:value-type="float" office:value="0.945" calcext:value-type="float">
            <text:p>0.945</text:p>
          </table:table-cell>
          <table:table-cell office:value-type="float" office:value="0.87919" calcext:value-type="float">
            <text:p>0.87919</text:p>
          </table:table-cell>
          <table:table-cell table:number-columns-repeated="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949167" calcext:value-type="float">
            <text:p>0.949167</text:p>
          </table:table-cell>
          <table:table-cell office:value-type="float" office:value="0.8725" calcext:value-type="float">
            <text:p>0.8725</text:p>
          </table:table-cell>
          <table:table-cell office:value-type="float" office:value="0.88592" calcext:value-type="float">
            <text:p>0.88592</text:p>
          </table:table-cell>
          <table:table-cell office:value-type="float" office:value="0.930833" calcext:value-type="float">
            <text:p>0.930833</text:p>
          </table:table-cell>
          <table:table-cell office:value-type="float" office:value="0.877191" calcext:value-type="float">
            <text:p>0.877191</text:p>
          </table:table-cell>
          <table:table-cell table:number-columns-repeated="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951429" calcext:value-type="float">
            <text:p>0.951429</text:p>
          </table:table-cell>
          <table:table-cell office:value-type="float" office:value="0.902145" calcext:value-type="float">
            <text:p>0.902145</text:p>
          </table:table-cell>
          <table:table-cell office:value-type="float" office:value="0.89035" calcext:value-type="float">
            <text:p>0.89035</text:p>
          </table:table-cell>
          <table:table-cell office:value-type="float" office:value="0.936429" calcext:value-type="float">
            <text:p>0.936429</text:p>
          </table:table-cell>
          <table:table-cell office:value-type="float" office:value="0.890011" calcext:value-type="float">
            <text:p>0.890011</text:p>
          </table:table-cell>
          <table:table-cell table:number-columns-repeated="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95125" calcext:value-type="float">
            <text:p>0.95125</text:p>
          </table:table-cell>
          <table:table-cell office:value-type="float" office:value="0.905" calcext:value-type="float">
            <text:p>0.905</text:p>
          </table:table-cell>
          <table:table-cell office:value-type="float" office:value="0.902185" calcext:value-type="float">
            <text:p>0.902185</text:p>
          </table:table-cell>
          <table:table-cell office:value-type="float" office:value="0.940625" calcext:value-type="float">
            <text:p>0.940625</text:p>
          </table:table-cell>
          <table:table-cell office:value-type="float" office:value="0.897992" calcext:value-type="float">
            <text:p>0.897992</text:p>
          </table:table-cell>
          <table:table-cell table:number-columns-repeated="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944444" calcext:value-type="float">
            <text:p>0.944444</text:p>
          </table:table-cell>
          <table:table-cell office:value-type="float" office:value="0.91167" calcext:value-type="float">
            <text:p>0.91167</text:p>
          </table:table-cell>
          <table:table-cell office:value-type="float" office:value="0.898305" calcext:value-type="float">
            <text:p>0.898305</text:p>
          </table:table-cell>
          <table:table-cell office:value-type="float" office:value="0.941667" calcext:value-type="float">
            <text:p>0.941667</text:p>
          </table:table-cell>
          <table:table-cell office:value-type="float" office:value="0.89901" calcext:value-type="float">
            <text:p>0.89901</text:p>
          </table:table-cell>
          <table:table-cell table:number-columns-repeated="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9395" calcext:value-type="float">
            <text:p>0.9395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893" calcext:value-type="float">
            <text:p>0.893</text:p>
          </table:table-cell>
          <table:table-cell office:value-type="float" office:value="0.951" calcext:value-type="float">
            <text:p>0.951</text:p>
          </table:table-cell>
          <table:table-cell office:value-type="float" office:value="0.9059" calcext:value-type="float">
            <text:p>0.9059</text:p>
          </table:table-cell>
          <table:table-cell table:number-columns-repeated="4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93675" calcext:value-type="float">
            <text:p>0.93675</text:p>
          </table:table-cell>
          <table:table-cell office:value-type="float" office:value="0.91275" calcext:value-type="float">
            <text:p>0.91275</text:p>
          </table:table-cell>
          <table:table-cell office:value-type="float" office:value="0.914815" calcext:value-type="float">
            <text:p>0.914815</text:p>
          </table:table-cell>
          <table:table-cell office:value-type="float" office:value="0.94125" calcext:value-type="float">
            <text:p>0.94125</text:p>
          </table:table-cell>
          <table:table-cell office:value-type="float" office:value="0.917341" calcext:value-type="float">
            <text:p>0.917341</text:p>
          </table:table-cell>
          <table:table-cell table:number-columns-repeated="4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0.937833" calcext:value-type="float">
            <text:p>0.937833</text:p>
          </table:table-cell>
          <table:table-cell office:value-type="float" office:value="0.90934" calcext:value-type="float">
            <text:p>0.90934</text:p>
          </table:table-cell>
          <table:table-cell office:value-type="float" office:value="0.91944" calcext:value-type="float">
            <text:p>0.91944</text:p>
          </table:table-cell>
          <table:table-cell office:value-type="float" office:value="0.940667" calcext:value-type="float">
            <text:p>0.940667</text:p>
          </table:table-cell>
          <table:table-cell office:value-type="float" office:value="0.920311" calcext:value-type="float">
            <text:p>0.920311</text:p>
          </table:table-cell>
          <table:table-cell table:number-columns-repeated="4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0.930875" calcext:value-type="float">
            <text:p>0.930875</text:p>
          </table:table-cell>
          <table:table-cell office:value-type="float" office:value="0.920125" calcext:value-type="float">
            <text:p>0.920125</text:p>
          </table:table-cell>
          <table:table-cell office:value-type="float" office:value="0.921645" calcext:value-type="float">
            <text:p>0.921645</text:p>
          </table:table-cell>
          <table:table-cell office:value-type="float" office:value="0.933875" calcext:value-type="float">
            <text:p>0.933875</text:p>
          </table:table-cell>
          <table:table-cell office:value-type="float" office:value="0.921188" calcext:value-type="float">
            <text:p>0.921188</text:p>
          </table:table-cell>
          <table:table-cell table:number-columns-repeated="4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9346" calcext:value-type="float">
            <text:p>0.9346</text:p>
          </table:table-cell>
          <table:table-cell office:value-type="float" office:value="0.9233" calcext:value-type="float">
            <text:p>0.9233</text:p>
          </table:table-cell>
          <table:table-cell office:value-type="float" office:value="0.92217" calcext:value-type="float">
            <text:p>0.92217</text:p>
          </table:table-cell>
          <table:table-cell office:value-type="float" office:value="0.9316" calcext:value-type="float">
            <text:p>0.9316</text:p>
          </table:table-cell>
          <table:table-cell office:value-type="float" office:value="0.919661" calcext:value-type="float">
            <text:p>0.919661</text:p>
          </table:table-cell>
          <table:table-cell table:number-columns-repeated="4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0.930917" calcext:value-type="float">
            <text:p>0.930917</text:p>
          </table:table-cell>
          <table:table-cell office:value-type="float" office:value="0.92709" calcext:value-type="float">
            <text:p>0.92709</text:p>
          </table:table-cell>
          <table:table-cell office:value-type="float" office:value="0.92415" calcext:value-type="float">
            <text:p>0.92415</text:p>
          </table:table-cell>
          <table:table-cell office:value-type="float" office:value="0.930167" calcext:value-type="float">
            <text:p>0.930167</text:p>
          </table:table-cell>
          <table:table-cell office:value-type="float" office:value="0.92296" calcext:value-type="float">
            <text:p>0.92296</text:p>
          </table:table-cell>
          <table:table-cell table:number-columns-repeated="4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0.936143" calcext:value-type="float">
            <text:p>0.936143</text:p>
          </table:table-cell>
          <table:table-cell office:value-type="float" office:value="0.925425" calcext:value-type="float">
            <text:p>0.925425</text:p>
          </table:table-cell>
          <table:table-cell office:value-type="float" office:value="0.92494" calcext:value-type="float">
            <text:p>0.92494</text:p>
          </table:table-cell>
          <table:table-cell office:value-type="float" office:value="0.931714" calcext:value-type="float">
            <text:p>0.931714</text:p>
          </table:table-cell>
          <table:table-cell office:value-type="float" office:value="0.922831" calcext:value-type="float">
            <text:p>0.922831</text:p>
          </table:table-cell>
          <table:table-cell table:number-columns-repeated="4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0.931" calcext:value-type="float">
            <text:p>0.931</text:p>
          </table:table-cell>
          <table:table-cell office:value-type="float" office:value="0.92649" calcext:value-type="float">
            <text:p>0.92649</text:p>
          </table:table-cell>
          <table:table-cell office:value-type="float" office:value="0.924375" calcext:value-type="float">
            <text:p>0.924375</text:p>
          </table:table-cell>
          <table:table-cell office:value-type="float" office:value="0.931813" calcext:value-type="float">
            <text:p>0.931813</text:p>
          </table:table-cell>
          <table:table-cell office:value-type="float" office:value="0.923897" calcext:value-type="float">
            <text:p>0.923897</text:p>
          </table:table-cell>
          <table:table-cell table:number-columns-repeated="4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0.931833" calcext:value-type="float">
            <text:p>0.931833</text:p>
          </table:table-cell>
          <table:table-cell office:value-type="float" office:value="0.924995" calcext:value-type="float">
            <text:p>0.924995</text:p>
          </table:table-cell>
          <table:table-cell office:value-type="float" office:value="0.923875" calcext:value-type="float">
            <text:p>0.923875</text:p>
          </table:table-cell>
          <table:table-cell office:value-type="float" office:value="0.929111" calcext:value-type="float">
            <text:p>0.929111</text:p>
          </table:table-cell>
          <table:table-cell office:value-type="float" office:value="0.925225" calcext:value-type="float">
            <text:p>0.925225</text:p>
          </table:table-cell>
          <table:table-cell table:number-columns-repeated="4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9287" calcext:value-type="float">
            <text:p>0.9287</text:p>
          </table:table-cell>
          <table:table-cell office:value-type="float" office:value="0.92025" calcext:value-type="float">
            <text:p>0.92025</text:p>
          </table:table-cell>
          <table:table-cell office:value-type="float" office:value="0.92343" calcext:value-type="float">
            <text:p>0.92343</text:p>
          </table:table-cell>
          <table:table-cell office:value-type="float" office:value="0.93015" calcext:value-type="float">
            <text:p>0.93015</text:p>
          </table:table-cell>
          <table:table-cell office:value-type="float" office:value="0.925921" calcext:value-type="float">
            <text:p>0.925921</text:p>
          </table:table-cell>
          <table:table-cell table:number-columns-repeated="4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9322" calcext:value-type="float">
            <text:p>0.9322</text:p>
          </table:table-cell>
          <table:table-cell office:value-type="float" office:value="0.92725" calcext:value-type="float">
            <text:p>0.92725</text:p>
          </table:table-cell>
          <table:table-cell office:value-type="float" office:value="0.927275" calcext:value-type="float">
            <text:p>0.927275</text:p>
          </table:table-cell>
          <table:table-cell office:value-type="float" office:value="0.929975" calcext:value-type="float">
            <text:p>0.929975</text:p>
          </table:table-cell>
          <table:table-cell office:value-type="float" office:value="0.926793" calcext:value-type="float">
            <text:p>0.926793</text:p>
          </table:table-cell>
          <table:table-cell table:number-columns-repeated="4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0.929833" calcext:value-type="float">
            <text:p>0.929833</text:p>
          </table:table-cell>
          <table:table-cell office:value-type="float" office:value="0.926555" calcext:value-type="float">
            <text:p>0.926555</text:p>
          </table:table-cell>
          <table:table-cell office:value-type="float" office:value="0.92791" calcext:value-type="float">
            <text:p>0.92791</text:p>
          </table:table-cell>
          <table:table-cell office:value-type="float" office:value="0.93025" calcext:value-type="float">
            <text:p>0.93025</text:p>
          </table:table-cell>
          <table:table-cell office:value-type="float" office:value="0.927889" calcext:value-type="float">
            <text:p>0.927889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2" table:number-rows-repeated="23">
          <table:table-cell table:number-columns-repeated="10"/>
        </table:table-row>
        <table:table-row table:style-name="ro2">
          <table:table-cell office:value-type="string" calcext:value-type="string">
            <text:p>Experimentation tim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pleSize</text:p>
          </table:table-cell>
          <table:table-cell office:value-type="string" calcext:value-type="string">
            <text:p>Time (s)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4368" calcext:value-type="float">
            <text:p>1.4368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.0225" calcext:value-type="float">
            <text:p>3.0225</text:p>
          </table:table-cell>
          <table:table-cell table:number-columns-repeated="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.77465" calcext:value-type="float">
            <text:p>3.77465</text:p>
          </table:table-cell>
          <table:table-cell table:number-columns-repeated="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.00675" calcext:value-type="float">
            <text:p>5.00675</text:p>
          </table:table-cell>
          <table:table-cell table:number-columns-repeated="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.51585" calcext:value-type="float">
            <text:p>6.51585</text:p>
          </table:table-cell>
          <table:table-cell table:number-columns-repeated="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7.1522" calcext:value-type="float">
            <text:p>7.1522</text:p>
          </table:table-cell>
          <table:table-cell table:number-columns-repeated="8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7.2504" calcext:value-type="float">
            <text:p>7.2504</text:p>
          </table:table-cell>
          <table:table-cell table:number-columns-repeated="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9.643" calcext:value-type="float">
            <text:p>9.643</text:p>
          </table:table-cell>
          <table:table-cell table:number-columns-repeated="8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9.6583" calcext:value-type="float">
            <text:p>9.6583</text:p>
          </table:table-cell>
          <table:table-cell table:number-columns-repeated="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1.9407" calcext:value-type="float">
            <text:p>11.9407</text:p>
          </table:table-cell>
          <table:table-cell table:number-columns-repeated="8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21.8562" calcext:value-type="float">
            <text:p>21.8562</text:p>
          </table:table-cell>
          <table:table-cell table:number-columns-repeated="8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34.2386" calcext:value-type="float">
            <text:p>34.2386</text:p>
          </table:table-cell>
          <table:table-cell table:number-columns-repeated="8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42.6584" calcext:value-type="float">
            <text:p>42.6584</text:p>
          </table:table-cell>
          <table:table-cell table:number-columns-repeated="8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71.1242" calcext:value-type="float">
            <text:p>71.1242</text:p>
          </table:table-cell>
          <table:table-cell table:number-columns-repeated="8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89.926" calcext:value-type="float">
            <text:p>89.926</text:p>
          </table:table-cell>
          <table:table-cell table:number-columns-repeated="8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97.0406" calcext:value-type="float">
            <text:p>97.0406</text:p>
          </table:table-cell>
          <table:table-cell table:number-columns-repeated="8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121.65" calcext:value-type="float">
            <text:p>121.65</text:p>
          </table:table-cell>
          <table:table-cell table:number-columns-repeated="8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139.673" calcext:value-type="float">
            <text:p>139.673</text:p>
          </table:table-cell>
          <table:table-cell table:number-columns-repeated="8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06.12" calcext:value-type="float">
            <text:p>206.12</text:p>
          </table:table-cell>
          <table:table-cell table:number-columns-repeated="8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478.413" calcext:value-type="float">
            <text:p>478.413</text:p>
          </table:table-cell>
          <table:table-cell table:number-columns-repeated="8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812.499" calcext:value-type="float">
            <text:p>812.499</text:p>
          </table:table-cell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 calcext:value-type="string">
            <text:p>MH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pleSize</text:p>
          </table:table-cell>
          <table:table-cell office:value-type="string" calcext:value-type="string">
            <text:p>Training%</text:p>
          </table:table-cell>
          <table:table-cell office:value-type="string" calcext:value-type="string">
            <text:p>TestingExtra%</text:p>
          </table:table-cell>
          <table:table-cell office:value-type="string" calcext:value-type="string">
            <text:p>TrainingTime(s)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92" calcext:value-type="float">
            <text:p>0.92</text:p>
          </table:table-cell>
          <table:table-cell office:value-type="float" office:value="0.619875" calcext:value-type="float">
            <text:p>0.619875</text:p>
          </table:table-cell>
          <table:table-cell office:value-type="float" office:value="0.00059385" calcext:value-type="float">
            <text:p>0.00059385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97" calcext:value-type="float">
            <text:p>0.97</text:p>
          </table:table-cell>
          <table:table-cell office:value-type="float" office:value="0.833002" calcext:value-type="float">
            <text:p>0.833002</text:p>
          </table:table-cell>
          <table:table-cell office:value-type="float" office:value="0.00105335" calcext:value-type="float">
            <text:p>0.00105335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948333" calcext:value-type="float">
            <text:p>0.948333</text:p>
          </table:table-cell>
          <table:table-cell office:value-type="float" office:value="0.880355" calcext:value-type="float">
            <text:p>0.880355</text:p>
          </table:table-cell>
          <table:table-cell office:value-type="float" office:value="0.00131555" calcext:value-type="float">
            <text:p>0.00131555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93" calcext:value-type="float">
            <text:p>0.93</text:p>
          </table:table-cell>
          <table:table-cell office:value-type="float" office:value="0.853294" calcext:value-type="float">
            <text:p>0.853294</text:p>
          </table:table-cell>
          <table:table-cell office:value-type="float" office:value="0.0019988" calcext:value-type="float">
            <text:p>0.0019988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945" calcext:value-type="float">
            <text:p>0.945</text:p>
          </table:table-cell>
          <table:table-cell office:value-type="float" office:value="0.87919" calcext:value-type="float">
            <text:p>0.87919</text:p>
          </table:table-cell>
          <table:table-cell office:value-type="float" office:value="0.00197165" calcext:value-type="float">
            <text:p>0.00197165</text:p>
          </table:table-cell>
          <table:table-cell table:number-columns-repeated="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930833" calcext:value-type="float">
            <text:p>0.930833</text:p>
          </table:table-cell>
          <table:table-cell office:value-type="float" office:value="0.877191" calcext:value-type="float">
            <text:p>0.877191</text:p>
          </table:table-cell>
          <table:table-cell office:value-type="float" office:value="0.0023226" calcext:value-type="float">
            <text:p>0.0023226</text:p>
          </table:table-cell>
          <table:table-cell table:number-columns-repeated="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936429" calcext:value-type="float">
            <text:p>0.936429</text:p>
          </table:table-cell>
          <table:table-cell office:value-type="float" office:value="0.890011" calcext:value-type="float">
            <text:p>0.890011</text:p>
          </table:table-cell>
          <table:table-cell office:value-type="float" office:value="0.0028667" calcext:value-type="float">
            <text:p>0.0028667</text:p>
          </table:table-cell>
          <table:table-cell table:number-columns-repeated="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940625" calcext:value-type="float">
            <text:p>0.940625</text:p>
          </table:table-cell>
          <table:table-cell office:value-type="float" office:value="0.897992" calcext:value-type="float">
            <text:p>0.897992</text:p>
          </table:table-cell>
          <table:table-cell office:value-type="float" office:value="0.00310005" calcext:value-type="float">
            <text:p>0.00310005</text:p>
          </table:table-cell>
          <table:table-cell table:number-columns-repeated="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941667" calcext:value-type="float">
            <text:p>0.941667</text:p>
          </table:table-cell>
          <table:table-cell office:value-type="float" office:value="0.89901" calcext:value-type="float">
            <text:p>0.89901</text:p>
          </table:table-cell>
          <table:table-cell office:value-type="float" office:value="0.00337265" calcext:value-type="float">
            <text:p>0.00337265</text:p>
          </table:table-cell>
          <table:table-cell table:number-columns-repeated="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951" calcext:value-type="float">
            <text:p>0.951</text:p>
          </table:table-cell>
          <table:table-cell office:value-type="float" office:value="0.9059" calcext:value-type="float">
            <text:p>0.9059</text:p>
          </table:table-cell>
          <table:table-cell office:value-type="float" office:value="0.0040929" calcext:value-type="float">
            <text:p>0.0040929</text:p>
          </table:table-cell>
          <table:table-cell table:number-columns-repeated="6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94125" calcext:value-type="float">
            <text:p>0.94125</text:p>
          </table:table-cell>
          <table:table-cell office:value-type="float" office:value="0.917341" calcext:value-type="float">
            <text:p>0.917341</text:p>
          </table:table-cell>
          <table:table-cell office:value-type="float" office:value="0.00756145" calcext:value-type="float">
            <text:p>0.00756145</text:p>
          </table:table-cell>
          <table:table-cell table:number-columns-repeated="6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0.940667" calcext:value-type="float">
            <text:p>0.940667</text:p>
          </table:table-cell>
          <table:table-cell office:value-type="float" office:value="0.920311" calcext:value-type="float">
            <text:p>0.920311</text:p>
          </table:table-cell>
          <table:table-cell office:value-type="float" office:value="0.0108817" calcext:value-type="float">
            <text:p>0.0108817</text:p>
          </table:table-cell>
          <table:table-cell table:number-columns-repeated="6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0.933875" calcext:value-type="float">
            <text:p>0.933875</text:p>
          </table:table-cell>
          <table:table-cell office:value-type="float" office:value="0.921188" calcext:value-type="float">
            <text:p>0.921188</text:p>
          </table:table-cell>
          <table:table-cell office:value-type="float" office:value="0.0148681" calcext:value-type="float">
            <text:p>0.0148681</text:p>
          </table:table-cell>
          <table:table-cell table:number-columns-repeated="6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9316" calcext:value-type="float">
            <text:p>0.9316</text:p>
          </table:table-cell>
          <table:table-cell office:value-type="float" office:value="0.919661" calcext:value-type="float">
            <text:p>0.919661</text:p>
          </table:table-cell>
          <table:table-cell office:value-type="float" office:value="0.0197323" calcext:value-type="float">
            <text:p>0.0197323</text:p>
          </table:table-cell>
          <table:table-cell table:number-columns-repeated="6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0.930167" calcext:value-type="float">
            <text:p>0.930167</text:p>
          </table:table-cell>
          <table:table-cell office:value-type="float" office:value="0.92296" calcext:value-type="float">
            <text:p>0.92296</text:p>
          </table:table-cell>
          <table:table-cell office:value-type="float" office:value="0.0241536" calcext:value-type="float">
            <text:p>0.0241536</text:p>
          </table:table-cell>
          <table:table-cell table:number-columns-repeated="6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0.931714" calcext:value-type="float">
            <text:p>0.931714</text:p>
          </table:table-cell>
          <table:table-cell office:value-type="float" office:value="0.922831" calcext:value-type="float">
            <text:p>0.922831</text:p>
          </table:table-cell>
          <table:table-cell office:value-type="float" office:value="0.0295908" calcext:value-type="float">
            <text:p>0.0295908</text:p>
          </table:table-cell>
          <table:table-cell table:number-columns-repeated="6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0.931813" calcext:value-type="float">
            <text:p>0.931813</text:p>
          </table:table-cell>
          <table:table-cell office:value-type="float" office:value="0.923897" calcext:value-type="float">
            <text:p>0.923897</text:p>
          </table:table-cell>
          <table:table-cell office:value-type="float" office:value="0.0347671" calcext:value-type="float">
            <text:p>0.0347671</text:p>
          </table:table-cell>
          <table:table-cell table:number-columns-repeated="6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0.929111" calcext:value-type="float">
            <text:p>0.929111</text:p>
          </table:table-cell>
          <table:table-cell office:value-type="float" office:value="0.925225" calcext:value-type="float">
            <text:p>0.925225</text:p>
          </table:table-cell>
          <table:table-cell office:value-type="float" office:value="0.0422964" calcext:value-type="float">
            <text:p>0.0422964</text:p>
          </table:table-cell>
          <table:table-cell table:number-columns-repeated="6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93015" calcext:value-type="float">
            <text:p>0.93015</text:p>
          </table:table-cell>
          <table:table-cell office:value-type="float" office:value="0.925921" calcext:value-type="float">
            <text:p>0.925921</text:p>
          </table:table-cell>
          <table:table-cell office:value-type="float" office:value="0.0438353" calcext:value-type="float">
            <text:p>0.0438353</text:p>
          </table:table-cell>
          <table:table-cell table:number-columns-repeated="6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929975" calcext:value-type="float">
            <text:p>0.929975</text:p>
          </table:table-cell>
          <table:table-cell office:value-type="float" office:value="0.926793" calcext:value-type="float">
            <text:p>0.926793</text:p>
          </table:table-cell>
          <table:table-cell office:value-type="float" office:value="0.0893988" calcext:value-type="float">
            <text:p>0.0893988</text:p>
          </table:table-cell>
          <table:table-cell table:number-columns-repeated="6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0.93025" calcext:value-type="float">
            <text:p>0.93025</text:p>
          </table:table-cell>
          <table:table-cell office:value-type="float" office:value="0.927889" calcext:value-type="float">
            <text:p>0.927889</text:p>
          </table:table-cell>
          <table:table-cell office:value-type="float" office:value="0.137865" calcext:value-type="float">
            <text:p>0.137865</text:p>
          </table:table-cell>
          <table:table-cell table:number-columns-repeated="6"/>
        </table:table-row>
      </table:table>
      <table:table table:name="TieTacToe" table:style-name="ta1">
        <table:shapes>
          <draw:frame draw:z-index="0" draw:style-name="gr1" draw:text-style-name="P1" svg:width="5.2106in" svg:height="2.7768in" svg:x="5.8768in" svg:y="5.4969in">
            <draw:object draw:notify-on-update-of-ranges="TieTacToe.A3:TieTacToe.A22 TieTacToe.C2:TieTacToe.C2 TieTacToe.C3:TieTacToe.C22 TieTacToe.A3:TieTacToe.A22 TieTacToe.E2:TieTacToe.E2 TieTacToe.E3:TieTacToe.E22 TieTacToe.A3:TieTacToe.A22 TieTacToe.G2:TieTacToe.G2 TieTacToe.G3:TieTacToe.G2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5.0618in" svg:height="2.9803in" svg:x="0.6567in" svg:y="5.3394in">
            <draw:object draw:notify-on-update-of-ranges="TieTacToe.A24:TieTacToe.A26 TieTacToe.C2:TieTacToe.C2 TieTacToe.C24:TieTacToe.C26 TieTacToe.E2:TieTacToe.E2 TieTacToe.E24:TieTacToe.E26 TieTacToe.G2:TieTacToe.G2 TieTacToe.G24:TieTacToe.G2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6.3008in" svg:height="3.5484in" svg:x="4.0244in" svg:y="12.7748in">
            <draw:object draw:notify-on-update-of-ranges="TieTacToe.A71:TieTacToe.A89 TieTacToe.B70:TieTacToe.B70 TieTacToe.B71:TieTacToe.B89" xlink:href="./Object 35" xlink:type="simple" xlink:show="embed" xlink:actuate="onLoad"/>
            <draw:image xlink:href="./ObjectReplacements/Object 35" xlink:type="simple" xlink:show="embed" xlink:actuate="onLoad"/>
          </draw:frame>
          <draw:frame draw:z-index="3" draw:style-name="gr1" draw:text-style-name="P1" svg:width="5.8307in" svg:height="3.2465in" svg:x="5.9177in" svg:y="9.2024in">
            <draw:object draw:notify-on-update-of-ranges="TieTacToe.A48:TieTacToe.A66 TieTacToe.B47:TieTacToe.B47 TieTacToe.B48:TieTacToe.B66 TieTacToe.A48:TieTacToe.A66 TieTacToe.D47:TieTacToe.D47 TieTacToe.D48:TieTacToe.D66 TieTacToe.A48:TieTacToe.A66 TieTacToe.E47:TieTacToe.E47 TieTacToe.E48:TieTacToe.E66 TieTacToe.A48:TieTacToe.A66 TieTacToe.F47:TieTacToe.F47 TieTacToe.F48:TieTacToe.F66" xlink:href="./Object 34" xlink:type="simple" xlink:show="embed" xlink:actuate="onLoad"/>
            <draw:image xlink:href="./ObjectReplacements/Object 3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 table:number-columns-spanned="10" table:number-rows-spanned="1">
            <text:p>TicTacToe, MaxLearn, UIUP PLP-trees (Training: 1000 examples, Testing: 1000 examples, TestingExtra: all examples except the training 1000)</text:p>
            <text:p><text:span text:style-name="T1">#Attributes: 9</text:span></text:p>
            <text:p><text:span text:style-name="T1">#Outcomes: 958</text:span></text:p>
            <text:p><text:span text:style-name="T1">#Users: 1</text:span></text:p>
            <text:p><text:span text:style-name="T1">#Examples: 207832</text:span></text:p>
          </table:table-cell>
          <table:covered-table-cell table:number-columns-repeated="9"/>
        </table:table-row>
        <table:table-row table:style-name="ro2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Training#</text:p>
          </table:table-cell>
          <table:table-cell table:style-name="ce1" office:value-type="string" calcext:value-type="string">
            <text:p>Training%</text:p>
          </table:table-cell>
          <table:table-cell table:style-name="ce2" office:value-type="string" calcext:value-type="string">
            <text:p>Testing#</text:p>
          </table:table-cell>
          <table:table-cell table:style-name="ce1" office:value-type="string" calcext:value-type="string">
            <text:p>Testing%</text:p>
          </table:table-cell>
          <table:table-cell office:value-type="string" calcext:value-type="string">
            <text:p>TestingExtra#</text:p>
          </table:table-cell>
          <table:table-cell office:value-type="string" calcext:value-type="string">
            <text:p>TestingExtra%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56" calcext:value-type="float">
            <text:p>756</text:p>
          </table:table-cell>
          <table:table-cell table:formula="of:=[.B3]/1000" office:value-type="float" office:value="0.756" calcext:value-type="float">
            <text:p>0.756</text:p>
          </table:table-cell>
          <table:table-cell office:value-type="float" office:value="739" calcext:value-type="float">
            <text:p>739</text:p>
          </table:table-cell>
          <table:table-cell table:formula="of:=[.D3]/1000" office:value-type="float" office:value="0.739" calcext:value-type="float">
            <text:p>0.739</text:p>
          </table:table-cell>
          <table:table-cell office:value-type="float" office:value="151570" calcext:value-type="float">
            <text:p>151570</text:p>
          </table:table-cell>
          <table:table-cell table:formula="of:=[.F3]/206832" office:value-type="float" office:value="0.732816972228669" calcext:value-type="float">
            <text:p>0.732816972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73" calcext:value-type="float">
            <text:p>773</text:p>
          </table:table-cell>
          <table:table-cell table:formula="of:=[.B4]/1000" office:value-type="float" office:value="0.773" calcext:value-type="float">
            <text:p>0.773</text:p>
          </table:table-cell>
          <table:table-cell office:value-type="float" office:value="737" calcext:value-type="float">
            <text:p>737</text:p>
          </table:table-cell>
          <table:table-cell table:formula="of:=[.D4]/1000" office:value-type="float" office:value="0.737" calcext:value-type="float">
            <text:p>0.737</text:p>
          </table:table-cell>
          <table:table-cell office:value-type="float" office:value="152796" calcext:value-type="float">
            <text:p>152796</text:p>
          </table:table-cell>
          <table:table-cell table:formula="of:=[.F4]/206832" office:value-type="float" office:value="0.738744488280343" calcext:value-type="float">
            <text:p>0.7387444883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82" calcext:value-type="float">
            <text:p>782</text:p>
          </table:table-cell>
          <table:table-cell table:formula="of:=[.B5]/1000" office:value-type="float" office:value="0.782" calcext:value-type="float">
            <text:p>0.782</text:p>
          </table:table-cell>
          <table:table-cell office:value-type="float" office:value="729" calcext:value-type="float">
            <text:p>729</text:p>
          </table:table-cell>
          <table:table-cell table:formula="of:=[.D5]/1000" office:value-type="float" office:value="0.729" calcext:value-type="float">
            <text:p>0.729</text:p>
          </table:table-cell>
          <table:table-cell office:value-type="float" office:value="151911" calcext:value-type="float">
            <text:p>151911</text:p>
          </table:table-cell>
          <table:table-cell table:formula="of:=[.F5]/206832" office:value-type="float" office:value="0.734465653283825" calcext:value-type="float">
            <text:p>0.7344656533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65" calcext:value-type="float">
            <text:p>765</text:p>
          </table:table-cell>
          <table:table-cell table:formula="of:=[.B6]/1000" office:value-type="float" office:value="0.765" calcext:value-type="float">
            <text:p>0.765</text:p>
          </table:table-cell>
          <table:table-cell office:value-type="float" office:value="741" calcext:value-type="float">
            <text:p>741</text:p>
          </table:table-cell>
          <table:table-cell table:formula="of:=[.D6]/1000" office:value-type="float" office:value="0.741" calcext:value-type="float">
            <text:p>0.741</text:p>
          </table:table-cell>
          <table:table-cell office:value-type="float" office:value="152549" calcext:value-type="float">
            <text:p>152549</text:p>
          </table:table-cell>
          <table:table-cell table:formula="of:=[.F6]/206832" office:value-type="float" office:value="0.737550282354761" calcext:value-type="float">
            <text:p>0.7375502824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61" calcext:value-type="float">
            <text:p>761</text:p>
          </table:table-cell>
          <table:table-cell table:formula="of:=[.B7]/1000" office:value-type="float" office:value="0.761" calcext:value-type="float">
            <text:p>0.761</text:p>
          </table:table-cell>
          <table:table-cell office:value-type="float" office:value="727" calcext:value-type="float">
            <text:p>727</text:p>
          </table:table-cell>
          <table:table-cell table:formula="of:=[.D7]/1000" office:value-type="float" office:value="0.727" calcext:value-type="float">
            <text:p>0.727</text:p>
          </table:table-cell>
          <table:table-cell office:value-type="float" office:value="152042" calcext:value-type="float">
            <text:p>152042</text:p>
          </table:table-cell>
          <table:table-cell table:formula="of:=[.F7]/206832" office:value-type="float" office:value="0.735099017560145" calcext:value-type="float">
            <text:p>0.7350990176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43" calcext:value-type="float">
            <text:p>743</text:p>
          </table:table-cell>
          <table:table-cell table:formula="of:=[.B8]/1000" office:value-type="float" office:value="0.743" calcext:value-type="float">
            <text:p>0.743</text:p>
          </table:table-cell>
          <table:table-cell office:value-type="float" office:value="738" calcext:value-type="float">
            <text:p>738</text:p>
          </table:table-cell>
          <table:table-cell table:formula="of:=[.D8]/1000" office:value-type="float" office:value="0.738" calcext:value-type="float">
            <text:p>0.738</text:p>
          </table:table-cell>
          <table:table-cell office:value-type="float" office:value="152565" calcext:value-type="float">
            <text:p>152565</text:p>
          </table:table-cell>
          <table:table-cell table:formula="of:=[.F8]/206832" office:value-type="float" office:value="0.737627639823625" calcext:value-type="float">
            <text:p>0.7376276398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54" calcext:value-type="float">
            <text:p>754</text:p>
          </table:table-cell>
          <table:table-cell table:formula="of:=[.B9]/1000" office:value-type="float" office:value="0.754" calcext:value-type="float">
            <text:p>0.754</text:p>
          </table:table-cell>
          <table:table-cell office:value-type="float" office:value="722" calcext:value-type="float">
            <text:p>722</text:p>
          </table:table-cell>
          <table:table-cell table:formula="of:=[.D9]/1000" office:value-type="float" office:value="0.722" calcext:value-type="float">
            <text:p>0.722</text:p>
          </table:table-cell>
          <table:table-cell office:value-type="float" office:value="150754" calcext:value-type="float">
            <text:p>150754</text:p>
          </table:table-cell>
          <table:table-cell table:formula="of:=[.F9]/206832" office:value-type="float" office:value="0.728871741316624" calcext:value-type="float">
            <text:p>0.7288717413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55" calcext:value-type="float">
            <text:p>755</text:p>
          </table:table-cell>
          <table:table-cell table:formula="of:=[.B10]/1000" office:value-type="float" office:value="0.755" calcext:value-type="float">
            <text:p>0.755</text:p>
          </table:table-cell>
          <table:table-cell office:value-type="float" office:value="732" calcext:value-type="float">
            <text:p>732</text:p>
          </table:table-cell>
          <table:table-cell table:formula="of:=[.D10]/1000" office:value-type="float" office:value="0.732" calcext:value-type="float">
            <text:p>0.732</text:p>
          </table:table-cell>
          <table:table-cell office:value-type="float" office:value="151780" calcext:value-type="float">
            <text:p>151780</text:p>
          </table:table-cell>
          <table:table-cell table:formula="of:=[.F10]/206832" office:value-type="float" office:value="0.733832289007504" calcext:value-type="float">
            <text:p>0.733832289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55" calcext:value-type="float">
            <text:p>755</text:p>
          </table:table-cell>
          <table:table-cell table:formula="of:=[.B11]/1000" office:value-type="float" office:value="0.755" calcext:value-type="float">
            <text:p>0.755</text:p>
          </table:table-cell>
          <table:table-cell office:value-type="float" office:value="726" calcext:value-type="float">
            <text:p>726</text:p>
          </table:table-cell>
          <table:table-cell table:formula="of:=[.D11]/1000" office:value-type="float" office:value="0.726" calcext:value-type="float">
            <text:p>0.726</text:p>
          </table:table-cell>
          <table:table-cell office:value-type="float" office:value="152758" calcext:value-type="float">
            <text:p>152758</text:p>
          </table:table-cell>
          <table:table-cell table:formula="of:=[.F11]/206832" office:value-type="float" office:value="0.738560764291792" calcext:value-type="float">
            <text:p>0.7385607643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54" calcext:value-type="float">
            <text:p>754</text:p>
          </table:table-cell>
          <table:table-cell table:formula="of:=[.B12]/1000" office:value-type="float" office:value="0.754" calcext:value-type="float">
            <text:p>0.754</text:p>
          </table:table-cell>
          <table:table-cell office:value-type="float" office:value="734" calcext:value-type="float">
            <text:p>734</text:p>
          </table:table-cell>
          <table:table-cell table:formula="of:=[.D12]/1000" office:value-type="float" office:value="0.734" calcext:value-type="float">
            <text:p>0.734</text:p>
          </table:table-cell>
          <table:table-cell office:value-type="float" office:value="150950" calcext:value-type="float">
            <text:p>150950</text:p>
          </table:table-cell>
          <table:table-cell table:formula="of:=[.F12]/206832" office:value-type="float" office:value="0.729819370310204" calcext:value-type="float">
            <text:p>0.7298193703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56" calcext:value-type="float">
            <text:p>756</text:p>
          </table:table-cell>
          <table:table-cell table:formula="of:=[.B13]/1000" office:value-type="float" office:value="0.756" calcext:value-type="float">
            <text:p>0.756</text:p>
          </table:table-cell>
          <table:table-cell office:value-type="float" office:value="741" calcext:value-type="float">
            <text:p>741</text:p>
          </table:table-cell>
          <table:table-cell table:formula="of:=[.D13]/1000" office:value-type="float" office:value="0.741" calcext:value-type="float">
            <text:p>0.741</text:p>
          </table:table-cell>
          <table:table-cell office:value-type="float" office:value="152472" calcext:value-type="float">
            <text:p>152472</text:p>
          </table:table-cell>
          <table:table-cell table:formula="of:=[.F13]/206832" office:value-type="float" office:value="0.737177999535855" calcext:value-type="float">
            <text:p>0.7371779995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87" calcext:value-type="float">
            <text:p>787</text:p>
          </table:table-cell>
          <table:table-cell table:formula="of:=[.B14]/1000" office:value-type="float" office:value="0.787" calcext:value-type="float">
            <text:p>0.787</text:p>
          </table:table-cell>
          <table:table-cell office:value-type="float" office:value="751" calcext:value-type="float">
            <text:p>751</text:p>
          </table:table-cell>
          <table:table-cell table:formula="of:=[.D14]/1000" office:value-type="float" office:value="0.751" calcext:value-type="float">
            <text:p>0.751</text:p>
          </table:table-cell>
          <table:table-cell office:value-type="float" office:value="151288" calcext:value-type="float">
            <text:p>151288</text:p>
          </table:table-cell>
          <table:table-cell table:formula="of:=[.F14]/206832" office:value-type="float" office:value="0.731453546839947" calcext:value-type="float">
            <text:p>0.7314535468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48" calcext:value-type="float">
            <text:p>748</text:p>
          </table:table-cell>
          <table:table-cell table:formula="of:=[.B15]/1000" office:value-type="float" office:value="0.748" calcext:value-type="float">
            <text:p>0.748</text:p>
          </table:table-cell>
          <table:table-cell office:value-type="float" office:value="735" calcext:value-type="float">
            <text:p>735</text:p>
          </table:table-cell>
          <table:table-cell table:formula="of:=[.D15]/1000" office:value-type="float" office:value="0.735" calcext:value-type="float">
            <text:p>0.735</text:p>
          </table:table-cell>
          <table:table-cell office:value-type="float" office:value="152742" calcext:value-type="float">
            <text:p>152742</text:p>
          </table:table-cell>
          <table:table-cell table:formula="of:=[.F15]/206832" office:value-type="float" office:value="0.738483406822929" calcext:value-type="float">
            <text:p>0.7384834068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733" calcext:value-type="float">
            <text:p>733</text:p>
          </table:table-cell>
          <table:table-cell table:formula="of:=[.B16]/1000" office:value-type="float" office:value="0.733" calcext:value-type="float">
            <text:p>0.733</text:p>
          </table:table-cell>
          <table:table-cell office:value-type="float" office:value="729" calcext:value-type="float">
            <text:p>729</text:p>
          </table:table-cell>
          <table:table-cell table:formula="of:=[.D16]/1000" office:value-type="float" office:value="0.729" calcext:value-type="float">
            <text:p>0.729</text:p>
          </table:table-cell>
          <table:table-cell office:value-type="float" office:value="151342" calcext:value-type="float">
            <text:p>151342</text:p>
          </table:table-cell>
          <table:table-cell table:formula="of:=[.F16]/206832" office:value-type="float" office:value="0.731714628297362" calcext:value-type="float">
            <text:p>0.7317146283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773" calcext:value-type="float">
            <text:p>773</text:p>
          </table:table-cell>
          <table:table-cell table:formula="of:=[.B17]/1000" office:value-type="float" office:value="0.773" calcext:value-type="float">
            <text:p>0.773</text:p>
          </table:table-cell>
          <table:table-cell office:value-type="float" office:value="749" calcext:value-type="float">
            <text:p>749</text:p>
          </table:table-cell>
          <table:table-cell table:formula="of:=[.D17]/1000" office:value-type="float" office:value="0.749" calcext:value-type="float">
            <text:p>0.749</text:p>
          </table:table-cell>
          <table:table-cell office:value-type="float" office:value="151744" calcext:value-type="float">
            <text:p>151744</text:p>
          </table:table-cell>
          <table:table-cell table:formula="of:=[.F17]/206832" office:value-type="float" office:value="0.73365823470256" calcext:value-type="float">
            <text:p>0.7336582347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76" calcext:value-type="float">
            <text:p>776</text:p>
          </table:table-cell>
          <table:table-cell table:formula="of:=[.B18]/1000" office:value-type="float" office:value="0.776" calcext:value-type="float">
            <text:p>0.776</text:p>
          </table:table-cell>
          <table:table-cell office:value-type="float" office:value="749" calcext:value-type="float">
            <text:p>749</text:p>
          </table:table-cell>
          <table:table-cell table:formula="of:=[.D18]/1000" office:value-type="float" office:value="0.749" calcext:value-type="float">
            <text:p>0.749</text:p>
          </table:table-cell>
          <table:table-cell office:value-type="float" office:value="151846" calcext:value-type="float">
            <text:p>151846</text:p>
          </table:table-cell>
          <table:table-cell table:formula="of:=[.F18]/206832" office:value-type="float" office:value="0.734151388566566" calcext:value-type="float">
            <text:p>0.7341513886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745" calcext:value-type="float">
            <text:p>745</text:p>
          </table:table-cell>
          <table:table-cell table:formula="of:=[.B19]/1000" office:value-type="float" office:value="0.745" calcext:value-type="float">
            <text:p>0.745</text:p>
          </table:table-cell>
          <table:table-cell office:value-type="float" office:value="726" calcext:value-type="float">
            <text:p>726</text:p>
          </table:table-cell>
          <table:table-cell table:formula="of:=[.D19]/1000" office:value-type="float" office:value="0.726" calcext:value-type="float">
            <text:p>0.726</text:p>
          </table:table-cell>
          <table:table-cell office:value-type="float" office:value="151255" calcext:value-type="float">
            <text:p>151255</text:p>
          </table:table-cell>
          <table:table-cell table:formula="of:=[.F19]/206832" office:value-type="float" office:value="0.731293997060416" calcext:value-type="float">
            <text:p>0.7312939971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749" calcext:value-type="float">
            <text:p>749</text:p>
          </table:table-cell>
          <table:table-cell table:formula="of:=[.B20]/1000" office:value-type="float" office:value="0.749" calcext:value-type="float">
            <text:p>0.749</text:p>
          </table:table-cell>
          <table:table-cell office:value-type="float" office:value="727" calcext:value-type="float">
            <text:p>727</text:p>
          </table:table-cell>
          <table:table-cell table:formula="of:=[.D20]/1000" office:value-type="float" office:value="0.727" calcext:value-type="float">
            <text:p>0.727</text:p>
          </table:table-cell>
          <table:table-cell office:value-type="float" office:value="151570" calcext:value-type="float">
            <text:p>151570</text:p>
          </table:table-cell>
          <table:table-cell table:formula="of:=[.F20]/206832" office:value-type="float" office:value="0.732816972228669" calcext:value-type="float">
            <text:p>0.7328169722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775" calcext:value-type="float">
            <text:p>775</text:p>
          </table:table-cell>
          <table:table-cell table:formula="of:=[.B21]/1000" office:value-type="float" office:value="0.775" calcext:value-type="float">
            <text:p>0.775</text:p>
          </table:table-cell>
          <table:table-cell office:value-type="float" office:value="715" calcext:value-type="float">
            <text:p>715</text:p>
          </table:table-cell>
          <table:table-cell table:formula="of:=[.D21]/1000" office:value-type="float" office:value="0.715" calcext:value-type="float">
            <text:p>0.715</text:p>
          </table:table-cell>
          <table:table-cell office:value-type="float" office:value="150688" calcext:value-type="float">
            <text:p>150688</text:p>
          </table:table-cell>
          <table:table-cell table:formula="of:=[.F21]/206832" office:value-type="float" office:value="0.728552641757562" calcext:value-type="float">
            <text:p>0.7285526418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41" calcext:value-type="float">
            <text:p>741</text:p>
          </table:table-cell>
          <table:table-cell table:formula="of:=[.B22]/1000" office:value-type="float" office:value="0.741" calcext:value-type="float">
            <text:p>0.741</text:p>
          </table:table-cell>
          <table:table-cell office:value-type="float" office:value="732" calcext:value-type="float">
            <text:p>732</text:p>
          </table:table-cell>
          <table:table-cell table:formula="of:=[.D22]/1000" office:value-type="float" office:value="0.732" calcext:value-type="float">
            <text:p>0.732</text:p>
          </table:table-cell>
          <table:table-cell office:value-type="float" office:value="151854" calcext:value-type="float">
            <text:p>151854</text:p>
          </table:table-cell>
          <table:table-cell table:formula="of:=[.F22]/206832" office:value-type="float" office:value="0.734190067300998" calcext:value-type="float">
            <text:p>0.7341900673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Avg</text:p>
          </table:table-cell>
          <table:table-cell table:style-name="ce4" table:formula="of:=SUM([.B3:.B22])/20" office:value-type="float" office:value="759.05" calcext:value-type="float">
            <text:p>759.05</text:p>
          </table:table-cell>
          <table:table-cell table:style-name="ce4" table:formula="of:=SUM([.C3:.C22])/20" office:value-type="float" office:value="0.75905" calcext:value-type="float">
            <text:p>0.75905</text:p>
          </table:table-cell>
          <table:table-cell table:style-name="ce4" table:formula="of:=SUM([.D3:.D22])/20" office:value-type="float" office:value="733.95" calcext:value-type="float">
            <text:p>733.95</text:p>
          </table:table-cell>
          <table:table-cell table:style-name="ce4" table:formula="of:=SUM([.E3:.E22])/20" office:value-type="float" office:value="0.73395" calcext:value-type="float">
            <text:p>0.73395</text:p>
          </table:table-cell>
          <table:table-cell table:style-name="ce4" table:formula="of:=SUM([.F3:.F22])/20" office:value-type="float" office:value="151823.8" calcext:value-type="float">
            <text:p>151823.8</text:p>
          </table:table-cell>
          <table:table-cell table:style-name="ce4" table:formula="of:=SUM([.G3:.G22])/20" office:value-type="float" office:value="0.734044055078518" calcext:value-type="float">
            <text:p>0.73404405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x</text:p>
          </table:table-cell>
          <table:table-cell table:style-name="ce4" table:formula="of:=SUBTOTAL(4; [.B3:.B22])" office:value-type="float" office:value="787" calcext:value-type="float">
            <text:p>787</text:p>
          </table:table-cell>
          <table:table-cell table:style-name="ce4" table:formula="of:=SUBTOTAL(4; [.C3:.C22])" office:value-type="float" office:value="0.787" calcext:value-type="float">
            <text:p>0.787</text:p>
          </table:table-cell>
          <table:table-cell table:style-name="ce4" table:formula="of:=SUBTOTAL(4; [.D3:.D22])" office:value-type="float" office:value="751" calcext:value-type="float">
            <text:p>751</text:p>
          </table:table-cell>
          <table:table-cell table:style-name="ce4" table:formula="of:=SUBTOTAL(4; [.E3:.E22])" office:value-type="float" office:value="0.751" calcext:value-type="float">
            <text:p>0.751</text:p>
          </table:table-cell>
          <table:table-cell table:style-name="ce4" table:formula="of:=SUBTOTAL(4; [.F3:.F22])" office:value-type="float" office:value="152796" calcext:value-type="float">
            <text:p>152796</text:p>
          </table:table-cell>
          <table:table-cell table:style-name="ce4" table:formula="of:=SUBTOTAL(4; [.G3:.G22])" office:value-type="float" office:value="0.738744488280343" calcext:value-type="float">
            <text:p>0.73874448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</text:p>
          </table:table-cell>
          <table:table-cell table:style-name="ce4" table:formula="of:=SUBTOTAL(5; [.B3:.B22])" office:value-type="float" office:value="733" calcext:value-type="float">
            <text:p>733</text:p>
          </table:table-cell>
          <table:table-cell table:style-name="ce4" table:formula="of:=SUBTOTAL(5; [.C3:.C22])" office:value-type="float" office:value="0.733" calcext:value-type="float">
            <text:p>0.733</text:p>
          </table:table-cell>
          <table:table-cell table:style-name="ce4" table:formula="of:=SUBTOTAL(5; [.D3:.D22])" office:value-type="float" office:value="715" calcext:value-type="float">
            <text:p>715</text:p>
          </table:table-cell>
          <table:table-cell table:style-name="ce4" table:formula="of:=SUBTOTAL(5; [.E3:.E22])" office:value-type="float" office:value="0.715" calcext:value-type="float">
            <text:p>0.715</text:p>
          </table:table-cell>
          <table:table-cell table:style-name="ce4" table:formula="of:=SUBTOTAL(5; [.F3:.F22])" office:value-type="float" office:value="150688" calcext:value-type="float">
            <text:p>150688</text:p>
          </table:table-cell>
          <table:table-cell table:style-name="ce4" table:formula="of:=SUBTOTAL(5; [.G3:.G22])" office:value-type="float" office:value="0.728552641757562" calcext:value-type="float">
            <text:p>0.7285526418</text:p>
          </table:table-cell>
          <table:table-cell table:number-columns-repeated="3"/>
        </table:table-row>
        <table:table-row table:style-name="ro2" table:number-rows-repeated="20">
          <table:table-cell table:number-columns-repeated="10"/>
        </table:table-row>
        <table:table-row table:style-name="ro2">
          <table:table-cell office:value-type="string" calcext:value-type="string">
            <text:p>SampleSize</text:p>
          </table:table-cell>
          <table:table-cell office:value-type="string" calcext:value-type="string">
            <text:p>X-Training%</text:p>
          </table:table-cell>
          <table:table-cell office:value-type="string" calcext:value-type="string">
            <text:p>X-Testing%</text:p>
          </table:table-cell>
          <table:table-cell office:value-type="string" calcext:value-type="string">
            <text:p>X-TestingExtra%</text:p>
          </table:table-cell>
          <table:table-cell office:value-type="string" calcext:value-type="string">
            <text:p>MH-Training%</text:p>
          </table:table-cell>
          <table:table-cell office:value-type="string" calcext:value-type="string">
            <text:p>MH-TestingExtra%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office:value-type="float" office:value="0.59" calcext:value-type="float">
            <text:p>0.59</text:p>
          </table:table-cell>
          <table:table-cell office:value-type="float" office:value="0.58327" calcext:value-type="float">
            <text:p>0.58327</text:p>
          </table:table-cell>
          <table:table-cell office:value-type="float" office:value="0.88" calcext:value-type="float">
            <text:p>0.88</text:p>
          </table:table-cell>
          <table:table-cell office:value-type="float" office:value="0.512944" calcext:value-type="float">
            <text:p>0.512944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905" calcext:value-type="float">
            <text:p>0.905</text:p>
          </table:table-cell>
          <table:table-cell office:value-type="float" office:value="0.56" calcext:value-type="float">
            <text:p>0.56</text:p>
          </table:table-cell>
          <table:table-cell office:value-type="float" office:value="0.62524" calcext:value-type="float">
            <text:p>0.62524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559344" calcext:value-type="float">
            <text:p>0.559344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888333" calcext:value-type="float">
            <text:p>0.888333</text:p>
          </table:table-cell>
          <table:table-cell office:value-type="float" office:value="0.62833" calcext:value-type="float">
            <text:p>0.62833</text:p>
          </table:table-cell>
          <table:table-cell office:value-type="float" office:value="0.617145" calcext:value-type="float">
            <text:p>0.617145</text:p>
          </table:table-cell>
          <table:table-cell office:value-type="float" office:value="0.83" calcext:value-type="float">
            <text:p>0.83</text:p>
          </table:table-cell>
          <table:table-cell office:value-type="float" office:value="0.614597" calcext:value-type="float">
            <text:p>0.614597</text:p>
          </table:table-cell>
          <table:table-cell table:number-columns-repeated="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85625" calcext:value-type="float">
            <text:p>0.85625</text:p>
          </table:table-cell>
          <table:table-cell office:value-type="float" office:value="0.665" calcext:value-type="float">
            <text:p>0.665</text:p>
          </table:table-cell>
          <table:table-cell office:value-type="float" office:value="0.64505" calcext:value-type="float">
            <text:p>0.64505</text:p>
          </table:table-cell>
          <table:table-cell office:value-type="float" office:value="0.82" calcext:value-type="float">
            <text:p>0.82</text:p>
          </table:table-cell>
          <table:table-cell office:value-type="float" office:value="0.641485" calcext:value-type="float">
            <text:p>0.641485</text:p>
          </table:table-cell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852" calcext:value-type="float">
            <text:p>0.852</text:p>
          </table:table-cell>
          <table:table-cell office:value-type="float" office:value="0.692" calcext:value-type="float">
            <text:p>0.692</text:p>
          </table:table-cell>
          <table:table-cell office:value-type="float" office:value="0.6664" calcext:value-type="float">
            <text:p>0.6664</text:p>
          </table:table-cell>
          <table:table-cell office:value-type="float" office:value="0.786" calcext:value-type="float">
            <text:p>0.786</text:p>
          </table:table-cell>
          <table:table-cell office:value-type="float" office:value="0.625938" calcext:value-type="float">
            <text:p>0.625938</text:p>
          </table:table-cell>
          <table:table-cell table:number-columns-repeated="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828333" calcext:value-type="float">
            <text:p>0.828333</text:p>
          </table:table-cell>
          <table:table-cell office:value-type="float" office:value="0.681675" calcext:value-type="float">
            <text:p>0.681675</text:p>
          </table:table-cell>
          <table:table-cell office:value-type="float" office:value="0.680145" calcext:value-type="float">
            <text:p>0.680145</text:p>
          </table:table-cell>
          <table:table-cell office:value-type="float" office:value="0.800833" calcext:value-type="float">
            <text:p>0.800833</text:p>
          </table:table-cell>
          <table:table-cell office:value-type="float" office:value="0.658589" calcext:value-type="float">
            <text:p>0.658589</text:p>
          </table:table-cell>
          <table:table-cell table:number-columns-repeated="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829286" calcext:value-type="float">
            <text:p>0.829286</text:p>
          </table:table-cell>
          <table:table-cell office:value-type="float" office:value="0.68" calcext:value-type="float">
            <text:p>0.68</text:p>
          </table:table-cell>
          <table:table-cell office:value-type="float" office:value="0.682535" calcext:value-type="float">
            <text:p>0.682535</text:p>
          </table:table-cell>
          <table:table-cell office:value-type="float" office:value="0.771429" calcext:value-type="float">
            <text:p>0.771429</text:p>
          </table:table-cell>
          <table:table-cell office:value-type="float" office:value="0.656048" calcext:value-type="float">
            <text:p>0.656048</text:p>
          </table:table-cell>
          <table:table-cell table:number-columns-repeated="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815" calcext:value-type="float">
            <text:p>0.815</text:p>
          </table:table-cell>
          <table:table-cell office:value-type="float" office:value="0.709375" calcext:value-type="float">
            <text:p>0.709375</text:p>
          </table:table-cell>
          <table:table-cell office:value-type="float" office:value="0.689565" calcext:value-type="float">
            <text:p>0.689565</text:p>
          </table:table-cell>
          <table:table-cell office:value-type="float" office:value="0.79" calcext:value-type="float">
            <text:p>0.79</text:p>
          </table:table-cell>
          <table:table-cell office:value-type="float" office:value="0.677895" calcext:value-type="float">
            <text:p>0.677895</text:p>
          </table:table-cell>
          <table:table-cell table:number-columns-repeated="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812222" calcext:value-type="float">
            <text:p>0.812222</text:p>
          </table:table-cell>
          <table:table-cell office:value-type="float" office:value="0.68722" calcext:value-type="float">
            <text:p>0.68722</text:p>
          </table:table-cell>
          <table:table-cell office:value-type="float" office:value="0.6959" calcext:value-type="float">
            <text:p>0.6959</text:p>
          </table:table-cell>
          <table:table-cell office:value-type="float" office:value="0.775" calcext:value-type="float">
            <text:p>0.775</text:p>
          </table:table-cell>
          <table:table-cell office:value-type="float" office:value="0.663427" calcext:value-type="float">
            <text:p>0.663427</text:p>
          </table:table-cell>
          <table:table-cell table:number-columns-repeated="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809" calcext:value-type="float">
            <text:p>0.809</text:p>
          </table:table-cell>
          <table:table-cell office:value-type="float" office:value="0.714" calcext:value-type="float">
            <text:p>0.714</text:p>
          </table:table-cell>
          <table:table-cell office:value-type="float" office:value="0.694745" calcext:value-type="float">
            <text:p>0.694745</text:p>
          </table:table-cell>
          <table:table-cell office:value-type="float" office:value="0.799" calcext:value-type="float">
            <text:p>0.799</text:p>
          </table:table-cell>
          <table:table-cell office:value-type="float" office:value="0.69374" calcext:value-type="float">
            <text:p>0.69374</text:p>
          </table:table-cell>
          <table:table-cell table:number-columns-repeated="4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778" calcext:value-type="float">
            <text:p>0.778</text:p>
          </table:table-cell>
          <table:table-cell office:value-type="float" office:value="0.72575" calcext:value-type="float">
            <text:p>0.72575</text:p>
          </table:table-cell>
          <table:table-cell office:value-type="float" office:value="0.724655" calcext:value-type="float">
            <text:p>0.724655</text:p>
          </table:table-cell>
          <table:table-cell office:value-type="float" office:value="0.7695" calcext:value-type="float">
            <text:p>0.7695</text:p>
          </table:table-cell>
          <table:table-cell office:value-type="float" office:value="0.707991" calcext:value-type="float">
            <text:p>0.707991</text:p>
          </table:table-cell>
          <table:table-cell table:number-columns-repeated="4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0.7795" calcext:value-type="float">
            <text:p>0.7795</text:p>
          </table:table-cell>
          <table:table-cell office:value-type="float" office:value="0.732005" calcext:value-type="float">
            <text:p>0.732005</text:p>
          </table:table-cell>
          <table:table-cell office:value-type="float" office:value="0.727755" calcext:value-type="float">
            <text:p>0.727755</text:p>
          </table:table-cell>
          <table:table-cell office:value-type="float" office:value="0.759333" calcext:value-type="float">
            <text:p>0.759333</text:p>
          </table:table-cell>
          <table:table-cell office:value-type="float" office:value="0.722638" calcext:value-type="float">
            <text:p>0.722638</text:p>
          </table:table-cell>
          <table:table-cell table:number-columns-repeated="4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0.770625" calcext:value-type="float">
            <text:p>0.770625</text:p>
          </table:table-cell>
          <table:table-cell office:value-type="float" office:value="0.726625" calcext:value-type="float">
            <text:p>0.726625</text:p>
          </table:table-cell>
          <table:table-cell office:value-type="float" office:value="0.731165" calcext:value-type="float">
            <text:p>0.731165</text:p>
          </table:table-cell>
          <table:table-cell office:value-type="float" office:value="0.7645" calcext:value-type="float">
            <text:p>0.7645</text:p>
          </table:table-cell>
          <table:table-cell office:value-type="float" office:value="0.721901" calcext:value-type="float">
            <text:p>0.721901</text:p>
          </table:table-cell>
          <table:table-cell table:number-columns-repeated="4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7603" calcext:value-type="float">
            <text:p>0.7603</text:p>
          </table:table-cell>
          <table:table-cell office:value-type="float" office:value="0.7252" calcext:value-type="float">
            <text:p>0.7252</text:p>
          </table:table-cell>
          <table:table-cell office:value-type="float" office:value="0.727185" calcext:value-type="float">
            <text:p>0.727185</text:p>
          </table:table-cell>
          <table:table-cell office:value-type="float" office:value="0.7579" calcext:value-type="float">
            <text:p>0.7579</text:p>
          </table:table-cell>
          <table:table-cell office:value-type="float" office:value="0.727822" calcext:value-type="float">
            <text:p>0.727822</text:p>
          </table:table-cell>
          <table:table-cell table:number-columns-repeated="4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0.765333" calcext:value-type="float">
            <text:p>0.765333</text:p>
          </table:table-cell>
          <table:table-cell office:value-type="float" office:value="0.73066" calcext:value-type="float">
            <text:p>0.73066</text:p>
          </table:table-cell>
          <table:table-cell office:value-type="float" office:value="0.734145" calcext:value-type="float">
            <text:p>0.734145</text:p>
          </table:table-cell>
          <table:table-cell office:value-type="float" office:value="0.748417" calcext:value-type="float">
            <text:p>0.748417</text:p>
          </table:table-cell>
          <table:table-cell office:value-type="float" office:value="0.729441" calcext:value-type="float">
            <text:p>0.729441</text:p>
          </table:table-cell>
          <table:table-cell table:number-columns-repeated="4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0.760643" calcext:value-type="float">
            <text:p>0.760643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733875" calcext:value-type="float">
            <text:p>0.733875</text:p>
          </table:table-cell>
          <table:table-cell office:value-type="float" office:value="0.762071" calcext:value-type="float">
            <text:p>0.762071</text:p>
          </table:table-cell>
          <table:table-cell office:value-type="float" office:value="0.730683" calcext:value-type="float">
            <text:p>0.730683</text:p>
          </table:table-cell>
          <table:table-cell table:number-columns-repeated="4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0.754875" calcext:value-type="float">
            <text:p>0.754875</text:p>
          </table:table-cell>
          <table:table-cell office:value-type="float" office:value="0.73443" calcext:value-type="float">
            <text:p>0.73443</text:p>
          </table:table-cell>
          <table:table-cell office:value-type="float" office:value="0.735215" calcext:value-type="float">
            <text:p>0.735215</text:p>
          </table:table-cell>
          <table:table-cell office:value-type="float" office:value="0.750875" calcext:value-type="float">
            <text:p>0.750875</text:p>
          </table:table-cell>
          <table:table-cell office:value-type="float" office:value="0.731924" calcext:value-type="float">
            <text:p>0.731924</text:p>
          </table:table-cell>
          <table:table-cell table:number-columns-repeated="4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0.759056" calcext:value-type="float">
            <text:p>0.759056</text:p>
          </table:table-cell>
          <table:table-cell office:value-type="float" office:value="0.73338" calcext:value-type="float">
            <text:p>0.73338</text:p>
          </table:table-cell>
          <table:table-cell office:value-type="float" office:value="0.735335" calcext:value-type="float">
            <text:p>0.735335</text:p>
          </table:table-cell>
          <table:table-cell office:value-type="float" office:value="0.750722" calcext:value-type="float">
            <text:p>0.750722</text:p>
          </table:table-cell>
          <table:table-cell office:value-type="float" office:value="0.73093" calcext:value-type="float">
            <text:p>0.73093</text:p>
          </table:table-cell>
          <table:table-cell table:number-columns-repeated="4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758292" calcext:value-type="float">
            <text:p>0.758292</text:p>
          </table:table-cell>
          <table:table-cell office:value-type="float" office:value="0.733245" calcext:value-type="float">
            <text:p>0.733245</text:p>
          </table:table-cell>
          <table:table-cell office:value-type="float" office:value="0.73406" calcext:value-type="float">
            <text:p>0.73406</text:p>
          </table:table-cell>
          <table:table-cell office:value-type="float" office:value="0.75" calcext:value-type="float">
            <text:p>0.75</text:p>
          </table:table-cell>
          <table:table-cell office:value-type="float" office:value="0.732411" calcext:value-type="float">
            <text:p>0.732411</text:p>
          </table:table-cell>
          <table:table-cell table:number-columns-repeated="4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 calcext:value-type="string">
            <text:p>Experimentation tim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pleSize</text:p>
          </table:table-cell>
          <table:table-cell office:value-type="string" calcext:value-type="string">
            <text:p>Time (s)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1831" calcext:value-type="float">
            <text:p>1.1831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3983" calcext:value-type="float">
            <text:p>2.3983</text:p>
          </table:table-cell>
          <table:table-cell table:number-columns-repeated="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.8939" calcext:value-type="float">
            <text:p>2.8939</text:p>
          </table:table-cell>
          <table:table-cell table:number-columns-repeated="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.96125" calcext:value-type="float">
            <text:p>3.96125</text:p>
          </table:table-cell>
          <table:table-cell table:number-columns-repeated="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.70245" calcext:value-type="float">
            <text:p>5.70245</text:p>
          </table:table-cell>
          <table:table-cell table:number-columns-repeated="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8.25135" calcext:value-type="float">
            <text:p>8.25135</text:p>
          </table:table-cell>
          <table:table-cell table:number-columns-repeated="8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0.5145" calcext:value-type="float">
            <text:p>10.5145</text:p>
          </table:table-cell>
          <table:table-cell table:number-columns-repeated="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3.4769" calcext:value-type="float">
            <text:p>13.4769</text:p>
          </table:table-cell>
          <table:table-cell table:number-columns-repeated="8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5.7843" calcext:value-type="float">
            <text:p>15.7843</text:p>
          </table:table-cell>
          <table:table-cell table:number-columns-repeated="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7.5615" calcext:value-type="float">
            <text:p>17.5615</text:p>
          </table:table-cell>
          <table:table-cell table:number-columns-repeated="8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64.6357" calcext:value-type="float">
            <text:p>64.6357</text:p>
          </table:table-cell>
          <table:table-cell table:number-columns-repeated="8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25.34" calcext:value-type="float">
            <text:p>125.34</text:p>
          </table:table-cell>
          <table:table-cell table:number-columns-repeated="8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206.614" calcext:value-type="float">
            <text:p>206.614</text:p>
          </table:table-cell>
          <table:table-cell table:number-columns-repeated="8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410.62" calcext:value-type="float">
            <text:p>410.62</text:p>
          </table:table-cell>
          <table:table-cell table:number-columns-repeated="8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515.325" calcext:value-type="float">
            <text:p>515.325</text:p>
          </table:table-cell>
          <table:table-cell table:number-columns-repeated="8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740.397" calcext:value-type="float">
            <text:p>740.397</text:p>
          </table:table-cell>
          <table:table-cell table:number-columns-repeated="8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1016.33" calcext:value-type="float">
            <text:p>1016.33</text:p>
          </table:table-cell>
          <table:table-cell table:number-columns-repeated="8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1374.98" calcext:value-type="float">
            <text:p>1374.98</text:p>
          </table:table-cell>
          <table:table-cell table:number-columns-repeated="8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906.65" calcext:value-type="float">
            <text:p>1906.65</text:p>
          </table:table-cell>
          <table:table-cell table:number-columns-repeated="8"/>
        </table:table-row>
        <table:table-row table:style-name="ro2" table:number-rows-repeated="22">
          <table:table-cell table:number-columns-repeated="10"/>
        </table:table-row>
        <table:table-row table:style-name="ro2">
          <table:table-cell office:value-type="string" calcext:value-type="string">
            <text:p>MH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pleSize</text:p>
          </table:table-cell>
          <table:table-cell office:value-type="string" calcext:value-type="string">
            <text:p>Training%</text:p>
          </table:table-cell>
          <table:table-cell office:value-type="string" calcext:value-type="string">
            <text:p>TestingExtra%</text:p>
          </table:table-cell>
          <table:table-cell office:value-type="string" calcext:value-type="string">
            <text:p>TrainingTime(s)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8" calcext:value-type="float">
            <text:p>0.88</text:p>
          </table:table-cell>
          <table:table-cell office:value-type="float" office:value="0.512944" calcext:value-type="float">
            <text:p>0.512944</text:p>
          </table:table-cell>
          <table:table-cell office:value-type="float" office:value="0.00032075" calcext:value-type="float">
            <text:p>0.00032075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559344" calcext:value-type="float">
            <text:p>0.559344</text:p>
          </table:table-cell>
          <table:table-cell office:value-type="float" office:value="0.0004949" calcext:value-type="float">
            <text:p>0.0004949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83" calcext:value-type="float">
            <text:p>0.83</text:p>
          </table:table-cell>
          <table:table-cell office:value-type="float" office:value="0.614597" calcext:value-type="float">
            <text:p>0.614597</text:p>
          </table:table-cell>
          <table:table-cell office:value-type="float" office:value="0.000638" calcext:value-type="float">
            <text:p>0.000638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82" calcext:value-type="float">
            <text:p>0.82</text:p>
          </table:table-cell>
          <table:table-cell office:value-type="float" office:value="0.641485" calcext:value-type="float">
            <text:p>0.641485</text:p>
          </table:table-cell>
          <table:table-cell office:value-type="float" office:value="0.00086765" calcext:value-type="float">
            <text:p>0.00086765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786" calcext:value-type="float">
            <text:p>0.786</text:p>
          </table:table-cell>
          <table:table-cell office:value-type="float" office:value="0.625938" calcext:value-type="float">
            <text:p>0.625938</text:p>
          </table:table-cell>
          <table:table-cell office:value-type="float" office:value="0.00110285" calcext:value-type="float">
            <text:p>0.00110285</text:p>
          </table:table-cell>
          <table:table-cell table:number-columns-repeated="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800833" calcext:value-type="float">
            <text:p>0.800833</text:p>
          </table:table-cell>
          <table:table-cell office:value-type="float" office:value="0.658589" calcext:value-type="float">
            <text:p>0.658589</text:p>
          </table:table-cell>
          <table:table-cell office:value-type="float" office:value="0.00118985" calcext:value-type="float">
            <text:p>0.00118985</text:p>
          </table:table-cell>
          <table:table-cell table:number-columns-repeated="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771429" calcext:value-type="float">
            <text:p>0.771429</text:p>
          </table:table-cell>
          <table:table-cell office:value-type="float" office:value="0.656048" calcext:value-type="float">
            <text:p>0.656048</text:p>
          </table:table-cell>
          <table:table-cell office:value-type="float" office:value="0.00144735" calcext:value-type="float">
            <text:p>0.00144735</text:p>
          </table:table-cell>
          <table:table-cell table:number-columns-repeated="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79" calcext:value-type="float">
            <text:p>0.79</text:p>
          </table:table-cell>
          <table:table-cell office:value-type="float" office:value="0.677895" calcext:value-type="float">
            <text:p>0.677895</text:p>
          </table:table-cell>
          <table:table-cell office:value-type="float" office:value="0.0015325" calcext:value-type="float">
            <text:p>0.0015325</text:p>
          </table:table-cell>
          <table:table-cell table:number-columns-repeated="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775" calcext:value-type="float">
            <text:p>0.775</text:p>
          </table:table-cell>
          <table:table-cell office:value-type="float" office:value="0.663427" calcext:value-type="float">
            <text:p>0.663427</text:p>
          </table:table-cell>
          <table:table-cell office:value-type="float" office:value="0.00176095" calcext:value-type="float">
            <text:p>0.00176095</text:p>
          </table:table-cell>
          <table:table-cell table:number-columns-repeated="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99" calcext:value-type="float">
            <text:p>0.799</text:p>
          </table:table-cell>
          <table:table-cell office:value-type="float" office:value="0.69374" calcext:value-type="float">
            <text:p>0.69374</text:p>
          </table:table-cell>
          <table:table-cell office:value-type="float" office:value="0.00196955" calcext:value-type="float">
            <text:p>0.00196955</text:p>
          </table:table-cell>
          <table:table-cell table:number-columns-repeated="6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7695" calcext:value-type="float">
            <text:p>0.7695</text:p>
          </table:table-cell>
          <table:table-cell office:value-type="float" office:value="0.707991" calcext:value-type="float">
            <text:p>0.707991</text:p>
          </table:table-cell>
          <table:table-cell office:value-type="float" office:value="0.003684" calcext:value-type="float">
            <text:p>0.003684</text:p>
          </table:table-cell>
          <table:table-cell table:number-columns-repeated="6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0.759333" calcext:value-type="float">
            <text:p>0.759333</text:p>
          </table:table-cell>
          <table:table-cell office:value-type="float" office:value="0.722638" calcext:value-type="float">
            <text:p>0.722638</text:p>
          </table:table-cell>
          <table:table-cell office:value-type="float" office:value="0.0065241" calcext:value-type="float">
            <text:p>0.0065241</text:p>
          </table:table-cell>
          <table:table-cell table:number-columns-repeated="6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0.7645" calcext:value-type="float">
            <text:p>0.7645</text:p>
          </table:table-cell>
          <table:table-cell office:value-type="float" office:value="0.721901" calcext:value-type="float">
            <text:p>0.721901</text:p>
          </table:table-cell>
          <table:table-cell office:value-type="float" office:value="0.0077025" calcext:value-type="float">
            <text:p>0.0077025</text:p>
          </table:table-cell>
          <table:table-cell table:number-columns-repeated="6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7579" calcext:value-type="float">
            <text:p>0.7579</text:p>
          </table:table-cell>
          <table:table-cell office:value-type="float" office:value="0.727822" calcext:value-type="float">
            <text:p>0.727822</text:p>
          </table:table-cell>
          <table:table-cell office:value-type="float" office:value="0.009788" calcext:value-type="float">
            <text:p>0.009788</text:p>
          </table:table-cell>
          <table:table-cell table:number-columns-repeated="6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0.748417" calcext:value-type="float">
            <text:p>0.748417</text:p>
          </table:table-cell>
          <table:table-cell office:value-type="float" office:value="0.729441" calcext:value-type="float">
            <text:p>0.729441</text:p>
          </table:table-cell>
          <table:table-cell office:value-type="float" office:value="0.0121779" calcext:value-type="float">
            <text:p>0.0121779</text:p>
          </table:table-cell>
          <table:table-cell table:number-columns-repeated="6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0.762071" calcext:value-type="float">
            <text:p>0.762071</text:p>
          </table:table-cell>
          <table:table-cell office:value-type="float" office:value="0.730683" calcext:value-type="float">
            <text:p>0.730683</text:p>
          </table:table-cell>
          <table:table-cell office:value-type="float" office:value="0.0136545" calcext:value-type="float">
            <text:p>0.0136545</text:p>
          </table:table-cell>
          <table:table-cell table:number-columns-repeated="6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0.750875" calcext:value-type="float">
            <text:p>0.750875</text:p>
          </table:table-cell>
          <table:table-cell office:value-type="float" office:value="0.731924" calcext:value-type="float">
            <text:p>0.731924</text:p>
          </table:table-cell>
          <table:table-cell office:value-type="float" office:value="0.0162772" calcext:value-type="float">
            <text:p>0.0162772</text:p>
          </table:table-cell>
          <table:table-cell table:number-columns-repeated="6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0.750722" calcext:value-type="float">
            <text:p>0.750722</text:p>
          </table:table-cell>
          <table:table-cell office:value-type="float" office:value="0.73093" calcext:value-type="float">
            <text:p>0.73093</text:p>
          </table:table-cell>
          <table:table-cell office:value-type="float" office:value="0.0177535" calcext:value-type="float">
            <text:p>0.0177535</text:p>
          </table:table-cell>
          <table:table-cell table:number-columns-repeated="6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75" calcext:value-type="float">
            <text:p>0.75</text:p>
          </table:table-cell>
          <table:table-cell office:value-type="float" office:value="0.732411" calcext:value-type="float">
            <text:p>0.732411</text:p>
          </table:table-cell>
          <table:table-cell office:value-type="float" office:value="0.0198062" calcext:value-type="float">
            <text:p>0.0198062</text:p>
          </table:table-cell>
          <table:table-cell table:number-columns-repeated="6"/>
        </table:table-row>
      </table:table>
      <table:table table:name="MammographicMass" table:style-name="ta1">
        <table:shapes>
          <draw:frame draw:z-index="0" draw:style-name="gr1" draw:text-style-name="P1" svg:width="4.3535in" svg:height="2.3in" svg:x="4.7055in" svg:y="5.6126in">
            <draw:object draw:notify-on-update-of-ranges="MammographicMass.A3:MammographicMass.A22 MammographicMass.C2:MammographicMass.C2 MammographicMass.C3:MammographicMass.C22 MammographicMass.A3:MammographicMass.A22 MammographicMass.E2:MammographicMass.E2 MammographicMass.E3:MammographicMass.E22 MammographicMass.A3:MammographicMass.A22 MammographicMass.G2:MammographicMass.G2 MammographicMass.G3:MammographicMass.G2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3.9913in" svg:height="2.2705in" svg:x="0.6358in" svg:y="5.6516in">
            <draw:object draw:notify-on-update-of-ranges="MammographicMass.A24:MammographicMass.A26 MammographicMass.C2:MammographicMass.C2 MammographicMass.C24:MammographicMass.C26 MammographicMass.E2:MammographicMass.E2 MammographicMass.E24:MammographicMass.E26 MammographicMass.G2:MammographicMass.G2 MammographicMass.G24:MammographicMass.G2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6.2988in" svg:height="3.5429in" svg:x="4.4839in" svg:y="10.8614in">
            <draw:object draw:notify-on-update-of-ranges="MammographicMass.A58:MammographicMass.A58 MammographicMass.A59:MammographicMass.A92 MammographicMass.B58:MammographicMass.B58 MammographicMass.B59:MammographicMass.B92 MammographicMass.A58:MammographicMass.A58 MammographicMass.A59:MammographicMass.A92 MammographicMass.C58:MammographicMass.C58 MammographicMass.C59:MammographicMass.C92 MammographicMass.A58:MammographicMass.A58 MammographicMass.A59:MammographicMass.A92 MammographicMass.D58:MammographicMass.D58 MammographicMass.D59:MammographicMass.D92 MammographicMass.A58:MammographicMass.A58 MammographicMass.A59:MammographicMass.A92 MammographicMass.E58:MammographicMass.E58 MammographicMass.E59:MammographicMass.E92" xlink:href="./Object 64" xlink:type="simple" xlink:show="embed" xlink:actuate="onLoad"/>
            <draw:image xlink:href="./ObjectReplacements/Object 6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 table:number-columns-spanned="10" table:number-rows-spanned="1">
            <text:p>MammographicMass, MaxLearn, UIUP PLP-trees (Training: 1000 examples, Testing: 1000 examples, TestingExtra: all examples except the training 1000)</text:p>
            <text:p><text:span text:style-name="T1">#Attributes: 5</text:span></text:p>
            <text:p><text:span text:style-name="T1">#Outcomes: 815</text:span></text:p>
            <text:p><text:span text:style-name="T1">#Users: 1</text:span></text:p>
            <text:p><text:span text:style-name="T1">#Examples: 165889</text:span></text:p>
          </table:table-cell>
          <table:covered-table-cell table:number-columns-repeated="9"/>
        </table:table-row>
        <table:table-row table:style-name="ro2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Training#</text:p>
          </table:table-cell>
          <table:table-cell table:style-name="ce1" office:value-type="string" calcext:value-type="string">
            <text:p>Training%</text:p>
          </table:table-cell>
          <table:table-cell table:style-name="ce2" office:value-type="string" calcext:value-type="string">
            <text:p>Testing#</text:p>
          </table:table-cell>
          <table:table-cell table:style-name="ce1" office:value-type="string" calcext:value-type="string">
            <text:p>Testing%</text:p>
          </table:table-cell>
          <table:table-cell office:value-type="string" calcext:value-type="string">
            <text:p>TestingExtra#</text:p>
          </table:table-cell>
          <table:table-cell office:value-type="string" calcext:value-type="string">
            <text:p>TestingExtra%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43" calcext:value-type="float">
            <text:p>943</text:p>
          </table:table-cell>
          <table:table-cell table:formula="of:=[.B3]/1000" office:value-type="float" office:value="0.943" calcext:value-type="float">
            <text:p>0.943</text:p>
          </table:table-cell>
          <table:table-cell office:value-type="float" office:value="665" calcext:value-type="float">
            <text:p>665</text:p>
          </table:table-cell>
          <table:table-cell table:formula="of:=[.D3]/1000" office:value-type="float" office:value="0.665" calcext:value-type="float">
            <text:p>0.665</text:p>
          </table:table-cell>
          <table:table-cell office:value-type="float" office:value="145744" calcext:value-type="float">
            <text:p>145744</text:p>
          </table:table-cell>
          <table:table-cell table:formula="of:=[.F3]/164889" office:value-type="float" office:value="0.883891587674132" calcext:value-type="float">
            <text:p>0.883891587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40" calcext:value-type="float">
            <text:p>940</text:p>
          </table:table-cell>
          <table:table-cell table:formula="of:=[.B4]/1000" office:value-type="float" office:value="0.94" calcext:value-type="float">
            <text:p>0.94</text:p>
          </table:table-cell>
          <table:table-cell office:value-type="float" office:value="689" calcext:value-type="float">
            <text:p>689</text:p>
          </table:table-cell>
          <table:table-cell table:formula="of:=[.D4]/1000" office:value-type="float" office:value="0.689" calcext:value-type="float">
            <text:p>0.689</text:p>
          </table:table-cell>
          <table:table-cell office:value-type="float" office:value="145503" calcext:value-type="float">
            <text:p>145503</text:p>
          </table:table-cell>
          <table:table-cell table:formula="of:=[.F4]/164889" office:value-type="float" office:value="0.882429998362535" calcext:value-type="float">
            <text:p>0.8824299984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45" calcext:value-type="float">
            <text:p>945</text:p>
          </table:table-cell>
          <table:table-cell table:formula="of:=[.B5]/1000" office:value-type="float" office:value="0.945" calcext:value-type="float">
            <text:p>0.945</text:p>
          </table:table-cell>
          <table:table-cell office:value-type="float" office:value="677" calcext:value-type="float">
            <text:p>677</text:p>
          </table:table-cell>
          <table:table-cell table:formula="of:=[.D5]/1000" office:value-type="float" office:value="0.677" calcext:value-type="float">
            <text:p>0.677</text:p>
          </table:table-cell>
          <table:table-cell office:value-type="float" office:value="146062" calcext:value-type="float">
            <text:p>146062</text:p>
          </table:table-cell>
          <table:table-cell table:formula="of:=[.F5]/164889" office:value-type="float" office:value="0.885820157803128" calcext:value-type="float">
            <text:p>0.8858201578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48" calcext:value-type="float">
            <text:p>948</text:p>
          </table:table-cell>
          <table:table-cell table:formula="of:=[.B6]/1000" office:value-type="float" office:value="0.948" calcext:value-type="float">
            <text:p>0.948</text:p>
          </table:table-cell>
          <table:table-cell office:value-type="float" office:value="673" calcext:value-type="float">
            <text:p>673</text:p>
          </table:table-cell>
          <table:table-cell table:formula="of:=[.D6]/1000" office:value-type="float" office:value="0.673" calcext:value-type="float">
            <text:p>0.673</text:p>
          </table:table-cell>
          <table:table-cell office:value-type="float" office:value="145827" calcext:value-type="float">
            <text:p>145827</text:p>
          </table:table-cell>
          <table:table-cell table:formula="of:=[.F6]/164889" office:value-type="float" office:value="0.884394956607172" calcext:value-type="float">
            <text:p>0.8843949566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47" calcext:value-type="float">
            <text:p>947</text:p>
          </table:table-cell>
          <table:table-cell table:formula="of:=[.B7]/1000" office:value-type="float" office:value="0.947" calcext:value-type="float">
            <text:p>0.947</text:p>
          </table:table-cell>
          <table:table-cell office:value-type="float" office:value="660" calcext:value-type="float">
            <text:p>660</text:p>
          </table:table-cell>
          <table:table-cell table:formula="of:=[.D7]/1000" office:value-type="float" office:value="0.66" calcext:value-type="float">
            <text:p>0.66</text:p>
          </table:table-cell>
          <table:table-cell office:value-type="float" office:value="145829" calcext:value-type="float">
            <text:p>145829</text:p>
          </table:table-cell>
          <table:table-cell table:formula="of:=[.F7]/164889" office:value-type="float" office:value="0.884407085979053" calcext:value-type="float">
            <text:p>0.884407086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48" calcext:value-type="float">
            <text:p>948</text:p>
          </table:table-cell>
          <table:table-cell table:formula="of:=[.B8]/1000" office:value-type="float" office:value="0.948" calcext:value-type="float">
            <text:p>0.948</text:p>
          </table:table-cell>
          <table:table-cell office:value-type="float" office:value="711" calcext:value-type="float">
            <text:p>711</text:p>
          </table:table-cell>
          <table:table-cell table:formula="of:=[.D8]/1000" office:value-type="float" office:value="0.711" calcext:value-type="float">
            <text:p>0.711</text:p>
          </table:table-cell>
          <table:table-cell office:value-type="float" office:value="145303" calcext:value-type="float">
            <text:p>145303</text:p>
          </table:table-cell>
          <table:table-cell table:formula="of:=[.F8]/164889" office:value-type="float" office:value="0.881217061174487" calcext:value-type="float">
            <text:p>0.8812170612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46" calcext:value-type="float">
            <text:p>946</text:p>
          </table:table-cell>
          <table:table-cell table:formula="of:=[.B9]/1000" office:value-type="float" office:value="0.946" calcext:value-type="float">
            <text:p>0.946</text:p>
          </table:table-cell>
          <table:table-cell office:value-type="float" office:value="697" calcext:value-type="float">
            <text:p>697</text:p>
          </table:table-cell>
          <table:table-cell table:formula="of:=[.D9]/1000" office:value-type="float" office:value="0.697" calcext:value-type="float">
            <text:p>0.697</text:p>
          </table:table-cell>
          <table:table-cell office:value-type="float" office:value="146039" calcext:value-type="float">
            <text:p>146039</text:p>
          </table:table-cell>
          <table:table-cell table:formula="of:=[.F9]/164889" office:value-type="float" office:value="0.885680670026503" calcext:value-type="float">
            <text:p>0.88568067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42" calcext:value-type="float">
            <text:p>942</text:p>
          </table:table-cell>
          <table:table-cell table:formula="of:=[.B10]/1000" office:value-type="float" office:value="0.942" calcext:value-type="float">
            <text:p>0.942</text:p>
          </table:table-cell>
          <table:table-cell office:value-type="float" office:value="687" calcext:value-type="float">
            <text:p>687</text:p>
          </table:table-cell>
          <table:table-cell table:formula="of:=[.D10]/1000" office:value-type="float" office:value="0.687" calcext:value-type="float">
            <text:p>0.687</text:p>
          </table:table-cell>
          <table:table-cell office:value-type="float" office:value="145908" calcext:value-type="float">
            <text:p>145908</text:p>
          </table:table-cell>
          <table:table-cell table:formula="of:=[.F10]/164889" office:value-type="float" office:value="0.884886196168331" calcext:value-type="float">
            <text:p>0.8848861962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944" calcext:value-type="float">
            <text:p>944</text:p>
          </table:table-cell>
          <table:table-cell table:formula="of:=[.B11]/1000" office:value-type="float" office:value="0.944" calcext:value-type="float">
            <text:p>0.944</text:p>
          </table:table-cell>
          <table:table-cell office:value-type="float" office:value="684" calcext:value-type="float">
            <text:p>684</text:p>
          </table:table-cell>
          <table:table-cell table:formula="of:=[.D11]/1000" office:value-type="float" office:value="0.684" calcext:value-type="float">
            <text:p>0.684</text:p>
          </table:table-cell>
          <table:table-cell office:value-type="float" office:value="145134" calcext:value-type="float">
            <text:p>145134</text:p>
          </table:table-cell>
          <table:table-cell table:formula="of:=[.F11]/164889" office:value-type="float" office:value="0.880192129250587" calcext:value-type="float">
            <text:p>0.8801921293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46" calcext:value-type="float">
            <text:p>946</text:p>
          </table:table-cell>
          <table:table-cell table:formula="of:=[.B12]/1000" office:value-type="float" office:value="0.946" calcext:value-type="float">
            <text:p>0.946</text:p>
          </table:table-cell>
          <table:table-cell office:value-type="float" office:value="696" calcext:value-type="float">
            <text:p>696</text:p>
          </table:table-cell>
          <table:table-cell table:formula="of:=[.D12]/1000" office:value-type="float" office:value="0.696" calcext:value-type="float">
            <text:p>0.696</text:p>
          </table:table-cell>
          <table:table-cell office:value-type="float" office:value="144974" calcext:value-type="float">
            <text:p>144974</text:p>
          </table:table-cell>
          <table:table-cell table:formula="of:=[.F12]/164889" office:value-type="float" office:value="0.879221779500149" calcext:value-type="float">
            <text:p>0.8792217795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44" calcext:value-type="float">
            <text:p>944</text:p>
          </table:table-cell>
          <table:table-cell table:formula="of:=[.B13]/1000" office:value-type="float" office:value="0.944" calcext:value-type="float">
            <text:p>0.944</text:p>
          </table:table-cell>
          <table:table-cell office:value-type="float" office:value="680" calcext:value-type="float">
            <text:p>680</text:p>
          </table:table-cell>
          <table:table-cell table:formula="of:=[.D13]/1000" office:value-type="float" office:value="0.68" calcext:value-type="float">
            <text:p>0.68</text:p>
          </table:table-cell>
          <table:table-cell office:value-type="float" office:value="145319" calcext:value-type="float">
            <text:p>145319</text:p>
          </table:table-cell>
          <table:table-cell table:formula="of:=[.F13]/164889" office:value-type="float" office:value="0.881314096149531" calcext:value-type="float">
            <text:p>0.8813140961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49" calcext:value-type="float">
            <text:p>949</text:p>
          </table:table-cell>
          <table:table-cell table:formula="of:=[.B14]/1000" office:value-type="float" office:value="0.949" calcext:value-type="float">
            <text:p>0.949</text:p>
          </table:table-cell>
          <table:table-cell office:value-type="float" office:value="666" calcext:value-type="float">
            <text:p>666</text:p>
          </table:table-cell>
          <table:table-cell table:formula="of:=[.D14]/1000" office:value-type="float" office:value="0.666" calcext:value-type="float">
            <text:p>0.666</text:p>
          </table:table-cell>
          <table:table-cell office:value-type="float" office:value="145672" calcext:value-type="float">
            <text:p>145672</text:p>
          </table:table-cell>
          <table:table-cell table:formula="of:=[.F14]/164889" office:value-type="float" office:value="0.883454930286435" calcext:value-type="float">
            <text:p>0.8834549303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38" calcext:value-type="float">
            <text:p>938</text:p>
          </table:table-cell>
          <table:table-cell table:formula="of:=[.B15]/1000" office:value-type="float" office:value="0.938" calcext:value-type="float">
            <text:p>0.938</text:p>
          </table:table-cell>
          <table:table-cell office:value-type="float" office:value="696" calcext:value-type="float">
            <text:p>696</text:p>
          </table:table-cell>
          <table:table-cell table:formula="of:=[.D15]/1000" office:value-type="float" office:value="0.696" calcext:value-type="float">
            <text:p>0.696</text:p>
          </table:table-cell>
          <table:table-cell office:value-type="float" office:value="146754" calcext:value-type="float">
            <text:p>146754</text:p>
          </table:table-cell>
          <table:table-cell table:formula="of:=[.F15]/164889" office:value-type="float" office:value="0.890016920473773" calcext:value-type="float">
            <text:p>0.8900169205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41" calcext:value-type="float">
            <text:p>941</text:p>
          </table:table-cell>
          <table:table-cell table:formula="of:=[.B16]/1000" office:value-type="float" office:value="0.941" calcext:value-type="float">
            <text:p>0.941</text:p>
          </table:table-cell>
          <table:table-cell office:value-type="float" office:value="683" calcext:value-type="float">
            <text:p>683</text:p>
          </table:table-cell>
          <table:table-cell table:formula="of:=[.D16]/1000" office:value-type="float" office:value="0.683" calcext:value-type="float">
            <text:p>0.683</text:p>
          </table:table-cell>
          <table:table-cell office:value-type="float" office:value="146277" calcext:value-type="float">
            <text:p>146277</text:p>
          </table:table-cell>
          <table:table-cell table:formula="of:=[.F16]/164889" office:value-type="float" office:value="0.887124065280279" calcext:value-type="float">
            <text:p>0.8871240653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39" calcext:value-type="float">
            <text:p>939</text:p>
          </table:table-cell>
          <table:table-cell table:formula="of:=[.B17]/1000" office:value-type="float" office:value="0.939" calcext:value-type="float">
            <text:p>0.939</text:p>
          </table:table-cell>
          <table:table-cell office:value-type="float" office:value="681" calcext:value-type="float">
            <text:p>681</text:p>
          </table:table-cell>
          <table:table-cell table:formula="of:=[.D17]/1000" office:value-type="float" office:value="0.681" calcext:value-type="float">
            <text:p>0.681</text:p>
          </table:table-cell>
          <table:table-cell office:value-type="float" office:value="146468" calcext:value-type="float">
            <text:p>146468</text:p>
          </table:table-cell>
          <table:table-cell table:formula="of:=[.F17]/164889" office:value-type="float" office:value="0.888282420294865" calcext:value-type="float">
            <text:p>0.8882824203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950" calcext:value-type="float">
            <text:p>950</text:p>
          </table:table-cell>
          <table:table-cell table:formula="of:=[.B18]/1000" office:value-type="float" office:value="0.95" calcext:value-type="float">
            <text:p>0.95</text:p>
          </table:table-cell>
          <table:table-cell office:value-type="float" office:value="654" calcext:value-type="float">
            <text:p>654</text:p>
          </table:table-cell>
          <table:table-cell table:formula="of:=[.D18]/1000" office:value-type="float" office:value="0.654" calcext:value-type="float">
            <text:p>0.654</text:p>
          </table:table-cell>
          <table:table-cell office:value-type="float" office:value="145922" calcext:value-type="float">
            <text:p>145922</text:p>
          </table:table-cell>
          <table:table-cell table:formula="of:=[.F18]/164889" office:value-type="float" office:value="0.884971101771495" calcext:value-type="float">
            <text:p>0.8849711018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944" calcext:value-type="float">
            <text:p>944</text:p>
          </table:table-cell>
          <table:table-cell table:formula="of:=[.B19]/1000" office:value-type="float" office:value="0.944" calcext:value-type="float">
            <text:p>0.944</text:p>
          </table:table-cell>
          <table:table-cell office:value-type="float" office:value="690" calcext:value-type="float">
            <text:p>690</text:p>
          </table:table-cell>
          <table:table-cell table:formula="of:=[.D19]/1000" office:value-type="float" office:value="0.69" calcext:value-type="float">
            <text:p>0.69</text:p>
          </table:table-cell>
          <table:table-cell office:value-type="float" office:value="145299" calcext:value-type="float">
            <text:p>145299</text:p>
          </table:table-cell>
          <table:table-cell table:formula="of:=[.F19]/164889" office:value-type="float" office:value="0.881192802430726" calcext:value-type="float">
            <text:p>0.8811928024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945" calcext:value-type="float">
            <text:p>945</text:p>
          </table:table-cell>
          <table:table-cell table:formula="of:=[.B20]/1000" office:value-type="float" office:value="0.945" calcext:value-type="float">
            <text:p>0.945</text:p>
          </table:table-cell>
          <table:table-cell office:value-type="float" office:value="687" calcext:value-type="float">
            <text:p>687</text:p>
          </table:table-cell>
          <table:table-cell table:formula="of:=[.D20]/1000" office:value-type="float" office:value="0.687" calcext:value-type="float">
            <text:p>0.687</text:p>
          </table:table-cell>
          <table:table-cell office:value-type="float" office:value="146212" calcext:value-type="float">
            <text:p>146212</text:p>
          </table:table-cell>
          <table:table-cell table:formula="of:=[.F20]/164889" office:value-type="float" office:value="0.886729860694164" calcext:value-type="float">
            <text:p>0.8867298607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48" calcext:value-type="float">
            <text:p>948</text:p>
          </table:table-cell>
          <table:table-cell table:formula="of:=[.B21]/1000" office:value-type="float" office:value="0.948" calcext:value-type="float">
            <text:p>0.948</text:p>
          </table:table-cell>
          <table:table-cell office:value-type="float" office:value="699" calcext:value-type="float">
            <text:p>699</text:p>
          </table:table-cell>
          <table:table-cell table:formula="of:=[.D21]/1000" office:value-type="float" office:value="0.699" calcext:value-type="float">
            <text:p>0.699</text:p>
          </table:table-cell>
          <table:table-cell office:value-type="float" office:value="145752" calcext:value-type="float">
            <text:p>145752</text:p>
          </table:table-cell>
          <table:table-cell table:formula="of:=[.F21]/164889" office:value-type="float" office:value="0.883940105161654" calcext:value-type="float">
            <text:p>0.8839401052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52" calcext:value-type="float">
            <text:p>952</text:p>
          </table:table-cell>
          <table:table-cell table:formula="of:=[.B22]/1000" office:value-type="float" office:value="0.952" calcext:value-type="float">
            <text:p>0.952</text:p>
          </table:table-cell>
          <table:table-cell office:value-type="float" office:value="688" calcext:value-type="float">
            <text:p>688</text:p>
          </table:table-cell>
          <table:table-cell table:formula="of:=[.D22]/1000" office:value-type="float" office:value="0.688" calcext:value-type="float">
            <text:p>0.688</text:p>
          </table:table-cell>
          <table:table-cell office:value-type="float" office:value="146305" calcext:value-type="float">
            <text:p>146305</text:p>
          </table:table-cell>
          <table:table-cell table:formula="of:=[.F22]/164889" office:value-type="float" office:value="0.887293876486606" calcext:value-type="float">
            <text:p>0.8872938765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Avg</text:p>
          </table:table-cell>
          <table:table-cell table:style-name="ce4" table:formula="of:=SUM([.B3:.B9])/7" office:value-type="float" office:value="945.285714285714" calcext:value-type="float">
            <text:p>945.2857142857</text:p>
          </table:table-cell>
          <table:table-cell table:style-name="ce4" table:formula="of:=SUM([.C3:.C9])/7" office:value-type="float" office:value="0.945285714285714" calcext:value-type="float">
            <text:p>0.9452857143</text:p>
          </table:table-cell>
          <table:table-cell table:style-name="ce4" table:formula="of:=SUM([.D3:.D9])/7" office:value-type="float" office:value="681.714285714286" calcext:value-type="float">
            <text:p>681.7142857143</text:p>
          </table:table-cell>
          <table:table-cell table:style-name="ce4" table:formula="of:=SUM([.E3:.E9])/7" office:value-type="float" office:value="0.681714285714286" calcext:value-type="float">
            <text:p>0.6817142857</text:p>
          </table:table-cell>
          <table:table-cell table:style-name="ce4" table:formula="of:=SUM([.F3:.F9])/7" office:value-type="float" office:value="145758.142857143" calcext:value-type="float">
            <text:p>145758.142857143</text:p>
          </table:table-cell>
          <table:table-cell table:style-name="ce4" table:formula="of:=SUM([.G3:.G9])/7" office:value-type="float" office:value="0.883977359661001" calcext:value-type="float">
            <text:p>0.88397735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x</text:p>
          </table:table-cell>
          <table:table-cell table:style-name="ce4" table:formula="of:=SUBTOTAL(4; [.B3:.B22])" office:value-type="float" office:value="952" calcext:value-type="float">
            <text:p>952</text:p>
          </table:table-cell>
          <table:table-cell table:style-name="ce4" table:formula="of:=SUBTOTAL(4; [.C3:.C22])" office:value-type="float" office:value="0.952" calcext:value-type="float">
            <text:p>0.952</text:p>
          </table:table-cell>
          <table:table-cell table:style-name="ce4" table:formula="of:=SUBTOTAL(4; [.D3:.D22])" office:value-type="float" office:value="711" calcext:value-type="float">
            <text:p>711</text:p>
          </table:table-cell>
          <table:table-cell table:style-name="ce4" table:formula="of:=SUBTOTAL(4; [.E3:.E22])" office:value-type="float" office:value="0.711" calcext:value-type="float">
            <text:p>0.711</text:p>
          </table:table-cell>
          <table:table-cell table:style-name="ce4" table:formula="of:=SUBTOTAL(4; [.F3:.F22])" office:value-type="float" office:value="146754" calcext:value-type="float">
            <text:p>146754</text:p>
          </table:table-cell>
          <table:table-cell table:style-name="ce4" table:formula="of:=SUBTOTAL(4; [.G3:.G22])" office:value-type="float" office:value="0.890016920473773" calcext:value-type="float">
            <text:p>0.89001692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</text:p>
          </table:table-cell>
          <table:table-cell table:style-name="ce4" table:formula="of:=SUBTOTAL(5; [.B3:.B22])" office:value-type="float" office:value="938" calcext:value-type="float">
            <text:p>938</text:p>
          </table:table-cell>
          <table:table-cell table:style-name="ce4" table:formula="of:=SUBTOTAL(5; [.C3:.C22])" office:value-type="float" office:value="0.938" calcext:value-type="float">
            <text:p>0.938</text:p>
          </table:table-cell>
          <table:table-cell table:style-name="ce4" table:formula="of:=SUBTOTAL(5; [.D3:.D22])" office:value-type="float" office:value="654" calcext:value-type="float">
            <text:p>654</text:p>
          </table:table-cell>
          <table:table-cell table:style-name="ce4" table:formula="of:=SUBTOTAL(5; [.E3:.E22])" office:value-type="float" office:value="0.654" calcext:value-type="float">
            <text:p>0.654</text:p>
          </table:table-cell>
          <table:table-cell table:style-name="ce4" table:formula="of:=SUBTOTAL(5; [.F3:.F22])" office:value-type="float" office:value="144974" calcext:value-type="float">
            <text:p>144974</text:p>
          </table:table-cell>
          <table:table-cell table:style-name="ce4" table:formula="of:=SUBTOTAL(5; [.G3:.G22])" office:value-type="float" office:value="0.879221779500149" calcext:value-type="float">
            <text:p>0.8792217795</text:p>
          </table:table-cell>
          <table:table-cell table:number-columns-repeated="3"/>
        </table:table-row>
        <table:table-row table:style-name="ro2" table:number-rows-repeated="23">
          <table:table-cell table:number-columns-repeated="10"/>
        </table:table-row>
        <table:table-row table:style-name="ro2">
          <table:table-cell office:value-type="string" calcext:value-type="string">
            <text:p>MH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pleSize</text:p>
          </table:table-cell>
          <table:table-cell office:value-type="string" calcext:value-type="string">
            <text:p>Training%</text:p>
          </table:table-cell>
          <table:table-cell office:value-type="string" calcext:value-type="string">
            <text:p>TestingExtra%</text:p>
          </table:table-cell>
          <table:table-cell office:value-type="string" calcext:value-type="string">
            <text:p>TrainingTime(s)</text:p>
          </table:table-cell>
          <table:table-cell table:number-columns-repeated="6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90365" calcext:value-type="float">
            <text:p>0.90365</text:p>
          </table:table-cell>
          <table:table-cell office:value-type="float" office:value="0.885398" calcext:value-type="float">
            <text:p>0.885398</text:p>
          </table:table-cell>
          <table:table-cell office:value-type="float" office:value="74.4152" calcext:value-type="float">
            <text:p>74.4152</text:p>
          </table:table-cell>
          <table:table-cell table:number-columns-repeated="6"/>
        </table:table-row>
        <table:table-row table:style-name="ro2" table:number-rows-repeated="5">
          <table:table-cell table:number-columns-repeated="10"/>
        </table:table-row>
        <table:table-row table:style-name="ro2">
          <table:table-cell office:value-type="string" calcext:value-type="string">
            <text:p>SampleSize</text:p>
          </table:table-cell>
          <table:table-cell office:value-type="string" calcext:value-type="string">
            <text:p>X-Training%</text:p>
          </table:table-cell>
          <table:table-cell office:value-type="string" calcext:value-type="string">
            <text:p>X-Testing%</text:p>
          </table:table-cell>
          <table:table-cell office:value-type="string" calcext:value-type="string">
            <text:p>MH-Training%</text:p>
          </table:table-cell>
          <table:table-cell office:value-type="string" calcext:value-type="string">
            <text:p>MH-TestingExtra%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42389" calcext:value-type="float">
            <text:p>0.42389</text:p>
          </table:table-cell>
          <table:table-cell office:value-type="float" office:value="1" calcext:value-type="float">
            <text:p>1</text:p>
          </table:table-cell>
          <table:table-cell office:value-type="float" office:value="0.382655" calcext:value-type="float">
            <text:p>0.382655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1242" calcext:value-type="float">
            <text:p>0.41242</text:p>
          </table:table-cell>
          <table:table-cell office:value-type="float" office:value="0.975" calcext:value-type="float">
            <text:p>0.975</text:p>
          </table:table-cell>
          <table:table-cell office:value-type="float" office:value="0.395608" calcext:value-type="float">
            <text:p>0.395608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4587" calcext:value-type="float">
            <text:p>0.44587</text:p>
          </table:table-cell>
          <table:table-cell office:value-type="float" office:value="0.966667" calcext:value-type="float">
            <text:p>0.966667</text:p>
          </table:table-cell>
          <table:table-cell office:value-type="float" office:value="0.500311" calcext:value-type="float">
            <text:p>0.500311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4523" calcext:value-type="float">
            <text:p>0.44523</text:p>
          </table:table-cell>
          <table:table-cell office:value-type="float" office:value="0.95" calcext:value-type="float">
            <text:p>0.95</text:p>
          </table:table-cell>
          <table:table-cell office:value-type="float" office:value="0.450549" calcext:value-type="float">
            <text:p>0.450549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473865" calcext:value-type="float">
            <text:p>0.473865</text:p>
          </table:table-cell>
          <table:table-cell office:value-type="float" office:value="1" calcext:value-type="float">
            <text:p>1</text:p>
          </table:table-cell>
          <table:table-cell office:value-type="float" office:value="0.53959" calcext:value-type="float">
            <text:p>0.53959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550965" calcext:value-type="float">
            <text:p>0.550965</text:p>
          </table:table-cell>
          <table:table-cell office:value-type="float" office:value="0.966667" calcext:value-type="float">
            <text:p>0.966667</text:p>
          </table:table-cell>
          <table:table-cell office:value-type="float" office:value="0.621739" calcext:value-type="float">
            <text:p>0.621739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59298" calcext:value-type="float">
            <text:p>0.59298</text:p>
          </table:table-cell>
          <table:table-cell office:value-type="float" office:value="0.964286" calcext:value-type="float">
            <text:p>0.964286</text:p>
          </table:table-cell>
          <table:table-cell office:value-type="float" office:value="0.59684" calcext:value-type="float">
            <text:p>0.59684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62283" calcext:value-type="float">
            <text:p>0.62283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580391" calcext:value-type="float">
            <text:p>0.580391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994444" calcext:value-type="float">
            <text:p>0.994444</text:p>
          </table:table-cell>
          <table:table-cell office:value-type="float" office:value="0.554195" calcext:value-type="float">
            <text:p>0.554195</text:p>
          </table:table-cell>
          <table:table-cell office:value-type="float" office:value="0.961111" calcext:value-type="float">
            <text:p>0.961111</text:p>
          </table:table-cell>
          <table:table-cell office:value-type="float" office:value="0.629656" calcext:value-type="float">
            <text:p>0.629656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9364" calcext:value-type="float">
            <text:p>0.59364</text:p>
          </table:table-cell>
          <table:table-cell office:value-type="float" office:value="0.985" calcext:value-type="float">
            <text:p>0.985</text:p>
          </table:table-cell>
          <table:table-cell office:value-type="float" office:value="0.665867" calcext:value-type="float">
            <text:p>0.665867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78666" calcext:value-type="float">
            <text:p>0.78666</text:p>
          </table:table-cell>
          <table:table-cell office:value-type="float" office:value="0.965" calcext:value-type="float">
            <text:p>0.965</text:p>
          </table:table-cell>
          <table:table-cell office:value-type="float" office:value="0.780984" calcext:value-type="float">
            <text:p>0.780984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99" calcext:value-type="float">
            <text:p>0.99</text:p>
          </table:table-cell>
          <table:table-cell office:value-type="float" office:value="0.83178" calcext:value-type="float">
            <text:p>0.83178</text:p>
          </table:table-cell>
          <table:table-cell office:value-type="float" office:value="0.966667" calcext:value-type="float">
            <text:p>0.966667</text:p>
          </table:table-cell>
          <table:table-cell office:value-type="float" office:value="0.803429" calcext:value-type="float">
            <text:p>0.803429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0.839165" calcext:value-type="float">
            <text:p>0.839165</text:p>
          </table:table-cell>
          <table:table-cell office:value-type="float" office:value="0.945" calcext:value-type="float">
            <text:p>0.945</text:p>
          </table:table-cell>
          <table:table-cell office:value-type="float" office:value="0.843" calcext:value-type="float">
            <text:p>0.843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989" calcext:value-type="float">
            <text:p>0.989</text:p>
          </table:table-cell>
          <table:table-cell office:value-type="float" office:value="0.86569" calcext:value-type="float">
            <text:p>0.86569</text:p>
          </table:table-cell>
          <table:table-cell office:value-type="float" office:value="0.954" calcext:value-type="float">
            <text:p>0.954</text:p>
          </table:table-cell>
          <table:table-cell office:value-type="float" office:value="0.849028" calcext:value-type="float">
            <text:p>0.849028</text:p>
          </table:table-cell>
          <table:table-cell table:number-columns-repeated="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98" calcext:value-type="float">
            <text:p>0.98</text:p>
          </table:table-cell>
          <table:table-cell office:value-type="float" office:value="0.86363" calcext:value-type="float">
            <text:p>0.86363</text:p>
          </table:table-cell>
          <table:table-cell office:value-type="float" office:value="0.945833" calcext:value-type="float">
            <text:p>0.945833</text:p>
          </table:table-cell>
          <table:table-cell office:value-type="float" office:value="0.857548" calcext:value-type="float">
            <text:p>0.857548</text:p>
          </table:table-cell>
          <table:table-cell table:number-columns-repeated="5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984286" calcext:value-type="float">
            <text:p>0.984286</text:p>
          </table:table-cell>
          <table:table-cell office:value-type="float" office:value="0.865925" calcext:value-type="float">
            <text:p>0.865925</text:p>
          </table:table-cell>
          <table:table-cell office:value-type="float" office:value="0.942143" calcext:value-type="float">
            <text:p>0.942143</text:p>
          </table:table-cell>
          <table:table-cell office:value-type="float" office:value="0.861214" calcext:value-type="float">
            <text:p>0.861214</text:p>
          </table:table-cell>
          <table:table-cell table:number-columns-repeated="5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983125" calcext:value-type="float">
            <text:p>0.983125</text:p>
          </table:table-cell>
          <table:table-cell office:value-type="float" office:value="0.86734" calcext:value-type="float">
            <text:p>0.86734</text:p>
          </table:table-cell>
          <table:table-cell office:value-type="float" office:value="0.93625" calcext:value-type="float">
            <text:p>0.93625</text:p>
          </table:table-cell>
          <table:table-cell office:value-type="float" office:value="0.86114" calcext:value-type="float">
            <text:p>0.86114</text:p>
          </table:table-cell>
          <table:table-cell table:number-columns-repeated="5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98" calcext:value-type="float">
            <text:p>0.98</text:p>
          </table:table-cell>
          <table:table-cell office:value-type="float" office:value="0.87538" calcext:value-type="float">
            <text:p>0.87538</text:p>
          </table:table-cell>
          <table:table-cell office:value-type="float" office:value="0.946667" calcext:value-type="float">
            <text:p>0.946667</text:p>
          </table:table-cell>
          <table:table-cell office:value-type="float" office:value="0.867733" calcext:value-type="float">
            <text:p>0.867733</text:p>
          </table:table-cell>
          <table:table-cell table:number-columns-repeated="5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9715" calcext:value-type="float">
            <text:p>0.9715</text:p>
          </table:table-cell>
          <table:table-cell office:value-type="float" office:value="0.871275" calcext:value-type="float">
            <text:p>0.871275</text:p>
          </table:table-cell>
          <table:table-cell office:value-type="float" office:value="0.929" calcext:value-type="float">
            <text:p>0.929</text:p>
          </table:table-cell>
          <table:table-cell office:value-type="float" office:value="0.875244" calcext:value-type="float">
            <text:p>0.875244</text:p>
          </table:table-cell>
          <table:table-cell table:number-columns-repeated="5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.973182" calcext:value-type="float">
            <text:p>0.973182</text:p>
          </table:table-cell>
          <table:table-cell office:value-type="float" office:value="0.87344" calcext:value-type="float">
            <text:p>0.87344</text:p>
          </table:table-cell>
          <table:table-cell office:value-type="float" office:value="0.946364" calcext:value-type="float">
            <text:p>0.946364</text:p>
          </table:table-cell>
          <table:table-cell office:value-type="float" office:value="0.870602" calcext:value-type="float">
            <text:p>0.870602</text:p>
          </table:table-cell>
          <table:table-cell table:number-columns-repeated="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97" calcext:value-type="float">
            <text:p>0.97</text:p>
          </table:table-cell>
          <table:table-cell office:value-type="float" office:value="0.875875" calcext:value-type="float">
            <text:p>0.875875</text:p>
          </table:table-cell>
          <table:table-cell office:value-type="float" office:value="0.929583" calcext:value-type="float">
            <text:p>0.929583</text:p>
          </table:table-cell>
          <table:table-cell office:value-type="float" office:value="0.871583" calcext:value-type="float">
            <text:p>0.871583</text:p>
          </table:table-cell>
          <table:table-cell table:number-columns-repeated="5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0.969231" calcext:value-type="float">
            <text:p>0.969231</text:p>
          </table:table-cell>
          <table:table-cell office:value-type="float" office:value="0.87565" calcext:value-type="float">
            <text:p>0.87565</text:p>
          </table:table-cell>
          <table:table-cell office:value-type="float" office:value="0.929231" calcext:value-type="float">
            <text:p>0.929231</text:p>
          </table:table-cell>
          <table:table-cell office:value-type="float" office:value="0.875579" calcext:value-type="float">
            <text:p>0.875579</text:p>
          </table:table-cell>
          <table:table-cell table:number-columns-repeated="5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0.964286" calcext:value-type="float">
            <text:p>0.964286</text:p>
          </table:table-cell>
          <table:table-cell office:value-type="float" office:value="0.87665" calcext:value-type="float">
            <text:p>0.87665</text:p>
          </table:table-cell>
          <table:table-cell office:value-type="float" office:value="0.931786" calcext:value-type="float">
            <text:p>0.931786</text:p>
          </table:table-cell>
          <table:table-cell office:value-type="float" office:value="0.872652" calcext:value-type="float">
            <text:p>0.872652</text:p>
          </table:table-cell>
          <table:table-cell table:number-columns-repeated="5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.967" calcext:value-type="float">
            <text:p>0.967</text:p>
          </table:table-cell>
          <table:table-cell office:value-type="float" office:value="0.87407" calcext:value-type="float">
            <text:p>0.87407</text:p>
          </table:table-cell>
          <table:table-cell office:value-type="float" office:value="0.932333" calcext:value-type="float">
            <text:p>0.932333</text:p>
          </table:table-cell>
          <table:table-cell office:value-type="float" office:value="0.876008" calcext:value-type="float">
            <text:p>0.876008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0.958438" calcext:value-type="float">
            <text:p>0.958438</text:p>
          </table:table-cell>
          <table:table-cell office:value-type="float" office:value="0.87615" calcext:value-type="float">
            <text:p>0.87615</text:p>
          </table:table-cell>
          <table:table-cell office:value-type="float" office:value="0.934687" calcext:value-type="float">
            <text:p>0.934687</text:p>
          </table:table-cell>
          <table:table-cell office:value-type="float" office:value="0.87459" calcext:value-type="float">
            <text:p>0.87459</text:p>
          </table:table-cell>
          <table:table-cell table:number-columns-repeated="5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0.960588" calcext:value-type="float">
            <text:p>0.960588</text:p>
          </table:table-cell>
          <table:table-cell office:value-type="float" office:value="0.877925" calcext:value-type="float">
            <text:p>0.877925</text:p>
          </table:table-cell>
          <table:table-cell office:value-type="float" office:value="0.918529" calcext:value-type="float">
            <text:p>0.918529</text:p>
          </table:table-cell>
          <table:table-cell office:value-type="float" office:value="0.876634" calcext:value-type="float">
            <text:p>0.876634</text:p>
          </table:table-cell>
          <table:table-cell table:number-columns-repeated="5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0.957222" calcext:value-type="float">
            <text:p>0.957222</text:p>
          </table:table-cell>
          <table:table-cell office:value-type="float" office:value="0.875805" calcext:value-type="float">
            <text:p>0.875805</text:p>
          </table:table-cell>
          <table:table-cell office:value-type="float" office:value="0.928611" calcext:value-type="float">
            <text:p>0.928611</text:p>
          </table:table-cell>
          <table:table-cell office:value-type="float" office:value="0.876265" calcext:value-type="float">
            <text:p>0.876265</text:p>
          </table:table-cell>
          <table:table-cell table:number-columns-repeated="5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0.959737" calcext:value-type="float">
            <text:p>0.959737</text:p>
          </table:table-cell>
          <table:table-cell office:value-type="float" office:value="0.879105" calcext:value-type="float">
            <text:p>0.879105</text:p>
          </table:table-cell>
          <table:table-cell office:value-type="float" office:value="0.929737" calcext:value-type="float">
            <text:p>0.929737</text:p>
          </table:table-cell>
          <table:table-cell office:value-type="float" office:value="0.876668" calcext:value-type="float">
            <text:p>0.876668</text:p>
          </table:table-cell>
          <table:table-cell table:number-columns-repeated="5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9615" calcext:value-type="float">
            <text:p>0.9615</text:p>
          </table:table-cell>
          <table:table-cell office:value-type="float" office:value="0.87954" calcext:value-type="float">
            <text:p>0.87954</text:p>
          </table:table-cell>
          <table:table-cell office:value-type="float" office:value="0.92625" calcext:value-type="float">
            <text:p>0.92625</text:p>
          </table:table-cell>
          <table:table-cell office:value-type="float" office:value="0.877855" calcext:value-type="float">
            <text:p>0.877855</text:p>
          </table:table-cell>
          <table:table-cell table:number-columns-repeated="5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0.956667" calcext:value-type="float">
            <text:p>0.956667</text:p>
          </table:table-cell>
          <table:table-cell office:value-type="float" office:value="0.87973" calcext:value-type="float">
            <text:p>0.87973</text:p>
          </table:table-cell>
          <table:table-cell office:value-type="float" office:value="0.922857" calcext:value-type="float">
            <text:p>0.922857</text:p>
          </table:table-cell>
          <table:table-cell office:value-type="float" office:value="0.878766" calcext:value-type="float">
            <text:p>0.878766</text:p>
          </table:table-cell>
          <table:table-cell table:number-columns-repeated="5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0.955" calcext:value-type="float">
            <text:p>0.955</text:p>
          </table:table-cell>
          <table:table-cell office:value-type="float" office:value="0.879445" calcext:value-type="float">
            <text:p>0.879445</text:p>
          </table:table-cell>
          <table:table-cell office:value-type="float" office:value="0.929318" calcext:value-type="float">
            <text:p>0.929318</text:p>
          </table:table-cell>
          <table:table-cell office:value-type="float" office:value="0.878269" calcext:value-type="float">
            <text:p>0.878269</text:p>
          </table:table-cell>
          <table:table-cell table:number-columns-repeated="5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0.957609" calcext:value-type="float">
            <text:p>0.957609</text:p>
          </table:table-cell>
          <table:table-cell office:value-type="float" office:value="0.879545" calcext:value-type="float">
            <text:p>0.879545</text:p>
          </table:table-cell>
          <table:table-cell office:value-type="float" office:value="0.923696" calcext:value-type="float">
            <text:p>0.923696</text:p>
          </table:table-cell>
          <table:table-cell office:value-type="float" office:value="0.878078" calcext:value-type="float">
            <text:p>0.878078</text:p>
          </table:table-cell>
          <table:table-cell table:number-columns-repeated="5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0.957083" calcext:value-type="float">
            <text:p>0.957083</text:p>
          </table:table-cell>
          <table:table-cell office:value-type="float" office:value="0.88054" calcext:value-type="float">
            <text:p>0.88054</text:p>
          </table:table-cell>
          <table:table-cell office:value-type="float" office:value="0.924167" calcext:value-type="float">
            <text:p>0.924167</text:p>
          </table:table-cell>
          <table:table-cell office:value-type="float" office:value="0.8807" calcext:value-type="float">
            <text:p>0.8807</text:p>
          </table:table-cell>
          <table:table-cell table:number-columns-repeated="5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0.955" calcext:value-type="float">
            <text:p>0.955</text:p>
          </table:table-cell>
          <table:table-cell office:value-type="float" office:value="0.87932" calcext:value-type="float">
            <text:p>0.87932</text:p>
          </table:table-cell>
          <table:table-cell office:value-type="float" office:value="0.925" calcext:value-type="float">
            <text:p>0.925</text:p>
          </table:table-cell>
          <table:table-cell office:value-type="float" office:value="0.879103" calcext:value-type="float">
            <text:p>0.879103</text:p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office:value-type="string" calcext:value-type="string">
            <text:p>MH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pleSize</text:p>
          </table:table-cell>
          <table:table-cell office:value-type="string" calcext:value-type="string">
            <text:p>Training%</text:p>
          </table:table-cell>
          <table:table-cell office:value-type="string" calcext:value-type="string">
            <text:p>TestingExtra%</text:p>
          </table:table-cell>
          <table:table-cell office:value-type="string" calcext:value-type="string">
            <text:p>TrainingTime(s)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382655" calcext:value-type="float">
            <text:p>0.382655</text:p>
          </table:table-cell>
          <table:table-cell office:value-type="float" office:value="0.483459" calcext:value-type="float">
            <text:p>0.483459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975" calcext:value-type="float">
            <text:p>0.975</text:p>
          </table:table-cell>
          <table:table-cell office:value-type="float" office:value="0.395608" calcext:value-type="float">
            <text:p>0.395608</text:p>
          </table:table-cell>
          <table:table-cell office:value-type="float" office:value="0.562561" calcext:value-type="float">
            <text:p>0.562561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966667" calcext:value-type="float">
            <text:p>0.966667</text:p>
          </table:table-cell>
          <table:table-cell office:value-type="float" office:value="0.500311" calcext:value-type="float">
            <text:p>0.500311</text:p>
          </table:table-cell>
          <table:table-cell office:value-type="float" office:value="0.624884" calcext:value-type="float">
            <text:p>0.624884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0.450549" calcext:value-type="float">
            <text:p>0.450549</text:p>
          </table:table-cell>
          <table:table-cell office:value-type="float" office:value="0.663304" calcext:value-type="float">
            <text:p>0.663304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3959" calcext:value-type="float">
            <text:p>0.53959</text:p>
          </table:table-cell>
          <table:table-cell office:value-type="float" office:value="0.809597" calcext:value-type="float">
            <text:p>0.809597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966667" calcext:value-type="float">
            <text:p>0.966667</text:p>
          </table:table-cell>
          <table:table-cell office:value-type="float" office:value="0.621739" calcext:value-type="float">
            <text:p>0.621739</text:p>
          </table:table-cell>
          <table:table-cell office:value-type="float" office:value="0.971373" calcext:value-type="float">
            <text:p>0.971373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964286" calcext:value-type="float">
            <text:p>0.964286</text:p>
          </table:table-cell>
          <table:table-cell office:value-type="float" office:value="0.59684" calcext:value-type="float">
            <text:p>0.59684</text:p>
          </table:table-cell>
          <table:table-cell office:value-type="float" office:value="0.91789" calcext:value-type="float">
            <text:p>0.91789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580391" calcext:value-type="float">
            <text:p>0.580391</text:p>
          </table:table-cell>
          <table:table-cell office:value-type="float" office:value="1.09511" calcext:value-type="float">
            <text:p>1.09511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961111" calcext:value-type="float">
            <text:p>0.961111</text:p>
          </table:table-cell>
          <table:table-cell office:value-type="float" office:value="0.629656" calcext:value-type="float">
            <text:p>0.629656</text:p>
          </table:table-cell>
          <table:table-cell office:value-type="float" office:value="1.07138" calcext:value-type="float">
            <text:p>1.07138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985" calcext:value-type="float">
            <text:p>0.985</text:p>
          </table:table-cell>
          <table:table-cell office:value-type="float" office:value="0.665867" calcext:value-type="float">
            <text:p>0.665867</text:p>
          </table:table-cell>
          <table:table-cell office:value-type="float" office:value="1.08544" calcext:value-type="float">
            <text:p>1.08544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965" calcext:value-type="float">
            <text:p>0.965</text:p>
          </table:table-cell>
          <table:table-cell office:value-type="float" office:value="0.780984" calcext:value-type="float">
            <text:p>0.780984</text:p>
          </table:table-cell>
          <table:table-cell office:value-type="float" office:value="1.862" calcext:value-type="float">
            <text:p>1.862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966667" calcext:value-type="float">
            <text:p>0.966667</text:p>
          </table:table-cell>
          <table:table-cell office:value-type="float" office:value="0.803429" calcext:value-type="float">
            <text:p>0.803429</text:p>
          </table:table-cell>
          <table:table-cell office:value-type="float" office:value="2.39815" calcext:value-type="float">
            <text:p>2.39815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945" calcext:value-type="float">
            <text:p>0.945</text:p>
          </table:table-cell>
          <table:table-cell office:value-type="float" office:value="0.843" calcext:value-type="float">
            <text:p>0.843</text:p>
          </table:table-cell>
          <table:table-cell office:value-type="float" office:value="4.36812" calcext:value-type="float">
            <text:p>4.36812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954" calcext:value-type="float">
            <text:p>0.954</text:p>
          </table:table-cell>
          <table:table-cell office:value-type="float" office:value="0.849028" calcext:value-type="float">
            <text:p>0.849028</text:p>
          </table:table-cell>
          <table:table-cell office:value-type="float" office:value="5.43297" calcext:value-type="float">
            <text:p>5.43297</text:p>
          </table:table-cell>
          <table:table-cell table:number-columns-repeated="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945833" calcext:value-type="float">
            <text:p>0.945833</text:p>
          </table:table-cell>
          <table:table-cell office:value-type="float" office:value="0.857548" calcext:value-type="float">
            <text:p>0.857548</text:p>
          </table:table-cell>
          <table:table-cell office:value-type="float" office:value="6.9504" calcext:value-type="float">
            <text:p>6.9504</text:p>
          </table:table-cell>
          <table:table-cell table:number-columns-repeated="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942143" calcext:value-type="float">
            <text:p>0.942143</text:p>
          </table:table-cell>
          <table:table-cell office:value-type="float" office:value="0.861214" calcext:value-type="float">
            <text:p>0.861214</text:p>
          </table:table-cell>
          <table:table-cell office:value-type="float" office:value="7.36848" calcext:value-type="float">
            <text:p>7.36848</text:p>
          </table:table-cell>
          <table:table-cell table:number-columns-repeated="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93625" calcext:value-type="float">
            <text:p>0.93625</text:p>
          </table:table-cell>
          <table:table-cell office:value-type="float" office:value="0.86114" calcext:value-type="float">
            <text:p>0.86114</text:p>
          </table:table-cell>
          <table:table-cell office:value-type="float" office:value="8.86509" calcext:value-type="float">
            <text:p>8.86509</text:p>
          </table:table-cell>
          <table:table-cell table:number-columns-repeated="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946667" calcext:value-type="float">
            <text:p>0.946667</text:p>
          </table:table-cell>
          <table:table-cell office:value-type="float" office:value="0.867733" calcext:value-type="float">
            <text:p>0.867733</text:p>
          </table:table-cell>
          <table:table-cell office:value-type="float" office:value="9.04881" calcext:value-type="float">
            <text:p>9.04881</text:p>
          </table:table-cell>
          <table:table-cell table:number-columns-repeated="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929" calcext:value-type="float">
            <text:p>0.929</text:p>
          </table:table-cell>
          <table:table-cell office:value-type="float" office:value="0.875244" calcext:value-type="float">
            <text:p>0.875244</text:p>
          </table:table-cell>
          <table:table-cell office:value-type="float" office:value="10.4582" calcext:value-type="float">
            <text:p>10.4582</text:p>
          </table:table-cell>
          <table:table-cell table:number-columns-repeated="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.946364" calcext:value-type="float">
            <text:p>0.946364</text:p>
          </table:table-cell>
          <table:table-cell office:value-type="float" office:value="0.870602" calcext:value-type="float">
            <text:p>0.870602</text:p>
          </table:table-cell>
          <table:table-cell office:value-type="float" office:value="10.7053" calcext:value-type="float">
            <text:p>10.7053</text:p>
          </table:table-cell>
          <table:table-cell table:number-columns-repeated="6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929583" calcext:value-type="float">
            <text:p>0.929583</text:p>
          </table:table-cell>
          <table:table-cell office:value-type="float" office:value="0.871583" calcext:value-type="float">
            <text:p>0.871583</text:p>
          </table:table-cell>
          <table:table-cell office:value-type="float" office:value="12.0168" calcext:value-type="float">
            <text:p>12.0168</text:p>
          </table:table-cell>
          <table:table-cell table:number-columns-repeated="6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0.929231" calcext:value-type="float">
            <text:p>0.929231</text:p>
          </table:table-cell>
          <table:table-cell office:value-type="float" office:value="0.875579" calcext:value-type="float">
            <text:p>0.875579</text:p>
          </table:table-cell>
          <table:table-cell office:value-type="float" office:value="13.7019" calcext:value-type="float">
            <text:p>13.7019</text:p>
          </table:table-cell>
          <table:table-cell table:number-columns-repeated="6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0.931786" calcext:value-type="float">
            <text:p>0.931786</text:p>
          </table:table-cell>
          <table:table-cell office:value-type="float" office:value="0.872652" calcext:value-type="float">
            <text:p>0.872652</text:p>
          </table:table-cell>
          <table:table-cell office:value-type="float" office:value="13.1495" calcext:value-type="float">
            <text:p>13.1495</text:p>
          </table:table-cell>
          <table:table-cell table:number-columns-repeated="6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.932333" calcext:value-type="float">
            <text:p>0.932333</text:p>
          </table:table-cell>
          <table:table-cell office:value-type="float" office:value="0.876008" calcext:value-type="float">
            <text:p>0.876008</text:p>
          </table:table-cell>
          <table:table-cell office:value-type="float" office:value="10.7782" calcext:value-type="float">
            <text:p>10.7782</text:p>
          </table:table-cell>
          <table:table-cell table:number-columns-repeated="6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0.934687" calcext:value-type="float">
            <text:p>0.934687</text:p>
          </table:table-cell>
          <table:table-cell office:value-type="float" office:value="0.87459" calcext:value-type="float">
            <text:p>0.87459</text:p>
          </table:table-cell>
          <table:table-cell office:value-type="float" office:value="11.6112" calcext:value-type="float">
            <text:p>11.6112</text:p>
          </table:table-cell>
          <table:table-cell table:number-columns-repeated="6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0.918529" calcext:value-type="float">
            <text:p>0.918529</text:p>
          </table:table-cell>
          <table:table-cell office:value-type="float" office:value="0.876634" calcext:value-type="float">
            <text:p>0.876634</text:p>
          </table:table-cell>
          <table:table-cell office:value-type="float" office:value="14.6327" calcext:value-type="float">
            <text:p>14.6327</text:p>
          </table:table-cell>
          <table:table-cell table:number-columns-repeated="6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0.928611" calcext:value-type="float">
            <text:p>0.928611</text:p>
          </table:table-cell>
          <table:table-cell office:value-type="float" office:value="0.876265" calcext:value-type="float">
            <text:p>0.876265</text:p>
          </table:table-cell>
          <table:table-cell office:value-type="float" office:value="13.7237" calcext:value-type="float">
            <text:p>13.7237</text:p>
          </table:table-cell>
          <table:table-cell table:number-columns-repeated="6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0.929737" calcext:value-type="float">
            <text:p>0.929737</text:p>
          </table:table-cell>
          <table:table-cell office:value-type="float" office:value="0.876668" calcext:value-type="float">
            <text:p>0.876668</text:p>
          </table:table-cell>
          <table:table-cell office:value-type="float" office:value="14.7621" calcext:value-type="float">
            <text:p>14.7621</text:p>
          </table:table-cell>
          <table:table-cell table:number-columns-repeated="6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92625" calcext:value-type="float">
            <text:p>0.92625</text:p>
          </table:table-cell>
          <table:table-cell office:value-type="float" office:value="0.877855" calcext:value-type="float">
            <text:p>0.877855</text:p>
          </table:table-cell>
          <table:table-cell office:value-type="float" office:value="15.6785" calcext:value-type="float">
            <text:p>15.6785</text:p>
          </table:table-cell>
          <table:table-cell table:number-columns-repeated="6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0.922857" calcext:value-type="float">
            <text:p>0.922857</text:p>
          </table:table-cell>
          <table:table-cell office:value-type="float" office:value="0.878766" calcext:value-type="float">
            <text:p>0.878766</text:p>
          </table:table-cell>
          <table:table-cell office:value-type="float" office:value="17.3996" calcext:value-type="float">
            <text:p>17.3996</text:p>
          </table:table-cell>
          <table:table-cell table:number-columns-repeated="6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0.929318" calcext:value-type="float">
            <text:p>0.929318</text:p>
          </table:table-cell>
          <table:table-cell office:value-type="float" office:value="0.878269" calcext:value-type="float">
            <text:p>0.878269</text:p>
          </table:table-cell>
          <table:table-cell office:value-type="float" office:value="17.4231" calcext:value-type="float">
            <text:p>17.4231</text:p>
          </table:table-cell>
          <table:table-cell table:number-columns-repeated="6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0.923696" calcext:value-type="float">
            <text:p>0.923696</text:p>
          </table:table-cell>
          <table:table-cell office:value-type="float" office:value="0.878078" calcext:value-type="float">
            <text:p>0.878078</text:p>
          </table:table-cell>
          <table:table-cell office:value-type="float" office:value="14.4361" calcext:value-type="float">
            <text:p>14.4361</text:p>
          </table:table-cell>
          <table:table-cell table:number-columns-repeated="6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0.924167" calcext:value-type="float">
            <text:p>0.924167</text:p>
          </table:table-cell>
          <table:table-cell office:value-type="float" office:value="0.8807" calcext:value-type="float">
            <text:p>0.8807</text:p>
          </table:table-cell>
          <table:table-cell office:value-type="float" office:value="13.4007" calcext:value-type="float">
            <text:p>13.4007</text:p>
          </table:table-cell>
          <table:table-cell table:number-columns-repeated="6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0.925" calcext:value-type="float">
            <text:p>0.925</text:p>
          </table:table-cell>
          <table:table-cell office:value-type="float" office:value="0.879103" calcext:value-type="float">
            <text:p>0.879103</text:p>
          </table:table-cell>
          <table:table-cell office:value-type="float" office:value="13.9158" calcext:value-type="float">
            <text:p>13.9158</text:p>
          </table:table-cell>
          <table:table-cell table:number-columns-repeated="6"/>
        </table:table-row>
      </table:table>
      <table:table table:name="Wine" table:style-name="ta1">
        <table:shapes>
          <draw:frame draw:z-index="0" draw:style-name="gr1" draw:text-style-name="P1" svg:width="4.2547in" svg:height="2.1701in" svg:x="5.2531in" svg:y="2.9555in">
            <draw:object draw:notify-on-update-of-ranges="Wine.A3:Wine.A7 Wine.C2:Wine.C2 Wine.C3:Wine.C7 Wine.A3:Wine.A7 Wine.E2:Wine.E2 Wine.E3:Wine.E7 Wine.A3:Wine.A7 Wine.G2:Wine.G2 Wine.G3:Wine.G7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3.7075in" svg:height="2.1898in" svg:x="1.3012in" svg:y="2.985in">
            <draw:object draw:notify-on-update-of-ranges="Wine.A9:Wine.A11 Wine.C2:Wine.C2 Wine.C9:Wine.C11 Wine.E2:Wine.E2 Wine.E9:Wine.E11 Wine.G2:Wine.G2 Wine.G9:Wine.G1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4.6268in" svg:height="2.3559in" svg:x="5.3898in" svg:y="10.9091in">
            <draw:object draw:notify-on-update-of-ranges="Wine.A31:Wine.A50 Wine.C30:Wine.C30 Wine.C31:Wine.C50 Wine.A31:Wine.A50 Wine.E30:Wine.E30 Wine.E31:Wine.E50 Wine.A31:Wine.A50 Wine.G30:Wine.G30 Wine.G31:Wine.G50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3.7465in" svg:height="2.3949in" svg:x="1.1248in" svg:y="10.8693in">
            <draw:object draw:notify-on-update-of-ranges="Wine.A52:Wine.A54 Wine.C30:Wine.C30 Wine.C52:Wine.C54 Wine.E30:Wine.E30 Wine.E52:Wine.E54 Wine.G30:Wine.G30 Wine.G52:Wine.G54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6.2996in" svg:height="3.5445in" svg:x="3.5606in" svg:y="13.8425in">
            <draw:object draw:notify-on-update-of-ranges="Wine.A74:Wine.A107 Wine.B73:Wine.B73 Wine.B74:Wine.B107"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5" draw:style-name="gr1" draw:text-style-name="P1" svg:width="6.2988in" svg:height="3.5429in" svg:x="5.5807in" svg:y="22.8445in">
            <draw:object draw:notify-on-update-of-ranges="Wine.A111:Wine.A144 Wine.B110:Wine.B110 Wine.B111:Wine.B144 Wine.A111:Wine.A144 Wine.D110:Wine.D110 Wine.D111:Wine.D144 Wine.A111:Wine.A144 Wine.E110:Wine.E110 Wine.E111:Wine.E144 Wine.A111:Wine.A144 Wine.F110:Wine.F110 Wine.F111:Wine.F144" xlink:href="./Object 31" xlink:type="simple" xlink:show="embed" xlink:actuate="onLoad"/>
            <draw:image xlink:href="./ObjectReplacements/Object 31" xlink:type="simple" xlink:show="embed" xlink:actuate="onLoad"/>
          </draw:frame>
        </table:shapes>
        <table:table-column table:style-name="co1" table:default-cell-style-name="Default"/>
        <table:table-column table:style-name="co13" table:default-cell-style-name="Default"/>
        <table:table-column table:style-name="co7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 table:number-columns-spanned="10" table:number-rows-spanned="1">
            <text:p><text:span text:style-name="T1">Wine, MaxLearn, UIUP PLP-trees (Training: 1000 examples, Testing: 1000 examples, TestingExtra: all examples except the training 1000)</text:span></text:p>
            <text:p><text:span text:style-name="T1">#Attributes: 13</text:span></text:p>
            <text:p><text:span text:style-name="T1">#Outcomes: 178</text:span></text:p>
            <text:p><text:span text:style-name="T1">#Users: 1</text:span></text:p>
            <text:p><text:span text:style-name="T1">#Examples: 10429</text:span></text:p>
          </table:table-cell>
          <table:covered-table-cell table:number-columns-repeated="9"/>
        </table:table-row>
        <table:table-row table:style-name="ro2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Training#</text:p>
          </table:table-cell>
          <table:table-cell table:style-name="ce1" office:value-type="string" calcext:value-type="string">
            <text:p>Training%</text:p>
          </table:table-cell>
          <table:table-cell table:style-name="ce2" office:value-type="string" calcext:value-type="string">
            <text:p>Testing#</text:p>
          </table:table-cell>
          <table:table-cell table:style-name="ce1" office:value-type="string" calcext:value-type="string">
            <text:p>Testing%</text:p>
          </table:table-cell>
          <table:table-cell office:value-type="string" calcext:value-type="string">
            <text:p>TestingExtra#</text:p>
          </table:table-cell>
          <table:table-cell office:value-type="string" calcext:value-type="string">
            <text:p>TestingExtra%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72" calcext:value-type="float">
            <text:p>972</text:p>
          </table:table-cell>
          <table:table-cell table:formula="of:=[.B3]/1000" office:value-type="float" office:value="0.972" calcext:value-type="float">
            <text:p>0.972</text:p>
          </table:table-cell>
          <table:table-cell office:value-type="float" office:value="971" calcext:value-type="float">
            <text:p>971</text:p>
          </table:table-cell>
          <table:table-cell table:formula="of:=[.D3]/1000" office:value-type="float" office:value="0.971" calcext:value-type="float">
            <text:p>0.971</text:p>
          </table:table-cell>
          <table:table-cell office:value-type="float" office:value="9106" calcext:value-type="float">
            <text:p>9106</text:p>
          </table:table-cell>
          <table:table-cell table:formula="of:=[.F3]/9429" office:value-type="float" office:value="0.965743981334182" calcext:value-type="float">
            <text:p>0.965743981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70" calcext:value-type="float">
            <text:p>970</text:p>
          </table:table-cell>
          <table:table-cell table:formula="of:=[.B4]/1000" office:value-type="float" office:value="0.97" calcext:value-type="float">
            <text:p>0.97</text:p>
          </table:table-cell>
          <table:table-cell office:value-type="float" office:value="973" calcext:value-type="float">
            <text:p>973</text:p>
          </table:table-cell>
          <table:table-cell table:formula="of:=[.D4]/1000" office:value-type="float" office:value="0.973" calcext:value-type="float">
            <text:p>0.973</text:p>
          </table:table-cell>
          <table:table-cell office:value-type="float" office:value="9156" calcext:value-type="float">
            <text:p>9156</text:p>
          </table:table-cell>
          <table:table-cell table:formula="of:=[.F4]/9429" office:value-type="float" office:value="0.971046770601336" calcext:value-type="float">
            <text:p>0.9710467706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64" calcext:value-type="float">
            <text:p>964</text:p>
          </table:table-cell>
          <table:table-cell table:formula="of:=[.B5]/1000" office:value-type="float" office:value="0.964" calcext:value-type="float">
            <text:p>0.964</text:p>
          </table:table-cell>
          <table:table-cell office:value-type="float" office:value="972" calcext:value-type="float">
            <text:p>972</text:p>
          </table:table-cell>
          <table:table-cell table:formula="of:=[.D5]/1000" office:value-type="float" office:value="0.972" calcext:value-type="float">
            <text:p>0.972</text:p>
          </table:table-cell>
          <table:table-cell office:value-type="float" office:value="9154" calcext:value-type="float">
            <text:p>9154</text:p>
          </table:table-cell>
          <table:table-cell table:formula="of:=[.F5]/9429" office:value-type="float" office:value="0.97083465903065" calcext:value-type="float">
            <text:p>0.970834659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76" calcext:value-type="float">
            <text:p>976</text:p>
          </table:table-cell>
          <table:table-cell table:formula="of:=[.B6]/1000" office:value-type="float" office:value="0.976" calcext:value-type="float">
            <text:p>0.976</text:p>
          </table:table-cell>
          <table:table-cell office:value-type="float" office:value="973" calcext:value-type="float">
            <text:p>973</text:p>
          </table:table-cell>
          <table:table-cell table:formula="of:=[.D6]/1000" office:value-type="float" office:value="0.973" calcext:value-type="float">
            <text:p>0.973</text:p>
          </table:table-cell>
          <table:table-cell office:value-type="float" office:value="9145" calcext:value-type="float">
            <text:p>9145</text:p>
          </table:table-cell>
          <table:table-cell table:formula="of:=[.F6]/9429" office:value-type="float" office:value="0.969880156962562" calcext:value-type="float">
            <text:p>0.969880157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71" calcext:value-type="float">
            <text:p>971</text:p>
          </table:table-cell>
          <table:table-cell table:formula="of:=[.B7]/1000" office:value-type="float" office:value="0.971" calcext:value-type="float">
            <text:p>0.971</text:p>
          </table:table-cell>
          <table:table-cell office:value-type="float" office:value="968" calcext:value-type="float">
            <text:p>968</text:p>
          </table:table-cell>
          <table:table-cell table:formula="of:=[.D7]/1000" office:value-type="float" office:value="0.968" calcext:value-type="float">
            <text:p>0.968</text:p>
          </table:table-cell>
          <table:table-cell office:value-type="float" office:value="9138" calcext:value-type="float">
            <text:p>9138</text:p>
          </table:table-cell>
          <table:table-cell table:formula="of:=[.F7]/9429" office:value-type="float" office:value="0.969137766465161" calcext:value-type="float">
            <text:p>0.9691377665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Avg</text:p>
          </table:table-cell>
          <table:table-cell table:style-name="ce4" table:formula="of:=SUM([.B3:.B7])/5" office:value-type="float" office:value="970.6" calcext:value-type="float">
            <text:p>970.6</text:p>
          </table:table-cell>
          <table:table-cell table:style-name="ce4" table:formula="of:=SUM([.C3:.C7])/5" office:value-type="float" office:value="0.9706" calcext:value-type="float">
            <text:p>0.9706</text:p>
          </table:table-cell>
          <table:table-cell table:style-name="ce4" table:formula="of:=SUM([.D3:.D7])/5" office:value-type="float" office:value="971.4" calcext:value-type="float">
            <text:p>971.4</text:p>
          </table:table-cell>
          <table:table-cell table:style-name="ce4" table:formula="of:=SUM([.E3:.E7])/5" office:value-type="float" office:value="0.9714" calcext:value-type="float">
            <text:p>0.9714</text:p>
          </table:table-cell>
          <table:table-cell table:style-name="ce4" table:formula="of:=SUM([.F3:.F7])/5" office:value-type="float" office:value="9139.8" calcext:value-type="float">
            <text:p>9139.8</text:p>
          </table:table-cell>
          <table:table-cell table:style-name="ce4" table:formula="of:=SUM([.G3:.G7])/5" office:value-type="float" office:value="0.969328666878778" calcext:value-type="float">
            <text:p>0.96932866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x</text:p>
          </table:table-cell>
          <table:table-cell table:formula="of:=SUBTOTAL(4; [.B3:.B7])" office:value-type="float" office:value="976" calcext:value-type="float">
            <text:p>976</text:p>
          </table:table-cell>
          <table:table-cell table:formula="of:=SUBTOTAL(4; [.C3:.C7])" office:value-type="float" office:value="0.976" calcext:value-type="float">
            <text:p>0.976</text:p>
          </table:table-cell>
          <table:table-cell table:formula="of:=SUBTOTAL(4; [.D3:.D7])" office:value-type="float" office:value="973" calcext:value-type="float">
            <text:p>973</text:p>
          </table:table-cell>
          <table:table-cell table:formula="of:=SUBTOTAL(4; [.E3:.E7])" office:value-type="float" office:value="0.973" calcext:value-type="float">
            <text:p>0.973</text:p>
          </table:table-cell>
          <table:table-cell table:formula="of:=SUBTOTAL(4; [.F3:.F7])" office:value-type="float" office:value="9156" calcext:value-type="float">
            <text:p>9156</text:p>
          </table:table-cell>
          <table:table-cell table:formula="of:=SUBTOTAL(4; [.G3:.G7])" office:value-type="float" office:value="0.971046770601336" calcext:value-type="float">
            <text:p>0.97104677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</text:p>
          </table:table-cell>
          <table:table-cell table:formula="of:=SUBTOTAL(5; [.B3:.B7])" office:value-type="float" office:value="964" calcext:value-type="float">
            <text:p>964</text:p>
          </table:table-cell>
          <table:table-cell table:formula="of:=SUBTOTAL(5; [.C3:.C7])" office:value-type="float" office:value="0.964" calcext:value-type="float">
            <text:p>0.964</text:p>
          </table:table-cell>
          <table:table-cell table:formula="of:=SUBTOTAL(5; [.D3:.D7])" office:value-type="float" office:value="968" calcext:value-type="float">
            <text:p>968</text:p>
          </table:table-cell>
          <table:table-cell table:formula="of:=SUBTOTAL(5; [.E3:.E7])" office:value-type="float" office:value="0.968" calcext:value-type="float">
            <text:p>0.968</text:p>
          </table:table-cell>
          <table:table-cell table:formula="of:=SUBTOTAL(5; [.F3:.F7])" office:value-type="float" office:value="9106" calcext:value-type="float">
            <text:p>9106</text:p>
          </table:table-cell>
          <table:table-cell table:formula="of:=SUBTOTAL(5; [.G3:.G7])" office:value-type="float" office:value="0.965743981334182" calcext:value-type="float">
            <text:p>0.9657439813</text:p>
          </table:table-cell>
          <table:table-cell table:number-columns-repeated="3"/>
        </table:table-row>
        <table:table-row table:style-name="ro2" table:number-rows-repeated="17">
          <table:table-cell table:number-columns-repeated="10"/>
        </table:table-row>
        <table:table-row table:style-name="ro1">
          <table:table-cell table:style-name="ce5" office:value-type="string" calcext:value-type="string" table:number-columns-spanned="9" table:number-rows-spanned="1">
            <text:p>Wine, MaxLearn, UIUP PLP-trees (Training: 250 examples, Testing: 250 examples, TestingExtra: all examples except the training 250)</text:p>
            <text:p><text:span text:style-name="T1">#Attributes: 13</text:span></text:p>
            <text:p><text:span text:style-name="T1">#Outcomes: 178</text:span></text:p>
            <text:p><text:span text:style-name="T1">#Users: 1</text:span></text:p>
            <text:p><text:span text:style-name="T1">#Examples: 10429</text:span></text:p>
          </table:table-cell>
          <table:covered-table-cell table:number-columns-repeated="8"/>
          <table:table-cell/>
        </table:table-row>
        <table:table-row table:style-name="ro2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Training#</text:p>
          </table:table-cell>
          <table:table-cell table:style-name="ce1" office:value-type="string" calcext:value-type="string">
            <text:p>Training%</text:p>
          </table:table-cell>
          <table:table-cell table:style-name="ce2" office:value-type="string" calcext:value-type="string">
            <text:p>Testing#</text:p>
          </table:table-cell>
          <table:table-cell table:style-name="ce1" office:value-type="string" calcext:value-type="string">
            <text:p>Testing%</text:p>
          </table:table-cell>
          <table:table-cell office:value-type="string" calcext:value-type="string">
            <text:p>TestingExtra#</text:p>
          </table:table-cell>
          <table:table-cell office:value-type="string" calcext:value-type="string">
            <text:p>TestingExtra%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table:formula="of:=[.B31]/250" office:value-type="float" office:value="0.964" calcext:value-type="float">
            <text:p>0.964</text:p>
          </table:table-cell>
          <table:table-cell office:value-type="float" office:value="240" calcext:value-type="float">
            <text:p>240</text:p>
          </table:table-cell>
          <table:table-cell table:formula="of:=[.D31]/250" office:value-type="float" office:value="0.96" calcext:value-type="float">
            <text:p>0.96</text:p>
          </table:table-cell>
          <table:table-cell office:value-type="float" office:value="9771" calcext:value-type="float">
            <text:p>9771</text:p>
          </table:table-cell>
          <table:table-cell table:formula="of:=[.F31]/10179" office:value-type="float" office:value="0.959917477158856" calcext:value-type="float">
            <text:p>0.959917477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47" calcext:value-type="float">
            <text:p>247</text:p>
          </table:table-cell>
          <table:table-cell table:formula="of:=[.B32]/250" office:value-type="float" office:value="0.988" calcext:value-type="float">
            <text:p>0.988</text:p>
          </table:table-cell>
          <table:table-cell office:value-type="float" office:value="241" calcext:value-type="float">
            <text:p>241</text:p>
          </table:table-cell>
          <table:table-cell table:formula="of:=[.D32]/250" office:value-type="float" office:value="0.964" calcext:value-type="float">
            <text:p>0.964</text:p>
          </table:table-cell>
          <table:table-cell office:value-type="float" office:value="9813" calcext:value-type="float">
            <text:p>9813</text:p>
          </table:table-cell>
          <table:table-cell table:formula="of:=[.F32]/10179" office:value-type="float" office:value="0.964043619216033" calcext:value-type="float">
            <text:p>0.9640436192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46" calcext:value-type="float">
            <text:p>246</text:p>
          </table:table-cell>
          <table:table-cell table:formula="of:=[.B33]/250" office:value-type="float" office:value="0.984" calcext:value-type="float">
            <text:p>0.984</text:p>
          </table:table-cell>
          <table:table-cell office:value-type="float" office:value="240" calcext:value-type="float">
            <text:p>240</text:p>
          </table:table-cell>
          <table:table-cell table:formula="of:=[.D33]/250" office:value-type="float" office:value="0.96" calcext:value-type="float">
            <text:p>0.96</text:p>
          </table:table-cell>
          <table:table-cell office:value-type="float" office:value="9762" calcext:value-type="float">
            <text:p>9762</text:p>
          </table:table-cell>
          <table:table-cell table:formula="of:=[.F33]/10179" office:value-type="float" office:value="0.95903330386089" calcext:value-type="float">
            <text:p>0.9590333039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4" calcext:value-type="float">
            <text:p>244</text:p>
          </table:table-cell>
          <table:table-cell table:formula="of:=[.B34]/250" office:value-type="float" office:value="0.976" calcext:value-type="float">
            <text:p>0.976</text:p>
          </table:table-cell>
          <table:table-cell office:value-type="float" office:value="242" calcext:value-type="float">
            <text:p>242</text:p>
          </table:table-cell>
          <table:table-cell table:formula="of:=[.D34]/250" office:value-type="float" office:value="0.968" calcext:value-type="float">
            <text:p>0.968</text:p>
          </table:table-cell>
          <table:table-cell office:value-type="float" office:value="9804" calcext:value-type="float">
            <text:p>9804</text:p>
          </table:table-cell>
          <table:table-cell table:formula="of:=[.F34]/10179" office:value-type="float" office:value="0.963159445918067" calcext:value-type="float">
            <text:p>0.9631594459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table:formula="of:=[.B35]/250" office:value-type="float" office:value="0.992" calcext:value-type="float">
            <text:p>0.992</text:p>
          </table:table-cell>
          <table:table-cell office:value-type="float" office:value="242" calcext:value-type="float">
            <text:p>242</text:p>
          </table:table-cell>
          <table:table-cell table:formula="of:=[.D35]/250" office:value-type="float" office:value="0.968" calcext:value-type="float">
            <text:p>0.968</text:p>
          </table:table-cell>
          <table:table-cell office:value-type="float" office:value="9799" calcext:value-type="float">
            <text:p>9799</text:p>
          </table:table-cell>
          <table:table-cell table:formula="of:=[.F35]/10179" office:value-type="float" office:value="0.962668238530307" calcext:value-type="float">
            <text:p>0.9626682385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47" calcext:value-type="float">
            <text:p>247</text:p>
          </table:table-cell>
          <table:table-cell table:formula="of:=[.B36]/250" office:value-type="float" office:value="0.988" calcext:value-type="float">
            <text:p>0.988</text:p>
          </table:table-cell>
          <table:table-cell office:value-type="float" office:value="242" calcext:value-type="float">
            <text:p>242</text:p>
          </table:table-cell>
          <table:table-cell table:formula="of:=[.D36]/250" office:value-type="float" office:value="0.968" calcext:value-type="float">
            <text:p>0.968</text:p>
          </table:table-cell>
          <table:table-cell office:value-type="float" office:value="9801" calcext:value-type="float">
            <text:p>9801</text:p>
          </table:table-cell>
          <table:table-cell table:formula="of:=[.F36]/10179" office:value-type="float" office:value="0.962864721485411" calcext:value-type="float">
            <text:p>0.9628647215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45" calcext:value-type="float">
            <text:p>245</text:p>
          </table:table-cell>
          <table:table-cell table:formula="of:=[.B37]/250" office:value-type="float" office:value="0.98" calcext:value-type="float">
            <text:p>0.98</text:p>
          </table:table-cell>
          <table:table-cell office:value-type="float" office:value="236" calcext:value-type="float">
            <text:p>236</text:p>
          </table:table-cell>
          <table:table-cell table:formula="of:=[.D37]/250" office:value-type="float" office:value="0.944" calcext:value-type="float">
            <text:p>0.944</text:p>
          </table:table-cell>
          <table:table-cell office:value-type="float" office:value="9757" calcext:value-type="float">
            <text:p>9757</text:p>
          </table:table-cell>
          <table:table-cell table:formula="of:=[.F37]/10179" office:value-type="float" office:value="0.958542096473131" calcext:value-type="float">
            <text:p>0.9585420965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41" calcext:value-type="float">
            <text:p>241</text:p>
          </table:table-cell>
          <table:table-cell table:formula="of:=[.B38]/250" office:value-type="float" office:value="0.964" calcext:value-type="float">
            <text:p>0.964</text:p>
          </table:table-cell>
          <table:table-cell office:value-type="float" office:value="246" calcext:value-type="float">
            <text:p>246</text:p>
          </table:table-cell>
          <table:table-cell table:formula="of:=[.D38]/250" office:value-type="float" office:value="0.984" calcext:value-type="float">
            <text:p>0.984</text:p>
          </table:table-cell>
          <table:table-cell office:value-type="float" office:value="9870" calcext:value-type="float">
            <text:p>9870</text:p>
          </table:table-cell>
          <table:table-cell table:formula="of:=[.F38]/10179" office:value-type="float" office:value="0.969643383436487" calcext:value-type="float">
            <text:p>0.9696433834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42" calcext:value-type="float">
            <text:p>242</text:p>
          </table:table-cell>
          <table:table-cell table:formula="of:=[.B39]/250" office:value-type="float" office:value="0.968" calcext:value-type="float">
            <text:p>0.968</text:p>
          </table:table-cell>
          <table:table-cell office:value-type="float" office:value="243" calcext:value-type="float">
            <text:p>243</text:p>
          </table:table-cell>
          <table:table-cell table:formula="of:=[.D39]/250" office:value-type="float" office:value="0.972" calcext:value-type="float">
            <text:p>0.972</text:p>
          </table:table-cell>
          <table:table-cell office:value-type="float" office:value="9827" calcext:value-type="float">
            <text:p>9827</text:p>
          </table:table-cell>
          <table:table-cell table:formula="of:=[.F39]/10179" office:value-type="float" office:value="0.965418999901758" calcext:value-type="float">
            <text:p>0.9654189999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45" calcext:value-type="float">
            <text:p>245</text:p>
          </table:table-cell>
          <table:table-cell table:formula="of:=[.B40]/250" office:value-type="float" office:value="0.98" calcext:value-type="float">
            <text:p>0.98</text:p>
          </table:table-cell>
          <table:table-cell office:value-type="float" office:value="239" calcext:value-type="float">
            <text:p>239</text:p>
          </table:table-cell>
          <table:table-cell table:formula="of:=[.D40]/250" office:value-type="float" office:value="0.956" calcext:value-type="float">
            <text:p>0.956</text:p>
          </table:table-cell>
          <table:table-cell office:value-type="float" office:value="9792" calcext:value-type="float">
            <text:p>9792</text:p>
          </table:table-cell>
          <table:table-cell table:formula="of:=[.F40]/10179" office:value-type="float" office:value="0.961980548187445" calcext:value-type="float">
            <text:p>0.9619805482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47" calcext:value-type="float">
            <text:p>247</text:p>
          </table:table-cell>
          <table:table-cell table:formula="of:=[.B41]/250" office:value-type="float" office:value="0.988" calcext:value-type="float">
            <text:p>0.988</text:p>
          </table:table-cell>
          <table:table-cell office:value-type="float" office:value="239" calcext:value-type="float">
            <text:p>239</text:p>
          </table:table-cell>
          <table:table-cell table:formula="of:=[.D41]/250" office:value-type="float" office:value="0.956" calcext:value-type="float">
            <text:p>0.956</text:p>
          </table:table-cell>
          <table:table-cell office:value-type="float" office:value="9752" calcext:value-type="float">
            <text:p>9752</text:p>
          </table:table-cell>
          <table:table-cell table:formula="of:=[.F41]/10179" office:value-type="float" office:value="0.958050889085372" calcext:value-type="float">
            <text:p>0.9580508891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table:formula="of:=[.B42]/250" office:value-type="float" office:value="0.96" calcext:value-type="float">
            <text:p>0.96</text:p>
          </table:table-cell>
          <table:table-cell office:value-type="float" office:value="238" calcext:value-type="float">
            <text:p>238</text:p>
          </table:table-cell>
          <table:table-cell table:formula="of:=[.D42]/250" office:value-type="float" office:value="0.952" calcext:value-type="float">
            <text:p>0.952</text:p>
          </table:table-cell>
          <table:table-cell office:value-type="float" office:value="9766" calcext:value-type="float">
            <text:p>9766</text:p>
          </table:table-cell>
          <table:table-cell table:formula="of:=[.F42]/10179" office:value-type="float" office:value="0.959426269771097" calcext:value-type="float">
            <text:p>0.9594262698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47" calcext:value-type="float">
            <text:p>247</text:p>
          </table:table-cell>
          <table:table-cell table:formula="of:=[.B43]/250" office:value-type="float" office:value="0.988" calcext:value-type="float">
            <text:p>0.988</text:p>
          </table:table-cell>
          <table:table-cell office:value-type="float" office:value="236" calcext:value-type="float">
            <text:p>236</text:p>
          </table:table-cell>
          <table:table-cell table:formula="of:=[.D43]/250" office:value-type="float" office:value="0.944" calcext:value-type="float">
            <text:p>0.944</text:p>
          </table:table-cell>
          <table:table-cell office:value-type="float" office:value="9816" calcext:value-type="float">
            <text:p>9816</text:p>
          </table:table-cell>
          <table:table-cell table:formula="of:=[.F43]/10179" office:value-type="float" office:value="0.964338343648688" calcext:value-type="float">
            <text:p>0.9643383436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48" calcext:value-type="float">
            <text:p>248</text:p>
          </table:table-cell>
          <table:table-cell table:formula="of:=[.B44]/250" office:value-type="float" office:value="0.992" calcext:value-type="float">
            <text:p>0.992</text:p>
          </table:table-cell>
          <table:table-cell office:value-type="float" office:value="245" calcext:value-type="float">
            <text:p>245</text:p>
          </table:table-cell>
          <table:table-cell table:formula="of:=[.D44]/250" office:value-type="float" office:value="0.98" calcext:value-type="float">
            <text:p>0.98</text:p>
          </table:table-cell>
          <table:table-cell office:value-type="float" office:value="9867" calcext:value-type="float">
            <text:p>9867</text:p>
          </table:table-cell>
          <table:table-cell table:formula="of:=[.F44]/10179" office:value-type="float" office:value="0.969348659003831" calcext:value-type="float">
            <text:p>0.969348659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47" calcext:value-type="float">
            <text:p>247</text:p>
          </table:table-cell>
          <table:table-cell table:formula="of:=[.B45]/250" office:value-type="float" office:value="0.988" calcext:value-type="float">
            <text:p>0.988</text:p>
          </table:table-cell>
          <table:table-cell office:value-type="float" office:value="238" calcext:value-type="float">
            <text:p>238</text:p>
          </table:table-cell>
          <table:table-cell table:formula="of:=[.D45]/250" office:value-type="float" office:value="0.952" calcext:value-type="float">
            <text:p>0.952</text:p>
          </table:table-cell>
          <table:table-cell office:value-type="float" office:value="9775" calcext:value-type="float">
            <text:p>9775</text:p>
          </table:table-cell>
          <table:table-cell table:formula="of:=[.F45]/10179" office:value-type="float" office:value="0.960310443069064" calcext:value-type="float">
            <text:p>0.9603104431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46" calcext:value-type="float">
            <text:p>246</text:p>
          </table:table-cell>
          <table:table-cell table:formula="of:=[.B46]/250" office:value-type="float" office:value="0.984" calcext:value-type="float">
            <text:p>0.984</text:p>
          </table:table-cell>
          <table:table-cell office:value-type="float" office:value="243" calcext:value-type="float">
            <text:p>243</text:p>
          </table:table-cell>
          <table:table-cell table:formula="of:=[.D46]/250" office:value-type="float" office:value="0.972" calcext:value-type="float">
            <text:p>0.972</text:p>
          </table:table-cell>
          <table:table-cell office:value-type="float" office:value="9812" calcext:value-type="float">
            <text:p>9812</text:p>
          </table:table-cell>
          <table:table-cell table:formula="of:=[.F46]/10179" office:value-type="float" office:value="0.963945377738481" calcext:value-type="float">
            <text:p>0.9639453777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45" calcext:value-type="float">
            <text:p>245</text:p>
          </table:table-cell>
          <table:table-cell table:formula="of:=[.B47]/250" office:value-type="float" office:value="0.98" calcext:value-type="float">
            <text:p>0.98</text:p>
          </table:table-cell>
          <table:table-cell office:value-type="float" office:value="242" calcext:value-type="float">
            <text:p>242</text:p>
          </table:table-cell>
          <table:table-cell table:formula="of:=[.D47]/250" office:value-type="float" office:value="0.968" calcext:value-type="float">
            <text:p>0.968</text:p>
          </table:table-cell>
          <table:table-cell office:value-type="float" office:value="9814" calcext:value-type="float">
            <text:p>9814</text:p>
          </table:table-cell>
          <table:table-cell table:formula="of:=[.F47]/10179" office:value-type="float" office:value="0.964141860693585" calcext:value-type="float">
            <text:p>0.9641418607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45" calcext:value-type="float">
            <text:p>245</text:p>
          </table:table-cell>
          <table:table-cell table:formula="of:=[.B48]/250" office:value-type="float" office:value="0.98" calcext:value-type="float">
            <text:p>0.98</text:p>
          </table:table-cell>
          <table:table-cell office:value-type="float" office:value="237" calcext:value-type="float">
            <text:p>237</text:p>
          </table:table-cell>
          <table:table-cell table:formula="of:=[.D48]/250" office:value-type="float" office:value="0.948" calcext:value-type="float">
            <text:p>0.948</text:p>
          </table:table-cell>
          <table:table-cell office:value-type="float" office:value="9825" calcext:value-type="float">
            <text:p>9825</text:p>
          </table:table-cell>
          <table:table-cell table:formula="of:=[.F48]/10179" office:value-type="float" office:value="0.965222516946655" calcext:value-type="float">
            <text:p>0.9652225169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43" calcext:value-type="float">
            <text:p>243</text:p>
          </table:table-cell>
          <table:table-cell table:formula="of:=[.B49]/250" office:value-type="float" office:value="0.972" calcext:value-type="float">
            <text:p>0.972</text:p>
          </table:table-cell>
          <table:table-cell office:value-type="float" office:value="237" calcext:value-type="float">
            <text:p>237</text:p>
          </table:table-cell>
          <table:table-cell table:formula="of:=[.D49]/250" office:value-type="float" office:value="0.948" calcext:value-type="float">
            <text:p>0.948</text:p>
          </table:table-cell>
          <table:table-cell office:value-type="float" office:value="9702" calcext:value-type="float">
            <text:p>9702</text:p>
          </table:table-cell>
          <table:table-cell table:formula="of:=[.F49]/10179" office:value-type="float" office:value="0.953138815207781" calcext:value-type="float">
            <text:p>0.9531388152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44" calcext:value-type="float">
            <text:p>244</text:p>
          </table:table-cell>
          <table:table-cell table:formula="of:=[.B50]/250" office:value-type="float" office:value="0.976" calcext:value-type="float">
            <text:p>0.976</text:p>
          </table:table-cell>
          <table:table-cell office:value-type="float" office:value="240" calcext:value-type="float">
            <text:p>240</text:p>
          </table:table-cell>
          <table:table-cell table:formula="of:=[.D50]/250" office:value-type="float" office:value="0.96" calcext:value-type="float">
            <text:p>0.96</text:p>
          </table:table-cell>
          <table:table-cell office:value-type="float" office:value="9830" calcext:value-type="float">
            <text:p>9830</text:p>
          </table:table-cell>
          <table:table-cell table:formula="of:=[.F50]/10179" office:value-type="float" office:value="0.965713724334414" calcext:value-type="float">
            <text:p>0.9657137243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Avg</text:p>
          </table:table-cell>
          <table:table-cell table:formula="of:=SUM([.B31:.B50])/20" office:value-type="float" office:value="244.9" calcext:value-type="float">
            <text:p>244.9</text:p>
          </table:table-cell>
          <table:table-cell table:formula="of:=SUM([.C31:.C50])/20" office:value-type="float" office:value="0.9796" calcext:value-type="float">
            <text:p>0.9796</text:p>
          </table:table-cell>
          <table:table-cell table:formula="of:=SUM([.D31:.D50])/20" office:value-type="float" office:value="240.3" calcext:value-type="float">
            <text:p>240.3</text:p>
          </table:table-cell>
          <table:table-cell table:formula="of:=SUM([.E31:.E50])/20" office:value-type="float" office:value="0.9612" calcext:value-type="float">
            <text:p>0.9612</text:p>
          </table:table-cell>
          <table:table-cell table:formula="of:=SUM([.F31:.F50])/20" office:value-type="float" office:value="9797.75" calcext:value-type="float">
            <text:p>9797.75</text:p>
          </table:table-cell>
          <table:table-cell table:formula="of:=SUM([.G31:.G50])/20" office:value-type="float" office:value="0.962545436683368" calcext:value-type="float">
            <text:p>0.96254543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x</text:p>
          </table:table-cell>
          <table:table-cell table:style-name="ce4" table:formula="of:=SUBTOTAL(4; [.B31:.B50])" office:value-type="float" office:value="248" calcext:value-type="float">
            <text:p>248</text:p>
          </table:table-cell>
          <table:table-cell table:style-name="ce4" table:formula="of:=SUBTOTAL(4; [.C31:.C50])" office:value-type="float" office:value="0.992" calcext:value-type="float">
            <text:p>0.992</text:p>
          </table:table-cell>
          <table:table-cell table:style-name="ce4" table:formula="of:=SUBTOTAL(4; [.D31:.D50])" office:value-type="float" office:value="246" calcext:value-type="float">
            <text:p>246</text:p>
          </table:table-cell>
          <table:table-cell table:style-name="ce4" table:formula="of:=SUBTOTAL(4; [.E31:.E50])" office:value-type="float" office:value="0.984" calcext:value-type="float">
            <text:p>0.984</text:p>
          </table:table-cell>
          <table:table-cell table:style-name="ce4" table:formula="of:=SUBTOTAL(4; [.F31:.F50])" office:value-type="float" office:value="9870" calcext:value-type="float">
            <text:p>9870</text:p>
          </table:table-cell>
          <table:table-cell table:style-name="ce4" table:formula="of:=SUBTOTAL(4; [.G31:.G50])" office:value-type="float" office:value="0.969643383436487" calcext:value-type="float">
            <text:p>0.96964338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</text:p>
          </table:table-cell>
          <table:table-cell table:formula="of:=SUBTOTAL(5; [.B31:.B50])" office:value-type="float" office:value="240" calcext:value-type="float">
            <text:p>240</text:p>
          </table:table-cell>
          <table:table-cell table:formula="of:=SUBTOTAL(5; [.C31:.C50])" office:value-type="float" office:value="0.96" calcext:value-type="float">
            <text:p>0.96</text:p>
          </table:table-cell>
          <table:table-cell table:formula="of:=SUBTOTAL(5; [.D31:.D50])" office:value-type="float" office:value="236" calcext:value-type="float">
            <text:p>236</text:p>
          </table:table-cell>
          <table:table-cell table:formula="of:=SUBTOTAL(5; [.E31:.E50])" office:value-type="float" office:value="0.944" calcext:value-type="float">
            <text:p>0.944</text:p>
          </table:table-cell>
          <table:table-cell table:formula="of:=SUBTOTAL(5; [.F31:.F50])" office:value-type="float" office:value="9702" calcext:value-type="float">
            <text:p>9702</text:p>
          </table:table-cell>
          <table:table-cell table:formula="of:=SUBTOTAL(5; [.G31:.G50])" office:value-type="float" office:value="0.953138815207781" calcext:value-type="float">
            <text:p>0.9531388152</text:p>
          </table:table-cell>
          <table:table-cell table:number-columns-repeated="3"/>
        </table:table-row>
        <table:table-row table:style-name="ro2" table:number-rows-repeated="17">
          <table:table-cell table:number-columns-repeated="10"/>
        </table:table-row>
        <table:table-row table:style-name="ro2">
          <table:table-cell office:value-type="string" calcext:value-type="string">
            <text:p>Experimentation tim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pleSize</text:p>
          </table:table-cell>
          <table:table-cell office:value-type="string" calcext:value-type="string">
            <text:p>Time (s)</text:p>
          </table:table-cell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.7517" calcext:value-type="float">
            <text:p>2.7517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.04025" calcext:value-type="float">
            <text:p>3.04025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.96675" calcext:value-type="float">
            <text:p>2.96675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.93835" calcext:value-type="float">
            <text:p>2.93835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.289" calcext:value-type="float">
            <text:p>3.289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.28535" calcext:value-type="float">
            <text:p>3.28535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.9842" calcext:value-type="float">
            <text:p>3.9842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.9181" calcext:value-type="float">
            <text:p>3.9181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.6905" calcext:value-type="float">
            <text:p>4.6905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.1616" calcext:value-type="float">
            <text:p>5.1616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.07555" calcext:value-type="float">
            <text:p>11.07555</text:p>
          </table:table-cell>
          <table:table-cell table:number-columns-repeated="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8.8598" calcext:value-type="float">
            <text:p>18.8598</text:p>
          </table:table-cell>
          <table:table-cell table:number-columns-repeated="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9.82505" calcext:value-type="float">
            <text:p>19.82505</text:p>
          </table:table-cell>
          <table:table-cell table:number-columns-repeated="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9.4681" calcext:value-type="float">
            <text:p>29.4681</text:p>
          </table:table-cell>
          <table:table-cell table:number-columns-repeated="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8.3638" calcext:value-type="float">
            <text:p>38.3638</text:p>
          </table:table-cell>
          <table:table-cell table:number-columns-repeated="8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3.5106" calcext:value-type="float">
            <text:p>33.5106</text:p>
          </table:table-cell>
          <table:table-cell table:number-columns-repeated="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4.4656" calcext:value-type="float">
            <text:p>44.4656</text:p>
          </table:table-cell>
          <table:table-cell table:number-columns-repeated="8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52.0298" calcext:value-type="float">
            <text:p>52.0298</text:p>
          </table:table-cell>
          <table:table-cell table:number-columns-repeated="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56.7882" calcext:value-type="float">
            <text:p>56.7882</text:p>
          </table:table-cell>
          <table:table-cell table:number-columns-repeated="8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63.4315" calcext:value-type="float">
            <text:p>63.4315</text:p>
          </table:table-cell>
          <table:table-cell table:number-columns-repeated="8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3.3984" calcext:value-type="float">
            <text:p>73.3984</text:p>
          </table:table-cell>
          <table:table-cell table:number-columns-repeated="8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97.4941" calcext:value-type="float">
            <text:p>97.4941</text:p>
          </table:table-cell>
          <table:table-cell table:number-columns-repeated="8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95.34305" calcext:value-type="float">
            <text:p>95.34305</text:p>
          </table:table-cell>
          <table:table-cell table:number-columns-repeated="8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8.2517" calcext:value-type="float">
            <text:p>78.2517</text:p>
          </table:table-cell>
          <table:table-cell table:number-columns-repeated="8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88.15365" calcext:value-type="float">
            <text:p>88.15365</text:p>
          </table:table-cell>
          <table:table-cell table:number-columns-repeated="8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97.29675" calcext:value-type="float">
            <text:p>97.29675</text:p>
          </table:table-cell>
          <table:table-cell table:number-columns-repeated="8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08.499" calcext:value-type="float">
            <text:p>108.499</text:p>
          </table:table-cell>
          <table:table-cell table:number-columns-repeated="8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108.1745" calcext:value-type="float">
            <text:p>108.1745</text:p>
          </table:table-cell>
          <table:table-cell table:number-columns-repeated="8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22.8688" calcext:value-type="float">
            <text:p>122.8688</text:p>
          </table:table-cell>
          <table:table-cell table:number-columns-repeated="8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123.6696" calcext:value-type="float">
            <text:p>123.6696</text:p>
          </table:table-cell>
          <table:table-cell table:number-columns-repeated="8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162.58205" calcext:value-type="float">
            <text:p>162.58205</text:p>
          </table:table-cell>
          <table:table-cell table:number-columns-repeated="8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152.5121" calcext:value-type="float">
            <text:p>152.5121</text:p>
          </table:table-cell>
          <table:table-cell table:number-columns-repeated="8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45.6112" calcext:value-type="float">
            <text:p>145.6112</text:p>
          </table:table-cell>
          <table:table-cell table:number-columns-repeated="8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183.05055" calcext:value-type="float">
            <text:p>183.05055</text:p>
          </table:table-cell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 calcext:value-type="string">
            <text:p>SampleSize</text:p>
          </table:table-cell>
          <table:table-cell office:value-type="string" calcext:value-type="string">
            <text:p>X-Training%</text:p>
          </table:table-cell>
          <table:table-cell office:value-type="string" calcext:value-type="string">
            <text:p>X-Testing%</text:p>
          </table:table-cell>
          <table:table-cell office:value-type="string" calcext:value-type="string">
            <text:p>X-TestingExtra%</text:p>
          </table:table-cell>
          <table:table-cell office:value-type="string" calcext:value-type="string">
            <text:p>MH-Training%</text:p>
          </table:table-cell>
          <table:table-cell office:value-type="string" calcext:value-type="string">
            <text:p>MH-TestingExtra%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55322" calcext:value-type="float">
            <text:p>0.55322</text:p>
          </table:table-cell>
          <table:table-cell office:value-type="float" office:value="1" calcext:value-type="float">
            <text:p>1</text:p>
          </table:table-cell>
          <table:table-cell office:value-type="float" office:value="0.528476" calcext:value-type="float">
            <text:p>0.528476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75" calcext:value-type="float">
            <text:p>0.575</text:p>
          </table:table-cell>
          <table:table-cell office:value-type="float" office:value="0.59459" calcext:value-type="float">
            <text:p>0.59459</text:p>
          </table:table-cell>
          <table:table-cell office:value-type="float" office:value="1" calcext:value-type="float">
            <text:p>1</text:p>
          </table:table-cell>
          <table:table-cell office:value-type="float" office:value="0.54919" calcext:value-type="float">
            <text:p>0.54919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00005" calcext:value-type="float">
            <text:p>0.700005</text:p>
          </table:table-cell>
          <table:table-cell office:value-type="float" office:value="0.648095" calcext:value-type="float">
            <text:p>0.648095</text:p>
          </table:table-cell>
          <table:table-cell office:value-type="float" office:value="1" calcext:value-type="float">
            <text:p>1</text:p>
          </table:table-cell>
          <table:table-cell office:value-type="float" office:value="0.588927" calcext:value-type="float">
            <text:p>0.588927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64957" calcext:value-type="float">
            <text:p>0.64957</text:p>
          </table:table-cell>
          <table:table-cell office:value-type="float" office:value="1" calcext:value-type="float">
            <text:p>1</text:p>
          </table:table-cell>
          <table:table-cell office:value-type="float" office:value="0.555142" calcext:value-type="float">
            <text:p>0.555142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0.65817" calcext:value-type="float">
            <text:p>0.65817</text:p>
          </table:table-cell>
          <table:table-cell office:value-type="float" office:value="0.99" calcext:value-type="float">
            <text:p>0.99</text:p>
          </table:table-cell>
          <table:table-cell office:value-type="float" office:value="0.633082" calcext:value-type="float">
            <text:p>0.633082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766665" calcext:value-type="float">
            <text:p>0.766665</text:p>
          </table:table-cell>
          <table:table-cell office:value-type="float" office:value="0.72202" calcext:value-type="float">
            <text:p>0.72202</text:p>
          </table:table-cell>
          <table:table-cell office:value-type="float" office:value="0.991667" calcext:value-type="float">
            <text:p>0.991667</text:p>
          </table:table-cell>
          <table:table-cell office:value-type="float" office:value="0.655459" calcext:value-type="float">
            <text:p>0.655459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642845" calcext:value-type="float">
            <text:p>0.642845</text:p>
          </table:table-cell>
          <table:table-cell office:value-type="float" office:value="0.654295" calcext:value-type="float">
            <text:p>0.654295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699995" calcext:value-type="float">
            <text:p>0.699995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7041" calcext:value-type="float">
            <text:p>0.77041</text:p>
          </table:table-cell>
          <table:table-cell office:value-type="float" office:value="1" calcext:value-type="float">
            <text:p>1</text:p>
          </table:table-cell>
          <table:table-cell office:value-type="float" office:value="0.715224" calcext:value-type="float">
            <text:p>0.715224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733345" calcext:value-type="float">
            <text:p>0.733345</text:p>
          </table:table-cell>
          <table:table-cell office:value-type="float" office:value="0.755225" calcext:value-type="float">
            <text:p>0.755225</text:p>
          </table:table-cell>
          <table:table-cell office:value-type="float" office:value="0.988889" calcext:value-type="float">
            <text:p>0.988889</text:p>
          </table:table-cell>
          <table:table-cell office:value-type="float" office:value="0.686416" calcext:value-type="float">
            <text:p>0.686416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0.800695" calcext:value-type="float">
            <text:p>0.800695</text:p>
          </table:table-cell>
          <table:table-cell office:value-type="float" office:value="0.985" calcext:value-type="float">
            <text:p>0.985</text:p>
          </table:table-cell>
          <table:table-cell office:value-type="float" office:value="0.728107" calcext:value-type="float">
            <text:p>0.728107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995" calcext:value-type="float">
            <text:p>0.995</text:p>
          </table:table-cell>
          <table:table-cell office:value-type="float" office:value="0.865" calcext:value-type="float">
            <text:p>0.865</text:p>
          </table:table-cell>
          <table:table-cell office:value-type="float" office:value="0.864445" calcext:value-type="float">
            <text:p>0.864445</text:p>
          </table:table-cell>
          <table:table-cell office:value-type="float" office:value="0.96" calcext:value-type="float">
            <text:p>0.96</text:p>
          </table:table-cell>
          <table:table-cell office:value-type="float" office:value="0.823105" calcext:value-type="float">
            <text:p>0.823105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993333" calcext:value-type="float">
            <text:p>0.993333</text:p>
          </table:table-cell>
          <table:table-cell office:value-type="float" office:value="0.90999" calcext:value-type="float">
            <text:p>0.90999</text:p>
          </table:table-cell>
          <table:table-cell office:value-type="float" office:value="0.90229" calcext:value-type="float">
            <text:p>0.90229</text:p>
          </table:table-cell>
          <table:table-cell office:value-type="float" office:value="0.973333" calcext:value-type="float">
            <text:p>0.973333</text:p>
          </table:table-cell>
          <table:table-cell office:value-type="float" office:value="0.863852" calcext:value-type="float">
            <text:p>0.863852</text:p>
          </table:table-cell>
          <table:table-cell table:number-columns-repeated="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99" calcext:value-type="float">
            <text:p>0.99</text:p>
          </table:table-cell>
          <table:table-cell office:value-type="float" office:value="0.93" calcext:value-type="float">
            <text:p>0.93</text:p>
          </table:table-cell>
          <table:table-cell office:value-type="float" office:value="0.91662" calcext:value-type="float">
            <text:p>0.91662</text:p>
          </table:table-cell>
          <table:table-cell office:value-type="float" office:value="0.97625" calcext:value-type="float">
            <text:p>0.97625</text:p>
          </table:table-cell>
          <table:table-cell office:value-type="float" office:value="0.901261" calcext:value-type="float">
            <text:p>0.901261</text:p>
          </table:table-cell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985" calcext:value-type="float">
            <text:p>0.985</text:p>
          </table:table-cell>
          <table:table-cell office:value-type="float" office:value="0.915" calcext:value-type="float">
            <text:p>0.915</text:p>
          </table:table-cell>
          <table:table-cell office:value-type="float" office:value="0.92437" calcext:value-type="float">
            <text:p>0.92437</text:p>
          </table:table-cell>
          <table:table-cell office:value-type="float" office:value="0.96" calcext:value-type="float">
            <text:p>0.96</text:p>
          </table:table-cell>
          <table:table-cell office:value-type="float" office:value="0.898068" calcext:value-type="float">
            <text:p>0.898068</text:p>
          </table:table-cell>
          <table:table-cell table:number-columns-repeated="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90251" calcext:value-type="float">
            <text:p>0.90251</text:p>
          </table:table-cell>
          <table:table-cell office:value-type="float" office:value="0.90272" calcext:value-type="float">
            <text:p>0.90272</text:p>
          </table:table-cell>
          <table:table-cell office:value-type="float" office:value="0.966667" calcext:value-type="float">
            <text:p>0.966667</text:p>
          </table:table-cell>
          <table:table-cell office:value-type="float" office:value="0.907566" calcext:value-type="float">
            <text:p>0.907566</text:p>
          </table:table-cell>
          <table:table-cell table:number-columns-repeated="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932865" calcext:value-type="float">
            <text:p>0.932865</text:p>
          </table:table-cell>
          <table:table-cell office:value-type="float" office:value="0.93676" calcext:value-type="float">
            <text:p>0.93676</text:p>
          </table:table-cell>
          <table:table-cell office:value-type="float" office:value="0.960714" calcext:value-type="float">
            <text:p>0.960714</text:p>
          </table:table-cell>
          <table:table-cell office:value-type="float" office:value="0.912458" calcext:value-type="float">
            <text:p>0.912458</text:p>
          </table:table-cell>
          <table:table-cell table:number-columns-repeated="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976875" calcext:value-type="float">
            <text:p>0.976875</text:p>
          </table:table-cell>
          <table:table-cell office:value-type="float" office:value="0.94125" calcext:value-type="float">
            <text:p>0.94125</text:p>
          </table:table-cell>
          <table:table-cell office:value-type="float" office:value="0.92592" calcext:value-type="float">
            <text:p>0.92592</text:p>
          </table:table-cell>
          <table:table-cell office:value-type="float" office:value="0.966875" calcext:value-type="float">
            <text:p>0.966875</text:p>
          </table:table-cell>
          <table:table-cell office:value-type="float" office:value="0.92765" calcext:value-type="float">
            <text:p>0.92765</text:p>
          </table:table-cell>
          <table:table-cell table:number-columns-repeated="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982222" calcext:value-type="float">
            <text:p>0.982222</text:p>
          </table:table-cell>
          <table:table-cell office:value-type="float" office:value="0.939995" calcext:value-type="float">
            <text:p>0.939995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976667" calcext:value-type="float">
            <text:p>0.976667</text:p>
          </table:table-cell>
          <table:table-cell office:value-type="float" office:value="0.941725" calcext:value-type="float">
            <text:p>0.941725</text:p>
          </table:table-cell>
          <table:table-cell table:number-columns-repeated="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9795" calcext:value-type="float">
            <text:p>0.9795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93876" calcext:value-type="float">
            <text:p>0.93876</text:p>
          </table:table-cell>
          <table:table-cell office:value-type="float" office:value="0.973" calcext:value-type="float">
            <text:p>0.973</text:p>
          </table:table-cell>
          <table:table-cell office:value-type="float" office:value="0.931257" calcext:value-type="float">
            <text:p>0.931257</text:p>
          </table:table-cell>
          <table:table-cell table:number-columns-repeated="4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.979091" calcext:value-type="float">
            <text:p>0.979091</text:p>
          </table:table-cell>
          <table:table-cell office:value-type="float" office:value="0.94364" calcext:value-type="float">
            <text:p>0.94364</text:p>
          </table:table-cell>
          <table:table-cell office:value-type="float" office:value="0.947675" calcext:value-type="float">
            <text:p>0.947675</text:p>
          </table:table-cell>
          <table:table-cell office:value-type="float" office:value="0.975455" calcext:value-type="float">
            <text:p>0.975455</text:p>
          </table:table-cell>
          <table:table-cell office:value-type="float" office:value="0.944394" calcext:value-type="float">
            <text:p>0.944394</text:p>
          </table:table-cell>
          <table:table-cell table:number-columns-repeated="4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974583" calcext:value-type="float">
            <text:p>0.974583</text:p>
          </table:table-cell>
          <table:table-cell office:value-type="float" office:value="0.952075" calcext:value-type="float">
            <text:p>0.952075</text:p>
          </table:table-cell>
          <table:table-cell office:value-type="float" office:value="0.948305" calcext:value-type="float">
            <text:p>0.948305</text:p>
          </table:table-cell>
          <table:table-cell office:value-type="float" office:value="0.975417" calcext:value-type="float">
            <text:p>0.975417</text:p>
          </table:table-cell>
          <table:table-cell office:value-type="float" office:value="0.93754" calcext:value-type="float">
            <text:p>0.93754</text:p>
          </table:table-cell>
          <table:table-cell table:number-columns-repeated="4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0.978077" calcext:value-type="float">
            <text:p>0.978077</text:p>
          </table:table-cell>
          <table:table-cell office:value-type="float" office:value="0.945775" calcext:value-type="float">
            <text:p>0.945775</text:p>
          </table:table-cell>
          <table:table-cell office:value-type="float" office:value="0.94776" calcext:value-type="float">
            <text:p>0.94776</text:p>
          </table:table-cell>
          <table:table-cell office:value-type="float" office:value="0.975385" calcext:value-type="float">
            <text:p>0.975385</text:p>
          </table:table-cell>
          <table:table-cell office:value-type="float" office:value="0.94949" calcext:value-type="float">
            <text:p>0.94949</text:p>
          </table:table-cell>
          <table:table-cell table:number-columns-repeated="4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0.980714" calcext:value-type="float">
            <text:p>0.980714</text:p>
          </table:table-cell>
          <table:table-cell office:value-type="float" office:value="0.94642" calcext:value-type="float">
            <text:p>0.94642</text:p>
          </table:table-cell>
          <table:table-cell office:value-type="float" office:value="0.947915" calcext:value-type="float">
            <text:p>0.947915</text:p>
          </table:table-cell>
          <table:table-cell office:value-type="float" office:value="0.971786" calcext:value-type="float">
            <text:p>0.971786</text:p>
          </table:table-cell>
          <table:table-cell office:value-type="float" office:value="0.944873" calcext:value-type="float">
            <text:p>0.944873</text:p>
          </table:table-cell>
          <table:table-cell table:number-columns-repeated="4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.980333" calcext:value-type="float">
            <text:p>0.980333</text:p>
          </table:table-cell>
          <table:table-cell office:value-type="float" office:value="0.952995" calcext:value-type="float">
            <text:p>0.952995</text:p>
          </table:table-cell>
          <table:table-cell office:value-type="float" office:value="0.954595" calcext:value-type="float">
            <text:p>0.954595</text:p>
          </table:table-cell>
          <table:table-cell office:value-type="float" office:value="0.969667" calcext:value-type="float">
            <text:p>0.969667</text:p>
          </table:table-cell>
          <table:table-cell office:value-type="float" office:value="0.939936" calcext:value-type="float">
            <text:p>0.939936</text:p>
          </table:table-cell>
          <table:table-cell table:number-columns-repeated="4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0.977812" calcext:value-type="float">
            <text:p>0.977812</text:p>
          </table:table-cell>
          <table:table-cell office:value-type="float" office:value="0.95782" calcext:value-type="float">
            <text:p>0.95782</text:p>
          </table:table-cell>
          <table:table-cell office:value-type="float" office:value="0.952815" calcext:value-type="float">
            <text:p>0.952815</text:p>
          </table:table-cell>
          <table:table-cell office:value-type="float" office:value="0.971563" calcext:value-type="float">
            <text:p>0.971563</text:p>
          </table:table-cell>
          <table:table-cell office:value-type="float" office:value="0.943738" calcext:value-type="float">
            <text:p>0.943738</text:p>
          </table:table-cell>
          <table:table-cell table:number-columns-repeated="4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0.973235" calcext:value-type="float">
            <text:p>0.973235</text:p>
          </table:table-cell>
          <table:table-cell office:value-type="float" office:value="0.951765" calcext:value-type="float">
            <text:p>0.951765</text:p>
          </table:table-cell>
          <table:table-cell office:value-type="float" office:value="0.949355" calcext:value-type="float">
            <text:p>0.949355</text:p>
          </table:table-cell>
          <table:table-cell office:value-type="float" office:value="0.973824" calcext:value-type="float">
            <text:p>0.973824</text:p>
          </table:table-cell>
          <table:table-cell office:value-type="float" office:value="0.951472" calcext:value-type="float">
            <text:p>0.951472</text:p>
          </table:table-cell>
          <table:table-cell table:number-columns-repeated="4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0.976389" calcext:value-type="float">
            <text:p>0.976389</text:p>
          </table:table-cell>
          <table:table-cell office:value-type="float" office:value="0.961395" calcext:value-type="float">
            <text:p>0.961395</text:p>
          </table:table-cell>
          <table:table-cell office:value-type="float" office:value="0.958375" calcext:value-type="float">
            <text:p>0.958375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947673" calcext:value-type="float">
            <text:p>0.947673</text:p>
          </table:table-cell>
          <table:table-cell table:number-columns-repeated="4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0.976316" calcext:value-type="float">
            <text:p>0.976316</text:p>
          </table:table-cell>
          <table:table-cell office:value-type="float" office:value="0.95868" calcext:value-type="float">
            <text:p>0.95868</text:p>
          </table:table-cell>
          <table:table-cell office:value-type="float" office:value="0.95647" calcext:value-type="float">
            <text:p>0.95647</text:p>
          </table:table-cell>
          <table:table-cell office:value-type="float" office:value="0.970263" calcext:value-type="float">
            <text:p>0.970263</text:p>
          </table:table-cell>
          <table:table-cell office:value-type="float" office:value="0.945376" calcext:value-type="float">
            <text:p>0.945376</text:p>
          </table:table-cell>
          <table:table-cell table:number-columns-repeated="4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975" calcext:value-type="float">
            <text:p>0.975</text:p>
          </table:table-cell>
          <table:table-cell office:value-type="float" office:value="0.9585" calcext:value-type="float">
            <text:p>0.9585</text:p>
          </table:table-cell>
          <table:table-cell office:value-type="float" office:value="0.957705" calcext:value-type="float">
            <text:p>0.957705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0.953598" calcext:value-type="float">
            <text:p>0.953598</text:p>
          </table:table-cell>
          <table:table-cell table:number-columns-repeated="4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0.974762" calcext:value-type="float">
            <text:p>0.974762</text:p>
          </table:table-cell>
          <table:table-cell office:value-type="float" office:value="0.96286" calcext:value-type="float">
            <text:p>0.96286</text:p>
          </table:table-cell>
          <table:table-cell office:value-type="float" office:value="0.95989" calcext:value-type="float">
            <text:p>0.95989</text:p>
          </table:table-cell>
          <table:table-cell office:value-type="float" office:value="0.971667" calcext:value-type="float">
            <text:p>0.971667</text:p>
          </table:table-cell>
          <table:table-cell office:value-type="float" office:value="0.955456" calcext:value-type="float">
            <text:p>0.955456</text:p>
          </table:table-cell>
          <table:table-cell table:number-columns-repeated="4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0.974091" calcext:value-type="float">
            <text:p>0.974091</text:p>
          </table:table-cell>
          <table:table-cell office:value-type="float" office:value="0.958185" calcext:value-type="float">
            <text:p>0.958185</text:p>
          </table:table-cell>
          <table:table-cell office:value-type="float" office:value="0.953795" calcext:value-type="float">
            <text:p>0.953795</text:p>
          </table:table-cell>
          <table:table-cell office:value-type="float" office:value="0.974318" calcext:value-type="float">
            <text:p>0.974318</text:p>
          </table:table-cell>
          <table:table-cell office:value-type="float" office:value="0.956225" calcext:value-type="float">
            <text:p>0.956225</text:p>
          </table:table-cell>
          <table:table-cell table:number-columns-repeated="4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0.973261" calcext:value-type="float">
            <text:p>0.973261</text:p>
          </table:table-cell>
          <table:table-cell office:value-type="float" office:value="0.96197" calcext:value-type="float">
            <text:p>0.96197</text:p>
          </table:table-cell>
          <table:table-cell office:value-type="float" office:value="0.960205" calcext:value-type="float">
            <text:p>0.960205</text:p>
          </table:table-cell>
          <table:table-cell office:value-type="float" office:value="0.971522" calcext:value-type="float">
            <text:p>0.971522</text:p>
          </table:table-cell>
          <table:table-cell office:value-type="float" office:value="0.957035" calcext:value-type="float">
            <text:p>0.957035</text:p>
          </table:table-cell>
          <table:table-cell table:number-columns-repeated="4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0.977083" calcext:value-type="float">
            <text:p>0.977083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95962" calcext:value-type="float">
            <text:p>0.95962</text:p>
          </table:table-cell>
          <table:table-cell office:value-type="float" office:value="0.972708" calcext:value-type="float">
            <text:p>0.972708</text:p>
          </table:table-cell>
          <table:table-cell office:value-type="float" office:value="0.949441" calcext:value-type="float">
            <text:p>0.949441</text:p>
          </table:table-cell>
          <table:table-cell table:number-columns-repeated="4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0.976" calcext:value-type="float">
            <text:p>0.976</text:p>
          </table:table-cell>
          <table:table-cell office:value-type="float" office:value="0.9596" calcext:value-type="float">
            <text:p>0.9596</text:p>
          </table:table-cell>
          <table:table-cell office:value-type="float" office:value="0.95962" calcext:value-type="float">
            <text:p>0.95962</text:p>
          </table:table-cell>
          <table:table-cell office:value-type="float" office:value="0.9694" calcext:value-type="float">
            <text:p>0.9694</text:p>
          </table:table-cell>
          <table:table-cell office:value-type="float" office:value="0.954863" calcext:value-type="float">
            <text:p>0.954863</text:p>
          </table:table-cell>
          <table:table-cell table:number-columns-repeated="4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office:value-type="string" calcext:value-type="string">
            <text:p>MH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pleSize</text:p>
          </table:table-cell>
          <table:table-cell office:value-type="string" calcext:value-type="string">
            <text:p>Training%</text:p>
          </table:table-cell>
          <table:table-cell office:value-type="string" calcext:value-type="string">
            <text:p>TestingExtra%</text:p>
          </table:table-cell>
          <table:table-cell office:value-type="string" calcext:value-type="string">
            <text:p>TrainingTime(s)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528476" calcext:value-type="float">
            <text:p>0.528476</text:p>
          </table:table-cell>
          <table:table-cell office:value-type="float" office:value="0.0004646" calcext:value-type="float">
            <text:p>0.0004646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4919" calcext:value-type="float">
            <text:p>0.54919</text:p>
          </table:table-cell>
          <table:table-cell office:value-type="float" office:value="0.0004902" calcext:value-type="float">
            <text:p>0.0004902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88927" calcext:value-type="float">
            <text:p>0.588927</text:p>
          </table:table-cell>
          <table:table-cell office:value-type="float" office:value="0.0004921" calcext:value-type="float">
            <text:p>0.0004921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55142" calcext:value-type="float">
            <text:p>0.555142</text:p>
          </table:table-cell>
          <table:table-cell office:value-type="float" office:value="0.00059805" calcext:value-type="float">
            <text:p>0.00059805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99" calcext:value-type="float">
            <text:p>0.99</text:p>
          </table:table-cell>
          <table:table-cell office:value-type="float" office:value="0.633082" calcext:value-type="float">
            <text:p>0.633082</text:p>
          </table:table-cell>
          <table:table-cell office:value-type="float" office:value="0.0006617" calcext:value-type="float">
            <text:p>0.0006617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991667" calcext:value-type="float">
            <text:p>0.991667</text:p>
          </table:table-cell>
          <table:table-cell office:value-type="float" office:value="0.655459" calcext:value-type="float">
            <text:p>0.655459</text:p>
          </table:table-cell>
          <table:table-cell office:value-type="float" office:value="0.000928" calcext:value-type="float">
            <text:p>0.000928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699995" calcext:value-type="float">
            <text:p>0.699995</text:p>
          </table:table-cell>
          <table:table-cell office:value-type="float" office:value="0.0008538" calcext:value-type="float">
            <text:p>0.0008538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715224" calcext:value-type="float">
            <text:p>0.715224</text:p>
          </table:table-cell>
          <table:table-cell office:value-type="float" office:value="0.0008544" calcext:value-type="float">
            <text:p>0.0008544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988889" calcext:value-type="float">
            <text:p>0.988889</text:p>
          </table:table-cell>
          <table:table-cell office:value-type="float" office:value="0.686416" calcext:value-type="float">
            <text:p>0.686416</text:p>
          </table:table-cell>
          <table:table-cell office:value-type="float" office:value="0.0009351" calcext:value-type="float">
            <text:p>0.0009351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985" calcext:value-type="float">
            <text:p>0.985</text:p>
          </table:table-cell>
          <table:table-cell office:value-type="float" office:value="0.728107" calcext:value-type="float">
            <text:p>0.728107</text:p>
          </table:table-cell>
          <table:table-cell office:value-type="float" office:value="0.00101485" calcext:value-type="float">
            <text:p>0.00101485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96" calcext:value-type="float">
            <text:p>0.96</text:p>
          </table:table-cell>
          <table:table-cell office:value-type="float" office:value="0.823105" calcext:value-type="float">
            <text:p>0.823105</text:p>
          </table:table-cell>
          <table:table-cell office:value-type="float" office:value="0.00197165" calcext:value-type="float">
            <text:p>0.00197165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973333" calcext:value-type="float">
            <text:p>0.973333</text:p>
          </table:table-cell>
          <table:table-cell office:value-type="float" office:value="0.863852" calcext:value-type="float">
            <text:p>0.863852</text:p>
          </table:table-cell>
          <table:table-cell office:value-type="float" office:value="0.0025203" calcext:value-type="float">
            <text:p>0.0025203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97625" calcext:value-type="float">
            <text:p>0.97625</text:p>
          </table:table-cell>
          <table:table-cell office:value-type="float" office:value="0.901261" calcext:value-type="float">
            <text:p>0.901261</text:p>
          </table:table-cell>
          <table:table-cell office:value-type="float" office:value="0.00301465" calcext:value-type="float">
            <text:p>0.00301465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96" calcext:value-type="float">
            <text:p>0.96</text:p>
          </table:table-cell>
          <table:table-cell office:value-type="float" office:value="0.898068" calcext:value-type="float">
            <text:p>0.898068</text:p>
          </table:table-cell>
          <table:table-cell office:value-type="float" office:value="0.00409905" calcext:value-type="float">
            <text:p>0.00409905</text:p>
          </table:table-cell>
          <table:table-cell table:number-columns-repeated="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966667" calcext:value-type="float">
            <text:p>0.966667</text:p>
          </table:table-cell>
          <table:table-cell office:value-type="float" office:value="0.907566" calcext:value-type="float">
            <text:p>0.907566</text:p>
          </table:table-cell>
          <table:table-cell office:value-type="float" office:value="0.00449285" calcext:value-type="float">
            <text:p>0.00449285</text:p>
          </table:table-cell>
          <table:table-cell table:number-columns-repeated="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960714" calcext:value-type="float">
            <text:p>0.960714</text:p>
          </table:table-cell>
          <table:table-cell office:value-type="float" office:value="0.912458" calcext:value-type="float">
            <text:p>0.912458</text:p>
          </table:table-cell>
          <table:table-cell office:value-type="float" office:value="0.0058819" calcext:value-type="float">
            <text:p>0.0058819</text:p>
          </table:table-cell>
          <table:table-cell table:number-columns-repeated="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966875" calcext:value-type="float">
            <text:p>0.966875</text:p>
          </table:table-cell>
          <table:table-cell office:value-type="float" office:value="0.92765" calcext:value-type="float">
            <text:p>0.92765</text:p>
          </table:table-cell>
          <table:table-cell office:value-type="float" office:value="0.00546335" calcext:value-type="float">
            <text:p>0.00546335</text:p>
          </table:table-cell>
          <table:table-cell table:number-columns-repeated="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976667" calcext:value-type="float">
            <text:p>0.976667</text:p>
          </table:table-cell>
          <table:table-cell office:value-type="float" office:value="0.941725" calcext:value-type="float">
            <text:p>0.941725</text:p>
          </table:table-cell>
          <table:table-cell office:value-type="float" office:value="0.00628045" calcext:value-type="float">
            <text:p>0.00628045</text:p>
          </table:table-cell>
          <table:table-cell table:number-columns-repeated="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973" calcext:value-type="float">
            <text:p>0.973</text:p>
          </table:table-cell>
          <table:table-cell office:value-type="float" office:value="0.931257" calcext:value-type="float">
            <text:p>0.931257</text:p>
          </table:table-cell>
          <table:table-cell office:value-type="float" office:value="0.00681095" calcext:value-type="float">
            <text:p>0.00681095</text:p>
          </table:table-cell>
          <table:table-cell table:number-columns-repeated="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.975455" calcext:value-type="float">
            <text:p>0.975455</text:p>
          </table:table-cell>
          <table:table-cell office:value-type="float" office:value="0.944394" calcext:value-type="float">
            <text:p>0.944394</text:p>
          </table:table-cell>
          <table:table-cell office:value-type="float" office:value="0.0076506" calcext:value-type="float">
            <text:p>0.0076506</text:p>
          </table:table-cell>
          <table:table-cell table:number-columns-repeated="6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975417" calcext:value-type="float">
            <text:p>0.975417</text:p>
          </table:table-cell>
          <table:table-cell office:value-type="float" office:value="0.93754" calcext:value-type="float">
            <text:p>0.93754</text:p>
          </table:table-cell>
          <table:table-cell office:value-type="float" office:value="0.0080536" calcext:value-type="float">
            <text:p>0.0080536</text:p>
          </table:table-cell>
          <table:table-cell table:number-columns-repeated="6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0.975385" calcext:value-type="float">
            <text:p>0.975385</text:p>
          </table:table-cell>
          <table:table-cell office:value-type="float" office:value="0.94949" calcext:value-type="float">
            <text:p>0.94949</text:p>
          </table:table-cell>
          <table:table-cell office:value-type="float" office:value="0.0093924" calcext:value-type="float">
            <text:p>0.0093924</text:p>
          </table:table-cell>
          <table:table-cell table:number-columns-repeated="6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0.971786" calcext:value-type="float">
            <text:p>0.971786</text:p>
          </table:table-cell>
          <table:table-cell office:value-type="float" office:value="0.944873" calcext:value-type="float">
            <text:p>0.944873</text:p>
          </table:table-cell>
          <table:table-cell office:value-type="float" office:value="0.0093993" calcext:value-type="float">
            <text:p>0.0093993</text:p>
          </table:table-cell>
          <table:table-cell table:number-columns-repeated="6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.969667" calcext:value-type="float">
            <text:p>0.969667</text:p>
          </table:table-cell>
          <table:table-cell office:value-type="float" office:value="0.939936" calcext:value-type="float">
            <text:p>0.939936</text:p>
          </table:table-cell>
          <table:table-cell office:value-type="float" office:value="0.00954845" calcext:value-type="float">
            <text:p>0.00954845</text:p>
          </table:table-cell>
          <table:table-cell table:number-columns-repeated="6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0.971563" calcext:value-type="float">
            <text:p>0.971563</text:p>
          </table:table-cell>
          <table:table-cell office:value-type="float" office:value="0.943738" calcext:value-type="float">
            <text:p>0.943738</text:p>
          </table:table-cell>
          <table:table-cell office:value-type="float" office:value="0.0108782" calcext:value-type="float">
            <text:p>0.0108782</text:p>
          </table:table-cell>
          <table:table-cell table:number-columns-repeated="6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0.973824" calcext:value-type="float">
            <text:p>0.973824</text:p>
          </table:table-cell>
          <table:table-cell office:value-type="float" office:value="0.951472" calcext:value-type="float">
            <text:p>0.951472</text:p>
          </table:table-cell>
          <table:table-cell office:value-type="float" office:value="0.0103344" calcext:value-type="float">
            <text:p>0.0103344</text:p>
          </table:table-cell>
          <table:table-cell table:number-columns-repeated="6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947673" calcext:value-type="float">
            <text:p>0.947673</text:p>
          </table:table-cell>
          <table:table-cell office:value-type="float" office:value="0.0109946" calcext:value-type="float">
            <text:p>0.0109946</text:p>
          </table:table-cell>
          <table:table-cell table:number-columns-repeated="6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0.970263" calcext:value-type="float">
            <text:p>0.970263</text:p>
          </table:table-cell>
          <table:table-cell office:value-type="float" office:value="0.945376" calcext:value-type="float">
            <text:p>0.945376</text:p>
          </table:table-cell>
          <table:table-cell office:value-type="float" office:value="0.0126008" calcext:value-type="float">
            <text:p>0.0126008</text:p>
          </table:table-cell>
          <table:table-cell table:number-columns-repeated="6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0.953598" calcext:value-type="float">
            <text:p>0.953598</text:p>
          </table:table-cell>
          <table:table-cell office:value-type="float" office:value="0.0132876" calcext:value-type="float">
            <text:p>0.0132876</text:p>
          </table:table-cell>
          <table:table-cell table:number-columns-repeated="6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0.971667" calcext:value-type="float">
            <text:p>0.971667</text:p>
          </table:table-cell>
          <table:table-cell office:value-type="float" office:value="0.955456" calcext:value-type="float">
            <text:p>0.955456</text:p>
          </table:table-cell>
          <table:table-cell office:value-type="float" office:value="0.0134517" calcext:value-type="float">
            <text:p>0.0134517</text:p>
          </table:table-cell>
          <table:table-cell table:number-columns-repeated="6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0.974318" calcext:value-type="float">
            <text:p>0.974318</text:p>
          </table:table-cell>
          <table:table-cell office:value-type="float" office:value="0.956225" calcext:value-type="float">
            <text:p>0.956225</text:p>
          </table:table-cell>
          <table:table-cell office:value-type="float" office:value="0.0132795" calcext:value-type="float">
            <text:p>0.0132795</text:p>
          </table:table-cell>
          <table:table-cell table:number-columns-repeated="6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0.971522" calcext:value-type="float">
            <text:p>0.971522</text:p>
          </table:table-cell>
          <table:table-cell office:value-type="float" office:value="0.957035" calcext:value-type="float">
            <text:p>0.957035</text:p>
          </table:table-cell>
          <table:table-cell office:value-type="float" office:value="0.0133116" calcext:value-type="float">
            <text:p>0.0133116</text:p>
          </table:table-cell>
          <table:table-cell table:number-columns-repeated="6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0.972708" calcext:value-type="float">
            <text:p>0.972708</text:p>
          </table:table-cell>
          <table:table-cell office:value-type="float" office:value="0.949441" calcext:value-type="float">
            <text:p>0.949441</text:p>
          </table:table-cell>
          <table:table-cell office:value-type="float" office:value="0.0133121" calcext:value-type="float">
            <text:p>0.0133121</text:p>
          </table:table-cell>
          <table:table-cell table:number-columns-repeated="6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0.9694" calcext:value-type="float">
            <text:p>0.9694</text:p>
          </table:table-cell>
          <table:table-cell office:value-type="float" office:value="0.954863" calcext:value-type="float">
            <text:p>0.954863</text:p>
          </table:table-cell>
          <table:table-cell office:value-type="float" office:value="0.0153329" calcext:value-type="float">
            <text:p>0.0153329</text:p>
          </table:table-cell>
          <table:table-cell table:number-columns-repeated="6"/>
        </table:table-row>
      </table:table>
      <table:table table:name="Cars1" table:style-name="ta1">
        <table:shapes>
          <draw:frame draw:z-index="0" draw:style-name="gr1" draw:text-style-name="P1" svg:width="5.3059in" svg:height="3.1425in" svg:x="5.8724in" svg:y="12.5988in">
            <draw:object draw:notify-on-update-of-ranges="Cars1.A3:Cars1.A62 Cars1.D2:Cars1.D2 Cars1.D3:Cars1.D62 Cars1.A3:Cars1.A62 Cars1.G2:Cars1.G2 Cars1.G3:Cars1.G62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4.1823in" svg:height="2.9157in" svg:x="1.0063in" svg:y="12.6583in">
            <draw:object draw:notify-on-update-of-ranges="Cars1.A64:Cars1.A66 Cars1.D2:Cars1.D2 Cars1.D64:Cars1.D66 Cars1.G2:Cars1.G2 Cars1.G64:Cars1.G66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5.2862in" svg:height="2.9748in" svg:x="5.4815in" svg:y="27.8083in">
            <draw:object draw:notify-on-update-of-ranges="Cars1.A88:Cars1.A147 Cars1.D2:Cars1.D2 Cars1.D88:Cars1.D147 Cars1.A88:Cars1.A147 Cars1.G2:Cars1.G2 Cars1.G88:Cars1.G147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3" draw:style-name="gr1" draw:text-style-name="P1" svg:width="4.5634in" svg:height="2.8173in" svg:x="0.9087in" svg:y="27.8772in">
            <draw:object draw:notify-on-update-of-ranges="Cars1.A149:Cars1.A151 Cars1.D2:Cars1.D2 Cars1.D149:Cars1.D151 Cars1.G2:Cars1.G2 Cars1.G149:Cars1.G151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4" draw:style-name="gr1" draw:text-style-name="P1" svg:width="4.3709in" svg:height="2.7929in" svg:x="4.9083in" svg:y="51.852in">
            <draw:object draw:notify-on-update-of-ranges="Cars1.A262:Cars1.A321 Cars1.D261:Cars1.D261 Cars1.D262:Cars1.D321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5" draw:style-name="gr1" draw:text-style-name="P1" svg:width="4.3024in" svg:height="2.5953in" svg:x="4.9083in" svg:y="48.8122in">
            <draw:object draw:notify-on-update-of-ranges="Cars1.A323:Cars1.A325 Cars1.D261:Cars1.D261 Cars1.D323:Cars1.D325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6" draw:style-name="gr1" draw:text-style-name="P1" svg:width="4.4882in" svg:height="2.5756in" svg:x="4.8693in" svg:y="70.8591in">
            <draw:object draw:notify-on-update-of-ranges="Cars1.A331:Cars1.A390 Cars1.D330:Cars1.D330 Cars1.D331:Cars1.D390 Cars1.A331:Cars1.A390 Cars1.G330:Cars1.G330 Cars1.G331:Cars1.G390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7" draw:style-name="gr1" draw:text-style-name="P1" svg:width="4.3217in" svg:height="2.4276in" svg:x="0.5382in" svg:y="70.9476in">
            <draw:object draw:notify-on-update-of-ranges="Cars1.A392:Cars1.A394 Cars1.D330:Cars1.D330 Cars1.D392:Cars1.D394 Cars1.G330:Cars1.G330 Cars1.G392:Cars1.G394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8" draw:style-name="gr1" draw:text-style-name="P1" svg:width="4.6476in" svg:height="2.6657in" svg:x="3.5122in" svg:y="73.9728in">
            <draw:object draw:notify-on-update-of-ranges="Cars1.A411:Cars1.A414 Cars1.B410:Cars1.B410 Cars1.B411:Cars1.B414 Cars1.A411:Cars1.A414 Cars1.C410:Cars1.C410 Cars1.C411:Cars1.C414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9" draw:style-name="gr1" draw:text-style-name="P1" svg:width="5.3122in" svg:height="2.8622in" svg:x="0.0394in" svg:y="43.35in">
            <draw:object draw:notify-on-update-of-ranges="Cars1.A237:Cars1.A239 Cars1.D175:Cars1.D175 Cars1.D237:Cars1.D239 Cars1.G175:Cars1.G175 Cars1.G237:Cars1.G239 Cars1.H175:Cars1.H175 Cars1.H237:Cars1.H239 Cars1.I175:Cars1.I175 Cars1.I237:Cars1.I239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0" draw:style-name="gr1" draw:text-style-name="P1" svg:width="5.2929in" svg:height="2.8126in" svg:x="5.3543in" svg:y="43.428in">
            <draw:object draw:notify-on-update-of-ranges="Cars1.A176:Cars1.A235 Cars1.D175:Cars1.D175 Cars1.D176:Cars1.D235 Cars1.A176:Cars1.A235 Cars1.G175:Cars1.G175 Cars1.G176:Cars1.G235 Cars1.A176:Cars1.A235 Cars1.H175:Cars1.H175 Cars1.H176:Cars1.H235 Cars1.A176:Cars1.A235 Cars1.I175:Cars1.I175 Cars1.I176:Cars1.I235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21" table:default-cell-style-name="Default"/>
        <table:table-column table:style-name="co22" table:default-cell-style-name="Default"/>
        <table:table-column table:style-name="co1" table:number-columns-repeated="4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row table:style-name="ro1">
          <table:table-cell office:value-type="string" calcext:value-type="string" table:number-columns-spanned="7" table:number-rows-spanned="1">
            <text:p>Cars Dataset1, MaxLearn, UIUP PLP-trees (Training: 22 or 23 examples, Testing: 22 or 23 examples)</text:p>
            <text:p><text:span text:style-name="T1">#Attributes: 4</text:span></text:p>
            <text:p><text:span text:style-name="T1">#Outcomes: 10</text:span></text:p>
            <text:p><text:span text:style-name="T1">#Users: 60</text:span></text:p>
            <text:p><text:span text:style-name="T1">#Examples: 2675</text:span></text:p>
          </table:table-cell>
          <table:covered-table-cell table:number-columns-repeated="6"/>
          <table:table-cell table:number-columns-repeated="2"/>
        </table:table-row>
        <table:table-row table:style-name="ro2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Training#</text:p>
          </table:table-cell>
          <table:table-cell table:style-name="ce1" office:value-type="string" calcext:value-type="string">
            <text:p>Data#</text:p>
          </table:table-cell>
          <table:table-cell table:style-name="ce2" office:value-type="string" calcext:value-type="string">
            <text:p>Training%</text:p>
          </table:table-cell>
          <table:table-cell table:style-name="ce1" office:value-type="string" calcext:value-type="string">
            <text:p>Testing#</text:p>
          </table:table-cell>
          <table:table-cell table:style-name="ce4" office:value-type="string" calcext:value-type="string">
            <text:p>Data#</text:p>
          </table:table-cell>
          <table:table-cell table:style-name="ce4" office:value-type="string" calcext:value-type="string">
            <text:p>Testing%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[.B3]/[.C3]" office:value-type="float" office:value="0.909090909090909" calcext:value-type="float">
            <text:p>0.909090909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formula="of:=[.E3]/[.F3]" office:value-type="float" office:value="0.782608695652174" calcext:value-type="float">
            <text:p>0.7826086957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4]/[.C4]" office:value-type="float" office:value="0.954545454545455" calcext:value-type="float">
            <text:p>0.954545454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[.E4]/[.F4]" office:value-type="float" office:value="0.869565217391304" calcext:value-type="float">
            <text:p>0.8695652174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5]/[.C5]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[.E5]/[.F5]" office:value-type="float" office:value="0.91304347826087" calcext:value-type="float">
            <text:p>0.9130434783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6]/[.C6]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[.E6]/[.F6]" office:value-type="float" office:value="0.869565217391304" calcext:value-type="float">
            <text:p>0.869565217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[.B7]/[.C7]" office:value-type="float" office:value="0.863636363636364" calcext:value-type="float">
            <text:p>0.863636363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formula="of:=[.E7]/[.F7]" office:value-type="float" office:value="0.608695652173913" calcext:value-type="float">
            <text:p>0.6086956522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[.B8]/[.C8]" office:value-type="float" office:value="0.863636363636364" calcext:value-type="float">
            <text:p>0.863636363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formula="of:=[.E8]/[.F8]" office:value-type="float" office:value="0.782608695652174" calcext:value-type="float">
            <text:p>0.7826086957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9]/[.C9]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[.E9]/[.F9]" office:value-type="float" office:value="0.956521739130435" calcext:value-type="float">
            <text:p>0.9565217391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10]/[.C10]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[.E10]/[.F10]" office:value-type="float" office:value="0.869565217391304" calcext:value-type="float">
            <text:p>0.8695652174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[.B11]/[.C11]" office:value-type="float" office:value="0.909090909090909" calcext:value-type="float">
            <text:p>0.909090909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formula="of:=[.E11]/[.F11]" office:value-type="float" office:value="0.590909090909091" calcext:value-type="float">
            <text:p>0.5909090909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12]/[.C12]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[.E12]/[.F12]" office:value-type="float" office:value="0.869565217391304" calcext:value-type="float">
            <text:p>0.8695652174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13]/[.C13]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[.E13]/[.F13]" office:value-type="float" office:value="0.91304347826087" calcext:value-type="float">
            <text:p>0.9130434783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[.B14]/[.C14]" office:value-type="float" office:value="0.863636363636364" calcext:value-type="float">
            <text:p>0.863636363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[.E14]/[.F14]" office:value-type="float" office:value="0.478260869565217" calcext:value-type="float">
            <text:p>0.4782608696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15]/[.C15]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formula="of:=[.E15]/[.F15]" office:value-type="float" office:value="0.782608695652174" calcext:value-type="float">
            <text:p>0.7826086957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[.B16]/[.C16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[.E16]/[.F16]" office:value-type="float" office:value="0.727272727272727" calcext:value-type="float">
            <text:p>0.7272727273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17]/[.C17]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[.E17]/[.F17]" office:value-type="float" office:value="0.91304347826087" calcext:value-type="float">
            <text:p>0.9130434783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[.B18]/[.C18]" office:value-type="float" office:value="0.863636363636364" calcext:value-type="float">
            <text:p>0.8636363636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[.E18]/[.F18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19]/[.C19]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[.E19]/[.F19]" office:value-type="float" office:value="0.91304347826087" calcext:value-type="float">
            <text:p>0.9130434783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20]/[.C20]" office:value-type="float" office:value="0.954545454545455" calcext:value-type="float">
            <text:p>0.954545454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[.E20]/[.F20]" office:value-type="float" office:value="0.478260869565217" calcext:value-type="float">
            <text:p>0.4782608696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21]/[.C21]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[.E21]/[.F21]" office:value-type="float" office:value="0.956521739130435" calcext:value-type="float">
            <text:p>0.9565217391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[.B22]/[.C22]" office:value-type="float" office:value="0.863636363636364" calcext:value-type="float">
            <text:p>0.863636363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formula="of:=[.E22]/[.F22]" office:value-type="float" office:value="0.782608695652174" calcext:value-type="float">
            <text:p>0.7826086957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23]/[.C23]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[.E23]/[.F23]" office:value-type="float" office:value="0.91304347826087" calcext:value-type="float">
            <text:p>0.9130434783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[.B24]/[.C24]" office:value-type="float" office:value="0.863636363636364" calcext:value-type="float">
            <text:p>0.863636363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[.E24]/[.F24]" office:value-type="float" office:value="0.956521739130435" calcext:value-type="float">
            <text:p>0.9565217391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25]/[.C25]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formula="of:=[.E25]/[.F25]" office:value-type="float" office:value="0.826086956521739" calcext:value-type="float">
            <text:p>0.8260869565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26]/[.C26]" office:value-type="float" office:value="0.954545454545455" calcext:value-type="float">
            <text:p>0.954545454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[.E26]/[.F26]" office:value-type="float" office:value="0.869565217391304" calcext:value-type="float">
            <text:p>0.8695652174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27]/[.C27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formula="of:=[.E27]/[.F27]" office:value-type="float" office:value="0.652173913043478" calcext:value-type="float">
            <text:p>0.652173913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28]/[.C28]"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[.E28]/[.F28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[.B29]/[.C29]" office:value-type="float" office:value="0.863636363636364" calcext:value-type="float">
            <text:p>0.863636363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formula="of:=[.E29]/[.F29]" office:value-type="float" office:value="0.695652173913043" calcext:value-type="float">
            <text:p>0.6956521739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30]/[.C30]" office:value-type="float" office:value="0.954545454545455" calcext:value-type="float">
            <text:p>0.9545454545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[.E30]/[.F30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31]/[.C31]" office:value-type="float" office:value="0.954545454545455" calcext:value-type="float">
            <text:p>0.954545454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formula="of:=[.E31]/[.F31]" office:value-type="float" office:value="0.826086956521739" calcext:value-type="float">
            <text:p>0.8260869565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[.B32]/[.C32]" office:value-type="float" office:value="0.727272727272727" calcext:value-type="float">
            <text:p>0.727272727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formula="of:=[.E32]/[.F32]" office:value-type="float" office:value="0.454545454545455" calcext:value-type="float">
            <text:p>0.4545454545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B33]/[.C33]" office:value-type="float" office:value="0.818181818181818" calcext:value-type="float">
            <text:p>0.818181818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formula="of:=[.E33]/[.F33]" office:value-type="float" office:value="0.782608695652174" calcext:value-type="float">
            <text:p>0.7826086957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34]/[.C34]"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E34]/[.F34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35]/[.C35]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formula="of:=[.E35]/[.F35]" office:value-type="float" office:value="0.826086956521739" calcext:value-type="float">
            <text:p>0.8260869565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B36]/[.C36]" office:value-type="float" office:value="0.904761904761905" calcext:value-type="float">
            <text:p>0.904761904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[.E36]/[.F36]" office:value-type="float" office:value="0.727272727272727" calcext:value-type="float">
            <text:p>0.7272727273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[.B37]/[.C37]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[.E37]/[.F37]" office:value-type="float" office:value="0.909090909090909" calcext:value-type="float">
            <text:p>0.9090909091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38]/[.C38]" office:value-type="float" office:value="0.954545454545455" calcext:value-type="float">
            <text:p>0.954545454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formula="of:=[.E38]/[.F38]" office:value-type="float" office:value="0.826086956521739" calcext:value-type="float">
            <text:p>0.8260869565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39]/[.C39]" office:value-type="float" office:value="0.954545454545455" calcext:value-type="float">
            <text:p>0.954545454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formula="of:=[.E39]/[.F39]" office:value-type="float" office:value="0.782608695652174" calcext:value-type="float">
            <text:p>0.7826086957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40]/[.C40]"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[.E40]/[.F40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41]/[.C41]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E41]/[.F41]" office:value-type="float" office:value="0.739130434782609" calcext:value-type="float">
            <text:p>0.7391304348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42]/[.C42]" office:value-type="float" office:value="0.954545454545455" calcext:value-type="float">
            <text:p>0.954545454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[.E42]/[.F42]" office:value-type="float" office:value="0.91304347826087" calcext:value-type="float">
            <text:p>0.9130434783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43]/[.C43]" office:value-type="float" office:value="0.954545454545455" calcext:value-type="float">
            <text:p>0.954545454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[.E43]/[.F43]" office:value-type="float" office:value="0.869565217391304" calcext:value-type="float">
            <text:p>0.8695652174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44]/[.C44]"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[.E44]/[.F44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45]/[.C45]"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[.E45]/[.F4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46]/[.C46]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E46]/[.F46]" office:value-type="float" office:value="0.739130434782609" calcext:value-type="float">
            <text:p>0.7391304348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B47]/[.C47]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formula="of:=[.E47]/[.F47]" office:value-type="float" office:value="0.857142857142857" calcext:value-type="float">
            <text:p>0.8571428571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[.B48]/[.C48]" office:value-type="float" office:value="0.909090909090909" calcext:value-type="float">
            <text:p>0.909090909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E48]/[.F48]" office:value-type="float" office:value="0.739130434782609" calcext:value-type="float">
            <text:p>0.7391304348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49]/[.C49]" office:value-type="float" office:value="0.954545454545455" calcext:value-type="float">
            <text:p>0.954545454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formula="of:=[.E49]/[.F49]" office:value-type="float" office:value="0.826086956521739" calcext:value-type="float">
            <text:p>0.8260869565</text:p>
          </table:table-cell>
          <table:table-cell table:number-columns-repeated="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[.B50]/[.C50]" office:value-type="float" office:value="0.952380952380952" calcext:value-type="float">
            <text:p>0.952380952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[.E50]/[.F50]" office:value-type="float" office:value="0.909090909090909" calcext:value-type="float">
            <text:p>0.9090909091</text:p>
          </table:table-cell>
          <table:table-cell table:number-columns-repeated="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51]/[.C51]" office:value-type="float" office:value="0.954545454545455" calcext:value-type="float">
            <text:p>0.954545454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formula="of:=[.E51]/[.F51]" office:value-type="float" office:value="0.826086956521739" calcext:value-type="float">
            <text:p>0.8260869565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52]/[.C52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[.E52]/[.F52]" office:value-type="float" office:value="0.65" calcext:value-type="float">
            <text:p>0.65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53]/[.C53]" office:value-type="float" office:value="0.954545454545455" calcext:value-type="float">
            <text:p>0.954545454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formula="of:=[.E53]/[.F53]" office:value-type="float" office:value="0.608695652173913" calcext:value-type="float">
            <text:p>0.6086956522</text:p>
          </table:table-cell>
          <table:table-cell table:number-columns-repeated="2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54]/[.C54]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[.E54]/[.F54]" office:value-type="float" office:value="0.956521739130435" calcext:value-type="float">
            <text:p>0.9565217391</text:p>
          </table:table-cell>
          <table:table-cell table:number-columns-repeated="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55]/[.C55]" office:value-type="float" office:value="0.954545454545455" calcext:value-type="float">
            <text:p>0.954545454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formula="of:=[.E55]/[.F55]" office:value-type="float" office:value="0.782608695652174" calcext:value-type="float">
            <text:p>0.7826086957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[.B56]/[.C56]" office:value-type="float" office:value="0.909090909090909" calcext:value-type="float">
            <text:p>0.909090909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E56]/[.F56]" office:value-type="float" office:value="0.739130434782609" calcext:value-type="float">
            <text:p>0.7391304348</text:p>
          </table:table-cell>
          <table:table-cell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57]/[.C57]"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[.E57]/[.F57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58]/[.C58]" office:value-type="float" office:value="0.954545454545455" calcext:value-type="float">
            <text:p>0.954545454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[.E58]/[.F58]" office:value-type="float" office:value="0.91304347826087" calcext:value-type="float">
            <text:p>0.9130434783</text:p>
          </table:table-cell>
          <table:table-cell table:number-columns-repeated="2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59]/[.C59]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E59]/[.F59]" office:value-type="float" office:value="0.818181818181818" calcext:value-type="float">
            <text:p>0.8181818182</text:p>
          </table:table-cell>
          <table:table-cell table:number-columns-repeated="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B60]/[.C60]" office:value-type="float" office:value="0.818181818181818" calcext:value-type="float">
            <text:p>0.818181818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formula="of:=[.E60]/[.F60]" office:value-type="float" office:value="0.636363636363636" calcext:value-type="float">
            <text:p>0.6363636364</text:p>
          </table:table-cell>
          <table:table-cell table:number-columns-repeated="2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61]/[.C61]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formula="of:=[.E61]/[.F61]" office:value-type="float" office:value="0.772727272727273" calcext:value-type="float">
            <text:p>0.7727272727</text:p>
          </table:table-cell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62]/[.C62]" office:value-type="float" office:value="0.954545454545455" calcext:value-type="float">
            <text:p>0.954545454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[.E62]/[.F62]" office:value-type="float" office:value="0.863636363636364" calcext:value-type="float">
            <text:p>0.8636363636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Avg</text:p>
          </table:table-cell>
          <table:table-cell table:style-name="ce4" table:formula="of:=SUM([.B3:.B62])/60" office:value-type="float" office:value="20.8333333333333" calcext:value-type="float">
            <text:p>20.8333333333</text:p>
          </table:table-cell>
          <table:table-cell table:style-name="ce4" table:formula="of:=SUM([.C3:.C62])/60" office:value-type="float" office:value="21.85" calcext:value-type="float">
            <text:p>21.85</text:p>
          </table:table-cell>
          <table:table-cell table:style-name="ce4" table:formula="of:=SUM([.D3:.D62])/60" office:value-type="float" office:value="0.953679653679653" calcext:value-type="float">
            <text:p>0.9536796537</text:p>
          </table:table-cell>
          <table:table-cell table:style-name="ce4" table:formula="of:=SUM([.E3:.E62])/60" office:value-type="float" office:value="18.6833333333333" calcext:value-type="float">
            <text:p>18.6833333333</text:p>
          </table:table-cell>
          <table:table-cell table:style-name="ce4" table:formula="of:=SUM([.F3:.F62])/60" office:value-type="float" office:value="22.7333333333333" calcext:value-type="float">
            <text:p>22.7333333333</text:p>
          </table:table-cell>
          <table:table-cell table:style-name="ce4" table:formula="of:=SUM([.G3:.G62])/60" office:value-type="float" office:value="0.821067664219838" calcext:value-type="float">
            <text:p>0.82106766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</text:p>
          </table:table-cell>
          <table:table-cell table:style-name="ce4" table:formula="of:=SUBTOTAL(4; [.B3:.B62])" office:value-type="float" office:value="22" calcext:value-type="float">
            <text:p>22</text:p>
          </table:table-cell>
          <table:table-cell table:style-name="ce4" table:formula="of:=SUBTOTAL(4; [.C3:.C62])" office:value-type="float" office:value="22" calcext:value-type="float">
            <text:p>22</text:p>
          </table:table-cell>
          <table:table-cell table:style-name="ce4" table:formula="of:=SUBTOTAL(4; [.D3:.D62])" office:value-type="float" office:value="1" calcext:value-type="float">
            <text:p>1</text:p>
          </table:table-cell>
          <table:table-cell table:style-name="ce4" table:formula="of:=SUBTOTAL(4; [.E3:.E62])" office:value-type="float" office:value="23" calcext:value-type="float">
            <text:p>23</text:p>
          </table:table-cell>
          <table:table-cell table:style-name="ce4" table:formula="of:=SUBTOTAL(4; [.F3:.F62])" office:value-type="float" office:value="23" calcext:value-type="float">
            <text:p>23</text:p>
          </table:table-cell>
          <table:table-cell table:style-name="ce4" table:formula="of:=SUBTOTAL(4; [.G3:.G62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</text:p>
          </table:table-cell>
          <table:table-cell table:style-name="ce4" table:formula="of:=SUBTOTAL(5; [.B4:.B63])" office:value-type="float" office:value="16" calcext:value-type="float">
            <text:p>16</text:p>
          </table:table-cell>
          <table:table-cell table:style-name="ce4" table:formula="of:=SUBTOTAL(5; [.C4:.C63])" office:value-type="float" office:value="19" calcext:value-type="float">
            <text:p>19</text:p>
          </table:table-cell>
          <table:table-cell table:style-name="ce4" table:formula="of:=SUBTOTAL(5; [.D4:.D63])" office:value-type="float" office:value="0.727272727272727" calcext:value-type="float">
            <text:p>0.7272727273</text:p>
          </table:table-cell>
          <table:table-cell table:style-name="ce4" table:formula="of:=SUBTOTAL(5; [.E4:.E63])" office:value-type="float" office:value="10" calcext:value-type="float">
            <text:p>10</text:p>
          </table:table-cell>
          <table:table-cell table:style-name="ce4" table:formula="of:=SUBTOTAL(5; [.F4:.F63])" office:value-type="float" office:value="20" calcext:value-type="float">
            <text:p>20</text:p>
          </table:table-cell>
          <table:table-cell table:style-name="ce4" table:formula="of:=SUBTOTAL(5; [.G4:.G63])" office:value-type="float" office:value="0.454545454545455" calcext:value-type="float">
            <text:p>0.4545454545</text:p>
          </table:table-cell>
          <table:table-cell table:number-columns-repeated="2"/>
        </table:table-row>
        <table:table-row table:style-name="ro2" table:number-rows-repeated="19">
          <table:table-cell table:number-columns-repeated="9"/>
        </table:table-row>
        <table:table-row table:style-name="ro2">
          <table:table-cell office:value-type="string" calcext:value-type="string" table:number-columns-spanned="9" table:number-rows-spanned="1">
            <text:p>Cars Dataset1, MaxLearn, UIUP PLP-trees (Training: 22 or 23 examples, Testing: 22 or 23 examples (Both are averaged over 20 repetitions))</text:p>
          </table:table-cell>
          <table:covered-table-cell table:number-columns-repeated="8"/>
        </table:table-row>
        <table:table-row table:style-name="ro2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Training#</text:p>
          </table:table-cell>
          <table:table-cell table:style-name="ce1" office:value-type="string" calcext:value-type="string">
            <text:p>Data#</text:p>
          </table:table-cell>
          <table:table-cell table:style-name="ce2" office:value-type="string" calcext:value-type="string">
            <text:p>Training%</text:p>
          </table:table-cell>
          <table:table-cell table:style-name="ce1" office:value-type="string" calcext:value-type="string">
            <text:p>Testing#</text:p>
          </table:table-cell>
          <table:table-cell table:style-name="ce4" office:value-type="string" calcext:value-type="string">
            <text:p>Data#</text:p>
          </table:table-cell>
          <table:table-cell table:style-name="ce4" office:value-type="string" calcext:value-type="string">
            <text:p>Testing%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.6" calcext:value-type="float">
            <text:p>21.6</text:p>
          </table:table-cell>
          <table:table-cell office:value-type="float" office:value="23" calcext:value-type="float">
            <text:p>23</text:p>
          </table:table-cell>
          <table:table-cell office:value-type="float" office:value="0.93913" calcext:value-type="float">
            <text:p>0.93913</text:p>
          </table:table-cell>
          <table:table-cell office:value-type="float" office:value="16.3" calcext:value-type="float">
            <text:p>16.3</text:p>
          </table:table-cell>
          <table:table-cell office:value-type="float" office:value="23" calcext:value-type="float">
            <text:p>23</text:p>
          </table:table-cell>
          <table:table-cell office:value-type="float" office:value="0.7087" calcext:value-type="float">
            <text:p>0.7087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9.95" calcext:value-type="float">
            <text:p>19.95</text:p>
          </table:table-cell>
          <table:table-cell office:value-type="float" office:value="22" calcext:value-type="float">
            <text:p>22</text:p>
          </table:table-cell>
          <table:table-cell office:value-type="float" office:value="0.906818" calcext:value-type="float">
            <text:p>0.906818</text:p>
          </table:table-cell>
          <table:table-cell office:value-type="float" office:value="18.65" calcext:value-type="float">
            <text:p>18.65</text:p>
          </table:table-cell>
          <table:table-cell office:value-type="float" office:value="23" calcext:value-type="float">
            <text:p>23</text:p>
          </table:table-cell>
          <table:table-cell office:value-type="float" office:value="0.81088" calcext:value-type="float">
            <text:p>0.81088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1.8" calcext:value-type="float">
            <text:p>21.8</text:p>
          </table:table-cell>
          <table:table-cell office:value-type="float" office:value="22" calcext:value-type="float">
            <text:p>22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20.55" calcext:value-type="float">
            <text:p>20.55</text:p>
          </table:table-cell>
          <table:table-cell office:value-type="float" office:value="23" calcext:value-type="float">
            <text:p>23</text:p>
          </table:table-cell>
          <table:table-cell office:value-type="float" office:value="0.89347" calcext:value-type="float">
            <text:p>0.89347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1.7" calcext:value-type="float">
            <text:p>21.7</text:p>
          </table:table-cell>
          <table:table-cell office:value-type="float" office:value="22" calcext:value-type="float">
            <text:p>22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20.1" calcext:value-type="float">
            <text:p>20.1</text:p>
          </table:table-cell>
          <table:table-cell office:value-type="float" office:value="23" calcext:value-type="float">
            <text:p>23</text:p>
          </table:table-cell>
          <table:table-cell office:value-type="float" office:value="0.873905" calcext:value-type="float">
            <text:p>0.87390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.8" calcext:value-type="float">
            <text:p>18.8</text:p>
          </table:table-cell>
          <table:table-cell office:value-type="float" office:value="22" calcext:value-type="float">
            <text:p>22</text:p>
          </table:table-cell>
          <table:table-cell office:value-type="float" office:value="0.854545" calcext:value-type="float">
            <text:p>0.854545</text:p>
          </table:table-cell>
          <table:table-cell office:value-type="float" office:value="13.65" calcext:value-type="float">
            <text:p>13.65</text:p>
          </table:table-cell>
          <table:table-cell office:value-type="float" office:value="23" calcext:value-type="float">
            <text:p>23</text:p>
          </table:table-cell>
          <table:table-cell office:value-type="float" office:value="0.593475" calcext:value-type="float">
            <text:p>0.59347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.4" calcext:value-type="float">
            <text:p>20.4</text:p>
          </table:table-cell>
          <table:table-cell office:value-type="float" office:value="22" calcext:value-type="float">
            <text:p>22</text:p>
          </table:table-cell>
          <table:table-cell office:value-type="float" office:value="0.927273" calcext:value-type="float">
            <text:p>0.927273</text:p>
          </table:table-cell>
          <table:table-cell office:value-type="float" office:value="17.15" calcext:value-type="float">
            <text:p>17.15</text:p>
          </table:table-cell>
          <table:table-cell office:value-type="float" office:value="23" calcext:value-type="float">
            <text:p>23</text:p>
          </table:table-cell>
          <table:table-cell office:value-type="float" office:value="0.74566" calcext:value-type="float">
            <text:p>0.74566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.85" calcext:value-type="float">
            <text:p>20.85</text:p>
          </table:table-cell>
          <table:table-cell office:value-type="float" office:value="23" calcext:value-type="float">
            <text:p>23</text:p>
          </table:table-cell>
          <table:table-cell office:value-type="float" office:value="0.906515" calcext:value-type="float">
            <text:p>0.90651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1.2" calcext:value-type="float">
            <text:p>21.2</text:p>
          </table:table-cell>
          <table:table-cell office:value-type="float" office:value="22" calcext:value-type="float">
            <text:p>22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19.85" calcext:value-type="float">
            <text:p>19.85</text:p>
          </table:table-cell>
          <table:table-cell office:value-type="float" office:value="23" calcext:value-type="float">
            <text:p>23</text:p>
          </table:table-cell>
          <table:table-cell office:value-type="float" office:value="0.86303" calcext:value-type="float">
            <text:p>0.86303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9.95" calcext:value-type="float">
            <text:p>19.95</text:p>
          </table:table-cell>
          <table:table-cell office:value-type="float" office:value="22" calcext:value-type="float">
            <text:p>22</text:p>
          </table:table-cell>
          <table:table-cell office:value-type="float" office:value="0.906818" calcext:value-type="float">
            <text:p>0.906818</text:p>
          </table:table-cell>
          <table:table-cell office:value-type="float" office:value="16.8" calcext:value-type="float">
            <text:p>16.8</text:p>
          </table:table-cell>
          <table:table-cell office:value-type="float" office:value="22" calcext:value-type="float">
            <text:p>22</text:p>
          </table:table-cell>
          <table:table-cell office:value-type="float" office:value="0.763625" calcext:value-type="float">
            <text:p>0.76362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1.15" calcext:value-type="float">
            <text:p>21.15</text:p>
          </table:table-cell>
          <table:table-cell office:value-type="float" office:value="22" calcext:value-type="float">
            <text:p>22</text:p>
          </table:table-cell>
          <table:table-cell office:value-type="float" office:value="0.961363" calcext:value-type="float">
            <text:p>0.961363</text:p>
          </table:table-cell>
          <table:table-cell office:value-type="float" office:value="18.65" calcext:value-type="float">
            <text:p>18.65</text:p>
          </table:table-cell>
          <table:table-cell office:value-type="float" office:value="23" calcext:value-type="float">
            <text:p>23</text:p>
          </table:table-cell>
          <table:table-cell office:value-type="float" office:value="0.81086" calcext:value-type="float">
            <text:p>0.81086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1.45" calcext:value-type="float">
            <text:p>21.45</text:p>
          </table:table-cell>
          <table:table-cell office:value-type="float" office:value="22" calcext:value-type="float">
            <text:p>22</text:p>
          </table:table-cell>
          <table:table-cell office:value-type="float" office:value="0.975" calcext:value-type="float">
            <text:p>0.975</text:p>
          </table:table-cell>
          <table:table-cell office:value-type="float" office:value="20.35" calcext:value-type="float">
            <text:p>20.35</text:p>
          </table:table-cell>
          <table:table-cell office:value-type="float" office:value="23" calcext:value-type="float">
            <text:p>23</text:p>
          </table:table-cell>
          <table:table-cell office:value-type="float" office:value="0.884775" calcext:value-type="float">
            <text:p>0.88477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7.3" calcext:value-type="float">
            <text:p>17.3</text:p>
          </table:table-cell>
          <table:table-cell office:value-type="float" office:value="22" calcext:value-type="float">
            <text:p>22</text:p>
          </table:table-cell>
          <table:table-cell office:value-type="float" office:value="0.786364" calcext:value-type="float">
            <text:p>0.786364</text:p>
          </table:table-cell>
          <table:table-cell office:value-type="float" office:value="11.35" calcext:value-type="float">
            <text:p>11.35</text:p>
          </table:table-cell>
          <table:table-cell office:value-type="float" office:value="23" calcext:value-type="float">
            <text:p>23</text:p>
          </table:table-cell>
          <table:table-cell office:value-type="float" office:value="0.493475" calcext:value-type="float">
            <text:p>0.493475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0.95" calcext:value-type="float">
            <text:p>20.95</text:p>
          </table:table-cell>
          <table:table-cell office:value-type="float" office:value="22" calcext:value-type="float">
            <text:p>22</text:p>
          </table:table-cell>
          <table:table-cell office:value-type="float" office:value="0.952272" calcext:value-type="float">
            <text:p>0.952272</text:p>
          </table:table-cell>
          <table:table-cell office:value-type="float" office:value="18.65" calcext:value-type="float">
            <text:p>18.65</text:p>
          </table:table-cell>
          <table:table-cell office:value-type="float" office:value="23" calcext:value-type="float">
            <text:p>23</text:p>
          </table:table-cell>
          <table:table-cell office:value-type="float" office:value="0.810865" calcext:value-type="float">
            <text:p>0.81086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0.65" calcext:value-type="float">
            <text:p>20.65</text:p>
          </table:table-cell>
          <table:table-cell office:value-type="float" office:value="21" calcext:value-type="float">
            <text:p>21</text:p>
          </table:table-cell>
          <table:table-cell office:value-type="float" office:value="0.983333" calcext:value-type="float">
            <text:p>0.983333</text:p>
          </table:table-cell>
          <table:table-cell office:value-type="float" office:value="18.7" calcext:value-type="float">
            <text:p>18.7</text:p>
          </table:table-cell>
          <table:table-cell office:value-type="float" office:value="22" calcext:value-type="float">
            <text:p>22</text:p>
          </table:table-cell>
          <table:table-cell office:value-type="float" office:value="0.849995" calcext:value-type="float">
            <text:p>0.849995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.35" calcext:value-type="float">
            <text:p>20.35</text:p>
          </table:table-cell>
          <table:table-cell office:value-type="float" office:value="23" calcext:value-type="float">
            <text:p>23</text:p>
          </table:table-cell>
          <table:table-cell office:value-type="float" office:value="0.88478" calcext:value-type="float">
            <text:p>0.88478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.75" calcext:value-type="float">
            <text:p>20.75</text:p>
          </table:table-cell>
          <table:table-cell office:value-type="float" office:value="22" calcext:value-type="float">
            <text:p>22</text:p>
          </table:table-cell>
          <table:table-cell office:value-type="float" office:value="0.943182" calcext:value-type="float">
            <text:p>0.943182</text:p>
          </table:table-cell>
          <table:table-cell office:value-type="float" office:value="19.9" calcext:value-type="float">
            <text:p>19.9</text:p>
          </table:table-cell>
          <table:table-cell office:value-type="float" office:value="23" calcext:value-type="float">
            <text:p>23</text:p>
          </table:table-cell>
          <table:table-cell office:value-type="float" office:value="0.865195" calcext:value-type="float">
            <text:p>0.865195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float" office:value="23" calcext:value-type="float">
            <text:p>23</text:p>
          </table:table-cell>
          <table:table-cell office:value-type="float" office:value="0.93477" calcext:value-type="float">
            <text:p>0.93477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1.1" calcext:value-type="float">
            <text:p>21.1</text:p>
          </table:table-cell>
          <table:table-cell office:value-type="float" office:value="22" calcext:value-type="float">
            <text:p>22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19.3" calcext:value-type="float">
            <text:p>19.3</text:p>
          </table:table-cell>
          <table:table-cell office:value-type="float" office:value="23" calcext:value-type="float">
            <text:p>23</text:p>
          </table:table-cell>
          <table:table-cell office:value-type="float" office:value="0.839125" calcext:value-type="float">
            <text:p>0.839125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1.75" calcext:value-type="float">
            <text:p>21.75</text:p>
          </table:table-cell>
          <table:table-cell office:value-type="float" office:value="22" calcext:value-type="float">
            <text:p>22</text:p>
          </table:table-cell>
          <table:table-cell office:value-type="float" office:value="0.988636" calcext:value-type="float">
            <text:p>0.988636</text:p>
          </table:table-cell>
          <table:table-cell office:value-type="float" office:value="20.4" calcext:value-type="float">
            <text:p>20.4</text:p>
          </table:table-cell>
          <table:table-cell office:value-type="float" office:value="23" calcext:value-type="float">
            <text:p>23</text:p>
          </table:table-cell>
          <table:table-cell office:value-type="float" office:value="0.886945" calcext:value-type="float">
            <text:p>0.886945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0.4" calcext:value-type="float">
            <text:p>20.4</text:p>
          </table:table-cell>
          <table:table-cell office:value-type="float" office:value="22" calcext:value-type="float">
            <text:p>22</text:p>
          </table:table-cell>
          <table:table-cell office:value-type="float" office:value="0.927273" calcext:value-type="float">
            <text:p>0.927273</text:p>
          </table:table-cell>
          <table:table-cell office:value-type="float" office:value="17.35" calcext:value-type="float">
            <text:p>17.35</text:p>
          </table:table-cell>
          <table:table-cell office:value-type="float" office:value="23" calcext:value-type="float">
            <text:p>23</text:p>
          </table:table-cell>
          <table:table-cell office:value-type="float" office:value="0.754355" calcext:value-type="float">
            <text:p>0.754355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.25" calcext:value-type="float">
            <text:p>21.25</text:p>
          </table:table-cell>
          <table:table-cell office:value-type="float" office:value="23" calcext:value-type="float">
            <text:p>23</text:p>
          </table:table-cell>
          <table:table-cell office:value-type="float" office:value="0.923905" calcext:value-type="float">
            <text:p>0.923905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0.4" calcext:value-type="float">
            <text:p>20.4</text:p>
          </table:table-cell>
          <table:table-cell office:value-type="float" office:value="22" calcext:value-type="float">
            <text:p>22</text:p>
          </table:table-cell>
          <table:table-cell office:value-type="float" office:value="0.927272" calcext:value-type="float">
            <text:p>0.927272</text:p>
          </table:table-cell>
          <table:table-cell office:value-type="float" office:value="17.5" calcext:value-type="float">
            <text:p>17.5</text:p>
          </table:table-cell>
          <table:table-cell office:value-type="float" office:value="23" calcext:value-type="float">
            <text:p>23</text:p>
          </table:table-cell>
          <table:table-cell office:value-type="float" office:value="0.76088" calcext:value-type="float">
            <text:p>0.76088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.9" calcext:value-type="float">
            <text:p>20.9</text:p>
          </table:table-cell>
          <table:table-cell office:value-type="float" office:value="23" calcext:value-type="float">
            <text:p>23</text:p>
          </table:table-cell>
          <table:table-cell office:value-type="float" office:value="0.90869" calcext:value-type="float">
            <text:p>0.90869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1.6" calcext:value-type="float">
            <text:p>21.6</text:p>
          </table:table-cell>
          <table:table-cell office:value-type="float" office:value="22" calcext:value-type="float">
            <text:p>22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19.6" calcext:value-type="float">
            <text:p>19.6</text:p>
          </table:table-cell>
          <table:table-cell office:value-type="float" office:value="23" calcext:value-type="float">
            <text:p>23</text:p>
          </table:table-cell>
          <table:table-cell office:value-type="float" office:value="0.852165" calcext:value-type="float">
            <text:p>0.852165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0.5" calcext:value-type="float">
            <text:p>20.5</text:p>
          </table:table-cell>
          <table:table-cell office:value-type="float" office:value="22" calcext:value-type="float">
            <text:p>22</text:p>
          </table:table-cell>
          <table:table-cell office:value-type="float" office:value="0.931818" calcext:value-type="float">
            <text:p>0.931818</text:p>
          </table:table-cell>
          <table:table-cell office:value-type="float" office:value="16.95" calcext:value-type="float">
            <text:p>16.95</text:p>
          </table:table-cell>
          <table:table-cell office:value-type="float" office:value="23" calcext:value-type="float">
            <text:p>23</text:p>
          </table:table-cell>
          <table:table-cell office:value-type="float" office:value="0.736965" calcext:value-type="float">
            <text:p>0.736965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.95" calcext:value-type="float">
            <text:p>20.95</text:p>
          </table:table-cell>
          <table:table-cell office:value-type="float" office:value="23" calcext:value-type="float">
            <text:p>23</text:p>
          </table:table-cell>
          <table:table-cell office:value-type="float" office:value="0.910865" calcext:value-type="float">
            <text:p>0.910865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0.15" calcext:value-type="float">
            <text:p>20.15</text:p>
          </table:table-cell>
          <table:table-cell office:value-type="float" office:value="22" calcext:value-type="float">
            <text:p>22</text:p>
          </table:table-cell>
          <table:table-cell office:value-type="float" office:value="0.915909" calcext:value-type="float">
            <text:p>0.915909</text:p>
          </table:table-cell>
          <table:table-cell office:value-type="float" office:value="16.5" calcext:value-type="float">
            <text:p>16.5</text:p>
          </table:table-cell>
          <table:table-cell office:value-type="float" office:value="23" calcext:value-type="float">
            <text:p>23</text:p>
          </table:table-cell>
          <table:table-cell office:value-type="float" office:value="0.717395" calcext:value-type="float">
            <text:p>0.717395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1.65" calcext:value-type="float">
            <text:p>21.65</text:p>
          </table:table-cell>
          <table:table-cell office:value-type="float" office:value="22" calcext:value-type="float">
            <text:p>22</text:p>
          </table:table-cell>
          <table:table-cell office:value-type="float" office:value="0.984091" calcext:value-type="float">
            <text:p>0.984091</text:p>
          </table:table-cell>
          <table:table-cell office:value-type="float" office:value="20.5" calcext:value-type="float">
            <text:p>20.5</text:p>
          </table:table-cell>
          <table:table-cell office:value-type="float" office:value="23" calcext:value-type="float">
            <text:p>23</text:p>
          </table:table-cell>
          <table:table-cell office:value-type="float" office:value="0.8913" calcext:value-type="float">
            <text:p>0.8913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0.95" calcext:value-type="float">
            <text:p>20.95</text:p>
          </table:table-cell>
          <table:table-cell office:value-type="float" office:value="22" calcext:value-type="float">
            <text:p>22</text:p>
          </table:table-cell>
          <table:table-cell office:value-type="float" office:value="0.952272" calcext:value-type="float">
            <text:p>0.952272</text:p>
          </table:table-cell>
          <table:table-cell office:value-type="float" office:value="18.95" calcext:value-type="float">
            <text:p>18.95</text:p>
          </table:table-cell>
          <table:table-cell office:value-type="float" office:value="23" calcext:value-type="float">
            <text:p>23</text:p>
          </table:table-cell>
          <table:table-cell office:value-type="float" office:value="0.823915" calcext:value-type="float">
            <text:p>0.823915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6.9" calcext:value-type="float">
            <text:p>16.9</text:p>
          </table:table-cell>
          <table:table-cell office:value-type="float" office:value="22" calcext:value-type="float">
            <text:p>22</text:p>
          </table:table-cell>
          <table:table-cell office:value-type="float" office:value="0.768182" calcext:value-type="float">
            <text:p>0.768182</text:p>
          </table:table-cell>
          <table:table-cell office:value-type="float" office:value="9.75" calcext:value-type="float">
            <text:p>9.75</text:p>
          </table:table-cell>
          <table:table-cell office:value-type="float" office:value="22" calcext:value-type="float">
            <text:p>22</text:p>
          </table:table-cell>
          <table:table-cell office:value-type="float" office:value="0.44316" calcext:value-type="float">
            <text:p>0.44316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0.05" calcext:value-type="float">
            <text:p>20.05</text:p>
          </table:table-cell>
          <table:table-cell office:value-type="float" office:value="22" calcext:value-type="float">
            <text:p>22</text:p>
          </table:table-cell>
          <table:table-cell office:value-type="float" office:value="0.911364" calcext:value-type="float">
            <text:p>0.911364</text:p>
          </table:table-cell>
          <table:table-cell office:value-type="float" office:value="17.25" calcext:value-type="float">
            <text:p>17.25</text:p>
          </table:table-cell>
          <table:table-cell office:value-type="float" office:value="23" calcext:value-type="float">
            <text:p>23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.6" calcext:value-type="float">
            <text:p>20.6</text:p>
          </table:table-cell>
          <table:table-cell office:value-type="float" office:value="22" calcext:value-type="float">
            <text:p>22</text:p>
          </table:table-cell>
          <table:table-cell office:value-type="float" office:value="0.936345" calcext:value-type="float">
            <text:p>0.936345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1.65" calcext:value-type="float">
            <text:p>21.65</text:p>
          </table:table-cell>
          <table:table-cell office:value-type="float" office:value="22" calcext:value-type="float">
            <text:p>22</text:p>
          </table:table-cell>
          <table:table-cell office:value-type="float" office:value="0.984091" calcext:value-type="float">
            <text:p>0.984091</text:p>
          </table:table-cell>
          <table:table-cell office:value-type="float" office:value="20.35" calcext:value-type="float">
            <text:p>20.35</text:p>
          </table:table-cell>
          <table:table-cell office:value-type="float" office:value="23" calcext:value-type="float">
            <text:p>23</text:p>
          </table:table-cell>
          <table:table-cell office:value-type="float" office:value="0.884765" calcext:value-type="float">
            <text:p>0.884765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9.65" calcext:value-type="float">
            <text:p>19.65</text:p>
          </table:table-cell>
          <table:table-cell office:value-type="float" office:value="21" calcext:value-type="float">
            <text:p>21</text:p>
          </table:table-cell>
          <table:table-cell office:value-type="float" office:value="0.935714" calcext:value-type="float">
            <text:p>0.935714</text:p>
          </table:table-cell>
          <table:table-cell office:value-type="float" office:value="15.3" calcext:value-type="float">
            <text:p>15.3</text:p>
          </table:table-cell>
          <table:table-cell office:value-type="float" office:value="22" calcext:value-type="float">
            <text:p>22</text:p>
          </table:table-cell>
          <table:table-cell office:value-type="float" office:value="0.69545" calcext:value-type="float">
            <text:p>0.69545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0.85" calcext:value-type="float">
            <text:p>20.85</text:p>
          </table:table-cell>
          <table:table-cell office:value-type="float" office:value="21" calcext:value-type="float">
            <text:p>21</text:p>
          </table:table-cell>
          <table:table-cell office:value-type="float" office:value="0.992857" calcext:value-type="float">
            <text:p>0.992857</text:p>
          </table:table-cell>
          <table:table-cell office:value-type="float" office:value="19.35" calcext:value-type="float">
            <text:p>19.35</text:p>
          </table:table-cell>
          <table:table-cell office:value-type="float" office:value="22" calcext:value-type="float">
            <text:p>22</text:p>
          </table:table-cell>
          <table:table-cell office:value-type="float" office:value="0.879545" calcext:value-type="float">
            <text:p>0.879545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1.35" calcext:value-type="float">
            <text:p>21.35</text:p>
          </table:table-cell>
          <table:table-cell office:value-type="float" office:value="22" calcext:value-type="float">
            <text:p>22</text:p>
          </table:table-cell>
          <table:table-cell office:value-type="float" office:value="0.970454" calcext:value-type="float">
            <text:p>0.970454</text:p>
          </table:table-cell>
          <table:table-cell office:value-type="float" office:value="19.4" calcext:value-type="float">
            <text:p>19.4</text:p>
          </table:table-cell>
          <table:table-cell office:value-type="float" office:value="23" calcext:value-type="float">
            <text:p>23</text:p>
          </table:table-cell>
          <table:table-cell office:value-type="float" office:value="0.843485" calcext:value-type="float">
            <text:p>0.843485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0.4" calcext:value-type="float">
            <text:p>20.4</text:p>
          </table:table-cell>
          <table:table-cell office:value-type="float" office:value="22" calcext:value-type="float">
            <text:p>22</text:p>
          </table:table-cell>
          <table:table-cell office:value-type="float" office:value="0.927272" calcext:value-type="float">
            <text:p>0.927272</text:p>
          </table:table-cell>
          <table:table-cell office:value-type="float" office:value="17.6" calcext:value-type="float">
            <text:p>17.6</text:p>
          </table:table-cell>
          <table:table-cell office:value-type="float" office:value="23" calcext:value-type="float">
            <text:p>23</text:p>
          </table:table-cell>
          <table:table-cell office:value-type="float" office:value="0.76523" calcext:value-type="float">
            <text:p>0.76523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.15" calcext:value-type="float">
            <text:p>20.15</text:p>
          </table:table-cell>
          <table:table-cell office:value-type="float" office:value="23" calcext:value-type="float">
            <text:p>23</text:p>
          </table:table-cell>
          <table:table-cell office:value-type="float" office:value="0.876075" calcext:value-type="float">
            <text:p>0.876075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.6" calcext:value-type="float">
            <text:p>21.6</text:p>
          </table:table-cell>
          <table:table-cell office:value-type="float" office:value="23" calcext:value-type="float">
            <text:p>23</text:p>
          </table:table-cell>
          <table:table-cell office:value-type="float" office:value="0.93912" calcext:value-type="float">
            <text:p>0.93912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1.3" calcext:value-type="float">
            <text:p>21.3</text:p>
          </table:table-cell>
          <table:table-cell office:value-type="float" office:value="22" calcext:value-type="float">
            <text:p>22</text:p>
          </table:table-cell>
          <table:table-cell office:value-type="float" office:value="0.968181" calcext:value-type="float">
            <text:p>0.968181</text:p>
          </table:table-cell>
          <table:table-cell office:value-type="float" office:value="18.85" calcext:value-type="float">
            <text:p>18.85</text:p>
          </table:table-cell>
          <table:table-cell office:value-type="float" office:value="23" calcext:value-type="float">
            <text:p>23</text:p>
          </table:table-cell>
          <table:table-cell office:value-type="float" office:value="0.819565" calcext:value-type="float">
            <text:p>0.819565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0.4" calcext:value-type="float">
            <text:p>20.4</text:p>
          </table:table-cell>
          <table:table-cell office:value-type="float" office:value="22" calcext:value-type="float">
            <text:p>22</text:p>
          </table:table-cell>
          <table:table-cell office:value-type="float" office:value="0.927273" calcext:value-type="float">
            <text:p>0.927273</text:p>
          </table:table-cell>
          <table:table-cell office:value-type="float" office:value="17.45" calcext:value-type="float">
            <text:p>17.45</text:p>
          </table:table-cell>
          <table:table-cell office:value-type="float" office:value="23" calcext:value-type="float">
            <text:p>23</text:p>
          </table:table-cell>
          <table:table-cell office:value-type="float" office:value="0.7587" calcext:value-type="float">
            <text:p>0.7587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.1" calcext:value-type="float">
            <text:p>21.1</text:p>
          </table:table-cell>
          <table:table-cell office:value-type="float" office:value="23" calcext:value-type="float">
            <text:p>23</text:p>
          </table:table-cell>
          <table:table-cell office:value-type="float" office:value="0.917395" calcext:value-type="float">
            <text:p>0.917395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float" office:value="23" calcext:value-type="float">
            <text:p>23</text:p>
          </table:table-cell>
          <table:table-cell office:value-type="float" office:value="0.891295" calcext:value-type="float">
            <text:p>0.891295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1.2" calcext:value-type="float">
            <text:p>21.2</text:p>
          </table:table-cell>
          <table:table-cell office:value-type="float" office:value="22" calcext:value-type="float">
            <text:p>22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20.25" calcext:value-type="float">
            <text:p>20.25</text:p>
          </table:table-cell>
          <table:table-cell office:value-type="float" office:value="23" calcext:value-type="float">
            <text:p>23</text:p>
          </table:table-cell>
          <table:table-cell office:value-type="float" office:value="0.88042" calcext:value-type="float">
            <text:p>0.88042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9.9" calcext:value-type="float">
            <text:p>19.9</text:p>
          </table:table-cell>
          <table:table-cell office:value-type="float" office:value="20" calcext:value-type="float">
            <text:p>20</text:p>
          </table:table-cell>
          <table:table-cell office:value-type="float" office:value="0.995" calcext:value-type="float">
            <text:p>0.995</text:p>
          </table:table-cell>
          <table:table-cell office:value-type="float" office:value="18.65" calcext:value-type="float">
            <text:p>18.65</text:p>
          </table:table-cell>
          <table:table-cell office:value-type="float" office:value="21" calcext:value-type="float">
            <text:p>21</text:p>
          </table:table-cell>
          <table:table-cell office:value-type="float" office:value="0.888095" calcext:value-type="float">
            <text:p>0.888095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0.25" calcext:value-type="float">
            <text:p>20.25</text:p>
          </table:table-cell>
          <table:table-cell office:value-type="float" office:value="22" calcext:value-type="float">
            <text:p>22</text:p>
          </table:table-cell>
          <table:table-cell office:value-type="float" office:value="0.920454" calcext:value-type="float">
            <text:p>0.92045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0.739145" calcext:value-type="float">
            <text:p>0.739145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0.95" calcext:value-type="float">
            <text:p>20.95</text:p>
          </table:table-cell>
          <table:table-cell office:value-type="float" office:value="22" calcext:value-type="float">
            <text:p>22</text:p>
          </table:table-cell>
          <table:table-cell office:value-type="float" office:value="0.952272" calcext:value-type="float">
            <text:p>0.952272</text:p>
          </table:table-cell>
          <table:table-cell office:value-type="float" office:value="17.9" calcext:value-type="float">
            <text:p>17.9</text:p>
          </table:table-cell>
          <table:table-cell office:value-type="float" office:value="23" calcext:value-type="float">
            <text:p>23</text:p>
          </table:table-cell>
          <table:table-cell office:value-type="float" office:value="0.77827" calcext:value-type="float">
            <text:p>0.77827</text:p>
          </table:table-cell>
          <table:table-cell table:number-columns-repeated="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0.1" calcext:value-type="float">
            <text:p>20.1</text:p>
          </table:table-cell>
          <table:table-cell office:value-type="float" office:value="21" calcext:value-type="float">
            <text:p>21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17.5" calcext:value-type="float">
            <text:p>17.5</text:p>
          </table:table-cell>
          <table:table-cell office:value-type="float" office:value="22" calcext:value-type="float">
            <text:p>22</text:p>
          </table:table-cell>
          <table:table-cell office:value-type="float" office:value="0.795445" calcext:value-type="float">
            <text:p>0.795445</text:p>
          </table:table-cell>
          <table:table-cell table:number-columns-repeated="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1.45" calcext:value-type="float">
            <text:p>21.45</text:p>
          </table:table-cell>
          <table:table-cell office:value-type="float" office:value="22" calcext:value-type="float">
            <text:p>22</text:p>
          </table:table-cell>
          <table:table-cell office:value-type="float" office:value="0.975" calcext:value-type="float">
            <text:p>0.975</text:p>
          </table:table-cell>
          <table:table-cell office:value-type="float" office:value="20.45" calcext:value-type="float">
            <text:p>20.45</text:p>
          </table:table-cell>
          <table:table-cell office:value-type="float" office:value="23" calcext:value-type="float">
            <text:p>23</text:p>
          </table:table-cell>
          <table:table-cell office:value-type="float" office:value="0.88913" calcext:value-type="float">
            <text:p>0.88913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8.25" calcext:value-type="float">
            <text:p>18.25</text:p>
          </table:table-cell>
          <table:table-cell office:value-type="float" office:value="19" calcext:value-type="float">
            <text:p>19</text:p>
          </table:table-cell>
          <table:table-cell office:value-type="float" office:value="0.960526" calcext:value-type="float">
            <text:p>0.960526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office:value-type="float" office:value="0.875" calcext:value-type="float">
            <text:p>0.875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0.1" calcext:value-type="float">
            <text:p>20.1</text:p>
          </table:table-cell>
          <table:table-cell office:value-type="float" office:value="22" calcext:value-type="float">
            <text:p>22</text:p>
          </table:table-cell>
          <table:table-cell office:value-type="float" office:value="0.913636" calcext:value-type="float">
            <text:p>0.913636</text:p>
          </table:table-cell>
          <table:table-cell office:value-type="float" office:value="17.95" calcext:value-type="float">
            <text:p>17.95</text:p>
          </table:table-cell>
          <table:table-cell office:value-type="float" office:value="23" calcext:value-type="float">
            <text:p>23</text:p>
          </table:table-cell>
          <table:table-cell office:value-type="float" office:value="0.78046" calcext:value-type="float">
            <text:p>0.78046</text:p>
          </table:table-cell>
          <table:table-cell table:number-columns-repeated="2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9.95" calcext:value-type="float">
            <text:p>19.95</text:p>
          </table:table-cell>
          <table:table-cell office:value-type="float" office:value="23" calcext:value-type="float">
            <text:p>23</text:p>
          </table:table-cell>
          <table:table-cell office:value-type="float" office:value="0.86738" calcext:value-type="float">
            <text:p>0.86738</text:p>
          </table:table-cell>
          <table:table-cell table:number-columns-repeated="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0.954545" calcext:value-type="float">
            <text:p>0.954545</text:p>
          </table:table-cell>
          <table:table-cell office:value-type="float" office:value="18.05" calcext:value-type="float">
            <text:p>18.05</text:p>
          </table:table-cell>
          <table:table-cell office:value-type="float" office:value="23" calcext:value-type="float">
            <text:p>23</text:p>
          </table:table-cell>
          <table:table-cell office:value-type="float" office:value="0.784795" calcext:value-type="float">
            <text:p>0.784795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9.4" calcext:value-type="float">
            <text:p>19.4</text:p>
          </table:table-cell>
          <table:table-cell office:value-type="float" office:value="22" calcext:value-type="float">
            <text:p>22</text:p>
          </table:table-cell>
          <table:table-cell office:value-type="float" office:value="0.881818" calcext:value-type="float">
            <text:p>0.881818</text:p>
          </table:table-cell>
          <table:table-cell office:value-type="float" office:value="15.85" calcext:value-type="float">
            <text:p>15.85</text:p>
          </table:table-cell>
          <table:table-cell office:value-type="float" office:value="23" calcext:value-type="float">
            <text:p>23</text:p>
          </table:table-cell>
          <table:table-cell office:value-type="float" office:value="0.68914" calcext:value-type="float">
            <text:p>0.68914</text:p>
          </table:table-cell>
          <table:table-cell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.35" calcext:value-type="float">
            <text:p>21.35</text:p>
          </table:table-cell>
          <table:table-cell office:value-type="float" office:value="23" calcext:value-type="float">
            <text:p>23</text:p>
          </table:table-cell>
          <table:table-cell office:value-type="float" office:value="0.92825" calcext:value-type="float">
            <text:p>0.92825</text:p>
          </table:table-cell>
          <table:table-cell table:number-columns-repeated="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1.2" calcext:value-type="float">
            <text:p>21.2</text:p>
          </table:table-cell>
          <table:table-cell office:value-type="float" office:value="22" calcext:value-type="float">
            <text:p>22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18.95" calcext:value-type="float">
            <text:p>18.95</text:p>
          </table:table-cell>
          <table:table-cell office:value-type="float" office:value="23" calcext:value-type="float">
            <text:p>23</text:p>
          </table:table-cell>
          <table:table-cell office:value-type="float" office:value="0.823915" calcext:value-type="float">
            <text:p>0.823915</text:p>
          </table:table-cell>
          <table:table-cell table:number-columns-repeated="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1.7" calcext:value-type="float">
            <text:p>21.7</text:p>
          </table:table-cell>
          <table:table-cell office:value-type="float" office:value="22" calcext:value-type="float">
            <text:p>22</text:p>
          </table:table-cell>
          <table:table-cell office:value-type="float" office:value="0.986363" calcext:value-type="float">
            <text:p>0.986363</text:p>
          </table:table-cell>
          <table:table-cell office:value-type="float" office:value="18.95" calcext:value-type="float">
            <text:p>18.95</text:p>
          </table:table-cell>
          <table:table-cell office:value-type="float" office:value="22" calcext:value-type="float">
            <text:p>22</text:p>
          </table:table-cell>
          <table:table-cell office:value-type="float" office:value="0.86135" calcext:value-type="float">
            <text:p>0.86135</text:p>
          </table:table-cell>
          <table:table-cell table:number-columns-repeated="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8.15" calcext:value-type="float">
            <text:p>18.15</text:p>
          </table:table-cell>
          <table:table-cell office:value-type="float" office:value="22" calcext:value-type="float">
            <text:p>22</text:p>
          </table:table-cell>
          <table:table-cell office:value-type="float" office:value="0.825" calcext:value-type="float">
            <text:p>0.825</text:p>
          </table:table-cell>
          <table:table-cell office:value-type="float" office:value="12.75" calcext:value-type="float">
            <text:p>12.75</text:p>
          </table:table-cell>
          <table:table-cell office:value-type="float" office:value="22" calcext:value-type="float">
            <text:p>22</text:p>
          </table:table-cell>
          <table:table-cell office:value-type="float" office:value="0.579555" calcext:value-type="float">
            <text:p>0.579555</text:p>
          </table:table-cell>
          <table:table-cell table:number-columns-repeated="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21.05" calcext:value-type="float">
            <text:p>21.05</text:p>
          </table:table-cell>
          <table:table-cell office:value-type="float" office:value="22" calcext:value-type="float">
            <text:p>22</text:p>
          </table:table-cell>
          <table:table-cell office:value-type="float" office:value="0.956818" calcext:value-type="float">
            <text:p>0.956818</text:p>
          </table:table-cell>
          <table:table-cell office:value-type="float" office:value="17.5" calcext:value-type="float">
            <text:p>17.5</text:p>
          </table:table-cell>
          <table:table-cell office:value-type="float" office:value="22" calcext:value-type="float">
            <text:p>22</text:p>
          </table:table-cell>
          <table:table-cell office:value-type="float" office:value="0.795455" calcext:value-type="float">
            <text:p>0.795455</text:p>
          </table:table-cell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1.3" calcext:value-type="float">
            <text:p>21.3</text:p>
          </table:table-cell>
          <table:table-cell office:value-type="float" office:value="22" calcext:value-type="float">
            <text:p>22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18.4" calcext:value-type="float">
            <text:p>18.4</text:p>
          </table:table-cell>
          <table:table-cell office:value-type="float" office:value="22" calcext:value-type="float">
            <text:p>22</text:p>
          </table:table-cell>
          <table:table-cell office:value-type="float" office:value="0.836355" calcext:value-type="float">
            <text:p>0.836355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Avg</text:p>
          </table:table-cell>
          <table:table-cell table:style-name="ce4" table:formula="of:=SUM([.B88:.B147])/60" office:value-type="float" office:value="20.845" calcext:value-type="float">
            <text:p>20.845</text:p>
          </table:table-cell>
          <table:table-cell table:style-name="ce4" table:formula="of:=SUM([.C88:.C147])/60" office:value-type="float" office:value="21.8666666666667" calcext:value-type="float">
            <text:p>21.8666666667</text:p>
          </table:table-cell>
          <table:table-cell table:style-name="ce4" table:formula="of:=SUM([.D88:.D147])/60" office:value-type="float" office:value="0.953410066666667" calcext:value-type="float">
            <text:p>0.9534100667</text:p>
          </table:table-cell>
          <table:table-cell table:style-name="ce4" table:formula="of:=SUM([.E88:.E147])/60" office:value-type="float" office:value="18.5283333333333" calcext:value-type="float">
            <text:p>18.5283333333</text:p>
          </table:table-cell>
          <table:table-cell table:style-name="ce4" table:formula="of:=SUM([.F88:.F147])/60" office:value-type="float" office:value="22.7333333333333" calcext:value-type="float">
            <text:p>22.7333333333</text:p>
          </table:table-cell>
          <table:table-cell table:style-name="ce4" table:formula="of:=SUM([.G88:.G147])/60" office:value-type="float" office:value="0.8148795" calcext:value-type="float">
            <text:p>0.81487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</text:p>
          </table:table-cell>
          <table:table-cell table:style-name="ce4" table:formula="of:=SUBTOTAL(4; [.B88:.B147])" office:value-type="float" office:value="22" calcext:value-type="float">
            <text:p>22</text:p>
          </table:table-cell>
          <table:table-cell table:style-name="ce4" table:formula="of:=SUBTOTAL(4; [.C88:.C147])" office:value-type="float" office:value="23" calcext:value-type="float">
            <text:p>23</text:p>
          </table:table-cell>
          <table:table-cell table:style-name="ce4" table:formula="of:=SUBTOTAL(4; [.D88:.D147])" office:value-type="float" office:value="1" calcext:value-type="float">
            <text:p>1</text:p>
          </table:table-cell>
          <table:table-cell table:style-name="ce4" table:formula="of:=SUBTOTAL(4; [.E88:.E147])" office:value-type="float" office:value="21.6" calcext:value-type="float">
            <text:p>21.6</text:p>
          </table:table-cell>
          <table:table-cell table:style-name="ce4" table:formula="of:=SUBTOTAL(4; [.F88:.F147])" office:value-type="float" office:value="23" calcext:value-type="float">
            <text:p>23</text:p>
          </table:table-cell>
          <table:table-cell table:style-name="ce4" table:formula="of:=SUBTOTAL(4; [.G88:.G147])" office:value-type="float" office:value="0.93912" calcext:value-type="float">
            <text:p>0.939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</text:p>
          </table:table-cell>
          <table:table-cell table:style-name="ce4" table:formula="of:=SUBTOTAL(5; [.B89:.B148])" office:value-type="float" office:value="16.9" calcext:value-type="float">
            <text:p>16.9</text:p>
          </table:table-cell>
          <table:table-cell table:style-name="ce4" table:formula="of:=SUBTOTAL(5; [.C89:.C148])" office:value-type="float" office:value="19" calcext:value-type="float">
            <text:p>19</text:p>
          </table:table-cell>
          <table:table-cell table:style-name="ce4" table:formula="of:=SUBTOTAL(5; [.D89:.D148])" office:value-type="float" office:value="0.768182" calcext:value-type="float">
            <text:p>0.768182</text:p>
          </table:table-cell>
          <table:table-cell table:style-name="ce4" table:formula="of:=SUBTOTAL(5; [.E89:.E148])" office:value-type="float" office:value="9.75" calcext:value-type="float">
            <text:p>9.75</text:p>
          </table:table-cell>
          <table:table-cell table:style-name="ce4" table:formula="of:=SUBTOTAL(5; [.F89:.F148])" office:value-type="float" office:value="20" calcext:value-type="float">
            <text:p>20</text:p>
          </table:table-cell>
          <table:table-cell table:style-name="ce4" table:formula="of:=SUBTOTAL(5; [.G89:.G148])" office:value-type="float" office:value="0.44316" calcext:value-type="float">
            <text:p>0.44316</text:p>
          </table:table-cell>
          <table:table-cell table:number-columns-repeated="2"/>
        </table:table-row>
        <table:table-row table:style-name="ro2" table:number-rows-repeated="22">
          <table:table-cell table:number-columns-repeated="9"/>
        </table:table-row>
        <table:table-row table:style-name="ro2">
          <table:table-cell office:value-type="string" calcext:value-type="string" table:number-columns-spanned="9" table:number-rows-spanned="1">
            <text:p>Cars Dataset1, MaxLearn, UIUP PLP-trees (Training: 3 quarters of examples, Testing: 1 quarter of examples (Both are averaged over 20 repetitions))</text:p>
          </table:table-cell>
          <table:covered-table-cell table:number-columns-repeated="8"/>
        </table:table-row>
        <table:table-row table:style-name="ro2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X-Training#</text:p>
          </table:table-cell>
          <table:table-cell table:style-name="ce1" office:value-type="string" calcext:value-type="string">
            <text:p>X-Data#</text:p>
          </table:table-cell>
          <table:table-cell table:style-name="ce2" office:value-type="string" calcext:value-type="string">
            <text:p>X-Training%</text:p>
          </table:table-cell>
          <table:table-cell table:style-name="ce1" office:value-type="string" calcext:value-type="string">
            <text:p>X-Testing#</text:p>
          </table:table-cell>
          <table:table-cell table:style-name="ce4" office:value-type="string" calcext:value-type="string">
            <text:p>X-Data#</text:p>
          </table:table-cell>
          <table:table-cell table:style-name="ce4" office:value-type="string" calcext:value-type="string">
            <text:p>X-Testing%</text:p>
          </table:table-cell>
          <table:table-cell office:value-type="string" calcext:value-type="string">
            <text:p>MH-Training%</text:p>
          </table:table-cell>
          <table:table-cell office:value-type="string" calcext:value-type="string">
            <text:p>MH-Testing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9.9" calcext:value-type="float">
            <text:p>29.9</text:p>
          </table:table-cell>
          <table:table-cell office:value-type="float" office:value="33" calcext:value-type="float">
            <text:p>33</text:p>
          </table:table-cell>
          <table:table-cell office:value-type="float" office:value="0.906061" calcext:value-type="float">
            <text:p>0.906061</text:p>
          </table:table-cell>
          <table:table-cell office:value-type="float" office:value="8.3" calcext:value-type="float">
            <text:p>8.3</text:p>
          </table:table-cell>
          <table:table-cell office:value-type="float" office:value="12" calcext:value-type="float">
            <text:p>12</text:p>
          </table:table-cell>
          <table:table-cell office:value-type="float" office:value="0.691655" calcext:value-type="float">
            <text:p>0.691655</text:p>
          </table:table-cell>
          <table:table-cell office:value-type="float" office:value="0.861765" calcext:value-type="float">
            <text:p>0.861765</text:p>
          </table:table-cell>
          <table:table-cell office:value-type="float" office:value="0.690909" calcext:value-type="float">
            <text:p>0.69090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0.05" calcext:value-type="float">
            <text:p>30.05</text:p>
          </table:table-cell>
          <table:table-cell office:value-type="float" office:value="33" calcext:value-type="float">
            <text:p>33</text:p>
          </table:table-cell>
          <table:table-cell office:value-type="float" office:value="0.910606" calcext:value-type="float">
            <text:p>0.910606</text:p>
          </table:table-cell>
          <table:table-cell office:value-type="float" office:value="10.6" calcext:value-type="float">
            <text:p>10.6</text:p>
          </table:table-cell>
          <table:table-cell office:value-type="float" office:value="12" calcext:value-type="float">
            <text:p>12</text:p>
          </table:table-cell>
          <table:table-cell office:value-type="float" office:value="0.88334" calcext:value-type="float">
            <text:p>0.88334</text:p>
          </table:table-cell>
          <table:table-cell office:value-type="float" office:value="0.725" calcext:value-type="float">
            <text:p>0.725</text:p>
          </table:table-cell>
          <table:table-cell office:value-type="float" office:value="0.540909" calcext:value-type="float">
            <text:p>0.54090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2.55" calcext:value-type="float">
            <text:p>32.55</text:p>
          </table:table-cell>
          <table:table-cell office:value-type="float" office:value="33" calcext:value-type="float">
            <text:p>33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11.05" calcext:value-type="float">
            <text:p>11.05</text:p>
          </table:table-cell>
          <table:table-cell office:value-type="float" office:value="12" calcext:value-type="float">
            <text:p>12</text:p>
          </table:table-cell>
          <table:table-cell office:value-type="float" office:value="0.92084" calcext:value-type="float">
            <text:p>0.92084</text:p>
          </table:table-cell>
          <table:table-cell office:value-type="float" office:value="0.775" calcext:value-type="float">
            <text:p>0.775</text:p>
          </table:table-cell>
          <table:table-cell office:value-type="float" office:value="0.663636" calcext:value-type="float">
            <text:p>0.66363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0.969697" calcext:value-type="float">
            <text:p>0.969697</text:p>
          </table:table-cell>
          <table:table-cell office:value-type="float" office:value="10.6" calcext:value-type="float">
            <text:p>10.6</text:p>
          </table:table-cell>
          <table:table-cell office:value-type="float" office:value="12" calcext:value-type="float">
            <text:p>12</text:p>
          </table:table-cell>
          <table:table-cell office:value-type="float" office:value="0.883335" calcext:value-type="float">
            <text:p>0.883335</text:p>
          </table:table-cell>
          <table:table-cell office:value-type="float" office:value="0.808824" calcext:value-type="float">
            <text:p>0.808824</text:p>
          </table:table-cell>
          <table:table-cell office:value-type="float" office:value="0.613636" calcext:value-type="float">
            <text:p>0.61363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6.55" calcext:value-type="float">
            <text:p>26.55</text:p>
          </table:table-cell>
          <table:table-cell office:value-type="float" office:value="33" calcext:value-type="float">
            <text:p>33</text:p>
          </table:table-cell>
          <table:table-cell office:value-type="float" office:value="0.804546" calcext:value-type="float">
            <text:p>0.804546</text:p>
          </table:table-cell>
          <table:table-cell office:value-type="float" office:value="7.25" calcext:value-type="float">
            <text:p>7.25</text:p>
          </table:table-cell>
          <table:table-cell office:value-type="float" office:value="12" calcext:value-type="float">
            <text:p>12</text:p>
          </table:table-cell>
          <table:table-cell office:value-type="float" office:value="0.60417" calcext:value-type="float">
            <text:p>0.60417</text:p>
          </table:table-cell>
          <table:table-cell office:value-type="float" office:value="0.752941" calcext:value-type="float">
            <text:p>0.752941</text:p>
          </table:table-cell>
          <table:table-cell office:value-type="float" office:value="0.554545" calcext:value-type="float">
            <text:p>0.55454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0.15" calcext:value-type="float">
            <text:p>30.15</text:p>
          </table:table-cell>
          <table:table-cell office:value-type="float" office:value="33" calcext:value-type="float">
            <text:p>33</text:p>
          </table:table-cell>
          <table:table-cell office:value-type="float" office:value="0.913636" calcext:value-type="float">
            <text:p>0.913636</text:p>
          </table:table-cell>
          <table:table-cell office:value-type="float" office:value="8.95" calcext:value-type="float">
            <text:p>8.95</text:p>
          </table:table-cell>
          <table:table-cell office:value-type="float" office:value="12" calcext:value-type="float">
            <text:p>12</text:p>
          </table:table-cell>
          <table:table-cell office:value-type="float" office:value="0.745825" calcext:value-type="float">
            <text:p>0.745825</text:p>
          </table:table-cell>
          <table:table-cell office:value-type="float" office:value="0.777941" calcext:value-type="float">
            <text:p>0.777941</text:p>
          </table:table-cell>
          <table:table-cell office:value-type="float" office:value="0.636364" calcext:value-type="float">
            <text:p>0.63636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12" calcext:value-type="float">
            <text:p>12</text:p>
          </table:table-cell>
          <table:table-cell office:value-type="float" office:value="0.941675" calcext:value-type="float">
            <text:p>0.941675</text:p>
          </table:table-cell>
          <table:table-cell office:value-type="float" office:value="0.786765" calcext:value-type="float">
            <text:p>0.786765</text:p>
          </table:table-cell>
          <table:table-cell office:value-type="float" office:value="0.622727" calcext:value-type="float">
            <text:p>0.62272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1.7" calcext:value-type="float">
            <text:p>31.7</text:p>
          </table:table-cell>
          <table:table-cell office:value-type="float" office:value="33" calcext:value-type="float">
            <text:p>33</text:p>
          </table:table-cell>
          <table:table-cell office:value-type="float" office:value="0.960606" calcext:value-type="float">
            <text:p>0.960606</text:p>
          </table:table-cell>
          <table:table-cell office:value-type="float" office:value="10.3" calcext:value-type="float">
            <text:p>10.3</text:p>
          </table:table-cell>
          <table:table-cell office:value-type="float" office:value="12" calcext:value-type="float">
            <text:p>12</text:p>
          </table:table-cell>
          <table:table-cell office:value-type="float" office:value="0.858335" calcext:value-type="float">
            <text:p>0.858335</text:p>
          </table:table-cell>
          <table:table-cell office:value-type="float" office:value="0.823529" calcext:value-type="float">
            <text:p>0.823529</text:p>
          </table:table-cell>
          <table:table-cell office:value-type="float" office:value="0.627273" calcext:value-type="float">
            <text:p>0.62727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9.7" calcext:value-type="float">
            <text:p>29.7</text:p>
          </table:table-cell>
          <table:table-cell office:value-type="float" office:value="33" calcext:value-type="float">
            <text:p>33</text:p>
          </table:table-cell>
          <table:table-cell office:value-type="float" office:value="0.9" calcext:value-type="float">
            <text:p>0.9</text:p>
          </table:table-cell>
          <table:table-cell office:value-type="float" office:value="8.95" calcext:value-type="float">
            <text:p>8.95</text:p>
          </table:table-cell>
          <table:table-cell office:value-type="float" office:value="11" calcext:value-type="float">
            <text:p>11</text:p>
          </table:table-cell>
          <table:table-cell office:value-type="float" office:value="0.813655" calcext:value-type="float">
            <text:p>0.813655</text:p>
          </table:table-cell>
          <table:table-cell office:value-type="float" office:value="0.801515" calcext:value-type="float">
            <text:p>0.801515</text:p>
          </table:table-cell>
          <table:table-cell office:value-type="float" office:value="0.7" calcext:value-type="float">
            <text:p>0.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1.1" calcext:value-type="float">
            <text:p>31.1</text:p>
          </table:table-cell>
          <table:table-cell office:value-type="float" office:value="33" calcext:value-type="float">
            <text:p>33</text:p>
          </table:table-cell>
          <table:table-cell office:value-type="float" office:value="0.942424" calcext:value-type="float">
            <text:p>0.942424</text:p>
          </table:table-cell>
          <table:table-cell office:value-type="float" office:value="10.1" calcext:value-type="float">
            <text:p>10.1</text:p>
          </table:table-cell>
          <table:table-cell office:value-type="float" office:value="12" calcext:value-type="float">
            <text:p>12</text:p>
          </table:table-cell>
          <table:table-cell office:value-type="float" office:value="0.84168" calcext:value-type="float">
            <text:p>0.84168</text:p>
          </table:table-cell>
          <table:table-cell office:value-type="float" office:value="0.808824" calcext:value-type="float">
            <text:p>0.808824</text:p>
          </table:table-cell>
          <table:table-cell office:value-type="float" office:value="0.645455" calcext:value-type="float">
            <text:p>0.64545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2.1" calcext:value-type="float">
            <text:p>32.1</text:p>
          </table:table-cell>
          <table:table-cell office:value-type="float" office:value="33" calcext:value-type="float">
            <text:p>33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11.25" calcext:value-type="float">
            <text:p>11.25</text:p>
          </table:table-cell>
          <table:table-cell office:value-type="float" office:value="12" calcext:value-type="float">
            <text:p>12</text:p>
          </table:table-cell>
          <table:table-cell office:value-type="float" office:value="0.93751" calcext:value-type="float">
            <text:p>0.93751</text:p>
          </table:table-cell>
          <table:table-cell office:value-type="float" office:value="0.816176" calcext:value-type="float">
            <text:p>0.816176</text:p>
          </table:table-cell>
          <table:table-cell office:value-type="float" office:value="0.668182" calcext:value-type="float">
            <text:p>0.66818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4.7" calcext:value-type="float">
            <text:p>4.7</text:p>
          </table:table-cell>
          <table:table-cell office:value-type="float" office:value="12" calcext:value-type="float">
            <text:p>12</text:p>
          </table:table-cell>
          <table:table-cell office:value-type="float" office:value="0.39167" calcext:value-type="float">
            <text:p>0.39167</text:p>
          </table:table-cell>
          <table:table-cell office:value-type="float" office:value="0.675" calcext:value-type="float">
            <text:p>0.675</text:p>
          </table:table-cell>
          <table:table-cell office:value-type="float" office:value="0.340909" calcext:value-type="float">
            <text:p>0.34090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1.55" calcext:value-type="float">
            <text:p>31.55</text:p>
          </table:table-cell>
          <table:table-cell office:value-type="float" office:value="33" calcext:value-type="float">
            <text:p>33</text:p>
          </table:table-cell>
          <table:table-cell office:value-type="float" office:value="0.956061" calcext:value-type="float">
            <text:p>0.956061</text:p>
          </table:table-cell>
          <table:table-cell office:value-type="float" office:value="10.5" calcext:value-type="float">
            <text:p>10.5</text:p>
          </table:table-cell>
          <table:table-cell office:value-type="float" office:value="12" calcext:value-type="float">
            <text:p>12</text:p>
          </table:table-cell>
          <table:table-cell office:value-type="float" office:value="0.875005" calcext:value-type="float">
            <text:p>0.875005</text:p>
          </table:table-cell>
          <table:table-cell office:value-type="float" office:value="0.782353" calcext:value-type="float">
            <text:p>0.782353</text:p>
          </table:table-cell>
          <table:table-cell office:value-type="float" office:value="0.559091" calcext:value-type="float">
            <text:p>0.55909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1.2" calcext:value-type="float">
            <text:p>31.2</text:p>
          </table:table-cell>
          <table:table-cell office:value-type="float" office:value="32" calcext:value-type="float">
            <text:p>32</text:p>
          </table:table-cell>
          <table:table-cell office:value-type="float" office:value="0.975" calcext:value-type="float">
            <text:p>0.975</text:p>
          </table:table-cell>
          <table:table-cell office:value-type="float" office:value="10.3" calcext:value-type="float">
            <text:p>10.3</text:p>
          </table:table-cell>
          <table:table-cell office:value-type="float" office:value="11" calcext:value-type="float">
            <text:p>11</text:p>
          </table:table-cell>
          <table:table-cell office:value-type="float" office:value="0.93637" calcext:value-type="float">
            <text:p>0.93637</text:p>
          </table:table-cell>
          <table:table-cell office:value-type="float" office:value="0.848485" calcext:value-type="float">
            <text:p>0.848485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1.35" calcext:value-type="float">
            <text:p>11.35</text:p>
          </table:table-cell>
          <table:table-cell office:value-type="float" office:value="12" calcext:value-type="float">
            <text:p>12</text:p>
          </table:table-cell>
          <table:table-cell office:value-type="float" office:value="0.94584" calcext:value-type="float">
            <text:p>0.94584</text:p>
          </table:table-cell>
          <table:table-cell office:value-type="float" office:value="0.852941" calcext:value-type="float">
            <text:p>0.852941</text:p>
          </table:table-cell>
          <table:table-cell office:value-type="float" office:value="0.695455" calcext:value-type="float">
            <text:p>0.69545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0.9" calcext:value-type="float">
            <text:p>30.9</text:p>
          </table:table-cell>
          <table:table-cell office:value-type="float" office:value="33" calcext:value-type="float">
            <text:p>33</text:p>
          </table:table-cell>
          <table:table-cell office:value-type="float" office:value="0.936364" calcext:value-type="float">
            <text:p>0.936364</text:p>
          </table:table-cell>
          <table:table-cell office:value-type="float" office:value="10.6" calcext:value-type="float">
            <text:p>10.6</text:p>
          </table:table-cell>
          <table:table-cell office:value-type="float" office:value="12" calcext:value-type="float">
            <text:p>12</text:p>
          </table:table-cell>
          <table:table-cell office:value-type="float" office:value="0.88334" calcext:value-type="float">
            <text:p>0.88334</text:p>
          </table:table-cell>
          <table:table-cell office:value-type="float" office:value="0.782353" calcext:value-type="float">
            <text:p>0.782353</text:p>
          </table:table-cell>
          <table:table-cell office:value-type="float" office:value="0.572727" calcext:value-type="float">
            <text:p>0.57272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1.25" calcext:value-type="float">
            <text:p>11.25</text:p>
          </table:table-cell>
          <table:table-cell office:value-type="float" office:value="12" calcext:value-type="float">
            <text:p>12</text:p>
          </table:table-cell>
          <table:table-cell office:value-type="float" office:value="0.937515" calcext:value-type="float">
            <text:p>0.937515</text:p>
          </table:table-cell>
          <table:table-cell office:value-type="float" office:value="0.829412" calcext:value-type="float">
            <text:p>0.829412</text:p>
          </table:table-cell>
          <table:table-cell office:value-type="float" office:value="0.668182" calcext:value-type="float">
            <text:p>0.66818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1.5" calcext:value-type="float">
            <text:p>31.5</text:p>
          </table:table-cell>
          <table:table-cell office:value-type="float" office:value="33" calcext:value-type="float">
            <text:p>33</text:p>
          </table:table-cell>
          <table:table-cell office:value-type="float" office:value="0.954546" calcext:value-type="float">
            <text:p>0.954546</text:p>
          </table:table-cell>
          <table:table-cell office:value-type="float" office:value="10.7" calcext:value-type="float">
            <text:p>10.7</text:p>
          </table:table-cell>
          <table:table-cell office:value-type="float" office:value="12" calcext:value-type="float">
            <text:p>12</text:p>
          </table:table-cell>
          <table:table-cell office:value-type="float" office:value="0.89166" calcext:value-type="float">
            <text:p>0.89166</text:p>
          </table:table-cell>
          <table:table-cell office:value-type="float" office:value="0.867647" calcext:value-type="float">
            <text:p>0.867647</text:p>
          </table:table-cell>
          <table:table-cell office:value-type="float" office:value="0.813636" calcext:value-type="float">
            <text:p>0.81363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2.4" calcext:value-type="float">
            <text:p>32.4</text:p>
          </table:table-cell>
          <table:table-cell office:value-type="float" office:value="33" calcext:value-type="float">
            <text:p>33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11.05" calcext:value-type="float">
            <text:p>11.05</text:p>
          </table:table-cell>
          <table:table-cell office:value-type="float" office:value="12" calcext:value-type="float">
            <text:p>12</text:p>
          </table:table-cell>
          <table:table-cell office:value-type="float" office:value="0.92085" calcext:value-type="float">
            <text:p>0.92085</text:p>
          </table:table-cell>
          <table:table-cell office:value-type="float" office:value="0.786765" calcext:value-type="float">
            <text:p>0.786765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9.8" calcext:value-type="float">
            <text:p>29.8</text:p>
          </table:table-cell>
          <table:table-cell office:value-type="float" office:value="33" calcext:value-type="float">
            <text:p>33</text:p>
          </table:table-cell>
          <table:table-cell office:value-type="float" office:value="0.90303" calcext:value-type="float">
            <text:p>0.90303</text:p>
          </table:table-cell>
          <table:table-cell office:value-type="float" office:value="9.25" calcext:value-type="float">
            <text:p>9.25</text:p>
          </table:table-cell>
          <table:table-cell office:value-type="float" office:value="12" calcext:value-type="float">
            <text:p>12</text:p>
          </table:table-cell>
          <table:table-cell office:value-type="float" office:value="0.770835" calcext:value-type="float">
            <text:p>0.770835</text:p>
          </table:table-cell>
          <table:table-cell office:value-type="float" office:value="0.820588" calcext:value-type="float">
            <text:p>0.820588</text:p>
          </table:table-cell>
          <table:table-cell office:value-type="float" office:value="0.65" calcext:value-type="float">
            <text:p>0.6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12" calcext:value-type="float">
            <text:p>12</text:p>
          </table:table-cell>
          <table:table-cell office:value-type="float" office:value="0.94167" calcext:value-type="float">
            <text:p>0.94167</text:p>
          </table:table-cell>
          <table:table-cell office:value-type="float" office:value="0.841176" calcext:value-type="float">
            <text:p>0.841176</text:p>
          </table:table-cell>
          <table:table-cell office:value-type="float" office:value="0.672727" calcext:value-type="float">
            <text:p>0.67272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0.2" calcext:value-type="float">
            <text:p>30.2</text:p>
          </table:table-cell>
          <table:table-cell office:value-type="float" office:value="33" calcext:value-type="float">
            <text:p>33</text:p>
          </table:table-cell>
          <table:table-cell office:value-type="float" office:value="0.915152" calcext:value-type="float">
            <text:p>0.915152</text:p>
          </table:table-cell>
          <table:table-cell office:value-type="float" office:value="9.6" calcext:value-type="float">
            <text:p>9.6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40909" calcext:value-type="float">
            <text:p>0.740909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1.65" calcext:value-type="float">
            <text:p>11.65</text:p>
          </table:table-cell>
          <table:table-cell office:value-type="float" office:value="12" calcext:value-type="float">
            <text:p>12</text:p>
          </table:table-cell>
          <table:table-cell office:value-type="float" office:value="0.970835" calcext:value-type="float">
            <text:p>0.970835</text:p>
          </table:table-cell>
          <table:table-cell office:value-type="float" office:value="0.782353" calcext:value-type="float">
            <text:p>0.782353</text:p>
          </table:table-cell>
          <table:table-cell office:value-type="float" office:value="0.581818" calcext:value-type="float">
            <text:p>0.58181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2.35" calcext:value-type="float">
            <text:p>32.35</text:p>
          </table:table-cell>
          <table:table-cell office:value-type="float" office:value="33" calcext:value-type="float">
            <text:p>33</text:p>
          </table:table-cell>
          <table:table-cell office:value-type="float" office:value="0.980303" calcext:value-type="float">
            <text:p>0.980303</text:p>
          </table:table-cell>
          <table:table-cell office:value-type="float" office:value="10.7" calcext:value-type="float">
            <text:p>10.7</text:p>
          </table:table-cell>
          <table:table-cell office:value-type="float" office:value="12" calcext:value-type="float">
            <text:p>12</text:p>
          </table:table-cell>
          <table:table-cell office:value-type="float" office:value="0.89167" calcext:value-type="float">
            <text:p>0.89167</text:p>
          </table:table-cell>
          <table:table-cell office:value-type="float" office:value="0.807353" calcext:value-type="float">
            <text:p>0.807353</text:p>
          </table:table-cell>
          <table:table-cell office:value-type="float" office:value="0.613636" calcext:value-type="float">
            <text:p>0.61363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0.15" calcext:value-type="float">
            <text:p>30.15</text:p>
          </table:table-cell>
          <table:table-cell office:value-type="float" office:value="33" calcext:value-type="float">
            <text:p>33</text:p>
          </table:table-cell>
          <table:table-cell office:value-type="float" office:value="0.913636" calcext:value-type="float">
            <text:p>0.91363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805882" calcext:value-type="float">
            <text:p>0.805882</text:p>
          </table:table-cell>
          <table:table-cell office:value-type="float" office:value="0.631818" calcext:value-type="float">
            <text:p>0.631818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1.25" calcext:value-type="float">
            <text:p>11.25</text:p>
          </table:table-cell>
          <table:table-cell office:value-type="float" office:value="12" calcext:value-type="float">
            <text:p>12</text:p>
          </table:table-cell>
          <table:table-cell office:value-type="float" office:value="0.937505" calcext:value-type="float">
            <text:p>0.937505</text:p>
          </table:table-cell>
          <table:table-cell office:value-type="float" office:value="0.794118" calcext:value-type="float">
            <text:p>0.794118</text:p>
          </table:table-cell>
          <table:table-cell office:value-type="float" office:value="0.495455" calcext:value-type="float">
            <text:p>0.49545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9.65" calcext:value-type="float">
            <text:p>29.65</text:p>
          </table:table-cell>
          <table:table-cell office:value-type="float" office:value="33" calcext:value-type="float">
            <text:p>33</text:p>
          </table:table-cell>
          <table:table-cell office:value-type="float" office:value="0.898485" calcext:value-type="float">
            <text:p>0.898485</text:p>
          </table:table-cell>
          <table:table-cell office:value-type="float" office:value="8.4" calcext:value-type="float">
            <text:p>8.4</text:p>
          </table:table-cell>
          <table:table-cell office:value-type="float" office:value="12" calcext:value-type="float">
            <text:p>12</text:p>
          </table:table-cell>
          <table:table-cell office:value-type="float" office:value="0.700005" calcext:value-type="float">
            <text:p>0.700005</text:p>
          </table:table-cell>
          <table:table-cell office:value-type="float" office:value="0.842647" calcext:value-type="float">
            <text:p>0.842647</text:p>
          </table:table-cell>
          <table:table-cell office:value-type="float" office:value="0.636364" calcext:value-type="float">
            <text:p>0.63636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2.2" calcext:value-type="float">
            <text:p>32.2</text:p>
          </table:table-cell>
          <table:table-cell office:value-type="float" office:value="33" calcext:value-type="float">
            <text:p>33</text:p>
          </table:table-cell>
          <table:table-cell office:value-type="float" office:value="0.975758" calcext:value-type="float">
            <text:p>0.975758</text:p>
          </table:table-cell>
          <table:table-cell office:value-type="float" office:value="11.25" calcext:value-type="float">
            <text:p>11.25</text:p>
          </table:table-cell>
          <table:table-cell office:value-type="float" office:value="12" calcext:value-type="float">
            <text:p>12</text:p>
          </table:table-cell>
          <table:table-cell office:value-type="float" office:value="0.937515" calcext:value-type="float">
            <text:p>0.937515</text:p>
          </table:table-cell>
          <table:table-cell office:value-type="float" office:value="0.797059" calcext:value-type="float">
            <text:p>0.797059</text:p>
          </table:table-cell>
          <table:table-cell office:value-type="float" office:value="0.590909" calcext:value-type="float">
            <text:p>0.590909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1.8" calcext:value-type="float">
            <text:p>31.8</text:p>
          </table:table-cell>
          <table:table-cell office:value-type="float" office:value="33" calcext:value-type="float">
            <text:p>33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10.75" calcext:value-type="float">
            <text:p>10.75</text:p>
          </table:table-cell>
          <table:table-cell office:value-type="float" office:value="12" calcext:value-type="float">
            <text:p>12</text:p>
          </table:table-cell>
          <table:table-cell office:value-type="float" office:value="0.89584" calcext:value-type="float">
            <text:p>0.89584</text:p>
          </table:table-cell>
          <table:table-cell office:value-type="float" office:value="0.941176" calcext:value-type="float">
            <text:p>0.941176</text:p>
          </table:table-cell>
          <table:table-cell office:value-type="float" office:value="0.863636" calcext:value-type="float">
            <text:p>0.863636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3.55" calcext:value-type="float">
            <text:p>23.55</text:p>
          </table:table-cell>
          <table:table-cell office:value-type="float" office:value="33" calcext:value-type="float">
            <text:p>33</text:p>
          </table:table-cell>
          <table:table-cell office:value-type="float" office:value="0.713637" calcext:value-type="float">
            <text:p>0.713637</text:p>
          </table:table-cell>
          <table:table-cell office:value-type="float" office:value="4.3" calcext:value-type="float">
            <text:p>4.3</text:p>
          </table:table-cell>
          <table:table-cell office:value-type="float" office:value="11" calcext:value-type="float">
            <text:p>11</text:p>
          </table:table-cell>
          <table:table-cell office:value-type="float" office:value="0.390875" calcext:value-type="float">
            <text:p>0.390875</text:p>
          </table:table-cell>
          <table:table-cell office:value-type="float" office:value="0.689394" calcext:value-type="float">
            <text:p>0.689394</text:p>
          </table:table-cell>
          <table:table-cell office:value-type="float" office:value="0.459091" calcext:value-type="float">
            <text:p>0.45909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9.45" calcext:value-type="float">
            <text:p>29.45</text:p>
          </table:table-cell>
          <table:table-cell office:value-type="float" office:value="33" calcext:value-type="float">
            <text:p>33</text:p>
          </table:table-cell>
          <table:table-cell office:value-type="float" office:value="0.892424" calcext:value-type="float">
            <text:p>0.892424</text:p>
          </table:table-cell>
          <table:table-cell office:value-type="float" office:value="9.25" calcext:value-type="float">
            <text:p>9.25</text:p>
          </table:table-cell>
          <table:table-cell office:value-type="float" office:value="12" calcext:value-type="float">
            <text:p>12</text:p>
          </table:table-cell>
          <table:table-cell office:value-type="float" office:value="0.77084" calcext:value-type="float">
            <text:p>0.77084</text:p>
          </table:table-cell>
          <table:table-cell office:value-type="float" office:value="0.780882" calcext:value-type="float">
            <text:p>0.780882</text:p>
          </table:table-cell>
          <table:table-cell office:value-type="float" office:value="0.668182" calcext:value-type="float">
            <text:p>0.66818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float" office:value="11" calcext:value-type="float">
            <text:p>11</text:p>
          </table:table-cell>
          <table:table-cell office:value-type="float" office:value="0.95455" calcext:value-type="float">
            <text:p>0.95455</text:p>
          </table:table-cell>
          <table:table-cell office:value-type="float" office:value="0.837879" calcext:value-type="float">
            <text:p>0.837879</text:p>
          </table:table-cell>
          <table:table-cell office:value-type="float" office:value="0.704545" calcext:value-type="float">
            <text:p>0.70454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2.25" calcext:value-type="float">
            <text:p>32.25</text:p>
          </table:table-cell>
          <table:table-cell office:value-type="float" office:value="33" calcext:value-type="float">
            <text:p>33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10.85" calcext:value-type="float">
            <text:p>10.85</text:p>
          </table:table-cell>
          <table:table-cell office:value-type="float" office:value="12" calcext:value-type="float">
            <text:p>12</text:p>
          </table:table-cell>
          <table:table-cell office:value-type="float" office:value="0.904185" calcext:value-type="float">
            <text:p>0.904185</text:p>
          </table:table-cell>
          <table:table-cell office:value-type="float" office:value="0.848529" calcext:value-type="float">
            <text:p>0.848529</text:p>
          </table:table-cell>
          <table:table-cell office:value-type="float" office:value="0.740909" calcext:value-type="float">
            <text:p>0.740909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9.1" calcext:value-type="float">
            <text:p>29.1</text:p>
          </table:table-cell>
          <table:table-cell office:value-type="float" office:value="32" calcext:value-type="float">
            <text:p>32</text:p>
          </table:table-cell>
          <table:table-cell office:value-type="float" office:value="0.909375" calcext:value-type="float">
            <text:p>0.90937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727295" calcext:value-type="float">
            <text:p>0.727295</text:p>
          </table:table-cell>
          <table:table-cell office:value-type="float" office:value="0.719697" calcext:value-type="float">
            <text:p>0.719697</text:p>
          </table:table-cell>
          <table:table-cell office:value-type="float" office:value="0.405" calcext:value-type="float">
            <text:p>0.40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1.4" calcext:value-type="float">
            <text:p>31.4</text:p>
          </table:table-cell>
          <table:table-cell office:value-type="float" office:value="32" calcext:value-type="float">
            <text:p>32</text:p>
          </table:table-cell>
          <table:table-cell office:value-type="float" office:value="0.98125" calcext:value-type="float">
            <text:p>0.98125</text:p>
          </table:table-cell>
          <table:table-cell office:value-type="float" office:value="9.95" calcext:value-type="float">
            <text:p>9.95</text:p>
          </table:table-cell>
          <table:table-cell office:value-type="float" office:value="11" calcext:value-type="float">
            <text:p>11</text:p>
          </table:table-cell>
          <table:table-cell office:value-type="float" office:value="0.904555" calcext:value-type="float">
            <text:p>0.904555</text:p>
          </table:table-cell>
          <table:table-cell office:value-type="float" office:value="0.795455" calcext:value-type="float">
            <text:p>0.795455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1.5" calcext:value-type="float">
            <text:p>31.5</text:p>
          </table:table-cell>
          <table:table-cell office:value-type="float" office:value="33" calcext:value-type="float">
            <text:p>33</text:p>
          </table:table-cell>
          <table:table-cell office:value-type="float" office:value="0.954546" calcext:value-type="float">
            <text:p>0.954546</text:p>
          </table:table-cell>
          <table:table-cell office:value-type="float" office:value="9.75" calcext:value-type="float">
            <text:p>9.75</text:p>
          </table:table-cell>
          <table:table-cell office:value-type="float" office:value="12" calcext:value-type="float">
            <text:p>12</text:p>
          </table:table-cell>
          <table:table-cell office:value-type="float" office:value="0.812505" calcext:value-type="float">
            <text:p>0.812505</text:p>
          </table:table-cell>
          <table:table-cell office:value-type="float" office:value="0.770588" calcext:value-type="float">
            <text:p>0.770588</text:p>
          </table:table-cell>
          <table:table-cell office:value-type="float" office:value="0.554545" calcext:value-type="float">
            <text:p>0.55454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0.15" calcext:value-type="float">
            <text:p>30.15</text:p>
          </table:table-cell>
          <table:table-cell office:value-type="float" office:value="33" calcext:value-type="float">
            <text:p>33</text:p>
          </table:table-cell>
          <table:table-cell office:value-type="float" office:value="0.913636" calcext:value-type="float">
            <text:p>0.913636</text:p>
          </table:table-cell>
          <table:table-cell office:value-type="float" office:value="8.9" calcext:value-type="float">
            <text:p>8.9</text:p>
          </table:table-cell>
          <table:table-cell office:value-type="float" office:value="12" calcext:value-type="float">
            <text:p>12</text:p>
          </table:table-cell>
          <table:table-cell office:value-type="float" office:value="0.741665" calcext:value-type="float">
            <text:p>0.741665</text:p>
          </table:table-cell>
          <table:table-cell office:value-type="float" office:value="0.802941" calcext:value-type="float">
            <text:p>0.802941</text:p>
          </table:table-cell>
          <table:table-cell office:value-type="float" office:value="0.686364" calcext:value-type="float">
            <text:p>0.686364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12" calcext:value-type="float">
            <text:p>12</text:p>
          </table:table-cell>
          <table:table-cell office:value-type="float" office:value="0.941675" calcext:value-type="float">
            <text:p>0.941675</text:p>
          </table:table-cell>
          <table:table-cell office:value-type="float" office:value="0.817647" calcext:value-type="float">
            <text:p>0.817647</text:p>
          </table:table-cell>
          <table:table-cell office:value-type="float" office:value="0.640909" calcext:value-type="float">
            <text:p>0.640909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1.45" calcext:value-type="float">
            <text:p>11.45</text:p>
          </table:table-cell>
          <table:table-cell office:value-type="float" office:value="12" calcext:value-type="float">
            <text:p>12</text:p>
          </table:table-cell>
          <table:table-cell office:value-type="float" office:value="0.954175" calcext:value-type="float">
            <text:p>0.954175</text:p>
          </table:table-cell>
          <table:table-cell office:value-type="float" office:value="0.830882" calcext:value-type="float">
            <text:p>0.830882</text:p>
          </table:table-cell>
          <table:table-cell office:value-type="float" office:value="0.672727" calcext:value-type="float">
            <text:p>0.672727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1.6" calcext:value-type="float">
            <text:p>31.6</text:p>
          </table:table-cell>
          <table:table-cell office:value-type="float" office:value="33" calcext:value-type="float">
            <text:p>33</text:p>
          </table:table-cell>
          <table:table-cell office:value-type="float" office:value="0.957576" calcext:value-type="float">
            <text:p>0.957576</text:p>
          </table:table-cell>
          <table:table-cell office:value-type="float" office:value="9.45" calcext:value-type="float">
            <text:p>9.45</text:p>
          </table:table-cell>
          <table:table-cell office:value-type="float" office:value="12" calcext:value-type="float">
            <text:p>12</text:p>
          </table:table-cell>
          <table:table-cell office:value-type="float" office:value="0.78749" calcext:value-type="float">
            <text:p>0.78749</text:p>
          </table:table-cell>
          <table:table-cell office:value-type="float" office:value="0.835294" calcext:value-type="float">
            <text:p>0.835294</text:p>
          </table:table-cell>
          <table:table-cell office:value-type="float" office:value="0.636364" calcext:value-type="float">
            <text:p>0.636364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0.3" calcext:value-type="float">
            <text:p>30.3</text:p>
          </table:table-cell>
          <table:table-cell office:value-type="float" office:value="33" calcext:value-type="float">
            <text:p>33</text:p>
          </table:table-cell>
          <table:table-cell office:value-type="float" office:value="0.918182" calcext:value-type="float">
            <text:p>0.918182</text:p>
          </table:table-cell>
          <table:table-cell office:value-type="float" office:value="9.35" calcext:value-type="float">
            <text:p>9.35</text:p>
          </table:table-cell>
          <table:table-cell office:value-type="float" office:value="12" calcext:value-type="float">
            <text:p>12</text:p>
          </table:table-cell>
          <table:table-cell office:value-type="float" office:value="0.77916" calcext:value-type="float">
            <text:p>0.77916</text:p>
          </table:table-cell>
          <table:table-cell office:value-type="float" office:value="0.845588" calcext:value-type="float">
            <text:p>0.845588</text:p>
          </table:table-cell>
          <table:table-cell office:value-type="float" office:value="0.663636" calcext:value-type="float">
            <text:p>0.663636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office:value-type="float" office:value="0.823529" calcext:value-type="float">
            <text:p>0.823529</text:p>
          </table:table-cell>
          <table:table-cell office:value-type="float" office:value="0.763636" calcext:value-type="float">
            <text:p>0.763636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12" calcext:value-type="float">
            <text:p>12</text:p>
          </table:table-cell>
          <table:table-cell office:value-type="float" office:value="0.95002" calcext:value-type="float">
            <text:p>0.95002</text:p>
          </table:table-cell>
          <table:table-cell office:value-type="float" office:value="0.813235" calcext:value-type="float">
            <text:p>0.813235</text:p>
          </table:table-cell>
          <table:table-cell office:value-type="float" office:value="0.690909" calcext:value-type="float">
            <text:p>0.690909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31.65" calcext:value-type="float">
            <text:p>31.65</text:p>
          </table:table-cell>
          <table:table-cell office:value-type="float" office:value="33" calcext:value-type="float">
            <text:p>33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10.5" calcext:value-type="float">
            <text:p>10.5</text:p>
          </table:table-cell>
          <table:table-cell office:value-type="float" office:value="12" calcext:value-type="float">
            <text:p>12</text:p>
          </table:table-cell>
          <table:table-cell office:value-type="float" office:value="0.875005" calcext:value-type="float">
            <text:p>0.875005</text:p>
          </table:table-cell>
          <table:table-cell office:value-type="float" office:value="0.889706" calcext:value-type="float">
            <text:p>0.889706</text:p>
          </table:table-cell>
          <table:table-cell office:value-type="float" office:value="0.795455" calcext:value-type="float">
            <text:p>0.795455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9.35" calcext:value-type="float">
            <text:p>29.35</text:p>
          </table:table-cell>
          <table:table-cell office:value-type="float" office:value="30" calcext:value-type="float">
            <text:p>30</text:p>
          </table:table-cell>
          <table:table-cell office:value-type="float" office:value="0.978334" calcext:value-type="float">
            <text:p>0.978334</text:p>
          </table:table-cell>
          <table:table-cell office:value-type="float" office:value="10.25" calcext:value-type="float">
            <text:p>10.25</text:p>
          </table:table-cell>
          <table:table-cell office:value-type="float" office:value="11" calcext:value-type="float">
            <text:p>11</text:p>
          </table:table-cell>
          <table:table-cell office:value-type="float" office:value="0.931825" calcext:value-type="float">
            <text:p>0.931825</text:p>
          </table:table-cell>
          <table:table-cell office:value-type="float" office:value="0.793548" calcext:value-type="float">
            <text:p>0.793548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9.85" calcext:value-type="float">
            <text:p>29.85</text:p>
          </table:table-cell>
          <table:table-cell office:value-type="float" office:value="33" calcext:value-type="float">
            <text:p>33</text:p>
          </table:table-cell>
          <table:table-cell office:value-type="float" office:value="0.904546" calcext:value-type="float">
            <text:p>0.904546</text:p>
          </table:table-cell>
          <table:table-cell office:value-type="float" office:value="8.65" calcext:value-type="float">
            <text:p>8.65</text:p>
          </table:table-cell>
          <table:table-cell office:value-type="float" office:value="12" calcext:value-type="float">
            <text:p>12</text:p>
          </table:table-cell>
          <table:table-cell office:value-type="float" office:value="0.72084" calcext:value-type="float">
            <text:p>0.72084</text:p>
          </table:table-cell>
          <table:table-cell office:value-type="float" office:value="0.873529" calcext:value-type="float">
            <text:p>0.873529</text:p>
          </table:table-cell>
          <table:table-cell office:value-type="float" office:value="0.736364" calcext:value-type="float">
            <text:p>0.736364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31.3" calcext:value-type="float">
            <text:p>31.3</text:p>
          </table:table-cell>
          <table:table-cell office:value-type="float" office:value="33" calcext:value-type="float">
            <text:p>33</text:p>
          </table:table-cell>
          <table:table-cell office:value-type="float" office:value="0.948485" calcext:value-type="float">
            <text:p>0.948485</text:p>
          </table:table-cell>
          <table:table-cell office:value-type="float" office:value="9.8" calcext:value-type="float">
            <text:p>9.8</text:p>
          </table:table-cell>
          <table:table-cell office:value-type="float" office:value="12" calcext:value-type="float">
            <text:p>12</text:p>
          </table:table-cell>
          <table:table-cell office:value-type="float" office:value="0.81666" calcext:value-type="float">
            <text:p>0.81666</text:p>
          </table:table-cell>
          <table:table-cell office:value-type="float" office:value="0.791176" calcext:value-type="float">
            <text:p>0.791176</text:p>
          </table:table-cell>
          <table:table-cell office:value-type="float" office:value="0.627273" calcext:value-type="float">
            <text:p>0.627273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0.9375" calcext:value-type="float">
            <text:p>0.9375</text:p>
          </table:table-cell>
          <table:table-cell office:value-type="float" office:value="9.3" calcext:value-type="float">
            <text:p>9.3</text:p>
          </table:table-cell>
          <table:table-cell office:value-type="float" office:value="11" calcext:value-type="float">
            <text:p>11</text:p>
          </table:table-cell>
          <table:table-cell office:value-type="float" office:value="0.84547" calcext:value-type="float">
            <text:p>0.84547</text:p>
          </table:table-cell>
          <table:table-cell office:value-type="float" office:value="0.774242" calcext:value-type="float">
            <text:p>0.774242</text:p>
          </table:table-cell>
          <table:table-cell office:value-type="float" office:value="0.69" calcext:value-type="float">
            <text:p>0.69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32.3" calcext:value-type="float">
            <text:p>32.3</text:p>
          </table:table-cell>
          <table:table-cell office:value-type="float" office:value="33" calcext:value-type="float">
            <text:p>33</text:p>
          </table:table-cell>
          <table:table-cell office:value-type="float" office:value="0.978788" calcext:value-type="float">
            <text:p>0.978788</text:p>
          </table:table-cell>
          <table:table-cell office:value-type="float" office:value="10.95" calcext:value-type="float">
            <text:p>10.95</text:p>
          </table:table-cell>
          <table:table-cell office:value-type="float" office:value="12" calcext:value-type="float">
            <text:p>12</text:p>
          </table:table-cell>
          <table:table-cell office:value-type="float" office:value="0.91251" calcext:value-type="float">
            <text:p>0.91251</text:p>
          </table:table-cell>
          <table:table-cell office:value-type="float" office:value="0.833824" calcext:value-type="float">
            <text:p>0.833824</text:p>
          </table:table-cell>
          <table:table-cell office:value-type="float" office:value="0.718182" calcext:value-type="float">
            <text:p>0.71818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8.35" calcext:value-type="float">
            <text:p>28.35</text:p>
          </table:table-cell>
          <table:table-cell office:value-type="float" office:value="29" calcext:value-type="float">
            <text:p>29</text:p>
          </table:table-cell>
          <table:table-cell office:value-type="float" office:value="0.977586" calcext:value-type="float">
            <text:p>0.97758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803333" calcext:value-type="float">
            <text:p>0.803333</text:p>
          </table:table-cell>
          <table:table-cell office:value-type="float" office:value="0.594444" calcext:value-type="float">
            <text:p>0.594444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9.7" calcext:value-type="float">
            <text:p>29.7</text:p>
          </table:table-cell>
          <table:table-cell office:value-type="float" office:value="33" calcext:value-type="float">
            <text:p>33</text:p>
          </table:table-cell>
          <table:table-cell office:value-type="float" office:value="0.9" calcext:value-type="float">
            <text:p>0.9</text:p>
          </table:table-cell>
          <table:table-cell office:value-type="float" office:value="9.85" calcext:value-type="float">
            <text:p>9.85</text:p>
          </table:table-cell>
          <table:table-cell office:value-type="float" office:value="12" calcext:value-type="float">
            <text:p>12</text:p>
          </table:table-cell>
          <table:table-cell office:value-type="float" office:value="0.820825" calcext:value-type="float">
            <text:p>0.820825</text:p>
          </table:table-cell>
          <table:table-cell office:value-type="float" office:value="0.897059" calcext:value-type="float">
            <text:p>0.897059</text:p>
          </table:table-cell>
          <table:table-cell office:value-type="float" office:value="0.759091" calcext:value-type="float">
            <text:p>0.75909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1.15" calcext:value-type="float">
            <text:p>11.15</text:p>
          </table:table-cell>
          <table:table-cell office:value-type="float" office:value="12" calcext:value-type="float">
            <text:p>12</text:p>
          </table:table-cell>
          <table:table-cell office:value-type="float" office:value="0.92918" calcext:value-type="float">
            <text:p>0.92918</text:p>
          </table:table-cell>
          <table:table-cell office:value-type="float" office:value="0.833824" calcext:value-type="float">
            <text:p>0.833824</text:p>
          </table:table-cell>
          <table:table-cell office:value-type="float" office:value="0.65" calcext:value-type="float">
            <text:p>0.65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30.55" calcext:value-type="float">
            <text:p>30.55</text:p>
          </table:table-cell>
          <table:table-cell office:value-type="float" office:value="33" calcext:value-type="float">
            <text:p>33</text:p>
          </table:table-cell>
          <table:table-cell office:value-type="float" office:value="0.925758" calcext:value-type="float">
            <text:p>0.925758</text:p>
          </table:table-cell>
          <table:table-cell office:value-type="float" office:value="9.5" calcext:value-type="float">
            <text:p>9.5</text:p>
          </table:table-cell>
          <table:table-cell office:value-type="float" office:value="12" calcext:value-type="float">
            <text:p>12</text:p>
          </table:table-cell>
          <table:table-cell office:value-type="float" office:value="0.791665" calcext:value-type="float">
            <text:p>0.791665</text:p>
          </table:table-cell>
          <table:table-cell office:value-type="float" office:value="0.839706" calcext:value-type="float">
            <text:p>0.839706</text:p>
          </table:table-cell>
          <table:table-cell office:value-type="float" office:value="0.768182" calcext:value-type="float">
            <text:p>0.768182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8.25" calcext:value-type="float">
            <text:p>28.25</text:p>
          </table:table-cell>
          <table:table-cell office:value-type="float" office:value="33" calcext:value-type="float">
            <text:p>33</text:p>
          </table:table-cell>
          <table:table-cell office:value-type="float" office:value="0.856061" calcext:value-type="float">
            <text:p>0.856061</text:p>
          </table:table-cell>
          <table:table-cell office:value-type="float" office:value="8.4" calcext:value-type="float">
            <text:p>8.4</text:p>
          </table:table-cell>
          <table:table-cell office:value-type="float" office:value="12" calcext:value-type="float">
            <text:p>12</text:p>
          </table:table-cell>
          <table:table-cell office:value-type="float" office:value="0.69999" calcext:value-type="float">
            <text:p>0.69999</text:p>
          </table:table-cell>
          <table:table-cell office:value-type="float" office:value="0.8" calcext:value-type="float">
            <text:p>0.8</text:p>
          </table:table-cell>
          <table:table-cell office:value-type="float" office:value="0.640909" calcext:value-type="float">
            <text:p>0.640909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1.35" calcext:value-type="float">
            <text:p>11.35</text:p>
          </table:table-cell>
          <table:table-cell office:value-type="float" office:value="12" calcext:value-type="float">
            <text:p>12</text:p>
          </table:table-cell>
          <table:table-cell office:value-type="float" office:value="0.94584" calcext:value-type="float">
            <text:p>0.94584</text:p>
          </table:table-cell>
          <table:table-cell office:value-type="float" office:value="0.814706" calcext:value-type="float">
            <text:p>0.814706</text:p>
          </table:table-cell>
          <table:table-cell office:value-type="float" office:value="0.586364" calcext:value-type="float">
            <text:p>0.586364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31.65" calcext:value-type="float">
            <text:p>31.65</text:p>
          </table:table-cell>
          <table:table-cell office:value-type="float" office:value="33" calcext:value-type="float">
            <text:p>33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10.55" calcext:value-type="float">
            <text:p>10.55</text:p>
          </table:table-cell>
          <table:table-cell office:value-type="float" office:value="12" calcext:value-type="float">
            <text:p>12</text:p>
          </table:table-cell>
          <table:table-cell office:value-type="float" office:value="0.87917" calcext:value-type="float">
            <text:p>0.87917</text:p>
          </table:table-cell>
          <table:table-cell office:value-type="float" office:value="0.882353" calcext:value-type="float">
            <text:p>0.882353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2.5" calcext:value-type="float">
            <text:p>32.5</text:p>
          </table:table-cell>
          <table:table-cell office:value-type="float" office:value="33" calcext:value-type="float">
            <text:p>33</text:p>
          </table:table-cell>
          <table:table-cell office:value-type="float" office:value="0.984849" calcext:value-type="float">
            <text:p>0.984849</text:p>
          </table:table-cell>
          <table:table-cell office:value-type="float" office:value="9.65" calcext:value-type="float">
            <text:p>9.65</text:p>
          </table:table-cell>
          <table:table-cell office:value-type="float" office:value="11" calcext:value-type="float">
            <text:p>11</text:p>
          </table:table-cell>
          <table:table-cell office:value-type="float" office:value="0.877285" calcext:value-type="float">
            <text:p>0.877285</text:p>
          </table:table-cell>
          <table:table-cell office:value-type="float" office:value="0.765152" calcext:value-type="float">
            <text:p>0.765152</text:p>
          </table:table-cell>
          <table:table-cell office:value-type="float" office:value="0.563636" calcext:value-type="float">
            <text:p>0.563636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6.65" calcext:value-type="float">
            <text:p>26.65</text:p>
          </table:table-cell>
          <table:table-cell office:value-type="float" office:value="33" calcext:value-type="float">
            <text:p>33</text:p>
          </table:table-cell>
          <table:table-cell office:value-type="float" office:value="0.807576" calcext:value-type="float">
            <text:p>0.807576</text:p>
          </table:table-cell>
          <table:table-cell office:value-type="float" office:value="6.7" calcext:value-type="float">
            <text:p>6.7</text:p>
          </table:table-cell>
          <table:table-cell office:value-type="float" office:value="11" calcext:value-type="float">
            <text:p>11</text:p>
          </table:table-cell>
          <table:table-cell office:value-type="float" office:value="0.609125" calcext:value-type="float">
            <text:p>0.609125</text:p>
          </table:table-cell>
          <table:table-cell office:value-type="float" office:value="0.766667" calcext:value-type="float">
            <text:p>0.766667</text:p>
          </table:table-cell>
          <table:table-cell office:value-type="float" office:value="0.622727" calcext:value-type="float">
            <text:p>0.622727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30.95" calcext:value-type="float">
            <text:p>30.95</text:p>
          </table:table-cell>
          <table:table-cell office:value-type="float" office:value="33" calcext:value-type="float">
            <text:p>33</text:p>
          </table:table-cell>
          <table:table-cell office:value-type="float" office:value="0.937879" calcext:value-type="float">
            <text:p>0.937879</text:p>
          </table:table-cell>
          <table:table-cell office:value-type="float" office:value="8.65" calcext:value-type="float">
            <text:p>8.65</text:p>
          </table:table-cell>
          <table:table-cell office:value-type="float" office:value="11" calcext:value-type="float">
            <text:p>11</text:p>
          </table:table-cell>
          <table:table-cell office:value-type="float" office:value="0.78638" calcext:value-type="float">
            <text:p>0.78638</text:p>
          </table:table-cell>
          <table:table-cell office:value-type="float" office:value="0.922727" calcext:value-type="float">
            <text:p>0.922727</text:p>
          </table:table-cell>
          <table:table-cell office:value-type="float" office:value="0.818182" calcext:value-type="float">
            <text:p>0.81818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1.75" calcext:value-type="float">
            <text:p>31.75</text:p>
          </table:table-cell>
          <table:table-cell office:value-type="float" office:value="33" calcext:value-type="float">
            <text:p>33</text:p>
          </table:table-cell>
          <table:table-cell office:value-type="float" office:value="0.962121" calcext:value-type="float">
            <text:p>0.962121</text:p>
          </table:table-cell>
          <table:table-cell office:value-type="float" office:value="9.25" calcext:value-type="float">
            <text:p>9.25</text:p>
          </table:table-cell>
          <table:table-cell office:value-type="float" office:value="11" calcext:value-type="float">
            <text:p>11</text:p>
          </table:table-cell>
          <table:table-cell office:value-type="float" office:value="0.840925" calcext:value-type="float">
            <text:p>0.840925</text:p>
          </table:table-cell>
          <table:table-cell office:value-type="float" office:value="0.862121" calcext:value-type="float">
            <text:p>0.862121</text:p>
          </table:table-cell>
          <table:table-cell office:value-type="float" office:value="0.745455" calcext:value-type="float">
            <text:p>0.745455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Avg</text:p>
          </table:table-cell>
          <table:table-cell table:formula="of:=SUM([.B176:.B235])/60" office:value-type="float" office:value="30.9433333333333" calcext:value-type="float">
            <text:p>30.9433333333</text:p>
          </table:table-cell>
          <table:table-cell table:formula="of:=SUM([.C176:.C235])/60" office:value-type="float" office:value="32.8166666666667" calcext:value-type="float">
            <text:p>32.8166666667</text:p>
          </table:table-cell>
          <table:table-cell table:formula="of:=SUM([.D176:.D235])/60" office:value-type="float" office:value="0.943054883333333" calcext:value-type="float">
            <text:p>0.9430548833</text:p>
          </table:table-cell>
          <table:table-cell table:formula="of:=SUM([.E176:.E235])/60" office:value-type="float" office:value="9.86" calcext:value-type="float">
            <text:p>9.86</text:p>
          </table:table-cell>
          <table:table-cell table:formula="of:=SUM([.F176:.F235])/60" office:value-type="float" office:value="11.7666666666667" calcext:value-type="float">
            <text:p>11.7666666667</text:p>
          </table:table-cell>
          <table:table-cell table:formula="of:=SUM([.G176:.G235])/60" office:value-type="float" office:value="0.8375305" calcext:value-type="float">
            <text:p>0.8375305</text:p>
          </table:table-cell>
          <table:table-cell table:formula="of:=SUM([.H176:.H235])/60" office:value-type="float" office:value="0.813346683333333" calcext:value-type="float">
            <text:p>0.8133466833</text:p>
          </table:table-cell>
          <table:table-cell table:formula="of:=SUM([.I176:.I235])/60" office:value-type="float" office:value="0.648316483333334" calcext:value-type="float">
            <text:p>0.6483164833</text:p>
          </table:table-cell>
        </table:table-row>
        <table:table-row table:style-name="ro2">
          <table:table-cell office:value-type="string" calcext:value-type="string">
            <text:p>Max</text:p>
          </table:table-cell>
          <table:table-cell table:formula="of:=SUBTOTAL(4; [.B176:.B235])" office:value-type="float" office:value="33" calcext:value-type="float">
            <text:p>33</text:p>
          </table:table-cell>
          <table:table-cell table:formula="of:=SUBTOTAL(4; [.C176:.C235])" office:value-type="float" office:value="33" calcext:value-type="float">
            <text:p>33</text:p>
          </table:table-cell>
          <table:table-cell table:formula="of:=SUBTOTAL(4; [.D176:.D235])" office:value-type="float" office:value="1" calcext:value-type="float">
            <text:p>1</text:p>
          </table:table-cell>
          <table:table-cell table:formula="of:=SUBTOTAL(4; [.E176:.E235])" office:value-type="float" office:value="11.65" calcext:value-type="float">
            <text:p>11.65</text:p>
          </table:table-cell>
          <table:table-cell table:formula="of:=SUBTOTAL(4; [.F176:.F235])" office:value-type="float" office:value="12" calcext:value-type="float">
            <text:p>12</text:p>
          </table:table-cell>
          <table:table-cell table:formula="of:=SUBTOTAL(4; [.G176:.G235])" office:value-type="float" office:value="0.970835" calcext:value-type="float">
            <text:p>0.970835</text:p>
          </table:table-cell>
          <table:table-cell table:formula="of:=SUBTOTAL(4; [.H176:.H235])" office:value-type="float" office:value="0.941176" calcext:value-type="float">
            <text:p>0.941176</text:p>
          </table:table-cell>
          <table:table-cell table:formula="of:=SUBTOTAL(4; [.I176:.I235])" office:value-type="float" office:value="0.863636" calcext:value-type="float">
            <text:p>0.863636</text:p>
          </table:table-cell>
        </table:table-row>
        <table:table-row table:style-name="ro2">
          <table:table-cell office:value-type="string" calcext:value-type="string">
            <text:p>Min</text:p>
          </table:table-cell>
          <table:table-cell table:formula="of:=SUBTOTAL(5; [.B177:.B236])" office:value-type="float" office:value="23.55" calcext:value-type="float">
            <text:p>23.55</text:p>
          </table:table-cell>
          <table:table-cell table:formula="of:=SUBTOTAL(5; [.C177:.C236])" office:value-type="float" office:value="29" calcext:value-type="float">
            <text:p>29</text:p>
          </table:table-cell>
          <table:table-cell table:formula="of:=SUBTOTAL(5; [.D177:.D236])" office:value-type="float" office:value="0.713637" calcext:value-type="float">
            <text:p>0.713637</text:p>
          </table:table-cell>
          <table:table-cell table:formula="of:=SUBTOTAL(5; [.E177:.E236])" office:value-type="float" office:value="4.3" calcext:value-type="float">
            <text:p>4.3</text:p>
          </table:table-cell>
          <table:table-cell table:formula="of:=SUBTOTAL(5; [.F177:.F236])" office:value-type="float" office:value="10" calcext:value-type="float">
            <text:p>10</text:p>
          </table:table-cell>
          <table:table-cell table:formula="of:=SUBTOTAL(5; [.G177:.G236])" office:value-type="float" office:value="0.390875" calcext:value-type="float">
            <text:p>0.390875</text:p>
          </table:table-cell>
          <table:table-cell table:formula="of:=SUBTOTAL(5; [.H177:.H236])" office:value-type="float" office:value="0.675" calcext:value-type="float">
            <text:p>0.675</text:p>
          </table:table-cell>
          <table:table-cell table:formula="of:=SUBTOTAL(5; [.I177:.I236])" office:value-type="float" office:value="0.340909" calcext:value-type="float">
            <text:p>0.340909</text:p>
          </table:table-cell>
        </table:table-row>
        <table:table-row table:style-name="ro2" table:number-rows-repeated="20">
          <table:table-cell table:number-columns-repeated="9"/>
        </table:table-row>
        <table:table-row table:style-name="ro2">
          <table:table-cell office:value-type="string" calcext:value-type="string" table:number-columns-spanned="9" table:number-rows-spanned="1">
            <text:p>Cars Dataset1, MaxLearn, UIUP PLP-trees (Training: all examples)</text:p>
          </table:table-cell>
          <table:covered-table-cell table:number-columns-repeated="8"/>
        </table:table-row>
        <table:table-row table:style-name="ro2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Training#</text:p>
          </table:table-cell>
          <table:table-cell table:style-name="ce1" office:value-type="string" calcext:value-type="string">
            <text:p>Data#</text:p>
          </table:table-cell>
          <table:table-cell table:style-name="ce2" office:value-type="string" calcext:value-type="string">
            <text:p>Training%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0.888889" calcext:value-type="float">
            <text:p>0.888889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0.911111" calcext:value-type="float">
            <text:p>0.911111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0.977778" calcext:value-type="float">
            <text:p>0.977778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0.955556" calcext:value-type="float">
            <text:p>0.955556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0.733333" calcext:value-type="float">
            <text:p>0.733333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0.888889" calcext:value-type="float">
            <text:p>0.888889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0.977778" calcext:value-type="float">
            <text:p>0.977778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0.866667" calcext:value-type="float">
            <text:p>0.866667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0.863636" calcext:value-type="float">
            <text:p>0.863636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0.933333" calcext:value-type="float">
            <text:p>0.933333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0.911111" calcext:value-type="float">
            <text:p>0.91111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0.711111" calcext:value-type="float">
            <text:p>0.711111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0.955556" calcext:value-type="float">
            <text:p>0.955556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0.930233" calcext:value-type="float">
            <text:p>0.930233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0.888889" calcext:value-type="float">
            <text:p>0.888889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0.866667" calcext:value-type="float">
            <text:p>0.866667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0.933333" calcext:value-type="float">
            <text:p>0.933333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0.933333" calcext:value-type="float">
            <text:p>0.933333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0.822222" calcext:value-type="float">
            <text:p>0.822222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0.933333" calcext:value-type="float">
            <text:p>0.933333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0.911111" calcext:value-type="float">
            <text:p>0.911111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0.888889" calcext:value-type="float">
            <text:p>0.888889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0.955556" calcext:value-type="float">
            <text:p>0.955556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0.911111" calcext:value-type="float">
            <text:p>0.911111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0.955556" calcext:value-type="float">
            <text:p>0.955556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0.844444" calcext:value-type="float">
            <text:p>0.844444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0.866667" calcext:value-type="float">
            <text:p>0.866667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0.955556" calcext:value-type="float">
            <text:p>0.955556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0.659091" calcext:value-type="float">
            <text:p>0.659091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0.844444" calcext:value-type="float">
            <text:p>0.844444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0.977273" calcext:value-type="float">
            <text:p>0.977273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0.955556" calcext:value-type="float">
            <text:p>0.955556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0.860465" calcext:value-type="float">
            <text:p>0.860465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0.883721" calcext:value-type="float">
            <text:p>0.883721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0.933333" calcext:value-type="float">
            <text:p>0.933333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0.888889" calcext:value-type="float">
            <text:p>0.888889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0.977778" calcext:value-type="float">
            <text:p>0.977778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0.911111" calcext:value-type="float">
            <text:p>0.911111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0.911111" calcext:value-type="float">
            <text:p>0.911111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0.955556" calcext:value-type="float">
            <text:p>0.955556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0.933333" calcext:value-type="float">
            <text:p>0.933333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0.955556" calcext:value-type="float">
            <text:p>0.955556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0.95122" calcext:value-type="float">
            <text:p>0.95122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0.888889" calcext:value-type="float">
            <text:p>0.888889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0.866667" calcext:value-type="float">
            <text:p>0.866667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0.930233" calcext:value-type="float">
            <text:p>0.930233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0.977778" calcext:value-type="float">
            <text:p>0.977778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0.948718" calcext:value-type="float">
            <text:p>0.948718</text:p>
          </table:table-cell>
          <table:table-cell table:number-columns-repeated="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0.888889" calcext:value-type="float">
            <text:p>0.888889</text:p>
          </table:table-cell>
          <table:table-cell table:number-columns-repeated="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0.866667" calcext:value-type="float">
            <text:p>0.866667</text:p>
          </table:table-cell>
          <table:table-cell table:number-columns-repeated="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0.955556" calcext:value-type="float">
            <text:p>0.955556</text:p>
          </table:table-cell>
          <table:table-cell table:number-columns-repeated="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0.844444" calcext:value-type="float">
            <text:p>0.844444</text:p>
          </table:table-cell>
          <table:table-cell table:number-columns-repeated="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0.977778" calcext:value-type="float">
            <text:p>0.977778</text:p>
          </table:table-cell>
          <table:table-cell table:number-columns-repeated="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0.955556" calcext:value-type="float">
            <text:p>0.955556</text:p>
          </table:table-cell>
          <table:table-cell table:number-columns-repeated="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0.977273" calcext:value-type="float">
            <text:p>0.977273</text:p>
          </table:table-cell>
          <table:table-cell table:number-columns-repeated="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0.795455" calcext:value-type="float">
            <text:p>0.795455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0.931818" calcext:value-type="float">
            <text:p>0.931818</text:p>
          </table:table-cell>
          <table:table-cell table:number-columns-repeated="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0.931818" calcext:value-type="float">
            <text:p>0.931818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Avg</text:p>
          </table:table-cell>
          <table:table-cell table:formula="of:=SUM([.B262:.B321])/60" office:value-type="float" office:value="40.5" calcext:value-type="float">
            <text:p>40.5</text:p>
          </table:table-cell>
          <table:table-cell table:formula="of:=SUM([.C262:.C321])/60" office:value-type="float" office:value="44.5833333333333" calcext:value-type="float">
            <text:p>44.5833333333</text:p>
          </table:table-cell>
          <table:table-cell table:formula="of:=SUM([.D262:.D321])/60" office:value-type="float" office:value="0.9084604" calcext:value-type="float">
            <text:p>0.90846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x</text:p>
          </table:table-cell>
          <table:table-cell table:formula="of:=SUBTOTAL(4; [.B262:.B321])" office:value-type="float" office:value="45" calcext:value-type="float">
            <text:p>45</text:p>
          </table:table-cell>
          <table:table-cell table:formula="of:=SUBTOTAL(4; [.C262:.C321])" office:value-type="float" office:value="45" calcext:value-type="float">
            <text:p>45</text:p>
          </table:table-cell>
          <table:table-cell table:formula="of:=SUBTOTAL(4; [.D262:.D321]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</text:p>
          </table:table-cell>
          <table:table-cell table:formula="of:=SUBTOTAL(5; [.B263:.B322])" office:value-type="float" office:value="29" calcext:value-type="float">
            <text:p>29</text:p>
          </table:table-cell>
          <table:table-cell table:formula="of:=SUBTOTAL(5; [.C263:.C322])" office:value-type="float" office:value="39" calcext:value-type="float">
            <text:p>39</text:p>
          </table:table-cell>
          <table:table-cell table:formula="of:=SUBTOTAL(5; [.D263:.D322])" office:value-type="float" office:value="0.659091" calcext:value-type="float">
            <text:p>0.659091</text:p>
          </table:table-cell>
          <table:table-cell table:number-columns-repeated="5"/>
        </table:table-row>
        <table:table-row table:style-name="ro2" table:number-rows-repeated="3">
          <table:table-cell table:number-columns-repeated="9"/>
        </table:table-row>
        <table:table-row table:style-name="ro2">
          <table:table-cell office:value-type="string" calcext:value-type="string" table:number-columns-spanned="9" table:number-rows-spanned="1">
            <text:p>Cars Dataset1, MaxLearn, UIUP PLP-trees (Training: 1 quarter of examples, Testing: 3 quarters of examples (Both are averaged over 20 repetitions))</text:p>
          </table:table-cell>
          <table:covered-table-cell table:number-columns-repeated="8"/>
        </table:table-row>
        <table:table-row table:style-name="ro2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Training#</text:p>
          </table:table-cell>
          <table:table-cell table:style-name="ce1" office:value-type="string" calcext:value-type="string">
            <text:p>Data#</text:p>
          </table:table-cell>
          <table:table-cell table:style-name="ce2" office:value-type="string" calcext:value-type="string">
            <text:p>Training%</text:p>
          </table:table-cell>
          <table:table-cell table:style-name="ce1" office:value-type="string" calcext:value-type="string">
            <text:p>Testing#</text:p>
          </table:table-cell>
          <table:table-cell table:style-name="ce4" office:value-type="string" calcext:value-type="string">
            <text:p>Data#</text:p>
          </table:table-cell>
          <table:table-cell table:style-name="ce4" office:value-type="string" calcext:value-type="string">
            <text:p>Testing%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.85" calcext:value-type="float">
            <text:p>10.85</text:p>
          </table:table-cell>
          <table:table-cell office:value-type="float" office:value="11" calcext:value-type="float">
            <text:p>11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22.2" calcext:value-type="float">
            <text:p>22.2</text:p>
          </table:table-cell>
          <table:table-cell office:value-type="float" office:value="34" calcext:value-type="float">
            <text:p>34</text:p>
          </table:table-cell>
          <table:table-cell office:value-type="float" office:value="0.65293" calcext:value-type="float">
            <text:p>0.65293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.15" calcext:value-type="float">
            <text:p>10.15</text:p>
          </table:table-cell>
          <table:table-cell office:value-type="float" office:value="11" calcext:value-type="float">
            <text:p>11</text:p>
          </table:table-cell>
          <table:table-cell office:value-type="float" office:value="0.922727" calcext:value-type="float">
            <text:p>0.922727</text:p>
          </table:table-cell>
          <table:table-cell office:value-type="float" office:value="23.35" calcext:value-type="float">
            <text:p>23.35</text:p>
          </table:table-cell>
          <table:table-cell office:value-type="float" office:value="34" calcext:value-type="float">
            <text:p>34</text:p>
          </table:table-cell>
          <table:table-cell office:value-type="float" office:value="0.686755" calcext:value-type="float">
            <text:p>0.68675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8.4" calcext:value-type="float">
            <text:p>28.4</text:p>
          </table:table-cell>
          <table:table-cell office:value-type="float" office:value="34" calcext:value-type="float">
            <text:p>34</text:p>
          </table:table-cell>
          <table:table-cell office:value-type="float" office:value="0.835305" calcext:value-type="float">
            <text:p>0.83530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.85" calcext:value-type="float">
            <text:p>10.85</text:p>
          </table:table-cell>
          <table:table-cell office:value-type="float" office:value="11" calcext:value-type="float">
            <text:p>11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26.95" calcext:value-type="float">
            <text:p>26.95</text:p>
          </table:table-cell>
          <table:table-cell office:value-type="float" office:value="34" calcext:value-type="float">
            <text:p>34</text:p>
          </table:table-cell>
          <table:table-cell office:value-type="float" office:value="0.792655" calcext:value-type="float">
            <text:p>0.79265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.85" calcext:value-type="float">
            <text:p>9.85</text:p>
          </table:table-cell>
          <table:table-cell office:value-type="float" office:value="11" calcext:value-type="float">
            <text:p>11</text:p>
          </table:table-cell>
          <table:table-cell office:value-type="float" office:value="0.895455" calcext:value-type="float">
            <text:p>0.895455</text:p>
          </table:table-cell>
          <table:table-cell office:value-type="float" office:value="19.65" calcext:value-type="float">
            <text:p>19.65</text:p>
          </table:table-cell>
          <table:table-cell office:value-type="float" office:value="34" calcext:value-type="float">
            <text:p>34</text:p>
          </table:table-cell>
          <table:table-cell office:value-type="float" office:value="0.577935" calcext:value-type="float">
            <text:p>0.57793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.6" calcext:value-type="float">
            <text:p>10.6</text:p>
          </table:table-cell>
          <table:table-cell office:value-type="float" office:value="11" calcext:value-type="float">
            <text:p>11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21.8" calcext:value-type="float">
            <text:p>21.8</text:p>
          </table:table-cell>
          <table:table-cell office:value-type="float" office:value="34" calcext:value-type="float">
            <text:p>34</text:p>
          </table:table-cell>
          <table:table-cell office:value-type="float" office:value="0.641185" calcext:value-type="float">
            <text:p>0.641185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9.7" calcext:value-type="float">
            <text:p>29.7</text:p>
          </table:table-cell>
          <table:table-cell office:value-type="float" office:value="34" calcext:value-type="float">
            <text:p>34</text:p>
          </table:table-cell>
          <table:table-cell office:value-type="float" office:value="0.873535" calcext:value-type="float">
            <text:p>0.87353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.9" calcext:value-type="float">
            <text:p>10.9</text:p>
          </table:table-cell>
          <table:table-cell office:value-type="float" office:value="11" calcext:value-type="float">
            <text:p>11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26.95" calcext:value-type="float">
            <text:p>26.95</text:p>
          </table:table-cell>
          <table:table-cell office:value-type="float" office:value="34" calcext:value-type="float">
            <text:p>34</text:p>
          </table:table-cell>
          <table:table-cell office:value-type="float" office:value="0.79265" calcext:value-type="float">
            <text:p>0.7926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.55" calcext:value-type="float">
            <text:p>10.55</text:p>
          </table:table-cell>
          <table:table-cell office:value-type="float" office:value="11" calcext:value-type="float">
            <text:p>11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21.85" calcext:value-type="float">
            <text:p>21.85</text:p>
          </table:table-cell>
          <table:table-cell office:value-type="float" office:value="33" calcext:value-type="float">
            <text:p>33</text:p>
          </table:table-cell>
          <table:table-cell office:value-type="float" office:value="0.66215" calcext:value-type="float">
            <text:p>0.6621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.8" calcext:value-type="float">
            <text:p>10.8</text:p>
          </table:table-cell>
          <table:table-cell office:value-type="float" office:value="11" calcext:value-type="float">
            <text:p>11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26.85" calcext:value-type="float">
            <text:p>26.85</text:p>
          </table:table-cell>
          <table:table-cell office:value-type="float" office:value="34" calcext:value-type="float">
            <text:p>34</text:p>
          </table:table-cell>
          <table:table-cell office:value-type="float" office:value="0.7897" calcext:value-type="float">
            <text:p>0.7897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.9" calcext:value-type="float">
            <text:p>10.9</text:p>
          </table:table-cell>
          <table:table-cell office:value-type="float" office:value="11" calcext:value-type="float">
            <text:p>11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25.7" calcext:value-type="float">
            <text:p>25.7</text:p>
          </table:table-cell>
          <table:table-cell office:value-type="float" office:value="34" calcext:value-type="float">
            <text:p>34</text:p>
          </table:table-cell>
          <table:table-cell office:value-type="float" office:value="0.755875" calcext:value-type="float">
            <text:p>0.75587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.75" calcext:value-type="float">
            <text:p>9.75</text:p>
          </table:table-cell>
          <table:table-cell office:value-type="float" office:value="11" calcext:value-type="float">
            <text:p>11</text:p>
          </table:table-cell>
          <table:table-cell office:value-type="float" office:value="0.886364" calcext:value-type="float">
            <text:p>0.886364</text:p>
          </table:table-cell>
          <table:table-cell office:value-type="float" office:value="17.1" calcext:value-type="float">
            <text:p>17.1</text:p>
          </table:table-cell>
          <table:table-cell office:value-type="float" office:value="34" calcext:value-type="float">
            <text:p>34</text:p>
          </table:table-cell>
          <table:table-cell office:value-type="float" office:value="0.50294" calcext:value-type="float">
            <text:p>0.50294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0.75" calcext:value-type="float">
            <text:p>10.75</text:p>
          </table:table-cell>
          <table:table-cell office:value-type="float" office:value="11" calcext:value-type="float">
            <text:p>11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27.5" calcext:value-type="float">
            <text:p>27.5</text:p>
          </table:table-cell>
          <table:table-cell office:value-type="float" office:value="34" calcext:value-type="float">
            <text:p>34</text:p>
          </table:table-cell>
          <table:table-cell office:value-type="float" office:value="0.808825" calcext:value-type="float">
            <text:p>0.80882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.95" calcext:value-type="float">
            <text:p>9.95</text:p>
          </table:table-cell>
          <table:table-cell office:value-type="float" office:value="10" calcext:value-type="float">
            <text:p>10</text:p>
          </table:table-cell>
          <table:table-cell office:value-type="float" office:value="0.995" calcext:value-type="float">
            <text:p>0.995</text:p>
          </table:table-cell>
          <table:table-cell office:value-type="float" office:value="25.2" calcext:value-type="float">
            <text:p>25.2</text:p>
          </table:table-cell>
          <table:table-cell office:value-type="float" office:value="33" calcext:value-type="float">
            <text:p>33</text:p>
          </table:table-cell>
          <table:table-cell office:value-type="float" office:value="0.76365" calcext:value-type="float">
            <text:p>0.76365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7.25" calcext:value-type="float">
            <text:p>27.25</text:p>
          </table:table-cell>
          <table:table-cell office:value-type="float" office:value="34" calcext:value-type="float">
            <text:p>34</text:p>
          </table:table-cell>
          <table:table-cell office:value-type="float" office:value="0.801475" calcext:value-type="float">
            <text:p>0.801475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.7" calcext:value-type="float">
            <text:p>10.7</text:p>
          </table:table-cell>
          <table:table-cell office:value-type="float" office:value="11" calcext:value-type="float">
            <text:p>11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26.25" calcext:value-type="float">
            <text:p>26.25</text:p>
          </table:table-cell>
          <table:table-cell office:value-type="float" office:value="34" calcext:value-type="float">
            <text:p>34</text:p>
          </table:table-cell>
          <table:table-cell office:value-type="float" office:value="0.772055" calcext:value-type="float">
            <text:p>0.772055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9.25" calcext:value-type="float">
            <text:p>29.25</text:p>
          </table:table-cell>
          <table:table-cell office:value-type="float" office:value="34" calcext:value-type="float">
            <text:p>34</text:p>
          </table:table-cell>
          <table:table-cell office:value-type="float" office:value="0.86031" calcext:value-type="float">
            <text:p>0.86031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0.85" calcext:value-type="float">
            <text:p>10.85</text:p>
          </table:table-cell>
          <table:table-cell office:value-type="float" office:value="11" calcext:value-type="float">
            <text:p>11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0.764695" calcext:value-type="float">
            <text:p>0.764695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7.55" calcext:value-type="float">
            <text:p>27.55</text:p>
          </table:table-cell>
          <table:table-cell office:value-type="float" office:value="34" calcext:value-type="float">
            <text:p>34</text:p>
          </table:table-cell>
          <table:table-cell office:value-type="float" office:value="0.810295" calcext:value-type="float">
            <text:p>0.810295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.3" calcext:value-type="float">
            <text:p>10.3</text:p>
          </table:table-cell>
          <table:table-cell office:value-type="float" office:value="11" calcext:value-type="float">
            <text:p>11</text:p>
          </table:table-cell>
          <table:table-cell office:value-type="float" office:value="0.936364" calcext:value-type="float">
            <text:p>0.936364</text:p>
          </table:table-cell>
          <table:table-cell office:value-type="float" office:value="25.2" calcext:value-type="float">
            <text:p>25.2</text:p>
          </table:table-cell>
          <table:table-cell office:value-type="float" office:value="34" calcext:value-type="float">
            <text:p>34</text:p>
          </table:table-cell>
          <table:table-cell office:value-type="float" office:value="0.74118" calcext:value-type="float">
            <text:p>0.74118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7.55" calcext:value-type="float">
            <text:p>27.55</text:p>
          </table:table-cell>
          <table:table-cell office:value-type="float" office:value="34" calcext:value-type="float">
            <text:p>34</text:p>
          </table:table-cell>
          <table:table-cell office:value-type="float" office:value="0.810305" calcext:value-type="float">
            <text:p>0.810305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0.65" calcext:value-type="float">
            <text:p>10.65</text:p>
          </table:table-cell>
          <table:table-cell office:value-type="float" office:value="11" calcext:value-type="float">
            <text:p>11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23.65" calcext:value-type="float">
            <text:p>23.65</text:p>
          </table:table-cell>
          <table:table-cell office:value-type="float" office:value="34" calcext:value-type="float">
            <text:p>34</text:p>
          </table:table-cell>
          <table:table-cell office:value-type="float" office:value="0.695595" calcext:value-type="float">
            <text:p>0.695595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8.75" calcext:value-type="float">
            <text:p>28.75</text:p>
          </table:table-cell>
          <table:table-cell office:value-type="float" office:value="34" calcext:value-type="float">
            <text:p>34</text:p>
          </table:table-cell>
          <table:table-cell office:value-type="float" office:value="0.84559" calcext:value-type="float">
            <text:p>0.84559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.95" calcext:value-type="float">
            <text:p>10.95</text:p>
          </table:table-cell>
          <table:table-cell office:value-type="float" office:value="11" calcext:value-type="float">
            <text:p>1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823525" calcext:value-type="float">
            <text:p>0.823525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0.65" calcext:value-type="float">
            <text:p>10.65</text:p>
          </table:table-cell>
          <table:table-cell office:value-type="float" office:value="11" calcext:value-type="float">
            <text:p>11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25.65" calcext:value-type="float">
            <text:p>25.65</text:p>
          </table:table-cell>
          <table:table-cell office:value-type="float" office:value="34" calcext:value-type="float">
            <text:p>34</text:p>
          </table:table-cell>
          <table:table-cell office:value-type="float" office:value="0.7544" calcext:value-type="float">
            <text:p>0.7544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7.05" calcext:value-type="float">
            <text:p>27.05</text:p>
          </table:table-cell>
          <table:table-cell office:value-type="float" office:value="34" calcext:value-type="float">
            <text:p>34</text:p>
          </table:table-cell>
          <table:table-cell office:value-type="float" office:value="0.795605" calcext:value-type="float">
            <text:p>0.795605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0.5" calcext:value-type="float">
            <text:p>10.5</text:p>
          </table:table-cell>
          <table:table-cell office:value-type="float" office:value="11" calcext:value-type="float">
            <text:p>11</text:p>
          </table:table-cell>
          <table:table-cell office:value-type="float" office:value="0.954546" calcext:value-type="float">
            <text:p>0.954546</text:p>
          </table:table-cell>
          <table:table-cell office:value-type="float" office:value="23.35" calcext:value-type="float">
            <text:p>23.35</text:p>
          </table:table-cell>
          <table:table-cell office:value-type="float" office:value="34" calcext:value-type="float">
            <text:p>34</text:p>
          </table:table-cell>
          <table:table-cell office:value-type="float" office:value="0.68677" calcext:value-type="float">
            <text:p>0.68677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0.9" calcext:value-type="float">
            <text:p>10.9</text:p>
          </table:table-cell>
          <table:table-cell office:value-type="float" office:value="11" calcext:value-type="float">
            <text:p>11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28.75" calcext:value-type="float">
            <text:p>28.75</text:p>
          </table:table-cell>
          <table:table-cell office:value-type="float" office:value="34" calcext:value-type="float">
            <text:p>34</text:p>
          </table:table-cell>
          <table:table-cell office:value-type="float" office:value="0.84561" calcext:value-type="float">
            <text:p>0.84561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0.95" calcext:value-type="float">
            <text:p>10.95</text:p>
          </table:table-cell>
          <table:table-cell office:value-type="float" office:value="11" calcext:value-type="float">
            <text:p>1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25.4" calcext:value-type="float">
            <text:p>25.4</text:p>
          </table:table-cell>
          <table:table-cell office:value-type="float" office:value="34" calcext:value-type="float">
            <text:p>34</text:p>
          </table:table-cell>
          <table:table-cell office:value-type="float" office:value="0.74706" calcext:value-type="float">
            <text:p>0.74706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.4" calcext:value-type="float">
            <text:p>9.4</text:p>
          </table:table-cell>
          <table:table-cell office:value-type="float" office:value="11" calcext:value-type="float">
            <text:p>11</text:p>
          </table:table-cell>
          <table:table-cell office:value-type="float" office:value="0.854546" calcext:value-type="float">
            <text:p>0.85454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0.45452" calcext:value-type="float">
            <text:p>0.45452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0.35" calcext:value-type="float">
            <text:p>10.35</text:p>
          </table:table-cell>
          <table:table-cell office:value-type="float" office:value="11" calcext:value-type="float">
            <text:p>11</text:p>
          </table:table-cell>
          <table:table-cell office:value-type="float" office:value="0.940909" calcext:value-type="float">
            <text:p>0.940909</text:p>
          </table:table-cell>
          <table:table-cell office:value-type="float" office:value="23.15" calcext:value-type="float">
            <text:p>23.15</text:p>
          </table:table-cell>
          <table:table-cell office:value-type="float" office:value="34" calcext:value-type="float">
            <text:p>34</text:p>
          </table:table-cell>
          <table:table-cell office:value-type="float" office:value="0.68089" calcext:value-type="float">
            <text:p>0.68089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8.15" calcext:value-type="float">
            <text:p>28.15</text:p>
          </table:table-cell>
          <table:table-cell office:value-type="float" office:value="33" calcext:value-type="float">
            <text:p>33</text:p>
          </table:table-cell>
          <table:table-cell office:value-type="float" office:value="0.853045" calcext:value-type="float">
            <text:p>0.853045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0.9" calcext:value-type="float">
            <text:p>10.9</text:p>
          </table:table-cell>
          <table:table-cell office:value-type="float" office:value="11" calcext:value-type="float">
            <text:p>11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26.7" calcext:value-type="float">
            <text:p>26.7</text:p>
          </table:table-cell>
          <table:table-cell office:value-type="float" office:value="34" calcext:value-type="float">
            <text:p>34</text:p>
          </table:table-cell>
          <table:table-cell office:value-type="float" office:value="0.78529" calcext:value-type="float">
            <text:p>0.78529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9.4" calcext:value-type="float">
            <text:p>9.4</text:p>
          </table:table-cell>
          <table:table-cell office:value-type="float" office:value="10" calcext:value-type="float">
            <text:p>10</text:p>
          </table:table-cell>
          <table:table-cell office:value-type="float" office:value="0.94" calcext:value-type="float">
            <text:p>0.94</text:p>
          </table:table-cell>
          <table:table-cell office:value-type="float" office:value="22.05" calcext:value-type="float">
            <text:p>22.05</text:p>
          </table:table-cell>
          <table:table-cell office:value-type="float" office:value="33" calcext:value-type="float">
            <text:p>33</text:p>
          </table:table-cell>
          <table:table-cell office:value-type="float" office:value="0.668205" calcext:value-type="float">
            <text:p>0.668205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8.55" calcext:value-type="float">
            <text:p>28.55</text:p>
          </table:table-cell>
          <table:table-cell office:value-type="float" office:value="33" calcext:value-type="float">
            <text:p>33</text:p>
          </table:table-cell>
          <table:table-cell office:value-type="float" office:value="0.865165" calcext:value-type="float">
            <text:p>0.865165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0.8" calcext:value-type="float">
            <text:p>10.8</text:p>
          </table:table-cell>
          <table:table-cell office:value-type="float" office:value="11" calcext:value-type="float">
            <text:p>11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27.6" calcext:value-type="float">
            <text:p>27.6</text:p>
          </table:table-cell>
          <table:table-cell office:value-type="float" office:value="34" calcext:value-type="float">
            <text:p>34</text:p>
          </table:table-cell>
          <table:table-cell office:value-type="float" office:value="0.81176" calcext:value-type="float">
            <text:p>0.81176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0.75" calcext:value-type="float">
            <text:p>10.75</text:p>
          </table:table-cell>
          <table:table-cell office:value-type="float" office:value="11" calcext:value-type="float">
            <text:p>11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23.85" calcext:value-type="float">
            <text:p>23.85</text:p>
          </table:table-cell>
          <table:table-cell office:value-type="float" office:value="34" calcext:value-type="float">
            <text:p>34</text:p>
          </table:table-cell>
          <table:table-cell office:value-type="float" office:value="0.70146" calcext:value-type="float">
            <text:p>0.70146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8.15" calcext:value-type="float">
            <text:p>28.15</text:p>
          </table:table-cell>
          <table:table-cell office:value-type="float" office:value="34" calcext:value-type="float">
            <text:p>34</text:p>
          </table:table-cell>
          <table:table-cell office:value-type="float" office:value="0.82794" calcext:value-type="float">
            <text:p>0.82794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8.95" calcext:value-type="float">
            <text:p>28.95</text:p>
          </table:table-cell>
          <table:table-cell office:value-type="float" office:value="34" calcext:value-type="float">
            <text:p>34</text:p>
          </table:table-cell>
          <table:table-cell office:value-type="float" office:value="0.851475" calcext:value-type="float">
            <text:p>0.851475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0.9" calcext:value-type="float">
            <text:p>10.9</text:p>
          </table:table-cell>
          <table:table-cell office:value-type="float" office:value="11" calcext:value-type="float">
            <text:p>11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25.95" calcext:value-type="float">
            <text:p>25.95</text:p>
          </table:table-cell>
          <table:table-cell office:value-type="float" office:value="34" calcext:value-type="float">
            <text:p>34</text:p>
          </table:table-cell>
          <table:table-cell office:value-type="float" office:value="0.763235" calcext:value-type="float">
            <text:p>0.763235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0.65" calcext:value-type="float">
            <text:p>10.65</text:p>
          </table:table-cell>
          <table:table-cell office:value-type="float" office:value="11" calcext:value-type="float">
            <text:p>11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24.75" calcext:value-type="float">
            <text:p>24.75</text:p>
          </table:table-cell>
          <table:table-cell office:value-type="float" office:value="34" calcext:value-type="float">
            <text:p>34</text:p>
          </table:table-cell>
          <table:table-cell office:value-type="float" office:value="0.72794" calcext:value-type="float">
            <text:p>0.72794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9.2" calcext:value-type="float">
            <text:p>29.2</text:p>
          </table:table-cell>
          <table:table-cell office:value-type="float" office:value="34" calcext:value-type="float">
            <text:p>34</text:p>
          </table:table-cell>
          <table:table-cell office:value-type="float" office:value="0.85883" calcext:value-type="float">
            <text:p>0.85883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8.85" calcext:value-type="float">
            <text:p>28.85</text:p>
          </table:table-cell>
          <table:table-cell office:value-type="float" office:value="34" calcext:value-type="float">
            <text:p>34</text:p>
          </table:table-cell>
          <table:table-cell office:value-type="float" office:value="0.848545" calcext:value-type="float">
            <text:p>0.848545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0.9" calcext:value-type="float">
            <text:p>10.9</text:p>
          </table:table-cell>
          <table:table-cell office:value-type="float" office:value="11" calcext:value-type="float">
            <text:p>11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27.2" calcext:value-type="float">
            <text:p>27.2</text:p>
          </table:table-cell>
          <table:table-cell office:value-type="float" office:value="34" calcext:value-type="float">
            <text:p>34</text:p>
          </table:table-cell>
          <table:table-cell office:value-type="float" office:value="0.799995" calcext:value-type="float">
            <text:p>0.799995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9.9" calcext:value-type="float">
            <text:p>9.9</text:p>
          </table:table-cell>
          <table:table-cell office:value-type="float" office:value="10" calcext:value-type="float">
            <text:p>10</text:p>
          </table:table-cell>
          <table:table-cell office:value-type="float" office:value="0.99" calcext:value-type="float">
            <text:p>0.99</text:p>
          </table:table-cell>
          <table:table-cell office:value-type="float" office:value="24.55" calcext:value-type="float">
            <text:p>24.55</text:p>
          </table:table-cell>
          <table:table-cell office:value-type="float" office:value="31" calcext:value-type="float">
            <text:p>31</text:p>
          </table:table-cell>
          <table:table-cell office:value-type="float" office:value="0.791935" calcext:value-type="float">
            <text:p>0.791935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0.2" calcext:value-type="float">
            <text:p>10.2</text:p>
          </table:table-cell>
          <table:table-cell office:value-type="float" office:value="11" calcext:value-type="float">
            <text:p>11</text:p>
          </table:table-cell>
          <table:table-cell office:value-type="float" office:value="0.927273" calcext:value-type="float">
            <text:p>0.927273</text:p>
          </table:table-cell>
          <table:table-cell office:value-type="float" office:value="22.05" calcext:value-type="float">
            <text:p>22.05</text:p>
          </table:table-cell>
          <table:table-cell office:value-type="float" office:value="34" calcext:value-type="float">
            <text:p>34</text:p>
          </table:table-cell>
          <table:table-cell office:value-type="float" office:value="0.64853" calcext:value-type="float">
            <text:p>0.64853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0.8" calcext:value-type="float">
            <text:p>10.8</text:p>
          </table:table-cell>
          <table:table-cell office:value-type="float" office:value="11" calcext:value-type="float">
            <text:p>11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25.1" calcext:value-type="float">
            <text:p>25.1</text:p>
          </table:table-cell>
          <table:table-cell office:value-type="float" office:value="34" calcext:value-type="float">
            <text:p>34</text:p>
          </table:table-cell>
          <table:table-cell office:value-type="float" office:value="0.73824" calcext:value-type="float">
            <text:p>0.73824</text:p>
          </table:table-cell>
          <table:table-cell table:number-columns-repeated="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9.7" calcext:value-type="float">
            <text:p>9.7</text:p>
          </table:table-cell>
          <table:table-cell office:value-type="float" office:value="10" calcext:value-type="float">
            <text:p>10</text:p>
          </table:table-cell>
          <table:table-cell office:value-type="float" office:value="0.97" calcext:value-type="float">
            <text:p>0.97</text:p>
          </table:table-cell>
          <table:table-cell office:value-type="float" office:value="25.65" calcext:value-type="float">
            <text:p>25.65</text:p>
          </table:table-cell>
          <table:table-cell office:value-type="float" office:value="33" calcext:value-type="float">
            <text:p>33</text:p>
          </table:table-cell>
          <table:table-cell office:value-type="float" office:value="0.777295" calcext:value-type="float">
            <text:p>0.777295</text:p>
          </table:table-cell>
          <table:table-cell table:number-columns-repeated="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0.7" calcext:value-type="float">
            <text:p>10.7</text:p>
          </table:table-cell>
          <table:table-cell office:value-type="float" office:value="11" calcext:value-type="float">
            <text:p>11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25.95" calcext:value-type="float">
            <text:p>25.95</text:p>
          </table:table-cell>
          <table:table-cell office:value-type="float" office:value="34" calcext:value-type="float">
            <text:p>34</text:p>
          </table:table-cell>
          <table:table-cell office:value-type="float" office:value="0.763235" calcext:value-type="float">
            <text:p>0.763235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8.75" calcext:value-type="float">
            <text:p>8.75</text:p>
          </table:table-cell>
          <table:table-cell office:value-type="float" office:value="9" calcext:value-type="float">
            <text:p>9</text:p>
          </table:table-cell>
          <table:table-cell office:value-type="float" office:value="0.972222" calcext:value-type="float">
            <text:p>0.972222</text:p>
          </table:table-cell>
          <table:table-cell office:value-type="float" office:value="23.05" calcext:value-type="float">
            <text:p>23.05</text:p>
          </table:table-cell>
          <table:table-cell office:value-type="float" office:value="30" calcext:value-type="float">
            <text:p>30</text:p>
          </table:table-cell>
          <table:table-cell office:value-type="float" office:value="0.76833" calcext:value-type="float">
            <text:p>0.76833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0.4" calcext:value-type="float">
            <text:p>10.4</text:p>
          </table:table-cell>
          <table:table-cell office:value-type="float" office:value="11" calcext:value-type="float">
            <text:p>11</text:p>
          </table:table-cell>
          <table:table-cell office:value-type="float" office:value="0.945455" calcext:value-type="float">
            <text:p>0.945455</text:p>
          </table:table-cell>
          <table:table-cell office:value-type="float" office:value="24.3" calcext:value-type="float">
            <text:p>24.3</text:p>
          </table:table-cell>
          <table:table-cell office:value-type="float" office:value="34" calcext:value-type="float">
            <text:p>34</text:p>
          </table:table-cell>
          <table:table-cell office:value-type="float" office:value="0.714695" calcext:value-type="float">
            <text:p>0.714695</text:p>
          </table:table-cell>
          <table:table-cell table:number-columns-repeated="2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.35" calcext:value-type="float">
            <text:p>26.35</text:p>
          </table:table-cell>
          <table:table-cell office:value-type="float" office:value="34" calcext:value-type="float">
            <text:p>34</text:p>
          </table:table-cell>
          <table:table-cell office:value-type="float" office:value="0.77501" calcext:value-type="float">
            <text:p>0.77501</text:p>
          </table:table-cell>
          <table:table-cell table:number-columns-repeated="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0.9" calcext:value-type="float">
            <text:p>10.9</text:p>
          </table:table-cell>
          <table:table-cell office:value-type="float" office:value="11" calcext:value-type="float">
            <text:p>11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24.8" calcext:value-type="float">
            <text:p>24.8</text:p>
          </table:table-cell>
          <table:table-cell office:value-type="float" office:value="34" calcext:value-type="float">
            <text:p>34</text:p>
          </table:table-cell>
          <table:table-cell office:value-type="float" office:value="0.72941" calcext:value-type="float">
            <text:p>0.72941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0.35" calcext:value-type="float">
            <text:p>10.35</text:p>
          </table:table-cell>
          <table:table-cell office:value-type="float" office:value="11" calcext:value-type="float">
            <text:p>11</text:p>
          </table:table-cell>
          <table:table-cell office:value-type="float" office:value="0.940909" calcext:value-type="float">
            <text:p>0.940909</text:p>
          </table:table-cell>
          <table:table-cell office:value-type="float" office:value="21.2" calcext:value-type="float">
            <text:p>21.2</text:p>
          </table:table-cell>
          <table:table-cell office:value-type="float" office:value="34" calcext:value-type="float">
            <text:p>34</text:p>
          </table:table-cell>
          <table:table-cell office:value-type="float" office:value="0.623535" calcext:value-type="float">
            <text:p>0.623535</text:p>
          </table:table-cell>
          <table:table-cell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9.8" calcext:value-type="float">
            <text:p>29.8</text:p>
          </table:table-cell>
          <table:table-cell office:value-type="float" office:value="34" calcext:value-type="float">
            <text:p>34</text:p>
          </table:table-cell>
          <table:table-cell office:value-type="float" office:value="0.87648" calcext:value-type="float">
            <text:p>0.87648</text:p>
          </table:table-cell>
          <table:table-cell table:number-columns-repeated="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0.95" calcext:value-type="float">
            <text:p>10.95</text:p>
          </table:table-cell>
          <table:table-cell office:value-type="float" office:value="11" calcext:value-type="float">
            <text:p>1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26.85" calcext:value-type="float">
            <text:p>26.85</text:p>
          </table:table-cell>
          <table:table-cell office:value-type="float" office:value="34" calcext:value-type="float">
            <text:p>34</text:p>
          </table:table-cell>
          <table:table-cell office:value-type="float" office:value="0.789705" calcext:value-type="float">
            <text:p>0.789705</text:p>
          </table:table-cell>
          <table:table-cell table:number-columns-repeated="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0.95" calcext:value-type="float">
            <text:p>10.95</text:p>
          </table:table-cell>
          <table:table-cell office:value-type="float" office:value="11" calcext:value-type="float">
            <text:p>1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27.55" calcext:value-type="float">
            <text:p>27.55</text:p>
          </table:table-cell>
          <table:table-cell office:value-type="float" office:value="33" calcext:value-type="float">
            <text:p>33</text:p>
          </table:table-cell>
          <table:table-cell office:value-type="float" office:value="0.834865" calcext:value-type="float">
            <text:p>0.834865</text:p>
          </table:table-cell>
          <table:table-cell table:number-columns-repeated="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18.3" calcext:value-type="float">
            <text:p>18.3</text:p>
          </table:table-cell>
          <table:table-cell office:value-type="float" office:value="33" calcext:value-type="float">
            <text:p>33</text:p>
          </table:table-cell>
          <table:table-cell office:value-type="float" office:value="0.55457" calcext:value-type="float">
            <text:p>0.55457</text:p>
          </table:table-cell>
          <table:table-cell table:number-columns-repeated="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0.55" calcext:value-type="float">
            <text:p>10.55</text:p>
          </table:table-cell>
          <table:table-cell office:value-type="float" office:value="11" calcext:value-type="float">
            <text:p>11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25.2" calcext:value-type="float">
            <text:p>25.2</text:p>
          </table:table-cell>
          <table:table-cell office:value-type="float" office:value="33" calcext:value-type="float">
            <text:p>33</text:p>
          </table:table-cell>
          <table:table-cell office:value-type="float" office:value="0.76365" calcext:value-type="float">
            <text:p>0.76365</text:p>
          </table:table-cell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0.95" calcext:value-type="float">
            <text:p>10.95</text:p>
          </table:table-cell>
          <table:table-cell office:value-type="float" office:value="11" calcext:value-type="float">
            <text:p>1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26.9" calcext:value-type="float">
            <text:p>26.9</text:p>
          </table:table-cell>
          <table:table-cell office:value-type="float" office:value="33" calcext:value-type="float">
            <text:p>33</text:p>
          </table:table-cell>
          <table:table-cell office:value-type="float" office:value="0.81517" calcext:value-type="float">
            <text:p>0.81517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Avg</text:p>
          </table:table-cell>
          <table:table-cell table:formula="of:=SUM([.B331:.B390])/60" office:value-type="float" office:value="10.6083333333333" calcext:value-type="float">
            <text:p>10.6083333333</text:p>
          </table:table-cell>
          <table:table-cell table:formula="of:=SUM([.C331:.C390])/60" office:value-type="float" office:value="10.8833333333333" calcext:value-type="float">
            <text:p>10.8833333333</text:p>
          </table:table-cell>
          <table:table-cell table:formula="of:=SUM([.D331:.D390])/60" office:value-type="float" office:value="0.974756816666666" calcext:value-type="float">
            <text:p>0.9747568167</text:p>
          </table:table-cell>
          <table:table-cell table:formula="of:=SUM([.E331:.E390])/60" office:value-type="float" office:value="25.4758333333333" calcext:value-type="float">
            <text:p>25.4758333333</text:p>
          </table:table-cell>
          <table:table-cell table:formula="of:=SUM([.F331:.F390])/60" office:value-type="float" office:value="33.7" calcext:value-type="float">
            <text:p>33.7</text:p>
          </table:table-cell>
          <table:table-cell table:formula="of:=SUM([.G331:.G390])/60" office:value-type="float" office:value="0.755891833333334" calcext:value-type="float">
            <text:p>0.75589183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</text:p>
          </table:table-cell>
          <table:table-cell table:formula="of:=SUBTOTAL(4; [.B331:.B390])" office:value-type="float" office:value="11" calcext:value-type="float">
            <text:p>11</text:p>
          </table:table-cell>
          <table:table-cell table:formula="of:=SUBTOTAL(4; [.C331:.C390])" office:value-type="float" office:value="11" calcext:value-type="float">
            <text:p>11</text:p>
          </table:table-cell>
          <table:table-cell table:formula="of:=SUBTOTAL(4; [.D331:.D390])" office:value-type="float" office:value="1" calcext:value-type="float">
            <text:p>1</text:p>
          </table:table-cell>
          <table:table-cell table:formula="of:=SUBTOTAL(4; [.E331:.E390])" office:value-type="float" office:value="29.8" calcext:value-type="float">
            <text:p>29.8</text:p>
          </table:table-cell>
          <table:table-cell table:formula="of:=SUBTOTAL(4; [.F331:.F390])" office:value-type="float" office:value="34" calcext:value-type="float">
            <text:p>34</text:p>
          </table:table-cell>
          <table:table-cell table:formula="of:=SUBTOTAL(4; [.G331:.G390])" office:value-type="float" office:value="0.87648" calcext:value-type="float">
            <text:p>0.876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</text:p>
          </table:table-cell>
          <table:table-cell table:formula="of:=SUBTOTAL(5; [.B332:.B391])" office:value-type="float" office:value="8.75" calcext:value-type="float">
            <text:p>8.75</text:p>
          </table:table-cell>
          <table:table-cell table:formula="of:=SUBTOTAL(5; [.C332:.C391])" office:value-type="float" office:value="9" calcext:value-type="float">
            <text:p>9</text:p>
          </table:table-cell>
          <table:table-cell table:formula="of:=SUBTOTAL(5; [.D332:.D391])" office:value-type="float" office:value="0.854546" calcext:value-type="float">
            <text:p>0.854546</text:p>
          </table:table-cell>
          <table:table-cell table:formula="of:=SUBTOTAL(5; [.E332:.E391])" office:value-type="float" office:value="15" calcext:value-type="float">
            <text:p>15</text:p>
          </table:table-cell>
          <table:table-cell table:formula="of:=SUBTOTAL(5; [.F332:.F391])" office:value-type="float" office:value="30" calcext:value-type="float">
            <text:p>30</text:p>
          </table:table-cell>
          <table:table-cell table:formula="of:=SUBTOTAL(5; [.G332:.G391])" office:value-type="float" office:value="0.45452" calcext:value-type="float">
            <text:p>0.45452</text:p>
          </table:table-cell>
          <table:table-cell table:number-columns-repeated="2"/>
        </table:table-row>
        <table:table-row table:style-name="ro2" table:number-rows-repeated="15">
          <table:table-cell table:number-columns-repeated="9"/>
        </table:table-row>
        <table:table-row table:style-name="ro2">
          <table:table-cell office:value-type="string" calcext:value-type="string">
            <text:p>% of data used to train</text:p>
          </table:table-cell>
          <table:table-cell office:value-type="string" calcext:value-type="string">
            <text:p>AvgTraining%</text:p>
          </table:table-cell>
          <table:table-cell office:value-type="string" calcext:value-type="string">
            <text:p>AvgTesting%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975" calcext:value-type="float">
            <text:p>0.975</text:p>
          </table:table-cell>
          <table:table-cell office:value-type="float" office:value="0.756" calcext:value-type="float">
            <text:p>0.756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953" calcext:value-type="float">
            <text:p>0.953</text:p>
          </table:table-cell>
          <table:table-cell office:value-type="float" office:value="0.815" calcext:value-type="float">
            <text:p>0.815</text:p>
          </table:table-cell>
          <table:table-cell table:number-columns-repeated="6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.943" calcext:value-type="float">
            <text:p>0.943</text:p>
          </table:table-cell>
          <table:table-cell office:value-type="float" office:value="0.838" calcext:value-type="float">
            <text:p>0.838</text:p>
          </table:table-cell>
          <table:table-cell table:number-columns-repeated="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908" calcext:value-type="float">
            <text:p>0.908</text:p>
          </table:table-cell>
          <table:table-cell table:number-columns-repeated="7"/>
        </table:table-row>
        <table:table-row table:style-name="ro2" table:number-rows-repeated="16">
          <table:table-cell table:number-columns-repeated="9"/>
        </table:table-row>
        <table:table-row table:style-name="ro2">
          <table:table-cell office:value-type="string" calcext:value-type="string">
            <text:p>MH, sample size: ¾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erID</text:p>
          </table:table-cell>
          <table:table-cell office:value-type="string" calcext:value-type="string">
            <text:p>Training%</text:p>
          </table:table-cell>
          <table:table-cell office:value-type="string" calcext:value-type="string">
            <text:p>TestingExtra%</text:p>
          </table:table-cell>
          <table:table-cell office:value-type="string" calcext:value-type="string">
            <text:p>TrainingTime(s)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861765" calcext:value-type="float">
            <text:p>0.861765</text:p>
          </table:table-cell>
          <table:table-cell office:value-type="float" office:value="0.690909" calcext:value-type="float">
            <text:p>0.690909</text:p>
          </table:table-cell>
          <table:table-cell office:value-type="float" office:value="0.00160885" calcext:value-type="float">
            <text:p>0.00160885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725" calcext:value-type="float">
            <text:p>0.725</text:p>
          </table:table-cell>
          <table:table-cell office:value-type="float" office:value="0.540909" calcext:value-type="float">
            <text:p>0.540909</text:p>
          </table:table-cell>
          <table:table-cell office:value-type="float" office:value="0.00169475" calcext:value-type="float">
            <text:p>0.00169475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775" calcext:value-type="float">
            <text:p>0.775</text:p>
          </table:table-cell>
          <table:table-cell office:value-type="float" office:value="0.663636" calcext:value-type="float">
            <text:p>0.663636</text:p>
          </table:table-cell>
          <table:table-cell office:value-type="float" office:value="0.00165015" calcext:value-type="float">
            <text:p>0.00165015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808824" calcext:value-type="float">
            <text:p>0.808824</text:p>
          </table:table-cell>
          <table:table-cell office:value-type="float" office:value="0.613636" calcext:value-type="float">
            <text:p>0.613636</text:p>
          </table:table-cell>
          <table:table-cell office:value-type="float" office:value="0.0020066" calcext:value-type="float">
            <text:p>0.0020066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752941" calcext:value-type="float">
            <text:p>0.752941</text:p>
          </table:table-cell>
          <table:table-cell office:value-type="float" office:value="0.554545" calcext:value-type="float">
            <text:p>0.554545</text:p>
          </table:table-cell>
          <table:table-cell office:value-type="float" office:value="0.00176135" calcext:value-type="float">
            <text:p>0.00176135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777941" calcext:value-type="float">
            <text:p>0.777941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00158825" calcext:value-type="float">
            <text:p>0.00158825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786765" calcext:value-type="float">
            <text:p>0.786765</text:p>
          </table:table-cell>
          <table:table-cell office:value-type="float" office:value="0.622727" calcext:value-type="float">
            <text:p>0.622727</text:p>
          </table:table-cell>
          <table:table-cell office:value-type="float" office:value="0.00192065" calcext:value-type="float">
            <text:p>0.00192065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823529" calcext:value-type="float">
            <text:p>0.823529</text:p>
          </table:table-cell>
          <table:table-cell office:value-type="float" office:value="0.627273" calcext:value-type="float">
            <text:p>0.627273</text:p>
          </table:table-cell>
          <table:table-cell office:value-type="float" office:value="0.0017853" calcext:value-type="float">
            <text:p>0.0017853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801515" calcext:value-type="float">
            <text:p>0.801515</text:p>
          </table:table-cell>
          <table:table-cell office:value-type="float" office:value="0.7" calcext:value-type="float">
            <text:p>0.7</text:p>
          </table:table-cell>
          <table:table-cell office:value-type="float" office:value="0.001498" calcext:value-type="float">
            <text:p>0.001498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08824" calcext:value-type="float">
            <text:p>0.808824</text:p>
          </table:table-cell>
          <table:table-cell office:value-type="float" office:value="0.645455" calcext:value-type="float">
            <text:p>0.645455</text:p>
          </table:table-cell>
          <table:table-cell office:value-type="float" office:value="0.00155235" calcext:value-type="float">
            <text:p>0.00155235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816176" calcext:value-type="float">
            <text:p>0.816176</text:p>
          </table:table-cell>
          <table:table-cell office:value-type="float" office:value="0.668182" calcext:value-type="float">
            <text:p>0.668182</text:p>
          </table:table-cell>
          <table:table-cell office:value-type="float" office:value="0.00156105" calcext:value-type="float">
            <text:p>0.00156105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675" calcext:value-type="float">
            <text:p>0.675</text:p>
          </table:table-cell>
          <table:table-cell office:value-type="float" office:value="0.340909" calcext:value-type="float">
            <text:p>0.340909</text:p>
          </table:table-cell>
          <table:table-cell office:value-type="float" office:value="0.0015835" calcext:value-type="float">
            <text:p>0.0015835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782353" calcext:value-type="float">
            <text:p>0.782353</text:p>
          </table:table-cell>
          <table:table-cell office:value-type="float" office:value="0.559091" calcext:value-type="float">
            <text:p>0.559091</text:p>
          </table:table-cell>
          <table:table-cell office:value-type="float" office:value="0.00165485" calcext:value-type="float">
            <text:p>0.00165485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848485" calcext:value-type="float">
            <text:p>0.848485</text:p>
          </table:table-cell>
          <table:table-cell office:value-type="float" office:value="0.6" calcext:value-type="float">
            <text:p>0.6</text:p>
          </table:table-cell>
          <table:table-cell office:value-type="float" office:value="0.00193665" calcext:value-type="float">
            <text:p>0.00193665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852941" calcext:value-type="float">
            <text:p>0.852941</text:p>
          </table:table-cell>
          <table:table-cell office:value-type="float" office:value="0.695455" calcext:value-type="float">
            <text:p>0.695455</text:p>
          </table:table-cell>
          <table:table-cell office:value-type="float" office:value="0.00168245" calcext:value-type="float">
            <text:p>0.00168245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782353" calcext:value-type="float">
            <text:p>0.782353</text:p>
          </table:table-cell>
          <table:table-cell office:value-type="float" office:value="0.572727" calcext:value-type="float">
            <text:p>0.572727</text:p>
          </table:table-cell>
          <table:table-cell office:value-type="float" office:value="0.001789" calcext:value-type="float">
            <text:p>0.001789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829412" calcext:value-type="float">
            <text:p>0.829412</text:p>
          </table:table-cell>
          <table:table-cell office:value-type="float" office:value="0.668182" calcext:value-type="float">
            <text:p>0.668182</text:p>
          </table:table-cell>
          <table:table-cell office:value-type="float" office:value="0.0016421" calcext:value-type="float">
            <text:p>0.0016421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867647" calcext:value-type="float">
            <text:p>0.867647</text:p>
          </table:table-cell>
          <table:table-cell office:value-type="float" office:value="0.813636" calcext:value-type="float">
            <text:p>0.813636</text:p>
          </table:table-cell>
          <table:table-cell office:value-type="float" office:value="0.00149345" calcext:value-type="float">
            <text:p>0.00149345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786765" calcext:value-type="float">
            <text:p>0.786765</text:p>
          </table:table-cell>
          <table:table-cell office:value-type="float" office:value="0.6" calcext:value-type="float">
            <text:p>0.6</text:p>
          </table:table-cell>
          <table:table-cell office:value-type="float" office:value="0.00180855" calcext:value-type="float">
            <text:p>0.00180855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20588" calcext:value-type="float">
            <text:p>0.820588</text:p>
          </table:table-cell>
          <table:table-cell office:value-type="float" office:value="0.65" calcext:value-type="float">
            <text:p>0.65</text:p>
          </table:table-cell>
          <table:table-cell office:value-type="float" office:value="0.0016565" calcext:value-type="float">
            <text:p>0.0016565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.841176" calcext:value-type="float">
            <text:p>0.841176</text:p>
          </table:table-cell>
          <table:table-cell office:value-type="float" office:value="0.672727" calcext:value-type="float">
            <text:p>0.672727</text:p>
          </table:table-cell>
          <table:table-cell office:value-type="float" office:value="0.00161315" calcext:value-type="float">
            <text:p>0.00161315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.85" calcext:value-type="float">
            <text:p>0.85</text:p>
          </table:table-cell>
          <table:table-cell office:value-type="float" office:value="0.740909" calcext:value-type="float">
            <text:p>0.740909</text:p>
          </table:table-cell>
          <table:table-cell office:value-type="float" office:value="0.0015648" calcext:value-type="float">
            <text:p>0.0015648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.782353" calcext:value-type="float">
            <text:p>0.782353</text:p>
          </table:table-cell>
          <table:table-cell office:value-type="float" office:value="0.581818" calcext:value-type="float">
            <text:p>0.581818</text:p>
          </table:table-cell>
          <table:table-cell office:value-type="float" office:value="0.0014645" calcext:value-type="float">
            <text:p>0.0014645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.807353" calcext:value-type="float">
            <text:p>0.807353</text:p>
          </table:table-cell>
          <table:table-cell office:value-type="float" office:value="0.613636" calcext:value-type="float">
            <text:p>0.613636</text:p>
          </table:table-cell>
          <table:table-cell office:value-type="float" office:value="0.00168045" calcext:value-type="float">
            <text:p>0.00168045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805882" calcext:value-type="float">
            <text:p>0.805882</text:p>
          </table:table-cell>
          <table:table-cell office:value-type="float" office:value="0.631818" calcext:value-type="float">
            <text:p>0.631818</text:p>
          </table:table-cell>
          <table:table-cell office:value-type="float" office:value="0.0015326" calcext:value-type="float">
            <text:p>0.0015326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.794118" calcext:value-type="float">
            <text:p>0.794118</text:p>
          </table:table-cell>
          <table:table-cell office:value-type="float" office:value="0.495455" calcext:value-type="float">
            <text:p>0.495455</text:p>
          </table:table-cell>
          <table:table-cell office:value-type="float" office:value="0.00174945" calcext:value-type="float">
            <text:p>0.00174945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.842647" calcext:value-type="float">
            <text:p>0.842647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00127875" calcext:value-type="float">
            <text:p>0.00127875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.797059" calcext:value-type="float">
            <text:p>0.797059</text:p>
          </table:table-cell>
          <table:table-cell office:value-type="float" office:value="0.590909" calcext:value-type="float">
            <text:p>0.590909</text:p>
          </table:table-cell>
          <table:table-cell office:value-type="float" office:value="0.0013591" calcext:value-type="float">
            <text:p>0.0013591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.941176" calcext:value-type="float">
            <text:p>0.941176</text:p>
          </table:table-cell>
          <table:table-cell office:value-type="float" office:value="0.863636" calcext:value-type="float">
            <text:p>0.863636</text:p>
          </table:table-cell>
          <table:table-cell office:value-type="float" office:value="0.00148465" calcext:value-type="float">
            <text:p>0.00148465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689394" calcext:value-type="float">
            <text:p>0.689394</text:p>
          </table:table-cell>
          <table:table-cell office:value-type="float" office:value="0.459091" calcext:value-type="float">
            <text:p>0.459091</text:p>
          </table:table-cell>
          <table:table-cell office:value-type="float" office:value="0.00156835" calcext:value-type="float">
            <text:p>0.00156835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.780882" calcext:value-type="float">
            <text:p>0.780882</text:p>
          </table:table-cell>
          <table:table-cell office:value-type="float" office:value="0.668182" calcext:value-type="float">
            <text:p>0.668182</text:p>
          </table:table-cell>
          <table:table-cell office:value-type="float" office:value="0.0015395" calcext:value-type="float">
            <text:p>0.0015395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.837879" calcext:value-type="float">
            <text:p>0.837879</text:p>
          </table:table-cell>
          <table:table-cell office:value-type="float" office:value="0.704545" calcext:value-type="float">
            <text:p>0.704545</text:p>
          </table:table-cell>
          <table:table-cell office:value-type="float" office:value="0.0013523" calcext:value-type="float">
            <text:p>0.0013523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.848529" calcext:value-type="float">
            <text:p>0.848529</text:p>
          </table:table-cell>
          <table:table-cell office:value-type="float" office:value="0.740909" calcext:value-type="float">
            <text:p>0.740909</text:p>
          </table:table-cell>
          <table:table-cell office:value-type="float" office:value="0.0017106" calcext:value-type="float">
            <text:p>0.0017106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.719697" calcext:value-type="float">
            <text:p>0.719697</text:p>
          </table:table-cell>
          <table:table-cell office:value-type="float" office:value="0.405" calcext:value-type="float">
            <text:p>0.405</text:p>
          </table:table-cell>
          <table:table-cell office:value-type="float" office:value="0.001237" calcext:value-type="float">
            <text:p>0.001237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.795455" calcext:value-type="float">
            <text:p>0.795455</text:p>
          </table:table-cell>
          <table:table-cell office:value-type="float" office:value="0.605" calcext:value-type="float">
            <text:p>0.605</text:p>
          </table:table-cell>
          <table:table-cell office:value-type="float" office:value="0.0012416" calcext:value-type="float">
            <text:p>0.0012416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.770588" calcext:value-type="float">
            <text:p>0.770588</text:p>
          </table:table-cell>
          <table:table-cell office:value-type="float" office:value="0.554545" calcext:value-type="float">
            <text:p>0.554545</text:p>
          </table:table-cell>
          <table:table-cell office:value-type="float" office:value="0.00144325" calcext:value-type="float">
            <text:p>0.00144325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.802941" calcext:value-type="float">
            <text:p>0.802941</text:p>
          </table:table-cell>
          <table:table-cell office:value-type="float" office:value="0.686364" calcext:value-type="float">
            <text:p>0.686364</text:p>
          </table:table-cell>
          <table:table-cell office:value-type="float" office:value="0.00146495" calcext:value-type="float">
            <text:p>0.00146495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.817647" calcext:value-type="float">
            <text:p>0.817647</text:p>
          </table:table-cell>
          <table:table-cell office:value-type="float" office:value="0.640909" calcext:value-type="float">
            <text:p>0.640909</text:p>
          </table:table-cell>
          <table:table-cell office:value-type="float" office:value="0.0012408" calcext:value-type="float">
            <text:p>0.0012408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.830882" calcext:value-type="float">
            <text:p>0.830882</text:p>
          </table:table-cell>
          <table:table-cell office:value-type="float" office:value="0.672727" calcext:value-type="float">
            <text:p>0.672727</text:p>
          </table:table-cell>
          <table:table-cell office:value-type="float" office:value="0.00156205" calcext:value-type="float">
            <text:p>0.00156205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835294" calcext:value-type="float">
            <text:p>0.835294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00139725" calcext:value-type="float">
            <text:p>0.00139725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0.845588" calcext:value-type="float">
            <text:p>0.845588</text:p>
          </table:table-cell>
          <table:table-cell office:value-type="float" office:value="0.663636" calcext:value-type="float">
            <text:p>0.663636</text:p>
          </table:table-cell>
          <table:table-cell office:value-type="float" office:value="0.001533" calcext:value-type="float">
            <text:p>0.001533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.823529" calcext:value-type="float">
            <text:p>0.823529</text:p>
          </table:table-cell>
          <table:table-cell office:value-type="float" office:value="0.763636" calcext:value-type="float">
            <text:p>0.763636</text:p>
          </table:table-cell>
          <table:table-cell office:value-type="float" office:value="0.0015792" calcext:value-type="float">
            <text:p>0.0015792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0.813235" calcext:value-type="float">
            <text:p>0.813235</text:p>
          </table:table-cell>
          <table:table-cell office:value-type="float" office:value="0.690909" calcext:value-type="float">
            <text:p>0.690909</text:p>
          </table:table-cell>
          <table:table-cell office:value-type="float" office:value="0.00136315" calcext:value-type="float">
            <text:p>0.00136315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.889706" calcext:value-type="float">
            <text:p>0.889706</text:p>
          </table:table-cell>
          <table:table-cell office:value-type="float" office:value="0.795455" calcext:value-type="float">
            <text:p>0.795455</text:p>
          </table:table-cell>
          <table:table-cell office:value-type="float" office:value="0.0013595" calcext:value-type="float">
            <text:p>0.0013595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.793548" calcext:value-type="float">
            <text:p>0.793548</text:p>
          </table:table-cell>
          <table:table-cell office:value-type="float" office:value="0.6" calcext:value-type="float">
            <text:p>0.6</text:p>
          </table:table-cell>
          <table:table-cell office:value-type="float" office:value="0.00123815" calcext:value-type="float">
            <text:p>0.00123815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0.873529" calcext:value-type="float">
            <text:p>0.873529</text:p>
          </table:table-cell>
          <table:table-cell office:value-type="float" office:value="0.736364" calcext:value-type="float">
            <text:p>0.736364</text:p>
          </table:table-cell>
          <table:table-cell office:value-type="float" office:value="0.0012841" calcext:value-type="float">
            <text:p>0.0012841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0.791176" calcext:value-type="float">
            <text:p>0.791176</text:p>
          </table:table-cell>
          <table:table-cell office:value-type="float" office:value="0.627273" calcext:value-type="float">
            <text:p>0.627273</text:p>
          </table:table-cell>
          <table:table-cell office:value-type="float" office:value="0.0016442" calcext:value-type="float">
            <text:p>0.0016442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.774242" calcext:value-type="float">
            <text:p>0.774242</text:p>
          </table:table-cell>
          <table:table-cell office:value-type="float" office:value="0.69" calcext:value-type="float">
            <text:p>0.69</text:p>
          </table:table-cell>
          <table:table-cell office:value-type="float" office:value="0.00156115" calcext:value-type="float">
            <text:p>0.00156115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0.833824" calcext:value-type="float">
            <text:p>0.833824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00175185" calcext:value-type="float">
            <text:p>0.00175185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803333" calcext:value-type="float">
            <text:p>0.803333</text:p>
          </table:table-cell>
          <table:table-cell office:value-type="float" office:value="0.594444" calcext:value-type="float">
            <text:p>0.594444</text:p>
          </table:table-cell>
          <table:table-cell office:value-type="float" office:value="0.0016631" calcext:value-type="float">
            <text:p>0.0016631</text:p>
          </table:table-cell>
          <table:table-cell table:number-columns-repeated="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.897059" calcext:value-type="float">
            <text:p>0.897059</text:p>
          </table:table-cell>
          <table:table-cell office:value-type="float" office:value="0.759091" calcext:value-type="float">
            <text:p>0.759091</text:p>
          </table:table-cell>
          <table:table-cell office:value-type="float" office:value="0.0014543" calcext:value-type="float">
            <text:p>0.0014543</text:p>
          </table:table-cell>
          <table:table-cell table:number-columns-repeated="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0.833824" calcext:value-type="float">
            <text:p>0.833824</text:p>
          </table:table-cell>
          <table:table-cell office:value-type="float" office:value="0.65" calcext:value-type="float">
            <text:p>0.65</text:p>
          </table:table-cell>
          <table:table-cell office:value-type="float" office:value="0.00166845" calcext:value-type="float">
            <text:p>0.00166845</text:p>
          </table:table-cell>
          <table:table-cell table:number-columns-repeated="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0.839706" calcext:value-type="float">
            <text:p>0.839706</text:p>
          </table:table-cell>
          <table:table-cell office:value-type="float" office:value="0.768182" calcext:value-type="float">
            <text:p>0.768182</text:p>
          </table:table-cell>
          <table:table-cell office:value-type="float" office:value="0.0018175" calcext:value-type="float">
            <text:p>0.0018175</text:p>
          </table:table-cell>
          <table:table-cell table:number-columns-repeated="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0.8" calcext:value-type="float">
            <text:p>0.8</text:p>
          </table:table-cell>
          <table:table-cell office:value-type="float" office:value="0.640909" calcext:value-type="float">
            <text:p>0.640909</text:p>
          </table:table-cell>
          <table:table-cell office:value-type="float" office:value="0.0018166" calcext:value-type="float">
            <text:p>0.0018166</text:p>
          </table:table-cell>
          <table:table-cell table:number-columns-repeated="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.814706" calcext:value-type="float">
            <text:p>0.814706</text:p>
          </table:table-cell>
          <table:table-cell office:value-type="float" office:value="0.586364" calcext:value-type="float">
            <text:p>0.586364</text:p>
          </table:table-cell>
          <table:table-cell office:value-type="float" office:value="0.001777" calcext:value-type="float">
            <text:p>0.001777</text:p>
          </table:table-cell>
          <table:table-cell table:number-columns-repeated="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0.882353" calcext:value-type="float">
            <text:p>0.882353</text:p>
          </table:table-cell>
          <table:table-cell office:value-type="float" office:value="0.8" calcext:value-type="float">
            <text:p>0.8</text:p>
          </table:table-cell>
          <table:table-cell office:value-type="float" office:value="0.00154505" calcext:value-type="float">
            <text:p>0.00154505</text:p>
          </table:table-cell>
          <table:table-cell table:number-columns-repeated="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0.765152" calcext:value-type="float">
            <text:p>0.765152</text:p>
          </table:table-cell>
          <table:table-cell office:value-type="float" office:value="0.563636" calcext:value-type="float">
            <text:p>0.563636</text:p>
          </table:table-cell>
          <table:table-cell office:value-type="float" office:value="0.00186105" calcext:value-type="float">
            <text:p>0.00186105</text:p>
          </table:table-cell>
          <table:table-cell table:number-columns-repeated="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0.766667" calcext:value-type="float">
            <text:p>0.766667</text:p>
          </table:table-cell>
          <table:table-cell office:value-type="float" office:value="0.622727" calcext:value-type="float">
            <text:p>0.622727</text:p>
          </table:table-cell>
          <table:table-cell office:value-type="float" office:value="0.0016428" calcext:value-type="float">
            <text:p>0.0016428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0.922727" calcext:value-type="float">
            <text:p>0.922727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0.0016388" calcext:value-type="float">
            <text:p>0.0016388</text:p>
          </table:table-cell>
          <table:table-cell table:number-columns-repeated="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862121" calcext:value-type="float">
            <text:p>0.862121</text:p>
          </table:table-cell>
          <table:table-cell office:value-type="float" office:value="0.745455" calcext:value-type="float">
            <text:p>0.745455</text:p>
          </table:table-cell>
          <table:table-cell office:value-type="float" office:value="0.00229405" calcext:value-type="float">
            <text:p>0.00229405</text:p>
          </table:table-cell>
          <table:table-cell table:number-columns-repeated="5"/>
        </table:table-row>
      </table:table>
      <table:table table:name="Cars2" table:style-name="ta1">
        <table:shapes>
          <draw:frame draw:z-index="0" draw:style-name="gr1" draw:text-style-name="P1" svg:width="4.2492in" svg:height="2.8272in" svg:x="0.6445in" svg:y="12.7665in">
            <draw:object draw:notify-on-update-of-ranges="Cars2.A64:Cars2.A66 Cars2.D2:Cars2.D2 Cars2.D64:Cars2.D66 Cars2.G2:Cars2.G2 Cars2.G64:Cars2.G66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" draw:style-name="gr1" draw:text-style-name="P1" svg:width="4.4736in" svg:height="2.7185in" svg:x="5.4504in" svg:y="12.7862in">
            <draw:object draw:notify-on-update-of-ranges="Cars2.A3:Cars2.A62 Cars2.D2:Cars2.D2 Cars2.D3:Cars2.D62 Cars2.A3:Cars2.A62 Cars2.G2:Cars2.G2 Cars2.G3:Cars2.G62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2" draw:style-name="gr1" draw:text-style-name="P1" svg:width="6.0366in" svg:height="2.9587in" svg:x="6.2398in" svg:y="44.802in">
            <draw:object draw:notify-on-update-of-ranges="Cars2.A182:Cars2.A241 Cars2.D181:Cars2.D181 Cars2.D182:Cars2.D241 Cars2.A182:Cars2.A241 Cars2.G181:Cars2.G181 Cars2.G182:Cars2.G241" xlink:href="./Object 38" xlink:type="simple" xlink:show="embed" xlink:actuate="onLoad"/>
            <draw:image xlink:href="./ObjectReplacements/Object 38" xlink:type="simple" xlink:show="embed" xlink:actuate="onLoad"/>
          </draw:frame>
          <draw:frame draw:z-index="3" draw:style-name="gr1" draw:text-style-name="P1" svg:width="4.8646in" svg:height="2.9409in" svg:x="1.3969in" svg:y="44.8366in">
            <draw:object draw:notify-on-update-of-ranges="Cars2.A243:Cars2.A245 Cars2.D181:Cars2.D181 Cars2.D243:Cars2.D245 Cars2.G181:Cars2.G181 Cars2.G243:Cars2.G245" xlink:href="./Object 39" xlink:type="simple" xlink:show="embed" xlink:actuate="onLoad"/>
            <draw:image xlink:href="./ObjectReplacements/Object 39" xlink:type="simple" xlink:show="embed" xlink:actuate="onLoad"/>
          </draw:frame>
          <draw:frame draw:z-index="4" draw:style-name="gr1" draw:text-style-name="P1" svg:width="4.4437in" svg:height="2.6764in" svg:x="4.3756in" svg:y="49.0398in">
            <draw:object draw:notify-on-update-of-ranges="Cars2.A272:Cars2.A331 Cars2.D271:Cars2.D271 Cars2.D272:Cars2.D331" xlink:href="./Object 41" xlink:type="simple" xlink:show="embed" xlink:actuate="onLoad"/>
            <draw:image xlink:href="./ObjectReplacements/Object 41" xlink:type="simple" xlink:show="embed" xlink:actuate="onLoad"/>
          </draw:frame>
          <draw:frame draw:z-index="5" draw:style-name="gr1" draw:text-style-name="P1" svg:width="4.474in" svg:height="2.8236in" svg:x="4.4051in" svg:y="51.6988in">
            <draw:object draw:notify-on-update-of-ranges="Cars2.A333:Cars2.A335 Cars2.D271:Cars2.D271 Cars2.D333:Cars2.D335" xlink:href="./Object 42" xlink:type="simple" xlink:show="embed" xlink:actuate="onLoad"/>
            <draw:image xlink:href="./ObjectReplacements/Object 42" xlink:type="simple" xlink:show="embed" xlink:actuate="onLoad"/>
          </draw:frame>
          <draw:frame draw:z-index="6" draw:style-name="gr1" draw:text-style-name="P1" svg:width="4.9819in" svg:height="2.8331in" svg:x="3.5457in" svg:y="60.9472in">
            <draw:object draw:notify-on-update-of-ranges="Cars2.A344:Cars2.A347 Cars2.B343:Cars2.B343 Cars2.B344:Cars2.B347 Cars2.A344:Cars2.A347 Cars2.C343:Cars2.C343 Cars2.C344:Cars2.C347" xlink:href="./Object 40" xlink:type="simple" xlink:show="embed" xlink:actuate="onLoad"/>
            <draw:image xlink:href="./ObjectReplacements/Object 40" xlink:type="simple" xlink:show="embed" xlink:actuate="onLoad"/>
          </draw:frame>
          <draw:frame draw:z-index="7" draw:style-name="gr1" draw:text-style-name="P1" svg:width="5.0713in" svg:height="3.0783in" svg:x="0.0394in" svg:y="28.2154in">
            <draw:object draw:notify-on-update-of-ranges="Cars2.A150:Cars2.A152 Cars2.D88:Cars2.D88 Cars2.D150:Cars2.D152 Cars2.G88:Cars2.G88 Cars2.G150:Cars2.G152 Cars2.H88:Cars2.H88 Cars2.H150:Cars2.H152 Cars2.I88:Cars2.I88 Cars2.I150:Cars2.I152" xlink:href="./Object 37" xlink:type="simple" xlink:show="embed" xlink:actuate="onLoad"/>
            <draw:image xlink:href="./ObjectReplacements/Object 37" xlink:type="simple" xlink:show="embed" xlink:actuate="onLoad"/>
          </draw:frame>
          <draw:frame draw:z-index="8" draw:style-name="gr1" draw:text-style-name="P1" svg:width="5.2764in" svg:height="3.0591in" svg:x="5.1181in" svg:y="28.2535in">
            <draw:object draw:notify-on-update-of-ranges="Cars2.A89:Cars2.A148 Cars2.D88:Cars2.D88 Cars2.D89:Cars2.D148 Cars2.A89:Cars2.A148 Cars2.G88:Cars2.G88 Cars2.G89:Cars2.G148 Cars2.A89:Cars2.A148 Cars2.H88:Cars2.H88 Cars2.H89:Cars2.H148 Cars2.A89:Cars2.A148 Cars2.I88:Cars2.I88 Cars2.I89:Cars2.I148" xlink:href="./Object 36" xlink:type="simple" xlink:show="embed" xlink:actuate="onLoad"/>
            <draw:image xlink:href="./ObjectReplacements/Object 36" xlink:type="simple" xlink:show="embed" xlink:actuate="onLoad"/>
          </draw:frame>
        </table:shapes>
        <table:table-column table:style-name="co2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8" table:number-rows-spanned="1">
            <text:p>Cars Dataset2, MaxLearn, UIUP PLP-trees (Training: 18 or 19 examples, Testing: 18 or 19 examples)</text:p>
            <text:p><text:span text:style-name="T1">#Attributes: 5</text:span></text:p>
            <text:p><text:span text:style-name="T1">#Outcomes: 20</text:span></text:p>
            <text:p><text:span text:style-name="T1">#Users: 60</text:span></text:p>
            <text:p><text:span text:style-name="T1">#Examples: 2206</text:span></text:p>
          </table:table-cell>
          <table:covered-table-cell table:number-columns-repeated="7"/>
          <table:table-cell/>
        </table:table-row>
        <table:table-row table:style-name="ro2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Training#</text:p>
          </table:table-cell>
          <table:table-cell table:style-name="ce1" office:value-type="string" calcext:value-type="string">
            <text:p>Data#</text:p>
          </table:table-cell>
          <table:table-cell table:style-name="ce2" office:value-type="string" calcext:value-type="string">
            <text:p>Training%</text:p>
          </table:table-cell>
          <table:table-cell table:style-name="ce1" office:value-type="string" calcext:value-type="string">
            <text:p>Testing#</text:p>
          </table:table-cell>
          <table:table-cell table:style-name="ce4" office:value-type="string" calcext:value-type="string">
            <text:p>Data#</text:p>
          </table:table-cell>
          <table:table-cell table:style-name="ce4" office:value-type="string" calcext:value-type="string">
            <text:p>Testing%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3]/[.C3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[.E3]/[.F3]" office:value-type="float" office:value="0.68421052631579" calcext:value-type="float">
            <text:p>0.6842105263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4]/[.C4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E4]/[.F4]" office:value-type="float" office:value="0.631578947368421" calcext:value-type="float">
            <text:p>0.6315789474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B5]/[.C5]" office:value-type="float" office:value="0.947368421052632" calcext:value-type="float">
            <text:p>0.94736842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[.E5]/[.F5]" office:value-type="float" office:value="0.68421052631579" calcext:value-type="float">
            <text:p>0.6842105263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B6]/[.C6]" office:value-type="float" office:value="0.894736842105263" calcext:value-type="float">
            <text:p>0.894736842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[.E6]/[.F6]"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7]/[.C7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[.E7]/[.F7]" office:value-type="float" office:value="0.789473684210526" calcext:value-type="float">
            <text:p>0.7894736842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8]/[.C8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[.E8]/[.F8]" office:value-type="float" office:value="0.842105263157895" calcext:value-type="float">
            <text:p>0.8421052632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B9]/[.C9]" office:value-type="float" office:value="0.888888888888889" calcext:value-type="float">
            <text:p>0.888888888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E9]/[.F9]" office:value-type="float" office:value="0.578947368421053" calcext:value-type="float">
            <text:p>0.5789473684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10]/[.C10]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E10]/[.F10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B11]/[.C11]" office:value-type="float" office:value="0.944444444444444" calcext:value-type="float">
            <text:p>0.944444444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E11]/[.F11]" office:value-type="float" office:value="0.947368421052632" calcext:value-type="float">
            <text:p>0.9473684211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12]/[.C12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[.E12]/[.F12]" office:value-type="float" office:value="0.842105263157895" calcext:value-type="float">
            <text:p>0.8421052632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B13]/[.C13]" office:value-type="float" office:value="0.944444444444444" calcext:value-type="float">
            <text:p>0.944444444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[.E13]/[.F13]" office:value-type="float" office:value="0.789473684210526" calcext:value-type="float">
            <text:p>0.7894736842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[.B14]/[.C14]" office:value-type="float" office:value="0.833333333333333" calcext:value-type="float">
            <text:p>0.833333333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E14]/[.F14]" office:value-type="float" office:value="0.444444444444444" calcext:value-type="float">
            <text:p>0.4444444444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15]/[.C15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E15]/[.F15]" office:value-type="float" office:value="0.611111111111111" calcext:value-type="float">
            <text:p>0.6111111111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B16]/[.C16]" office:value-type="float" office:value="0.944444444444444" calcext:value-type="float">
            <text:p>0.944444444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[.E16]/[.F16]" office:value-type="float" office:value="0.777777777777778" calcext:value-type="float">
            <text:p>0.7777777778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17]/[.C17]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[.E17]/[.F17]" office:value-type="float" office:value="0.736842105263158" calcext:value-type="float">
            <text:p>0.7368421053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18]/[.C18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[.E18]/[.F18]" office:value-type="float" office:value="0.722222222222222" calcext:value-type="float">
            <text:p>0.7222222222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19]/[.C19]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E19]/[.F19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20]/[.C20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[.E20]/[.F20]" office:value-type="float" office:value="0.842105263157895" calcext:value-type="float">
            <text:p>0.8421052632</text:p>
          </table:table-cell>
          <table:table-cell table:number-columns-repeated="2"/>
        </table:table-row>
        <table:table-row table:style-name="ro2">
          <table:table-cell table:number-columns-repeated="3" office:value-type="float" office:value="19" calcext:value-type="float">
            <text:p>19</text:p>
          </table:table-cell>
          <table:table-cell table:formula="of:=[.B21]/[.C21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[.E21]/[.F21]" office:value-type="float" office:value="0.789473684210526" calcext:value-type="float">
            <text:p>0.7894736842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22]/[.C22]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[.E22]/[.F22]" office:value-type="float" office:value="0.736842105263158" calcext:value-type="float">
            <text:p>0.7368421053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23]/[.C23]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E23]/[.F23]" office:value-type="float" office:value="0.894736842105263" calcext:value-type="float">
            <text:p>0.8947368421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24]/[.C24]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E24]/[.F24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B25]/[.C25]" office:value-type="float" office:value="0.944444444444444" calcext:value-type="float">
            <text:p>0.944444444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E25]/[.F25]" office:value-type="float" office:value="0.631578947368421" calcext:value-type="float">
            <text:p>0.6315789474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26]/[.C26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[.E26]/[.F26]" office:value-type="float" office:value="0.842105263157895" calcext:value-type="float">
            <text:p>0.8421052632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B27]/[.C27]" office:value-type="float" office:value="0.944444444444444" calcext:value-type="float">
            <text:p>0.944444444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E27]/[.F27]" office:value-type="float" office:value="0.894736842105263" calcext:value-type="float">
            <text:p>0.8947368421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B28]/[.C28]" office:value-type="float" office:value="0.944444444444444" calcext:value-type="float">
            <text:p>0.944444444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[.E28]/[.F28]" office:value-type="float" office:value="0.842105263157895" calcext:value-type="float">
            <text:p>0.8421052632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B29]/[.C29]" office:value-type="float" office:value="0.944444444444444" calcext:value-type="float">
            <text:p>0.944444444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E29]/[.F29]" office:value-type="float" office:value="0.631578947368421" calcext:value-type="float">
            <text:p>0.6315789474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30]/[.C30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E30]/[.F30]" office:value-type="float" office:value="0.888888888888889" calcext:value-type="float">
            <text:p>0.8888888889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31]/[.C31]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E31]/[.F31]" office:value-type="float" office:value="0.947368421052632" calcext:value-type="float">
            <text:p>0.9473684211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32]/[.C32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[.E32]/[.F32]" office:value-type="float" office:value="0.842105263157895" calcext:value-type="float">
            <text:p>0.8421052632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B33]/[.C33]" office:value-type="float" office:value="0.888888888888889" calcext:value-type="float">
            <text:p>0.888888888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[.E33]/[.F33]" office:value-type="float" office:value="0.842105263157895" calcext:value-type="float">
            <text:p>0.8421052632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34]/[.C34]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E34]/[.F34]" office:value-type="float" office:value="0.947368421052632" calcext:value-type="float">
            <text:p>0.9473684211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35]/[.C35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[.E35]/[.F35]" office:value-type="float" office:value="0.789473684210526" calcext:value-type="float">
            <text:p>0.7894736842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B36]/[.C36]" office:value-type="float" office:value="0.947368421052632" calcext:value-type="float">
            <text:p>0.94736842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E36]/[.F36]" office:value-type="float" office:value="0.894736842105263" calcext:value-type="float">
            <text:p>0.8947368421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B37]/[.C37]" office:value-type="float" office:value="0.947368421052632" calcext:value-type="float">
            <text:p>0.94736842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E37]/[.F37]" office:value-type="float" office:value="0.894736842105263" calcext:value-type="float">
            <text:p>0.8947368421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B38]/[.C38]" office:value-type="float" office:value="0.947368421052632" calcext:value-type="float">
            <text:p>0.947368421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E38]/[.F38]" office:value-type="float" office:value="0.578947368421053" calcext:value-type="float">
            <text:p>0.5789473684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39]/[.C39]" office:value-type="float" office:value="0.875" calcext:value-type="float">
            <text:p>0.87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E39]/[.F39]" office:value-type="float" office:value="0.588235294117647" calcext:value-type="float">
            <text:p>0.5882352941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B40]/[.C40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E40]/[.F40]" office:value-type="float" office:value="0.764705882352941" calcext:value-type="float">
            <text:p>0.7647058824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B41]/[.C41]" office:value-type="float" office:value="0.9375" calcext:value-type="float">
            <text:p>0.937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E41]/[.F41]" office:value-type="float" office:value="0.529411764705882" calcext:value-type="float">
            <text:p>0.5294117647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B42]/[.C42]" office:value-type="float" office:value="0.9375" calcext:value-type="float">
            <text:p>0.937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[.E42]/[.F42]" office:value-type="float" office:value="0.882352941176471" calcext:value-type="float">
            <text:p>0.8823529412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B43]/[.C43]" office:value-type="float" office:value="0.9375" calcext:value-type="float">
            <text:p>0.937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[.E43]/[.F43]" office:value-type="float" office:value="0.882352941176471" calcext:value-type="float">
            <text:p>0.8823529412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44]/[.C44]" office:value-type="float" office:value="0.875" calcext:value-type="float">
            <text:p>0.87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E44]/[.F44]" office:value-type="float" office:value="0.470588235294118" calcext:value-type="float">
            <text:p>0.4705882353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B45]/[.C45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E45]/[.F45]" office:value-type="float" office:value="0.529411764705882" calcext:value-type="float">
            <text:p>0.5294117647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B46]/[.C46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E46]/[.F46]" office:value-type="float" office:value="0.588235294117647" calcext:value-type="float">
            <text:p>0.5882352941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B47]/[.C47]" office:value-type="float" office:value="0.944444444444444" calcext:value-type="float">
            <text:p>0.944444444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[.E47]/[.F47]" office:value-type="float" office:value="0.68421052631579" calcext:value-type="float">
            <text:p>0.6842105263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B48]/[.C48]" office:value-type="float" office:value="0.944444444444444" calcext:value-type="float">
            <text:p>0.944444444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[.E48]/[.F48]" office:value-type="float" office:value="0.68421052631579" calcext:value-type="float">
            <text:p>0.6842105263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49]/[.C49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[.E49]/[.F49]" office:value-type="float" office:value="0.68421052631579" calcext:value-type="float">
            <text:p>0.6842105263</text:p>
          </table:table-cell>
          <table:table-cell table:number-columns-repeated="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B50]/[.C50]" office:value-type="float" office:value="0.944444444444444" calcext:value-type="float">
            <text:p>0.944444444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E50]/[.F50]" office:value-type="float" office:value="0.666666666666667" calcext:value-type="float">
            <text:p>0.6666666667</text:p>
          </table:table-cell>
          <table:table-cell table:number-columns-repeated="2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51]/[.C51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E51]/[.F51]" office:value-type="float" office:value="0.666666666666667" calcext:value-type="float">
            <text:p>0.6666666667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B52]/[.C52]" office:value-type="float" office:value="0.944444444444444" calcext:value-type="float">
            <text:p>0.944444444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[.E52]/[.F52]" office:value-type="float" office:value="0.736842105263158" calcext:value-type="float">
            <text:p>0.7368421053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53]/[.C53]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E53]/[.F53]" office:value-type="float" office:value="0.894736842105263" calcext:value-type="float">
            <text:p>0.8947368421</text:p>
          </table:table-cell>
          <table:table-cell table:number-columns-repeated="2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54]/[.C54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[.E54]/[.F54]" office:value-type="float" office:value="0.789473684210526" calcext:value-type="float">
            <text:p>0.7894736842</text:p>
          </table:table-cell>
          <table:table-cell table:number-columns-repeated="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B55]/[.C55]" office:value-type="float" office:value="0.894736842105263" calcext:value-type="float">
            <text:p>0.894736842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E55]/[.F55]" office:value-type="float" office:value="0.894736842105263" calcext:value-type="float">
            <text:p>0.8947368421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B56]/[.C56]" office:value-type="float" office:value="0.894736842105263" calcext:value-type="float">
            <text:p>0.894736842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[.E56]/[.F56]" office:value-type="float" office:value="0.842105263157895" calcext:value-type="float">
            <text:p>0.8421052632</text:p>
          </table:table-cell>
          <table:table-cell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57]/[.C57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[.E57]/[.F57]" office:value-type="float" office:value="0.842105263157895" calcext:value-type="float">
            <text:p>0.8421052632</text:p>
          </table:table-cell>
          <table:table-cell table:number-columns-repeated="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B58]/[.C58]" office:value-type="float" office:value="0.947368421052632" calcext:value-type="float">
            <text:p>0.94736842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[.E58]/[.F58]" office:value-type="float" office:value="0.736842105263158" calcext:value-type="float">
            <text:p>0.7368421053</text:p>
          </table:table-cell>
          <table:table-cell table:number-columns-repeated="2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59]/[.C59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E59]/[.F59]" office:value-type="float" office:value="0.578947368421053" calcext:value-type="float">
            <text:p>0.5789473684</text:p>
          </table:table-cell>
          <table:table-cell table:number-columns-repeated="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B60]/[.C60]" office:value-type="float" office:value="0.947368421052632" calcext:value-type="float">
            <text:p>0.947368421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[.E60]/[.F60]" office:value-type="float" office:value="0.842105263157895" calcext:value-type="float">
            <text:p>0.8421052632</text:p>
          </table:table-cell>
          <table:table-cell table:number-columns-repeated="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B61]/[.C61]" office:value-type="float" office:value="0.947368421052632" calcext:value-type="float">
            <text:p>0.94736842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E61]/[.F61]" office:value-type="float" office:value="0.894736842105263" calcext:value-type="float">
            <text:p>0.8947368421</text:p>
          </table:table-cell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62]/[.C62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[.E62]/[.F62]" office:value-type="float" office:value="0.842105263157895" calcext:value-type="float">
            <text:p>0.8421052632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Avg</text:p>
          </table:table-cell>
          <table:table-cell table:formula="of:=SUM([.B3:.B62])/60" office:value-type="float" office:value="17.4666666666667" calcext:value-type="float">
            <text:p>17.4666666667</text:p>
          </table:table-cell>
          <table:table-cell table:formula="of:=SUM([.C3:.C62])/60" office:value-type="float" office:value="18.1" calcext:value-type="float">
            <text:p>18.1</text:p>
          </table:table-cell>
          <table:table-cell table:formula="of:=SUM([.D3:.D62])/60" office:value-type="float" office:value="0.964638157894736" calcext:value-type="float">
            <text:p>0.9646381579</text:p>
          </table:table-cell>
          <table:table-cell table:formula="of:=SUM([.E3:.E62])/60" office:value-type="float" office:value="14.25" calcext:value-type="float">
            <text:p>14.25</text:p>
          </table:table-cell>
          <table:table-cell table:formula="of:=SUM([.F3:.F62])/60" office:value-type="float" office:value="18.6" calcext:value-type="float">
            <text:p>18.6</text:p>
          </table:table-cell>
          <table:table-cell table:formula="of:=SUM([.G3:.G62])/60" office:value-type="float" office:value="0.763814356151817" calcext:value-type="float">
            <text:p>0.76381435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</text:p>
          </table:table-cell>
          <table:table-cell table:formula="of:=SUBTOTAL(4; [.B3:.B62])" office:value-type="float" office:value="19" calcext:value-type="float">
            <text:p>19</text:p>
          </table:table-cell>
          <table:table-cell table:formula="of:=SUBTOTAL(4; [.C3:.C62])" office:value-type="float" office:value="19" calcext:value-type="float">
            <text:p>19</text:p>
          </table:table-cell>
          <table:table-cell table:formula="of:=SUBTOTAL(4; [.D3:.D62])" office:value-type="float" office:value="1" calcext:value-type="float">
            <text:p>1</text:p>
          </table:table-cell>
          <table:table-cell table:formula="of:=SUBTOTAL(4; [.E3:.E62])" office:value-type="float" office:value="19" calcext:value-type="float">
            <text:p>19</text:p>
          </table:table-cell>
          <table:table-cell table:formula="of:=SUBTOTAL(4; [.F3:.F62])" office:value-type="float" office:value="19" calcext:value-type="float">
            <text:p>19</text:p>
          </table:table-cell>
          <table:table-cell table:formula="of:=SUBTOTAL(4; [.G3:.G62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</text:p>
          </table:table-cell>
          <table:table-cell table:formula="of:=SUBTOTAL(5; [.B4:.B63])" office:value-type="float" office:value="14" calcext:value-type="float">
            <text:p>14</text:p>
          </table:table-cell>
          <table:table-cell table:formula="of:=SUBTOTAL(5; [.C4:.C63])" office:value-type="float" office:value="16" calcext:value-type="float">
            <text:p>16</text:p>
          </table:table-cell>
          <table:table-cell table:formula="of:=SUBTOTAL(5; [.D4:.D63])" office:value-type="float" office:value="0.833333333333333" calcext:value-type="float">
            <text:p>0.8333333333</text:p>
          </table:table-cell>
          <table:table-cell table:formula="of:=SUBTOTAL(5; [.E4:.E63])" office:value-type="float" office:value="8" calcext:value-type="float">
            <text:p>8</text:p>
          </table:table-cell>
          <table:table-cell table:formula="of:=SUBTOTAL(5; [.F4:.F63])" office:value-type="float" office:value="17" calcext:value-type="float">
            <text:p>17</text:p>
          </table:table-cell>
          <table:table-cell table:formula="of:=SUBTOTAL(5; [.G4:.G63])" office:value-type="float" office:value="0.444444444444444" calcext:value-type="float">
            <text:p>0.4444444444</text:p>
          </table:table-cell>
          <table:table-cell table:number-columns-repeated="2"/>
        </table:table-row>
        <table:table-row table:style-name="ro2" table:number-rows-repeated="20">
          <table:table-cell table:number-columns-repeated="9"/>
        </table:table-row>
        <table:table-row table:style-name="ro2">
          <table:table-cell office:value-type="string" calcext:value-type="string" table:number-columns-spanned="9" table:number-rows-spanned="1">
            <text:p>Cars Dataset2, MaxLearn, UIUP PLP-trees (Training: 3 quarter of examples, Testing: 1 quarters of examples (Both are averaged over 20 repetitions))</text:p>
          </table:table-cell>
          <table:covered-table-cell table:number-columns-repeated="8"/>
        </table:table-row>
        <table:table-row table:style-name="ro2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X-Training#</text:p>
          </table:table-cell>
          <table:table-cell table:style-name="ce1" office:value-type="string" calcext:value-type="string">
            <text:p>X-Data#</text:p>
          </table:table-cell>
          <table:table-cell table:style-name="ce2" office:value-type="string" calcext:value-type="string">
            <text:p>X-Training%</text:p>
          </table:table-cell>
          <table:table-cell table:style-name="ce1" office:value-type="string" calcext:value-type="string">
            <text:p>X-Testing#</text:p>
          </table:table-cell>
          <table:table-cell table:style-name="ce4" office:value-type="string" calcext:value-type="string">
            <text:p>X-Data#</text:p>
          </table:table-cell>
          <table:table-cell table:style-name="ce4" office:value-type="string" calcext:value-type="string">
            <text:p>X-Testing%</text:p>
          </table:table-cell>
          <table:table-cell office:value-type="string" calcext:value-type="string">
            <text:p>MH-Training%</text:p>
          </table:table-cell>
          <table:table-cell office:value-type="string" calcext:value-type="string">
            <text:p>MH-Testing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6.6" calcext:value-type="float">
            <text:p>26.6</text:p>
          </table:table-cell>
          <table:table-cell office:value-type="float" office:value="28" calcext:value-type="float">
            <text:p>28</text:p>
          </table:table-cell>
          <table:table-cell office:value-type="float" office:value="0.95" calcext:value-type="float">
            <text:p>0.95</text:p>
          </table:table-cell>
          <table:table-cell office:value-type="float" office:value="8.8" calcext:value-type="float">
            <text:p>8.8</text:p>
          </table:table-cell>
          <table:table-cell office:value-type="float" office:value="10" calcext:value-type="float">
            <text:p>10</text:p>
          </table:table-cell>
          <table:table-cell office:value-type="float" office:value="0.88" calcext:value-type="float">
            <text:p>0.88</text:p>
          </table:table-cell>
          <table:table-cell office:value-type="float" office:value="0.762069" calcext:value-type="float">
            <text:p>0.762069</text:p>
          </table:table-cell>
          <table:table-cell office:value-type="float" office:value="0.544444" calcext:value-type="float">
            <text:p>0.54444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6.6" calcext:value-type="float">
            <text:p>26.6</text:p>
          </table:table-cell>
          <table:table-cell office:value-type="float" office:value="28" calcext:value-type="float">
            <text:p>28</text:p>
          </table:table-cell>
          <table:table-cell office:value-type="float" office:value="0.95" calcext:value-type="float">
            <text:p>0.95</text:p>
          </table:table-cell>
          <table:table-cell office:value-type="float" office:value="8.05" calcext:value-type="float">
            <text:p>8.05</text:p>
          </table:table-cell>
          <table:table-cell office:value-type="float" office:value="10" calcext:value-type="float">
            <text:p>10</text:p>
          </table:table-cell>
          <table:table-cell office:value-type="float" office:value="0.805" calcext:value-type="float">
            <text:p>0.805</text:p>
          </table:table-cell>
          <table:table-cell office:value-type="float" office:value="0.77069" calcext:value-type="float">
            <text:p>0.77069</text:p>
          </table:table-cell>
          <table:table-cell office:value-type="float" office:value="0.555556" calcext:value-type="float">
            <text:p>0.55555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5.95" calcext:value-type="float">
            <text:p>25.95</text:p>
          </table:table-cell>
          <table:table-cell office:value-type="float" office:value="28" calcext:value-type="float">
            <text:p>28</text:p>
          </table:table-cell>
          <table:table-cell office:value-type="float" office:value="0.926785" calcext:value-type="float">
            <text:p>0.926785</text:p>
          </table:table-cell>
          <table:table-cell office:value-type="float" office:value="7.3" calcext:value-type="float">
            <text:p>7.3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0.746552" calcext:value-type="float">
            <text:p>0.746552</text:p>
          </table:table-cell>
          <table:table-cell office:value-type="float" office:value="0.511111" calcext:value-type="float">
            <text:p>0.51111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3.75" calcext:value-type="float">
            <text:p>23.75</text:p>
          </table:table-cell>
          <table:table-cell office:value-type="float" office:value="28" calcext:value-type="float">
            <text:p>28</text:p>
          </table:table-cell>
          <table:table-cell office:value-type="float" office:value="0.848214" calcext:value-type="float">
            <text:p>0.848214</text:p>
          </table:table-cell>
          <table:table-cell office:value-type="float" office:value="5.2" calcext:value-type="float">
            <text:p>5.2</text:p>
          </table:table-cell>
          <table:table-cell office:value-type="float" office:value="9.65" calcext:value-type="float">
            <text:p>9.65</text:p>
          </table:table-cell>
          <table:table-cell office:value-type="float" office:value="0.541665" calcext:value-type="float">
            <text:p>0.541665</text:p>
          </table:table-cell>
          <table:table-cell office:value-type="float" office:value="0.786207" calcext:value-type="float">
            <text:p>0.786207</text:p>
          </table:table-cell>
          <table:table-cell office:value-type="float" office:value="0.538889" calcext:value-type="float">
            <text:p>0.53888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9.3" calcext:value-type="float">
            <text:p>9.3</text:p>
          </table:table-cell>
          <table:table-cell office:value-type="float" office:value="10" calcext:value-type="float">
            <text:p>10</text:p>
          </table:table-cell>
          <table:table-cell office:value-type="float" office:value="0.93" calcext:value-type="float">
            <text:p>0.93</text:p>
          </table:table-cell>
          <table:table-cell office:value-type="float" office:value="0.883929" calcext:value-type="float">
            <text:p>0.883929</text:p>
          </table:table-cell>
          <table:table-cell office:value-type="float" office:value="0.694444" calcext:value-type="float">
            <text:p>0.69444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5.45" calcext:value-type="float">
            <text:p>25.45</text:p>
          </table:table-cell>
          <table:table-cell office:value-type="float" office:value="27" calcext:value-type="float">
            <text:p>27</text:p>
          </table:table-cell>
          <table:table-cell office:value-type="float" office:value="0.942593" calcext:value-type="float">
            <text:p>0.94259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855357" calcext:value-type="float">
            <text:p>0.855357</text:p>
          </table:table-cell>
          <table:table-cell office:value-type="float" office:value="0.677778" calcext:value-type="float">
            <text:p>0.67777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769643" calcext:value-type="float">
            <text:p>0.769643</text:p>
          </table:table-cell>
          <table:table-cell office:value-type="float" office:value="0.483333" calcext:value-type="float">
            <text:p>0.48333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9.55" calcext:value-type="float">
            <text:p>9.55</text:p>
          </table:table-cell>
          <table:table-cell office:value-type="float" office:value="10" calcext:value-type="float">
            <text:p>10</text:p>
          </table:table-cell>
          <table:table-cell office:value-type="float" office:value="0.955" calcext:value-type="float">
            <text:p>0.955</text:p>
          </table:table-cell>
          <table:table-cell office:value-type="float" office:value="0.796429" calcext:value-type="float">
            <text:p>0.796429</text:p>
          </table:table-cell>
          <table:table-cell office:value-type="float" office:value="0.533333" calcext:value-type="float">
            <text:p>0.53333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5.95" calcext:value-type="float">
            <text:p>25.95</text:p>
          </table:table-cell>
          <table:table-cell office:value-type="float" office:value="27" calcext:value-type="float">
            <text:p>27</text:p>
          </table:table-cell>
          <table:table-cell office:value-type="float" office:value="0.961111" calcext:value-type="float">
            <text:p>0.961111</text:p>
          </table:table-cell>
          <table:table-cell office:value-type="float" office:value="7.8" calcext:value-type="float">
            <text:p>7.8</text:p>
          </table:table-cell>
          <table:table-cell office:value-type="float" office:value="10" calcext:value-type="float">
            <text:p>10</text:p>
          </table:table-cell>
          <table:table-cell office:value-type="float" office:value="0.78" calcext:value-type="float">
            <text:p>0.78</text:p>
          </table:table-cell>
          <table:table-cell office:value-type="float" office:value="0.891071" calcext:value-type="float">
            <text:p>0.891071</text:p>
          </table:table-cell>
          <table:table-cell office:value-type="float" office:value="0.772222" calcext:value-type="float">
            <text:p>0.77222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5.9" calcext:value-type="float">
            <text:p>25.9</text:p>
          </table:table-cell>
          <table:table-cell office:value-type="float" office:value="27" calcext:value-type="float">
            <text:p>27</text:p>
          </table:table-cell>
          <table:table-cell office:value-type="float" office:value="0.959259" calcext:value-type="float">
            <text:p>0.959259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office:value-type="float" office:value="0.855357" calcext:value-type="float">
            <text:p>0.855357</text:p>
          </table:table-cell>
          <table:table-cell office:value-type="float" office:value="0.711111" calcext:value-type="float">
            <text:p>0.71111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5.65" calcext:value-type="float">
            <text:p>25.65</text:p>
          </table:table-cell>
          <table:table-cell office:value-type="float" office:value="27" calcext:value-type="float">
            <text:p>27</text:p>
          </table:table-cell>
          <table:table-cell office:value-type="float" office:value="0.95" calcext:value-type="float">
            <text:p>0.95</text:p>
          </table:table-cell>
          <table:table-cell office:value-type="float" office:value="7.85" calcext:value-type="float">
            <text:p>7.85</text:p>
          </table:table-cell>
          <table:table-cell office:value-type="float" office:value="10" calcext:value-type="float">
            <text:p>10</text:p>
          </table:table-cell>
          <table:table-cell office:value-type="float" office:value="0.785" calcext:value-type="float">
            <text:p>0.785</text:p>
          </table:table-cell>
          <table:table-cell office:value-type="float" office:value="0.894643" calcext:value-type="float">
            <text:p>0.894643</text:p>
          </table:table-cell>
          <table:table-cell office:value-type="float" office:value="0.755556" calcext:value-type="float">
            <text:p>0.75555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1.9" calcext:value-type="float">
            <text:p>21.9</text:p>
          </table:table-cell>
          <table:table-cell office:value-type="float" office:value="27" calcext:value-type="float">
            <text:p>27</text:p>
          </table:table-cell>
          <table:table-cell office:value-type="float" office:value="0.811111" calcext:value-type="float">
            <text:p>0.811111</text:p>
          </table:table-cell>
          <table:table-cell office:value-type="float" office:value="5.05" calcext:value-type="float">
            <text:p>5.05</text:p>
          </table:table-cell>
          <table:table-cell office:value-type="float" office:value="9" calcext:value-type="float">
            <text:p>9</text:p>
          </table:table-cell>
          <table:table-cell office:value-type="float" office:value="0.56113" calcext:value-type="float">
            <text:p>0.56113</text:p>
          </table:table-cell>
          <table:table-cell office:value-type="float" office:value="0.794444" calcext:value-type="float">
            <text:p>0.794444</text:p>
          </table:table-cell>
          <table:table-cell office:value-type="float" office:value="0.583333" calcext:value-type="float">
            <text:p>0.58333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0.925926" calcext:value-type="float">
            <text:p>0.925926</text:p>
          </table:table-cell>
          <table:table-cell office:value-type="float" office:value="7.5" calcext:value-type="float">
            <text:p>7.5</text:p>
          </table:table-cell>
          <table:table-cell office:value-type="float" office:value="9.7" calcext:value-type="float">
            <text:p>9.7</text:p>
          </table:table-cell>
          <table:table-cell office:value-type="float" office:value="0.77223" calcext:value-type="float">
            <text:p>0.77223</text:p>
          </table:table-cell>
          <table:table-cell office:value-type="float" office:value="0.848214" calcext:value-type="float">
            <text:p>0.848214</text:p>
          </table:table-cell>
          <table:table-cell office:value-type="float" office:value="0.705556" calcext:value-type="float">
            <text:p>0.70555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4.9" calcext:value-type="float">
            <text:p>24.9</text:p>
          </table:table-cell>
          <table:table-cell office:value-type="float" office:value="27" calcext:value-type="float">
            <text:p>27</text:p>
          </table:table-cell>
          <table:table-cell office:value-type="float" office:value="0.922222" calcext:value-type="float">
            <text:p>0.922222</text:p>
          </table:table-cell>
          <table:table-cell office:value-type="float" office:value="6.5" calcext:value-type="float">
            <text:p>6.5</text:p>
          </table:table-cell>
          <table:table-cell office:value-type="float" office:value="9.5" calcext:value-type="float">
            <text:p>9.5</text:p>
          </table:table-cell>
          <table:table-cell office:value-type="float" office:value="0.685015" calcext:value-type="float">
            <text:p>0.685015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716667" calcext:value-type="float">
            <text:p>0.71666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4.3" calcext:value-type="float">
            <text:p>24.3</text:p>
          </table:table-cell>
          <table:table-cell office:value-type="float" office:value="27" calcext:value-type="float">
            <text:p>27</text:p>
          </table:table-cell>
          <table:table-cell office:value-type="float" office:value="0.9" calcext:value-type="float">
            <text:p>0.9</text:p>
          </table:table-cell>
          <table:table-cell office:value-type="float" office:value="6.95" calcext:value-type="float">
            <text:p>6.95</text:p>
          </table:table-cell>
          <table:table-cell office:value-type="float" office:value="9.85" calcext:value-type="float">
            <text:p>9.85</text:p>
          </table:table-cell>
          <table:table-cell office:value-type="float" office:value="0.70667" calcext:value-type="float">
            <text:p>0.70667</text:p>
          </table:table-cell>
          <table:table-cell office:value-type="float" office:value="0.821429" calcext:value-type="float">
            <text:p>0.821429</text:p>
          </table:table-cell>
          <table:table-cell office:value-type="float" office:value="0.7" calcext:value-type="float">
            <text:p>0.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5.9" calcext:value-type="float">
            <text:p>25.9</text:p>
          </table:table-cell>
          <table:table-cell office:value-type="float" office:value="27" calcext:value-type="float">
            <text:p>27</text:p>
          </table:table-cell>
          <table:table-cell office:value-type="float" office:value="0.959259" calcext:value-type="float">
            <text:p>0.959259</text:p>
          </table:table-cell>
          <table:table-cell office:value-type="float" office:value="7.2" calcext:value-type="float">
            <text:p>7.2</text:p>
          </table:table-cell>
          <table:table-cell office:value-type="float" office:value="9.55" calcext:value-type="float">
            <text:p>9.55</text:p>
          </table:table-cell>
          <table:table-cell office:value-type="float" office:value="0.752785" calcext:value-type="float">
            <text:p>0.752785</text:p>
          </table:table-cell>
          <table:table-cell office:value-type="float" office:value="0.825" calcext:value-type="float">
            <text:p>0.825</text:p>
          </table:table-cell>
          <table:table-cell office:value-type="float" office:value="0.744444" calcext:value-type="float">
            <text:p>0.74444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9.35" calcext:value-type="float">
            <text:p>9.35</text:p>
          </table:table-cell>
          <table:table-cell office:value-type="float" office:value="10" calcext:value-type="float">
            <text:p>10</text:p>
          </table:table-cell>
          <table:table-cell office:value-type="float" office:value="0.935" calcext:value-type="float">
            <text:p>0.935</text:p>
          </table:table-cell>
          <table:table-cell office:value-type="float" office:value="0.784483" calcext:value-type="float">
            <text:p>0.784483</text:p>
          </table:table-cell>
          <table:table-cell office:value-type="float" office:value="0.572222" calcext:value-type="float">
            <text:p>0.57222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7.2" calcext:value-type="float">
            <text:p>27.2</text:p>
          </table:table-cell>
          <table:table-cell office:value-type="float" office:value="28" calcext:value-type="float">
            <text:p>28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9.05" calcext:value-type="float">
            <text:p>9.05</text:p>
          </table:table-cell>
          <table:table-cell office:value-type="float" office:value="10" calcext:value-type="float">
            <text:p>10</text:p>
          </table:table-cell>
          <table:table-cell office:value-type="float" office:value="0.905" calcext:value-type="float">
            <text:p>0.905</text:p>
          </table:table-cell>
          <table:table-cell office:value-type="float" office:value="0.818965" calcext:value-type="float">
            <text:p>0.818965</text:p>
          </table:table-cell>
          <table:table-cell office:value-type="float" office:value="0.627778" calcext:value-type="float">
            <text:p>0.62777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7.25" calcext:value-type="float">
            <text:p>27.25</text:p>
          </table:table-cell>
          <table:table-cell office:value-type="float" office:value="28" calcext:value-type="float">
            <text:p>28</text:p>
          </table:table-cell>
          <table:table-cell office:value-type="float" office:value="0.973215" calcext:value-type="float">
            <text:p>0.973215</text:p>
          </table:table-cell>
          <table:table-cell office:value-type="float" office:value="9.25" calcext:value-type="float">
            <text:p>9.25</text:p>
          </table:table-cell>
          <table:table-cell office:value-type="float" office:value="10" calcext:value-type="float">
            <text:p>10</text:p>
          </table:table-cell>
          <table:table-cell office:value-type="float" office:value="0.925" calcext:value-type="float">
            <text:p>0.925</text:p>
          </table:table-cell>
          <table:table-cell office:value-type="float" office:value="0.82069" calcext:value-type="float">
            <text:p>0.82069</text:p>
          </table:table-cell>
          <table:table-cell office:value-type="float" office:value="0.577778" calcext:value-type="float">
            <text:p>0.57777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6.65" calcext:value-type="float">
            <text:p>26.65</text:p>
          </table:table-cell>
          <table:table-cell office:value-type="float" office:value="28" calcext:value-type="float">
            <text:p>28</text:p>
          </table:table-cell>
          <table:table-cell office:value-type="float" office:value="0.951786" calcext:value-type="float">
            <text:p>0.951786</text:p>
          </table:table-cell>
          <table:table-cell office:value-type="float" office:value="7.9" calcext:value-type="float">
            <text:p>7.9</text:p>
          </table:table-cell>
          <table:table-cell office:value-type="float" office:value="10" calcext:value-type="float">
            <text:p>10</text:p>
          </table:table-cell>
          <table:table-cell office:value-type="float" office:value="0.79" calcext:value-type="float">
            <text:p>0.79</text:p>
          </table:table-cell>
          <table:table-cell office:value-type="float" office:value="0.841379" calcext:value-type="float">
            <text:p>0.841379</text:p>
          </table:table-cell>
          <table:table-cell office:value-type="float" office:value="0.7" calcext:value-type="float">
            <text:p>0.7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9.35" calcext:value-type="float">
            <text:p>9.35</text:p>
          </table:table-cell>
          <table:table-cell office:value-type="float" office:value="10" calcext:value-type="float">
            <text:p>10</text:p>
          </table:table-cell>
          <table:table-cell office:value-type="float" office:value="0.935" calcext:value-type="float">
            <text:p>0.935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594444" calcext:value-type="float">
            <text:p>0.59444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9.05" calcext:value-type="float">
            <text:p>9.05</text:p>
          </table:table-cell>
          <table:table-cell office:value-type="float" office:value="10" calcext:value-type="float">
            <text:p>10</text:p>
          </table:table-cell>
          <table:table-cell office:value-type="float" office:value="0.905" calcext:value-type="float">
            <text:p>0.905</text:p>
          </table:table-cell>
          <table:table-cell office:value-type="float" office:value="0.960714" calcext:value-type="float">
            <text:p>0.960714</text:p>
          </table:table-cell>
          <table:table-cell office:value-type="float" office:value="0.844444" calcext:value-type="float">
            <text:p>0.84444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3.55" calcext:value-type="float">
            <text:p>23.55</text:p>
          </table:table-cell>
          <table:table-cell office:value-type="float" office:value="27" calcext:value-type="float">
            <text:p>27</text:p>
          </table:table-cell>
          <table:table-cell office:value-type="float" office:value="0.872222" calcext:value-type="float">
            <text:p>0.872222</text:p>
          </table:table-cell>
          <table:table-cell office:value-type="float" office:value="6.3" calcext:value-type="float">
            <text:p>6.3</text:p>
          </table:table-cell>
          <table:table-cell office:value-type="float" office:value="10" calcext:value-type="float">
            <text:p>10</text:p>
          </table:table-cell>
          <table:table-cell office:value-type="float" office:value="0.63" calcext:value-type="float">
            <text:p>0.63</text:p>
          </table:table-cell>
          <table:table-cell office:value-type="float" office:value="0.726786" calcext:value-type="float">
            <text:p>0.726786</text:p>
          </table:table-cell>
          <table:table-cell office:value-type="float" office:value="0.594444" calcext:value-type="float">
            <text:p>0.59444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6.4" calcext:value-type="float">
            <text:p>26.4</text:p>
          </table:table-cell>
          <table:table-cell office:value-type="float" office:value="27" calcext:value-type="float">
            <text:p>27</text:p>
          </table:table-cell>
          <table:table-cell office:value-type="float" office:value="0.977778" calcext:value-type="float">
            <text:p>0.977778</text:p>
          </table:table-cell>
          <table:table-cell office:value-type="float" office:value="7.9" calcext:value-type="float">
            <text:p>7.9</text:p>
          </table:table-cell>
          <table:table-cell office:value-type="float" office:value="10" calcext:value-type="float">
            <text:p>10</text:p>
          </table:table-cell>
          <table:table-cell office:value-type="float" office:value="0.79" calcext:value-type="float">
            <text:p>0.79</text:p>
          </table:table-cell>
          <table:table-cell office:value-type="float" office:value="0.771429" calcext:value-type="float">
            <text:p>0.771429</text:p>
          </table:table-cell>
          <table:table-cell office:value-type="float" office:value="0.605556" calcext:value-type="float">
            <text:p>0.60555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6.45" calcext:value-type="float">
            <text:p>26.45</text:p>
          </table:table-cell>
          <table:table-cell office:value-type="float" office:value="27" calcext:value-type="float">
            <text:p>27</text:p>
          </table:table-cell>
          <table:table-cell office:value-type="float" office:value="0.97963" calcext:value-type="float">
            <text:p>0.97963</text:p>
          </table:table-cell>
          <table:table-cell office:value-type="float" office:value="9.15" calcext:value-type="float">
            <text:p>9.15</text:p>
          </table:table-cell>
          <table:table-cell office:value-type="float" office:value="10" calcext:value-type="float">
            <text:p>10</text:p>
          </table:table-cell>
          <table:table-cell office:value-type="float" office:value="0.915" calcext:value-type="float">
            <text:p>0.915</text:p>
          </table:table-cell>
          <table:table-cell office:value-type="float" office:value="0.958929" calcext:value-type="float">
            <text:p>0.958929</text:p>
          </table:table-cell>
          <table:table-cell office:value-type="float" office:value="0.861111" calcext:value-type="float">
            <text:p>0.86111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6.7" calcext:value-type="float">
            <text:p>26.7</text:p>
          </table:table-cell>
          <table:table-cell office:value-type="float" office:value="27" calcext:value-type="float">
            <text:p>27</text:p>
          </table:table-cell>
          <table:table-cell office:value-type="float" office:value="0.988889" calcext:value-type="float">
            <text:p>0.988889</text:p>
          </table:table-cell>
          <table:table-cell office:value-type="float" office:value="8.55" calcext:value-type="float">
            <text:p>8.55</text:p>
          </table:table-cell>
          <table:table-cell office:value-type="float" office:value="10" calcext:value-type="float">
            <text:p>10</text:p>
          </table:table-cell>
          <table:table-cell office:value-type="float" office:value="0.855" calcext:value-type="float">
            <text:p>0.855</text:p>
          </table:table-cell>
          <table:table-cell office:value-type="float" office:value="0.85" calcext:value-type="float">
            <text:p>0.85</text:p>
          </table:table-cell>
          <table:table-cell office:value-type="float" office:value="0.75" calcext:value-type="float">
            <text:p>0.7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4.55" calcext:value-type="float">
            <text:p>24.55</text:p>
          </table:table-cell>
          <table:table-cell office:value-type="float" office:value="27" calcext:value-type="float">
            <text:p>27</text:p>
          </table:table-cell>
          <table:table-cell office:value-type="float" office:value="0.909259" calcext:value-type="float">
            <text:p>0.909259</text:p>
          </table:table-cell>
          <table:table-cell office:value-type="float" office:value="7.8" calcext:value-type="float">
            <text:p>7.8</text:p>
          </table:table-cell>
          <table:table-cell office:value-type="float" office:value="10" calcext:value-type="float">
            <text:p>10</text:p>
          </table:table-cell>
          <table:table-cell office:value-type="float" office:value="0.78" calcext:value-type="float">
            <text:p>0.78</text:p>
          </table:table-cell>
          <table:table-cell office:value-type="float" office:value="0.882143" calcext:value-type="float">
            <text:p>0.882143</text:p>
          </table:table-cell>
          <table:table-cell office:value-type="float" office:value="0.644444" calcext:value-type="float">
            <text:p>0.64444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5.7" calcext:value-type="float">
            <text:p>25.7</text:p>
          </table:table-cell>
          <table:table-cell office:value-type="float" office:value="27" calcext:value-type="float">
            <text:p>27</text:p>
          </table:table-cell>
          <table:table-cell office:value-type="float" office:value="0.951852" calcext:value-type="float">
            <text:p>0.951852</text:p>
          </table:table-cell>
          <table:table-cell office:value-type="float" office:value="7.4" calcext:value-type="float">
            <text:p>7.4</text:p>
          </table:table-cell>
          <table:table-cell office:value-type="float" office:value="9" calcext:value-type="float">
            <text:p>9</text:p>
          </table:table-cell>
          <table:table-cell office:value-type="float" office:value="0.82224" calcext:value-type="float">
            <text:p>0.82224</text:p>
          </table:table-cell>
          <table:table-cell office:value-type="float" office:value="0.714815" calcext:value-type="float">
            <text:p>0.714815</text:p>
          </table:table-cell>
          <table:table-cell office:value-type="float" office:value="0.45" calcext:value-type="float">
            <text:p>0.4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7.4" calcext:value-type="float">
            <text:p>27.4</text:p>
          </table:table-cell>
          <table:table-cell office:value-type="float" office:value="28" calcext:value-type="float">
            <text:p>28</text:p>
          </table:table-cell>
          <table:table-cell office:value-type="float" office:value="0.978572" calcext:value-type="float">
            <text:p>0.978572</text:p>
          </table:table-cell>
          <table:table-cell office:value-type="float" office:value="8.85" calcext:value-type="float">
            <text:p>8.85</text:p>
          </table:table-cell>
          <table:table-cell office:value-type="float" office:value="10" calcext:value-type="float">
            <text:p>10</text:p>
          </table:table-cell>
          <table:table-cell office:value-type="float" office:value="0.885" calcext:value-type="float">
            <text:p>0.885</text:p>
          </table:table-cell>
          <table:table-cell office:value-type="float" office:value="0.917241" calcext:value-type="float">
            <text:p>0.917241</text:p>
          </table:table-cell>
          <table:table-cell office:value-type="float" office:value="0.844444" calcext:value-type="float">
            <text:p>0.84444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6.35" calcext:value-type="float">
            <text:p>26.35</text:p>
          </table:table-cell>
          <table:table-cell office:value-type="float" office:value="28" calcext:value-type="float">
            <text:p>28</text:p>
          </table:table-cell>
          <table:table-cell office:value-type="float" office:value="0.941071" calcext:value-type="float">
            <text:p>0.94107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818965" calcext:value-type="float">
            <text:p>0.818965</text:p>
          </table:table-cell>
          <table:table-cell office:value-type="float" office:value="0.616667" calcext:value-type="float">
            <text:p>0.616667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4.55" calcext:value-type="float">
            <text:p>24.55</text:p>
          </table:table-cell>
          <table:table-cell office:value-type="float" office:value="27" calcext:value-type="float">
            <text:p>27</text:p>
          </table:table-cell>
          <table:table-cell office:value-type="float" office:value="0.909259" calcext:value-type="float">
            <text:p>0.909259</text:p>
          </table:table-cell>
          <table:table-cell office:value-type="float" office:value="7.75" calcext:value-type="float">
            <text:p>7.75</text:p>
          </table:table-cell>
          <table:table-cell office:value-type="float" office:value="10" calcext:value-type="float">
            <text:p>10</text:p>
          </table:table-cell>
          <table:table-cell office:value-type="float" office:value="0.775" calcext:value-type="float">
            <text:p>0.775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538889" calcext:value-type="float">
            <text:p>0.538889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888889" calcext:value-type="float">
            <text:p>0.888889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6.95" calcext:value-type="float">
            <text:p>26.95</text:p>
          </table:table-cell>
          <table:table-cell office:value-type="float" office:value="28" calcext:value-type="float">
            <text:p>28</text:p>
          </table:table-cell>
          <table:table-cell office:value-type="float" office:value="0.9625" calcext:value-type="float">
            <text:p>0.9625</text:p>
          </table:table-cell>
          <table:table-cell office:value-type="float" office:value="8.25" calcext:value-type="float">
            <text:p>8.25</text:p>
          </table:table-cell>
          <table:table-cell office:value-type="float" office:value="10" calcext:value-type="float">
            <text:p>10</text:p>
          </table:table-cell>
          <table:table-cell office:value-type="float" office:value="0.825" calcext:value-type="float">
            <text:p>0.825</text:p>
          </table:table-cell>
          <table:table-cell office:value-type="float" office:value="0.763793" calcext:value-type="float">
            <text:p>0.763793</text:p>
          </table:table-cell>
          <table:table-cell office:value-type="float" office:value="0.583333" calcext:value-type="float">
            <text:p>0.58333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6.5" calcext:value-type="float">
            <text:p>26.5</text:p>
          </table:table-cell>
          <table:table-cell office:value-type="float" office:value="28" calcext:value-type="float">
            <text:p>28</text:p>
          </table:table-cell>
          <table:table-cell office:value-type="float" office:value="0.946429" calcext:value-type="float">
            <text:p>0.946429</text:p>
          </table:table-cell>
          <table:table-cell office:value-type="float" office:value="8.2" calcext:value-type="float">
            <text:p>8.2</text:p>
          </table:table-cell>
          <table:table-cell office:value-type="float" office:value="10" calcext:value-type="float">
            <text:p>10</text:p>
          </table:table-cell>
          <table:table-cell office:value-type="float" office:value="0.82" calcext:value-type="float">
            <text:p>0.82</text:p>
          </table:table-cell>
          <table:table-cell office:value-type="float" office:value="0.843103" calcext:value-type="float">
            <text:p>0.843103</text:p>
          </table:table-cell>
          <table:table-cell office:value-type="float" office:value="0.688889" calcext:value-type="float">
            <text:p>0.688889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7.7" calcext:value-type="float">
            <text:p>27.7</text:p>
          </table:table-cell>
          <table:table-cell office:value-type="float" office:value="28" calcext:value-type="float">
            <text:p>28</text:p>
          </table:table-cell>
          <table:table-cell office:value-type="float" office:value="0.989286" calcext:value-type="float">
            <text:p>0.989286</text:p>
          </table:table-cell>
          <table:table-cell office:value-type="float" office:value="8.6" calcext:value-type="float">
            <text:p>8.6</text:p>
          </table:table-cell>
          <table:table-cell office:value-type="float" office:value="10" calcext:value-type="float">
            <text:p>10</text:p>
          </table:table-cell>
          <table:table-cell office:value-type="float" office:value="0.86" calcext:value-type="float">
            <text:p>0.86</text:p>
          </table:table-cell>
          <table:table-cell office:value-type="float" office:value="0.853448" calcext:value-type="float">
            <text:p>0.853448</text:p>
          </table:table-cell>
          <table:table-cell office:value-type="float" office:value="0.738889" calcext:value-type="float">
            <text:p>0.738889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2.65" calcext:value-type="float">
            <text:p>22.65</text:p>
          </table:table-cell>
          <table:table-cell office:value-type="float" office:value="28" calcext:value-type="float">
            <text:p>28</text:p>
          </table:table-cell>
          <table:table-cell office:value-type="float" office:value="0.808929" calcext:value-type="float">
            <text:p>0.808929</text:p>
          </table:table-cell>
          <table:table-cell office:value-type="float" office:value="5.6" calcext:value-type="float">
            <text:p>5.6</text:p>
          </table:table-cell>
          <table:table-cell office:value-type="float" office:value="10" calcext:value-type="float">
            <text:p>10</text:p>
          </table:table-cell>
          <table:table-cell office:value-type="float" office:value="0.56" calcext:value-type="float">
            <text:p>0.56</text:p>
          </table:table-cell>
          <table:table-cell office:value-type="float" office:value="0.737931" calcext:value-type="float">
            <text:p>0.737931</text:p>
          </table:table-cell>
          <table:table-cell office:value-type="float" office:value="0.516667" calcext:value-type="float">
            <text:p>0.516667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0.65" calcext:value-type="float">
            <text:p>20.65</text:p>
          </table:table-cell>
          <table:table-cell office:value-type="float" office:value="24" calcext:value-type="float">
            <text:p>24</text:p>
          </table:table-cell>
          <table:table-cell office:value-type="float" office:value="0.860417" calcext:value-type="float">
            <text:p>0.860417</text:p>
          </table:table-cell>
          <table:table-cell office:value-type="float" office:value="4.85" calcext:value-type="float">
            <text:p>4.85</text:p>
          </table:table-cell>
          <table:table-cell office:value-type="float" office:value="9" calcext:value-type="float">
            <text:p>9</text:p>
          </table:table-cell>
          <table:table-cell office:value-type="float" office:value="0.5389" calcext:value-type="float">
            <text:p>0.5389</text:p>
          </table:table-cell>
          <table:table-cell office:value-type="float" office:value="0.774" calcext:value-type="float">
            <text:p>0.774</text:p>
          </table:table-cell>
          <table:table-cell office:value-type="float" office:value="0.5125" calcext:value-type="float">
            <text:p>0.512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2.95" calcext:value-type="float">
            <text:p>22.95</text:p>
          </table:table-cell>
          <table:table-cell office:value-type="float" office:value="24" calcext:value-type="float">
            <text:p>24</text:p>
          </table:table-cell>
          <table:table-cell office:value-type="float" office:value="0.95625" calcext:value-type="float">
            <text:p>0.95625</text:p>
          </table:table-cell>
          <table:table-cell office:value-type="float" office:value="7.2" calcext:value-type="float">
            <text:p>7.2</text:p>
          </table:table-cell>
          <table:table-cell office:value-type="float" office:value="9" calcext:value-type="float">
            <text:p>9</text:p>
          </table:table-cell>
          <table:table-cell office:value-type="float" office:value="0.80002" calcext:value-type="float">
            <text:p>0.80002</text:p>
          </table:table-cell>
          <table:table-cell office:value-type="float" office:value="0.816" calcext:value-type="float">
            <text:p>0.816</text:p>
          </table:table-cell>
          <table:table-cell office:value-type="float" office:value="0.49375" calcext:value-type="float">
            <text:p>0.4937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2.4" calcext:value-type="float">
            <text:p>22.4</text:p>
          </table:table-cell>
          <table:table-cell office:value-type="float" office:value="24" calcext:value-type="float">
            <text:p>24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6.75" calcext:value-type="float">
            <text:p>6.75</text:p>
          </table:table-cell>
          <table:table-cell office:value-type="float" office:value="9" calcext:value-type="float">
            <text:p>9</text:p>
          </table:table-cell>
          <table:table-cell office:value-type="float" office:value="0.750025" calcext:value-type="float">
            <text:p>0.750025</text:p>
          </table:table-cell>
          <table:table-cell office:value-type="float" office:value="0.846" calcext:value-type="float">
            <text:p>0.846</text:p>
          </table:table-cell>
          <table:table-cell office:value-type="float" office:value="0.60625" calcext:value-type="float">
            <text:p>0.6062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3.1" calcext:value-type="float">
            <text:p>23.1</text:p>
          </table:table-cell>
          <table:table-cell office:value-type="float" office:value="24" calcext:value-type="float">
            <text:p>24</text:p>
          </table:table-cell>
          <table:table-cell office:value-type="float" office:value="0.9625" calcext:value-type="float">
            <text:p>0.9625</text:p>
          </table:table-cell>
          <table:table-cell office:value-type="float" office:value="7.15" calcext:value-type="float">
            <text:p>7.15</text:p>
          </table:table-cell>
          <table:table-cell office:value-type="float" office:value="9" calcext:value-type="float">
            <text:p>9</text:p>
          </table:table-cell>
          <table:table-cell office:value-type="float" office:value="0.794465" calcext:value-type="float">
            <text:p>0.794465</text:p>
          </table:table-cell>
          <table:table-cell office:value-type="float" office:value="0.852" calcext:value-type="float">
            <text:p>0.852</text:p>
          </table:table-cell>
          <table:table-cell office:value-type="float" office:value="0.7" calcext:value-type="float">
            <text:p>0.7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2.55" calcext:value-type="float">
            <text:p>22.55</text:p>
          </table:table-cell>
          <table:table-cell office:value-type="float" office:value="24" calcext:value-type="float">
            <text:p>24</text:p>
          </table:table-cell>
          <table:table-cell office:value-type="float" office:value="0.939583" calcext:value-type="float">
            <text:p>0.93958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74" calcext:value-type="float">
            <text:p>0.874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2.6" calcext:value-type="float">
            <text:p>22.6</text:p>
          </table:table-cell>
          <table:table-cell office:value-type="float" office:value="24" calcext:value-type="float">
            <text:p>24</text:p>
          </table:table-cell>
          <table:table-cell office:value-type="float" office:value="0.941667" calcext:value-type="float">
            <text:p>0.941667</text:p>
          </table:table-cell>
          <table:table-cell office:value-type="float" office:value="7.3" calcext:value-type="float">
            <text:p>7.3</text:p>
          </table:table-cell>
          <table:table-cell office:value-type="float" office:value="9" calcext:value-type="float">
            <text:p>9</text:p>
          </table:table-cell>
          <table:table-cell office:value-type="float" office:value="0.81113" calcext:value-type="float">
            <text:p>0.81113</text:p>
          </table:table-cell>
          <table:table-cell office:value-type="float" office:value="0.786" calcext:value-type="float">
            <text:p>0.786</text:p>
          </table:table-cell>
          <table:table-cell office:value-type="float" office:value="0.50625" calcext:value-type="float">
            <text:p>0.50625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1.5" calcext:value-type="float">
            <text:p>21.5</text:p>
          </table:table-cell>
          <table:table-cell office:value-type="float" office:value="24" calcext:value-type="float">
            <text:p>24</text:p>
          </table:table-cell>
          <table:table-cell office:value-type="float" office:value="0.895833" calcext:value-type="float">
            <text:p>0.895833</text:p>
          </table:table-cell>
          <table:table-cell office:value-type="float" office:value="6.25" calcext:value-type="float">
            <text:p>6.25</text:p>
          </table:table-cell>
          <table:table-cell office:value-type="float" office:value="9" calcext:value-type="float">
            <text:p>9</text:p>
          </table:table-cell>
          <table:table-cell office:value-type="float" office:value="0.69447" calcext:value-type="float">
            <text:p>0.69447</text:p>
          </table:table-cell>
          <table:table-cell office:value-type="float" office:value="0.776" calcext:value-type="float">
            <text:p>0.776</text:p>
          </table:table-cell>
          <table:table-cell office:value-type="float" office:value="0.65625" calcext:value-type="float">
            <text:p>0.65625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0.55" calcext:value-type="float">
            <text:p>20.55</text:p>
          </table:table-cell>
          <table:table-cell office:value-type="float" office:value="24" calcext:value-type="float">
            <text:p>24</text:p>
          </table:table-cell>
          <table:table-cell office:value-type="float" office:value="0.85625" calcext:value-type="float">
            <text:p>0.85625</text:p>
          </table:table-cell>
          <table:table-cell office:value-type="float" office:value="6.7" calcext:value-type="float">
            <text:p>6.7</text:p>
          </table:table-cell>
          <table:table-cell office:value-type="float" office:value="9" calcext:value-type="float">
            <text:p>9</text:p>
          </table:table-cell>
          <table:table-cell office:value-type="float" office:value="0.744465" calcext:value-type="float">
            <text:p>0.744465</text:p>
          </table:table-cell>
          <table:table-cell office:value-type="float" office:value="0.762" calcext:value-type="float">
            <text:p>0.762</text:p>
          </table:table-cell>
          <table:table-cell office:value-type="float" office:value="0.5125" calcext:value-type="float">
            <text:p>0.5125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4.9" calcext:value-type="float">
            <text:p>24.9</text:p>
          </table:table-cell>
          <table:table-cell office:value-type="float" office:value="27" calcext:value-type="float">
            <text:p>27</text:p>
          </table:table-cell>
          <table:table-cell office:value-type="float" office:value="0.922222" calcext:value-type="float">
            <text:p>0.922222</text:p>
          </table:table-cell>
          <table:table-cell office:value-type="float" office:value="8.25" calcext:value-type="float">
            <text:p>8.25</text:p>
          </table:table-cell>
          <table:table-cell office:value-type="float" office:value="10" calcext:value-type="float">
            <text:p>10</text:p>
          </table:table-cell>
          <table:table-cell office:value-type="float" office:value="0.825" calcext:value-type="float">
            <text:p>0.825</text:p>
          </table:table-cell>
          <table:table-cell office:value-type="float" office:value="0.848214" calcext:value-type="float">
            <text:p>0.848214</text:p>
          </table:table-cell>
          <table:table-cell office:value-type="float" office:value="0.733333" calcext:value-type="float">
            <text:p>0.733333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4.65" calcext:value-type="float">
            <text:p>24.65</text:p>
          </table:table-cell>
          <table:table-cell office:value-type="float" office:value="27" calcext:value-type="float">
            <text:p>27</text:p>
          </table:table-cell>
          <table:table-cell office:value-type="float" office:value="0.912963" calcext:value-type="float">
            <text:p>0.912963</text:p>
          </table:table-cell>
          <table:table-cell office:value-type="float" office:value="8.25" calcext:value-type="float">
            <text:p>8.25</text:p>
          </table:table-cell>
          <table:table-cell office:value-type="float" office:value="10" calcext:value-type="float">
            <text:p>10</text:p>
          </table:table-cell>
          <table:table-cell office:value-type="float" office:value="0.825" calcext:value-type="float">
            <text:p>0.825</text:p>
          </table:table-cell>
          <table:table-cell office:value-type="float" office:value="0.771429" calcext:value-type="float">
            <text:p>0.771429</text:p>
          </table:table-cell>
          <table:table-cell office:value-type="float" office:value="0.605556" calcext:value-type="float">
            <text:p>0.605556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5.85" calcext:value-type="float">
            <text:p>25.85</text:p>
          </table:table-cell>
          <table:table-cell office:value-type="float" office:value="27" calcext:value-type="float">
            <text:p>27</text:p>
          </table:table-cell>
          <table:table-cell office:value-type="float" office:value="0.957407" calcext:value-type="float">
            <text:p>0.957407</text:p>
          </table:table-cell>
          <table:table-cell office:value-type="float" office:value="8.45" calcext:value-type="float">
            <text:p>8.45</text:p>
          </table:table-cell>
          <table:table-cell office:value-type="float" office:value="10" calcext:value-type="float">
            <text:p>10</text:p>
          </table:table-cell>
          <table:table-cell office:value-type="float" office:value="0.845" calcext:value-type="float">
            <text:p>0.845</text:p>
          </table:table-cell>
          <table:table-cell office:value-type="float" office:value="0.808929" calcext:value-type="float">
            <text:p>0.808929</text:p>
          </table:table-cell>
          <table:table-cell office:value-type="float" office:value="0.611111" calcext:value-type="float">
            <text:p>0.611111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0.851852" calcext:value-type="float">
            <text:p>0.851852</text:p>
          </table:table-cell>
          <table:table-cell office:value-type="float" office:value="5.8" calcext:value-type="float">
            <text:p>5.8</text:p>
          </table:table-cell>
          <table:table-cell office:value-type="float" office:value="9" calcext:value-type="float">
            <text:p>9</text:p>
          </table:table-cell>
          <table:table-cell office:value-type="float" office:value="0.644475" calcext:value-type="float">
            <text:p>0.644475</text:p>
          </table:table-cell>
          <table:table-cell office:value-type="float" office:value="0.748148" calcext:value-type="float">
            <text:p>0.748148</text:p>
          </table:table-cell>
          <table:table-cell office:value-type="float" office:value="0.522222" calcext:value-type="float">
            <text:p>0.522222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6.35" calcext:value-type="float">
            <text:p>26.35</text:p>
          </table:table-cell>
          <table:table-cell office:value-type="float" office:value="27" calcext:value-type="float">
            <text:p>27</text:p>
          </table:table-cell>
          <table:table-cell office:value-type="float" office:value="0.975926" calcext:value-type="float">
            <text:p>0.975926</text:p>
          </table:table-cell>
          <table:table-cell office:value-type="float" office:value="7.9" calcext:value-type="float">
            <text:p>7.9</text:p>
          </table:table-cell>
          <table:table-cell office:value-type="float" office:value="9" calcext:value-type="float">
            <text:p>9</text:p>
          </table:table-cell>
          <table:table-cell office:value-type="float" office:value="0.87779" calcext:value-type="float">
            <text:p>0.87779</text:p>
          </table:table-cell>
          <table:table-cell office:value-type="float" office:value="0.840741" calcext:value-type="float">
            <text:p>0.840741</text:p>
          </table:table-cell>
          <table:table-cell office:value-type="float" office:value="0.633333" calcext:value-type="float">
            <text:p>0.63333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4.9" calcext:value-type="float">
            <text:p>24.9</text:p>
          </table:table-cell>
          <table:table-cell office:value-type="float" office:value="27" calcext:value-type="float">
            <text:p>27</text:p>
          </table:table-cell>
          <table:table-cell office:value-type="float" office:value="0.922222" calcext:value-type="float">
            <text:p>0.922222</text:p>
          </table:table-cell>
          <table:table-cell office:value-type="float" office:value="7.45" calcext:value-type="float">
            <text:p>7.45</text:p>
          </table:table-cell>
          <table:table-cell office:value-type="float" office:value="10" calcext:value-type="float">
            <text:p>10</text:p>
          </table:table-cell>
          <table:table-cell office:value-type="float" office:value="0.745" calcext:value-type="float">
            <text:p>0.745</text:p>
          </table:table-cell>
          <table:table-cell office:value-type="float" office:value="0.8625" calcext:value-type="float">
            <text:p>0.8625</text:p>
          </table:table-cell>
          <table:table-cell office:value-type="float" office:value="0.661111" calcext:value-type="float">
            <text:p>0.661111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 office:value-type="float" office:value="0.96" calcext:value-type="float">
            <text:p>0.96</text:p>
          </table:table-cell>
          <table:table-cell office:value-type="float" office:value="0.848214" calcext:value-type="float">
            <text:p>0.848214</text:p>
          </table:table-cell>
          <table:table-cell office:value-type="float" office:value="0.727778" calcext:value-type="float">
            <text:p>0.72777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5.75" calcext:value-type="float">
            <text:p>25.75</text:p>
          </table:table-cell>
          <table:table-cell office:value-type="float" office:value="27" calcext:value-type="float">
            <text:p>27</text:p>
          </table:table-cell>
          <table:table-cell office:value-type="float" office:value="0.953704" calcext:value-type="float">
            <text:p>0.953704</text:p>
          </table:table-cell>
          <table:table-cell office:value-type="float" office:value="8.4" calcext:value-type="float">
            <text:p>8.4</text:p>
          </table:table-cell>
          <table:table-cell office:value-type="float" office:value="10" calcext:value-type="float">
            <text:p>10</text:p>
          </table:table-cell>
          <table:table-cell office:value-type="float" office:value="0.84" calcext:value-type="float">
            <text:p>0.84</text:p>
          </table:table-cell>
          <table:table-cell office:value-type="float" office:value="0.835714" calcext:value-type="float">
            <text:p>0.835714</text:p>
          </table:table-cell>
          <table:table-cell office:value-type="float" office:value="0.683333" calcext:value-type="float">
            <text:p>0.683333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5.9" calcext:value-type="float">
            <text:p>25.9</text:p>
          </table:table-cell>
          <table:table-cell office:value-type="float" office:value="28" calcext:value-type="float">
            <text:p>28</text:p>
          </table:table-cell>
          <table:table-cell office:value-type="float" office:value="0.925" calcext:value-type="float">
            <text:p>0.92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827586" calcext:value-type="float">
            <text:p>0.827586</text:p>
          </table:table-cell>
          <table:table-cell office:value-type="float" office:value="0.672222" calcext:value-type="float">
            <text:p>0.672222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5.9" calcext:value-type="float">
            <text:p>25.9</text:p>
          </table:table-cell>
          <table:table-cell office:value-type="float" office:value="28" calcext:value-type="float">
            <text:p>28</text:p>
          </table:table-cell>
          <table:table-cell office:value-type="float" office:value="0.925" calcext:value-type="float">
            <text:p>0.925</text:p>
          </table:table-cell>
          <table:table-cell office:value-type="float" office:value="8.1" calcext:value-type="float">
            <text:p>8.1</text:p>
          </table:table-cell>
          <table:table-cell office:value-type="float" office:value="10" calcext:value-type="float">
            <text:p>10</text:p>
          </table:table-cell>
          <table:table-cell office:value-type="float" office:value="0.81" calcext:value-type="float">
            <text:p>0.81</text:p>
          </table:table-cell>
          <table:table-cell office:value-type="float" office:value="0.831034" calcext:value-type="float">
            <text:p>0.831034</text:p>
          </table:table-cell>
          <table:table-cell office:value-type="float" office:value="0.616667" calcext:value-type="float">
            <text:p>0.616667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7.25" calcext:value-type="float">
            <text:p>27.25</text:p>
          </table:table-cell>
          <table:table-cell office:value-type="float" office:value="28" calcext:value-type="float">
            <text:p>28</text:p>
          </table:table-cell>
          <table:table-cell office:value-type="float" office:value="0.973215" calcext:value-type="float">
            <text:p>0.973215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office:value-type="float" office:value="0.922414" calcext:value-type="float">
            <text:p>0.922414</text:p>
          </table:table-cell>
          <table:table-cell office:value-type="float" office:value="0.827778" calcext:value-type="float">
            <text:p>0.827778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5.65" calcext:value-type="float">
            <text:p>25.65</text:p>
          </table:table-cell>
          <table:table-cell office:value-type="float" office:value="28" calcext:value-type="float">
            <text:p>28</text:p>
          </table:table-cell>
          <table:table-cell office:value-type="float" office:value="0.916071" calcext:value-type="float">
            <text:p>0.916071</text:p>
          </table:table-cell>
          <table:table-cell office:value-type="float" office:value="8.15" calcext:value-type="float">
            <text:p>8.15</text:p>
          </table:table-cell>
          <table:table-cell office:value-type="float" office:value="10" calcext:value-type="float">
            <text:p>10</text:p>
          </table:table-cell>
          <table:table-cell office:value-type="float" office:value="0.815" calcext:value-type="float">
            <text:p>0.815</text:p>
          </table:table-cell>
          <table:table-cell office:value-type="float" office:value="0.822414" calcext:value-type="float">
            <text:p>0.822414</text:p>
          </table:table-cell>
          <table:table-cell office:value-type="float" office:value="0.622222" calcext:value-type="float">
            <text:p>0.622222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6.05" calcext:value-type="float">
            <text:p>26.05</text:p>
          </table:table-cell>
          <table:table-cell office:value-type="float" office:value="28" calcext:value-type="float">
            <text:p>28</text:p>
          </table:table-cell>
          <table:table-cell office:value-type="float" office:value="0.930357" calcext:value-type="float">
            <text:p>0.930357</text:p>
          </table:table-cell>
          <table:table-cell office:value-type="float" office:value="6.95" calcext:value-type="float">
            <text:p>6.95</text:p>
          </table:table-cell>
          <table:table-cell office:value-type="float" office:value="10" calcext:value-type="float">
            <text:p>10</text:p>
          </table:table-cell>
          <table:table-cell office:value-type="float" office:value="0.695" calcext:value-type="float">
            <text:p>0.695</text:p>
          </table:table-cell>
          <table:table-cell office:value-type="float" office:value="0.801724" calcext:value-type="float">
            <text:p>0.801724</text:p>
          </table:table-cell>
          <table:table-cell office:value-type="float" office:value="0.605556" calcext:value-type="float">
            <text:p>0.605556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6.55" calcext:value-type="float">
            <text:p>26.55</text:p>
          </table:table-cell>
          <table:table-cell office:value-type="float" office:value="28" calcext:value-type="float">
            <text:p>28</text:p>
          </table:table-cell>
          <table:table-cell office:value-type="float" office:value="0.948214" calcext:value-type="float">
            <text:p>0.948214</text:p>
          </table:table-cell>
          <table:table-cell office:value-type="float" office:value="8.05" calcext:value-type="float">
            <text:p>8.05</text:p>
          </table:table-cell>
          <table:table-cell office:value-type="float" office:value="10" calcext:value-type="float">
            <text:p>10</text:p>
          </table:table-cell>
          <table:table-cell office:value-type="float" office:value="0.805" calcext:value-type="float">
            <text:p>0.805</text:p>
          </table:table-cell>
          <table:table-cell office:value-type="float" office:value="0.746552" calcext:value-type="float">
            <text:p>0.746552</text:p>
          </table:table-cell>
          <table:table-cell office:value-type="float" office:value="0.511111" calcext:value-type="float">
            <text:p>0.511111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27.25" calcext:value-type="float">
            <text:p>27.25</text:p>
          </table:table-cell>
          <table:table-cell office:value-type="float" office:value="28" calcext:value-type="float">
            <text:p>28</text:p>
          </table:table-cell>
          <table:table-cell office:value-type="float" office:value="0.973214" calcext:value-type="float">
            <text:p>0.973214</text:p>
          </table:table-cell>
          <table:table-cell office:value-type="float" office:value="8.65" calcext:value-type="float">
            <text:p>8.65</text:p>
          </table:table-cell>
          <table:table-cell office:value-type="float" office:value="10" calcext:value-type="float">
            <text:p>10</text:p>
          </table:table-cell>
          <table:table-cell office:value-type="float" office:value="0.865" calcext:value-type="float">
            <text:p>0.865</text:p>
          </table:table-cell>
          <table:table-cell office:value-type="float" office:value="0.756897" calcext:value-type="float">
            <text:p>0.756897</text:p>
          </table:table-cell>
          <table:table-cell office:value-type="float" office:value="0.488889" calcext:value-type="float">
            <text:p>0.488889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9.1" calcext:value-type="float">
            <text:p>9.1</text:p>
          </table:table-cell>
          <table:table-cell office:value-type="float" office:value="10" calcext:value-type="float">
            <text:p>10</text:p>
          </table:table-cell>
          <table:table-cell office:value-type="float" office:value="0.91" calcext:value-type="float">
            <text:p>0.91</text:p>
          </table:table-cell>
          <table:table-cell office:value-type="float" office:value="0.77931" calcext:value-type="float">
            <text:p>0.77931</text:p>
          </table:table-cell>
          <table:table-cell office:value-type="float" office:value="0.516667" calcext:value-type="float">
            <text:p>0.516667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Avg</text:p>
          </table:table-cell>
          <table:table-cell table:style-name="ce4" table:formula="of:=SUM([.B89:.B148])/60" office:value-type="float" office:value="25.3275" calcext:value-type="float">
            <text:p>25.3275</text:p>
          </table:table-cell>
          <table:table-cell table:style-name="ce4" table:formula="of:=SUM([.C89:.C148])/60" office:value-type="float" office:value="26.9666666666667" calcext:value-type="float">
            <text:p>26.9666666667</text:p>
          </table:table-cell>
          <table:table-cell table:style-name="ce4" table:formula="of:=SUM([.D89:.D148])/60" office:value-type="float" office:value="0.938826066666666" calcext:value-type="float">
            <text:p>0.9388260667</text:p>
          </table:table-cell>
          <table:table-cell table:style-name="ce4" table:formula="of:=SUM([.E89:.E148])/60" office:value-type="float" office:value="7.7875" calcext:value-type="float">
            <text:p>7.7875</text:p>
          </table:table-cell>
          <table:table-cell table:style-name="ce4" table:formula="of:=SUM([.F89:.F148])/60" office:value-type="float" office:value="9.77083333333333" calcext:value-type="float">
            <text:p>9.7708333333</text:p>
          </table:table-cell>
          <table:table-cell table:style-name="ce4" table:formula="of:=SUM([.G89:.G148])/60" office:value-type="float" office:value="0.795504583333333" calcext:value-type="float">
            <text:p>0.7955045833</text:p>
          </table:table-cell>
          <table:table-cell table:style-name="ce4" table:formula="of:=SUM([.H89:.H148])/60" office:value-type="float" office:value="0.821251616666667" calcext:value-type="float">
            <text:p>0.8212516167</text:p>
          </table:table-cell>
          <table:table-cell table:style-name="ce4" table:formula="of:=SUM([.I89:.I148])/60" office:value-type="float" office:value="0.6353009" calcext:value-type="float">
            <text:p>0.6353009</text:p>
          </table:table-cell>
        </table:table-row>
        <table:table-row table:style-name="ro2">
          <table:table-cell office:value-type="string" calcext:value-type="string">
            <text:p>Max</text:p>
          </table:table-cell>
          <table:table-cell table:formula="of:=SUBTOTAL(4; [.B89:.B148])" office:value-type="float" office:value="28" calcext:value-type="float">
            <text:p>28</text:p>
          </table:table-cell>
          <table:table-cell table:formula="of:=SUBTOTAL(4; [.C89:.C148])" office:value-type="float" office:value="28" calcext:value-type="float">
            <text:p>28</text:p>
          </table:table-cell>
          <table:table-cell table:formula="of:=SUBTOTAL(4; [.D89:.D148])" office:value-type="float" office:value="1" calcext:value-type="float">
            <text:p>1</text:p>
          </table:table-cell>
          <table:table-cell table:formula="of:=SUBTOTAL(4; [.E89:.E148])" office:value-type="float" office:value="9.6" calcext:value-type="float">
            <text:p>9.6</text:p>
          </table:table-cell>
          <table:table-cell table:formula="of:=SUBTOTAL(4; [.F89:.F148])" office:value-type="float" office:value="10" calcext:value-type="float">
            <text:p>10</text:p>
          </table:table-cell>
          <table:table-cell table:formula="of:=SUBTOTAL(4; [.G89:.G148])" office:value-type="float" office:value="0.96" calcext:value-type="float">
            <text:p>0.96</text:p>
          </table:table-cell>
          <table:table-cell table:formula="of:=SUBTOTAL(4; [.H89:.H148])" office:value-type="float" office:value="1" calcext:value-type="float">
            <text:p>1</text:p>
          </table:table-cell>
          <table:table-cell table:formula="of:=SUBTOTAL(4; [.I89:.I148])" office:value-type="float" office:value="0.888889" calcext:value-type="float">
            <text:p>0.888889</text:p>
          </table:table-cell>
        </table:table-row>
        <table:table-row table:style-name="ro2">
          <table:table-cell office:value-type="string" calcext:value-type="string">
            <text:p>Min</text:p>
          </table:table-cell>
          <table:table-cell table:formula="of:=SUBTOTAL(5; [.B89:.B148])" office:value-type="float" office:value="20.55" calcext:value-type="float">
            <text:p>20.55</text:p>
          </table:table-cell>
          <table:table-cell table:formula="of:=SUBTOTAL(5; [.C89:.C148])" office:value-type="float" office:value="24" calcext:value-type="float">
            <text:p>24</text:p>
          </table:table-cell>
          <table:table-cell table:formula="of:=SUBTOTAL(5; [.D89:.D148])" office:value-type="float" office:value="0.777778" calcext:value-type="float">
            <text:p>0.777778</text:p>
          </table:table-cell>
          <table:table-cell table:formula="of:=SUBTOTAL(5; [.E89:.E148])" office:value-type="float" office:value="4.85" calcext:value-type="float">
            <text:p>4.85</text:p>
          </table:table-cell>
          <table:table-cell table:formula="of:=SUBTOTAL(5; [.F89:.F148])" office:value-type="float" office:value="9" calcext:value-type="float">
            <text:p>9</text:p>
          </table:table-cell>
          <table:table-cell table:formula="of:=SUBTOTAL(5; [.G89:.G148])" office:value-type="float" office:value="0.5" calcext:value-type="float">
            <text:p>0.5</text:p>
          </table:table-cell>
          <table:table-cell table:formula="of:=SUBTOTAL(5; [.H89:.H148])" office:value-type="float" office:value="0.714815" calcext:value-type="float">
            <text:p>0.714815</text:p>
          </table:table-cell>
          <table:table-cell table:formula="of:=SUBTOTAL(5; [.I89:.I148])" office:value-type="float" office:value="0.45" calcext:value-type="float">
            <text:p>0.45</text:p>
          </table:table-cell>
        </table:table-row>
        <table:table-row table:style-name="ro2" table:number-rows-repeated="27">
          <table:table-cell table:number-columns-repeated="9"/>
        </table:table-row>
        <table:table-row table:style-name="ro2">
          <table:table-cell office:value-type="string" calcext:value-type="string" table:number-columns-spanned="9" table:number-rows-spanned="1">
            <text:p>Cars Dataset2, MaxLearn, UIUP PLP-trees (Training: 1 quarter of examples, Testing: 3 quarters of examples (Both are averaged over 20 repetitions))</text:p>
          </table:table-cell>
          <table:covered-table-cell table:number-columns-repeated="8"/>
        </table:table-row>
        <table:table-row table:style-name="ro2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Training#</text:p>
          </table:table-cell>
          <table:table-cell table:style-name="ce1" office:value-type="string" calcext:value-type="string">
            <text:p>Data#</text:p>
          </table:table-cell>
          <table:table-cell table:style-name="ce2" office:value-type="string" calcext:value-type="string">
            <text:p>Training%</text:p>
          </table:table-cell>
          <table:table-cell table:style-name="ce1" office:value-type="string" calcext:value-type="string">
            <text:p>Testing#</text:p>
          </table:table-cell>
          <table:table-cell table:style-name="ce4" office:value-type="string" calcext:value-type="string">
            <text:p>Data#</text:p>
          </table:table-cell>
          <table:table-cell table:style-name="ce4" office:value-type="string" calcext:value-type="string">
            <text:p>Testing%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.9" calcext:value-type="float">
            <text:p>18.9</text:p>
          </table:table-cell>
          <table:table-cell office:value-type="float" office:value="29" calcext:value-type="float">
            <text:p>29</text:p>
          </table:table-cell>
          <table:table-cell office:value-type="float" office:value="0.65172" calcext:value-type="float">
            <text:p>0.65172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.95" calcext:value-type="float">
            <text:p>8.95</text:p>
          </table:table-cell>
          <table:table-cell office:value-type="float" office:value="9" calcext:value-type="float">
            <text:p>9</text:p>
          </table:table-cell>
          <table:table-cell office:value-type="float" office:value="0.994444" calcext:value-type="float">
            <text:p>0.994444</text:p>
          </table:table-cell>
          <table:table-cell office:value-type="float" office:value="19.15" calcext:value-type="float">
            <text:p>19.15</text:p>
          </table:table-cell>
          <table:table-cell office:value-type="float" office:value="29" calcext:value-type="float">
            <text:p>29</text:p>
          </table:table-cell>
          <table:table-cell office:value-type="float" office:value="0.66035" calcext:value-type="float">
            <text:p>0.6603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.85" calcext:value-type="float">
            <text:p>8.85</text:p>
          </table:table-cell>
          <table:table-cell office:value-type="float" office:value="9" calcext:value-type="float">
            <text:p>9</text:p>
          </table:table-cell>
          <table:table-cell office:value-type="float" office:value="0.983333" calcext:value-type="float">
            <text:p>0.983333</text:p>
          </table:table-cell>
          <table:table-cell office:value-type="float" office:value="18.45" calcext:value-type="float">
            <text:p>18.45</text:p>
          </table:table-cell>
          <table:table-cell office:value-type="float" office:value="29" calcext:value-type="float">
            <text:p>29</text:p>
          </table:table-cell>
          <table:table-cell office:value-type="float" office:value="0.6362" calcext:value-type="float">
            <text:p>0.6362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.65" calcext:value-type="float">
            <text:p>8.65</text:p>
          </table:table-cell>
          <table:table-cell office:value-type="float" office:value="9" calcext:value-type="float">
            <text:p>9</text:p>
          </table:table-cell>
          <table:table-cell office:value-type="float" office:value="0.961111" calcext:value-type="float">
            <text:p>0.961111</text:p>
          </table:table-cell>
          <table:table-cell office:value-type="float" office:value="14.6" calcext:value-type="float">
            <text:p>14.6</text:p>
          </table:table-cell>
          <table:table-cell office:value-type="float" office:value="28.7" calcext:value-type="float">
            <text:p>28.7</text:p>
          </table:table-cell>
          <table:table-cell office:value-type="float" office:value="0.50856" calcext:value-type="float">
            <text:p>0.5085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9.05" calcext:value-type="float">
            <text:p>19.05</text:p>
          </table:table-cell>
          <table:table-cell office:value-type="float" office:value="28" calcext:value-type="float">
            <text:p>28</text:p>
          </table:table-cell>
          <table:table-cell office:value-type="float" office:value="0.68036" calcext:value-type="float">
            <text:p>0.68036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.9" calcext:value-type="float">
            <text:p>8.9</text:p>
          </table:table-cell>
          <table:table-cell office:value-type="float" office:value="9" calcext:value-type="float">
            <text:p>9</text:p>
          </table:table-cell>
          <table:table-cell office:value-type="float" office:value="0.988889" calcext:value-type="float">
            <text:p>0.988889</text:p>
          </table:table-cell>
          <table:table-cell office:value-type="float" office:value="18.7" calcext:value-type="float">
            <text:p>18.7</text:p>
          </table:table-cell>
          <table:table-cell office:value-type="float" office:value="28" calcext:value-type="float">
            <text:p>28</text:p>
          </table:table-cell>
          <table:table-cell office:value-type="float" office:value="0.667855" calcext:value-type="float">
            <text:p>0.667855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.25" calcext:value-type="float">
            <text:p>8.25</text:p>
          </table:table-cell>
          <table:table-cell office:value-type="float" office:value="9" calcext:value-type="float">
            <text:p>9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12.95" calcext:value-type="float">
            <text:p>12.95</text:p>
          </table:table-cell>
          <table:table-cell office:value-type="float" office:value="28" calcext:value-type="float">
            <text:p>28</text:p>
          </table:table-cell>
          <table:table-cell office:value-type="float" office:value="0.4625" calcext:value-type="float">
            <text:p>0.462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.75" calcext:value-type="float">
            <text:p>20.75</text:p>
          </table:table-cell>
          <table:table-cell office:value-type="float" office:value="28" calcext:value-type="float">
            <text:p>28</text:p>
          </table:table-cell>
          <table:table-cell office:value-type="float" office:value="0.741075" calcext:value-type="float">
            <text:p>0.74107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.95" calcext:value-type="float">
            <text:p>8.95</text:p>
          </table:table-cell>
          <table:table-cell office:value-type="float" office:value="9" calcext:value-type="float">
            <text:p>9</text:p>
          </table:table-cell>
          <table:table-cell office:value-type="float" office:value="0.994444" calcext:value-type="float">
            <text:p>0.994444</text:p>
          </table:table-cell>
          <table:table-cell office:value-type="float" office:value="21.55" calcext:value-type="float">
            <text:p>21.55</text:p>
          </table:table-cell>
          <table:table-cell office:value-type="float" office:value="28" calcext:value-type="float">
            <text:p>28</text:p>
          </table:table-cell>
          <table:table-cell office:value-type="float" office:value="0.76964" calcext:value-type="float">
            <text:p>0.76964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.95" calcext:value-type="float">
            <text:p>8.95</text:p>
          </table:table-cell>
          <table:table-cell office:value-type="float" office:value="9" calcext:value-type="float">
            <text:p>9</text:p>
          </table:table-cell>
          <table:table-cell office:value-type="float" office:value="0.994444" calcext:value-type="float">
            <text:p>0.994444</text:p>
          </table:table-cell>
          <table:table-cell office:value-type="float" office:value="19.6" calcext:value-type="float">
            <text:p>19.6</text:p>
          </table:table-cell>
          <table:table-cell office:value-type="float" office:value="28" calcext:value-type="float">
            <text:p>28</text:p>
          </table:table-cell>
          <table:table-cell office:value-type="float" office:value="0.700005" calcext:value-type="float">
            <text:p>0.700005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.95" calcext:value-type="float">
            <text:p>8.95</text:p>
          </table:table-cell>
          <table:table-cell office:value-type="float" office:value="9" calcext:value-type="float">
            <text:p>9</text:p>
          </table:table-cell>
          <table:table-cell office:value-type="float" office:value="0.994444" calcext:value-type="float">
            <text:p>0.994444</text:p>
          </table:table-cell>
          <table:table-cell office:value-type="float" office:value="19.2" calcext:value-type="float">
            <text:p>19.2</text:p>
          </table:table-cell>
          <table:table-cell office:value-type="float" office:value="28" calcext:value-type="float">
            <text:p>28</text:p>
          </table:table-cell>
          <table:table-cell office:value-type="float" office:value="0.68571" calcext:value-type="float">
            <text:p>0.68571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.4" calcext:value-type="float">
            <text:p>8.4</text:p>
          </table:table-cell>
          <table:table-cell office:value-type="float" office:value="9" calcext:value-type="float">
            <text:p>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13.3" calcext:value-type="float">
            <text:p>13.3</text:p>
          </table:table-cell>
          <table:table-cell office:value-type="float" office:value="27" calcext:value-type="float">
            <text:p>27</text:p>
          </table:table-cell>
          <table:table-cell office:value-type="float" office:value="0.4926" calcext:value-type="float">
            <text:p>0.4926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8.75" calcext:value-type="float">
            <text:p>8.75</text:p>
          </table:table-cell>
          <table:table-cell office:value-type="float" office:value="9" calcext:value-type="float">
            <text:p>9</text:p>
          </table:table-cell>
          <table:table-cell office:value-type="float" office:value="0.972222" calcext:value-type="float">
            <text:p>0.972222</text:p>
          </table:table-cell>
          <table:table-cell office:value-type="float" office:value="18.65" calcext:value-type="float">
            <text:p>18.65</text:p>
          </table:table-cell>
          <table:table-cell office:value-type="float" office:value="27.75" calcext:value-type="float">
            <text:p>27.75</text:p>
          </table:table-cell>
          <table:table-cell office:value-type="float" office:value="0.67263" calcext:value-type="float">
            <text:p>0.67263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.85" calcext:value-type="float">
            <text:p>8.85</text:p>
          </table:table-cell>
          <table:table-cell office:value-type="float" office:value="9" calcext:value-type="float">
            <text:p>9</text:p>
          </table:table-cell>
          <table:table-cell office:value-type="float" office:value="0.983333" calcext:value-type="float">
            <text:p>0.983333</text:p>
          </table:table-cell>
          <table:table-cell office:value-type="float" office:value="18.35" calcext:value-type="float">
            <text:p>18.35</text:p>
          </table:table-cell>
          <table:table-cell office:value-type="float" office:value="27.6" calcext:value-type="float">
            <text:p>27.6</text:p>
          </table:table-cell>
          <table:table-cell office:value-type="float" office:value="0.666135" calcext:value-type="float">
            <text:p>0.666135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8.85" calcext:value-type="float">
            <text:p>8.85</text:p>
          </table:table-cell>
          <table:table-cell office:value-type="float" office:value="9" calcext:value-type="float">
            <text:p>9</text:p>
          </table:table-cell>
          <table:table-cell office:value-type="float" office:value="0.983333" calcext:value-type="float">
            <text:p>0.983333</text:p>
          </table:table-cell>
          <table:table-cell office:value-type="float" office:value="18.3" calcext:value-type="float">
            <text:p>18.3</text:p>
          </table:table-cell>
          <table:table-cell office:value-type="float" office:value="27.5" calcext:value-type="float">
            <text:p>27.5</text:p>
          </table:table-cell>
          <table:table-cell office:value-type="float" office:value="0.66588" calcext:value-type="float">
            <text:p>0.66588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8.8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office:value-type="float" office:value="0.977778" calcext:value-type="float">
            <text:p>0.977778</text:p>
          </table:table-cell>
          <table:table-cell office:value-type="float" office:value="18.15" calcext:value-type="float">
            <text:p>18.15</text:p>
          </table:table-cell>
          <table:table-cell office:value-type="float" office:value="27.75" calcext:value-type="float">
            <text:p>27.75</text:p>
          </table:table-cell>
          <table:table-cell office:value-type="float" office:value="0.654025" calcext:value-type="float">
            <text:p>0.654025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1.65" calcext:value-type="float">
            <text:p>21.65</text:p>
          </table:table-cell>
          <table:table-cell office:value-type="float" office:value="29" calcext:value-type="float">
            <text:p>29</text:p>
          </table:table-cell>
          <table:table-cell office:value-type="float" office:value="0.74656" calcext:value-type="float">
            <text:p>0.74656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.8" calcext:value-type="float">
            <text:p>20.8</text:p>
          </table:table-cell>
          <table:table-cell office:value-type="float" office:value="29" calcext:value-type="float">
            <text:p>29</text:p>
          </table:table-cell>
          <table:table-cell office:value-type="float" office:value="0.717245" calcext:value-type="float">
            <text:p>0.717245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8.95" calcext:value-type="float">
            <text:p>8.95</text:p>
          </table:table-cell>
          <table:table-cell office:value-type="float" office:value="9" calcext:value-type="float">
            <text:p>9</text:p>
          </table:table-cell>
          <table:table-cell office:value-type="float" office:value="0.994444" calcext:value-type="float">
            <text:p>0.994444</text:p>
          </table:table-cell>
          <table:table-cell office:value-type="float" office:value="22.35" calcext:value-type="float">
            <text:p>22.35</text:p>
          </table:table-cell>
          <table:table-cell office:value-type="float" office:value="29" calcext:value-type="float">
            <text:p>29</text:p>
          </table:table-cell>
          <table:table-cell office:value-type="float" office:value="0.77069" calcext:value-type="float">
            <text:p>0.77069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8.8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office:value-type="float" office:value="0.977778" calcext:value-type="float">
            <text:p>0.977778</text:p>
          </table:table-cell>
          <table:table-cell office:value-type="float" office:value="19.8" calcext:value-type="float">
            <text:p>19.8</text:p>
          </table:table-cell>
          <table:table-cell office:value-type="float" office:value="29" calcext:value-type="float">
            <text:p>29</text:p>
          </table:table-cell>
          <table:table-cell office:value-type="float" office:value="0.68276" calcext:value-type="float">
            <text:p>0.68276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3.4" calcext:value-type="float">
            <text:p>23.4</text:p>
          </table:table-cell>
          <table:table-cell office:value-type="float" office:value="28" calcext:value-type="float">
            <text:p>28</text:p>
          </table:table-cell>
          <table:table-cell office:value-type="float" office:value="0.83572" calcext:value-type="float">
            <text:p>0.83572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2.65" calcext:value-type="float">
            <text:p>22.65</text:p>
          </table:table-cell>
          <table:table-cell office:value-type="float" office:value="28" calcext:value-type="float">
            <text:p>28</text:p>
          </table:table-cell>
          <table:table-cell office:value-type="float" office:value="0.808925" calcext:value-type="float">
            <text:p>0.808925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8.8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office:value-type="float" office:value="0.977778" calcext:value-type="float">
            <text:p>0.977778</text:p>
          </table:table-cell>
          <table:table-cell office:value-type="float" office:value="18.15" calcext:value-type="float">
            <text:p>18.15</text:p>
          </table:table-cell>
          <table:table-cell office:value-type="float" office:value="28" calcext:value-type="float">
            <text:p>28</text:p>
          </table:table-cell>
          <table:table-cell office:value-type="float" office:value="0.648225" calcext:value-type="float">
            <text:p>0.648225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float" office:value="28" calcext:value-type="float">
            <text:p>28</text:p>
          </table:table-cell>
          <table:table-cell office:value-type="float" office:value="0.732145" calcext:value-type="float">
            <text:p>0.732145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1.75" calcext:value-type="float">
            <text:p>21.75</text:p>
          </table:table-cell>
          <table:table-cell office:value-type="float" office:value="28" calcext:value-type="float">
            <text:p>28</text:p>
          </table:table-cell>
          <table:table-cell office:value-type="float" office:value="0.77679" calcext:value-type="float">
            <text:p>0.77679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9.95" calcext:value-type="float">
            <text:p>19.95</text:p>
          </table:table-cell>
          <table:table-cell office:value-type="float" office:value="28" calcext:value-type="float">
            <text:p>28</text:p>
          </table:table-cell>
          <table:table-cell office:value-type="float" office:value="0.71251" calcext:value-type="float">
            <text:p>0.71251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.9" calcext:value-type="float">
            <text:p>8.9</text:p>
          </table:table-cell>
          <table:table-cell office:value-type="float" office:value="9" calcext:value-type="float">
            <text:p>9</text:p>
          </table:table-cell>
          <table:table-cell office:value-type="float" office:value="0.988889" calcext:value-type="float">
            <text:p>0.988889</text:p>
          </table:table-cell>
          <table:table-cell office:value-type="float" office:value="18.85" calcext:value-type="float">
            <text:p>18.85</text:p>
          </table:table-cell>
          <table:table-cell office:value-type="float" office:value="28" calcext:value-type="float">
            <text:p>28</text:p>
          </table:table-cell>
          <table:table-cell office:value-type="float" office:value="0.673215" calcext:value-type="float">
            <text:p>0.673215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8.9" calcext:value-type="float">
            <text:p>8.9</text:p>
          </table:table-cell>
          <table:table-cell office:value-type="float" office:value="9" calcext:value-type="float">
            <text:p>9</text:p>
          </table:table-cell>
          <table:table-cell office:value-type="float" office:value="0.988889" calcext:value-type="float">
            <text:p>0.988889</text:p>
          </table:table-cell>
          <table:table-cell office:value-type="float" office:value="17.2" calcext:value-type="float">
            <text:p>17.2</text:p>
          </table:table-cell>
          <table:table-cell office:value-type="float" office:value="27" calcext:value-type="float">
            <text:p>27</text:p>
          </table:table-cell>
          <table:table-cell office:value-type="float" office:value="0.637035" calcext:value-type="float">
            <text:p>0.637035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0.75863" calcext:value-type="float">
            <text:p>0.75863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.85" calcext:value-type="float">
            <text:p>8.85</text:p>
          </table:table-cell>
          <table:table-cell office:value-type="float" office:value="9" calcext:value-type="float">
            <text:p>9</text:p>
          </table:table-cell>
          <table:table-cell office:value-type="float" office:value="0.983333" calcext:value-type="float">
            <text:p>0.983333</text:p>
          </table:table-cell>
          <table:table-cell office:value-type="float" office:value="20.15" calcext:value-type="float">
            <text:p>20.15</text:p>
          </table:table-cell>
          <table:table-cell office:value-type="float" office:value="29" calcext:value-type="float">
            <text:p>29</text:p>
          </table:table-cell>
          <table:table-cell office:value-type="float" office:value="0.694825" calcext:value-type="float">
            <text:p>0.694825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8.6" calcext:value-type="float">
            <text:p>8.6</text:p>
          </table:table-cell>
          <table:table-cell office:value-type="float" office:value="9" calcext:value-type="float">
            <text:p>9</text:p>
          </table:table-cell>
          <table:table-cell office:value-type="float" office:value="0.955556" calcext:value-type="float">
            <text:p>0.955556</text:p>
          </table:table-cell>
          <table:table-cell office:value-type="float" office:value="17.5" calcext:value-type="float">
            <text:p>17.5</text:p>
          </table:table-cell>
          <table:table-cell office:value-type="float" office:value="28" calcext:value-type="float">
            <text:p>28</text:p>
          </table:table-cell>
          <table:table-cell office:value-type="float" office:value="0.624995" calcext:value-type="float">
            <text:p>0.624995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2.05" calcext:value-type="float">
            <text:p>22.05</text:p>
          </table:table-cell>
          <table:table-cell office:value-type="float" office:value="28" calcext:value-type="float">
            <text:p>28</text:p>
          </table:table-cell>
          <table:table-cell office:value-type="float" office:value="0.7875" calcext:value-type="float">
            <text:p>0.7875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8.85" calcext:value-type="float">
            <text:p>8.85</text:p>
          </table:table-cell>
          <table:table-cell office:value-type="float" office:value="9" calcext:value-type="float">
            <text:p>9</text:p>
          </table:table-cell>
          <table:table-cell office:value-type="float" office:value="0.983333" calcext:value-type="float">
            <text:p>0.983333</text:p>
          </table:table-cell>
          <table:table-cell office:value-type="float" office:value="19.25" calcext:value-type="float">
            <text:p>19.25</text:p>
          </table:table-cell>
          <table:table-cell office:value-type="float" office:value="29" calcext:value-type="float">
            <text:p>29</text:p>
          </table:table-cell>
          <table:table-cell office:value-type="float" office:value="0.663795" calcext:value-type="float">
            <text:p>0.663795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8.9" calcext:value-type="float">
            <text:p>8.9</text:p>
          </table:table-cell>
          <table:table-cell office:value-type="float" office:value="9" calcext:value-type="float">
            <text:p>9</text:p>
          </table:table-cell>
          <table:table-cell office:value-type="float" office:value="0.988889" calcext:value-type="float">
            <text:p>0.988889</text:p>
          </table:table-cell>
          <table:table-cell office:value-type="float" office:value="20.55" calcext:value-type="float">
            <text:p>20.55</text:p>
          </table:table-cell>
          <table:table-cell office:value-type="float" office:value="29" calcext:value-type="float">
            <text:p>29</text:p>
          </table:table-cell>
          <table:table-cell office:value-type="float" office:value="0.70863" calcext:value-type="float">
            <text:p>0.70863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8.95" calcext:value-type="float">
            <text:p>8.95</text:p>
          </table:table-cell>
          <table:table-cell office:value-type="float" office:value="9" calcext:value-type="float">
            <text:p>9</text:p>
          </table:table-cell>
          <table:table-cell office:value-type="float" office:value="0.994444" calcext:value-type="float">
            <text:p>0.994444</text:p>
          </table:table-cell>
          <table:table-cell office:value-type="float" office:value="19.7" calcext:value-type="float">
            <text:p>19.7</text:p>
          </table:table-cell>
          <table:table-cell office:value-type="float" office:value="29" calcext:value-type="float">
            <text:p>29</text:p>
          </table:table-cell>
          <table:table-cell office:value-type="float" office:value="0.679315" calcext:value-type="float">
            <text:p>0.679315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0.944445" calcext:value-type="float">
            <text:p>0.944445</text:p>
          </table:table-cell>
          <table:table-cell office:value-type="float" office:value="15.5" calcext:value-type="float">
            <text:p>15.5</text:p>
          </table:table-cell>
          <table:table-cell office:value-type="float" office:value="29" calcext:value-type="float">
            <text:p>29</text:p>
          </table:table-cell>
          <table:table-cell office:value-type="float" office:value="0.5345" calcext:value-type="float">
            <text:p>0.5345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7.6" calcext:value-type="float">
            <text:p>7.6</text:p>
          </table:table-cell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13.65" calcext:value-type="float">
            <text:p>13.65</text:p>
          </table:table-cell>
          <table:table-cell office:value-type="float" office:value="25" calcext:value-type="float">
            <text:p>25</text:p>
          </table:table-cell>
          <table:table-cell office:value-type="float" office:value="0.546" calcext:value-type="float">
            <text:p>0.546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.55" calcext:value-type="float">
            <text:p>18.55</text:p>
          </table:table-cell>
          <table:table-cell office:value-type="float" office:value="25" calcext:value-type="float">
            <text:p>25</text:p>
          </table:table-cell>
          <table:table-cell office:value-type="float" office:value="0.742" calcext:value-type="float">
            <text:p>0.742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7.75" calcext:value-type="float">
            <text:p>7.75</text:p>
          </table:table-cell>
          <table:table-cell office:value-type="float" office:value="8" calcext:value-type="float">
            <text:p>8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4.35" calcext:value-type="float">
            <text:p>14.35</text:p>
          </table:table-cell>
          <table:table-cell office:value-type="float" office:value="25" calcext:value-type="float">
            <text:p>25</text:p>
          </table:table-cell>
          <table:table-cell office:value-type="float" office:value="0.574" calcext:value-type="float">
            <text:p>0.574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7.95" calcext:value-type="float">
            <text:p>7.95</text:p>
          </table:table-cell>
          <table:table-cell office:value-type="float" office:value="8" calcext:value-type="float">
            <text:p>8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18.15" calcext:value-type="float">
            <text:p>18.15</text:p>
          </table:table-cell>
          <table:table-cell office:value-type="float" office:value="25" calcext:value-type="float">
            <text:p>25</text:p>
          </table:table-cell>
          <table:table-cell office:value-type="float" office:value="0.726" calcext:value-type="float">
            <text:p>0.726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7.9" calcext:value-type="float">
            <text:p>7.9</text:p>
          </table:table-cell>
          <table:table-cell office:value-type="float" office:value="8" calcext:value-type="float">
            <text:p>8</text:p>
          </table:table-cell>
          <table:table-cell office:value-type="float" office:value="0.9875" calcext:value-type="float">
            <text:p>0.9875</text:p>
          </table:table-cell>
          <table:table-cell office:value-type="float" office:value="16.05" calcext:value-type="float">
            <text:p>16.05</text:p>
          </table:table-cell>
          <table:table-cell office:value-type="float" office:value="25" calcext:value-type="float">
            <text:p>25</text:p>
          </table:table-cell>
          <table:table-cell office:value-type="float" office:value="0.642" calcext:value-type="float">
            <text:p>0.642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7.85" calcext:value-type="float">
            <text:p>7.85</text:p>
          </table:table-cell>
          <table:table-cell office:value-type="float" office:value="8" calcext:value-type="float">
            <text:p>8</text:p>
          </table:table-cell>
          <table:table-cell office:value-type="float" office:value="0.98125" calcext:value-type="float">
            <text:p>0.98125</text:p>
          </table:table-cell>
          <table:table-cell office:value-type="float" office:value="16.95" calcext:value-type="float">
            <text:p>16.95</text:p>
          </table:table-cell>
          <table:table-cell office:value-type="float" office:value="25" calcext:value-type="float">
            <text:p>25</text:p>
          </table:table-cell>
          <table:table-cell office:value-type="float" office:value="0.678" calcext:value-type="float">
            <text:p>0.678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7.8" calcext:value-type="float">
            <text:p>7.8</text:p>
          </table:table-cell>
          <table:table-cell office:value-type="float" office:value="8" calcext:value-type="float">
            <text:p>8</text:p>
          </table:table-cell>
          <table:table-cell office:value-type="float" office:value="0.975" calcext:value-type="float">
            <text:p>0.975</text:p>
          </table:table-cell>
          <table:table-cell office:value-type="float" office:value="16.25" calcext:value-type="float">
            <text:p>16.25</text:p>
          </table:table-cell>
          <table:table-cell office:value-type="float" office:value="25" calcext:value-type="float">
            <text:p>25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7.65" calcext:value-type="float">
            <text:p>7.65</text:p>
          </table:table-cell>
          <table:table-cell office:value-type="float" office:value="8" calcext:value-type="float">
            <text:p>8</text:p>
          </table:table-cell>
          <table:table-cell office:value-type="float" office:value="0.95625" calcext:value-type="float">
            <text:p>0.95625</text:p>
          </table:table-cell>
          <table:table-cell office:value-type="float" office:value="13.85" calcext:value-type="float">
            <text:p>13.85</text:p>
          </table:table-cell>
          <table:table-cell office:value-type="float" office:value="25" calcext:value-type="float">
            <text:p>25</text:p>
          </table:table-cell>
          <table:table-cell office:value-type="float" office:value="0.554" calcext:value-type="float">
            <text:p>0.554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8.7" calcext:value-type="float">
            <text:p>8.7</text:p>
          </table:table-cell>
          <table:table-cell office:value-type="float" office:value="9" calcext:value-type="float">
            <text:p>9</text:p>
          </table:table-cell>
          <table:table-cell office:value-type="float" office:value="0.966667" calcext:value-type="float">
            <text:p>0.966667</text:p>
          </table:table-cell>
          <table:table-cell office:value-type="float" office:value="19.5" calcext:value-type="float">
            <text:p>19.5</text:p>
          </table:table-cell>
          <table:table-cell office:value-type="float" office:value="28" calcext:value-type="float">
            <text:p>28</text:p>
          </table:table-cell>
          <table:table-cell office:value-type="float" office:value="0.69643" calcext:value-type="float">
            <text:p>0.69643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8.75" calcext:value-type="float">
            <text:p>8.75</text:p>
          </table:table-cell>
          <table:table-cell office:value-type="float" office:value="9" calcext:value-type="float">
            <text:p>9</text:p>
          </table:table-cell>
          <table:table-cell office:value-type="float" office:value="0.972222" calcext:value-type="float">
            <text:p>0.972222</text:p>
          </table:table-cell>
          <table:table-cell office:value-type="float" office:value="19.3" calcext:value-type="float">
            <text:p>19.3</text:p>
          </table:table-cell>
          <table:table-cell office:value-type="float" office:value="28" calcext:value-type="float">
            <text:p>28</text:p>
          </table:table-cell>
          <table:table-cell office:value-type="float" office:value="0.689295" calcext:value-type="float">
            <text:p>0.689295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8.85" calcext:value-type="float">
            <text:p>8.85</text:p>
          </table:table-cell>
          <table:table-cell office:value-type="float" office:value="9" calcext:value-type="float">
            <text:p>9</text:p>
          </table:table-cell>
          <table:table-cell office:value-type="float" office:value="0.983333" calcext:value-type="float">
            <text:p>0.983333</text:p>
          </table:table-cell>
          <table:table-cell office:value-type="float" office:value="19.9" calcext:value-type="float">
            <text:p>19.9</text:p>
          </table:table-cell>
          <table:table-cell office:value-type="float" office:value="28" calcext:value-type="float">
            <text:p>28</text:p>
          </table:table-cell>
          <table:table-cell office:value-type="float" office:value="0.71072" calcext:value-type="float">
            <text:p>0.71072</text:p>
          </table:table-cell>
          <table:table-cell table:number-columns-repeated="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8.6" calcext:value-type="float">
            <text:p>8.6</text:p>
          </table:table-cell>
          <table:table-cell office:value-type="float" office:value="9" calcext:value-type="float">
            <text:p>9</text:p>
          </table:table-cell>
          <table:table-cell office:value-type="float" office:value="0.955556" calcext:value-type="float">
            <text:p>0.955556</text:p>
          </table:table-cell>
          <table:table-cell office:value-type="float" office:value="16.05" calcext:value-type="float">
            <text:p>16.05</text:p>
          </table:table-cell>
          <table:table-cell office:value-type="float" office:value="27" calcext:value-type="float">
            <text:p>27</text:p>
          </table:table-cell>
          <table:table-cell office:value-type="float" office:value="0.59445" calcext:value-type="float">
            <text:p>0.59445</text:p>
          </table:table-cell>
          <table:table-cell table:number-columns-repeated="2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1.8" calcext:value-type="float">
            <text:p>21.8</text:p>
          </table:table-cell>
          <table:table-cell office:value-type="float" office:value="27" calcext:value-type="float">
            <text:p>27</text:p>
          </table:table-cell>
          <table:table-cell office:value-type="float" office:value="0.807415" calcext:value-type="float">
            <text:p>0.807415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8.55" calcext:value-type="float">
            <text:p>8.55</text:p>
          </table:table-cell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19.65" calcext:value-type="float">
            <text:p>19.65</text:p>
          </table:table-cell>
          <table:table-cell office:value-type="float" office:value="28" calcext:value-type="float">
            <text:p>28</text:p>
          </table:table-cell>
          <table:table-cell office:value-type="float" office:value="0.701785" calcext:value-type="float">
            <text:p>0.701785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2.7" calcext:value-type="float">
            <text:p>22.7</text:p>
          </table:table-cell>
          <table:table-cell office:value-type="float" office:value="28" calcext:value-type="float">
            <text:p>28</text:p>
          </table:table-cell>
          <table:table-cell office:value-type="float" office:value="0.810705" calcext:value-type="float">
            <text:p>0.810705</text:p>
          </table:table-cell>
          <table:table-cell table:number-columns-repeated="2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.8" calcext:value-type="float">
            <text:p>18.8</text:p>
          </table:table-cell>
          <table:table-cell office:value-type="float" office:value="28" calcext:value-type="float">
            <text:p>28</text:p>
          </table:table-cell>
          <table:table-cell office:value-type="float" office:value="0.671435" calcext:value-type="float">
            <text:p>0.671435</text:p>
          </table:table-cell>
          <table:table-cell table:number-columns-repeated="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8.8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office:value-type="float" office:value="0.977778" calcext:value-type="float">
            <text:p>0.977778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0.72414" calcext:value-type="float">
            <text:p>0.72414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8.8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office:value-type="float" office:value="0.977778" calcext:value-type="float">
            <text:p>0.977778</text:p>
          </table:table-cell>
          <table:table-cell office:value-type="float" office:value="18.1" calcext:value-type="float">
            <text:p>18.1</text:p>
          </table:table-cell>
          <table:table-cell office:value-type="float" office:value="29" calcext:value-type="float">
            <text:p>29</text:p>
          </table:table-cell>
          <table:table-cell office:value-type="float" office:value="0.624155" calcext:value-type="float">
            <text:p>0.624155</text:p>
          </table:table-cell>
          <table:table-cell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8.95" calcext:value-type="float">
            <text:p>8.95</text:p>
          </table:table-cell>
          <table:table-cell office:value-type="float" office:value="9" calcext:value-type="float">
            <text:p>9</text:p>
          </table:table-cell>
          <table:table-cell office:value-type="float" office:value="0.994444" calcext:value-type="float">
            <text:p>0.994444</text:p>
          </table:table-cell>
          <table:table-cell office:value-type="float" office:value="20.95" calcext:value-type="float">
            <text:p>20.95</text:p>
          </table:table-cell>
          <table:table-cell office:value-type="float" office:value="29" calcext:value-type="float">
            <text:p>29</text:p>
          </table:table-cell>
          <table:table-cell office:value-type="float" office:value="0.722425" calcext:value-type="float">
            <text:p>0.722425</text:p>
          </table:table-cell>
          <table:table-cell table:number-columns-repeated="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8.7" calcext:value-type="float">
            <text:p>8.7</text:p>
          </table:table-cell>
          <table:table-cell office:value-type="float" office:value="9" calcext:value-type="float">
            <text:p>9</text:p>
          </table:table-cell>
          <table:table-cell office:value-type="float" office:value="0.966667" calcext:value-type="float">
            <text:p>0.966667</text:p>
          </table:table-cell>
          <table:table-cell office:value-type="float" office:value="17.5" calcext:value-type="float">
            <text:p>17.5</text:p>
          </table:table-cell>
          <table:table-cell office:value-type="float" office:value="29" calcext:value-type="float">
            <text:p>29</text:p>
          </table:table-cell>
          <table:table-cell office:value-type="float" office:value="0.603455" calcext:value-type="float">
            <text:p>0.603455</text:p>
          </table:table-cell>
          <table:table-cell table:number-columns-repeated="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8.85" calcext:value-type="float">
            <text:p>8.85</text:p>
          </table:table-cell>
          <table:table-cell office:value-type="float" office:value="9" calcext:value-type="float">
            <text:p>9</text:p>
          </table:table-cell>
          <table:table-cell office:value-type="float" office:value="0.983333" calcext:value-type="float">
            <text:p>0.983333</text:p>
          </table:table-cell>
          <table:table-cell office:value-type="float" office:value="20.25" calcext:value-type="float">
            <text:p>20.25</text:p>
          </table:table-cell>
          <table:table-cell office:value-type="float" office:value="29" calcext:value-type="float">
            <text:p>29</text:p>
          </table:table-cell>
          <table:table-cell office:value-type="float" office:value="0.698275" calcext:value-type="float">
            <text:p>0.698275</text:p>
          </table:table-cell>
          <table:table-cell table:number-columns-repeated="2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9.45" calcext:value-type="float">
            <text:p>19.45</text:p>
          </table:table-cell>
          <table:table-cell office:value-type="float" office:value="29" calcext:value-type="float">
            <text:p>29</text:p>
          </table:table-cell>
          <table:table-cell office:value-type="float" office:value="0.6707" calcext:value-type="float">
            <text:p>0.6707</text:p>
          </table:table-cell>
          <table:table-cell table:number-columns-repeated="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8.95" calcext:value-type="float">
            <text:p>8.95</text:p>
          </table:table-cell>
          <table:table-cell office:value-type="float" office:value="9" calcext:value-type="float">
            <text:p>9</text:p>
          </table:table-cell>
          <table:table-cell office:value-type="float" office:value="0.994444" calcext:value-type="float">
            <text:p>0.994444</text:p>
          </table:table-cell>
          <table:table-cell office:value-type="float" office:value="21.75" calcext:value-type="float">
            <text:p>21.75</text:p>
          </table:table-cell>
          <table:table-cell office:value-type="float" office:value="29" calcext:value-type="float">
            <text:p>29</text:p>
          </table:table-cell>
          <table:table-cell office:value-type="float" office:value="0.750005" calcext:value-type="float">
            <text:p>0.750005</text:p>
          </table:table-cell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3.65" calcext:value-type="float">
            <text:p>23.65</text:p>
          </table:table-cell>
          <table:table-cell office:value-type="float" office:value="29" calcext:value-type="float">
            <text:p>29</text:p>
          </table:table-cell>
          <table:table-cell office:value-type="float" office:value="0.815525" calcext:value-type="float">
            <text:p>0.815525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Avg</text:p>
          </table:table-cell>
          <table:table-cell table:style-name="ce4" table:formula="of:=SUM([.B182:.B241])/60" office:value-type="float" office:value="8.71833333333334" calcext:value-type="float">
            <text:p>8.7183333333</text:p>
          </table:table-cell>
          <table:table-cell table:style-name="ce4" table:formula="of:=SUM([.C182:.C241])/60" office:value-type="float" office:value="8.86666666666667" calcext:value-type="float">
            <text:p>8.8666666667</text:p>
          </table:table-cell>
          <table:table-cell table:style-name="ce4" table:formula="of:=SUM([.D182:.D241])/60" office:value-type="float" office:value="0.98317125" calcext:value-type="float">
            <text:p>0.98317125</text:p>
          </table:table-cell>
          <table:table-cell table:style-name="ce4" table:formula="of:=SUM([.E182:.E241])/60" office:value-type="float" office:value="19.0258333333333" calcext:value-type="float">
            <text:p>19.0258333333</text:p>
          </table:table-cell>
          <table:table-cell table:style-name="ce4" table:formula="of:=SUM([.F182:.F241])/60" office:value-type="float" office:value="27.8716666666667" calcext:value-type="float">
            <text:p>27.8716666667</text:p>
          </table:table-cell>
          <table:table-cell table:style-name="ce4" table:formula="of:=SUM([.G182:.G241])/60" office:value-type="float" office:value="0.6818695" calcext:value-type="float">
            <text:p>0.68186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</text:p>
          </table:table-cell>
          <table:table-cell table:formula="of:=SUBTOTAL(4; [.B182:.B241])" office:value-type="float" office:value="9" calcext:value-type="float">
            <text:p>9</text:p>
          </table:table-cell>
          <table:table-cell table:formula="of:=SUBTOTAL(4; [.C182:.C241])" office:value-type="float" office:value="9" calcext:value-type="float">
            <text:p>9</text:p>
          </table:table-cell>
          <table:table-cell table:formula="of:=SUBTOTAL(4; [.D182:.D241])" office:value-type="float" office:value="1" calcext:value-type="float">
            <text:p>1</text:p>
          </table:table-cell>
          <table:table-cell table:formula="of:=SUBTOTAL(4; [.E182:.E241])" office:value-type="float" office:value="23.65" calcext:value-type="float">
            <text:p>23.65</text:p>
          </table:table-cell>
          <table:table-cell table:formula="of:=SUBTOTAL(4; [.F182:.F241])" office:value-type="float" office:value="29" calcext:value-type="float">
            <text:p>29</text:p>
          </table:table-cell>
          <table:table-cell table:formula="of:=SUBTOTAL(4; [.G182:.G241])" office:value-type="float" office:value="0.83572" calcext:value-type="float">
            <text:p>0.835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</text:p>
          </table:table-cell>
          <table:table-cell table:formula="of:=SUBTOTAL(5; [.B182:.B241])" office:value-type="float" office:value="7.6" calcext:value-type="float">
            <text:p>7.6</text:p>
          </table:table-cell>
          <table:table-cell table:formula="of:=SUBTOTAL(5; [.C182:.C241])" office:value-type="float" office:value="8" calcext:value-type="float">
            <text:p>8</text:p>
          </table:table-cell>
          <table:table-cell table:formula="of:=SUBTOTAL(5; [.D182:.D241])" office:value-type="float" office:value="0.916667" calcext:value-type="float">
            <text:p>0.916667</text:p>
          </table:table-cell>
          <table:table-cell table:formula="of:=SUBTOTAL(5; [.E182:.E241])" office:value-type="float" office:value="12.95" calcext:value-type="float">
            <text:p>12.95</text:p>
          </table:table-cell>
          <table:table-cell table:formula="of:=SUBTOTAL(5; [.F182:.F241])" office:value-type="float" office:value="25" calcext:value-type="float">
            <text:p>25</text:p>
          </table:table-cell>
          <table:table-cell table:formula="of:=SUBTOTAL(5; [.G182:.G241])" office:value-type="float" office:value="0.4625" calcext:value-type="float">
            <text:p>0.4625</text:p>
          </table:table-cell>
          <table:table-cell table:number-columns-repeated="2"/>
        </table:table-row>
        <table:table-row table:style-name="ro2" table:number-rows-repeated="24">
          <table:table-cell table:number-columns-repeated="9"/>
        </table:table-row>
        <table:table-row table:style-name="ro2">
          <table:table-cell office:value-type="string" calcext:value-type="string" table:number-columns-spanned="9" table:number-rows-spanned="1">
            <text:p>Cars Dataset2, MaxLearn, UIUP PLP-trees (Training: all examples)</text:p>
          </table:table-cell>
          <table:covered-table-cell table:number-columns-repeated="8"/>
        </table:table-row>
        <table:table-row table:style-name="ro2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Training#</text:p>
          </table:table-cell>
          <table:table-cell table:style-name="ce1" office:value-type="string" calcext:value-type="string">
            <text:p>Data#</text:p>
          </table:table-cell>
          <table:table-cell table:style-name="ce2" office:value-type="string" calcext:value-type="string">
            <text:p>Training%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0.947368" calcext:value-type="float">
            <text:p>0.947368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0.947368" calcext:value-type="float">
            <text:p>0.947368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0.894737" calcext:value-type="float">
            <text:p>0.894737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0.815789" calcext:value-type="float">
            <text:p>0.815789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0.945946" calcext:value-type="float">
            <text:p>0.945946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0.72973" calcext:value-type="float">
            <text:p>0.72973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0.945946" calcext:value-type="float">
            <text:p>0.945946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0.945946" calcext:value-type="float">
            <text:p>0.945946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0.918919" calcext:value-type="float">
            <text:p>0.918919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0.777778" calcext:value-type="float">
            <text:p>0.777778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0.918919" calcext:value-type="float">
            <text:p>0.918919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0.891892" calcext:value-type="float">
            <text:p>0.891892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0.891892" calcext:value-type="float">
            <text:p>0.891892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0.945946" calcext:value-type="float">
            <text:p>0.945946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0.973684" calcext:value-type="float">
            <text:p>0.973684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0.973684" calcext:value-type="float">
            <text:p>0.973684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0.947368" calcext:value-type="float">
            <text:p>0.947368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0.837838" calcext:value-type="float">
            <text:p>0.837838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0.972973" calcext:value-type="float">
            <text:p>0.972973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0.972973" calcext:value-type="float">
            <text:p>0.972973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0.972973" calcext:value-type="float">
            <text:p>0.972973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0.891892" calcext:value-type="float">
            <text:p>0.891892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0.944444" calcext:value-type="float">
            <text:p>0.944444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0.973684" calcext:value-type="float">
            <text:p>0.973684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0.921053" calcext:value-type="float">
            <text:p>0.921053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0.891892" calcext:value-type="float">
            <text:p>0.891892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0.947368" calcext:value-type="float">
            <text:p>0.947368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0.921053" calcext:value-type="float">
            <text:p>0.921053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0.973684" calcext:value-type="float">
            <text:p>0.973684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0.763158" calcext:value-type="float">
            <text:p>0.763158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0.818182" calcext:value-type="float">
            <text:p>0.818182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0.939394" calcext:value-type="float">
            <text:p>0.939394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0.909091" calcext:value-type="float">
            <text:p>0.909091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0.939394" calcext:value-type="float">
            <text:p>0.939394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0.909091" calcext:value-type="float">
            <text:p>0.909091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0.939394" calcext:value-type="float">
            <text:p>0.939394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0.878788" calcext:value-type="float">
            <text:p>0.878788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0.848485" calcext:value-type="float">
            <text:p>0.848485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0.918919" calcext:value-type="float">
            <text:p>0.918919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0.918919" calcext:value-type="float">
            <text:p>0.918919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0.945946" calcext:value-type="float">
            <text:p>0.945946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0.833333" calcext:value-type="float">
            <text:p>0.833333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0.972222" calcext:value-type="float">
            <text:p>0.972222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0.918919" calcext:value-type="float">
            <text:p>0.918919</text:p>
          </table:table-cell>
          <table:table-cell table:number-columns-repeated="5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0.945946" calcext:value-type="float">
            <text:p>0.945946</text:p>
          </table:table-cell>
          <table:table-cell table:number-columns-repeated="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0.921053" calcext:value-type="float">
            <text:p>0.921053</text:p>
          </table:table-cell>
          <table:table-cell table:number-columns-repeated="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0.921053" calcext:value-type="float">
            <text:p>0.921053</text:p>
          </table:table-cell>
          <table:table-cell table:number-columns-repeated="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0.973684" calcext:value-type="float">
            <text:p>0.973684</text:p>
          </table:table-cell>
          <table:table-cell table:number-columns-repeated="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0.921053" calcext:value-type="float">
            <text:p>0.921053</text:p>
          </table:table-cell>
          <table:table-cell table:number-columns-repeated="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0.921053" calcext:value-type="float">
            <text:p>0.921053</text:p>
          </table:table-cell>
          <table:table-cell table:number-columns-repeated="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0.947368" calcext:value-type="float">
            <text:p>0.947368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0.973684" calcext:value-type="float">
            <text:p>0.973684</text:p>
          </table:table-cell>
          <table:table-cell table:number-columns-repeated="5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Avg</text:p>
          </table:table-cell>
          <table:table-cell table:style-name="ce4" table:formula="of:=SUM([.B272:.B331])/60" office:value-type="float" office:value="34.1" calcext:value-type="float">
            <text:p>34.1</text:p>
          </table:table-cell>
          <table:table-cell table:style-name="ce4" table:formula="of:=SUM([.C272:.C331])/60" office:value-type="float" office:value="36.7666666666667" calcext:value-type="float">
            <text:p>36.7666666667</text:p>
          </table:table-cell>
          <table:table-cell table:style-name="ce4" table:formula="of:=SUM([.D272:.D331])/60" office:value-type="float" office:value="0.926881133333333" calcext:value-type="float">
            <text:p>0.926881133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x</text:p>
          </table:table-cell>
          <table:table-cell table:formula="of:=SUBTOTAL(4; [.B272:.B331])" office:value-type="float" office:value="38" calcext:value-type="float">
            <text:p>38</text:p>
          </table:table-cell>
          <table:table-cell table:formula="of:=SUBTOTAL(4; [.C272:.C331])" office:value-type="float" office:value="38" calcext:value-type="float">
            <text:p>38</text:p>
          </table:table-cell>
          <table:table-cell table:formula="of:=SUBTOTAL(4; [.D272:.D331]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</text:p>
          </table:table-cell>
          <table:table-cell table:formula="of:=SUBTOTAL(5; [.B272:.B331])" office:value-type="float" office:value="27" calcext:value-type="float">
            <text:p>27</text:p>
          </table:table-cell>
          <table:table-cell table:formula="of:=SUBTOTAL(5; [.C272:.C331])" office:value-type="float" office:value="33" calcext:value-type="float">
            <text:p>33</text:p>
          </table:table-cell>
          <table:table-cell table:formula="of:=SUBTOTAL(5; [.D272:.D331])" office:value-type="float" office:value="0.72973" calcext:value-type="float">
            <text:p>0.72973</text:p>
          </table:table-cell>
          <table:table-cell table:number-columns-repeated="5"/>
        </table:table-row>
        <table:table-row table:style-name="ro2" table:number-rows-repeated="7">
          <table:table-cell table:number-columns-repeated="9"/>
        </table:table-row>
        <table:table-row table:style-name="ro2">
          <table:table-cell office:value-type="string" calcext:value-type="string">
            <text:p>% of data used to train</text:p>
          </table:table-cell>
          <table:table-cell office:value-type="string" calcext:value-type="string">
            <text:p>AvgTraining%</text:p>
          </table:table-cell>
          <table:table-cell office:value-type="string" calcext:value-type="string">
            <text:p>AvgTesting%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SUM([.D182:.D241])/60" office:value-type="float" office:value="0.98317125" calcext:value-type="float">
            <text:p>0.98317125</text:p>
          </table:table-cell>
          <table:table-cell table:formula="of:=SUM([.G182:.G241])/60" office:value-type="float" office:value="0.6818695" calcext:value-type="float">
            <text:p>0.6818695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SUM([.D3:.D62])/60" office:value-type="float" office:value="0.964638157894736" calcext:value-type="float">
            <text:p>0.9646381579</text:p>
          </table:table-cell>
          <table:table-cell table:formula="of:=SUM([.G3:.G62])/60" office:value-type="float" office:value="0.763814356151817" calcext:value-type="float">
            <text:p>0.7638143562</text:p>
          </table:table-cell>
          <table:table-cell table:number-columns-repeated="6"/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SUM([.D89:.D148])/60" office:value-type="float" office:value="0.938826066666666" calcext:value-type="float">
            <text:p>0.9388260667</text:p>
          </table:table-cell>
          <table:table-cell table:formula="of:=SUM([.G89:.G148])/60" office:value-type="float" office:value="0.795504583333333" calcext:value-type="float">
            <text:p>0.7955045833</text:p>
          </table:table-cell>
          <table:table-cell table:number-columns-repeated="6"/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SUM([.D272:.D331])/60" office:value-type="float" office:value="0.926881133333333" calcext:value-type="float">
            <text:p>0.9268811333</text:p>
          </table:table-cell>
          <table:table-cell table:number-columns-repeated="7"/>
        </table:table-row>
        <table:table-row table:style-name="ro2" table:number-rows-repeated="12">
          <table:table-cell table:number-columns-repeated="9"/>
        </table:table-row>
        <table:table-row table:style-name="ro2">
          <table:table-cell office:value-type="string" calcext:value-type="string">
            <text:p>MH, sample size ¾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erID</text:p>
          </table:table-cell>
          <table:table-cell office:value-type="string" calcext:value-type="string">
            <text:p>Training%</text:p>
          </table:table-cell>
          <table:table-cell office:value-type="string" calcext:value-type="string">
            <text:p>TestingExtra%</text:p>
          </table:table-cell>
          <table:table-cell office:value-type="string" calcext:value-type="string">
            <text:p>TrainingTime(s)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762069" calcext:value-type="float">
            <text:p>0.762069</text:p>
          </table:table-cell>
          <table:table-cell office:value-type="float" office:value="0.544444" calcext:value-type="float">
            <text:p>0.544444</text:p>
          </table:table-cell>
          <table:table-cell office:value-type="float" office:value="0.0020072" calcext:value-type="float">
            <text:p>0.0020072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77069" calcext:value-type="float">
            <text:p>0.77069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0016331" calcext:value-type="float">
            <text:p>0.0016331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746552" calcext:value-type="float">
            <text:p>0.746552</text:p>
          </table:table-cell>
          <table:table-cell office:value-type="float" office:value="0.511111" calcext:value-type="float">
            <text:p>0.511111</text:p>
          </table:table-cell>
          <table:table-cell office:value-type="float" office:value="0.0018218" calcext:value-type="float">
            <text:p>0.0018218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786207" calcext:value-type="float">
            <text:p>0.786207</text:p>
          </table:table-cell>
          <table:table-cell office:value-type="float" office:value="0.538889" calcext:value-type="float">
            <text:p>0.538889</text:p>
          </table:table-cell>
          <table:table-cell office:value-type="float" office:value="0.00180595" calcext:value-type="float">
            <text:p>0.00180595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883929" calcext:value-type="float">
            <text:p>0.883929</text:p>
          </table:table-cell>
          <table:table-cell office:value-type="float" office:value="0.694444" calcext:value-type="float">
            <text:p>0.694444</text:p>
          </table:table-cell>
          <table:table-cell office:value-type="float" office:value="0.0017909" calcext:value-type="float">
            <text:p>0.0017909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855357" calcext:value-type="float">
            <text:p>0.855357</text:p>
          </table:table-cell>
          <table:table-cell office:value-type="float" office:value="0.677778" calcext:value-type="float">
            <text:p>0.677778</text:p>
          </table:table-cell>
          <table:table-cell office:value-type="float" office:value="0.00178145" calcext:value-type="float">
            <text:p>0.00178145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769643" calcext:value-type="float">
            <text:p>0.769643</text:p>
          </table:table-cell>
          <table:table-cell office:value-type="float" office:value="0.483333" calcext:value-type="float">
            <text:p>0.483333</text:p>
          </table:table-cell>
          <table:table-cell office:value-type="float" office:value="0.0016261" calcext:value-type="float">
            <text:p>0.0016261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796429" calcext:value-type="float">
            <text:p>0.796429</text:p>
          </table:table-cell>
          <table:table-cell office:value-type="float" office:value="0.533333" calcext:value-type="float">
            <text:p>0.533333</text:p>
          </table:table-cell>
          <table:table-cell office:value-type="float" office:value="0.00195505" calcext:value-type="float">
            <text:p>0.00195505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891071" calcext:value-type="float">
            <text:p>0.891071</text:p>
          </table:table-cell>
          <table:table-cell office:value-type="float" office:value="0.772222" calcext:value-type="float">
            <text:p>0.772222</text:p>
          </table:table-cell>
          <table:table-cell office:value-type="float" office:value="0.0022145" calcext:value-type="float">
            <text:p>0.0022145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55357" calcext:value-type="float">
            <text:p>0.855357</text:p>
          </table:table-cell>
          <table:table-cell office:value-type="float" office:value="0.711111" calcext:value-type="float">
            <text:p>0.711111</text:p>
          </table:table-cell>
          <table:table-cell office:value-type="float" office:value="0.00192355" calcext:value-type="float">
            <text:p>0.00192355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894643" calcext:value-type="float">
            <text:p>0.894643</text:p>
          </table:table-cell>
          <table:table-cell office:value-type="float" office:value="0.755556" calcext:value-type="float">
            <text:p>0.755556</text:p>
          </table:table-cell>
          <table:table-cell office:value-type="float" office:value="0.0020143" calcext:value-type="float">
            <text:p>0.0020143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794444" calcext:value-type="float">
            <text:p>0.794444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0018346" calcext:value-type="float">
            <text:p>0.0018346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848214" calcext:value-type="float">
            <text:p>0.848214</text:p>
          </table:table-cell>
          <table:table-cell office:value-type="float" office:value="0.705556" calcext:value-type="float">
            <text:p>0.705556</text:p>
          </table:table-cell>
          <table:table-cell office:value-type="float" office:value="0.00207035" calcext:value-type="float">
            <text:p>0.00207035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716667" calcext:value-type="float">
            <text:p>0.716667</text:p>
          </table:table-cell>
          <table:table-cell office:value-type="float" office:value="0.00146295" calcext:value-type="float">
            <text:p>0.00146295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821429" calcext:value-type="float">
            <text:p>0.821429</text:p>
          </table:table-cell>
          <table:table-cell office:value-type="float" office:value="0.7" calcext:value-type="float">
            <text:p>0.7</text:p>
          </table:table-cell>
          <table:table-cell office:value-type="float" office:value="0.0014805" calcext:value-type="float">
            <text:p>0.0014805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825" calcext:value-type="float">
            <text:p>0.825</text:p>
          </table:table-cell>
          <table:table-cell office:value-type="float" office:value="0.744444" calcext:value-type="float">
            <text:p>0.744444</text:p>
          </table:table-cell>
          <table:table-cell office:value-type="float" office:value="0.00186185" calcext:value-type="float">
            <text:p>0.00186185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784483" calcext:value-type="float">
            <text:p>0.784483</text:p>
          </table:table-cell>
          <table:table-cell office:value-type="float" office:value="0.572222" calcext:value-type="float">
            <text:p>0.572222</text:p>
          </table:table-cell>
          <table:table-cell office:value-type="float" office:value="0.0015919" calcext:value-type="float">
            <text:p>0.0015919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818965" calcext:value-type="float">
            <text:p>0.818965</text:p>
          </table:table-cell>
          <table:table-cell office:value-type="float" office:value="0.627778" calcext:value-type="float">
            <text:p>0.627778</text:p>
          </table:table-cell>
          <table:table-cell office:value-type="float" office:value="0.00175315" calcext:value-type="float">
            <text:p>0.00175315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82069" calcext:value-type="float">
            <text:p>0.82069</text:p>
          </table:table-cell>
          <table:table-cell office:value-type="float" office:value="0.577778" calcext:value-type="float">
            <text:p>0.577778</text:p>
          </table:table-cell>
          <table:table-cell office:value-type="float" office:value="0.0019081" calcext:value-type="float">
            <text:p>0.0019081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41379" calcext:value-type="float">
            <text:p>0.841379</text:p>
          </table:table-cell>
          <table:table-cell office:value-type="float" office:value="0.7" calcext:value-type="float">
            <text:p>0.7</text:p>
          </table:table-cell>
          <table:table-cell office:value-type="float" office:value="0.00168665" calcext:value-type="float">
            <text:p>0.00168665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594444" calcext:value-type="float">
            <text:p>0.594444</text:p>
          </table:table-cell>
          <table:table-cell office:value-type="float" office:value="0.00191495" calcext:value-type="float">
            <text:p>0.00191495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.960714" calcext:value-type="float">
            <text:p>0.960714</text:p>
          </table:table-cell>
          <table:table-cell office:value-type="float" office:value="0.844444" calcext:value-type="float">
            <text:p>0.844444</text:p>
          </table:table-cell>
          <table:table-cell office:value-type="float" office:value="0.0018884" calcext:value-type="float">
            <text:p>0.0018884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.726786" calcext:value-type="float">
            <text:p>0.726786</text:p>
          </table:table-cell>
          <table:table-cell office:value-type="float" office:value="0.594444" calcext:value-type="float">
            <text:p>0.594444</text:p>
          </table:table-cell>
          <table:table-cell office:value-type="float" office:value="0.00179325" calcext:value-type="float">
            <text:p>0.00179325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.771429" calcext:value-type="float">
            <text:p>0.771429</text:p>
          </table:table-cell>
          <table:table-cell office:value-type="float" office:value="0.605556" calcext:value-type="float">
            <text:p>0.605556</text:p>
          </table:table-cell>
          <table:table-cell office:value-type="float" office:value="0.0015639" calcext:value-type="float">
            <text:p>0.0015639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958929" calcext:value-type="float">
            <text:p>0.958929</text:p>
          </table:table-cell>
          <table:table-cell office:value-type="float" office:value="0.861111" calcext:value-type="float">
            <text:p>0.861111</text:p>
          </table:table-cell>
          <table:table-cell office:value-type="float" office:value="0.00205385" calcext:value-type="float">
            <text:p>0.00205385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.85" calcext:value-type="float">
            <text:p>0.85</text:p>
          </table:table-cell>
          <table:table-cell office:value-type="float" office:value="0.75" calcext:value-type="float">
            <text:p>0.75</text:p>
          </table:table-cell>
          <table:table-cell office:value-type="float" office:value="0.00153" calcext:value-type="float">
            <text:p>0.00153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.882143" calcext:value-type="float">
            <text:p>0.882143</text:p>
          </table:table-cell>
          <table:table-cell office:value-type="float" office:value="0.644444" calcext:value-type="float">
            <text:p>0.644444</text:p>
          </table:table-cell>
          <table:table-cell office:value-type="float" office:value="0.0015932" calcext:value-type="float">
            <text:p>0.0015932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.714815" calcext:value-type="float">
            <text:p>0.714815</text:p>
          </table:table-cell>
          <table:table-cell office:value-type="float" office:value="0.45" calcext:value-type="float">
            <text:p>0.45</text:p>
          </table:table-cell>
          <table:table-cell office:value-type="float" office:value="0.00153335" calcext:value-type="float">
            <text:p>0.00153335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.917241" calcext:value-type="float">
            <text:p>0.917241</text:p>
          </table:table-cell>
          <table:table-cell office:value-type="float" office:value="0.844444" calcext:value-type="float">
            <text:p>0.844444</text:p>
          </table:table-cell>
          <table:table-cell office:value-type="float" office:value="0.0020363" calcext:value-type="float">
            <text:p>0.0020363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818965" calcext:value-type="float">
            <text:p>0.818965</text:p>
          </table:table-cell>
          <table:table-cell office:value-type="float" office:value="0.616667" calcext:value-type="float">
            <text:p>0.616667</text:p>
          </table:table-cell>
          <table:table-cell office:value-type="float" office:value="0.00190745" calcext:value-type="float">
            <text:p>0.00190745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538889" calcext:value-type="float">
            <text:p>0.538889</text:p>
          </table:table-cell>
          <table:table-cell office:value-type="float" office:value="0.0021318" calcext:value-type="float">
            <text:p>0.0021318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0019842" calcext:value-type="float">
            <text:p>0.0019842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.763793" calcext:value-type="float">
            <text:p>0.763793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00186765" calcext:value-type="float">
            <text:p>0.00186765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.843103" calcext:value-type="float">
            <text:p>0.843103</text:p>
          </table:table-cell>
          <table:table-cell office:value-type="float" office:value="0.688889" calcext:value-type="float">
            <text:p>0.688889</text:p>
          </table:table-cell>
          <table:table-cell office:value-type="float" office:value="0.00191495" calcext:value-type="float">
            <text:p>0.00191495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.853448" calcext:value-type="float">
            <text:p>0.853448</text:p>
          </table:table-cell>
          <table:table-cell office:value-type="float" office:value="0.738889" calcext:value-type="float">
            <text:p>0.738889</text:p>
          </table:table-cell>
          <table:table-cell office:value-type="float" office:value="0.00216825" calcext:value-type="float">
            <text:p>0.00216825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.737931" calcext:value-type="float">
            <text:p>0.737931</text:p>
          </table:table-cell>
          <table:table-cell office:value-type="float" office:value="0.516667" calcext:value-type="float">
            <text:p>0.516667</text:p>
          </table:table-cell>
          <table:table-cell office:value-type="float" office:value="0.00182925" calcext:value-type="float">
            <text:p>0.00182925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.774" calcext:value-type="float">
            <text:p>0.774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00154985" calcext:value-type="float">
            <text:p>0.00154985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.816" calcext:value-type="float">
            <text:p>0.816</text:p>
          </table:table-cell>
          <table:table-cell office:value-type="float" office:value="0.49375" calcext:value-type="float">
            <text:p>0.49375</text:p>
          </table:table-cell>
          <table:table-cell office:value-type="float" office:value="0.00159545" calcext:value-type="float">
            <text:p>0.00159545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.846" calcext:value-type="float">
            <text:p>0.846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0.0017415" calcext:value-type="float">
            <text:p>0.0017415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852" calcext:value-type="float">
            <text:p>0.852</text:p>
          </table:table-cell>
          <table:table-cell office:value-type="float" office:value="0.7" calcext:value-type="float">
            <text:p>0.7</text:p>
          </table:table-cell>
          <table:table-cell office:value-type="float" office:value="0.00148655" calcext:value-type="float">
            <text:p>0.00148655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0.874" calcext:value-type="float">
            <text:p>0.874</text:p>
          </table:table-cell>
          <table:table-cell office:value-type="float" office:value="0.625" calcext:value-type="float">
            <text:p>0.625</text:p>
          </table:table-cell>
          <table:table-cell office:value-type="float" office:value="0.0019151" calcext:value-type="float">
            <text:p>0.0019151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.786" calcext:value-type="float">
            <text:p>0.786</text:p>
          </table:table-cell>
          <table:table-cell office:value-type="float" office:value="0.50625" calcext:value-type="float">
            <text:p>0.50625</text:p>
          </table:table-cell>
          <table:table-cell office:value-type="float" office:value="0.00124785" calcext:value-type="float">
            <text:p>0.00124785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0.776" calcext:value-type="float">
            <text:p>0.776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001364" calcext:value-type="float">
            <text:p>0.001364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.762" calcext:value-type="float">
            <text:p>0.762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0014114" calcext:value-type="float">
            <text:p>0.0014114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.848214" calcext:value-type="float">
            <text:p>0.848214</text:p>
          </table:table-cell>
          <table:table-cell office:value-type="float" office:value="0.733333" calcext:value-type="float">
            <text:p>0.733333</text:p>
          </table:table-cell>
          <table:table-cell office:value-type="float" office:value="0.0018735" calcext:value-type="float">
            <text:p>0.0018735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0.771429" calcext:value-type="float">
            <text:p>0.771429</text:p>
          </table:table-cell>
          <table:table-cell office:value-type="float" office:value="0.605556" calcext:value-type="float">
            <text:p>0.605556</text:p>
          </table:table-cell>
          <table:table-cell office:value-type="float" office:value="0.0016519" calcext:value-type="float">
            <text:p>0.0016519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0.808929" calcext:value-type="float">
            <text:p>0.808929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0017497" calcext:value-type="float">
            <text:p>0.0017497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.748148" calcext:value-type="float">
            <text:p>0.748148</text:p>
          </table:table-cell>
          <table:table-cell office:value-type="float" office:value="0.522222" calcext:value-type="float">
            <text:p>0.522222</text:p>
          </table:table-cell>
          <table:table-cell office:value-type="float" office:value="0.00178015" calcext:value-type="float">
            <text:p>0.00178015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0.840741" calcext:value-type="float">
            <text:p>0.840741</text:p>
          </table:table-cell>
          <table:table-cell office:value-type="float" office:value="0.633333" calcext:value-type="float">
            <text:p>0.633333</text:p>
          </table:table-cell>
          <table:table-cell office:value-type="float" office:value="0.0018375" calcext:value-type="float">
            <text:p>0.0018375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8625" calcext:value-type="float">
            <text:p>0.8625</text:p>
          </table:table-cell>
          <table:table-cell office:value-type="float" office:value="0.661111" calcext:value-type="float">
            <text:p>0.661111</text:p>
          </table:table-cell>
          <table:table-cell office:value-type="float" office:value="0.0014904" calcext:value-type="float">
            <text:p>0.0014904</text:p>
          </table:table-cell>
          <table:table-cell table:number-columns-repeated="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.848214" calcext:value-type="float">
            <text:p>0.848214</text:p>
          </table:table-cell>
          <table:table-cell office:value-type="float" office:value="0.727778" calcext:value-type="float">
            <text:p>0.727778</text:p>
          </table:table-cell>
          <table:table-cell office:value-type="float" office:value="0.00163075" calcext:value-type="float">
            <text:p>0.00163075</text:p>
          </table:table-cell>
          <table:table-cell table:number-columns-repeated="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0.835714" calcext:value-type="float">
            <text:p>0.835714</text:p>
          </table:table-cell>
          <table:table-cell office:value-type="float" office:value="0.683333" calcext:value-type="float">
            <text:p>0.683333</text:p>
          </table:table-cell>
          <table:table-cell office:value-type="float" office:value="0.0016826" calcext:value-type="float">
            <text:p>0.0016826</text:p>
          </table:table-cell>
          <table:table-cell table:number-columns-repeated="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0.827586" calcext:value-type="float">
            <text:p>0.827586</text:p>
          </table:table-cell>
          <table:table-cell office:value-type="float" office:value="0.672222" calcext:value-type="float">
            <text:p>0.672222</text:p>
          </table:table-cell>
          <table:table-cell office:value-type="float" office:value="0.0017735" calcext:value-type="float">
            <text:p>0.0017735</text:p>
          </table:table-cell>
          <table:table-cell table:number-columns-repeated="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0.831034" calcext:value-type="float">
            <text:p>0.831034</text:p>
          </table:table-cell>
          <table:table-cell office:value-type="float" office:value="0.616667" calcext:value-type="float">
            <text:p>0.616667</text:p>
          </table:table-cell>
          <table:table-cell office:value-type="float" office:value="0.00184625" calcext:value-type="float">
            <text:p>0.00184625</text:p>
          </table:table-cell>
          <table:table-cell table:number-columns-repeated="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.922414" calcext:value-type="float">
            <text:p>0.922414</text:p>
          </table:table-cell>
          <table:table-cell office:value-type="float" office:value="0.827778" calcext:value-type="float">
            <text:p>0.827778</text:p>
          </table:table-cell>
          <table:table-cell office:value-type="float" office:value="0.00142775" calcext:value-type="float">
            <text:p>0.00142775</text:p>
          </table:table-cell>
          <table:table-cell table:number-columns-repeated="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0.822414" calcext:value-type="float">
            <text:p>0.822414</text:p>
          </table:table-cell>
          <table:table-cell office:value-type="float" office:value="0.622222" calcext:value-type="float">
            <text:p>0.622222</text:p>
          </table:table-cell>
          <table:table-cell office:value-type="float" office:value="0.00155185" calcext:value-type="float">
            <text:p>0.00155185</text:p>
          </table:table-cell>
          <table:table-cell table:number-columns-repeated="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0.801724" calcext:value-type="float">
            <text:p>0.801724</text:p>
          </table:table-cell>
          <table:table-cell office:value-type="float" office:value="0.605556" calcext:value-type="float">
            <text:p>0.605556</text:p>
          </table:table-cell>
          <table:table-cell office:value-type="float" office:value="0.00159775" calcext:value-type="float">
            <text:p>0.00159775</text:p>
          </table:table-cell>
          <table:table-cell table:number-columns-repeated="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0.746552" calcext:value-type="float">
            <text:p>0.746552</text:p>
          </table:table-cell>
          <table:table-cell office:value-type="float" office:value="0.511111" calcext:value-type="float">
            <text:p>0.511111</text:p>
          </table:table-cell>
          <table:table-cell office:value-type="float" office:value="0.0017088" calcext:value-type="float">
            <text:p>0.0017088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0.756897" calcext:value-type="float">
            <text:p>0.756897</text:p>
          </table:table-cell>
          <table:table-cell office:value-type="float" office:value="0.488889" calcext:value-type="float">
            <text:p>0.488889</text:p>
          </table:table-cell>
          <table:table-cell office:value-type="float" office:value="0.0016074" calcext:value-type="float">
            <text:p>0.0016074</text:p>
          </table:table-cell>
          <table:table-cell table:number-columns-repeated="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77931" calcext:value-type="float">
            <text:p>0.77931</text:p>
          </table:table-cell>
          <table:table-cell office:value-type="float" office:value="0.516667" calcext:value-type="float">
            <text:p>0.516667</text:p>
          </table:table-cell>
          <table:table-cell office:value-type="float" office:value="0.0015295" calcext:value-type="float">
            <text:p>0.0015295</text:p>
          </table:table-cell>
          <table:table-cell table:number-columns-repeated="5"/>
        </table:table-row>
      </table:table>
      <table:table table:name="BreastCancerWisconsin" table:style-name="ta1">
        <table:shapes>
          <draw:frame draw:z-index="0" draw:style-name="gr1" draw:text-style-name="P1" svg:width="5.2689in" svg:height="2.9965in" svg:x="5.6846in" svg:y="5.7217in">
            <draw:object draw:notify-on-update-of-ranges="BreastCancerWisconsin.A3:BreastCancerWisconsin.A22 BreastCancerWisconsin.C2:BreastCancerWisconsin.C2 BreastCancerWisconsin.C3:BreastCancerWisconsin.C22 BreastCancerWisconsin.A3:BreastCancerWisconsin.A22 BreastCancerWisconsin.E2:BreastCancerWisconsin.E2 BreastCancerWisconsin.E3:BreastCancerWisconsin.E22" xlink:href="./Object 43" xlink:type="simple" xlink:show="embed" xlink:actuate="onLoad"/>
            <draw:image xlink:href="./ObjectReplacements/Object 43" xlink:type="simple" xlink:show="embed" xlink:actuate="onLoad"/>
          </draw:frame>
          <draw:frame draw:z-index="1" draw:style-name="gr1" draw:text-style-name="P1" svg:width="5.6524in" svg:height="2.8563in" svg:x="0.0394in" svg:y="5.8201in">
            <draw:object draw:notify-on-update-of-ranges="BreastCancerWisconsin.A24:BreastCancerWisconsin.A26 BreastCancerWisconsin.C2:BreastCancerWisconsin.C2 BreastCancerWisconsin.C24:BreastCancerWisconsin.C26 BreastCancerWisconsin.E2:BreastCancerWisconsin.E2 BreastCancerWisconsin.E24:BreastCancerWisconsin.E26" xlink:href="./Object 44" xlink:type="simple" xlink:show="embed" xlink:actuate="onLoad"/>
            <draw:image xlink:href="./ObjectReplacements/Object 44" xlink:type="simple" xlink:show="embed" xlink:actuate="onLoad"/>
          </draw:frame>
          <draw:frame draw:z-index="2" draw:style-name="gr1" draw:text-style-name="P1" svg:width="5.061in" svg:height="2.922in" svg:x="3.3642in" svg:y="9.6972in">
            <draw:object draw:notify-on-update-of-ranges="BreastCancerWisconsin.A51:BreastCancerWisconsin.A70 BreastCancerWisconsin.B50:BreastCancerWisconsin.B50 BreastCancerWisconsin.B51:BreastCancerWisconsin.B70 BreastCancerWisconsin.A51:BreastCancerWisconsin.A70 BreastCancerWisconsin.C50:BreastCancerWisconsin.C50 BreastCancerWisconsin.C51:BreastCancerWisconsin.C70" xlink:href="./Object 45" xlink:type="simple" xlink:show="embed" xlink:actuate="onLoad"/>
            <draw:image xlink:href="./ObjectReplacements/Object 4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6" table:number-columns-repeated="2" table:default-cell-style-name="Default"/>
        <table:table-column table:style-name="co15" table:default-cell-style-name="Default"/>
        <table:table-column table:style-name="co1" table:default-cell-style-name="Default"/>
        <table:table-column table:style-name="co27" table:default-cell-style-name="Default"/>
        <table:table-row table:style-name="ro1">
          <table:table-cell table:style-name="ce4" office:value-type="string" calcext:value-type="string" table:number-columns-spanned="7" table:number-rows-spanned="1">
            <text:p><text:span text:style-name="T2">BreastCancerWisconsin, MaxLearn, UIUP PLP-trees (Training: 10 examples, TestingExtra: all examples except the training 10)</text:span></text:p>
            <text:p><text:span text:style-name="T2">#Attributes: 9</text:span></text:p>
            <text:p><text:span text:style-name="T2">#Outcomes: 683</text:span></text:p>
            <text:p><text:span text:style-name="T2">#Users: 1</text:span></text:p>
            <text:p><text:span text:style-name="T2">#Examples: 126787</text:span></text:p>
          </table:table-cell>
          <table:covered-table-cell table:number-columns-repeated="6"/>
        </table:table-row>
        <table:table-row table:style-name="ro2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Training#</text:p>
          </table:table-cell>
          <table:table-cell table:style-name="ce1" office:value-type="string" calcext:value-type="string">
            <text:p>Training%</text:p>
          </table:table-cell>
          <table:table-cell office:value-type="string" calcext:value-type="string">
            <text:p>TestingExtra#</text:p>
          </table:table-cell>
          <table:table-cell office:value-type="string" calcext:value-type="string">
            <text:p>TestingExtra%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B3]/10" office:value-type="float" office:value="1" calcext:value-type="float">
            <text:p>1</text:p>
          </table:table-cell>
          <table:table-cell office:value-type="float" office:value="62245" calcext:value-type="float">
            <text:p>62245</text:p>
          </table:table-cell>
          <table:table-cell table:formula="of:=[.D3]/126777" office:value-type="float" office:value="0.490980225119698" calcext:value-type="float">
            <text:p>0.4909802251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B4]/10" office:value-type="float" office:value="1" calcext:value-type="float">
            <text:p>1</text:p>
          </table:table-cell>
          <table:table-cell office:value-type="float" office:value="63962" calcext:value-type="float">
            <text:p>63962</text:p>
          </table:table-cell>
          <table:table-cell table:formula="of:=[.D4]/126777" office:value-type="float" office:value="0.504523691205818" calcext:value-type="float">
            <text:p>0.5045236912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B5]/10" office:value-type="float" office:value="1" calcext:value-type="float">
            <text:p>1</text:p>
          </table:table-cell>
          <table:table-cell office:value-type="float" office:value="60415" calcext:value-type="float">
            <text:p>60415</text:p>
          </table:table-cell>
          <table:table-cell table:formula="of:=[.D5]/126777" office:value-type="float" office:value="0.476545430164778" calcext:value-type="float">
            <text:p>0.4765454302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B6]/10" office:value-type="float" office:value="1" calcext:value-type="float">
            <text:p>1</text:p>
          </table:table-cell>
          <table:table-cell office:value-type="float" office:value="55529" calcext:value-type="float">
            <text:p>55529</text:p>
          </table:table-cell>
          <table:table-cell table:formula="of:=[.D6]/126777" office:value-type="float" office:value="0.438005316421748" calcext:value-type="float">
            <text:p>0.438005316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B7]/10" office:value-type="float" office:value="1" calcext:value-type="float">
            <text:p>1</text:p>
          </table:table-cell>
          <table:table-cell office:value-type="float" office:value="58892" calcext:value-type="float">
            <text:p>58892</text:p>
          </table:table-cell>
          <table:table-cell table:formula="of:=[.D7]/126777" office:value-type="float" office:value="0.464532210101201" calcext:value-type="float">
            <text:p>0.4645322101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B8]/10" office:value-type="float" office:value="1" calcext:value-type="float">
            <text:p>1</text:p>
          </table:table-cell>
          <table:table-cell office:value-type="float" office:value="63762" calcext:value-type="float">
            <text:p>63762</text:p>
          </table:table-cell>
          <table:table-cell table:formula="of:=[.D8]/126777" office:value-type="float" office:value="0.502946117986701" calcext:value-type="float">
            <text:p>0.502946118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9]/10" office:value-type="float" office:value="1" calcext:value-type="float">
            <text:p>1</text:p>
          </table:table-cell>
          <table:table-cell office:value-type="float" office:value="62820" calcext:value-type="float">
            <text:p>62820</text:p>
          </table:table-cell>
          <table:table-cell table:formula="of:=[.D9]/126777" office:value-type="float" office:value="0.49551574812466" calcext:value-type="float">
            <text:p>0.4955157481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0]/10" office:value-type="float" office:value="1" calcext:value-type="float">
            <text:p>1</text:p>
          </table:table-cell>
          <table:table-cell office:value-type="float" office:value="66598" calcext:value-type="float">
            <text:p>66598</text:p>
          </table:table-cell>
          <table:table-cell table:formula="of:=[.D10]/126777" office:value-type="float" office:value="0.525316106233781" calcext:value-type="float">
            <text:p>0.5253161062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1]/10" office:value-type="float" office:value="1" calcext:value-type="float">
            <text:p>1</text:p>
          </table:table-cell>
          <table:table-cell office:value-type="float" office:value="67663" calcext:value-type="float">
            <text:p>67663</text:p>
          </table:table-cell>
          <table:table-cell table:formula="of:=[.D11]/126777" office:value-type="float" office:value="0.533716683625579" calcext:value-type="float">
            <text:p>0.5337166836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formula="of:=[.B12]/10" office:value-type="float" office:value="1" calcext:value-type="float">
            <text:p>1</text:p>
          </table:table-cell>
          <table:table-cell office:value-type="float" office:value="61669" calcext:value-type="float">
            <text:p>61669</text:p>
          </table:table-cell>
          <table:table-cell table:formula="of:=[.D12]/126777" office:value-type="float" office:value="0.486436814248641" calcext:value-type="float">
            <text:p>0.4864368142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13]/10" office:value-type="float" office:value="1" calcext:value-type="float">
            <text:p>1</text:p>
          </table:table-cell>
          <table:table-cell office:value-type="float" office:value="62766" calcext:value-type="float">
            <text:p>62766</text:p>
          </table:table-cell>
          <table:table-cell table:formula="of:=[.D13]/126777" office:value-type="float" office:value="0.495089803355498" calcext:value-type="float">
            <text:p>0.4950898034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B14]/10" office:value-type="float" office:value="1" calcext:value-type="float">
            <text:p>1</text:p>
          </table:table-cell>
          <table:table-cell office:value-type="float" office:value="73704" calcext:value-type="float">
            <text:p>73704</text:p>
          </table:table-cell>
          <table:table-cell table:formula="of:=[.D14]/126777" office:value-type="float" office:value="0.581367282709009" calcext:value-type="float">
            <text:p>0.5813672827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B15]/10" office:value-type="float" office:value="1" calcext:value-type="float">
            <text:p>1</text:p>
          </table:table-cell>
          <table:table-cell office:value-type="float" office:value="61640" calcext:value-type="float">
            <text:p>61640</text:p>
          </table:table-cell>
          <table:table-cell table:formula="of:=[.D15]/126777" office:value-type="float" office:value="0.486208066131869" calcext:value-type="float">
            <text:p>0.4862080661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B16]/10" office:value-type="float" office:value="1" calcext:value-type="float">
            <text:p>1</text:p>
          </table:table-cell>
          <table:table-cell office:value-type="float" office:value="74449" calcext:value-type="float">
            <text:p>74449</text:p>
          </table:table-cell>
          <table:table-cell table:formula="of:=[.D16]/126777" office:value-type="float" office:value="0.58724374295022" calcext:value-type="float">
            <text:p>0.587243743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B17]/10" office:value-type="float" office:value="1" calcext:value-type="float">
            <text:p>1</text:p>
          </table:table-cell>
          <table:table-cell office:value-type="float" office:value="64097" calcext:value-type="float">
            <text:p>64097</text:p>
          </table:table-cell>
          <table:table-cell table:formula="of:=[.D17]/126777" office:value-type="float" office:value="0.505588553128722" calcext:value-type="float">
            <text:p>0.5055885531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B18]/10" office:value-type="float" office:value="1" calcext:value-type="float">
            <text:p>1</text:p>
          </table:table-cell>
          <table:table-cell office:value-type="float" office:value="66682" calcext:value-type="float">
            <text:p>66682</text:p>
          </table:table-cell>
          <table:table-cell table:formula="of:=[.D18]/126777" office:value-type="float" office:value="0.52597868698581" calcext:value-type="float">
            <text:p>0.525978687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B19]/10" office:value-type="float" office:value="1" calcext:value-type="float">
            <text:p>1</text:p>
          </table:table-cell>
          <table:table-cell office:value-type="float" office:value="61428" calcext:value-type="float">
            <text:p>61428</text:p>
          </table:table-cell>
          <table:table-cell table:formula="of:=[.D19]/126777" office:value-type="float" office:value="0.484535838519605" calcext:value-type="float">
            <text:p>0.4845358385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B20]/10" office:value-type="float" office:value="1" calcext:value-type="float">
            <text:p>1</text:p>
          </table:table-cell>
          <table:table-cell office:value-type="float" office:value="54995" calcext:value-type="float">
            <text:p>54995</text:p>
          </table:table-cell>
          <table:table-cell table:formula="of:=[.D20]/126777" office:value-type="float" office:value="0.433793195926706" calcext:value-type="float">
            <text:p>0.4337931959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B21]/10" office:value-type="float" office:value="1" calcext:value-type="float">
            <text:p>1</text:p>
          </table:table-cell>
          <table:table-cell office:value-type="float" office:value="62725" calcext:value-type="float">
            <text:p>62725</text:p>
          </table:table-cell>
          <table:table-cell table:formula="of:=[.D21]/126777" office:value-type="float" office:value="0.494766400845579" calcext:value-type="float">
            <text:p>0.4947664008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B22]/10" office:value-type="float" office:value="0.9" calcext:value-type="float">
            <text:p>0.9</text:p>
          </table:table-cell>
          <table:table-cell office:value-type="float" office:value="66669" calcext:value-type="float">
            <text:p>66669</text:p>
          </table:table-cell>
          <table:table-cell table:formula="of:=[.D22]/126777" office:value-type="float" office:value="0.525876144726567" calcext:value-type="float">
            <text:p>0.5258761447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vg</text:p>
          </table:table-cell>
          <table:table-cell table:formula="of:=SUM([.B3:.B22])/20" office:value-type="float" office:value="9.95" calcext:value-type="float">
            <text:p>9.95</text:p>
          </table:table-cell>
          <table:table-cell table:formula="of:=SUM([.C3:.C22])/20" office:value-type="float" office:value="0.995" calcext:value-type="float">
            <text:p>0.995</text:p>
          </table:table-cell>
          <table:table-cell table:formula="of:=SUM([.D3:.D22])/20" office:value-type="float" office:value="63635.5" calcext:value-type="float">
            <text:p>63635.5</text:p>
          </table:table-cell>
          <table:table-cell table:formula="of:=SUM([.E3:.E22])/20" office:value-type="float" office:value="0.501948302925609" calcext:value-type="float">
            <text:p>0.50194830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</text:p>
          </table:table-cell>
          <table:table-cell table:formula="of:=SUBTOTAL(4; [.B3:.B22])" office:value-type="float" office:value="10" calcext:value-type="float">
            <text:p>10</text:p>
          </table:table-cell>
          <table:table-cell table:formula="of:=SUBTOTAL(4; [.C3:.C22])" office:value-type="float" office:value="1" calcext:value-type="float">
            <text:p>1</text:p>
          </table:table-cell>
          <table:table-cell table:formula="of:=SUBTOTAL(4; [.D3:.D22])" office:value-type="float" office:value="74449" calcext:value-type="float">
            <text:p>74449</text:p>
          </table:table-cell>
          <table:table-cell table:formula="of:=SUBTOTAL(4; [.E3:.E22])" office:value-type="float" office:value="0.58724374295022" calcext:value-type="float">
            <text:p>0.5872437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</text:p>
          </table:table-cell>
          <table:table-cell table:formula="of:=SUBTOTAL(5; [.B3:.B22])" office:value-type="float" office:value="9" calcext:value-type="float">
            <text:p>9</text:p>
          </table:table-cell>
          <table:table-cell table:formula="of:=SUBTOTAL(5; [.C3:.C22])" office:value-type="float" office:value="0.9" calcext:value-type="float">
            <text:p>0.9</text:p>
          </table:table-cell>
          <table:table-cell table:formula="of:=SUBTOTAL(5; [.D3:.D22])" office:value-type="float" office:value="54995" calcext:value-type="float">
            <text:p>54995</text:p>
          </table:table-cell>
          <table:table-cell table:formula="of:=SUBTOTAL(5; [.E3:.E22])" office:value-type="float" office:value="0.433793195926706" calcext:value-type="float">
            <text:p>0.4337931959</text:p>
          </table:table-cell>
          <table:table-cell table:number-columns-repeated="2"/>
        </table:table-row>
        <table:table-row table:style-name="ro2" table:number-rows-repeated="22">
          <table:table-cell table:number-columns-repeated="7"/>
        </table:table-row>
        <table:table-row table:style-name="ro2">
          <table:table-cell office:value-type="string" calcext:value-type="string">
            <text:p>Experimentation tim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xp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AvgTime (s)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5.292" calcext:value-type="float">
            <text:p>175.292</text:p>
          </table:table-cell>
          <table:table-cell office:value-type="float" office:value="451.15135" calcext:value-type="float">
            <text:p>451.15135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1.565" calcext:value-type="float">
            <text:p>331.565</text:p>
          </table:table-cell>
          <table:table-cell office:value-type="float" office:value="451.15135" calcext:value-type="float">
            <text:p>451.15135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30.923" calcext:value-type="float">
            <text:p>730.923</text:p>
          </table:table-cell>
          <table:table-cell office:value-type="float" office:value="451.15135" calcext:value-type="float">
            <text:p>451.15135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9.489" calcext:value-type="float">
            <text:p>149.489</text:p>
          </table:table-cell>
          <table:table-cell office:value-type="float" office:value="451.15135" calcext:value-type="float">
            <text:p>451.15135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77.261" calcext:value-type="float">
            <text:p>277.261</text:p>
          </table:table-cell>
          <table:table-cell office:value-type="float" office:value="451.15135" calcext:value-type="float">
            <text:p>451.15135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3.925" calcext:value-type="float">
            <text:p>183.925</text:p>
          </table:table-cell>
          <table:table-cell office:value-type="float" office:value="451.15135" calcext:value-type="float">
            <text:p>451.15135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55.579" calcext:value-type="float">
            <text:p>155.579</text:p>
          </table:table-cell>
          <table:table-cell office:value-type="float" office:value="451.15135" calcext:value-type="float">
            <text:p>451.15135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7.318" calcext:value-type="float">
            <text:p>137.318</text:p>
          </table:table-cell>
          <table:table-cell office:value-type="float" office:value="451.15135" calcext:value-type="float">
            <text:p>451.15135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5.271" calcext:value-type="float">
            <text:p>135.271</text:p>
          </table:table-cell>
          <table:table-cell office:value-type="float" office:value="451.15135" calcext:value-type="float">
            <text:p>451.15135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11.134" calcext:value-type="float">
            <text:p>211.134</text:p>
          </table:table-cell>
          <table:table-cell office:value-type="float" office:value="451.15135" calcext:value-type="float">
            <text:p>451.15135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95.873" calcext:value-type="float">
            <text:p>295.873</text:p>
          </table:table-cell>
          <table:table-cell office:value-type="float" office:value="451.15135" calcext:value-type="float">
            <text:p>451.15135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76.872" calcext:value-type="float">
            <text:p>376.872</text:p>
          </table:table-cell>
          <table:table-cell office:value-type="float" office:value="451.15135" calcext:value-type="float">
            <text:p>451.15135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56.576" calcext:value-type="float">
            <text:p>156.576</text:p>
          </table:table-cell>
          <table:table-cell office:value-type="float" office:value="451.15135" calcext:value-type="float">
            <text:p>451.15135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97.512" calcext:value-type="float">
            <text:p>397.512</text:p>
          </table:table-cell>
          <table:table-cell office:value-type="float" office:value="451.15135" calcext:value-type="float">
            <text:p>451.15135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38.483" calcext:value-type="float">
            <text:p>338.483</text:p>
          </table:table-cell>
          <table:table-cell office:value-type="float" office:value="451.15135" calcext:value-type="float">
            <text:p>451.15135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8.883" calcext:value-type="float">
            <text:p>208.883</text:p>
          </table:table-cell>
          <table:table-cell office:value-type="float" office:value="451.15135" calcext:value-type="float">
            <text:p>451.15135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38.461" calcext:value-type="float">
            <text:p>138.461</text:p>
          </table:table-cell>
          <table:table-cell office:value-type="float" office:value="451.15135" calcext:value-type="float">
            <text:p>451.15135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92.59" calcext:value-type="float">
            <text:p>592.59</text:p>
          </table:table-cell>
          <table:table-cell office:value-type="float" office:value="451.15135" calcext:value-type="float">
            <text:p>451.15135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88.962" calcext:value-type="float">
            <text:p>88.962</text:p>
          </table:table-cell>
          <table:table-cell office:value-type="float" office:value="451.15135" calcext:value-type="float">
            <text:p>451.15135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941.058" calcext:value-type="float">
            <text:p>3941.058</text:p>
          </table:table-cell>
          <table:table-cell office:value-type="float" office:value="451.15135" calcext:value-type="float">
            <text:p>451.15135</text:p>
          </table:table-cell>
          <table:table-cell table:number-columns-repeated="4"/>
        </table:table-row>
      </table:table>
      <table:table table:name="BreastCancerWisconsinD" table:style-name="ta1">
        <table:shapes>
          <draw:frame draw:z-index="0" draw:style-name="gr1" draw:text-style-name="P1" svg:width="5.5843in" svg:height="3.0402in" svg:x="2.5319in" svg:y="1.5862in">
            <draw:object draw:notify-on-update-of-ranges="BreastCancerWisconsinD.A4:BreastCancerWisconsinD.A37 BreastCancerWisconsinD.B3:BreastCancerWisconsinD.B3 BreastCancerWisconsinD.B4:BreastCancerWisconsinD.B37" xlink:href="./Object 52" xlink:type="simple" xlink:show="embed" xlink:actuate="onLoad"/>
            <draw:image xlink:href="./ObjectReplacements/Object 52" xlink:type="simple" xlink:show="embed" xlink:actuate="onLoad"/>
          </draw:frame>
          <draw:frame draw:z-index="1" draw:style-name="gr1" draw:text-style-name="P1" svg:width="6.2988in" svg:height="3.5429in" svg:x="5.6429in" svg:y="7.4835in">
            <draw:object draw:notify-on-update-of-ranges="BreastCancerWisconsinD.A40:BreastCancerWisconsinD.A73 BreastCancerWisconsinD.B39:BreastCancerWisconsinD.B39 BreastCancerWisconsinD.B40:BreastCancerWisconsinD.B73 BreastCancerWisconsinD.A40:BreastCancerWisconsinD.A73 BreastCancerWisconsinD.C39:BreastCancerWisconsinD.C39 BreastCancerWisconsinD.C40:BreastCancerWisconsinD.C73 BreastCancerWisconsinD.A40:BreastCancerWisconsinD.A73 BreastCancerWisconsinD.D39:BreastCancerWisconsinD.D39 BreastCancerWisconsinD.D40:BreastCancerWisconsinD.D73 BreastCancerWisconsinD.A40:BreastCancerWisconsinD.A73 BreastCancerWisconsinD.E39:BreastCancerWisconsinD.E39 BreastCancerWisconsinD.E40:BreastCancerWisconsinD.E73" xlink:href="./Object 53" xlink:type="simple" xlink:show="embed" xlink:actuate="onLoad"/>
            <draw:image xlink:href="./ObjectReplacements/Object 53" xlink:type="simple" xlink:show="embed" xlink:actuate="onLoad"/>
          </draw:frame>
        </table:shapes>
        <table:table-column table:style-name="co1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Default"/>
        <table:table-row table:style-name="ro1">
          <table:table-cell table:style-name="ce4" office:value-type="string" calcext:value-type="string" table:number-columns-spanned="7" table:number-rows-spanned="1">
            <text:p><text:span text:style-name="T2">BreastCancerWisconsinDownsampled, MaxLearn, UIUP PLP-trees (Training: x examples, TestingExtra: all examples except the training x)</text:span></text:p>
            <text:p><text:span text:style-name="T2">#Attributes: 9</text:span></text:p>
            <text:p><text:span text:style-name="T2">#Outcomes: 270</text:span></text:p>
            <text:p><text:span text:style-name="T2">#Users: 1</text:span></text:p>
            <text:p><text:span text:style-name="T2">#Examples: 9009</text:span></text:p>
          </table:table-cell>
          <table:covered-table-cell table:number-columns-repeated="6"/>
        </table:table-row>
        <table:table-row table:style-name="ro2">
          <table:table-cell office:value-type="string" calcext:value-type="string">
            <text:p>Experimentation tim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ampleSize</text:p>
          </table:table-cell>
          <table:table-cell office:value-type="string" calcext:value-type="string">
            <text:p>Time (s)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005" calcext:value-type="float">
            <text:p>1.005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9871" calcext:value-type="float">
            <text:p>0.9871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1325" calcext:value-type="float">
            <text:p>1.1325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.2427" calcext:value-type="float">
            <text:p>1.2427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.3037" calcext:value-type="float">
            <text:p>1.3037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.4415" calcext:value-type="float">
            <text:p>1.4415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.3496" calcext:value-type="float">
            <text:p>1.3496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.3459" calcext:value-type="float">
            <text:p>1.3459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.5402" calcext:value-type="float">
            <text:p>1.5402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524" calcext:value-type="float">
            <text:p>1.524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.2857" calcext:value-type="float">
            <text:p>3.2857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.9868" calcext:value-type="float">
            <text:p>8.9868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7.9015" calcext:value-type="float">
            <text:p>17.9015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3.8563" calcext:value-type="float">
            <text:p>23.8563</text:p>
          </table:table-cell>
          <table:table-cell table:number-columns-repeated="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3.19" calcext:value-type="float">
            <text:p>33.19</text:p>
          </table:table-cell>
          <table:table-cell table:number-columns-repeated="5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2.5053" calcext:value-type="float">
            <text:p>42.5053</text:p>
          </table:table-cell>
          <table:table-cell table:number-columns-repeated="5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7.9552" calcext:value-type="float">
            <text:p>47.9552</text:p>
          </table:table-cell>
          <table:table-cell table:number-columns-repeated="5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50.84" calcext:value-type="float">
            <text:p>50.84</text:p>
          </table:table-cell>
          <table:table-cell table:number-columns-repeated="5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90.0537" calcext:value-type="float">
            <text:p>90.0537</text:p>
          </table:table-cell>
          <table:table-cell table:number-columns-repeated="5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67.9627" calcext:value-type="float">
            <text:p>67.9627</text:p>
          </table:table-cell>
          <table:table-cell table:number-columns-repeated="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00.0886" calcext:value-type="float">
            <text:p>100.0886</text:p>
          </table:table-cell>
          <table:table-cell table:number-columns-repeated="5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13.565" calcext:value-type="float">
            <text:p>113.565</text:p>
          </table:table-cell>
          <table:table-cell table:number-columns-repeated="5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238.2749" calcext:value-type="float">
            <text:p>238.2749</text:p>
          </table:table-cell>
          <table:table-cell table:number-columns-repeated="5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80.6781" calcext:value-type="float">
            <text:p>180.6781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22.5378" calcext:value-type="float">
            <text:p>122.5378</text:p>
          </table:table-cell>
          <table:table-cell table:number-columns-repeated="5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208.8451" calcext:value-type="float">
            <text:p>208.8451</text:p>
          </table:table-cell>
          <table:table-cell table:number-columns-repeated="5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91.3379" calcext:value-type="float">
            <text:p>191.3379</text:p>
          </table:table-cell>
          <table:table-cell table:number-columns-repeated="5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239.2644" calcext:value-type="float">
            <text:p>239.2644</text:p>
          </table:table-cell>
          <table:table-cell table:number-columns-repeated="5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93.6495" calcext:value-type="float">
            <text:p>193.6495</text:p>
          </table:table-cell>
          <table:table-cell table:number-columns-repeated="5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273.1189" calcext:value-type="float">
            <text:p>273.1189</text:p>
          </table:table-cell>
          <table:table-cell table:number-columns-repeated="5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683.9796" calcext:value-type="float">
            <text:p>683.9796</text:p>
          </table:table-cell>
          <table:table-cell table:number-columns-repeated="5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345.2416" calcext:value-type="float">
            <text:p>345.2416</text:p>
          </table:table-cell>
          <table:table-cell table:number-columns-repeated="5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430.0198" calcext:value-type="float">
            <text:p>430.0198</text:p>
          </table:table-cell>
          <table:table-cell table:number-columns-repeated="5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40.6516" calcext:value-type="float">
            <text:p>440.6516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SampleSize</text:p>
          </table:table-cell>
          <table:table-cell office:value-type="string" calcext:value-type="string">
            <text:p>X-Training%</text:p>
          </table:table-cell>
          <table:table-cell office:value-type="string" calcext:value-type="string">
            <text:p>X-Testing%</text:p>
          </table:table-cell>
          <table:table-cell office:value-type="string" calcext:value-type="string">
            <text:p>MH-Training%</text:p>
          </table:table-cell>
          <table:table-cell office:value-type="string" calcext:value-type="string">
            <text:p>MH-TestingExtra%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367045" calcext:value-type="float">
            <text:p>0.367045</text:p>
          </table:table-cell>
          <table:table-cell office:value-type="float" office:value="1" calcext:value-type="float">
            <text:p>1</text:p>
          </table:table-cell>
          <table:table-cell office:value-type="float" office:value="0.277714" calcext:value-type="float">
            <text:p>0.277714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63255" calcext:value-type="float">
            <text:p>0.563255</text:p>
          </table:table-cell>
          <table:table-cell office:value-type="float" office:value="1" calcext:value-type="float">
            <text:p>1</text:p>
          </table:table-cell>
          <table:table-cell office:value-type="float" office:value="0.498468" calcext:value-type="float">
            <text:p>0.498468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55185" calcext:value-type="float">
            <text:p>0.555185</text:p>
          </table:table-cell>
          <table:table-cell office:value-type="float" office:value="0.983333" calcext:value-type="float">
            <text:p>0.983333</text:p>
          </table:table-cell>
          <table:table-cell office:value-type="float" office:value="0.554369" calcext:value-type="float">
            <text:p>0.554369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4267" calcext:value-type="float">
            <text:p>0.54267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61437" calcext:value-type="float">
            <text:p>0.61437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69884" calcext:value-type="float">
            <text:p>0.69884</text:p>
          </table:table-cell>
          <table:table-cell office:value-type="float" office:value="0.99" calcext:value-type="float">
            <text:p>0.99</text:p>
          </table:table-cell>
          <table:table-cell office:value-type="float" office:value="0.629115" calcext:value-type="float">
            <text:p>0.62911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37345" calcext:value-type="float">
            <text:p>0.637345</text:p>
          </table:table-cell>
          <table:table-cell office:value-type="float" office:value="0.991667" calcext:value-type="float">
            <text:p>0.991667</text:p>
          </table:table-cell>
          <table:table-cell office:value-type="float" office:value="0.636382" calcext:value-type="float">
            <text:p>0.636382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69068" calcext:value-type="float">
            <text:p>0.69068</text:p>
          </table:table-cell>
          <table:table-cell office:value-type="float" office:value="0.992857" calcext:value-type="float">
            <text:p>0.992857</text:p>
          </table:table-cell>
          <table:table-cell office:value-type="float" office:value="0.658815" calcext:value-type="float">
            <text:p>0.65881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68355" calcext:value-type="float">
            <text:p>0.68355</text:p>
          </table:table-cell>
          <table:table-cell office:value-type="float" office:value="0.95625" calcext:value-type="float">
            <text:p>0.95625</text:p>
          </table:table-cell>
          <table:table-cell office:value-type="float" office:value="0.644878" calcext:value-type="float">
            <text:p>0.644878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751775" calcext:value-type="float">
            <text:p>0.751775</text:p>
          </table:table-cell>
          <table:table-cell office:value-type="float" office:value="0.966667" calcext:value-type="float">
            <text:p>0.966667</text:p>
          </table:table-cell>
          <table:table-cell office:value-type="float" office:value="0.68025" calcext:value-type="float">
            <text:p>0.6802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76369" calcext:value-type="float">
            <text:p>0.76369</text:p>
          </table:table-cell>
          <table:table-cell office:value-type="float" office:value="0.965" calcext:value-type="float">
            <text:p>0.965</text:p>
          </table:table-cell>
          <table:table-cell office:value-type="float" office:value="0.701039" calcext:value-type="float">
            <text:p>0.701039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995" calcext:value-type="float">
            <text:p>0.995</text:p>
          </table:table-cell>
          <table:table-cell office:value-type="float" office:value="0.80462" calcext:value-type="float">
            <text:p>0.80462</text:p>
          </table:table-cell>
          <table:table-cell office:value-type="float" office:value="0.975" calcext:value-type="float">
            <text:p>0.975</text:p>
          </table:table-cell>
          <table:table-cell office:value-type="float" office:value="0.796685" calcext:value-type="float">
            <text:p>0.796685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978333" calcext:value-type="float">
            <text:p>0.978333</text:p>
          </table:table-cell>
          <table:table-cell office:value-type="float" office:value="0.81573" calcext:value-type="float">
            <text:p>0.81573</text:p>
          </table:table-cell>
          <table:table-cell office:value-type="float" office:value="0.936667" calcext:value-type="float">
            <text:p>0.936667</text:p>
          </table:table-cell>
          <table:table-cell office:value-type="float" office:value="0.834258" calcext:value-type="float">
            <text:p>0.834258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975" calcext:value-type="float">
            <text:p>0.975</text:p>
          </table:table-cell>
          <table:table-cell office:value-type="float" office:value="0.838715" calcext:value-type="float">
            <text:p>0.838715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846856" calcext:value-type="float">
            <text:p>0.846856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976" calcext:value-type="float">
            <text:p>0.976</text:p>
          </table:table-cell>
          <table:table-cell office:value-type="float" office:value="0.844045" calcext:value-type="float">
            <text:p>0.844045</text:p>
          </table:table-cell>
          <table:table-cell office:value-type="float" office:value="0.932" calcext:value-type="float">
            <text:p>0.932</text:p>
          </table:table-cell>
          <table:table-cell office:value-type="float" office:value="0.847706" calcext:value-type="float">
            <text:p>0.847706</text:p>
          </table:table-cell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958333" calcext:value-type="float">
            <text:p>0.958333</text:p>
          </table:table-cell>
          <table:table-cell office:value-type="float" office:value="0.847755" calcext:value-type="float">
            <text:p>0.847755</text:p>
          </table:table-cell>
          <table:table-cell office:value-type="float" office:value="0.935833" calcext:value-type="float">
            <text:p>0.935833</text:p>
          </table:table-cell>
          <table:table-cell office:value-type="float" office:value="0.855967" calcext:value-type="float">
            <text:p>0.855967</text:p>
          </table:table-cell>
          <table:table-cell table:number-columns-repeated="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955" calcext:value-type="float">
            <text:p>0.955</text:p>
          </table:table-cell>
          <table:table-cell office:value-type="float" office:value="0.851165" calcext:value-type="float">
            <text:p>0.851165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868498" calcext:value-type="float">
            <text:p>0.868498</text:p>
          </table:table-cell>
          <table:table-cell table:number-columns-repeated="2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961875" calcext:value-type="float">
            <text:p>0.961875</text:p>
          </table:table-cell>
          <table:table-cell office:value-type="float" office:value="0.861745" calcext:value-type="float">
            <text:p>0.861745</text:p>
          </table:table-cell>
          <table:table-cell office:value-type="float" office:value="0.920625" calcext:value-type="float">
            <text:p>0.920625</text:p>
          </table:table-cell>
          <table:table-cell office:value-type="float" office:value="0.852257" calcext:value-type="float">
            <text:p>0.852257</text:p>
          </table:table-cell>
          <table:table-cell table:number-columns-repeated="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95" calcext:value-type="float">
            <text:p>0.95</text:p>
          </table:table-cell>
          <table:table-cell office:value-type="float" office:value="0.85889" calcext:value-type="float">
            <text:p>0.85889</text:p>
          </table:table-cell>
          <table:table-cell office:value-type="float" office:value="0.923889" calcext:value-type="float">
            <text:p>0.923889</text:p>
          </table:table-cell>
          <table:table-cell office:value-type="float" office:value="0.868657" calcext:value-type="float">
            <text:p>0.868657</text:p>
          </table:table-cell>
          <table:table-cell table:number-columns-repeated="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9465" calcext:value-type="float">
            <text:p>0.9465</text:p>
          </table:table-cell>
          <table:table-cell office:value-type="float" office:value="0.867225" calcext:value-type="float">
            <text:p>0.867225</text:p>
          </table:table-cell>
          <table:table-cell office:value-type="float" office:value="0.917" calcext:value-type="float">
            <text:p>0.917</text:p>
          </table:table-cell>
          <table:table-cell office:value-type="float" office:value="0.865518" calcext:value-type="float">
            <text:p>0.865518</text:p>
          </table:table-cell>
          <table:table-cell table:number-columns-repeated="2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.948636" calcext:value-type="float">
            <text:p>0.948636</text:p>
          </table:table-cell>
          <table:table-cell office:value-type="float" office:value="0.87362" calcext:value-type="float">
            <text:p>0.87362</text:p>
          </table:table-cell>
          <table:table-cell office:value-type="float" office:value="0.929091" calcext:value-type="float">
            <text:p>0.929091</text:p>
          </table:table-cell>
          <table:table-cell office:value-type="float" office:value="0.871817" calcext:value-type="float">
            <text:p>0.871817</text:p>
          </table:table-cell>
          <table:table-cell table:number-columns-repeated="2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943333" calcext:value-type="float">
            <text:p>0.943333</text:p>
          </table:table-cell>
          <table:table-cell office:value-type="float" office:value="0.872135" calcext:value-type="float">
            <text:p>0.872135</text:p>
          </table:table-cell>
          <table:table-cell office:value-type="float" office:value="0.930417" calcext:value-type="float">
            <text:p>0.930417</text:p>
          </table:table-cell>
          <table:table-cell office:value-type="float" office:value="0.872387" calcext:value-type="float">
            <text:p>0.872387</text:p>
          </table:table-cell>
          <table:table-cell table:number-columns-repeated="2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0.942692" calcext:value-type="float">
            <text:p>0.942692</text:p>
          </table:table-cell>
          <table:table-cell office:value-type="float" office:value="0.87324" calcext:value-type="float">
            <text:p>0.87324</text:p>
          </table:table-cell>
          <table:table-cell office:value-type="float" office:value="0.93" calcext:value-type="float">
            <text:p>0.93</text:p>
          </table:table-cell>
          <table:table-cell office:value-type="float" office:value="0.882949" calcext:value-type="float">
            <text:p>0.882949</text:p>
          </table:table-cell>
          <table:table-cell table:number-columns-repeated="2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0.941071" calcext:value-type="float">
            <text:p>0.941071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92" calcext:value-type="float">
            <text:p>0.92</text:p>
          </table:table-cell>
          <table:table-cell office:value-type="float" office:value="0.881486" calcext:value-type="float">
            <text:p>0.881486</text:p>
          </table:table-cell>
          <table:table-cell table:number-columns-repeated="2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.944667" calcext:value-type="float">
            <text:p>0.944667</text:p>
          </table:table-cell>
          <table:table-cell office:value-type="float" office:value="0.873655" calcext:value-type="float">
            <text:p>0.873655</text:p>
          </table:table-cell>
          <table:table-cell office:value-type="float" office:value="0.919667" calcext:value-type="float">
            <text:p>0.919667</text:p>
          </table:table-cell>
          <table:table-cell office:value-type="float" office:value="0.867479" calcext:value-type="float">
            <text:p>0.867479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0.942813" calcext:value-type="float">
            <text:p>0.942813</text:p>
          </table:table-cell>
          <table:table-cell office:value-type="float" office:value="0.87975" calcext:value-type="float">
            <text:p>0.87975</text:p>
          </table:table-cell>
          <table:table-cell office:value-type="float" office:value="0.919375" calcext:value-type="float">
            <text:p>0.919375</text:p>
          </table:table-cell>
          <table:table-cell office:value-type="float" office:value="0.87155" calcext:value-type="float">
            <text:p>0.87155</text:p>
          </table:table-cell>
          <table:table-cell table:number-columns-repeated="2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0.935588" calcext:value-type="float">
            <text:p>0.935588</text:p>
          </table:table-cell>
          <table:table-cell office:value-type="float" office:value="0.878215" calcext:value-type="float">
            <text:p>0.878215</text:p>
          </table:table-cell>
          <table:table-cell office:value-type="float" office:value="0.913235" calcext:value-type="float">
            <text:p>0.913235</text:p>
          </table:table-cell>
          <table:table-cell office:value-type="float" office:value="0.879919" calcext:value-type="float">
            <text:p>0.879919</text:p>
          </table:table-cell>
          <table:table-cell table:number-columns-repeated="2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0.935278" calcext:value-type="float">
            <text:p>0.935278</text:p>
          </table:table-cell>
          <table:table-cell office:value-type="float" office:value="0.87633" calcext:value-type="float">
            <text:p>0.87633</text:p>
          </table:table-cell>
          <table:table-cell office:value-type="float" office:value="0.915" calcext:value-type="float">
            <text:p>0.915</text:p>
          </table:table-cell>
          <table:table-cell office:value-type="float" office:value="0.884676" calcext:value-type="float">
            <text:p>0.884676</text:p>
          </table:table-cell>
          <table:table-cell table:number-columns-repeated="2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0.938158" calcext:value-type="float">
            <text:p>0.938158</text:p>
          </table:table-cell>
          <table:table-cell office:value-type="float" office:value="0.87861" calcext:value-type="float">
            <text:p>0.87861</text:p>
          </table:table-cell>
          <table:table-cell office:value-type="float" office:value="0.917368" calcext:value-type="float">
            <text:p>0.917368</text:p>
          </table:table-cell>
          <table:table-cell office:value-type="float" office:value="0.883796" calcext:value-type="float">
            <text:p>0.883796</text:p>
          </table:table-cell>
          <table:table-cell table:number-columns-repeated="2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9345" calcext:value-type="float">
            <text:p>0.9345</text:p>
          </table:table-cell>
          <table:table-cell office:value-type="float" office:value="0.87649" calcext:value-type="float">
            <text:p>0.87649</text:p>
          </table:table-cell>
          <table:table-cell office:value-type="float" office:value="0.91225" calcext:value-type="float">
            <text:p>0.91225</text:p>
          </table:table-cell>
          <table:table-cell office:value-type="float" office:value="0.87813" calcext:value-type="float">
            <text:p>0.87813</text:p>
          </table:table-cell>
          <table:table-cell table:number-columns-repeated="2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0.934524" calcext:value-type="float">
            <text:p>0.934524</text:p>
          </table:table-cell>
          <table:table-cell office:value-type="float" office:value="0.883175" calcext:value-type="float">
            <text:p>0.883175</text:p>
          </table:table-cell>
          <table:table-cell office:value-type="float" office:value="0.923333" calcext:value-type="float">
            <text:p>0.923333</text:p>
          </table:table-cell>
          <table:table-cell office:value-type="float" office:value="0.890749" calcext:value-type="float">
            <text:p>0.890749</text:p>
          </table:table-cell>
          <table:table-cell table:number-columns-repeated="2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0.938182" calcext:value-type="float">
            <text:p>0.938182</text:p>
          </table:table-cell>
          <table:table-cell office:value-type="float" office:value="0.88185" calcext:value-type="float">
            <text:p>0.88185</text:p>
          </table:table-cell>
          <table:table-cell office:value-type="float" office:value="0.91" calcext:value-type="float">
            <text:p>0.91</text:p>
          </table:table-cell>
          <table:table-cell office:value-type="float" office:value="0.883132" calcext:value-type="float">
            <text:p>0.883132</text:p>
          </table:table-cell>
          <table:table-cell table:number-columns-repeated="2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0.933696" calcext:value-type="float">
            <text:p>0.933696</text:p>
          </table:table-cell>
          <table:table-cell office:value-type="float" office:value="0.884265" calcext:value-type="float">
            <text:p>0.884265</text:p>
          </table:table-cell>
          <table:table-cell office:value-type="float" office:value="0.920652" calcext:value-type="float">
            <text:p>0.920652</text:p>
          </table:table-cell>
          <table:table-cell office:value-type="float" office:value="0.88915" calcext:value-type="float">
            <text:p>0.88915</text:p>
          </table:table-cell>
          <table:table-cell table:number-columns-repeated="2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0.930417" calcext:value-type="float">
            <text:p>0.930417</text:p>
          </table:table-cell>
          <table:table-cell office:value-type="float" office:value="0.88404" calcext:value-type="float">
            <text:p>0.88404</text:p>
          </table:table-cell>
          <table:table-cell office:value-type="float" office:value="0.91875" calcext:value-type="float">
            <text:p>0.91875</text:p>
          </table:table-cell>
          <table:table-cell office:value-type="float" office:value="0.884434" calcext:value-type="float">
            <text:p>0.884434</text:p>
          </table:table-cell>
          <table:table-cell table:number-columns-repeated="2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0.9298" calcext:value-type="float">
            <text:p>0.9298</text:p>
          </table:table-cell>
          <table:table-cell office:value-type="float" office:value="0.88209" calcext:value-type="float">
            <text:p>0.88209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887961" calcext:value-type="float">
            <text:p>0.887961</text:p>
          </table:table-cell>
          <table:table-cell table:number-columns-repeated="2"/>
        </table:table-row>
        <table:table-row table:style-name="ro2" table:number-rows-repeated="3">
          <table:table-cell table:number-columns-repeated="7"/>
        </table:table-row>
        <table:table-row table:style-name="ro2">
          <table:table-cell office:value-type="string" calcext:value-type="string">
            <text:p>MH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ampleSize</text:p>
          </table:table-cell>
          <table:table-cell office:value-type="string" calcext:value-type="string">
            <text:p>Training%</text:p>
          </table:table-cell>
          <table:table-cell office:value-type="string" calcext:value-type="string">
            <text:p>TestingExtra%</text:p>
          </table:table-cell>
          <table:table-cell office:value-type="string" calcext:value-type="string">
            <text:p>TrainingTime(s)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277714" calcext:value-type="float">
            <text:p>0.277714</text:p>
          </table:table-cell>
          <table:table-cell office:value-type="float" office:value="0.00035875" calcext:value-type="float">
            <text:p>0.00035875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98468" calcext:value-type="float">
            <text:p>0.498468</text:p>
          </table:table-cell>
          <table:table-cell office:value-type="float" office:value="0.00034355" calcext:value-type="float">
            <text:p>0.00034355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983333" calcext:value-type="float">
            <text:p>0.983333</text:p>
          </table:table-cell>
          <table:table-cell office:value-type="float" office:value="0.554369" calcext:value-type="float">
            <text:p>0.554369</text:p>
          </table:table-cell>
          <table:table-cell office:value-type="float" office:value="0.0004261" calcext:value-type="float">
            <text:p>0.0004261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61437" calcext:value-type="float">
            <text:p>0.61437</text:p>
          </table:table-cell>
          <table:table-cell office:value-type="float" office:value="0.0004613" calcext:value-type="float">
            <text:p>0.0004613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99" calcext:value-type="float">
            <text:p>0.99</text:p>
          </table:table-cell>
          <table:table-cell office:value-type="float" office:value="0.629115" calcext:value-type="float">
            <text:p>0.629115</text:p>
          </table:table-cell>
          <table:table-cell office:value-type="float" office:value="0.00049595" calcext:value-type="float">
            <text:p>0.00049595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991667" calcext:value-type="float">
            <text:p>0.991667</text:p>
          </table:table-cell>
          <table:table-cell office:value-type="float" office:value="0.636382" calcext:value-type="float">
            <text:p>0.636382</text:p>
          </table:table-cell>
          <table:table-cell office:value-type="float" office:value="0.0005608" calcext:value-type="float">
            <text:p>0.0005608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992857" calcext:value-type="float">
            <text:p>0.992857</text:p>
          </table:table-cell>
          <table:table-cell office:value-type="float" office:value="0.658815" calcext:value-type="float">
            <text:p>0.658815</text:p>
          </table:table-cell>
          <table:table-cell office:value-type="float" office:value="0.0008021" calcext:value-type="float">
            <text:p>0.0008021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95625" calcext:value-type="float">
            <text:p>0.95625</text:p>
          </table:table-cell>
          <table:table-cell office:value-type="float" office:value="0.644878" calcext:value-type="float">
            <text:p>0.644878</text:p>
          </table:table-cell>
          <table:table-cell office:value-type="float" office:value="0.0008191" calcext:value-type="float">
            <text:p>0.0008191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966667" calcext:value-type="float">
            <text:p>0.966667</text:p>
          </table:table-cell>
          <table:table-cell office:value-type="float" office:value="0.68025" calcext:value-type="float">
            <text:p>0.68025</text:p>
          </table:table-cell>
          <table:table-cell office:value-type="float" office:value="0.00092115" calcext:value-type="float">
            <text:p>0.00092115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965" calcext:value-type="float">
            <text:p>0.965</text:p>
          </table:table-cell>
          <table:table-cell office:value-type="float" office:value="0.701039" calcext:value-type="float">
            <text:p>0.701039</text:p>
          </table:table-cell>
          <table:table-cell office:value-type="float" office:value="0.0008931" calcext:value-type="float">
            <text:p>0.0008931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975" calcext:value-type="float">
            <text:p>0.975</text:p>
          </table:table-cell>
          <table:table-cell office:value-type="float" office:value="0.796685" calcext:value-type="float">
            <text:p>0.796685</text:p>
          </table:table-cell>
          <table:table-cell office:value-type="float" office:value="0.0014141" calcext:value-type="float">
            <text:p>0.0014141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936667" calcext:value-type="float">
            <text:p>0.936667</text:p>
          </table:table-cell>
          <table:table-cell office:value-type="float" office:value="0.834258" calcext:value-type="float">
            <text:p>0.834258</text:p>
          </table:table-cell>
          <table:table-cell office:value-type="float" office:value="0.0020869" calcext:value-type="float">
            <text:p>0.0020869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846856" calcext:value-type="float">
            <text:p>0.846856</text:p>
          </table:table-cell>
          <table:table-cell office:value-type="float" office:value="0.0024093" calcext:value-type="float">
            <text:p>0.0024093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932" calcext:value-type="float">
            <text:p>0.932</text:p>
          </table:table-cell>
          <table:table-cell office:value-type="float" office:value="0.847706" calcext:value-type="float">
            <text:p>0.847706</text:p>
          </table:table-cell>
          <table:table-cell office:value-type="float" office:value="0.0033436" calcext:value-type="float">
            <text:p>0.0033436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935833" calcext:value-type="float">
            <text:p>0.935833</text:p>
          </table:table-cell>
          <table:table-cell office:value-type="float" office:value="0.855967" calcext:value-type="float">
            <text:p>0.855967</text:p>
          </table:table-cell>
          <table:table-cell office:value-type="float" office:value="0.00330445" calcext:value-type="float">
            <text:p>0.00330445</text:p>
          </table:table-cell>
          <table:table-cell table:number-columns-repeated="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868498" calcext:value-type="float">
            <text:p>0.868498</text:p>
          </table:table-cell>
          <table:table-cell office:value-type="float" office:value="0.0044619" calcext:value-type="float">
            <text:p>0.0044619</text:p>
          </table:table-cell>
          <table:table-cell table:number-columns-repeated="3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920625" calcext:value-type="float">
            <text:p>0.920625</text:p>
          </table:table-cell>
          <table:table-cell office:value-type="float" office:value="0.852257" calcext:value-type="float">
            <text:p>0.852257</text:p>
          </table:table-cell>
          <table:table-cell office:value-type="float" office:value="0.00421735" calcext:value-type="float">
            <text:p>0.00421735</text:p>
          </table:table-cell>
          <table:table-cell table:number-columns-repeated="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923889" calcext:value-type="float">
            <text:p>0.923889</text:p>
          </table:table-cell>
          <table:table-cell office:value-type="float" office:value="0.868657" calcext:value-type="float">
            <text:p>0.868657</text:p>
          </table:table-cell>
          <table:table-cell office:value-type="float" office:value="0.00498095" calcext:value-type="float">
            <text:p>0.00498095</text:p>
          </table:table-cell>
          <table:table-cell table:number-columns-repeated="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917" calcext:value-type="float">
            <text:p>0.917</text:p>
          </table:table-cell>
          <table:table-cell office:value-type="float" office:value="0.865518" calcext:value-type="float">
            <text:p>0.865518</text:p>
          </table:table-cell>
          <table:table-cell office:value-type="float" office:value="0.00517045" calcext:value-type="float">
            <text:p>0.00517045</text:p>
          </table:table-cell>
          <table:table-cell table:number-columns-repeated="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.929091" calcext:value-type="float">
            <text:p>0.929091</text:p>
          </table:table-cell>
          <table:table-cell office:value-type="float" office:value="0.871817" calcext:value-type="float">
            <text:p>0.871817</text:p>
          </table:table-cell>
          <table:table-cell office:value-type="float" office:value="0.00644155" calcext:value-type="float">
            <text:p>0.00644155</text:p>
          </table:table-cell>
          <table:table-cell table:number-columns-repeated="3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930417" calcext:value-type="float">
            <text:p>0.930417</text:p>
          </table:table-cell>
          <table:table-cell office:value-type="float" office:value="0.872387" calcext:value-type="float">
            <text:p>0.872387</text:p>
          </table:table-cell>
          <table:table-cell office:value-type="float" office:value="0.006301" calcext:value-type="float">
            <text:p>0.006301</text:p>
          </table:table-cell>
          <table:table-cell table:number-columns-repeated="3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0.93" calcext:value-type="float">
            <text:p>0.93</text:p>
          </table:table-cell>
          <table:table-cell office:value-type="float" office:value="0.882949" calcext:value-type="float">
            <text:p>0.882949</text:p>
          </table:table-cell>
          <table:table-cell office:value-type="float" office:value="0.00676185" calcext:value-type="float">
            <text:p>0.00676185</text:p>
          </table:table-cell>
          <table:table-cell table:number-columns-repeated="3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0.92" calcext:value-type="float">
            <text:p>0.92</text:p>
          </table:table-cell>
          <table:table-cell office:value-type="float" office:value="0.881486" calcext:value-type="float">
            <text:p>0.881486</text:p>
          </table:table-cell>
          <table:table-cell office:value-type="float" office:value="0.0065496" calcext:value-type="float">
            <text:p>0.0065496</text:p>
          </table:table-cell>
          <table:table-cell table:number-columns-repeated="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.919667" calcext:value-type="float">
            <text:p>0.919667</text:p>
          </table:table-cell>
          <table:table-cell office:value-type="float" office:value="0.867479" calcext:value-type="float">
            <text:p>0.867479</text:p>
          </table:table-cell>
          <table:table-cell office:value-type="float" office:value="0.0075499" calcext:value-type="float">
            <text:p>0.0075499</text:p>
          </table:table-cell>
          <table:table-cell table:number-columns-repeated="3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0.919375" calcext:value-type="float">
            <text:p>0.919375</text:p>
          </table:table-cell>
          <table:table-cell office:value-type="float" office:value="0.87155" calcext:value-type="float">
            <text:p>0.87155</text:p>
          </table:table-cell>
          <table:table-cell office:value-type="float" office:value="0.0078186" calcext:value-type="float">
            <text:p>0.0078186</text:p>
          </table:table-cell>
          <table:table-cell table:number-columns-repeated="3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0.913235" calcext:value-type="float">
            <text:p>0.913235</text:p>
          </table:table-cell>
          <table:table-cell office:value-type="float" office:value="0.879919" calcext:value-type="float">
            <text:p>0.879919</text:p>
          </table:table-cell>
          <table:table-cell office:value-type="float" office:value="0.00937245" calcext:value-type="float">
            <text:p>0.00937245</text:p>
          </table:table-cell>
          <table:table-cell table:number-columns-repeated="3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0.915" calcext:value-type="float">
            <text:p>0.915</text:p>
          </table:table-cell>
          <table:table-cell office:value-type="float" office:value="0.884676" calcext:value-type="float">
            <text:p>0.884676</text:p>
          </table:table-cell>
          <table:table-cell office:value-type="float" office:value="0.0079288" calcext:value-type="float">
            <text:p>0.0079288</text:p>
          </table:table-cell>
          <table:table-cell table:number-columns-repeated="3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0.917368" calcext:value-type="float">
            <text:p>0.917368</text:p>
          </table:table-cell>
          <table:table-cell office:value-type="float" office:value="0.883796" calcext:value-type="float">
            <text:p>0.883796</text:p>
          </table:table-cell>
          <table:table-cell office:value-type="float" office:value="0.0098034" calcext:value-type="float">
            <text:p>0.0098034</text:p>
          </table:table-cell>
          <table:table-cell table:number-columns-repeated="3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91225" calcext:value-type="float">
            <text:p>0.91225</text:p>
          </table:table-cell>
          <table:table-cell office:value-type="float" office:value="0.87813" calcext:value-type="float">
            <text:p>0.87813</text:p>
          </table:table-cell>
          <table:table-cell office:value-type="float" office:value="0.0097565" calcext:value-type="float">
            <text:p>0.0097565</text:p>
          </table:table-cell>
          <table:table-cell table:number-columns-repeated="3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0.923333" calcext:value-type="float">
            <text:p>0.923333</text:p>
          </table:table-cell>
          <table:table-cell office:value-type="float" office:value="0.890749" calcext:value-type="float">
            <text:p>0.890749</text:p>
          </table:table-cell>
          <table:table-cell office:value-type="float" office:value="0.0106127" calcext:value-type="float">
            <text:p>0.0106127</text:p>
          </table:table-cell>
          <table:table-cell table:number-columns-repeated="3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0.91" calcext:value-type="float">
            <text:p>0.91</text:p>
          </table:table-cell>
          <table:table-cell office:value-type="float" office:value="0.883132" calcext:value-type="float">
            <text:p>0.883132</text:p>
          </table:table-cell>
          <table:table-cell office:value-type="float" office:value="0.0105591" calcext:value-type="float">
            <text:p>0.0105591</text:p>
          </table:table-cell>
          <table:table-cell table:number-columns-repeated="3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0.920652" calcext:value-type="float">
            <text:p>0.920652</text:p>
          </table:table-cell>
          <table:table-cell office:value-type="float" office:value="0.88915" calcext:value-type="float">
            <text:p>0.88915</text:p>
          </table:table-cell>
          <table:table-cell office:value-type="float" office:value="0.012582" calcext:value-type="float">
            <text:p>0.012582</text:p>
          </table:table-cell>
          <table:table-cell table:number-columns-repeated="3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0.91875" calcext:value-type="float">
            <text:p>0.91875</text:p>
          </table:table-cell>
          <table:table-cell office:value-type="float" office:value="0.884434" calcext:value-type="float">
            <text:p>0.884434</text:p>
          </table:table-cell>
          <table:table-cell office:value-type="float" office:value="0.0119343" calcext:value-type="float">
            <text:p>0.0119343</text:p>
          </table:table-cell>
          <table:table-cell table:number-columns-repeated="3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887961" calcext:value-type="float">
            <text:p>0.887961</text:p>
          </table:table-cell>
          <table:table-cell office:value-type="float" office:value="0.0131624" calcext:value-type="float">
            <text:p>0.0131624</text:p>
          </table:table-cell>
          <table:table-cell table:number-columns-repeated="3"/>
        </table:table-row>
      </table:table>
      <table:table table:name="Ionosphere" table:style-name="ta1">
        <table:shapes>
          <draw:frame draw:z-index="0" draw:style-name="gr1" draw:text-style-name="P1" svg:width="4.8146in" svg:height="2.7232in" svg:x="5.9681in" svg:y="5.4657in">
            <draw:object draw:notify-on-update-of-ranges="Ionosphere.A3:Ionosphere.A22 Ionosphere.C2:Ionosphere.C2 Ionosphere.C3:Ionosphere.C22 Ionosphere.A3:Ionosphere.A22 Ionosphere.E2:Ionosphere.E2 Ionosphere.E3:Ionosphere.E22" xlink:href="./Object 46" xlink:type="simple" xlink:show="embed" xlink:actuate="onLoad"/>
            <draw:image xlink:href="./ObjectReplacements/Object 46" xlink:type="simple" xlink:show="embed" xlink:actuate="onLoad"/>
          </draw:frame>
          <draw:frame draw:z-index="1" draw:style-name="gr1" draw:text-style-name="P1" svg:width="4.3067in" svg:height="2.5811in" svg:x="1.6311in" svg:y="5.4571in">
            <draw:object draw:notify-on-update-of-ranges="Ionosphere.A24:Ionosphere.A26 Ionosphere.C2:Ionosphere.C2 Ionosphere.C24:Ionosphere.C26 Ionosphere.E2:Ionosphere.E2 Ionosphere.E24:Ionosphere.E26" xlink:href="./Object 47" xlink:type="simple" xlink:show="embed" xlink:actuate="onLoad"/>
            <draw:image xlink:href="./ObjectReplacements/Object 47" xlink:type="simple" xlink:show="embed" xlink:actuate="onLoad"/>
          </draw:frame>
          <draw:frame draw:z-index="2" draw:style-name="gr1" draw:text-style-name="P1" svg:width="4.7657in" svg:height="2.952in" svg:x="4.2394in" svg:y="9.3189in">
            <draw:object draw:notify-on-update-of-ranges="Ionosphere.A47:Ionosphere.A66 Ionosphere.B46:Ionosphere.B46 Ionosphere.B47:Ionosphere.B66 Ionosphere.A47:Ionosphere.A66 Ionosphere.C46:Ionosphere.C46 Ionosphere.C47:Ionosphere.C66" xlink:href="./Object 48" xlink:type="simple" xlink:show="embed" xlink:actuate="onLoad"/>
            <draw:image xlink:href="./ObjectReplacements/Object 48" xlink:type="simple" xlink:show="embed" xlink:actuate="onLoad"/>
          </draw:frame>
          <draw:frame draw:z-index="3" draw:style-name="gr1" draw:text-style-name="P1" svg:width="4.4335in" svg:height="2.5996in" svg:x="5.5677in" svg:y="18.678in">
            <draw:object draw:notify-on-update-of-ranges="Ionosphere.A73:Ionosphere.A92 Ionosphere.C72:Ionosphere.C72 Ionosphere.C73:Ionosphere.C92 Ionosphere.A73:Ionosphere.A92 Ionosphere.E72:Ionosphere.E72 Ionosphere.E73:Ionosphere.E92" xlink:href="./Object 49" xlink:type="simple" xlink:show="embed" xlink:actuate="onLoad"/>
            <draw:image xlink:href="./ObjectReplacements/Object 49" xlink:type="simple" xlink:show="embed" xlink:actuate="onLoad"/>
          </draw:frame>
          <draw:frame draw:z-index="4" draw:style-name="gr1" draw:text-style-name="P1" svg:width="4.4539in" svg:height="2.5713in" svg:x="1.1138in" svg:y="18.6874in">
            <draw:object draw:notify-on-update-of-ranges="Ionosphere.A94:Ionosphere.A96 Ionosphere.C72:Ionosphere.C72 Ionosphere.C94:Ionosphere.C96 Ionosphere.E72:Ionosphere.E72 Ionosphere.E94:Ionosphere.E96" xlink:href="./Object 50" xlink:type="simple" xlink:show="embed" xlink:actuate="onLoad"/>
            <draw:image xlink:href="./ObjectReplacements/Object 50" xlink:type="simple" xlink:show="embed" xlink:actuate="onLoad"/>
          </draw:frame>
          <draw:frame draw:z-index="5" draw:style-name="gr1" draw:text-style-name="P1" svg:width="5.2933in" svg:height="2.7752in" svg:x="3.7118in" svg:y="22.4512in">
            <draw:object draw:notify-on-update-of-ranges="Ionosphere.A116:Ionosphere.A135 Ionosphere.B115:Ionosphere.B115 Ionosphere.B116:Ionosphere.B135 Ionosphere.A116:Ionosphere.A135 Ionosphere.C115:Ionosphere.C115 Ionosphere.C116:Ionosphere.C135" xlink:href="./Object 51" xlink:type="simple" xlink:show="embed" xlink:actuate="onLoad"/>
            <draw:image xlink:href="./ObjectReplacements/Object 5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4" table:default-cell-style-name="Default"/>
        <table:table-row table:style-name="ro1">
          <table:table-cell table:style-name="ce4" office:value-type="string" calcext:value-type="string" table:number-columns-spanned="8" table:number-rows-spanned="1">
            <text:p><text:span text:style-name="T2">Ionosphere, MaxLearn, UIUP PLP-trees (Training: 10 examples, TestingExtra: all examples except the training 10)</text:span></text:p>
            <text:p><text:span text:style-name="T2">#Attributes: 33</text:span></text:p>
            <text:p><text:span text:style-name="T2">#Outcomes: 315</text:span></text:p>
            <text:p><text:span text:style-name="T2">#Users: 1</text:span></text:p>
            <text:p><text:span text:style-name="T2">#Examples: 25839</text:span></text:p>
          </table:table-cell>
          <table:covered-table-cell table:number-columns-repeated="7"/>
        </table:table-row>
        <table:table-row table:style-name="ro2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Training#</text:p>
          </table:table-cell>
          <table:table-cell table:style-name="ce1" office:value-type="string" calcext:value-type="string">
            <text:p>Training%</text:p>
          </table:table-cell>
          <table:table-cell office:value-type="string" calcext:value-type="string">
            <text:p>TestingExtra#</text:p>
          </table:table-cell>
          <table:table-cell office:value-type="string" calcext:value-type="string">
            <text:p>TestingExtra%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B3]/10" office:value-type="float" office:value="1" calcext:value-type="float">
            <text:p>1</text:p>
          </table:table-cell>
          <table:table-cell office:value-type="float" office:value="13342" calcext:value-type="float">
            <text:p>13342</text:p>
          </table:table-cell>
          <table:table-cell table:formula="of:=[.D3]/25829" office:value-type="float" office:value="0.516551163420961" calcext:value-type="float">
            <text:p>0.516551163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B4]/10" office:value-type="float" office:value="1" calcext:value-type="float">
            <text:p>1</text:p>
          </table:table-cell>
          <table:table-cell office:value-type="float" office:value="12884" calcext:value-type="float">
            <text:p>12884</text:p>
          </table:table-cell>
          <table:table-cell table:formula="of:=[.D4]/25829" office:value-type="float" office:value="0.498819156761779" calcext:value-type="float">
            <text:p>0.4988191568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B5]/10" office:value-type="float" office:value="1" calcext:value-type="float">
            <text:p>1</text:p>
          </table:table-cell>
          <table:table-cell office:value-type="float" office:value="12809" calcext:value-type="float">
            <text:p>12809</text:p>
          </table:table-cell>
          <table:table-cell table:formula="of:=[.D5]/25829" office:value-type="float" office:value="0.495915443880909" calcext:value-type="float">
            <text:p>0.4959154439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B6]/10" office:value-type="float" office:value="1" calcext:value-type="float">
            <text:p>1</text:p>
          </table:table-cell>
          <table:table-cell office:value-type="float" office:value="13773" calcext:value-type="float">
            <text:p>13773</text:p>
          </table:table-cell>
          <table:table-cell table:formula="of:=[.D6]/25829" office:value-type="float" office:value="0.533237833443029" calcext:value-type="float">
            <text:p>0.5332378334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B7]/10" office:value-type="float" office:value="1" calcext:value-type="float">
            <text:p>1</text:p>
          </table:table-cell>
          <table:table-cell office:value-type="float" office:value="13111" calcext:value-type="float">
            <text:p>13111</text:p>
          </table:table-cell>
          <table:table-cell table:formula="of:=[.D7]/25829" office:value-type="float" office:value="0.50760772774788" calcext:value-type="float">
            <text:p>0.5076077277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B8]/10" office:value-type="float" office:value="1" calcext:value-type="float">
            <text:p>1</text:p>
          </table:table-cell>
          <table:table-cell office:value-type="float" office:value="14771" calcext:value-type="float">
            <text:p>14771</text:p>
          </table:table-cell>
          <table:table-cell table:formula="of:=[.D8]/25829" office:value-type="float" office:value="0.571876572844477" calcext:value-type="float">
            <text:p>0.5718765728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9]/10" office:value-type="float" office:value="1" calcext:value-type="float">
            <text:p>1</text:p>
          </table:table-cell>
          <table:table-cell office:value-type="float" office:value="12750" calcext:value-type="float">
            <text:p>12750</text:p>
          </table:table-cell>
          <table:table-cell table:formula="of:=[.D9]/25829" office:value-type="float" office:value="0.493631189747958" calcext:value-type="float">
            <text:p>0.4936311897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0]/10" office:value-type="float" office:value="1" calcext:value-type="float">
            <text:p>1</text:p>
          </table:table-cell>
          <table:table-cell office:value-type="float" office:value="12470" calcext:value-type="float">
            <text:p>12470</text:p>
          </table:table-cell>
          <table:table-cell table:formula="of:=[.D10]/25829" office:value-type="float" office:value="0.482790661659375" calcext:value-type="float">
            <text:p>0.4827906617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1]/10" office:value-type="float" office:value="1" calcext:value-type="float">
            <text:p>1</text:p>
          </table:table-cell>
          <table:table-cell office:value-type="float" office:value="14076" calcext:value-type="float">
            <text:p>14076</text:p>
          </table:table-cell>
          <table:table-cell table:formula="of:=[.D11]/25829" office:value-type="float" office:value="0.544968833481745" calcext:value-type="float">
            <text:p>0.5449688335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formula="of:=[.B12]/10" office:value-type="float" office:value="1" calcext:value-type="float">
            <text:p>1</text:p>
          </table:table-cell>
          <table:table-cell office:value-type="float" office:value="13330" calcext:value-type="float">
            <text:p>13330</text:p>
          </table:table-cell>
          <table:table-cell table:formula="of:=[.D12]/25829" office:value-type="float" office:value="0.516086569360022" calcext:value-type="float">
            <text:p>0.5160865694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B13]/10" office:value-type="float" office:value="0.9" calcext:value-type="float">
            <text:p>0.9</text:p>
          </table:table-cell>
          <table:table-cell office:value-type="float" office:value="11742" calcext:value-type="float">
            <text:p>11742</text:p>
          </table:table-cell>
          <table:table-cell table:formula="of:=[.D13]/25829" office:value-type="float" office:value="0.45460528862906" calcext:value-type="float">
            <text:p>0.4546052886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B14]/10" office:value-type="float" office:value="1" calcext:value-type="float">
            <text:p>1</text:p>
          </table:table-cell>
          <table:table-cell office:value-type="float" office:value="13515" calcext:value-type="float">
            <text:p>13515</text:p>
          </table:table-cell>
          <table:table-cell table:formula="of:=[.D14]/25829" office:value-type="float" office:value="0.523249061132835" calcext:value-type="float">
            <text:p>0.5232490611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B15]/10" office:value-type="float" office:value="1" calcext:value-type="float">
            <text:p>1</text:p>
          </table:table-cell>
          <table:table-cell office:value-type="float" office:value="14751" calcext:value-type="float">
            <text:p>14751</text:p>
          </table:table-cell>
          <table:table-cell table:formula="of:=[.D15]/25829" office:value-type="float" office:value="0.571102249409578" calcext:value-type="float">
            <text:p>0.5711022494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B16]/10" office:value-type="float" office:value="1" calcext:value-type="float">
            <text:p>1</text:p>
          </table:table-cell>
          <table:table-cell office:value-type="float" office:value="13002" calcext:value-type="float">
            <text:p>13002</text:p>
          </table:table-cell>
          <table:table-cell table:formula="of:=[.D16]/25829" office:value-type="float" office:value="0.503387665027682" calcext:value-type="float">
            <text:p>0.503387665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B17]/10" office:value-type="float" office:value="1" calcext:value-type="float">
            <text:p>1</text:p>
          </table:table-cell>
          <table:table-cell office:value-type="float" office:value="13672" calcext:value-type="float">
            <text:p>13672</text:p>
          </table:table-cell>
          <table:table-cell table:formula="of:=[.D17]/25829" office:value-type="float" office:value="0.52932750009679" calcext:value-type="float">
            <text:p>0.5293275001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B18]/10" office:value-type="float" office:value="1" calcext:value-type="float">
            <text:p>1</text:p>
          </table:table-cell>
          <table:table-cell office:value-type="float" office:value="13285" calcext:value-type="float">
            <text:p>13285</text:p>
          </table:table-cell>
          <table:table-cell table:formula="of:=[.D18]/25829" office:value-type="float" office:value="0.514344341631499" calcext:value-type="float">
            <text:p>0.5143443416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B19]/10" office:value-type="float" office:value="1" calcext:value-type="float">
            <text:p>1</text:p>
          </table:table-cell>
          <table:table-cell office:value-type="float" office:value="13092" calcext:value-type="float">
            <text:p>13092</text:p>
          </table:table-cell>
          <table:table-cell table:formula="of:=[.D19]/25829" office:value-type="float" office:value="0.506872120484726" calcext:value-type="float">
            <text:p>0.5068721205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B20]/10" office:value-type="float" office:value="1" calcext:value-type="float">
            <text:p>1</text:p>
          </table:table-cell>
          <table:table-cell office:value-type="float" office:value="12794" calcext:value-type="float">
            <text:p>12794</text:p>
          </table:table-cell>
          <table:table-cell table:formula="of:=[.D20]/25829" office:value-type="float" office:value="0.495334701304735" calcext:value-type="float">
            <text:p>0.4953347013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B21]/10" office:value-type="float" office:value="1" calcext:value-type="float">
            <text:p>1</text:p>
          </table:table-cell>
          <table:table-cell office:value-type="float" office:value="13284" calcext:value-type="float">
            <text:p>13284</text:p>
          </table:table-cell>
          <table:table-cell table:formula="of:=[.D21]/25829" office:value-type="float" office:value="0.514305625459755" calcext:value-type="float">
            <text:p>0.5143056255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B22]/10" office:value-type="float" office:value="1" calcext:value-type="float">
            <text:p>1</text:p>
          </table:table-cell>
          <table:table-cell office:value-type="float" office:value="13806" calcext:value-type="float">
            <text:p>13806</text:p>
          </table:table-cell>
          <table:table-cell table:formula="of:=[.D22]/25829" office:value-type="float" office:value="0.534515467110612" calcext:value-type="float">
            <text:p>0.5345154671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vg</text:p>
          </table:table-cell>
          <table:table-cell table:formula="of:=SUM([.B3:.B22])/20" office:value-type="float" office:value="9.95" calcext:value-type="float">
            <text:p>9.95</text:p>
          </table:table-cell>
          <table:table-cell table:formula="of:=SUM([.C3:.C22])/20" office:value-type="float" office:value="0.995" calcext:value-type="float">
            <text:p>0.995</text:p>
          </table:table-cell>
          <table:table-cell table:formula="of:=SUM([.D3:.D22])/20" office:value-type="float" office:value="13312.95" calcext:value-type="float">
            <text:p>13312.95</text:p>
          </table:table-cell>
          <table:table-cell table:formula="of:=SUM([.E3:.E22])/20" office:value-type="float" office:value="0.515426458631771" calcext:value-type="float">
            <text:p>0.51542645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x</text:p>
          </table:table-cell>
          <table:table-cell table:formula="of:=SUBTOTAL(4; [.B3:.B22])" office:value-type="float" office:value="10" calcext:value-type="float">
            <text:p>10</text:p>
          </table:table-cell>
          <table:table-cell table:formula="of:=SUBTOTAL(4; [.C3:.C22])" office:value-type="float" office:value="1" calcext:value-type="float">
            <text:p>1</text:p>
          </table:table-cell>
          <table:table-cell table:formula="of:=SUBTOTAL(4; [.D3:.D22])" office:value-type="float" office:value="14771" calcext:value-type="float">
            <text:p>14771</text:p>
          </table:table-cell>
          <table:table-cell table:formula="of:=SUBTOTAL(4; [.E3:.E22])" office:value-type="float" office:value="0.571876572844477" calcext:value-type="float">
            <text:p>0.57187657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</text:p>
          </table:table-cell>
          <table:table-cell table:formula="of:=SUBTOTAL(5; [.B3:.B22])" office:value-type="float" office:value="9" calcext:value-type="float">
            <text:p>9</text:p>
          </table:table-cell>
          <table:table-cell table:formula="of:=SUBTOTAL(5; [.C3:.C22])" office:value-type="float" office:value="0.9" calcext:value-type="float">
            <text:p>0.9</text:p>
          </table:table-cell>
          <table:table-cell table:formula="of:=SUBTOTAL(5; [.D3:.D22])" office:value-type="float" office:value="11742" calcext:value-type="float">
            <text:p>11742</text:p>
          </table:table-cell>
          <table:table-cell table:formula="of:=SUBTOTAL(5; [.E3:.E22])" office:value-type="float" office:value="0.45460528862906" calcext:value-type="float">
            <text:p>0.4546052886</text:p>
          </table:table-cell>
          <table:table-cell table:number-columns-repeated="3"/>
        </table:table-row>
        <table:table-row table:style-name="ro2" table:number-rows-repeated="18">
          <table:table-cell table:number-columns-repeated="8"/>
        </table:table-row>
        <table:table-row table:style-name="ro2">
          <table:table-cell office:value-type="string" calcext:value-type="string">
            <text:p>Experimentation tim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p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AvgTime (s)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78" calcext:value-type="float">
            <text:p>5.78</text:p>
          </table:table-cell>
          <table:table-cell office:value-type="float" office:value="10.28015" calcext:value-type="float">
            <text:p>10.28015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.111" calcext:value-type="float">
            <text:p>8.111</text:p>
          </table:table-cell>
          <table:table-cell office:value-type="float" office:value="10.28015" calcext:value-type="float">
            <text:p>10.28015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.67" calcext:value-type="float">
            <text:p>4.67</text:p>
          </table:table-cell>
          <table:table-cell office:value-type="float" office:value="10.28015" calcext:value-type="float">
            <text:p>10.28015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.013" calcext:value-type="float">
            <text:p>12.013</text:p>
          </table:table-cell>
          <table:table-cell office:value-type="float" office:value="10.28015" calcext:value-type="float">
            <text:p>10.28015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.22" calcext:value-type="float">
            <text:p>10.22</text:p>
          </table:table-cell>
          <table:table-cell office:value-type="float" office:value="10.28015" calcext:value-type="float">
            <text:p>10.28015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.5</text:p>
          </table:table-cell>
          <table:table-cell office:value-type="float" office:value="10.28015" calcext:value-type="float">
            <text:p>10.28015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.606" calcext:value-type="float">
            <text:p>9.606</text:p>
          </table:table-cell>
          <table:table-cell office:value-type="float" office:value="10.28015" calcext:value-type="float">
            <text:p>10.28015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.8" calcext:value-type="float">
            <text:p>16.8</text:p>
          </table:table-cell>
          <table:table-cell office:value-type="float" office:value="10.28015" calcext:value-type="float">
            <text:p>10.28015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.877" calcext:value-type="float">
            <text:p>7.877</text:p>
          </table:table-cell>
          <table:table-cell office:value-type="float" office:value="10.28015" calcext:value-type="float">
            <text:p>10.28015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.902" calcext:value-type="float">
            <text:p>8.902</text:p>
          </table:table-cell>
          <table:table-cell office:value-type="float" office:value="10.28015" calcext:value-type="float">
            <text:p>10.28015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5.565" calcext:value-type="float">
            <text:p>25.565</text:p>
          </table:table-cell>
          <table:table-cell office:value-type="float" office:value="10.28015" calcext:value-type="float">
            <text:p>10.28015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.79" calcext:value-type="float">
            <text:p>7.79</text:p>
          </table:table-cell>
          <table:table-cell office:value-type="float" office:value="10.28015" calcext:value-type="float">
            <text:p>10.28015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.541" calcext:value-type="float">
            <text:p>7.541</text:p>
          </table:table-cell>
          <table:table-cell office:value-type="float" office:value="10.28015" calcext:value-type="float">
            <text:p>10.28015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.2" calcext:value-type="float">
            <text:p>6.2</text:p>
          </table:table-cell>
          <table:table-cell office:value-type="float" office:value="10.28015" calcext:value-type="float">
            <text:p>10.28015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.14" calcext:value-type="float">
            <text:p>10.14</text:p>
          </table:table-cell>
          <table:table-cell office:value-type="float" office:value="10.28015" calcext:value-type="float">
            <text:p>10.28015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.8" calcext:value-type="float">
            <text:p>16.8</text:p>
          </table:table-cell>
          <table:table-cell office:value-type="float" office:value="10.28015" calcext:value-type="float">
            <text:p>10.28015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8.9" calcext:value-type="float">
            <text:p>8.9</text:p>
          </table:table-cell>
          <table:table-cell office:value-type="float" office:value="10.28015" calcext:value-type="float">
            <text:p>10.28015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5.4" calcext:value-type="float">
            <text:p>15.4</text:p>
          </table:table-cell>
          <table:table-cell office:value-type="float" office:value="10.28015" calcext:value-type="float">
            <text:p>10.28015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8.023" calcext:value-type="float">
            <text:p>8.023</text:p>
          </table:table-cell>
          <table:table-cell office:value-type="float" office:value="10.28015" calcext:value-type="float">
            <text:p>10.28015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.765" calcext:value-type="float">
            <text:p>7.765</text:p>
          </table:table-cell>
          <table:table-cell office:value-type="float" office:value="10.28015" calcext:value-type="float">
            <text:p>10.28015</text:p>
          </table:table-cell>
          <table:table-cell table:number-columns-repeated="5"/>
        </table:table-row>
        <table:table-row table:style-name="ro2" table:number-rows-repeated="4">
          <table:table-cell table:number-columns-repeated="8"/>
        </table:table-row>
        <table:table-row table:style-name="ro1">
          <table:table-cell table:style-name="ce4" office:value-type="string" calcext:value-type="string" table:number-columns-spanned="8" table:number-rows-spanned="1">
            <text:p><text:span text:style-name="T2">Ionosphere, MaxLearn, UIUP PLP-trees (Training: 20 examples, TestingExtra: all examples except the training 20)</text:span></text:p>
            <text:p><text:span text:style-name="T2">#Attributes: 33</text:span></text:p>
            <text:p><text:span text:style-name="T2">#Outcomes: 315</text:span></text:p>
            <text:p><text:span text:style-name="T2">#Users: 1</text:span></text:p>
            <text:p><text:span text:style-name="T2">#Examples: 25839</text:span></text:p>
          </table:table-cell>
          <table:covered-table-cell table:number-columns-repeated="7"/>
        </table:table-row>
        <table:table-row table:style-name="ro2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Training#</text:p>
          </table:table-cell>
          <table:table-cell table:style-name="ce1" office:value-type="string" calcext:value-type="string">
            <text:p>Training%</text:p>
          </table:table-cell>
          <table:table-cell office:value-type="string" calcext:value-type="string">
            <text:p>TestingExtra#</text:p>
          </table:table-cell>
          <table:table-cell office:value-type="string" calcext:value-type="string">
            <text:p>TestingExtra%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B73]/20" office:value-type="float" office:value="0.9" calcext:value-type="float">
            <text:p>0.9</text:p>
          </table:table-cell>
          <table:table-cell office:value-type="float" office:value="13870" calcext:value-type="float">
            <text:p>13870</text:p>
          </table:table-cell>
          <table:table-cell table:formula="of:=[.D73]/25819" office:value-type="float" office:value="0.537201285874743" calcext:value-type="float">
            <text:p>0.5372012859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B74]/20" office:value-type="float" office:value="0.95" calcext:value-type="float">
            <text:p>0.95</text:p>
          </table:table-cell>
          <table:table-cell office:value-type="float" office:value="14843" calcext:value-type="float">
            <text:p>14843</text:p>
          </table:table-cell>
          <table:table-cell table:formula="of:=[.D74]/25819" office:value-type="float" office:value="0.574886711336613" calcext:value-type="float">
            <text:p>0.5748867113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[.B75]/20" office:value-type="float" office:value="0.95" calcext:value-type="float">
            <text:p>0.95</text:p>
          </table:table-cell>
          <table:table-cell office:value-type="float" office:value="14749" calcext:value-type="float">
            <text:p>14749</text:p>
          </table:table-cell>
          <table:table-cell table:formula="of:=[.D75]/25819" office:value-type="float" office:value="0.571245981641427" calcext:value-type="float">
            <text:p>0.5712459816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formula="of:=[.B76]/20" office:value-type="float" office:value="0.95" calcext:value-type="float">
            <text:p>0.95</text:p>
          </table:table-cell>
          <table:table-cell office:value-type="float" office:value="12776" calcext:value-type="float">
            <text:p>12776</text:p>
          </table:table-cell>
          <table:table-cell table:formula="of:=[.D76]/25819" office:value-type="float" office:value="0.494829389209497" calcext:value-type="float">
            <text:p>0.4948293892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[.B77]/20" office:value-type="float" office:value="0.95" calcext:value-type="float">
            <text:p>0.95</text:p>
          </table:table-cell>
          <table:table-cell office:value-type="float" office:value="14722" calcext:value-type="float">
            <text:p>14722</text:p>
          </table:table-cell>
          <table:table-cell table:formula="of:=[.D77]/25819" office:value-type="float" office:value="0.570200240133235" calcext:value-type="float">
            <text:p>0.5702002401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B78]/20" office:value-type="float" office:value="0.95" calcext:value-type="float">
            <text:p>0.95</text:p>
          </table:table-cell>
          <table:table-cell office:value-type="float" office:value="13683" calcext:value-type="float">
            <text:p>13683</text:p>
          </table:table-cell>
          <table:table-cell table:formula="of:=[.D78]/25819" office:value-type="float" office:value="0.529958557651342" calcext:value-type="float">
            <text:p>0.5299585577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B79]/20" office:value-type="float" office:value="0.9" calcext:value-type="float">
            <text:p>0.9</text:p>
          </table:table-cell>
          <table:table-cell office:value-type="float" office:value="15088" calcext:value-type="float">
            <text:p>15088</text:p>
          </table:table-cell>
          <table:table-cell table:formula="of:=[.D79]/25819" office:value-type="float" office:value="0.584375847244278" calcext:value-type="float">
            <text:p>0.5843758472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[.B80]/20" office:value-type="float" office:value="0.95" calcext:value-type="float">
            <text:p>0.95</text:p>
          </table:table-cell>
          <table:table-cell office:value-type="float" office:value="13708" calcext:value-type="float">
            <text:p>13708</text:p>
          </table:table-cell>
          <table:table-cell table:formula="of:=[.D80]/25819" office:value-type="float" office:value="0.530926836825594" calcext:value-type="float">
            <text:p>0.5309268368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[.B81]/20" office:value-type="float" office:value="1" calcext:value-type="float">
            <text:p>1</text:p>
          </table:table-cell>
          <table:table-cell office:value-type="float" office:value="13606" calcext:value-type="float">
            <text:p>13606</text:p>
          </table:table-cell>
          <table:table-cell table:formula="of:=[.D81]/25819" office:value-type="float" office:value="0.526976257794647" calcext:value-type="float">
            <text:p>0.5269762578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82]/20" office:value-type="float" office:value="0.9" calcext:value-type="float">
            <text:p>0.9</text:p>
          </table:table-cell>
          <table:table-cell office:value-type="float" office:value="13231" calcext:value-type="float">
            <text:p>13231</text:p>
          </table:table-cell>
          <table:table-cell table:formula="of:=[.D82]/25819" office:value-type="float" office:value="0.512452070180875" calcext:value-type="float">
            <text:p>0.5124520702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83]/20" office:value-type="float" office:value="0.95" calcext:value-type="float">
            <text:p>0.95</text:p>
          </table:table-cell>
          <table:table-cell office:value-type="float" office:value="12879" calcext:value-type="float">
            <text:p>12879</text:p>
          </table:table-cell>
          <table:table-cell table:formula="of:=[.D83]/25819" office:value-type="float" office:value="0.498818699407413" calcext:value-type="float">
            <text:p>0.4988186994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84]/20" office:value-type="float" office:value="0.95" calcext:value-type="float">
            <text:p>0.95</text:p>
          </table:table-cell>
          <table:table-cell office:value-type="float" office:value="14348" calcext:value-type="float">
            <text:p>14348</text:p>
          </table:table-cell>
          <table:table-cell table:formula="of:=[.D84]/25819" office:value-type="float" office:value="0.555714783686432" calcext:value-type="float">
            <text:p>0.5557147837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[.B85]/20" office:value-type="float" office:value="0.9" calcext:value-type="float">
            <text:p>0.9</text:p>
          </table:table-cell>
          <table:table-cell office:value-type="float" office:value="14702" calcext:value-type="float">
            <text:p>14702</text:p>
          </table:table-cell>
          <table:table-cell table:formula="of:=[.D85]/25819" office:value-type="float" office:value="0.569425616793834" calcext:value-type="float">
            <text:p>0.5694256168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[.B86]/20" office:value-type="float" office:value="0.9" calcext:value-type="float">
            <text:p>0.9</text:p>
          </table:table-cell>
          <table:table-cell office:value-type="float" office:value="12824" calcext:value-type="float">
            <text:p>12824</text:p>
          </table:table-cell>
          <table:table-cell table:formula="of:=[.D86]/25819" office:value-type="float" office:value="0.49668848522406" calcext:value-type="float">
            <text:p>0.4966884852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[.B87]/20" office:value-type="float" office:value="0.95" calcext:value-type="float">
            <text:p>0.95</text:p>
          </table:table-cell>
          <table:table-cell office:value-type="float" office:value="12303" calcext:value-type="float">
            <text:p>12303</text:p>
          </table:table-cell>
          <table:table-cell table:formula="of:=[.D87]/25819" office:value-type="float" office:value="0.476509547232658" calcext:value-type="float">
            <text:p>0.4765095472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[.B88]/20" office:value-type="float" office:value="1" calcext:value-type="float">
            <text:p>1</text:p>
          </table:table-cell>
          <table:table-cell office:value-type="float" office:value="13356" calcext:value-type="float">
            <text:p>13356</text:p>
          </table:table-cell>
          <table:table-cell table:formula="of:=[.D88]/25819" office:value-type="float" office:value="0.517293466052132" calcext:value-type="float">
            <text:p>0.5172934661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[.B89]/20" office:value-type="float" office:value="1" calcext:value-type="float">
            <text:p>1</text:p>
          </table:table-cell>
          <table:table-cell office:value-type="float" office:value="12689" calcext:value-type="float">
            <text:p>12689</text:p>
          </table:table-cell>
          <table:table-cell table:formula="of:=[.D89]/25819" office:value-type="float" office:value="0.491459777683102" calcext:value-type="float">
            <text:p>0.4914597777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table:formula="of:=[.B90]/20" office:value-type="float" office:value="0.9" calcext:value-type="float">
            <text:p>0.9</text:p>
          </table:table-cell>
          <table:table-cell office:value-type="float" office:value="13435" calcext:value-type="float">
            <text:p>13435</text:p>
          </table:table-cell>
          <table:table-cell table:formula="of:=[.D90]/25819" office:value-type="float" office:value="0.520353228242767" calcext:value-type="float">
            <text:p>0.5203532282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table:formula="of:=[.B91]/20" office:value-type="float" office:value="0.95" calcext:value-type="float">
            <text:p>0.95</text:p>
          </table:table-cell>
          <table:table-cell office:value-type="float" office:value="13754" calcext:value-type="float">
            <text:p>13754</text:p>
          </table:table-cell>
          <table:table-cell table:formula="of:=[.D91]/25819" office:value-type="float" office:value="0.532708470506216" calcext:value-type="float">
            <text:p>0.5327084705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table:formula="of:=[.B92]/20" office:value-type="float" office:value="1" calcext:value-type="float">
            <text:p>1</text:p>
          </table:table-cell>
          <table:table-cell office:value-type="float" office:value="13916" calcext:value-type="float">
            <text:p>13916</text:p>
          </table:table-cell>
          <table:table-cell table:formula="of:=[.D92]/25819" office:value-type="float" office:value="0.538982919555366" calcext:value-type="float">
            <text:p>0.5389829196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vg</text:p>
          </table:table-cell>
          <table:table-cell table:formula="of:=SUM([.B73:.B92])/20" office:value-type="float" office:value="18.9" calcext:value-type="float">
            <text:p>18.9</text:p>
          </table:table-cell>
          <table:table-cell table:formula="of:=SUM([.C73:.C92])/20" office:value-type="float" office:value="0.945" calcext:value-type="float">
            <text:p>0.945</text:p>
          </table:table-cell>
          <table:table-cell table:formula="of:=SUM([.D73:.D92])/20" office:value-type="float" office:value="13724.1" calcext:value-type="float">
            <text:p>13724.1</text:p>
          </table:table-cell>
          <table:table-cell table:formula="of:=SUM([.E73:.E92])/20" office:value-type="float" office:value="0.531550408613811" calcext:value-type="float">
            <text:p>0.53155040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x</text:p>
          </table:table-cell>
          <table:table-cell table:formula="of:=SUBTOTAL(4; [.B73:.B92])" office:value-type="float" office:value="20" calcext:value-type="float">
            <text:p>20</text:p>
          </table:table-cell>
          <table:table-cell table:formula="of:=SUBTOTAL(4; [.C73:.C92])" office:value-type="float" office:value="1" calcext:value-type="float">
            <text:p>1</text:p>
          </table:table-cell>
          <table:table-cell table:formula="of:=SUBTOTAL(4; [.D73:.D92])" office:value-type="float" office:value="15088" calcext:value-type="float">
            <text:p>15088</text:p>
          </table:table-cell>
          <table:table-cell table:formula="of:=SUBTOTAL(4; [.E73:.E92])" office:value-type="float" office:value="0.584375847244278" calcext:value-type="float">
            <text:p>0.58437584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</text:p>
          </table:table-cell>
          <table:table-cell table:formula="of:=SUBTOTAL(5; [.B73:.B92])" office:value-type="float" office:value="18" calcext:value-type="float">
            <text:p>18</text:p>
          </table:table-cell>
          <table:table-cell table:formula="of:=SUBTOTAL(5; [.C73:.C92])" office:value-type="float" office:value="0.9" calcext:value-type="float">
            <text:p>0.9</text:p>
          </table:table-cell>
          <table:table-cell table:formula="of:=SUBTOTAL(5; [.D73:.D92])" office:value-type="float" office:value="12303" calcext:value-type="float">
            <text:p>12303</text:p>
          </table:table-cell>
          <table:table-cell table:formula="of:=SUBTOTAL(5; [.E73:.E92])" office:value-type="float" office:value="0.476509547232658" calcext:value-type="float">
            <text:p>0.4765095472</text:p>
          </table:table-cell>
          <table:table-cell table:number-columns-repeated="3"/>
        </table:table-row>
        <table:table-row table:style-name="ro2" table:number-rows-repeated="17">
          <table:table-cell table:number-columns-repeated="8"/>
        </table:table-row>
        <table:table-row table:style-name="ro2">
          <table:table-cell office:value-type="string" calcext:value-type="string">
            <text:p>Experimentation tim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p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AvgTime (s)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9.782" calcext:value-type="float">
            <text:p>29.782</text:p>
          </table:table-cell>
          <table:table-cell office:value-type="float" office:value="1315.53085" calcext:value-type="float">
            <text:p>1315.53085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50.737" calcext:value-type="float">
            <text:p>1350.737</text:p>
          </table:table-cell>
          <table:table-cell office:value-type="float" office:value="1315.53085" calcext:value-type="float">
            <text:p>1315.53085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3.915" calcext:value-type="float">
            <text:p>83.915</text:p>
          </table:table-cell>
          <table:table-cell office:value-type="float" office:value="1315.53085" calcext:value-type="float">
            <text:p>1315.53085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04.084" calcext:value-type="float">
            <text:p>9204.084</text:p>
          </table:table-cell>
          <table:table-cell office:value-type="float" office:value="1315.53085" calcext:value-type="float">
            <text:p>1315.53085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1.278" calcext:value-type="float">
            <text:p>101.278</text:p>
          </table:table-cell>
          <table:table-cell office:value-type="float" office:value="1315.53085" calcext:value-type="float">
            <text:p>1315.53085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55.6" calcext:value-type="float">
            <text:p>855.6</text:p>
          </table:table-cell>
          <table:table-cell office:value-type="float" office:value="1315.53085" calcext:value-type="float">
            <text:p>1315.53085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53.707" calcext:value-type="float">
            <text:p>253.707</text:p>
          </table:table-cell>
          <table:table-cell office:value-type="float" office:value="1315.53085" calcext:value-type="float">
            <text:p>1315.53085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4.337" calcext:value-type="float">
            <text:p>24.337</text:p>
          </table:table-cell>
          <table:table-cell office:value-type="float" office:value="1315.53085" calcext:value-type="float">
            <text:p>1315.53085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5.887" calcext:value-type="float">
            <text:p>35.887</text:p>
          </table:table-cell>
          <table:table-cell office:value-type="float" office:value="1315.53085" calcext:value-type="float">
            <text:p>1315.53085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1.382" calcext:value-type="float">
            <text:p>31.382</text:p>
          </table:table-cell>
          <table:table-cell office:value-type="float" office:value="1315.53085" calcext:value-type="float">
            <text:p>1315.53085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5.71" calcext:value-type="float">
            <text:p>75.71</text:p>
          </table:table-cell>
          <table:table-cell office:value-type="float" office:value="1315.53085" calcext:value-type="float">
            <text:p>1315.53085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3.773" calcext:value-type="float">
            <text:p>33.773</text:p>
          </table:table-cell>
          <table:table-cell office:value-type="float" office:value="1315.53085" calcext:value-type="float">
            <text:p>1315.53085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0250.88" calcext:value-type="float">
            <text:p>10250.88</text:p>
          </table:table-cell>
          <table:table-cell office:value-type="float" office:value="1315.53085" calcext:value-type="float">
            <text:p>1315.53085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6.907" calcext:value-type="float">
            <text:p>56.907</text:p>
          </table:table-cell>
          <table:table-cell office:value-type="float" office:value="1315.53085" calcext:value-type="float">
            <text:p>1315.53085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7.219" calcext:value-type="float">
            <text:p>37.219</text:p>
          </table:table-cell>
          <table:table-cell office:value-type="float" office:value="1315.53085" calcext:value-type="float">
            <text:p>1315.53085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1.309" calcext:value-type="float">
            <text:p>21.309</text:p>
          </table:table-cell>
          <table:table-cell office:value-type="float" office:value="1315.53085" calcext:value-type="float">
            <text:p>1315.53085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4.733" calcext:value-type="float">
            <text:p>14.733</text:p>
          </table:table-cell>
          <table:table-cell office:value-type="float" office:value="1315.53085" calcext:value-type="float">
            <text:p>1315.53085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452.241" calcext:value-type="float">
            <text:p>1452.241</text:p>
          </table:table-cell>
          <table:table-cell office:value-type="float" office:value="1315.53085" calcext:value-type="float">
            <text:p>1315.53085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380.324" calcext:value-type="float">
            <text:p>2380.324</text:p>
          </table:table-cell>
          <table:table-cell office:value-type="float" office:value="1315.53085" calcext:value-type="float">
            <text:p>1315.53085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6.812" calcext:value-type="float">
            <text:p>16.812</text:p>
          </table:table-cell>
          <table:table-cell office:value-type="float" office:value="1315.53085" calcext:value-type="float">
            <text:p>1315.53085</text:p>
          </table:table-cell>
          <table:table-cell table:number-columns-repeated="5"/>
        </table:table-row>
      </table:table>
      <table:table table:name="IonosphereD" table:style-name="ta1">
        <table:shapes>
          <draw:frame draw:z-index="0" draw:style-name="gr1" draw:text-style-name="P1" svg:width="6.2988in" svg:height="3.5429in" svg:x="2.8039in" svg:y="1.3591in">
            <draw:object draw:notify-on-update-of-ranges="IonosphereD.A4:IonosphereD.A37 IonosphereD.B3:IonosphereD.B3 IonosphereD.B4:IonosphereD.B37" xlink:href="./Object 54" xlink:type="simple" xlink:show="embed" xlink:actuate="onLoad"/>
            <draw:image xlink:href="./ObjectReplacements/Object 54" xlink:type="simple" xlink:show="embed" xlink:actuate="onLoad"/>
          </draw:frame>
          <draw:frame draw:z-index="1" draw:style-name="gr1" draw:text-style-name="P1" svg:width="6.2988in" svg:height="3.5429in" svg:x="4.4445in" svg:y="8.0138in">
            <draw:object draw:notify-on-update-of-ranges="IonosphereD.A41:IonosphereD.A74 IonosphereD.B40:IonosphereD.B40 IonosphereD.B41:IonosphereD.B74 IonosphereD.A41:IonosphereD.A74 IonosphereD.C40:IonosphereD.C40 IonosphereD.C41:IonosphereD.C74 IonosphereD.A41:IonosphereD.A74 IonosphereD.D40:IonosphereD.D40 IonosphereD.D41:IonosphereD.D74 IonosphereD.A41:IonosphereD.A74 IonosphereD.E40:IonosphereD.E40 IonosphereD.E41:IonosphereD.E74" xlink:href="./Object 55" xlink:type="simple" xlink:show="embed" xlink:actuate="onLoad"/>
            <draw:image xlink:href="./ObjectReplacements/Object 55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32" table:default-cell-style-name="Default"/>
        <table:table-row table:style-name="ro1">
          <table:table-cell table:style-name="ce4" office:value-type="string" calcext:value-type="string" table:number-columns-spanned="8" table:number-rows-spanned="1">
            <text:p><text:span text:style-name="T2">IonosphereDownsampled, MaxLearn, UIUP PLP-trees (Training: x examples, TestingExtra: all examples except the training x)</text:span></text:p>
            <text:p><text:span text:style-name="T2">#Attributes: 15</text:span></text:p>
            <text:p><text:span text:style-name="T2">#Outcomes: 218</text:span></text:p>
            <text:p><text:span text:style-name="T2">#Users: 1</text:span></text:p>
            <text:p><text:span text:style-name="T2">#Examples: 11856</text:span></text:p>
          </table:table-cell>
          <table:covered-table-cell table:number-columns-repeated="7"/>
        </table:table-row>
        <table:table-row table:style-name="ro2">
          <table:table-cell office:value-type="string" calcext:value-type="string">
            <text:p>Experimentation tim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ampleSize</text:p>
          </table:table-cell>
          <table:table-cell office:value-type="string" calcext:value-type="string">
            <text:p>Time (s)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3464" calcext:value-type="float">
            <text:p>0.3464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3581" calcext:value-type="float">
            <text:p>0.3581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3496" calcext:value-type="float">
            <text:p>0.3496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3748" calcext:value-type="float">
            <text:p>0.3748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3754" calcext:value-type="float">
            <text:p>0.3754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3795" calcext:value-type="float">
            <text:p>0.3795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3969" calcext:value-type="float">
            <text:p>0.3969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4076" calcext:value-type="float">
            <text:p>0.4076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415" calcext:value-type="float">
            <text:p>0.415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149" calcext:value-type="float">
            <text:p>0.5149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.884" calcext:value-type="float">
            <text:p>1.884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.9246" calcext:value-type="float">
            <text:p>3.9246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6.5445" calcext:value-type="float">
            <text:p>6.5445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8.7863" calcext:value-type="float">
            <text:p>8.7863</text:p>
          </table:table-cell>
          <table:table-cell table:number-columns-repeated="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4.1908" calcext:value-type="float">
            <text:p>14.1908</text:p>
          </table:table-cell>
          <table:table-cell table:number-columns-repeated="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20.8482" calcext:value-type="float">
            <text:p>20.8482</text:p>
          </table:table-cell>
          <table:table-cell table:number-columns-repeated="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9.8064" calcext:value-type="float">
            <text:p>19.8064</text:p>
          </table:table-cell>
          <table:table-cell table:number-columns-repeated="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26.5042" calcext:value-type="float">
            <text:p>26.5042</text:p>
          </table:table-cell>
          <table:table-cell table:number-columns-repeated="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49.9148" calcext:value-type="float">
            <text:p>49.9148</text:p>
          </table:table-cell>
          <table:table-cell table:number-columns-repeated="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33.1226" calcext:value-type="float">
            <text:p>33.1226</text:p>
          </table:table-cell>
          <table:table-cell table:number-columns-repeated="6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46.8891" calcext:value-type="float">
            <text:p>46.8891</text:p>
          </table:table-cell>
          <table:table-cell table:number-columns-repeated="6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50.4727" calcext:value-type="float">
            <text:p>50.4727</text:p>
          </table:table-cell>
          <table:table-cell table:number-columns-repeated="6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79.9291" calcext:value-type="float">
            <text:p>79.9291</text:p>
          </table:table-cell>
          <table:table-cell table:number-columns-repeated="6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5.5158" calcext:value-type="float">
            <text:p>75.5158</text:p>
          </table:table-cell>
          <table:table-cell table:number-columns-repeated="6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99.3014" calcext:value-type="float">
            <text:p>99.3014</text:p>
          </table:table-cell>
          <table:table-cell table:number-columns-repeated="6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152.2889" calcext:value-type="float">
            <text:p>152.2889</text:p>
          </table:table-cell>
          <table:table-cell table:number-columns-repeated="6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40.98" calcext:value-type="float">
            <text:p>140.98</text:p>
          </table:table-cell>
          <table:table-cell table:number-columns-repeated="6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257.6847" calcext:value-type="float">
            <text:p>257.6847</text:p>
          </table:table-cell>
          <table:table-cell table:number-columns-repeated="6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299.4595" calcext:value-type="float">
            <text:p>299.4595</text:p>
          </table:table-cell>
          <table:table-cell table:number-columns-repeated="6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325.1015" calcext:value-type="float">
            <text:p>325.1015</text:p>
          </table:table-cell>
          <table:table-cell table:number-columns-repeated="6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306.0498" calcext:value-type="float">
            <text:p>306.0498</text:p>
          </table:table-cell>
          <table:table-cell table:number-columns-repeated="6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383.1479" calcext:value-type="float">
            <text:p>383.1479</text:p>
          </table:table-cell>
          <table:table-cell table:number-columns-repeated="6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425.2343" calcext:value-type="float">
            <text:p>425.2343</text:p>
          </table:table-cell>
          <table:table-cell table:number-columns-repeated="6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08.3238" calcext:value-type="float">
            <text:p>408.3238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SampleSize</text:p>
          </table:table-cell>
          <table:table-cell office:value-type="string" calcext:value-type="string">
            <text:p>X-Training%</text:p>
          </table:table-cell>
          <table:table-cell office:value-type="string" calcext:value-type="string">
            <text:p>X-Testing%</text:p>
          </table:table-cell>
          <table:table-cell office:value-type="string" calcext:value-type="string">
            <text:p>MH-Training%</text:p>
          </table:table-cell>
          <table:table-cell office:value-type="string" calcext:value-type="string">
            <text:p>MH-TestingExtra%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51743" calcext:value-type="float">
            <text:p>0.51743</text:p>
          </table:table-cell>
          <table:table-cell office:value-type="float" office:value="1" calcext:value-type="float">
            <text:p>1</text:p>
          </table:table-cell>
          <table:table-cell office:value-type="float" office:value="0.314302" calcext:value-type="float">
            <text:p>0.31430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4968" calcext:value-type="float">
            <text:p>0.54968</text:p>
          </table:table-cell>
          <table:table-cell office:value-type="float" office:value="0.95" calcext:value-type="float">
            <text:p>0.95</text:p>
          </table:table-cell>
          <table:table-cell office:value-type="float" office:value="0.364814" calcext:value-type="float">
            <text:p>0.364814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0815" calcext:value-type="float">
            <text:p>0.60815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37291" calcext:value-type="float">
            <text:p>0.37291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9634" calcext:value-type="float">
            <text:p>0.5963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413479" calcext:value-type="float">
            <text:p>0.413479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628275" calcext:value-type="float">
            <text:p>0.628275</text:p>
          </table:table-cell>
          <table:table-cell office:value-type="float" office:value="0.91" calcext:value-type="float">
            <text:p>0.91</text:p>
          </table:table-cell>
          <table:table-cell office:value-type="float" office:value="0.431892" calcext:value-type="float">
            <text:p>0.431892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3722" calcext:value-type="float">
            <text:p>0.63722</text:p>
          </table:table-cell>
          <table:table-cell office:value-type="float" office:value="0.908333" calcext:value-type="float">
            <text:p>0.908333</text:p>
          </table:table-cell>
          <table:table-cell office:value-type="float" office:value="0.468962" calcext:value-type="float">
            <text:p>0.468962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620645" calcext:value-type="float">
            <text:p>0.620645</text:p>
          </table:table-cell>
          <table:table-cell office:value-type="float" office:value="0.907143" calcext:value-type="float">
            <text:p>0.907143</text:p>
          </table:table-cell>
          <table:table-cell office:value-type="float" office:value="0.497903" calcext:value-type="float">
            <text:p>0.497903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66231" calcext:value-type="float">
            <text:p>0.66231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515154" calcext:value-type="float">
            <text:p>0.515154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70735" calcext:value-type="float">
            <text:p>0.70735</text:p>
          </table:table-cell>
          <table:table-cell office:value-type="float" office:value="0.922222" calcext:value-type="float">
            <text:p>0.922222</text:p>
          </table:table-cell>
          <table:table-cell office:value-type="float" office:value="0.587056" calcext:value-type="float">
            <text:p>0.587056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66652" calcext:value-type="float">
            <text:p>0.66652</text:p>
          </table:table-cell>
          <table:table-cell office:value-type="float" office:value="0.915" calcext:value-type="float">
            <text:p>0.915</text:p>
          </table:table-cell>
          <table:table-cell office:value-type="float" office:value="0.584847" calcext:value-type="float">
            <text:p>0.584847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985" calcext:value-type="float">
            <text:p>0.985</text:p>
          </table:table-cell>
          <table:table-cell office:value-type="float" office:value="0.752835" calcext:value-type="float">
            <text:p>0.752835</text:p>
          </table:table-cell>
          <table:table-cell office:value-type="float" office:value="0.88" calcext:value-type="float">
            <text:p>0.88</text:p>
          </table:table-cell>
          <table:table-cell office:value-type="float" office:value="0.626132" calcext:value-type="float">
            <text:p>0.626132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973333" calcext:value-type="float">
            <text:p>0.973333</text:p>
          </table:table-cell>
          <table:table-cell office:value-type="float" office:value="0.78195" calcext:value-type="float">
            <text:p>0.78195</text:p>
          </table:table-cell>
          <table:table-cell office:value-type="float" office:value="0.86" calcext:value-type="float">
            <text:p>0.86</text:p>
          </table:table-cell>
          <table:table-cell office:value-type="float" office:value="0.676962" calcext:value-type="float">
            <text:p>0.676962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95625" calcext:value-type="float">
            <text:p>0.95625</text:p>
          </table:table-cell>
          <table:table-cell office:value-type="float" office:value="0.79116" calcext:value-type="float">
            <text:p>0.79116</text:p>
          </table:table-cell>
          <table:table-cell office:value-type="float" office:value="0.87125" calcext:value-type="float">
            <text:p>0.87125</text:p>
          </table:table-cell>
          <table:table-cell office:value-type="float" office:value="0.717658" calcext:value-type="float">
            <text:p>0.717658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95" calcext:value-type="float">
            <text:p>0.95</text:p>
          </table:table-cell>
          <table:table-cell office:value-type="float" office:value="0.807475" calcext:value-type="float">
            <text:p>0.807475</text:p>
          </table:table-cell>
          <table:table-cell office:value-type="float" office:value="0.831" calcext:value-type="float">
            <text:p>0.831</text:p>
          </table:table-cell>
          <table:table-cell office:value-type="float" office:value="0.706052" calcext:value-type="float">
            <text:p>0.706052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939167" calcext:value-type="float">
            <text:p>0.939167</text:p>
          </table:table-cell>
          <table:table-cell office:value-type="float" office:value="0.819645" calcext:value-type="float">
            <text:p>0.819645</text:p>
          </table:table-cell>
          <table:table-cell office:value-type="float" office:value="0.803333" calcext:value-type="float">
            <text:p>0.803333</text:p>
          </table:table-cell>
          <table:table-cell office:value-type="float" office:value="0.702844" calcext:value-type="float">
            <text:p>0.702844</text:p>
          </table:table-cell>
          <table:table-cell table:number-columns-repeated="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937857" calcext:value-type="float">
            <text:p>0.937857</text:p>
          </table:table-cell>
          <table:table-cell office:value-type="float" office:value="0.82576" calcext:value-type="float">
            <text:p>0.82576</text:p>
          </table:table-cell>
          <table:table-cell office:value-type="float" office:value="0.833571" calcext:value-type="float">
            <text:p>0.833571</text:p>
          </table:table-cell>
          <table:table-cell office:value-type="float" office:value="0.743403" calcext:value-type="float">
            <text:p>0.743403</text:p>
          </table:table-cell>
          <table:table-cell table:number-columns-repeated="3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94375" calcext:value-type="float">
            <text:p>0.94375</text:p>
          </table:table-cell>
          <table:table-cell office:value-type="float" office:value="0.81911" calcext:value-type="float">
            <text:p>0.81911</text:p>
          </table:table-cell>
          <table:table-cell office:value-type="float" office:value="0.815625" calcext:value-type="float">
            <text:p>0.815625</text:p>
          </table:table-cell>
          <table:table-cell office:value-type="float" office:value="0.730155" calcext:value-type="float">
            <text:p>0.730155</text:p>
          </table:table-cell>
          <table:table-cell table:number-columns-repeated="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929444" calcext:value-type="float">
            <text:p>0.929444</text:p>
          </table:table-cell>
          <table:table-cell office:value-type="float" office:value="0.82432" calcext:value-type="float">
            <text:p>0.82432</text:p>
          </table:table-cell>
          <table:table-cell office:value-type="float" office:value="0.847778" calcext:value-type="float">
            <text:p>0.847778</text:p>
          </table:table-cell>
          <table:table-cell office:value-type="float" office:value="0.752295" calcext:value-type="float">
            <text:p>0.752295</text:p>
          </table:table-cell>
          <table:table-cell table:number-columns-repeated="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9325" calcext:value-type="float">
            <text:p>0.9325</text:p>
          </table:table-cell>
          <table:table-cell office:value-type="float" office:value="0.833565" calcext:value-type="float">
            <text:p>0.833565</text:p>
          </table:table-cell>
          <table:table-cell office:value-type="float" office:value="0.824" calcext:value-type="float">
            <text:p>0.824</text:p>
          </table:table-cell>
          <table:table-cell office:value-type="float" office:value="0.739342" calcext:value-type="float">
            <text:p>0.739342</text:p>
          </table:table-cell>
          <table:table-cell table:number-columns-repeated="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.928636" calcext:value-type="float">
            <text:p>0.928636</text:p>
          </table:table-cell>
          <table:table-cell office:value-type="float" office:value="0.830755" calcext:value-type="float">
            <text:p>0.830755</text:p>
          </table:table-cell>
          <table:table-cell office:value-type="float" office:value="0.808636" calcext:value-type="float">
            <text:p>0.808636</text:p>
          </table:table-cell>
          <table:table-cell office:value-type="float" office:value="0.752839" calcext:value-type="float">
            <text:p>0.752839</text:p>
          </table:table-cell>
          <table:table-cell table:number-columns-repeated="3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92125" calcext:value-type="float">
            <text:p>0.92125</text:p>
          </table:table-cell>
          <table:table-cell office:value-type="float" office:value="0.834625" calcext:value-type="float">
            <text:p>0.834625</text:p>
          </table:table-cell>
          <table:table-cell office:value-type="float" office:value="0.825417" calcext:value-type="float">
            <text:p>0.825417</text:p>
          </table:table-cell>
          <table:table-cell office:value-type="float" office:value="0.757971" calcext:value-type="float">
            <text:p>0.757971</text:p>
          </table:table-cell>
          <table:table-cell table:number-columns-repeated="3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0.919615" calcext:value-type="float">
            <text:p>0.919615</text:p>
          </table:table-cell>
          <table:table-cell office:value-type="float" office:value="0.83938" calcext:value-type="float">
            <text:p>0.83938</text:p>
          </table:table-cell>
          <table:table-cell office:value-type="float" office:value="0.815" calcext:value-type="float">
            <text:p>0.815</text:p>
          </table:table-cell>
          <table:table-cell office:value-type="float" office:value="0.745898" calcext:value-type="float">
            <text:p>0.745898</text:p>
          </table:table-cell>
          <table:table-cell table:number-columns-repeated="3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0.921429" calcext:value-type="float">
            <text:p>0.921429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838214" calcext:value-type="float">
            <text:p>0.838214</text:p>
          </table:table-cell>
          <table:table-cell office:value-type="float" office:value="0.754951" calcext:value-type="float">
            <text:p>0.754951</text:p>
          </table:table-cell>
          <table:table-cell table:number-columns-repeated="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.925333" calcext:value-type="float">
            <text:p>0.925333</text:p>
          </table:table-cell>
          <table:table-cell office:value-type="float" office:value="0.84238" calcext:value-type="float">
            <text:p>0.84238</text:p>
          </table:table-cell>
          <table:table-cell office:value-type="float" office:value="0.82" calcext:value-type="float">
            <text:p>0.82</text:p>
          </table:table-cell>
          <table:table-cell office:value-type="float" office:value="0.760665" calcext:value-type="float">
            <text:p>0.760665</text:p>
          </table:table-cell>
          <table:table-cell table:number-columns-repeated="3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0.913125" calcext:value-type="float">
            <text:p>0.913125</text:p>
          </table:table-cell>
          <table:table-cell office:value-type="float" office:value="0.847175" calcext:value-type="float">
            <text:p>0.847175</text:p>
          </table:table-cell>
          <table:table-cell office:value-type="float" office:value="0.82" calcext:value-type="float">
            <text:p>0.82</text:p>
          </table:table-cell>
          <table:table-cell office:value-type="float" office:value="0.767613" calcext:value-type="float">
            <text:p>0.767613</text:p>
          </table:table-cell>
          <table:table-cell table:number-columns-repeated="3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0.911471" calcext:value-type="float">
            <text:p>0.911471</text:p>
          </table:table-cell>
          <table:table-cell office:value-type="float" office:value="0.839005" calcext:value-type="float">
            <text:p>0.839005</text:p>
          </table:table-cell>
          <table:table-cell office:value-type="float" office:value="0.823529" calcext:value-type="float">
            <text:p>0.823529</text:p>
          </table:table-cell>
          <table:table-cell office:value-type="float" office:value="0.756683" calcext:value-type="float">
            <text:p>0.756683</text:p>
          </table:table-cell>
          <table:table-cell table:number-columns-repeated="3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0.911667" calcext:value-type="float">
            <text:p>0.911667</text:p>
          </table:table-cell>
          <table:table-cell office:value-type="float" office:value="0.855415" calcext:value-type="float">
            <text:p>0.855415</text:p>
          </table:table-cell>
          <table:table-cell office:value-type="float" office:value="0.829167" calcext:value-type="float">
            <text:p>0.829167</text:p>
          </table:table-cell>
          <table:table-cell office:value-type="float" office:value="0.776996" calcext:value-type="float">
            <text:p>0.776996</text:p>
          </table:table-cell>
          <table:table-cell table:number-columns-repeated="3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0.912632" calcext:value-type="float">
            <text:p>0.912632</text:p>
          </table:table-cell>
          <table:table-cell office:value-type="float" office:value="0.846985" calcext:value-type="float">
            <text:p>0.846985</text:p>
          </table:table-cell>
          <table:table-cell office:value-type="float" office:value="0.822368" calcext:value-type="float">
            <text:p>0.822368</text:p>
          </table:table-cell>
          <table:table-cell office:value-type="float" office:value="0.76726" calcext:value-type="float">
            <text:p>0.76726</text:p>
          </table:table-cell>
          <table:table-cell table:number-columns-repeated="3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90825" calcext:value-type="float">
            <text:p>0.90825</text:p>
          </table:table-cell>
          <table:table-cell office:value-type="float" office:value="0.849765" calcext:value-type="float">
            <text:p>0.849765</text:p>
          </table:table-cell>
          <table:table-cell office:value-type="float" office:value="0.81975" calcext:value-type="float">
            <text:p>0.81975</text:p>
          </table:table-cell>
          <table:table-cell office:value-type="float" office:value="0.765631" calcext:value-type="float">
            <text:p>0.765631</text:p>
          </table:table-cell>
          <table:table-cell table:number-columns-repeated="3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0.911191" calcext:value-type="float">
            <text:p>0.911191</text:p>
          </table:table-cell>
          <table:table-cell office:value-type="float" office:value="0.849755" calcext:value-type="float">
            <text:p>0.849755</text:p>
          </table:table-cell>
          <table:table-cell office:value-type="float" office:value="0.820952" calcext:value-type="float">
            <text:p>0.820952</text:p>
          </table:table-cell>
          <table:table-cell office:value-type="float" office:value="0.766224" calcext:value-type="float">
            <text:p>0.766224</text:p>
          </table:table-cell>
          <table:table-cell table:number-columns-repeated="3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0.900682" calcext:value-type="float">
            <text:p>0.900682</text:p>
          </table:table-cell>
          <table:table-cell office:value-type="float" office:value="0.850835" calcext:value-type="float">
            <text:p>0.850835</text:p>
          </table:table-cell>
          <table:table-cell office:value-type="float" office:value="0.817727" calcext:value-type="float">
            <text:p>0.817727</text:p>
          </table:table-cell>
          <table:table-cell office:value-type="float" office:value="0.767871" calcext:value-type="float">
            <text:p>0.767871</text:p>
          </table:table-cell>
          <table:table-cell table:number-columns-repeated="3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0.901957" calcext:value-type="float">
            <text:p>0.901957</text:p>
          </table:table-cell>
          <table:table-cell office:value-type="float" office:value="0.857085" calcext:value-type="float">
            <text:p>0.857085</text:p>
          </table:table-cell>
          <table:table-cell office:value-type="float" office:value="0.817391" calcext:value-type="float">
            <text:p>0.817391</text:p>
          </table:table-cell>
          <table:table-cell office:value-type="float" office:value="0.775344" calcext:value-type="float">
            <text:p>0.775344</text:p>
          </table:table-cell>
          <table:table-cell table:number-columns-repeated="3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0.906042" calcext:value-type="float">
            <text:p>0.906042</text:p>
          </table:table-cell>
          <table:table-cell office:value-type="float" office:value="0.849445" calcext:value-type="float">
            <text:p>0.849445</text:p>
          </table:table-cell>
          <table:table-cell office:value-type="float" office:value="0.810417" calcext:value-type="float">
            <text:p>0.810417</text:p>
          </table:table-cell>
          <table:table-cell office:value-type="float" office:value="0.776864" calcext:value-type="float">
            <text:p>0.776864</text:p>
          </table:table-cell>
          <table:table-cell table:number-columns-repeated="3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851825" calcext:value-type="float">
            <text:p>0.851825</text:p>
          </table:table-cell>
          <table:table-cell office:value-type="float" office:value="0.816" calcext:value-type="float">
            <text:p>0.816</text:p>
          </table:table-cell>
          <table:table-cell office:value-type="float" office:value="0.779269" calcext:value-type="float">
            <text:p>0.779269</text:p>
          </table:table-cell>
          <table:table-cell table:number-columns-repeated="3"/>
        </table:table-row>
        <table:table-row table:style-name="ro2" table:number-rows-repeated="4">
          <table:table-cell table:number-columns-repeated="8"/>
        </table:table-row>
        <table:table-row table:style-name="ro2">
          <table:table-cell office:value-type="string" calcext:value-type="string">
            <text:p>M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ampleSize</text:p>
          </table:table-cell>
          <table:table-cell office:value-type="string" calcext:value-type="string">
            <text:p>Training%</text:p>
          </table:table-cell>
          <table:table-cell office:value-type="string" calcext:value-type="string">
            <text:p>TestingExtra%</text:p>
          </table:table-cell>
          <table:table-cell office:value-type="string" calcext:value-type="string">
            <text:p>TrainingTime(s)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314302" calcext:value-type="float">
            <text:p>0.314302</text:p>
          </table:table-cell>
          <table:table-cell office:value-type="float" office:value="0.0001037" calcext:value-type="float">
            <text:p>0.0001037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364814" calcext:value-type="float">
            <text:p>0.364814</text:p>
          </table:table-cell>
          <table:table-cell office:value-type="float" office:value="0.00014365" calcext:value-type="float">
            <text:p>0.00014365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37291" calcext:value-type="float">
            <text:p>0.37291</text:p>
          </table:table-cell>
          <table:table-cell office:value-type="float" office:value="0.00017685" calcext:value-type="float">
            <text:p>0.00017685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413479" calcext:value-type="float">
            <text:p>0.413479</text:p>
          </table:table-cell>
          <table:table-cell office:value-type="float" office:value="0.00017885" calcext:value-type="float">
            <text:p>0.00017885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91" calcext:value-type="float">
            <text:p>0.91</text:p>
          </table:table-cell>
          <table:table-cell office:value-type="float" office:value="0.431892" calcext:value-type="float">
            <text:p>0.431892</text:p>
          </table:table-cell>
          <table:table-cell office:value-type="float" office:value="0.00024175" calcext:value-type="float">
            <text:p>0.00024175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908333" calcext:value-type="float">
            <text:p>0.908333</text:p>
          </table:table-cell>
          <table:table-cell office:value-type="float" office:value="0.468962" calcext:value-type="float">
            <text:p>0.468962</text:p>
          </table:table-cell>
          <table:table-cell office:value-type="float" office:value="0.0002726" calcext:value-type="float">
            <text:p>0.0002726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907143" calcext:value-type="float">
            <text:p>0.907143</text:p>
          </table:table-cell>
          <table:table-cell office:value-type="float" office:value="0.497903" calcext:value-type="float">
            <text:p>0.497903</text:p>
          </table:table-cell>
          <table:table-cell office:value-type="float" office:value="0.0002938" calcext:value-type="float">
            <text:p>0.0002938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515154" calcext:value-type="float">
            <text:p>0.515154</text:p>
          </table:table-cell>
          <table:table-cell office:value-type="float" office:value="0.0003269" calcext:value-type="float">
            <text:p>0.0003269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922222" calcext:value-type="float">
            <text:p>0.922222</text:p>
          </table:table-cell>
          <table:table-cell office:value-type="float" office:value="0.587056" calcext:value-type="float">
            <text:p>0.587056</text:p>
          </table:table-cell>
          <table:table-cell office:value-type="float" office:value="0.00038875" calcext:value-type="float">
            <text:p>0.00038875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915" calcext:value-type="float">
            <text:p>0.915</text:p>
          </table:table-cell>
          <table:table-cell office:value-type="float" office:value="0.584847" calcext:value-type="float">
            <text:p>0.584847</text:p>
          </table:table-cell>
          <table:table-cell office:value-type="float" office:value="0.00036835" calcext:value-type="float">
            <text:p>0.00036835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8" calcext:value-type="float">
            <text:p>0.88</text:p>
          </table:table-cell>
          <table:table-cell office:value-type="float" office:value="0.626132" calcext:value-type="float">
            <text:p>0.626132</text:p>
          </table:table-cell>
          <table:table-cell office:value-type="float" office:value="0.0005246" calcext:value-type="float">
            <text:p>0.0005246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86" calcext:value-type="float">
            <text:p>0.86</text:p>
          </table:table-cell>
          <table:table-cell office:value-type="float" office:value="0.676962" calcext:value-type="float">
            <text:p>0.676962</text:p>
          </table:table-cell>
          <table:table-cell office:value-type="float" office:value="0.0007255" calcext:value-type="float">
            <text:p>0.0007255</text:p>
          </table:table-cell>
          <table:table-cell table:number-columns-repeated="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87125" calcext:value-type="float">
            <text:p>0.87125</text:p>
          </table:table-cell>
          <table:table-cell office:value-type="float" office:value="0.717658" calcext:value-type="float">
            <text:p>0.717658</text:p>
          </table:table-cell>
          <table:table-cell office:value-type="float" office:value="0.000785" calcext:value-type="float">
            <text:p>0.000785</text:p>
          </table:table-cell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831" calcext:value-type="float">
            <text:p>0.831</text:p>
          </table:table-cell>
          <table:table-cell office:value-type="float" office:value="0.706052" calcext:value-type="float">
            <text:p>0.706052</text:p>
          </table:table-cell>
          <table:table-cell office:value-type="float" office:value="0.0009944" calcext:value-type="float">
            <text:p>0.0009944</text:p>
          </table:table-cell>
          <table:table-cell table:number-columns-repeated="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803333" calcext:value-type="float">
            <text:p>0.803333</text:p>
          </table:table-cell>
          <table:table-cell office:value-type="float" office:value="0.702844" calcext:value-type="float">
            <text:p>0.702844</text:p>
          </table:table-cell>
          <table:table-cell office:value-type="float" office:value="0.0014042" calcext:value-type="float">
            <text:p>0.0014042</text:p>
          </table:table-cell>
          <table:table-cell table:number-columns-repeated="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833571" calcext:value-type="float">
            <text:p>0.833571</text:p>
          </table:table-cell>
          <table:table-cell office:value-type="float" office:value="0.743403" calcext:value-type="float">
            <text:p>0.743403</text:p>
          </table:table-cell>
          <table:table-cell office:value-type="float" office:value="0.0014571" calcext:value-type="float">
            <text:p>0.0014571</text:p>
          </table:table-cell>
          <table:table-cell table:number-columns-repeated="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815625" calcext:value-type="float">
            <text:p>0.815625</text:p>
          </table:table-cell>
          <table:table-cell office:value-type="float" office:value="0.730155" calcext:value-type="float">
            <text:p>0.730155</text:p>
          </table:table-cell>
          <table:table-cell office:value-type="float" office:value="0.0017271" calcext:value-type="float">
            <text:p>0.0017271</text:p>
          </table:table-cell>
          <table:table-cell table:number-columns-repeated="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847778" calcext:value-type="float">
            <text:p>0.847778</text:p>
          </table:table-cell>
          <table:table-cell office:value-type="float" office:value="0.752295" calcext:value-type="float">
            <text:p>0.752295</text:p>
          </table:table-cell>
          <table:table-cell office:value-type="float" office:value="0.0018056" calcext:value-type="float">
            <text:p>0.0018056</text:p>
          </table:table-cell>
          <table:table-cell table:number-columns-repeated="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824" calcext:value-type="float">
            <text:p>0.824</text:p>
          </table:table-cell>
          <table:table-cell office:value-type="float" office:value="0.739342" calcext:value-type="float">
            <text:p>0.739342</text:p>
          </table:table-cell>
          <table:table-cell office:value-type="float" office:value="0.00218985" calcext:value-type="float">
            <text:p>0.00218985</text:p>
          </table:table-cell>
          <table:table-cell table:number-columns-repeated="4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.808636" calcext:value-type="float">
            <text:p>0.808636</text:p>
          </table:table-cell>
          <table:table-cell office:value-type="float" office:value="0.752839" calcext:value-type="float">
            <text:p>0.752839</text:p>
          </table:table-cell>
          <table:table-cell office:value-type="float" office:value="0.00252505" calcext:value-type="float">
            <text:p>0.00252505</text:p>
          </table:table-cell>
          <table:table-cell table:number-columns-repeated="4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825417" calcext:value-type="float">
            <text:p>0.825417</text:p>
          </table:table-cell>
          <table:table-cell office:value-type="float" office:value="0.757971" calcext:value-type="float">
            <text:p>0.757971</text:p>
          </table:table-cell>
          <table:table-cell office:value-type="float" office:value="0.0027127" calcext:value-type="float">
            <text:p>0.0027127</text:p>
          </table:table-cell>
          <table:table-cell table:number-columns-repeated="4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0.815" calcext:value-type="float">
            <text:p>0.815</text:p>
          </table:table-cell>
          <table:table-cell office:value-type="float" office:value="0.745898" calcext:value-type="float">
            <text:p>0.745898</text:p>
          </table:table-cell>
          <table:table-cell office:value-type="float" office:value="0.00331955" calcext:value-type="float">
            <text:p>0.00331955</text:p>
          </table:table-cell>
          <table:table-cell table:number-columns-repeated="4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0.838214" calcext:value-type="float">
            <text:p>0.838214</text:p>
          </table:table-cell>
          <table:table-cell office:value-type="float" office:value="0.754951" calcext:value-type="float">
            <text:p>0.754951</text:p>
          </table:table-cell>
          <table:table-cell office:value-type="float" office:value="0.0032793" calcext:value-type="float">
            <text:p>0.0032793</text:p>
          </table:table-cell>
          <table:table-cell table:number-columns-repeated="4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.82" calcext:value-type="float">
            <text:p>0.82</text:p>
          </table:table-cell>
          <table:table-cell office:value-type="float" office:value="0.760665" calcext:value-type="float">
            <text:p>0.760665</text:p>
          </table:table-cell>
          <table:table-cell office:value-type="float" office:value="0.0027408" calcext:value-type="float">
            <text:p>0.0027408</text:p>
          </table:table-cell>
          <table:table-cell table:number-columns-repeated="4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0.82" calcext:value-type="float">
            <text:p>0.82</text:p>
          </table:table-cell>
          <table:table-cell office:value-type="float" office:value="0.767613" calcext:value-type="float">
            <text:p>0.767613</text:p>
          </table:table-cell>
          <table:table-cell office:value-type="float" office:value="0.00332365" calcext:value-type="float">
            <text:p>0.00332365</text:p>
          </table:table-cell>
          <table:table-cell table:number-columns-repeated="4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0.823529" calcext:value-type="float">
            <text:p>0.823529</text:p>
          </table:table-cell>
          <table:table-cell office:value-type="float" office:value="0.756683" calcext:value-type="float">
            <text:p>0.756683</text:p>
          </table:table-cell>
          <table:table-cell office:value-type="float" office:value="0.00337665" calcext:value-type="float">
            <text:p>0.00337665</text:p>
          </table:table-cell>
          <table:table-cell table:number-columns-repeated="4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0.829167" calcext:value-type="float">
            <text:p>0.829167</text:p>
          </table:table-cell>
          <table:table-cell office:value-type="float" office:value="0.776996" calcext:value-type="float">
            <text:p>0.776996</text:p>
          </table:table-cell>
          <table:table-cell office:value-type="float" office:value="0.0034758" calcext:value-type="float">
            <text:p>0.0034758</text:p>
          </table:table-cell>
          <table:table-cell table:number-columns-repeated="4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0.822368" calcext:value-type="float">
            <text:p>0.822368</text:p>
          </table:table-cell>
          <table:table-cell office:value-type="float" office:value="0.76726" calcext:value-type="float">
            <text:p>0.76726</text:p>
          </table:table-cell>
          <table:table-cell office:value-type="float" office:value="0.00387485" calcext:value-type="float">
            <text:p>0.00387485</text:p>
          </table:table-cell>
          <table:table-cell table:number-columns-repeated="4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81975" calcext:value-type="float">
            <text:p>0.81975</text:p>
          </table:table-cell>
          <table:table-cell office:value-type="float" office:value="0.765631" calcext:value-type="float">
            <text:p>0.765631</text:p>
          </table:table-cell>
          <table:table-cell office:value-type="float" office:value="0.00459775" calcext:value-type="float">
            <text:p>0.00459775</text:p>
          </table:table-cell>
          <table:table-cell table:number-columns-repeated="4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0.820952" calcext:value-type="float">
            <text:p>0.820952</text:p>
          </table:table-cell>
          <table:table-cell office:value-type="float" office:value="0.766224" calcext:value-type="float">
            <text:p>0.766224</text:p>
          </table:table-cell>
          <table:table-cell office:value-type="float" office:value="0.00416895" calcext:value-type="float">
            <text:p>0.00416895</text:p>
          </table:table-cell>
          <table:table-cell table:number-columns-repeated="4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0.817727" calcext:value-type="float">
            <text:p>0.817727</text:p>
          </table:table-cell>
          <table:table-cell office:value-type="float" office:value="0.767871" calcext:value-type="float">
            <text:p>0.767871</text:p>
          </table:table-cell>
          <table:table-cell office:value-type="float" office:value="0.00467705" calcext:value-type="float">
            <text:p>0.00467705</text:p>
          </table:table-cell>
          <table:table-cell table:number-columns-repeated="4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0.817391" calcext:value-type="float">
            <text:p>0.817391</text:p>
          </table:table-cell>
          <table:table-cell office:value-type="float" office:value="0.775344" calcext:value-type="float">
            <text:p>0.775344</text:p>
          </table:table-cell>
          <table:table-cell office:value-type="float" office:value="0.0046306" calcext:value-type="float">
            <text:p>0.0046306</text:p>
          </table:table-cell>
          <table:table-cell table:number-columns-repeated="4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0.810417" calcext:value-type="float">
            <text:p>0.810417</text:p>
          </table:table-cell>
          <table:table-cell office:value-type="float" office:value="0.776864" calcext:value-type="float">
            <text:p>0.776864</text:p>
          </table:table-cell>
          <table:table-cell office:value-type="float" office:value="0.005378" calcext:value-type="float">
            <text:p>0.005378</text:p>
          </table:table-cell>
          <table:table-cell table:number-columns-repeated="4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0.816" calcext:value-type="float">
            <text:p>0.816</text:p>
          </table:table-cell>
          <table:table-cell office:value-type="float" office:value="0.779269" calcext:value-type="float">
            <text:p>0.779269</text:p>
          </table:table-cell>
          <table:table-cell office:value-type="float" office:value="0.0049965" calcext:value-type="float">
            <text:p>0.0049965</text:p>
          </table:table-cell>
          <table:table-cell table:number-columns-repeated="4"/>
        </table:table-row>
      </table:table>
      <table:table table:name="SpectHeartD" table:style-name="ta1">
        <table:shapes>
          <draw:frame draw:z-index="0" draw:style-name="gr1" draw:text-style-name="P1" svg:width="6.2988in" svg:height="3.5429in" svg:x="2.9701in" svg:y="1.2902in">
            <draw:object draw:notify-on-update-of-ranges="SpectHeartD.A4:SpectHeartD.A37 SpectHeartD.B3:SpectHeartD.B3 SpectHeartD.B4:SpectHeartD.B37" xlink:href="./Object 56" xlink:type="simple" xlink:show="embed" xlink:actuate="onLoad"/>
            <draw:image xlink:href="./ObjectReplacements/Object 56" xlink:type="simple" xlink:show="embed" xlink:actuate="onLoad"/>
          </draw:frame>
          <draw:frame draw:z-index="1" draw:style-name="gr1" draw:text-style-name="P1" svg:width="6.2988in" svg:height="3.5429in" svg:x="4.4839in" svg:y="8.0508in">
            <draw:object draw:notify-on-update-of-ranges="SpectHeartD.A41:SpectHeartD.A74 SpectHeartD.B40:SpectHeartD.B40 SpectHeartD.B41:SpectHeartD.B74 SpectHeartD.A41:SpectHeartD.A74 SpectHeartD.C40:SpectHeartD.C40 SpectHeartD.C41:SpectHeartD.C74 SpectHeartD.A41:SpectHeartD.A74 SpectHeartD.D40:SpectHeartD.D40 SpectHeartD.D41:SpectHeartD.D74 SpectHeartD.A41:SpectHeartD.A74 SpectHeartD.E40:SpectHeartD.E40 SpectHeartD.E41:SpectHeartD.E74" xlink:href="./Object 57" xlink:type="simple" xlink:show="embed" xlink:actuate="onLoad"/>
            <draw:image xlink:href="./ObjectReplacements/Object 57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33" table:default-cell-style-name="Default"/>
        <table:table-row table:style-name="ro1">
          <table:table-cell table:style-name="ce4" office:value-type="string" calcext:value-type="string" table:number-columns-spanned="8" table:number-rows-spanned="1">
            <text:p><text:span text:style-name="T2">SpectHeartDownsampled, MaxLearn, UIUP PLP-trees (Training: x examples, TestingExtra: all examples except the training x)</text:span></text:p>
            <text:p><text:span text:style-name="T2">#Attributes: 15</text:span></text:p>
            <text:p><text:span text:style-name="T2">#Outcomes: 181</text:span></text:p>
            <text:p><text:span text:style-name="T2">#Users: 1</text:span></text:p>
            <text:p><text:span text:style-name="T2">#Examples: 8178</text:span></text:p>
          </table:table-cell>
          <table:covered-table-cell table:number-columns-repeated="7"/>
        </table:table-row>
        <table:table-row table:style-name="ro2">
          <table:table-cell office:value-type="string" calcext:value-type="string">
            <text:p>Experimentation tim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ampleSize</text:p>
          </table:table-cell>
          <table:table-cell office:value-type="string" calcext:value-type="string">
            <text:p>Time (s)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3314" calcext:value-type="float">
            <text:p>0.3314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3368" calcext:value-type="float">
            <text:p>0.3368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3465" calcext:value-type="float">
            <text:p>0.3465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3541" calcext:value-type="float">
            <text:p>0.3541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3674" calcext:value-type="float">
            <text:p>0.3674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3663" calcext:value-type="float">
            <text:p>0.3663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3795" calcext:value-type="float">
            <text:p>0.3795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3912" calcext:value-type="float">
            <text:p>0.3912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4047" calcext:value-type="float">
            <text:p>0.4047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735" calcext:value-type="float">
            <text:p>0.5735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4863" calcext:value-type="float">
            <text:p>2.4863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.2484" calcext:value-type="float">
            <text:p>3.2484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.2506" calcext:value-type="float">
            <text:p>4.2506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.1111" calcext:value-type="float">
            <text:p>5.1111</text:p>
          </table:table-cell>
          <table:table-cell table:number-columns-repeated="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6.6308" calcext:value-type="float">
            <text:p>6.6308</text:p>
          </table:table-cell>
          <table:table-cell table:number-columns-repeated="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7.4696" calcext:value-type="float">
            <text:p>7.4696</text:p>
          </table:table-cell>
          <table:table-cell table:number-columns-repeated="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9.5459" calcext:value-type="float">
            <text:p>9.5459</text:p>
          </table:table-cell>
          <table:table-cell table:number-columns-repeated="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0.7093" calcext:value-type="float">
            <text:p>10.7093</text:p>
          </table:table-cell>
          <table:table-cell table:number-columns-repeated="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3.9519" calcext:value-type="float">
            <text:p>13.9519</text:p>
          </table:table-cell>
          <table:table-cell table:number-columns-repeated="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6.314" calcext:value-type="float">
            <text:p>16.314</text:p>
          </table:table-cell>
          <table:table-cell table:number-columns-repeated="6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1.4227" calcext:value-type="float">
            <text:p>21.4227</text:p>
          </table:table-cell>
          <table:table-cell table:number-columns-repeated="6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20.9431" calcext:value-type="float">
            <text:p>20.9431</text:p>
          </table:table-cell>
          <table:table-cell table:number-columns-repeated="6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22.6368" calcext:value-type="float">
            <text:p>22.6368</text:p>
          </table:table-cell>
          <table:table-cell table:number-columns-repeated="6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6.3593" calcext:value-type="float">
            <text:p>26.3593</text:p>
          </table:table-cell>
          <table:table-cell table:number-columns-repeated="6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30.9169" calcext:value-type="float">
            <text:p>30.9169</text:p>
          </table:table-cell>
          <table:table-cell table:number-columns-repeated="6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32.3718" calcext:value-type="float">
            <text:p>32.3718</text:p>
          </table:table-cell>
          <table:table-cell table:number-columns-repeated="6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35.5051" calcext:value-type="float">
            <text:p>35.5051</text:p>
          </table:table-cell>
          <table:table-cell table:number-columns-repeated="6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49.1507" calcext:value-type="float">
            <text:p>49.1507</text:p>
          </table:table-cell>
          <table:table-cell table:number-columns-repeated="6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3.8984" calcext:value-type="float">
            <text:p>43.8984</text:p>
          </table:table-cell>
          <table:table-cell table:number-columns-repeated="6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43.0757" calcext:value-type="float">
            <text:p>43.0757</text:p>
          </table:table-cell>
          <table:table-cell table:number-columns-repeated="6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46.2133" calcext:value-type="float">
            <text:p>46.2133</text:p>
          </table:table-cell>
          <table:table-cell table:number-columns-repeated="6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54.323" calcext:value-type="float">
            <text:p>54.323</text:p>
          </table:table-cell>
          <table:table-cell table:number-columns-repeated="6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58.6083" calcext:value-type="float">
            <text:p>58.6083</text:p>
          </table:table-cell>
          <table:table-cell table:number-columns-repeated="6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54.319" calcext:value-type="float">
            <text:p>54.319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SampleSize</text:p>
          </table:table-cell>
          <table:table-cell office:value-type="string" calcext:value-type="string">
            <text:p>X-Training%</text:p>
          </table:table-cell>
          <table:table-cell office:value-type="string" calcext:value-type="string">
            <text:p>X-Testing%</text:p>
          </table:table-cell>
          <table:table-cell office:value-type="string" calcext:value-type="string">
            <text:p>MH-Training%</text:p>
          </table:table-cell>
          <table:table-cell office:value-type="string" calcext:value-type="string">
            <text:p>MH-TestingExtra%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466795" calcext:value-type="float">
            <text:p>0.466795</text:p>
          </table:table-cell>
          <table:table-cell office:value-type="float" office:value="1" calcext:value-type="float">
            <text:p>1</text:p>
          </table:table-cell>
          <table:table-cell office:value-type="float" office:value="0.377039" calcext:value-type="float">
            <text:p>0.377039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48575" calcext:value-type="float">
            <text:p>0.548575</text:p>
          </table:table-cell>
          <table:table-cell office:value-type="float" office:value="1" calcext:value-type="float">
            <text:p>1</text:p>
          </table:table-cell>
          <table:table-cell office:value-type="float" office:value="0.495793" calcext:value-type="float">
            <text:p>0.495793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90195" calcext:value-type="float">
            <text:p>0.590195</text:p>
          </table:table-cell>
          <table:table-cell office:value-type="float" office:value="0.983333" calcext:value-type="float">
            <text:p>0.983333</text:p>
          </table:table-cell>
          <table:table-cell office:value-type="float" office:value="0.642196" calcext:value-type="float">
            <text:p>0.642196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3242" calcext:value-type="float">
            <text:p>0.63242</text:p>
          </table:table-cell>
          <table:table-cell office:value-type="float" office:value="0.975" calcext:value-type="float">
            <text:p>0.975</text:p>
          </table:table-cell>
          <table:table-cell office:value-type="float" office:value="0.57333" calcext:value-type="float">
            <text:p>0.57333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18335" calcext:value-type="float">
            <text:p>0.718335</text:p>
          </table:table-cell>
          <table:table-cell office:value-type="float" office:value="0.97" calcext:value-type="float">
            <text:p>0.97</text:p>
          </table:table-cell>
          <table:table-cell office:value-type="float" office:value="0.676074" calcext:value-type="float">
            <text:p>0.676074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8601" calcext:value-type="float">
            <text:p>0.68601</text:p>
          </table:table-cell>
          <table:table-cell office:value-type="float" office:value="0.966667" calcext:value-type="float">
            <text:p>0.966667</text:p>
          </table:table-cell>
          <table:table-cell office:value-type="float" office:value="0.695558" calcext:value-type="float">
            <text:p>0.695558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73202" calcext:value-type="float">
            <text:p>0.73202</text:p>
          </table:table-cell>
          <table:table-cell office:value-type="float" office:value="0.964286" calcext:value-type="float">
            <text:p>0.964286</text:p>
          </table:table-cell>
          <table:table-cell office:value-type="float" office:value="0.713762" calcext:value-type="float">
            <text:p>0.713762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752845" calcext:value-type="float">
            <text:p>0.752845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752124" calcext:value-type="float">
            <text:p>0.752124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75535" calcext:value-type="float">
            <text:p>0.75535</text:p>
          </table:table-cell>
          <table:table-cell office:value-type="float" office:value="0.95" calcext:value-type="float">
            <text:p>0.95</text:p>
          </table:table-cell>
          <table:table-cell office:value-type="float" office:value="0.734496" calcext:value-type="float">
            <text:p>0.734496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773775" calcext:value-type="float">
            <text:p>0.773775</text:p>
          </table:table-cell>
          <table:table-cell office:value-type="float" office:value="0.95" calcext:value-type="float">
            <text:p>0.95</text:p>
          </table:table-cell>
          <table:table-cell office:value-type="float" office:value="0.772037" calcext:value-type="float">
            <text:p>0.772037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99" calcext:value-type="float">
            <text:p>0.99</text:p>
          </table:table-cell>
          <table:table-cell office:value-type="float" office:value="0.838705" calcext:value-type="float">
            <text:p>0.838705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818117" calcext:value-type="float">
            <text:p>0.818117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99" calcext:value-type="float">
            <text:p>0.99</text:p>
          </table:table-cell>
          <table:table-cell office:value-type="float" office:value="0.871665" calcext:value-type="float">
            <text:p>0.871665</text:p>
          </table:table-cell>
          <table:table-cell office:value-type="float" office:value="0.956667" calcext:value-type="float">
            <text:p>0.956667</text:p>
          </table:table-cell>
          <table:table-cell office:value-type="float" office:value="0.834352" calcext:value-type="float">
            <text:p>0.834352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985" calcext:value-type="float">
            <text:p>0.985</text:p>
          </table:table-cell>
          <table:table-cell office:value-type="float" office:value="0.87559" calcext:value-type="float">
            <text:p>0.87559</text:p>
          </table:table-cell>
          <table:table-cell office:value-type="float" office:value="0.96" calcext:value-type="float">
            <text:p>0.96</text:p>
          </table:table-cell>
          <table:table-cell office:value-type="float" office:value="0.854424" calcext:value-type="float">
            <text:p>0.854424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974" calcext:value-type="float">
            <text:p>0.974</text:p>
          </table:table-cell>
          <table:table-cell office:value-type="float" office:value="0.885955" calcext:value-type="float">
            <text:p>0.885955</text:p>
          </table:table-cell>
          <table:table-cell office:value-type="float" office:value="0.939" calcext:value-type="float">
            <text:p>0.939</text:p>
          </table:table-cell>
          <table:table-cell office:value-type="float" office:value="0.857345" calcext:value-type="float">
            <text:p>0.857345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975833" calcext:value-type="float">
            <text:p>0.975833</text:p>
          </table:table-cell>
          <table:table-cell office:value-type="float" office:value="0.880415" calcext:value-type="float">
            <text:p>0.880415</text:p>
          </table:table-cell>
          <table:table-cell office:value-type="float" office:value="0.955833" calcext:value-type="float">
            <text:p>0.955833</text:p>
          </table:table-cell>
          <table:table-cell office:value-type="float" office:value="0.885249" calcext:value-type="float">
            <text:p>0.885249</text:p>
          </table:table-cell>
          <table:table-cell table:number-columns-repeated="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975714" calcext:value-type="float">
            <text:p>0.975714</text:p>
          </table:table-cell>
          <table:table-cell office:value-type="float" office:value="0.90182" calcext:value-type="float">
            <text:p>0.90182</text:p>
          </table:table-cell>
          <table:table-cell office:value-type="float" office:value="0.945" calcext:value-type="float">
            <text:p>0.945</text:p>
          </table:table-cell>
          <table:table-cell office:value-type="float" office:value="0.890886" calcext:value-type="float">
            <text:p>0.890886</text:p>
          </table:table-cell>
          <table:table-cell table:number-columns-repeated="3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975" calcext:value-type="float">
            <text:p>0.975</text:p>
          </table:table-cell>
          <table:table-cell office:value-type="float" office:value="0.8939" calcext:value-type="float">
            <text:p>0.8939</text:p>
          </table:table-cell>
          <table:table-cell office:value-type="float" office:value="0.949375" calcext:value-type="float">
            <text:p>0.949375</text:p>
          </table:table-cell>
          <table:table-cell office:value-type="float" office:value="0.899907" calcext:value-type="float">
            <text:p>0.899907</text:p>
          </table:table-cell>
          <table:table-cell table:number-columns-repeated="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975556" calcext:value-type="float">
            <text:p>0.975556</text:p>
          </table:table-cell>
          <table:table-cell office:value-type="float" office:value="0.908495" calcext:value-type="float">
            <text:p>0.908495</text:p>
          </table:table-cell>
          <table:table-cell office:value-type="float" office:value="0.945556" calcext:value-type="float">
            <text:p>0.945556</text:p>
          </table:table-cell>
          <table:table-cell office:value-type="float" office:value="0.896878" calcext:value-type="float">
            <text:p>0.896878</text:p>
          </table:table-cell>
          <table:table-cell table:number-columns-repeated="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962" calcext:value-type="float">
            <text:p>0.962</text:p>
          </table:table-cell>
          <table:table-cell office:value-type="float" office:value="0.90372" calcext:value-type="float">
            <text:p>0.90372</text:p>
          </table:table-cell>
          <table:table-cell office:value-type="float" office:value="0.942" calcext:value-type="float">
            <text:p>0.942</text:p>
          </table:table-cell>
          <table:table-cell office:value-type="float" office:value="0.903819" calcext:value-type="float">
            <text:p>0.903819</text:p>
          </table:table-cell>
          <table:table-cell table:number-columns-repeated="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.960909" calcext:value-type="float">
            <text:p>0.960909</text:p>
          </table:table-cell>
          <table:table-cell office:value-type="float" office:value="0.90582" calcext:value-type="float">
            <text:p>0.90582</text:p>
          </table:table-cell>
          <table:table-cell office:value-type="float" office:value="0.940909" calcext:value-type="float">
            <text:p>0.940909</text:p>
          </table:table-cell>
          <table:table-cell office:value-type="float" office:value="0.907895" calcext:value-type="float">
            <text:p>0.907895</text:p>
          </table:table-cell>
          <table:table-cell table:number-columns-repeated="3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962917" calcext:value-type="float">
            <text:p>0.962917</text:p>
          </table:table-cell>
          <table:table-cell office:value-type="float" office:value="0.91809" calcext:value-type="float">
            <text:p>0.91809</text:p>
          </table:table-cell>
          <table:table-cell office:value-type="float" office:value="0.947917" calcext:value-type="float">
            <text:p>0.947917</text:p>
          </table:table-cell>
          <table:table-cell office:value-type="float" office:value="0.915264" calcext:value-type="float">
            <text:p>0.915264</text:p>
          </table:table-cell>
          <table:table-cell table:number-columns-repeated="3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0.966154" calcext:value-type="float">
            <text:p>0.966154</text:p>
          </table:table-cell>
          <table:table-cell office:value-type="float" office:value="0.915385" calcext:value-type="float">
            <text:p>0.915385</text:p>
          </table:table-cell>
          <table:table-cell office:value-type="float" office:value="0.941154" calcext:value-type="float">
            <text:p>0.941154</text:p>
          </table:table-cell>
          <table:table-cell office:value-type="float" office:value="0.908487" calcext:value-type="float">
            <text:p>0.908487</text:p>
          </table:table-cell>
          <table:table-cell table:number-columns-repeated="3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9222" calcext:value-type="float">
            <text:p>0.9222</text:p>
          </table:table-cell>
          <table:table-cell office:value-type="float" office:value="0.936786" calcext:value-type="float">
            <text:p>0.936786</text:p>
          </table:table-cell>
          <table:table-cell office:value-type="float" office:value="0.902376" calcext:value-type="float">
            <text:p>0.902376</text:p>
          </table:table-cell>
          <table:table-cell table:number-columns-repeated="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.961" calcext:value-type="float">
            <text:p>0.961</text:p>
          </table:table-cell>
          <table:table-cell office:value-type="float" office:value="0.91114" calcext:value-type="float">
            <text:p>0.91114</text:p>
          </table:table-cell>
          <table:table-cell office:value-type="float" office:value="0.955" calcext:value-type="float">
            <text:p>0.955</text:p>
          </table:table-cell>
          <table:table-cell office:value-type="float" office:value="0.920441" calcext:value-type="float">
            <text:p>0.920441</text:p>
          </table:table-cell>
          <table:table-cell table:number-columns-repeated="3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0.961562" calcext:value-type="float">
            <text:p>0.961562</text:p>
          </table:table-cell>
          <table:table-cell office:value-type="float" office:value="0.91417" calcext:value-type="float">
            <text:p>0.91417</text:p>
          </table:table-cell>
          <table:table-cell office:value-type="float" office:value="0.942187" calcext:value-type="float">
            <text:p>0.942187</text:p>
          </table:table-cell>
          <table:table-cell office:value-type="float" office:value="0.915016" calcext:value-type="float">
            <text:p>0.915016</text:p>
          </table:table-cell>
          <table:table-cell table:number-columns-repeated="3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0.96147" calcext:value-type="float">
            <text:p>0.96147</text:p>
          </table:table-cell>
          <table:table-cell office:value-type="float" office:value="0.92568" calcext:value-type="float">
            <text:p>0.92568</text:p>
          </table:table-cell>
          <table:table-cell office:value-type="float" office:value="0.943824" calcext:value-type="float">
            <text:p>0.943824</text:p>
          </table:table-cell>
          <table:table-cell office:value-type="float" office:value="0.912144" calcext:value-type="float">
            <text:p>0.912144</text:p>
          </table:table-cell>
          <table:table-cell table:number-columns-repeated="3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0.959722" calcext:value-type="float">
            <text:p>0.959722</text:p>
          </table:table-cell>
          <table:table-cell office:value-type="float" office:value="0.92274" calcext:value-type="float">
            <text:p>0.92274</text:p>
          </table:table-cell>
          <table:table-cell office:value-type="float" office:value="0.943333" calcext:value-type="float">
            <text:p>0.943333</text:p>
          </table:table-cell>
          <table:table-cell office:value-type="float" office:value="0.91396" calcext:value-type="float">
            <text:p>0.91396</text:p>
          </table:table-cell>
          <table:table-cell table:number-columns-repeated="3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0.959737" calcext:value-type="float">
            <text:p>0.959737</text:p>
          </table:table-cell>
          <table:table-cell office:value-type="float" office:value="0.92595" calcext:value-type="float">
            <text:p>0.92595</text:p>
          </table:table-cell>
          <table:table-cell office:value-type="float" office:value="0.951316" calcext:value-type="float">
            <text:p>0.951316</text:p>
          </table:table-cell>
          <table:table-cell office:value-type="float" office:value="0.924017" calcext:value-type="float">
            <text:p>0.924017</text:p>
          </table:table-cell>
          <table:table-cell table:number-columns-repeated="3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958" calcext:value-type="float">
            <text:p>0.958</text:p>
          </table:table-cell>
          <table:table-cell office:value-type="float" office:value="0.927505" calcext:value-type="float">
            <text:p>0.927505</text:p>
          </table:table-cell>
          <table:table-cell office:value-type="float" office:value="0.9395" calcext:value-type="float">
            <text:p>0.9395</text:p>
          </table:table-cell>
          <table:table-cell office:value-type="float" office:value="0.918025" calcext:value-type="float">
            <text:p>0.918025</text:p>
          </table:table-cell>
          <table:table-cell table:number-columns-repeated="3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0.96381" calcext:value-type="float">
            <text:p>0.96381</text:p>
          </table:table-cell>
          <table:table-cell office:value-type="float" office:value="0.92318" calcext:value-type="float">
            <text:p>0.92318</text:p>
          </table:table-cell>
          <table:table-cell office:value-type="float" office:value="0.949286" calcext:value-type="float">
            <text:p>0.949286</text:p>
          </table:table-cell>
          <table:table-cell office:value-type="float" office:value="0.922082" calcext:value-type="float">
            <text:p>0.922082</text:p>
          </table:table-cell>
          <table:table-cell table:number-columns-repeated="3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0.956136" calcext:value-type="float">
            <text:p>0.956136</text:p>
          </table:table-cell>
          <table:table-cell office:value-type="float" office:value="0.926305" calcext:value-type="float">
            <text:p>0.926305</text:p>
          </table:table-cell>
          <table:table-cell office:value-type="float" office:value="0.953409" calcext:value-type="float">
            <text:p>0.953409</text:p>
          </table:table-cell>
          <table:table-cell office:value-type="float" office:value="0.922173" calcext:value-type="float">
            <text:p>0.922173</text:p>
          </table:table-cell>
          <table:table-cell table:number-columns-repeated="3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0.959565" calcext:value-type="float">
            <text:p>0.959565</text:p>
          </table:table-cell>
          <table:table-cell office:value-type="float" office:value="0.928365" calcext:value-type="float">
            <text:p>0.928365</text:p>
          </table:table-cell>
          <table:table-cell office:value-type="float" office:value="0.950652" calcext:value-type="float">
            <text:p>0.950652</text:p>
          </table:table-cell>
          <table:table-cell office:value-type="float" office:value="0.923415" calcext:value-type="float">
            <text:p>0.923415</text:p>
          </table:table-cell>
          <table:table-cell table:number-columns-repeated="3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0.958125" calcext:value-type="float">
            <text:p>0.958125</text:p>
          </table:table-cell>
          <table:table-cell office:value-type="float" office:value="0.93006" calcext:value-type="float">
            <text:p>0.93006</text:p>
          </table:table-cell>
          <table:table-cell office:value-type="float" office:value="0.948542" calcext:value-type="float">
            <text:p>0.948542</text:p>
          </table:table-cell>
          <table:table-cell office:value-type="float" office:value="0.925353" calcext:value-type="float">
            <text:p>0.925353</text:p>
          </table:table-cell>
          <table:table-cell table:number-columns-repeated="3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932375" calcext:value-type="float">
            <text:p>0.932375</text:p>
          </table:table-cell>
          <table:table-cell office:value-type="float" office:value="0.9456" calcext:value-type="float">
            <text:p>0.9456</text:p>
          </table:table-cell>
          <table:table-cell office:value-type="float" office:value="0.925801" calcext:value-type="float">
            <text:p>0.925801</text:p>
          </table:table-cell>
          <table:table-cell table:number-columns-repeated="3"/>
        </table:table-row>
        <table:table-row table:style-name="ro2" table:number-rows-repeated="3">
          <table:table-cell table:number-columns-repeated="8"/>
        </table:table-row>
        <table:table-row table:style-name="ro2">
          <table:table-cell office:value-type="string" calcext:value-type="string">
            <text:p>M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ampleSize</text:p>
          </table:table-cell>
          <table:table-cell office:value-type="string" calcext:value-type="string">
            <text:p>Training%</text:p>
          </table:table-cell>
          <table:table-cell office:value-type="string" calcext:value-type="string">
            <text:p>TestingExtra%</text:p>
          </table:table-cell>
          <table:table-cell office:value-type="string" calcext:value-type="string">
            <text:p>TrainingTime(s)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377039" calcext:value-type="float">
            <text:p>0.377039</text:p>
          </table:table-cell>
          <table:table-cell office:value-type="float" office:value="0.00010195" calcext:value-type="float">
            <text:p>0.00010195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95793" calcext:value-type="float">
            <text:p>0.495793</text:p>
          </table:table-cell>
          <table:table-cell office:value-type="float" office:value="0.00013005" calcext:value-type="float">
            <text:p>0.00013005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983333" calcext:value-type="float">
            <text:p>0.983333</text:p>
          </table:table-cell>
          <table:table-cell office:value-type="float" office:value="0.642196" calcext:value-type="float">
            <text:p>0.642196</text:p>
          </table:table-cell>
          <table:table-cell office:value-type="float" office:value="0.00016115" calcext:value-type="float">
            <text:p>0.00016115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975" calcext:value-type="float">
            <text:p>0.975</text:p>
          </table:table-cell>
          <table:table-cell office:value-type="float" office:value="0.57333" calcext:value-type="float">
            <text:p>0.57333</text:p>
          </table:table-cell>
          <table:table-cell office:value-type="float" office:value="0.00017405" calcext:value-type="float">
            <text:p>0.00017405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97" calcext:value-type="float">
            <text:p>0.97</text:p>
          </table:table-cell>
          <table:table-cell office:value-type="float" office:value="0.676074" calcext:value-type="float">
            <text:p>0.676074</text:p>
          </table:table-cell>
          <table:table-cell office:value-type="float" office:value="0.00020165" calcext:value-type="float">
            <text:p>0.00020165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966667" calcext:value-type="float">
            <text:p>0.966667</text:p>
          </table:table-cell>
          <table:table-cell office:value-type="float" office:value="0.695558" calcext:value-type="float">
            <text:p>0.695558</text:p>
          </table:table-cell>
          <table:table-cell office:value-type="float" office:value="0.0002454" calcext:value-type="float">
            <text:p>0.0002454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964286" calcext:value-type="float">
            <text:p>0.964286</text:p>
          </table:table-cell>
          <table:table-cell office:value-type="float" office:value="0.713762" calcext:value-type="float">
            <text:p>0.713762</text:p>
          </table:table-cell>
          <table:table-cell office:value-type="float" office:value="0.0002758" calcext:value-type="float">
            <text:p>0.0002758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752124" calcext:value-type="float">
            <text:p>0.752124</text:p>
          </table:table-cell>
          <table:table-cell office:value-type="float" office:value="0.0002484" calcext:value-type="float">
            <text:p>0.0002484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0.734496" calcext:value-type="float">
            <text:p>0.734496</text:p>
          </table:table-cell>
          <table:table-cell office:value-type="float" office:value="0.0002877" calcext:value-type="float">
            <text:p>0.0002877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office:value-type="float" office:value="0.772037" calcext:value-type="float">
            <text:p>0.772037</text:p>
          </table:table-cell>
          <table:table-cell office:value-type="float" office:value="0.00031845" calcext:value-type="float">
            <text:p>0.00031845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818117" calcext:value-type="float">
            <text:p>0.818117</text:p>
          </table:table-cell>
          <table:table-cell office:value-type="float" office:value="0.00043225" calcext:value-type="float">
            <text:p>0.00043225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956667" calcext:value-type="float">
            <text:p>0.956667</text:p>
          </table:table-cell>
          <table:table-cell office:value-type="float" office:value="0.834352" calcext:value-type="float">
            <text:p>0.834352</text:p>
          </table:table-cell>
          <table:table-cell office:value-type="float" office:value="0.00056895" calcext:value-type="float">
            <text:p>0.00056895</text:p>
          </table:table-cell>
          <table:table-cell table:number-columns-repeated="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96" calcext:value-type="float">
            <text:p>0.96</text:p>
          </table:table-cell>
          <table:table-cell office:value-type="float" office:value="0.854424" calcext:value-type="float">
            <text:p>0.854424</text:p>
          </table:table-cell>
          <table:table-cell office:value-type="float" office:value="0.0006871" calcext:value-type="float">
            <text:p>0.0006871</text:p>
          </table:table-cell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939" calcext:value-type="float">
            <text:p>0.939</text:p>
          </table:table-cell>
          <table:table-cell office:value-type="float" office:value="0.857345" calcext:value-type="float">
            <text:p>0.857345</text:p>
          </table:table-cell>
          <table:table-cell office:value-type="float" office:value="0.00088825" calcext:value-type="float">
            <text:p>0.00088825</text:p>
          </table:table-cell>
          <table:table-cell table:number-columns-repeated="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955833" calcext:value-type="float">
            <text:p>0.955833</text:p>
          </table:table-cell>
          <table:table-cell office:value-type="float" office:value="0.885249" calcext:value-type="float">
            <text:p>0.885249</text:p>
          </table:table-cell>
          <table:table-cell office:value-type="float" office:value="0.00094195" calcext:value-type="float">
            <text:p>0.00094195</text:p>
          </table:table-cell>
          <table:table-cell table:number-columns-repeated="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945" calcext:value-type="float">
            <text:p>0.945</text:p>
          </table:table-cell>
          <table:table-cell office:value-type="float" office:value="0.890886" calcext:value-type="float">
            <text:p>0.890886</text:p>
          </table:table-cell>
          <table:table-cell office:value-type="float" office:value="0.00111865" calcext:value-type="float">
            <text:p>0.00111865</text:p>
          </table:table-cell>
          <table:table-cell table:number-columns-repeated="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949375" calcext:value-type="float">
            <text:p>0.949375</text:p>
          </table:table-cell>
          <table:table-cell office:value-type="float" office:value="0.899907" calcext:value-type="float">
            <text:p>0.899907</text:p>
          </table:table-cell>
          <table:table-cell office:value-type="float" office:value="0.0011932" calcext:value-type="float">
            <text:p>0.0011932</text:p>
          </table:table-cell>
          <table:table-cell table:number-columns-repeated="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945556" calcext:value-type="float">
            <text:p>0.945556</text:p>
          </table:table-cell>
          <table:table-cell office:value-type="float" office:value="0.896878" calcext:value-type="float">
            <text:p>0.896878</text:p>
          </table:table-cell>
          <table:table-cell office:value-type="float" office:value="0.00121605" calcext:value-type="float">
            <text:p>0.00121605</text:p>
          </table:table-cell>
          <table:table-cell table:number-columns-repeated="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942" calcext:value-type="float">
            <text:p>0.942</text:p>
          </table:table-cell>
          <table:table-cell office:value-type="float" office:value="0.903819" calcext:value-type="float">
            <text:p>0.903819</text:p>
          </table:table-cell>
          <table:table-cell office:value-type="float" office:value="0.00149385" calcext:value-type="float">
            <text:p>0.00149385</text:p>
          </table:table-cell>
          <table:table-cell table:number-columns-repeated="4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.940909" calcext:value-type="float">
            <text:p>0.940909</text:p>
          </table:table-cell>
          <table:table-cell office:value-type="float" office:value="0.907895" calcext:value-type="float">
            <text:p>0.907895</text:p>
          </table:table-cell>
          <table:table-cell office:value-type="float" office:value="0.0016119" calcext:value-type="float">
            <text:p>0.0016119</text:p>
          </table:table-cell>
          <table:table-cell table:number-columns-repeated="4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947917" calcext:value-type="float">
            <text:p>0.947917</text:p>
          </table:table-cell>
          <table:table-cell office:value-type="float" office:value="0.915264" calcext:value-type="float">
            <text:p>0.915264</text:p>
          </table:table-cell>
          <table:table-cell office:value-type="float" office:value="0.0017893" calcext:value-type="float">
            <text:p>0.0017893</text:p>
          </table:table-cell>
          <table:table-cell table:number-columns-repeated="4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0.941154" calcext:value-type="float">
            <text:p>0.941154</text:p>
          </table:table-cell>
          <table:table-cell office:value-type="float" office:value="0.908487" calcext:value-type="float">
            <text:p>0.908487</text:p>
          </table:table-cell>
          <table:table-cell office:value-type="float" office:value="0.00170225" calcext:value-type="float">
            <text:p>0.00170225</text:p>
          </table:table-cell>
          <table:table-cell table:number-columns-repeated="4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0.936786" calcext:value-type="float">
            <text:p>0.936786</text:p>
          </table:table-cell>
          <table:table-cell office:value-type="float" office:value="0.902376" calcext:value-type="float">
            <text:p>0.902376</text:p>
          </table:table-cell>
          <table:table-cell office:value-type="float" office:value="0.00223065" calcext:value-type="float">
            <text:p>0.00223065</text:p>
          </table:table-cell>
          <table:table-cell table:number-columns-repeated="4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.955" calcext:value-type="float">
            <text:p>0.955</text:p>
          </table:table-cell>
          <table:table-cell office:value-type="float" office:value="0.920441" calcext:value-type="float">
            <text:p>0.920441</text:p>
          </table:table-cell>
          <table:table-cell office:value-type="float" office:value="0.002147" calcext:value-type="float">
            <text:p>0.002147</text:p>
          </table:table-cell>
          <table:table-cell table:number-columns-repeated="4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0.942187" calcext:value-type="float">
            <text:p>0.942187</text:p>
          </table:table-cell>
          <table:table-cell office:value-type="float" office:value="0.915016" calcext:value-type="float">
            <text:p>0.915016</text:p>
          </table:table-cell>
          <table:table-cell office:value-type="float" office:value="0.0021976" calcext:value-type="float">
            <text:p>0.0021976</text:p>
          </table:table-cell>
          <table:table-cell table:number-columns-repeated="4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0.943824" calcext:value-type="float">
            <text:p>0.943824</text:p>
          </table:table-cell>
          <table:table-cell office:value-type="float" office:value="0.912144" calcext:value-type="float">
            <text:p>0.912144</text:p>
          </table:table-cell>
          <table:table-cell office:value-type="float" office:value="0.00234335" calcext:value-type="float">
            <text:p>0.00234335</text:p>
          </table:table-cell>
          <table:table-cell table:number-columns-repeated="4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0.943333" calcext:value-type="float">
            <text:p>0.943333</text:p>
          </table:table-cell>
          <table:table-cell office:value-type="float" office:value="0.91396" calcext:value-type="float">
            <text:p>0.91396</text:p>
          </table:table-cell>
          <table:table-cell office:value-type="float" office:value="0.0025543" calcext:value-type="float">
            <text:p>0.0025543</text:p>
          </table:table-cell>
          <table:table-cell table:number-columns-repeated="4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0.951316" calcext:value-type="float">
            <text:p>0.951316</text:p>
          </table:table-cell>
          <table:table-cell office:value-type="float" office:value="0.924017" calcext:value-type="float">
            <text:p>0.924017</text:p>
          </table:table-cell>
          <table:table-cell office:value-type="float" office:value="0.0028644" calcext:value-type="float">
            <text:p>0.0028644</text:p>
          </table:table-cell>
          <table:table-cell table:number-columns-repeated="4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9395" calcext:value-type="float">
            <text:p>0.9395</text:p>
          </table:table-cell>
          <table:table-cell office:value-type="float" office:value="0.918025" calcext:value-type="float">
            <text:p>0.918025</text:p>
          </table:table-cell>
          <table:table-cell office:value-type="float" office:value="0.0027424" calcext:value-type="float">
            <text:p>0.0027424</text:p>
          </table:table-cell>
          <table:table-cell table:number-columns-repeated="4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0.949286" calcext:value-type="float">
            <text:p>0.949286</text:p>
          </table:table-cell>
          <table:table-cell office:value-type="float" office:value="0.922082" calcext:value-type="float">
            <text:p>0.922082</text:p>
          </table:table-cell>
          <table:table-cell office:value-type="float" office:value="0.00285365" calcext:value-type="float">
            <text:p>0.00285365</text:p>
          </table:table-cell>
          <table:table-cell table:number-columns-repeated="4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0.953409" calcext:value-type="float">
            <text:p>0.953409</text:p>
          </table:table-cell>
          <table:table-cell office:value-type="float" office:value="0.922173" calcext:value-type="float">
            <text:p>0.922173</text:p>
          </table:table-cell>
          <table:table-cell office:value-type="float" office:value="0.0030678" calcext:value-type="float">
            <text:p>0.0030678</text:p>
          </table:table-cell>
          <table:table-cell table:number-columns-repeated="4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0.950652" calcext:value-type="float">
            <text:p>0.950652</text:p>
          </table:table-cell>
          <table:table-cell office:value-type="float" office:value="0.923415" calcext:value-type="float">
            <text:p>0.923415</text:p>
          </table:table-cell>
          <table:table-cell office:value-type="float" office:value="0.00279805" calcext:value-type="float">
            <text:p>0.00279805</text:p>
          </table:table-cell>
          <table:table-cell table:number-columns-repeated="4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0.948542" calcext:value-type="float">
            <text:p>0.948542</text:p>
          </table:table-cell>
          <table:table-cell office:value-type="float" office:value="0.925353" calcext:value-type="float">
            <text:p>0.925353</text:p>
          </table:table-cell>
          <table:table-cell office:value-type="float" office:value="0.0033885" calcext:value-type="float">
            <text:p>0.0033885</text:p>
          </table:table-cell>
          <table:table-cell table:number-columns-repeated="4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0.9456" calcext:value-type="float">
            <text:p>0.9456</text:p>
          </table:table-cell>
          <table:table-cell office:value-type="float" office:value="0.925801" calcext:value-type="float">
            <text:p>0.925801</text:p>
          </table:table-cell>
          <table:table-cell office:value-type="float" office:value="0.00339215" calcext:value-type="float">
            <text:p>0.00339215</text:p>
          </table:table-cell>
          <table:table-cell table:number-columns-repeated="4"/>
        </table:table-row>
      </table:table>
      <table:table table:name="CreditApprovalDF" table:style-name="ta1">
        <table:shapes>
          <draw:frame draw:z-index="0" draw:style-name="gr1" draw:text-style-name="P1" svg:width="6.2988in" svg:height="3.5429in" svg:x="2.8039in" svg:y="1.1228in">
            <draw:object draw:notify-on-update-of-ranges="CreditApprovalDF.A4:CreditApprovalDF.A37 CreditApprovalDF.B3:CreditApprovalDF.B3 CreditApprovalDF.B4:CreditApprovalDF.B37" xlink:href="./Object 58" xlink:type="simple" xlink:show="embed" xlink:actuate="onLoad"/>
            <draw:image xlink:href="./ObjectReplacements/Object 58" xlink:type="simple" xlink:show="embed" xlink:actuate="onLoad"/>
          </draw:frame>
          <draw:frame draw:z-index="1" draw:style-name="gr1" draw:text-style-name="P1" svg:width="6.2988in" svg:height="3.5429in" svg:x="4.4839in" svg:y="8.0157in">
            <draw:object draw:notify-on-update-of-ranges="CreditApprovalDF.A41:CreditApprovalDF.A74 CreditApprovalDF.B40:CreditApprovalDF.B40 CreditApprovalDF.B41:CreditApprovalDF.B74 CreditApprovalDF.A41:CreditApprovalDF.A74 CreditApprovalDF.C40:CreditApprovalDF.C40 CreditApprovalDF.C41:CreditApprovalDF.C74 CreditApprovalDF.A41:CreditApprovalDF.A74 CreditApprovalDF.D40:CreditApprovalDF.D40 CreditApprovalDF.D41:CreditApprovalDF.D74 CreditApprovalDF.A41:CreditApprovalDF.A74 CreditApprovalDF.E40:CreditApprovalDF.E40 CreditApprovalDF.E41:CreditApprovalDF.E74" xlink:href="./Object 59" xlink:type="simple" xlink:show="embed" xlink:actuate="onLoad"/>
            <draw:image xlink:href="./ObjectReplacements/Object 59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5" office:value-type="string" calcext:value-type="string" table:number-columns-spanned="8" table:number-rows-spanned="1">
            <text:p><text:span text:style-name="T2">CreditApprovalDownsampledFurther, MaxLearn, UIUP PLP-trees (Training: x examples, TestingExtra: all examples except the training x)</text:span></text:p>
            <text:p><text:span text:style-name="T2">#Attributes: 10</text:span></text:p>
            <text:p><text:span text:style-name="T2">#Outcomes: 520</text:span></text:p>
            <text:p><text:span text:style-name="T2">#Users: 1</text:span></text:p>
            <text:p><text:span text:style-name="T2">#Examples: 66079</text:span></text:p>
          </table:table-cell>
          <table:covered-table-cell table:number-columns-repeated="7"/>
        </table:table-row>
        <table:table-row table:style-name="ro2">
          <table:table-cell office:value-type="string" calcext:value-type="string">
            <text:p>Experimentation tim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ampleSize</text:p>
          </table:table-cell>
          <table:table-cell office:value-type="string" calcext:value-type="string">
            <text:p>Time (s)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8972" calcext:value-type="float">
            <text:p>0.8972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9076" calcext:value-type="float">
            <text:p>0.9076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9452" calcext:value-type="float">
            <text:p>0.9452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.0013" calcext:value-type="float">
            <text:p>1.0013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.0256" calcext:value-type="float">
            <text:p>1.0256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.0251" calcext:value-type="float">
            <text:p>1.0251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.1764" calcext:value-type="float">
            <text:p>1.1764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.12" calcext:value-type="float">
            <text:p>1.12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.7862" calcext:value-type="float">
            <text:p>1.7862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3507" calcext:value-type="float">
            <text:p>1.3507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.2656" calcext:value-type="float">
            <text:p>4.2656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.1272" calcext:value-type="float">
            <text:p>7.1272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8.2966" calcext:value-type="float">
            <text:p>8.2966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3.9388" calcext:value-type="float">
            <text:p>13.9388</text:p>
          </table:table-cell>
          <table:table-cell table:number-columns-repeated="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5.0379" calcext:value-type="float">
            <text:p>35.0379</text:p>
          </table:table-cell>
          <table:table-cell table:number-columns-repeated="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4.8793" calcext:value-type="float">
            <text:p>34.8793</text:p>
          </table:table-cell>
          <table:table-cell table:number-columns-repeated="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8.2489" calcext:value-type="float">
            <text:p>38.2489</text:p>
          </table:table-cell>
          <table:table-cell table:number-columns-repeated="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74.4076" calcext:value-type="float">
            <text:p>74.4076</text:p>
          </table:table-cell>
          <table:table-cell table:number-columns-repeated="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51.0776" calcext:value-type="float">
            <text:p>51.0776</text:p>
          </table:table-cell>
          <table:table-cell table:number-columns-repeated="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43.2166" calcext:value-type="float">
            <text:p>43.2166</text:p>
          </table:table-cell>
          <table:table-cell table:number-columns-repeated="6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2.2632" calcext:value-type="float">
            <text:p>72.2632</text:p>
          </table:table-cell>
          <table:table-cell table:number-columns-repeated="6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68.4875" calcext:value-type="float">
            <text:p>68.4875</text:p>
          </table:table-cell>
          <table:table-cell table:number-columns-repeated="6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81.1027" calcext:value-type="float">
            <text:p>81.1027</text:p>
          </table:table-cell>
          <table:table-cell table:number-columns-repeated="6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16.6944" calcext:value-type="float">
            <text:p>116.6944</text:p>
          </table:table-cell>
          <table:table-cell table:number-columns-repeated="6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22.5107" calcext:value-type="float">
            <text:p>122.5107</text:p>
          </table:table-cell>
          <table:table-cell table:number-columns-repeated="6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126.1401" calcext:value-type="float">
            <text:p>126.1401</text:p>
          </table:table-cell>
          <table:table-cell table:number-columns-repeated="6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264.1083" calcext:value-type="float">
            <text:p>264.1083</text:p>
          </table:table-cell>
          <table:table-cell table:number-columns-repeated="6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399.6729" calcext:value-type="float">
            <text:p>399.6729</text:p>
          </table:table-cell>
          <table:table-cell table:number-columns-repeated="6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80.4343" calcext:value-type="float">
            <text:p>380.4343</text:p>
          </table:table-cell>
          <table:table-cell table:number-columns-repeated="6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592.5834" calcext:value-type="float">
            <text:p>592.5834</text:p>
          </table:table-cell>
          <table:table-cell table:number-columns-repeated="6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384.0661" calcext:value-type="float">
            <text:p>384.0661</text:p>
          </table:table-cell>
          <table:table-cell table:number-columns-repeated="6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266.9846" calcext:value-type="float">
            <text:p>266.9846</text:p>
          </table:table-cell>
          <table:table-cell table:number-columns-repeated="6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521.6141" calcext:value-type="float">
            <text:p>521.6141</text:p>
          </table:table-cell>
          <table:table-cell table:number-columns-repeated="6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597.4609" calcext:value-type="float">
            <text:p>597.4609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SampleSize</text:p>
          </table:table-cell>
          <table:table-cell office:value-type="string" calcext:value-type="string">
            <text:p>X-Training%</text:p>
          </table:table-cell>
          <table:table-cell office:value-type="string" calcext:value-type="string">
            <text:p>X-Testing%</text:p>
          </table:table-cell>
          <table:table-cell office:value-type="string" calcext:value-type="string">
            <text:p>MH-Training%</text:p>
          </table:table-cell>
          <table:table-cell office:value-type="string" calcext:value-type="string">
            <text:p>MH-TestingExtra%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538825" calcext:value-type="float">
            <text:p>0.538825</text:p>
          </table:table-cell>
          <table:table-cell office:value-type="float" office:value="1" calcext:value-type="float">
            <text:p>1</text:p>
          </table:table-cell>
          <table:table-cell office:value-type="float" office:value="0.364836" calcext:value-type="float">
            <text:p>0.364836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8662" calcext:value-type="float">
            <text:p>0.48662</text:p>
          </table:table-cell>
          <table:table-cell office:value-type="float" office:value="1" calcext:value-type="float">
            <text:p>1</text:p>
          </table:table-cell>
          <table:table-cell office:value-type="float" office:value="0.409623" calcext:value-type="float">
            <text:p>0.409623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89" calcext:value-type="float">
            <text:p>0.589</text:p>
          </table:table-cell>
          <table:table-cell office:value-type="float" office:value="0.983333" calcext:value-type="float">
            <text:p>0.983333</text:p>
          </table:table-cell>
          <table:table-cell office:value-type="float" office:value="0.45515" calcext:value-type="float">
            <text:p>0.45515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8178" calcext:value-type="float">
            <text:p>0.68178</text:p>
          </table:table-cell>
          <table:table-cell office:value-type="float" office:value="0.975" calcext:value-type="float">
            <text:p>0.975</text:p>
          </table:table-cell>
          <table:table-cell office:value-type="float" office:value="0.53355" calcext:value-type="float">
            <text:p>0.53355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261" calcext:value-type="float">
            <text:p>0.75261</text:p>
          </table:table-cell>
          <table:table-cell office:value-type="float" office:value="0.95" calcext:value-type="float">
            <text:p>0.95</text:p>
          </table:table-cell>
          <table:table-cell office:value-type="float" office:value="0.537152" calcext:value-type="float">
            <text:p>0.537152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7927" calcext:value-type="float">
            <text:p>0.67927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535035" calcext:value-type="float">
            <text:p>0.535035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715735" calcext:value-type="float">
            <text:p>0.715735</text:p>
          </table:table-cell>
          <table:table-cell office:value-type="float" office:value="0.964286" calcext:value-type="float">
            <text:p>0.964286</text:p>
          </table:table-cell>
          <table:table-cell office:value-type="float" office:value="0.605321" calcext:value-type="float">
            <text:p>0.605321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671185" calcext:value-type="float">
            <text:p>0.671185</text:p>
          </table:table-cell>
          <table:table-cell office:value-type="float" office:value="0.95625" calcext:value-type="float">
            <text:p>0.95625</text:p>
          </table:table-cell>
          <table:table-cell office:value-type="float" office:value="0.633298" calcext:value-type="float">
            <text:p>0.633298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994444" calcext:value-type="float">
            <text:p>0.994444</text:p>
          </table:table-cell>
          <table:table-cell office:value-type="float" office:value="0.65587" calcext:value-type="float">
            <text:p>0.65587</text:p>
          </table:table-cell>
          <table:table-cell office:value-type="float" office:value="0.95" calcext:value-type="float">
            <text:p>0.95</text:p>
          </table:table-cell>
          <table:table-cell office:value-type="float" office:value="0.663595" calcext:value-type="float">
            <text:p>0.663595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73184" calcext:value-type="float">
            <text:p>0.73184</text:p>
          </table:table-cell>
          <table:table-cell office:value-type="float" office:value="0.94" calcext:value-type="float">
            <text:p>0.94</text:p>
          </table:table-cell>
          <table:table-cell office:value-type="float" office:value="0.596718" calcext:value-type="float">
            <text:p>0.596718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81444" calcext:value-type="float">
            <text:p>0.81444</text:p>
          </table:table-cell>
          <table:table-cell office:value-type="float" office:value="0.9575" calcext:value-type="float">
            <text:p>0.9575</text:p>
          </table:table-cell>
          <table:table-cell office:value-type="float" office:value="0.790194" calcext:value-type="float">
            <text:p>0.790194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986667" calcext:value-type="float">
            <text:p>0.986667</text:p>
          </table:table-cell>
          <table:table-cell office:value-type="float" office:value="0.86642" calcext:value-type="float">
            <text:p>0.86642</text:p>
          </table:table-cell>
          <table:table-cell office:value-type="float" office:value="0.948333" calcext:value-type="float">
            <text:p>0.948333</text:p>
          </table:table-cell>
          <table:table-cell office:value-type="float" office:value="0.823497" calcext:value-type="float">
            <text:p>0.823497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99125" calcext:value-type="float">
            <text:p>0.99125</text:p>
          </table:table-cell>
          <table:table-cell office:value-type="float" office:value="0.886795" calcext:value-type="float">
            <text:p>0.886795</text:p>
          </table:table-cell>
          <table:table-cell office:value-type="float" office:value="0.94625" calcext:value-type="float">
            <text:p>0.94625</text:p>
          </table:table-cell>
          <table:table-cell office:value-type="float" office:value="0.842722" calcext:value-type="float">
            <text:p>0.842722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976" calcext:value-type="float">
            <text:p>0.976</text:p>
          </table:table-cell>
          <table:table-cell office:value-type="float" office:value="0.883375" calcext:value-type="float">
            <text:p>0.883375</text:p>
          </table:table-cell>
          <table:table-cell office:value-type="float" office:value="0.946" calcext:value-type="float">
            <text:p>0.946</text:p>
          </table:table-cell>
          <table:table-cell office:value-type="float" office:value="0.859381" calcext:value-type="float">
            <text:p>0.859381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964167" calcext:value-type="float">
            <text:p>0.964167</text:p>
          </table:table-cell>
          <table:table-cell office:value-type="float" office:value="0.879895" calcext:value-type="float">
            <text:p>0.879895</text:p>
          </table:table-cell>
          <table:table-cell office:value-type="float" office:value="0.935833" calcext:value-type="float">
            <text:p>0.935833</text:p>
          </table:table-cell>
          <table:table-cell office:value-type="float" office:value="0.8643" calcext:value-type="float">
            <text:p>0.8643</text:p>
          </table:table-cell>
          <table:table-cell table:number-columns-repeated="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970714" calcext:value-type="float">
            <text:p>0.970714</text:p>
          </table:table-cell>
          <table:table-cell office:value-type="float" office:value="0.89163" calcext:value-type="float">
            <text:p>0.89163</text:p>
          </table:table-cell>
          <table:table-cell office:value-type="float" office:value="0.956429" calcext:value-type="float">
            <text:p>0.956429</text:p>
          </table:table-cell>
          <table:table-cell office:value-type="float" office:value="0.884862" calcext:value-type="float">
            <text:p>0.884862</text:p>
          </table:table-cell>
          <table:table-cell table:number-columns-repeated="3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969375" calcext:value-type="float">
            <text:p>0.969375</text:p>
          </table:table-cell>
          <table:table-cell office:value-type="float" office:value="0.89404" calcext:value-type="float">
            <text:p>0.89404</text:p>
          </table:table-cell>
          <table:table-cell office:value-type="float" office:value="0.960625" calcext:value-type="float">
            <text:p>0.960625</text:p>
          </table:table-cell>
          <table:table-cell office:value-type="float" office:value="0.880863" calcext:value-type="float">
            <text:p>0.880863</text:p>
          </table:table-cell>
          <table:table-cell table:number-columns-repeated="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967222" calcext:value-type="float">
            <text:p>0.967222</text:p>
          </table:table-cell>
          <table:table-cell office:value-type="float" office:value="0.89793" calcext:value-type="float">
            <text:p>0.89793</text:p>
          </table:table-cell>
          <table:table-cell office:value-type="float" office:value="0.945" calcext:value-type="float">
            <text:p>0.945</text:p>
          </table:table-cell>
          <table:table-cell office:value-type="float" office:value="0.874224" calcext:value-type="float">
            <text:p>0.874224</text:p>
          </table:table-cell>
          <table:table-cell table:number-columns-repeated="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966" calcext:value-type="float">
            <text:p>0.966</text:p>
          </table:table-cell>
          <table:table-cell office:value-type="float" office:value="0.899695" calcext:value-type="float">
            <text:p>0.899695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881807" calcext:value-type="float">
            <text:p>0.881807</text:p>
          </table:table-cell>
          <table:table-cell table:number-columns-repeated="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.971818" calcext:value-type="float">
            <text:p>0.971818</text:p>
          </table:table-cell>
          <table:table-cell office:value-type="float" office:value="0.89849" calcext:value-type="float">
            <text:p>0.89849</text:p>
          </table:table-cell>
          <table:table-cell office:value-type="float" office:value="0.940455" calcext:value-type="float">
            <text:p>0.940455</text:p>
          </table:table-cell>
          <table:table-cell office:value-type="float" office:value="0.885924" calcext:value-type="float">
            <text:p>0.885924</text:p>
          </table:table-cell>
          <table:table-cell table:number-columns-repeated="3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962917" calcext:value-type="float">
            <text:p>0.962917</text:p>
          </table:table-cell>
          <table:table-cell office:value-type="float" office:value="0.901915" calcext:value-type="float">
            <text:p>0.901915</text:p>
          </table:table-cell>
          <table:table-cell office:value-type="float" office:value="0.944167" calcext:value-type="float">
            <text:p>0.944167</text:p>
          </table:table-cell>
          <table:table-cell office:value-type="float" office:value="0.88402" calcext:value-type="float">
            <text:p>0.88402</text:p>
          </table:table-cell>
          <table:table-cell table:number-columns-repeated="3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0.969231" calcext:value-type="float">
            <text:p>0.969231</text:p>
          </table:table-cell>
          <table:table-cell office:value-type="float" office:value="0.90285" calcext:value-type="float">
            <text:p>0.90285</text:p>
          </table:table-cell>
          <table:table-cell office:value-type="float" office:value="0.942692" calcext:value-type="float">
            <text:p>0.942692</text:p>
          </table:table-cell>
          <table:table-cell office:value-type="float" office:value="0.8842" calcext:value-type="float">
            <text:p>0.8842</text:p>
          </table:table-cell>
          <table:table-cell table:number-columns-repeated="3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0.961071" calcext:value-type="float">
            <text:p>0.961071</text:p>
          </table:table-cell>
          <table:table-cell office:value-type="float" office:value="0.89978" calcext:value-type="float">
            <text:p>0.8997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886078" calcext:value-type="float">
            <text:p>0.886078</text:p>
          </table:table-cell>
          <table:table-cell table:number-columns-repeated="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.957333" calcext:value-type="float">
            <text:p>0.957333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940667" calcext:value-type="float">
            <text:p>0.940667</text:p>
          </table:table-cell>
          <table:table-cell office:value-type="float" office:value="0.883138" calcext:value-type="float">
            <text:p>0.883138</text:p>
          </table:table-cell>
          <table:table-cell table:number-columns-repeated="3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0.965" calcext:value-type="float">
            <text:p>0.965</text:p>
          </table:table-cell>
          <table:table-cell office:value-type="float" office:value="0.90175" calcext:value-type="float">
            <text:p>0.90175</text:p>
          </table:table-cell>
          <table:table-cell office:value-type="float" office:value="0.937813" calcext:value-type="float">
            <text:p>0.937813</text:p>
          </table:table-cell>
          <table:table-cell office:value-type="float" office:value="0.888077" calcext:value-type="float">
            <text:p>0.888077</text:p>
          </table:table-cell>
          <table:table-cell table:number-columns-repeated="3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0.955588" calcext:value-type="float">
            <text:p>0.955588</text:p>
          </table:table-cell>
          <table:table-cell office:value-type="float" office:value="0.90712" calcext:value-type="float">
            <text:p>0.90712</text:p>
          </table:table-cell>
          <table:table-cell office:value-type="float" office:value="0.939412" calcext:value-type="float">
            <text:p>0.939412</text:p>
          </table:table-cell>
          <table:table-cell office:value-type="float" office:value="0.894901" calcext:value-type="float">
            <text:p>0.894901</text:p>
          </table:table-cell>
          <table:table-cell table:number-columns-repeated="3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0.956667" calcext:value-type="float">
            <text:p>0.956667</text:p>
          </table:table-cell>
          <table:table-cell office:value-type="float" office:value="0.91111" calcext:value-type="float">
            <text:p>0.91111</text:p>
          </table:table-cell>
          <table:table-cell office:value-type="float" office:value="0.941111" calcext:value-type="float">
            <text:p>0.941111</text:p>
          </table:table-cell>
          <table:table-cell office:value-type="float" office:value="0.894758" calcext:value-type="float">
            <text:p>0.894758</text:p>
          </table:table-cell>
          <table:table-cell table:number-columns-repeated="3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0.957895" calcext:value-type="float">
            <text:p>0.957895</text:p>
          </table:table-cell>
          <table:table-cell office:value-type="float" office:value="0.90665" calcext:value-type="float">
            <text:p>0.90665</text:p>
          </table:table-cell>
          <table:table-cell office:value-type="float" office:value="0.939211" calcext:value-type="float">
            <text:p>0.939211</text:p>
          </table:table-cell>
          <table:table-cell office:value-type="float" office:value="0.895521" calcext:value-type="float">
            <text:p>0.895521</text:p>
          </table:table-cell>
          <table:table-cell table:number-columns-repeated="3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95575" calcext:value-type="float">
            <text:p>0.95575</text:p>
          </table:table-cell>
          <table:table-cell office:value-type="float" office:value="0.910585" calcext:value-type="float">
            <text:p>0.910585</text:p>
          </table:table-cell>
          <table:table-cell office:value-type="float" office:value="0.934" calcext:value-type="float">
            <text:p>0.934</text:p>
          </table:table-cell>
          <table:table-cell office:value-type="float" office:value="0.891962" calcext:value-type="float">
            <text:p>0.891962</text:p>
          </table:table-cell>
          <table:table-cell table:number-columns-repeated="3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0.958571" calcext:value-type="float">
            <text:p>0.958571</text:p>
          </table:table-cell>
          <table:table-cell office:value-type="float" office:value="0.905495" calcext:value-type="float">
            <text:p>0.905495</text:p>
          </table:table-cell>
          <table:table-cell office:value-type="float" office:value="0.931667" calcext:value-type="float">
            <text:p>0.931667</text:p>
          </table:table-cell>
          <table:table-cell office:value-type="float" office:value="0.89124" calcext:value-type="float">
            <text:p>0.89124</text:p>
          </table:table-cell>
          <table:table-cell table:number-columns-repeated="3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0.945" calcext:value-type="float">
            <text:p>0.945</text:p>
          </table:table-cell>
          <table:table-cell office:value-type="float" office:value="0.90463" calcext:value-type="float">
            <text:p>0.90463</text:p>
          </table:table-cell>
          <table:table-cell office:value-type="float" office:value="0.932727" calcext:value-type="float">
            <text:p>0.932727</text:p>
          </table:table-cell>
          <table:table-cell office:value-type="float" office:value="0.892976" calcext:value-type="float">
            <text:p>0.892976</text:p>
          </table:table-cell>
          <table:table-cell table:number-columns-repeated="3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0.953913" calcext:value-type="float">
            <text:p>0.953913</text:p>
          </table:table-cell>
          <table:table-cell office:value-type="float" office:value="0.90914" calcext:value-type="float">
            <text:p>0.90914</text:p>
          </table:table-cell>
          <table:table-cell office:value-type="float" office:value="0.933261" calcext:value-type="float">
            <text:p>0.933261</text:p>
          </table:table-cell>
          <table:table-cell office:value-type="float" office:value="0.897885" calcext:value-type="float">
            <text:p>0.897885</text:p>
          </table:table-cell>
          <table:table-cell table:number-columns-repeated="3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0.954583" calcext:value-type="float">
            <text:p>0.954583</text:p>
          </table:table-cell>
          <table:table-cell office:value-type="float" office:value="0.91038" calcext:value-type="float">
            <text:p>0.91038</text:p>
          </table:table-cell>
          <table:table-cell office:value-type="float" office:value="0.928542" calcext:value-type="float">
            <text:p>0.928542</text:p>
          </table:table-cell>
          <table:table-cell office:value-type="float" office:value="0.895033" calcext:value-type="float">
            <text:p>0.895033</text:p>
          </table:table-cell>
          <table:table-cell table:number-columns-repeated="3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911245" calcext:value-type="float">
            <text:p>0.911245</text:p>
          </table:table-cell>
          <table:table-cell office:value-type="float" office:value="0.9294" calcext:value-type="float">
            <text:p>0.9294</text:p>
          </table:table-cell>
          <table:table-cell office:value-type="float" office:value="0.893084" calcext:value-type="float">
            <text:p>0.893084</text:p>
          </table:table-cell>
          <table:table-cell table:number-columns-repeated="3"/>
        </table:table-row>
        <table:table-row table:style-name="ro2" table:number-rows-repeated="3">
          <table:table-cell table:number-columns-repeated="8"/>
        </table:table-row>
        <table:table-row table:style-name="ro2">
          <table:table-cell office:value-type="string" calcext:value-type="string">
            <text:p>M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ampleSize</text:p>
          </table:table-cell>
          <table:table-cell office:value-type="string" calcext:value-type="string">
            <text:p>Training%</text:p>
          </table:table-cell>
          <table:table-cell office:value-type="string" calcext:value-type="string">
            <text:p>TestingExtra%</text:p>
          </table:table-cell>
          <table:table-cell office:value-type="string" calcext:value-type="string">
            <text:p>TrainingTime(s)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364836" calcext:value-type="float">
            <text:p>0.364836</text:p>
          </table:table-cell>
          <table:table-cell office:value-type="float" office:value="0.00021995" calcext:value-type="float">
            <text:p>0.00021995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09623" calcext:value-type="float">
            <text:p>0.409623</text:p>
          </table:table-cell>
          <table:table-cell office:value-type="float" office:value="0.0002293" calcext:value-type="float">
            <text:p>0.0002293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983333" calcext:value-type="float">
            <text:p>0.983333</text:p>
          </table:table-cell>
          <table:table-cell office:value-type="float" office:value="0.45515" calcext:value-type="float">
            <text:p>0.45515</text:p>
          </table:table-cell>
          <table:table-cell office:value-type="float" office:value="0.00025835" calcext:value-type="float">
            <text:p>0.00025835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975" calcext:value-type="float">
            <text:p>0.975</text:p>
          </table:table-cell>
          <table:table-cell office:value-type="float" office:value="0.53355" calcext:value-type="float">
            <text:p>0.53355</text:p>
          </table:table-cell>
          <table:table-cell office:value-type="float" office:value="0.00032975" calcext:value-type="float">
            <text:p>0.00032975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537152" calcext:value-type="float">
            <text:p>0.537152</text:p>
          </table:table-cell>
          <table:table-cell office:value-type="float" office:value="0.00038285" calcext:value-type="float">
            <text:p>0.00038285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535035" calcext:value-type="float">
            <text:p>0.535035</text:p>
          </table:table-cell>
          <table:table-cell office:value-type="float" office:value="0.00051675" calcext:value-type="float">
            <text:p>0.00051675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964286" calcext:value-type="float">
            <text:p>0.964286</text:p>
          </table:table-cell>
          <table:table-cell office:value-type="float" office:value="0.605321" calcext:value-type="float">
            <text:p>0.605321</text:p>
          </table:table-cell>
          <table:table-cell office:value-type="float" office:value="0.00045895" calcext:value-type="float">
            <text:p>0.00045895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95625" calcext:value-type="float">
            <text:p>0.95625</text:p>
          </table:table-cell>
          <table:table-cell office:value-type="float" office:value="0.633298" calcext:value-type="float">
            <text:p>0.633298</text:p>
          </table:table-cell>
          <table:table-cell office:value-type="float" office:value="0.00052605" calcext:value-type="float">
            <text:p>0.00052605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0.663595" calcext:value-type="float">
            <text:p>0.663595</text:p>
          </table:table-cell>
          <table:table-cell office:value-type="float" office:value="0.000555" calcext:value-type="float">
            <text:p>0.000555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94" calcext:value-type="float">
            <text:p>0.94</text:p>
          </table:table-cell>
          <table:table-cell office:value-type="float" office:value="0.596718" calcext:value-type="float">
            <text:p>0.596718</text:p>
          </table:table-cell>
          <table:table-cell office:value-type="float" office:value="0.0005773" calcext:value-type="float">
            <text:p>0.0005773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9575" calcext:value-type="float">
            <text:p>0.9575</text:p>
          </table:table-cell>
          <table:table-cell office:value-type="float" office:value="0.790194" calcext:value-type="float">
            <text:p>0.790194</text:p>
          </table:table-cell>
          <table:table-cell office:value-type="float" office:value="0.0009519" calcext:value-type="float">
            <text:p>0.0009519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948333" calcext:value-type="float">
            <text:p>0.948333</text:p>
          </table:table-cell>
          <table:table-cell office:value-type="float" office:value="0.823497" calcext:value-type="float">
            <text:p>0.823497</text:p>
          </table:table-cell>
          <table:table-cell office:value-type="float" office:value="0.00132895" calcext:value-type="float">
            <text:p>0.00132895</text:p>
          </table:table-cell>
          <table:table-cell table:number-columns-repeated="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94625" calcext:value-type="float">
            <text:p>0.94625</text:p>
          </table:table-cell>
          <table:table-cell office:value-type="float" office:value="0.842722" calcext:value-type="float">
            <text:p>0.842722</text:p>
          </table:table-cell>
          <table:table-cell office:value-type="float" office:value="0.00180575" calcext:value-type="float">
            <text:p>0.00180575</text:p>
          </table:table-cell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946" calcext:value-type="float">
            <text:p>0.946</text:p>
          </table:table-cell>
          <table:table-cell office:value-type="float" office:value="0.859381" calcext:value-type="float">
            <text:p>0.859381</text:p>
          </table:table-cell>
          <table:table-cell office:value-type="float" office:value="0.00209895" calcext:value-type="float">
            <text:p>0.00209895</text:p>
          </table:table-cell>
          <table:table-cell table:number-columns-repeated="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935833" calcext:value-type="float">
            <text:p>0.935833</text:p>
          </table:table-cell>
          <table:table-cell office:value-type="float" office:value="0.8643" calcext:value-type="float">
            <text:p>0.8643</text:p>
          </table:table-cell>
          <table:table-cell office:value-type="float" office:value="0.0023498" calcext:value-type="float">
            <text:p>0.0023498</text:p>
          </table:table-cell>
          <table:table-cell table:number-columns-repeated="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956429" calcext:value-type="float">
            <text:p>0.956429</text:p>
          </table:table-cell>
          <table:table-cell office:value-type="float" office:value="0.884862" calcext:value-type="float">
            <text:p>0.884862</text:p>
          </table:table-cell>
          <table:table-cell office:value-type="float" office:value="0.0029223" calcext:value-type="float">
            <text:p>0.0029223</text:p>
          </table:table-cell>
          <table:table-cell table:number-columns-repeated="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960625" calcext:value-type="float">
            <text:p>0.960625</text:p>
          </table:table-cell>
          <table:table-cell office:value-type="float" office:value="0.880863" calcext:value-type="float">
            <text:p>0.880863</text:p>
          </table:table-cell>
          <table:table-cell office:value-type="float" office:value="0.00321875" calcext:value-type="float">
            <text:p>0.00321875</text:p>
          </table:table-cell>
          <table:table-cell table:number-columns-repeated="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945" calcext:value-type="float">
            <text:p>0.945</text:p>
          </table:table-cell>
          <table:table-cell office:value-type="float" office:value="0.874224" calcext:value-type="float">
            <text:p>0.874224</text:p>
          </table:table-cell>
          <table:table-cell office:value-type="float" office:value="0.0036028" calcext:value-type="float">
            <text:p>0.0036028</text:p>
          </table:table-cell>
          <table:table-cell table:number-columns-repeated="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881807" calcext:value-type="float">
            <text:p>0.881807</text:p>
          </table:table-cell>
          <table:table-cell office:value-type="float" office:value="0.00381405" calcext:value-type="float">
            <text:p>0.00381405</text:p>
          </table:table-cell>
          <table:table-cell table:number-columns-repeated="4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.940455" calcext:value-type="float">
            <text:p>0.940455</text:p>
          </table:table-cell>
          <table:table-cell office:value-type="float" office:value="0.885924" calcext:value-type="float">
            <text:p>0.885924</text:p>
          </table:table-cell>
          <table:table-cell office:value-type="float" office:value="0.005062" calcext:value-type="float">
            <text:p>0.005062</text:p>
          </table:table-cell>
          <table:table-cell table:number-columns-repeated="4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944167" calcext:value-type="float">
            <text:p>0.944167</text:p>
          </table:table-cell>
          <table:table-cell office:value-type="float" office:value="0.88402" calcext:value-type="float">
            <text:p>0.88402</text:p>
          </table:table-cell>
          <table:table-cell office:value-type="float" office:value="0.00506345" calcext:value-type="float">
            <text:p>0.00506345</text:p>
          </table:table-cell>
          <table:table-cell table:number-columns-repeated="4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0.942692" calcext:value-type="float">
            <text:p>0.942692</text:p>
          </table:table-cell>
          <table:table-cell office:value-type="float" office:value="0.8842" calcext:value-type="float">
            <text:p>0.8842</text:p>
          </table:table-cell>
          <table:table-cell office:value-type="float" office:value="0.00522085" calcext:value-type="float">
            <text:p>0.00522085</text:p>
          </table:table-cell>
          <table:table-cell table:number-columns-repeated="4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886078" calcext:value-type="float">
            <text:p>0.886078</text:p>
          </table:table-cell>
          <table:table-cell office:value-type="float" office:value="0.005393" calcext:value-type="float">
            <text:p>0.005393</text:p>
          </table:table-cell>
          <table:table-cell table:number-columns-repeated="4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.940667" calcext:value-type="float">
            <text:p>0.940667</text:p>
          </table:table-cell>
          <table:table-cell office:value-type="float" office:value="0.883138" calcext:value-type="float">
            <text:p>0.883138</text:p>
          </table:table-cell>
          <table:table-cell office:value-type="float" office:value="0.00573785" calcext:value-type="float">
            <text:p>0.00573785</text:p>
          </table:table-cell>
          <table:table-cell table:number-columns-repeated="4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0.937813" calcext:value-type="float">
            <text:p>0.937813</text:p>
          </table:table-cell>
          <table:table-cell office:value-type="float" office:value="0.888077" calcext:value-type="float">
            <text:p>0.888077</text:p>
          </table:table-cell>
          <table:table-cell office:value-type="float" office:value="0.00622455" calcext:value-type="float">
            <text:p>0.00622455</text:p>
          </table:table-cell>
          <table:table-cell table:number-columns-repeated="4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0.939412" calcext:value-type="float">
            <text:p>0.939412</text:p>
          </table:table-cell>
          <table:table-cell office:value-type="float" office:value="0.894901" calcext:value-type="float">
            <text:p>0.894901</text:p>
          </table:table-cell>
          <table:table-cell office:value-type="float" office:value="0.0065622" calcext:value-type="float">
            <text:p>0.0065622</text:p>
          </table:table-cell>
          <table:table-cell table:number-columns-repeated="4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0.941111" calcext:value-type="float">
            <text:p>0.941111</text:p>
          </table:table-cell>
          <table:table-cell office:value-type="float" office:value="0.894758" calcext:value-type="float">
            <text:p>0.894758</text:p>
          </table:table-cell>
          <table:table-cell office:value-type="float" office:value="0.0069319" calcext:value-type="float">
            <text:p>0.0069319</text:p>
          </table:table-cell>
          <table:table-cell table:number-columns-repeated="4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0.939211" calcext:value-type="float">
            <text:p>0.939211</text:p>
          </table:table-cell>
          <table:table-cell office:value-type="float" office:value="0.895521" calcext:value-type="float">
            <text:p>0.895521</text:p>
          </table:table-cell>
          <table:table-cell office:value-type="float" office:value="0.0072963" calcext:value-type="float">
            <text:p>0.0072963</text:p>
          </table:table-cell>
          <table:table-cell table:number-columns-repeated="4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934" calcext:value-type="float">
            <text:p>0.934</text:p>
          </table:table-cell>
          <table:table-cell office:value-type="float" office:value="0.891962" calcext:value-type="float">
            <text:p>0.891962</text:p>
          </table:table-cell>
          <table:table-cell office:value-type="float" office:value="0.0076337" calcext:value-type="float">
            <text:p>0.0076337</text:p>
          </table:table-cell>
          <table:table-cell table:number-columns-repeated="4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0.931667" calcext:value-type="float">
            <text:p>0.931667</text:p>
          </table:table-cell>
          <table:table-cell office:value-type="float" office:value="0.89124" calcext:value-type="float">
            <text:p>0.89124</text:p>
          </table:table-cell>
          <table:table-cell office:value-type="float" office:value="0.00824065" calcext:value-type="float">
            <text:p>0.00824065</text:p>
          </table:table-cell>
          <table:table-cell table:number-columns-repeated="4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0.932727" calcext:value-type="float">
            <text:p>0.932727</text:p>
          </table:table-cell>
          <table:table-cell office:value-type="float" office:value="0.892976" calcext:value-type="float">
            <text:p>0.892976</text:p>
          </table:table-cell>
          <table:table-cell office:value-type="float" office:value="0.00834605" calcext:value-type="float">
            <text:p>0.00834605</text:p>
          </table:table-cell>
          <table:table-cell table:number-columns-repeated="4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0.933261" calcext:value-type="float">
            <text:p>0.933261</text:p>
          </table:table-cell>
          <table:table-cell office:value-type="float" office:value="0.897885" calcext:value-type="float">
            <text:p>0.897885</text:p>
          </table:table-cell>
          <table:table-cell office:value-type="float" office:value="0.0088303" calcext:value-type="float">
            <text:p>0.0088303</text:p>
          </table:table-cell>
          <table:table-cell table:number-columns-repeated="4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0.928542" calcext:value-type="float">
            <text:p>0.928542</text:p>
          </table:table-cell>
          <table:table-cell office:value-type="float" office:value="0.895033" calcext:value-type="float">
            <text:p>0.895033</text:p>
          </table:table-cell>
          <table:table-cell office:value-type="float" office:value="0.00927165" calcext:value-type="float">
            <text:p>0.00927165</text:p>
          </table:table-cell>
          <table:table-cell table:number-columns-repeated="4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0.9294" calcext:value-type="float">
            <text:p>0.9294</text:p>
          </table:table-cell>
          <table:table-cell office:value-type="float" office:value="0.893084" calcext:value-type="float">
            <text:p>0.893084</text:p>
          </table:table-cell>
          <table:table-cell office:value-type="float" office:value="0.00970865" calcext:value-type="float">
            <text:p>0.00970865</text:p>
          </table:table-cell>
          <table:table-cell table:number-columns-repeated="4"/>
        </table:table-row>
      </table:table>
      <table:table table:name="VehicleDF" table:style-name="ta1">
        <table:shapes>
          <draw:frame draw:z-index="0" draw:style-name="gr1" draw:text-style-name="P1" svg:width="6.2988in" svg:height="3.5429in" svg:x="2.5988in" svg:y="1.2406in">
            <draw:object draw:notify-on-update-of-ranges="VehicleDF.A4:VehicleDF.A37 VehicleDF.B3:VehicleDF.B3 VehicleDF.B4:VehicleDF.B37" xlink:href="./Object 60" xlink:type="simple" xlink:show="embed" xlink:actuate="onLoad"/>
            <draw:image xlink:href="./ObjectReplacements/Object 60" xlink:type="simple" xlink:show="embed" xlink:actuate="onLoad"/>
          </draw:frame>
          <draw:frame draw:z-index="1" draw:style-name="gr1" draw:text-style-name="P1" svg:width="6.2988in" svg:height="3.5429in" svg:x="4.4839in" svg:y="7.6406in">
            <draw:object draw:notify-on-update-of-ranges="VehicleDF.A41:VehicleDF.A74 VehicleDF.B40:VehicleDF.B40 VehicleDF.B41:VehicleDF.B74 VehicleDF.A41:VehicleDF.A74 VehicleDF.C40:VehicleDF.C40 VehicleDF.C41:VehicleDF.C74 VehicleDF.A41:VehicleDF.A74 VehicleDF.D40:VehicleDF.D40 VehicleDF.D41:VehicleDF.D74 VehicleDF.A41:VehicleDF.A74 VehicleDF.E40:VehicleDF.E40 VehicleDF.E41:VehicleDF.E74" xlink:href="./Object 61" xlink:type="simple" xlink:show="embed" xlink:actuate="onLoad"/>
            <draw:image xlink:href="./ObjectReplacements/Object 6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34" table:default-cell-style-name="Default"/>
        <table:table-row table:style-name="ro1">
          <table:table-cell table:style-name="ce5" office:value-type="string" calcext:value-type="string" table:number-columns-spanned="8" table:number-rows-spanned="1">
            <text:p><text:span text:style-name="T2">VehicleDownsampledFurther, MaxLearn, UIUP PLP-trees (Training: x examples, TestingExtra: all examples except the training x)</text:span></text:p>
            <text:p><text:span text:style-name="T2">#Attributes: 10</text:span></text:p>
            <text:p><text:span text:style-name="T2">#Outcomes: 455</text:span></text:p>
            <text:p><text:span text:style-name="T2">#Users: 1</text:span></text:p>
            <text:p><text:span text:style-name="T2">#Examples: 76713</text:span></text:p>
          </table:table-cell>
          <table:covered-table-cell table:number-columns-repeated="7"/>
        </table:table-row>
        <table:table-row table:style-name="ro2">
          <table:table-cell office:value-type="string" calcext:value-type="string">
            <text:p>Experimentation tim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ampleSize</text:p>
          </table:table-cell>
          <table:table-cell office:value-type="string" calcext:value-type="string">
            <text:p>Time (s)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5176" calcext:value-type="float">
            <text:p>1.5176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.5129" calcext:value-type="float">
            <text:p>1.5129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6073" calcext:value-type="float">
            <text:p>1.6073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.7365" calcext:value-type="float">
            <text:p>1.7365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.037" calcext:value-type="float">
            <text:p>2.037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.8398" calcext:value-type="float">
            <text:p>1.8398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.4396" calcext:value-type="float">
            <text:p>2.4396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.0785" calcext:value-type="float">
            <text:p>3.0785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.5643" calcext:value-type="float">
            <text:p>3.5643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.2943" calcext:value-type="float">
            <text:p>4.2943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2.8919" calcext:value-type="float">
            <text:p>12.8919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5.6248" calcext:value-type="float">
            <text:p>15.6248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9.8262" calcext:value-type="float">
            <text:p>19.8262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3.6991" calcext:value-type="float">
            <text:p>23.6991</text:p>
          </table:table-cell>
          <table:table-cell table:number-columns-repeated="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2.4569" calcext:value-type="float">
            <text:p>32.4569</text:p>
          </table:table-cell>
          <table:table-cell table:number-columns-repeated="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4.195" calcext:value-type="float">
            <text:p>44.195</text:p>
          </table:table-cell>
          <table:table-cell table:number-columns-repeated="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58.241" calcext:value-type="float">
            <text:p>58.241</text:p>
          </table:table-cell>
          <table:table-cell table:number-columns-repeated="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69.3904" calcext:value-type="float">
            <text:p>69.3904</text:p>
          </table:table-cell>
          <table:table-cell table:number-columns-repeated="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44.5675" calcext:value-type="float">
            <text:p>144.5675</text:p>
          </table:table-cell>
          <table:table-cell table:number-columns-repeated="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93.597" calcext:value-type="float">
            <text:p>193.597</text:p>
          </table:table-cell>
          <table:table-cell table:number-columns-repeated="6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04.2153" calcext:value-type="float">
            <text:p>104.2153</text:p>
          </table:table-cell>
          <table:table-cell table:number-columns-repeated="6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19.0433" calcext:value-type="float">
            <text:p>119.0433</text:p>
          </table:table-cell>
          <table:table-cell table:number-columns-repeated="6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286.8411" calcext:value-type="float">
            <text:p>286.8411</text:p>
          </table:table-cell>
          <table:table-cell table:number-columns-repeated="6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59.8551" calcext:value-type="float">
            <text:p>359.8551</text:p>
          </table:table-cell>
          <table:table-cell table:number-columns-repeated="6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56.3721" calcext:value-type="float">
            <text:p>156.3721</text:p>
          </table:table-cell>
          <table:table-cell table:number-columns-repeated="6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202.1976" calcext:value-type="float">
            <text:p>202.1976</text:p>
          </table:table-cell>
          <table:table-cell table:number-columns-repeated="6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519.9588" calcext:value-type="float">
            <text:p>519.9588</text:p>
          </table:table-cell>
          <table:table-cell table:number-columns-repeated="6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343.6273" calcext:value-type="float">
            <text:p>343.6273</text:p>
          </table:table-cell>
          <table:table-cell table:number-columns-repeated="6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847.9333" calcext:value-type="float">
            <text:p>847.9333</text:p>
          </table:table-cell>
          <table:table-cell table:number-columns-repeated="6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434.5978" calcext:value-type="float">
            <text:p>434.5978</text:p>
          </table:table-cell>
          <table:table-cell table:number-columns-repeated="6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531.4694" calcext:value-type="float">
            <text:p>531.4694</text:p>
          </table:table-cell>
          <table:table-cell table:number-columns-repeated="6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659.1318" calcext:value-type="float">
            <text:p>659.1318</text:p>
          </table:table-cell>
          <table:table-cell table:number-columns-repeated="6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637.0175" calcext:value-type="float">
            <text:p>637.0175</text:p>
          </table:table-cell>
          <table:table-cell table:number-columns-repeated="6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27.0498" calcext:value-type="float">
            <text:p>427.0498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SampleSize</text:p>
          </table:table-cell>
          <table:table-cell office:value-type="string" calcext:value-type="string">
            <text:p>X-Training%</text:p>
          </table:table-cell>
          <table:table-cell office:value-type="string" calcext:value-type="string">
            <text:p>X-Testing%</text:p>
          </table:table-cell>
          <table:table-cell office:value-type="string" calcext:value-type="string">
            <text:p>MH-Training%</text:p>
          </table:table-cell>
          <table:table-cell office:value-type="string" calcext:value-type="string">
            <text:p>MH-TestingExtra%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52523" calcext:value-type="float">
            <text:p>0.52523</text:p>
          </table:table-cell>
          <table:table-cell office:value-type="float" office:value="1" calcext:value-type="float">
            <text:p>1</text:p>
          </table:table-cell>
          <table:table-cell office:value-type="float" office:value="0.367829" calcext:value-type="float">
            <text:p>0.367829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4514" calcext:value-type="float">
            <text:p>0.54514</text:p>
          </table:table-cell>
          <table:table-cell office:value-type="float" office:value="1" calcext:value-type="float">
            <text:p>1</text:p>
          </table:table-cell>
          <table:table-cell office:value-type="float" office:value="0.432569" calcext:value-type="float">
            <text:p>0.432569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36285" calcext:value-type="float">
            <text:p>0.536285</text:p>
          </table:table-cell>
          <table:table-cell office:value-type="float" office:value="1" calcext:value-type="float">
            <text:p>1</text:p>
          </table:table-cell>
          <table:table-cell office:value-type="float" office:value="0.424003" calcext:value-type="float">
            <text:p>0.424003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0809" calcext:value-type="float">
            <text:p>0.50809</text:p>
          </table:table-cell>
          <table:table-cell office:value-type="float" office:value="1" calcext:value-type="float">
            <text:p>1</text:p>
          </table:table-cell>
          <table:table-cell office:value-type="float" office:value="0.444559" calcext:value-type="float">
            <text:p>0.444559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5723" calcext:value-type="float">
            <text:p>0.55723</text:p>
          </table:table-cell>
          <table:table-cell office:value-type="float" office:value="0.95" calcext:value-type="float">
            <text:p>0.95</text:p>
          </table:table-cell>
          <table:table-cell office:value-type="float" office:value="0.504257" calcext:value-type="float">
            <text:p>0.504257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565545" calcext:value-type="float">
            <text:p>0.565545</text:p>
          </table:table-cell>
          <table:table-cell office:value-type="float" office:value="0.941667" calcext:value-type="float">
            <text:p>0.941667</text:p>
          </table:table-cell>
          <table:table-cell office:value-type="float" office:value="0.499654" calcext:value-type="float">
            <text:p>0.499654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992857" calcext:value-type="float">
            <text:p>0.992857</text:p>
          </table:table-cell>
          <table:table-cell office:value-type="float" office:value="0.542735" calcext:value-type="float">
            <text:p>0.542735</text:p>
          </table:table-cell>
          <table:table-cell office:value-type="float" office:value="0.921429" calcext:value-type="float">
            <text:p>0.921429</text:p>
          </table:table-cell>
          <table:table-cell office:value-type="float" office:value="0.48465" calcext:value-type="float">
            <text:p>0.48465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596665" calcext:value-type="float">
            <text:p>0.59666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539673" calcext:value-type="float">
            <text:p>0.539673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983333" calcext:value-type="float">
            <text:p>0.983333</text:p>
          </table:table-cell>
          <table:table-cell office:value-type="float" office:value="0.59484" calcext:value-type="float">
            <text:p>0.59484</text:p>
          </table:table-cell>
          <table:table-cell office:value-type="float" office:value="0.955556" calcext:value-type="float">
            <text:p>0.955556</text:p>
          </table:table-cell>
          <table:table-cell office:value-type="float" office:value="0.51695" calcext:value-type="float">
            <text:p>0.51695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975" calcext:value-type="float">
            <text:p>0.975</text:p>
          </table:table-cell>
          <table:table-cell office:value-type="float" office:value="0.586" calcext:value-type="float">
            <text:p>0.586</text:p>
          </table:table-cell>
          <table:table-cell office:value-type="float" office:value="0.925" calcext:value-type="float">
            <text:p>0.925</text:p>
          </table:table-cell>
          <table:table-cell office:value-type="float" office:value="0.560337" calcext:value-type="float">
            <text:p>0.560337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94" calcext:value-type="float">
            <text:p>0.94</text:p>
          </table:table-cell>
          <table:table-cell office:value-type="float" office:value="0.640585" calcext:value-type="float">
            <text:p>0.640585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614804" calcext:value-type="float">
            <text:p>0.614804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903333" calcext:value-type="float">
            <text:p>0.903333</text:p>
          </table:table-cell>
          <table:table-cell office:value-type="float" office:value="0.644875" calcext:value-type="float">
            <text:p>0.644875</text:p>
          </table:table-cell>
          <table:table-cell office:value-type="float" office:value="0.841667" calcext:value-type="float">
            <text:p>0.841667</text:p>
          </table:table-cell>
          <table:table-cell office:value-type="float" office:value="0.641193" calcext:value-type="float">
            <text:p>0.641193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87875" calcext:value-type="float">
            <text:p>0.87875</text:p>
          </table:table-cell>
          <table:table-cell office:value-type="float" office:value="0.70161" calcext:value-type="float">
            <text:p>0.70161</text:p>
          </table:table-cell>
          <table:table-cell office:value-type="float" office:value="0.85375" calcext:value-type="float">
            <text:p>0.85375</text:p>
          </table:table-cell>
          <table:table-cell office:value-type="float" office:value="0.680645" calcext:value-type="float">
            <text:p>0.680645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868" calcext:value-type="float">
            <text:p>0.868</text:p>
          </table:table-cell>
          <table:table-cell office:value-type="float" office:value="0.694625" calcext:value-type="float">
            <text:p>0.694625</text:p>
          </table:table-cell>
          <table:table-cell office:value-type="float" office:value="0.847" calcext:value-type="float">
            <text:p>0.847</text:p>
          </table:table-cell>
          <table:table-cell office:value-type="float" office:value="0.677325" calcext:value-type="float">
            <text:p>0.677325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8625" calcext:value-type="float">
            <text:p>0.8625</text:p>
          </table:table-cell>
          <table:table-cell office:value-type="float" office:value="0.71502" calcext:value-type="float">
            <text:p>0.71502</text:p>
          </table:table-cell>
          <table:table-cell office:value-type="float" office:value="0.823333" calcext:value-type="float">
            <text:p>0.823333</text:p>
          </table:table-cell>
          <table:table-cell office:value-type="float" office:value="0.708219" calcext:value-type="float">
            <text:p>0.708219</text:p>
          </table:table-cell>
          <table:table-cell table:number-columns-repeated="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865714" calcext:value-type="float">
            <text:p>0.865714</text:p>
          </table:table-cell>
          <table:table-cell office:value-type="float" office:value="0.73884" calcext:value-type="float">
            <text:p>0.73884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715176" calcext:value-type="float">
            <text:p>0.715176</text:p>
          </table:table-cell>
          <table:table-cell table:number-columns-repeated="3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85125" calcext:value-type="float">
            <text:p>0.85125</text:p>
          </table:table-cell>
          <table:table-cell office:value-type="float" office:value="0.74787" calcext:value-type="float">
            <text:p>0.74787</text:p>
          </table:table-cell>
          <table:table-cell office:value-type="float" office:value="0.82125" calcext:value-type="float">
            <text:p>0.82125</text:p>
          </table:table-cell>
          <table:table-cell office:value-type="float" office:value="0.72045" calcext:value-type="float">
            <text:p>0.72045</text:p>
          </table:table-cell>
          <table:table-cell table:number-columns-repeated="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841111" calcext:value-type="float">
            <text:p>0.841111</text:p>
          </table:table-cell>
          <table:table-cell office:value-type="float" office:value="0.73089" calcext:value-type="float">
            <text:p>0.73089</text:p>
          </table:table-cell>
          <table:table-cell office:value-type="float" office:value="0.839444" calcext:value-type="float">
            <text:p>0.839444</text:p>
          </table:table-cell>
          <table:table-cell office:value-type="float" office:value="0.731408" calcext:value-type="float">
            <text:p>0.731408</text:p>
          </table:table-cell>
          <table:table-cell table:number-columns-repeated="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74845" calcext:value-type="float">
            <text:p>0.74845</text:p>
          </table:table-cell>
          <table:table-cell office:value-type="float" office:value="0.8305" calcext:value-type="float">
            <text:p>0.8305</text:p>
          </table:table-cell>
          <table:table-cell office:value-type="float" office:value="0.743868" calcext:value-type="float">
            <text:p>0.743868</text:p>
          </table:table-cell>
          <table:table-cell table:number-columns-repeated="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.837727" calcext:value-type="float">
            <text:p>0.837727</text:p>
          </table:table-cell>
          <table:table-cell office:value-type="float" office:value="0.741605" calcext:value-type="float">
            <text:p>0.741605</text:p>
          </table:table-cell>
          <table:table-cell office:value-type="float" office:value="0.809091" calcext:value-type="float">
            <text:p>0.809091</text:p>
          </table:table-cell>
          <table:table-cell office:value-type="float" office:value="0.725668" calcext:value-type="float">
            <text:p>0.725668</text:p>
          </table:table-cell>
          <table:table-cell table:number-columns-repeated="3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84" calcext:value-type="float">
            <text:p>0.84</text:p>
          </table:table-cell>
          <table:table-cell office:value-type="float" office:value="0.751345" calcext:value-type="float">
            <text:p>0.751345</text:p>
          </table:table-cell>
          <table:table-cell office:value-type="float" office:value="0.80625" calcext:value-type="float">
            <text:p>0.80625</text:p>
          </table:table-cell>
          <table:table-cell office:value-type="float" office:value="0.724477" calcext:value-type="float">
            <text:p>0.724477</text:p>
          </table:table-cell>
          <table:table-cell table:number-columns-repeated="3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0.833846" calcext:value-type="float">
            <text:p>0.833846</text:p>
          </table:table-cell>
          <table:table-cell office:value-type="float" office:value="0.748115" calcext:value-type="float">
            <text:p>0.748115</text:p>
          </table:table-cell>
          <table:table-cell office:value-type="float" office:value="0.834615" calcext:value-type="float">
            <text:p>0.834615</text:p>
          </table:table-cell>
          <table:table-cell office:value-type="float" office:value="0.751998" calcext:value-type="float">
            <text:p>0.751998</text:p>
          </table:table-cell>
          <table:table-cell table:number-columns-repeated="3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0.838929" calcext:value-type="float">
            <text:p>0.838929</text:p>
          </table:table-cell>
          <table:table-cell office:value-type="float" office:value="0.750545" calcext:value-type="float">
            <text:p>0.750545</text:p>
          </table:table-cell>
          <table:table-cell office:value-type="float" office:value="0.818929" calcext:value-type="float">
            <text:p>0.818929</text:p>
          </table:table-cell>
          <table:table-cell office:value-type="float" office:value="0.741349" calcext:value-type="float">
            <text:p>0.741349</text:p>
          </table:table-cell>
          <table:table-cell table:number-columns-repeated="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.832333" calcext:value-type="float">
            <text:p>0.832333</text:p>
          </table:table-cell>
          <table:table-cell office:value-type="float" office:value="0.761225" calcext:value-type="float">
            <text:p>0.761225</text:p>
          </table:table-cell>
          <table:table-cell office:value-type="float" office:value="0.822" calcext:value-type="float">
            <text:p>0.822</text:p>
          </table:table-cell>
          <table:table-cell office:value-type="float" office:value="0.76355" calcext:value-type="float">
            <text:p>0.76355</text:p>
          </table:table-cell>
          <table:table-cell table:number-columns-repeated="3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0.843125" calcext:value-type="float">
            <text:p>0.843125</text:p>
          </table:table-cell>
          <table:table-cell office:value-type="float" office:value="0.761675" calcext:value-type="float">
            <text:p>0.761675</text:p>
          </table:table-cell>
          <table:table-cell office:value-type="float" office:value="0.811562" calcext:value-type="float">
            <text:p>0.811562</text:p>
          </table:table-cell>
          <table:table-cell office:value-type="float" office:value="0.756316" calcext:value-type="float">
            <text:p>0.756316</text:p>
          </table:table-cell>
          <table:table-cell table:number-columns-repeated="3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0.824118" calcext:value-type="float">
            <text:p>0.824118</text:p>
          </table:table-cell>
          <table:table-cell office:value-type="float" office:value="0.7739" calcext:value-type="float">
            <text:p>0.7739</text:p>
          </table:table-cell>
          <table:table-cell office:value-type="float" office:value="0.812059" calcext:value-type="float">
            <text:p>0.812059</text:p>
          </table:table-cell>
          <table:table-cell office:value-type="float" office:value="0.746968" calcext:value-type="float">
            <text:p>0.746968</text:p>
          </table:table-cell>
          <table:table-cell table:number-columns-repeated="3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0.826667" calcext:value-type="float">
            <text:p>0.826667</text:p>
          </table:table-cell>
          <table:table-cell office:value-type="float" office:value="0.764965" calcext:value-type="float">
            <text:p>0.764965</text:p>
          </table:table-cell>
          <table:table-cell office:value-type="float" office:value="0.820833" calcext:value-type="float">
            <text:p>0.820833</text:p>
          </table:table-cell>
          <table:table-cell office:value-type="float" office:value="0.760247" calcext:value-type="float">
            <text:p>0.760247</text:p>
          </table:table-cell>
          <table:table-cell table:number-columns-repeated="3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0.828947" calcext:value-type="float">
            <text:p>0.828947</text:p>
          </table:table-cell>
          <table:table-cell office:value-type="float" office:value="0.769095" calcext:value-type="float">
            <text:p>0.769095</text:p>
          </table:table-cell>
          <table:table-cell office:value-type="float" office:value="0.81" calcext:value-type="float">
            <text:p>0.81</text:p>
          </table:table-cell>
          <table:table-cell office:value-type="float" office:value="0.760827" calcext:value-type="float">
            <text:p>0.760827</text:p>
          </table:table-cell>
          <table:table-cell table:number-columns-repeated="3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6711" calcext:value-type="float">
            <text:p>0.76711</text:p>
          </table:table-cell>
          <table:table-cell office:value-type="float" office:value="0.80875" calcext:value-type="float">
            <text:p>0.80875</text:p>
          </table:table-cell>
          <table:table-cell office:value-type="float" office:value="0.764579" calcext:value-type="float">
            <text:p>0.764579</text:p>
          </table:table-cell>
          <table:table-cell table:number-columns-repeated="3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0.822857" calcext:value-type="float">
            <text:p>0.822857</text:p>
          </table:table-cell>
          <table:table-cell office:value-type="float" office:value="0.770535" calcext:value-type="float">
            <text:p>0.770535</text:p>
          </table:table-cell>
          <table:table-cell office:value-type="float" office:value="0.803333" calcext:value-type="float">
            <text:p>0.803333</text:p>
          </table:table-cell>
          <table:table-cell office:value-type="float" office:value="0.756927" calcext:value-type="float">
            <text:p>0.756927</text:p>
          </table:table-cell>
          <table:table-cell table:number-columns-repeated="3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0.828182" calcext:value-type="float">
            <text:p>0.828182</text:p>
          </table:table-cell>
          <table:table-cell office:value-type="float" office:value="0.763095" calcext:value-type="float">
            <text:p>0.763095</text:p>
          </table:table-cell>
          <table:table-cell office:value-type="float" office:value="0.803636" calcext:value-type="float">
            <text:p>0.803636</text:p>
          </table:table-cell>
          <table:table-cell office:value-type="float" office:value="0.75835" calcext:value-type="float">
            <text:p>0.75835</text:p>
          </table:table-cell>
          <table:table-cell table:number-columns-repeated="3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0.82" calcext:value-type="float">
            <text:p>0.82</text:p>
          </table:table-cell>
          <table:table-cell office:value-type="float" office:value="0.768685" calcext:value-type="float">
            <text:p>0.768685</text:p>
          </table:table-cell>
          <table:table-cell office:value-type="float" office:value="0.82" calcext:value-type="float">
            <text:p>0.82</text:p>
          </table:table-cell>
          <table:table-cell office:value-type="float" office:value="0.766279" calcext:value-type="float">
            <text:p>0.766279</text:p>
          </table:table-cell>
          <table:table-cell table:number-columns-repeated="3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0.824167" calcext:value-type="float">
            <text:p>0.824167</text:p>
          </table:table-cell>
          <table:table-cell office:value-type="float" office:value="0.77112" calcext:value-type="float">
            <text:p>0.77112</text:p>
          </table:table-cell>
          <table:table-cell office:value-type="float" office:value="0.816042" calcext:value-type="float">
            <text:p>0.816042</text:p>
          </table:table-cell>
          <table:table-cell office:value-type="float" office:value="0.764214" calcext:value-type="float">
            <text:p>0.764214</text:p>
          </table:table-cell>
          <table:table-cell table:number-columns-repeated="3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0.826" calcext:value-type="float">
            <text:p>0.826</text:p>
          </table:table-cell>
          <table:table-cell office:value-type="float" office:value="0.76601" calcext:value-type="float">
            <text:p>0.76601</text:p>
          </table:table-cell>
          <table:table-cell office:value-type="float" office:value="0.8016" calcext:value-type="float">
            <text:p>0.8016</text:p>
          </table:table-cell>
          <table:table-cell office:value-type="float" office:value="0.768245" calcext:value-type="float">
            <text:p>0.768245</text:p>
          </table:table-cell>
          <table:table-cell table:number-columns-repeated="3"/>
        </table:table-row>
        <table:table-row table:style-name="ro2" table:number-rows-repeated="4">
          <table:table-cell table:number-columns-repeated="8"/>
        </table:table-row>
        <table:table-row table:style-name="ro2">
          <table:table-cell office:value-type="string" calcext:value-type="string">
            <text:p>MH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ampleSize</text:p>
          </table:table-cell>
          <table:table-cell office:value-type="string" calcext:value-type="string">
            <text:p>Training%</text:p>
          </table:table-cell>
          <table:table-cell office:value-type="string" calcext:value-type="string">
            <text:p>TestingExtra%</text:p>
          </table:table-cell>
          <table:table-cell office:value-type="string" calcext:value-type="string">
            <text:p>TrainingTime(s)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367829" calcext:value-type="float">
            <text:p>0.367829</text:p>
          </table:table-cell>
          <table:table-cell office:value-type="float" office:value="0.0002928" calcext:value-type="float">
            <text:p>0.0002928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32569" calcext:value-type="float">
            <text:p>0.432569</text:p>
          </table:table-cell>
          <table:table-cell office:value-type="float" office:value="0.0003053" calcext:value-type="float">
            <text:p>0.0003053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24003" calcext:value-type="float">
            <text:p>0.424003</text:p>
          </table:table-cell>
          <table:table-cell office:value-type="float" office:value="0.0003418" calcext:value-type="float">
            <text:p>0.0003418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44559" calcext:value-type="float">
            <text:p>0.444559</text:p>
          </table:table-cell>
          <table:table-cell office:value-type="float" office:value="0.0003798" calcext:value-type="float">
            <text:p>0.0003798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504257" calcext:value-type="float">
            <text:p>0.504257</text:p>
          </table:table-cell>
          <table:table-cell office:value-type="float" office:value="0.00050175" calcext:value-type="float">
            <text:p>0.00050175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941667" calcext:value-type="float">
            <text:p>0.941667</text:p>
          </table:table-cell>
          <table:table-cell office:value-type="float" office:value="0.499654" calcext:value-type="float">
            <text:p>0.499654</text:p>
          </table:table-cell>
          <table:table-cell office:value-type="float" office:value="0.00060205" calcext:value-type="float">
            <text:p>0.00060205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921429" calcext:value-type="float">
            <text:p>0.921429</text:p>
          </table:table-cell>
          <table:table-cell office:value-type="float" office:value="0.48465" calcext:value-type="float">
            <text:p>0.48465</text:p>
          </table:table-cell>
          <table:table-cell office:value-type="float" office:value="0.00062315" calcext:value-type="float">
            <text:p>0.00062315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539673" calcext:value-type="float">
            <text:p>0.539673</text:p>
          </table:table-cell>
          <table:table-cell office:value-type="float" office:value="0.0007032" calcext:value-type="float">
            <text:p>0.0007032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955556" calcext:value-type="float">
            <text:p>0.955556</text:p>
          </table:table-cell>
          <table:table-cell office:value-type="float" office:value="0.51695" calcext:value-type="float">
            <text:p>0.51695</text:p>
          </table:table-cell>
          <table:table-cell office:value-type="float" office:value="0.00074585" calcext:value-type="float">
            <text:p>0.00074585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925" calcext:value-type="float">
            <text:p>0.925</text:p>
          </table:table-cell>
          <table:table-cell office:value-type="float" office:value="0.560337" calcext:value-type="float">
            <text:p>0.560337</text:p>
          </table:table-cell>
          <table:table-cell office:value-type="float" office:value="0.0008662" calcext:value-type="float">
            <text:p>0.0008662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614804" calcext:value-type="float">
            <text:p>0.614804</text:p>
          </table:table-cell>
          <table:table-cell office:value-type="float" office:value="0.0015182" calcext:value-type="float">
            <text:p>0.0015182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841667" calcext:value-type="float">
            <text:p>0.841667</text:p>
          </table:table-cell>
          <table:table-cell office:value-type="float" office:value="0.641193" calcext:value-type="float">
            <text:p>0.641193</text:p>
          </table:table-cell>
          <table:table-cell office:value-type="float" office:value="0.0020539" calcext:value-type="float">
            <text:p>0.0020539</text:p>
          </table:table-cell>
          <table:table-cell table:number-columns-repeated="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85375" calcext:value-type="float">
            <text:p>0.85375</text:p>
          </table:table-cell>
          <table:table-cell office:value-type="float" office:value="0.680645" calcext:value-type="float">
            <text:p>0.680645</text:p>
          </table:table-cell>
          <table:table-cell office:value-type="float" office:value="0.00249655" calcext:value-type="float">
            <text:p>0.00249655</text:p>
          </table:table-cell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847" calcext:value-type="float">
            <text:p>0.847</text:p>
          </table:table-cell>
          <table:table-cell office:value-type="float" office:value="0.677325" calcext:value-type="float">
            <text:p>0.677325</text:p>
          </table:table-cell>
          <table:table-cell office:value-type="float" office:value="0.0031545" calcext:value-type="float">
            <text:p>0.0031545</text:p>
          </table:table-cell>
          <table:table-cell table:number-columns-repeated="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823333" calcext:value-type="float">
            <text:p>0.823333</text:p>
          </table:table-cell>
          <table:table-cell office:value-type="float" office:value="0.708219" calcext:value-type="float">
            <text:p>0.708219</text:p>
          </table:table-cell>
          <table:table-cell office:value-type="float" office:value="0.0037689" calcext:value-type="float">
            <text:p>0.0037689</text:p>
          </table:table-cell>
          <table:table-cell table:number-columns-repeated="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715176" calcext:value-type="float">
            <text:p>0.715176</text:p>
          </table:table-cell>
          <table:table-cell office:value-type="float" office:value="0.00422195" calcext:value-type="float">
            <text:p>0.00422195</text:p>
          </table:table-cell>
          <table:table-cell table:number-columns-repeated="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82125" calcext:value-type="float">
            <text:p>0.82125</text:p>
          </table:table-cell>
          <table:table-cell office:value-type="float" office:value="0.72045" calcext:value-type="float">
            <text:p>0.72045</text:p>
          </table:table-cell>
          <table:table-cell office:value-type="float" office:value="0.00474285" calcext:value-type="float">
            <text:p>0.00474285</text:p>
          </table:table-cell>
          <table:table-cell table:number-columns-repeated="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839444" calcext:value-type="float">
            <text:p>0.839444</text:p>
          </table:table-cell>
          <table:table-cell office:value-type="float" office:value="0.731408" calcext:value-type="float">
            <text:p>0.731408</text:p>
          </table:table-cell>
          <table:table-cell office:value-type="float" office:value="0.0052423" calcext:value-type="float">
            <text:p>0.0052423</text:p>
          </table:table-cell>
          <table:table-cell table:number-columns-repeated="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8305" calcext:value-type="float">
            <text:p>0.8305</text:p>
          </table:table-cell>
          <table:table-cell office:value-type="float" office:value="0.743868" calcext:value-type="float">
            <text:p>0.743868</text:p>
          </table:table-cell>
          <table:table-cell office:value-type="float" office:value="0.0058756" calcext:value-type="float">
            <text:p>0.0058756</text:p>
          </table:table-cell>
          <table:table-cell table:number-columns-repeated="4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.809091" calcext:value-type="float">
            <text:p>0.809091</text:p>
          </table:table-cell>
          <table:table-cell office:value-type="float" office:value="0.725668" calcext:value-type="float">
            <text:p>0.725668</text:p>
          </table:table-cell>
          <table:table-cell office:value-type="float" office:value="0.0064958" calcext:value-type="float">
            <text:p>0.0064958</text:p>
          </table:table-cell>
          <table:table-cell table:number-columns-repeated="4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80625" calcext:value-type="float">
            <text:p>0.80625</text:p>
          </table:table-cell>
          <table:table-cell office:value-type="float" office:value="0.724477" calcext:value-type="float">
            <text:p>0.724477</text:p>
          </table:table-cell>
          <table:table-cell office:value-type="float" office:value="0.00732495" calcext:value-type="float">
            <text:p>0.00732495</text:p>
          </table:table-cell>
          <table:table-cell table:number-columns-repeated="4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0.834615" calcext:value-type="float">
            <text:p>0.834615</text:p>
          </table:table-cell>
          <table:table-cell office:value-type="float" office:value="0.751998" calcext:value-type="float">
            <text:p>0.751998</text:p>
          </table:table-cell>
          <table:table-cell office:value-type="float" office:value="0.0076377" calcext:value-type="float">
            <text:p>0.0076377</text:p>
          </table:table-cell>
          <table:table-cell table:number-columns-repeated="4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0.818929" calcext:value-type="float">
            <text:p>0.818929</text:p>
          </table:table-cell>
          <table:table-cell office:value-type="float" office:value="0.741349" calcext:value-type="float">
            <text:p>0.741349</text:p>
          </table:table-cell>
          <table:table-cell office:value-type="float" office:value="0.0082929" calcext:value-type="float">
            <text:p>0.0082929</text:p>
          </table:table-cell>
          <table:table-cell table:number-columns-repeated="4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.822" calcext:value-type="float">
            <text:p>0.822</text:p>
          </table:table-cell>
          <table:table-cell office:value-type="float" office:value="0.76355" calcext:value-type="float">
            <text:p>0.76355</text:p>
          </table:table-cell>
          <table:table-cell office:value-type="float" office:value="0.0089525" calcext:value-type="float">
            <text:p>0.0089525</text:p>
          </table:table-cell>
          <table:table-cell table:number-columns-repeated="4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0.811562" calcext:value-type="float">
            <text:p>0.811562</text:p>
          </table:table-cell>
          <table:table-cell office:value-type="float" office:value="0.756316" calcext:value-type="float">
            <text:p>0.756316</text:p>
          </table:table-cell>
          <table:table-cell office:value-type="float" office:value="0.0096117" calcext:value-type="float">
            <text:p>0.0096117</text:p>
          </table:table-cell>
          <table:table-cell table:number-columns-repeated="4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0.812059" calcext:value-type="float">
            <text:p>0.812059</text:p>
          </table:table-cell>
          <table:table-cell office:value-type="float" office:value="0.746968" calcext:value-type="float">
            <text:p>0.746968</text:p>
          </table:table-cell>
          <table:table-cell office:value-type="float" office:value="0.010279" calcext:value-type="float">
            <text:p>0.010279</text:p>
          </table:table-cell>
          <table:table-cell table:number-columns-repeated="4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0.820833" calcext:value-type="float">
            <text:p>0.820833</text:p>
          </table:table-cell>
          <table:table-cell office:value-type="float" office:value="0.760247" calcext:value-type="float">
            <text:p>0.760247</text:p>
          </table:table-cell>
          <table:table-cell office:value-type="float" office:value="0.0106923" calcext:value-type="float">
            <text:p>0.0106923</text:p>
          </table:table-cell>
          <table:table-cell table:number-columns-repeated="4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0.81" calcext:value-type="float">
            <text:p>0.81</text:p>
          </table:table-cell>
          <table:table-cell office:value-type="float" office:value="0.760827" calcext:value-type="float">
            <text:p>0.760827</text:p>
          </table:table-cell>
          <table:table-cell office:value-type="float" office:value="0.0117509" calcext:value-type="float">
            <text:p>0.0117509</text:p>
          </table:table-cell>
          <table:table-cell table:number-columns-repeated="4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80875" calcext:value-type="float">
            <text:p>0.80875</text:p>
          </table:table-cell>
          <table:table-cell office:value-type="float" office:value="0.764579" calcext:value-type="float">
            <text:p>0.764579</text:p>
          </table:table-cell>
          <table:table-cell office:value-type="float" office:value="0.0122956" calcext:value-type="float">
            <text:p>0.0122956</text:p>
          </table:table-cell>
          <table:table-cell table:number-columns-repeated="4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0.803333" calcext:value-type="float">
            <text:p>0.803333</text:p>
          </table:table-cell>
          <table:table-cell office:value-type="float" office:value="0.756927" calcext:value-type="float">
            <text:p>0.756927</text:p>
          </table:table-cell>
          <table:table-cell office:value-type="float" office:value="0.0127929" calcext:value-type="float">
            <text:p>0.0127929</text:p>
          </table:table-cell>
          <table:table-cell table:number-columns-repeated="4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0.803636" calcext:value-type="float">
            <text:p>0.803636</text:p>
          </table:table-cell>
          <table:table-cell office:value-type="float" office:value="0.75835" calcext:value-type="float">
            <text:p>0.75835</text:p>
          </table:table-cell>
          <table:table-cell office:value-type="float" office:value="0.0131117" calcext:value-type="float">
            <text:p>0.0131117</text:p>
          </table:table-cell>
          <table:table-cell table:number-columns-repeated="4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0.82" calcext:value-type="float">
            <text:p>0.82</text:p>
          </table:table-cell>
          <table:table-cell office:value-type="float" office:value="0.766279" calcext:value-type="float">
            <text:p>0.766279</text:p>
          </table:table-cell>
          <table:table-cell office:value-type="float" office:value="0.0135571" calcext:value-type="float">
            <text:p>0.0135571</text:p>
          </table:table-cell>
          <table:table-cell table:number-columns-repeated="4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0.816042" calcext:value-type="float">
            <text:p>0.816042</text:p>
          </table:table-cell>
          <table:table-cell office:value-type="float" office:value="0.764214" calcext:value-type="float">
            <text:p>0.764214</text:p>
          </table:table-cell>
          <table:table-cell office:value-type="float" office:value="0.0138339" calcext:value-type="float">
            <text:p>0.0138339</text:p>
          </table:table-cell>
          <table:table-cell table:number-columns-repeated="4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0.8016" calcext:value-type="float">
            <text:p>0.8016</text:p>
          </table:table-cell>
          <table:table-cell office:value-type="float" office:value="0.768245" calcext:value-type="float">
            <text:p>0.768245</text:p>
          </table:table-cell>
          <table:table-cell office:value-type="float" office:value="0.0149005" calcext:value-type="float">
            <text:p>0.014900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 style:data-style-name="N2" text:time-value="15:53:01.9191229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3:00:21.257326947</meta:creation-date>
    <dc:date>2015-11-24T09:13:39.184577016</dc:date>
    <meta:editing-duration>P21DT23H6M17S</meta:editing-duration>
    <meta:editing-cycles>124</meta:editing-cycles>
    <meta:generator>LibreOffice/4.2.8.2$Linux_X86_64 LibreOffice_project/420m0$Build-2</meta:generator>
    <meta:document-statistic meta:table-count="14" meta:cell-count="9477" meta:object-count="6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7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552cm" svg:height="6.783cm" xlink:href=".." xlink:type="simple" chart:class="chart:scatter" chart:style-name="ch1">
        <chart:legend chart:legend-position="end" svg:x="8.985cm" svg:y="2.594cm" style:legend-expansion="high" chart:style-name="ch2"/>
        <chart:plot-area chart:style-name="ch3" table:cell-range-address="CarEval.A3:CarEval.A22 CarEval.C2:CarEval.C22 CarEval.E2:CarEval.E22 CarEval.G2:CarEval.G22" chart:data-source-has-labels="row" svg:x="0.251cm" svg:y="0.135cm" svg:width="8.483cm" svg:height="6.513cm">
          <chartooo:coordinate-region svg:x="1.163cm" svg:y="0.334cm" svg:width="7.384cm" svg:height="5.6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rEval.C3:CarEval.C22" chart:label-cell-address="CarEval.C2:CarEval.C2" chart:class="chart:scatter">
            <chart:domain table:cell-range-address="CarEval.A3:CarEval.A22"/>
            <chart:data-point chart:repeated="20"/>
          </chart:series>
          <chart:series chart:style-name="ch8" chart:values-cell-range-address="CarEval.E3:CarEval.E22" chart:label-cell-address="CarEval.E2:CarEval.E2" chart:class="chart:scatter">
            <chart:data-point chart:repeated="20"/>
          </chart:series>
          <chart:series chart:style-name="ch9" chart:values-cell-range-address="CarEval.G3:CarEval.G22" chart:label-cell-address="CarEval.G2:CarEval.G2" chart:class="chart:scatte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CarEval.C2:CarEval.C2</svg:desc>
                </draw:g>
              </table:table-cell>
              <table:table-cell office:value-type="string">
                <text:p>Testing%</text:p>
                <draw:g>
                  <svg:desc>CarEval.E2:CarEval.E2</svg:desc>
                </draw:g>
              </table:table-cell>
              <table:table-cell office:value-type="string">
                <text:p>TestingExtra%</text:p>
                <draw:g>
                  <svg:desc>CarEval.G2:CarEval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rEval.A3:CarEval.A22</svg:desc>
                </draw:g>
              </table:table-cell>
              <table:table-cell office:value-type="float" office:value="0.87">
                <text:p>0.87</text:p>
                <draw:g>
                  <svg:desc>CarEval.C3:CarEval.C22</svg:desc>
                </draw:g>
              </table:table-cell>
              <table:table-cell office:value-type="float" office:value="0.856">
                <text:p>0.856</text:p>
                <draw:g>
                  <svg:desc>CarEval.E3:CarEval.E22</svg:desc>
                </draw:g>
              </table:table-cell>
              <table:table-cell office:value-type="float" office:value="0.856180167546548">
                <text:p>0.856180167546548</text:p>
                <draw:g>
                  <svg:desc>CarEval.G3:CarEval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67">
                <text:p>0.867</text:p>
              </table:table-cell>
              <table:table-cell office:value-type="float" office:value="0.826">
                <text:p>0.826</text:p>
              </table:table-cell>
              <table:table-cell office:value-type="float" office:value="0.856740514081274">
                <text:p>0.856740514081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6">
                <text:p>0.86</text:p>
              </table:table-cell>
              <table:table-cell office:value-type="float" office:value="0.857">
                <text:p>0.857</text:p>
              </table:table-cell>
              <table:table-cell office:value-type="float" office:value="0.854964127553647">
                <text:p>0.8549641275536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68">
                <text:p>0.868</text:p>
              </table:table-cell>
              <table:table-cell office:value-type="float" office:value="0.838">
                <text:p>0.838</text:p>
              </table:table-cell>
              <table:table-cell office:value-type="float" office:value="0.858279266738152">
                <text:p>0.858279266738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7">
                <text:p>0.87</text:p>
              </table:table-cell>
              <table:table-cell office:value-type="float" office:value="0.857">
                <text:p>0.857</text:p>
              </table:table-cell>
              <table:table-cell office:value-type="float" office:value="0.853569128719813">
                <text:p>0.8535691287198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55">
                <text:p>0.855</text:p>
              </table:table-cell>
              <table:table-cell office:value-type="float" office:value="0.837">
                <text:p>0.837</text:p>
              </table:table-cell>
              <table:table-cell office:value-type="float" office:value="0.848710836251194">
                <text:p>0.8487108362511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68">
                <text:p>0.868</text:p>
              </table:table-cell>
              <table:table-cell office:value-type="float" office:value="0.843">
                <text:p>0.843</text:p>
              </table:table-cell>
              <table:table-cell office:value-type="float" office:value="0.849370930336604">
                <text:p>0.8493709303366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63">
                <text:p>0.863</text:p>
              </table:table-cell>
              <table:table-cell office:value-type="float" office:value="0.852">
                <text:p>0.852</text:p>
              </table:table-cell>
              <table:table-cell office:value-type="float" office:value="0.853891841383792">
                <text:p>0.8538918413837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65">
                <text:p>0.865</text:p>
              </table:table-cell>
              <table:table-cell office:value-type="float" office:value="0.851">
                <text:p>0.851</text:p>
              </table:table-cell>
              <table:table-cell office:value-type="float" office:value="0.851260266296623">
                <text:p>0.8512602662966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46">
                <text:p>0.846</text:p>
              </table:table-cell>
              <table:table-cell office:value-type="float" office:value="0.861">
                <text:p>0.861</text:p>
              </table:table-cell>
              <table:table-cell office:value-type="float" office:value="0.852882630870987">
                <text:p>0.8528826308709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6">
                <text:p>0.86</text:p>
              </table:table-cell>
              <table:table-cell office:value-type="float" office:value="0.856">
                <text:p>0.856</text:p>
              </table:table-cell>
              <table:table-cell office:value-type="float" office:value="0.850745392910003">
                <text:p>0.850745392910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59">
                <text:p>0.859</text:p>
              </table:table-cell>
              <table:table-cell office:value-type="float" office:value="0.849">
                <text:p>0.849</text:p>
              </table:table-cell>
              <table:table-cell office:value-type="float" office:value="0.845928172962253">
                <text:p>0.8459281729622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29">
                <text:p>0.829</text:p>
              </table:table-cell>
              <table:table-cell office:value-type="float" office:value="0.853">
                <text:p>0.853</text:p>
              </table:table-cell>
              <table:table-cell office:value-type="float" office:value="0.850168910742078">
                <text:p>0.8501689107420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5">
                <text:p>0.85</text:p>
              </table:table-cell>
              <table:table-cell office:value-type="float" office:value="0.861">
                <text:p>0.861</text:p>
              </table:table-cell>
              <table:table-cell office:value-type="float" office:value="0.858563840632752">
                <text:p>0.8585638406327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64">
                <text:p>0.864</text:p>
              </table:table-cell>
              <table:table-cell office:value-type="float" office:value="0.873">
                <text:p>0.873</text:p>
              </table:table-cell>
              <table:table-cell office:value-type="float" office:value="0.855150420773308">
                <text:p>0.8551504207733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68">
                <text:p>0.868</text:p>
              </table:table-cell>
              <table:table-cell office:value-type="float" office:value="0.847">
                <text:p>0.847</text:p>
              </table:table-cell>
              <table:table-cell office:value-type="float" office:value="0.853288955452451">
                <text:p>0.8532889554524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65">
                <text:p>0.865</text:p>
              </table:table-cell>
              <table:table-cell office:value-type="float" office:value="0.852">
                <text:p>0.852</text:p>
              </table:table-cell>
              <table:table-cell office:value-type="float" office:value="0.855217897057594">
                <text:p>0.8552178970575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47">
                <text:p>0.847</text:p>
              </table:table-cell>
              <table:table-cell office:value-type="float" office:value="0.847">
                <text:p>0.847</text:p>
              </table:table-cell>
              <table:table-cell office:value-type="float" office:value="0.84976698678785">
                <text:p>0.849766986787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45">
                <text:p>0.845</text:p>
              </table:table-cell>
              <table:table-cell office:value-type="float" office:value="0.868">
                <text:p>0.868</text:p>
              </table:table-cell>
              <table:table-cell office:value-type="float" office:value="0.857789330239203">
                <text:p>0.8577893302392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64">
                <text:p>0.864</text:p>
              </table:table-cell>
              <table:table-cell office:value-type="float" office:value="0.848">
                <text:p>0.848</text:p>
              </table:table-cell>
              <table:table-cell office:value-type="float" office:value="0.853944648910625">
                <text:p>0.853944648910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418cm" svg:height="5.563cm" xlink:href=".." xlink:type="simple" chart:class="chart:bar" chart:style-name="ch1">
        <chart:legend chart:legend-position="end" svg:x="6.44cm" svg:y="1.984cm" style:legend-expansion="high" chart:style-name="ch2"/>
        <chart:plot-area chart:style-name="ch3" table:cell-range-address="Wine.A9:Wine.A11 Wine.C2:Wine.C2 Wine.C9:Wine.C11 Wine.E2:Wine.E2 Wine.E9:Wine.E11 Wine.G2:Wine.G2 Wine.G9:Wine.G11" chart:data-source-has-labels="both" svg:x="0.188cm" svg:y="0.111cm" svg:width="6.064cm" svg:height="5.341cm">
          <chartooo:coordinate-region svg:x="1.286cm" svg:y="0.311cm" svg:width="4.966cm" svg:height="4.495cm"/>
          <chart:axis chart:dimension="x" chart:name="primary-x" chart:style-name="ch4" chartooo:axis-type="auto">
            <chartooo:date-scale/>
            <chart:categories table:cell-range-address="Wine.A9:Wine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ine.C9:Wine.C11" chart:label-cell-address="Wine.C2:Wine.C2" chart:class="chart:bar">
            <chart:data-point chart:repeated="3"/>
          </chart:series>
          <chart:series chart:style-name="ch8" chart:values-cell-range-address="Wine.E9:Wine.E11" chart:label-cell-address="Wine.E2:Wine.E2" chart:class="chart:bar">
            <chart:data-point chart:repeated="3"/>
          </chart:series>
          <chart:series chart:style-name="ch9" chart:values-cell-range-address="Wine.G9:Wine.G11" chart:label-cell-address="Wine.G2:Wine.G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%</text:p>
                <draw:g>
                  <svg:desc>Wine.C2:Wine.C2</svg:desc>
                </draw:g>
              </table:table-cell>
              <table:table-cell office:value-type="string">
                <text:p>Testing%</text:p>
                <draw:g>
                  <svg:desc>Wine.E2:Wine.E2</svg:desc>
                </draw:g>
              </table:table-cell>
              <table:table-cell office:value-type="string">
                <text:p>TestingExtra%</text:p>
                <draw:g>
                  <svg:desc>Wine.G2:Wine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Wine.A9:Wine.A11</svg:desc>
                </draw:g>
              </table:table-cell>
              <table:table-cell office:value-type="float" office:value="0.9706">
                <text:p>0.9706</text:p>
                <draw:g>
                  <svg:desc>Wine.C9:Wine.C11</svg:desc>
                </draw:g>
              </table:table-cell>
              <table:table-cell office:value-type="float" office:value="0.9714">
                <text:p>0.9714</text:p>
                <draw:g>
                  <svg:desc>Wine.E9:Wine.E11</svg:desc>
                </draw:g>
              </table:table-cell>
              <table:table-cell office:value-type="float" office:value="0.969328666878778">
                <text:p>0.969328666878778</text:p>
                <draw:g>
                  <svg:desc>Wine.G9:Wine.G11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0.976">
                <text:p>0.976</text:p>
              </table:table-cell>
              <table:table-cell office:value-type="float" office:value="0.973">
                <text:p>0.973</text:p>
              </table:table-cell>
              <table:table-cell office:value-type="float" office:value="0.971046770601336">
                <text:p>0.971046770601336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964">
                <text:p>0.964</text:p>
              </table:table-cell>
              <table:table-cell office:value-type="float" office:value="0.968">
                <text:p>0.968</text:p>
              </table:table-cell>
              <table:table-cell office:value-type="float" office:value="0.965743981334182">
                <text:p>0.96574398133418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9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753cm" svg:height="5.985cm" xlink:href=".." xlink:type="simple" chart:class="chart:scatter" chart:style-name="ch1">
        <chart:legend chart:legend-position="end" svg:x="8.186cm" svg:y="2.195cm" style:legend-expansion="high" chart:style-name="ch2"/>
        <chart:plot-area chart:style-name="ch3" table:cell-range-address="Wine.A31:Wine.A50 Wine.C30:Wine.C50 Wine.E30:Wine.E50 Wine.G30:Wine.G50" chart:data-source-has-labels="row" svg:x="0.235cm" svg:y="0.119cm" svg:width="7.716cm" svg:height="5.747cm">
          <chartooo:coordinate-region svg:x="1.147cm" svg:y="0.318cm" svg:width="6.617cm" svg:height="4.9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ine.C31:Wine.C50" chart:label-cell-address="Wine.C30:Wine.C30" chart:class="chart:scatter">
            <chart:domain table:cell-range-address="Wine.A31:Wine.A50"/>
            <chart:data-point chart:repeated="20"/>
          </chart:series>
          <chart:series chart:style-name="ch8" chart:values-cell-range-address="Wine.E31:Wine.E50" chart:label-cell-address="Wine.E30:Wine.E30" chart:class="chart:scatter">
            <chart:data-point chart:repeated="20"/>
          </chart:series>
          <chart:series chart:style-name="ch9" chart:values-cell-range-address="Wine.G31:Wine.G50" chart:label-cell-address="Wine.G30:Wine.G30" chart:class="chart:scatte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Wine.C30:Wine.C30</svg:desc>
                </draw:g>
              </table:table-cell>
              <table:table-cell office:value-type="string">
                <text:p>Testing%</text:p>
                <draw:g>
                  <svg:desc>Wine.E30:Wine.E30</svg:desc>
                </draw:g>
              </table:table-cell>
              <table:table-cell office:value-type="string">
                <text:p>TestingExtra%</text:p>
                <draw:g>
                  <svg:desc>Wine.G30:Wine.G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Wine.A31:Wine.A50</svg:desc>
                </draw:g>
              </table:table-cell>
              <table:table-cell office:value-type="float" office:value="0.964">
                <text:p>0.964</text:p>
                <draw:g>
                  <svg:desc>Wine.C31:Wine.C50</svg:desc>
                </draw:g>
              </table:table-cell>
              <table:table-cell office:value-type="float" office:value="0.96">
                <text:p>0.96</text:p>
                <draw:g>
                  <svg:desc>Wine.E31:Wine.E50</svg:desc>
                </draw:g>
              </table:table-cell>
              <table:table-cell office:value-type="float" office:value="0.959917477158856">
                <text:p>0.959917477158856</text:p>
                <draw:g>
                  <svg:desc>Wine.G31:Wine.G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88">
                <text:p>0.988</text:p>
              </table:table-cell>
              <table:table-cell office:value-type="float" office:value="0.964">
                <text:p>0.964</text:p>
              </table:table-cell>
              <table:table-cell office:value-type="float" office:value="0.964043619216033">
                <text:p>0.964043619216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84">
                <text:p>0.984</text:p>
              </table:table-cell>
              <table:table-cell office:value-type="float" office:value="0.96">
                <text:p>0.96</text:p>
              </table:table-cell>
              <table:table-cell office:value-type="float" office:value="0.95903330386089">
                <text:p>0.959033303860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76">
                <text:p>0.976</text:p>
              </table:table-cell>
              <table:table-cell office:value-type="float" office:value="0.968">
                <text:p>0.968</text:p>
              </table:table-cell>
              <table:table-cell office:value-type="float" office:value="0.963159445918067">
                <text:p>0.9631594459180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92">
                <text:p>0.992</text:p>
              </table:table-cell>
              <table:table-cell office:value-type="float" office:value="0.968">
                <text:p>0.968</text:p>
              </table:table-cell>
              <table:table-cell office:value-type="float" office:value="0.962668238530307">
                <text:p>0.962668238530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88">
                <text:p>0.988</text:p>
              </table:table-cell>
              <table:table-cell office:value-type="float" office:value="0.968">
                <text:p>0.968</text:p>
              </table:table-cell>
              <table:table-cell office:value-type="float" office:value="0.962864721485411">
                <text:p>0.9628647214854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8">
                <text:p>0.98</text:p>
              </table:table-cell>
              <table:table-cell office:value-type="float" office:value="0.944">
                <text:p>0.944</text:p>
              </table:table-cell>
              <table:table-cell office:value-type="float" office:value="0.958542096473131">
                <text:p>0.9585420964731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64">
                <text:p>0.964</text:p>
              </table:table-cell>
              <table:table-cell office:value-type="float" office:value="0.984">
                <text:p>0.984</text:p>
              </table:table-cell>
              <table:table-cell office:value-type="float" office:value="0.969643383436487">
                <text:p>0.9696433834364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68">
                <text:p>0.968</text:p>
              </table:table-cell>
              <table:table-cell office:value-type="float" office:value="0.972">
                <text:p>0.972</text:p>
              </table:table-cell>
              <table:table-cell office:value-type="float" office:value="0.965418999901758">
                <text:p>0.9654189999017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8">
                <text:p>0.98</text:p>
              </table:table-cell>
              <table:table-cell office:value-type="float" office:value="0.956">
                <text:p>0.956</text:p>
              </table:table-cell>
              <table:table-cell office:value-type="float" office:value="0.961980548187445">
                <text:p>0.9619805481874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88">
                <text:p>0.988</text:p>
              </table:table-cell>
              <table:table-cell office:value-type="float" office:value="0.956">
                <text:p>0.956</text:p>
              </table:table-cell>
              <table:table-cell office:value-type="float" office:value="0.958050889085372">
                <text:p>0.9580508890853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6">
                <text:p>0.96</text:p>
              </table:table-cell>
              <table:table-cell office:value-type="float" office:value="0.952">
                <text:p>0.952</text:p>
              </table:table-cell>
              <table:table-cell office:value-type="float" office:value="0.959426269771097">
                <text:p>0.9594262697710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88">
                <text:p>0.988</text:p>
              </table:table-cell>
              <table:table-cell office:value-type="float" office:value="0.944">
                <text:p>0.944</text:p>
              </table:table-cell>
              <table:table-cell office:value-type="float" office:value="0.964338343648688">
                <text:p>0.9643383436486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92">
                <text:p>0.992</text:p>
              </table:table-cell>
              <table:table-cell office:value-type="float" office:value="0.98">
                <text:p>0.98</text:p>
              </table:table-cell>
              <table:table-cell office:value-type="float" office:value="0.969348659003831">
                <text:p>0.9693486590038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88">
                <text:p>0.988</text:p>
              </table:table-cell>
              <table:table-cell office:value-type="float" office:value="0.952">
                <text:p>0.952</text:p>
              </table:table-cell>
              <table:table-cell office:value-type="float" office:value="0.960310443069064">
                <text:p>0.9603104430690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84">
                <text:p>0.984</text:p>
              </table:table-cell>
              <table:table-cell office:value-type="float" office:value="0.972">
                <text:p>0.972</text:p>
              </table:table-cell>
              <table:table-cell office:value-type="float" office:value="0.963945377738481">
                <text:p>0.9639453777384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8">
                <text:p>0.98</text:p>
              </table:table-cell>
              <table:table-cell office:value-type="float" office:value="0.968">
                <text:p>0.968</text:p>
              </table:table-cell>
              <table:table-cell office:value-type="float" office:value="0.964141860693585">
                <text:p>0.9641418606935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8">
                <text:p>0.98</text:p>
              </table:table-cell>
              <table:table-cell office:value-type="float" office:value="0.948">
                <text:p>0.948</text:p>
              </table:table-cell>
              <table:table-cell office:value-type="float" office:value="0.965222516946655">
                <text:p>0.9652225169466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72">
                <text:p>0.972</text:p>
              </table:table-cell>
              <table:table-cell office:value-type="float" office:value="0.948">
                <text:p>0.948</text:p>
              </table:table-cell>
              <table:table-cell office:value-type="float" office:value="0.953138815207781">
                <text:p>0.9531388152077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76">
                <text:p>0.976</text:p>
              </table:table-cell>
              <table:table-cell office:value-type="float" office:value="0.96">
                <text:p>0.96</text:p>
              </table:table-cell>
              <table:table-cell office:value-type="float" office:value="0.965713724334414">
                <text:p>0.96571372433441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517cm" svg:height="6.084cm" xlink:href=".." xlink:type="simple" chart:class="chart:bar" chart:style-name="ch1">
        <chart:legend chart:legend-position="end" svg:x="6.539cm" svg:y="2.245cm" style:legend-expansion="high" chart:style-name="ch2"/>
        <chart:plot-area chart:style-name="ch3" table:cell-range-address="Wine.A52:Wine.A54 Wine.C30:Wine.C30 Wine.C52:Wine.C54 Wine.E30:Wine.E30 Wine.E52:Wine.E54 Wine.G30:Wine.G30 Wine.G52:Wine.G54" chart:data-source-has-labels="both" svg:x="0.19cm" svg:y="0.121cm" svg:width="6.159cm" svg:height="5.842cm">
          <chartooo:coordinate-region svg:x="1.102cm" svg:y="0.32cm" svg:width="5.247cm" svg:height="4.996cm"/>
          <chart:axis chart:dimension="x" chart:name="primary-x" chart:style-name="ch4" chartooo:axis-type="auto">
            <chartooo:date-scale/>
            <chart:categories table:cell-range-address="Wine.A52:Wine.A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ine.C52:Wine.C54" chart:label-cell-address="Wine.C30:Wine.C30" chart:class="chart:bar">
            <chart:data-point chart:repeated="3"/>
          </chart:series>
          <chart:series chart:style-name="ch8" chart:values-cell-range-address="Wine.E52:Wine.E54" chart:label-cell-address="Wine.E30:Wine.E30" chart:class="chart:bar">
            <chart:data-point chart:repeated="3"/>
          </chart:series>
          <chart:series chart:style-name="ch9" chart:values-cell-range-address="Wine.G52:Wine.G54" chart:label-cell-address="Wine.G30:Wine.G30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%</text:p>
                <draw:g>
                  <svg:desc>Wine.C30:Wine.C30</svg:desc>
                </draw:g>
              </table:table-cell>
              <table:table-cell office:value-type="string">
                <text:p>Testing%</text:p>
                <draw:g>
                  <svg:desc>Wine.E30:Wine.E30</svg:desc>
                </draw:g>
              </table:table-cell>
              <table:table-cell office:value-type="string">
                <text:p>TestingExtra%</text:p>
                <draw:g>
                  <svg:desc>Wine.G30:Wine.G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Wine.A52:Wine.A54</svg:desc>
                </draw:g>
              </table:table-cell>
              <table:table-cell office:value-type="float" office:value="0.9796">
                <text:p>0.9796</text:p>
                <draw:g>
                  <svg:desc>Wine.C52:Wine.C54</svg:desc>
                </draw:g>
              </table:table-cell>
              <table:table-cell office:value-type="float" office:value="0.9612">
                <text:p>0.9612</text:p>
                <draw:g>
                  <svg:desc>Wine.E52:Wine.E54</svg:desc>
                </draw:g>
              </table:table-cell>
              <table:table-cell office:value-type="float" office:value="0.962545436683368">
                <text:p>0.962545436683368</text:p>
                <draw:g>
                  <svg:desc>Wine.G52:Wine.G54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0.992">
                <text:p>0.992</text:p>
              </table:table-cell>
              <table:table-cell office:value-type="float" office:value="0.984">
                <text:p>0.984</text:p>
              </table:table-cell>
              <table:table-cell office:value-type="float" office:value="0.969643383436487">
                <text:p>0.969643383436487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96">
                <text:p>0.96</text:p>
              </table:table-cell>
              <table:table-cell office:value-type="float" office:value="0.944">
                <text:p>0.944</text:p>
              </table:table-cell>
              <table:table-cell office:value-type="float" office:value="0.953138815207781">
                <text:p>0.95313881520778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478cm" svg:height="7.983cm" xlink:href=".." xlink:type="simple" chart:class="chart:scatter" chart:style-name="ch1">
        <chart:legend chart:legend-position="end" svg:x="10.626cm" svg:y="3.443cm" style:legend-expansion="high" chart:style-name="ch2"/>
        <chart:plot-area chart:style-name="ch3" table:cell-range-address="Cars1.A3:Cars1.A62 Cars1.D2:Cars1.D62 Cars1.G2:Cars1.G62" chart:data-source-has-labels="row" svg:x="0.269cm" svg:y="0.159cm" svg:width="10.088cm" svg:height="7.665cm">
          <chartooo:coordinate-region svg:x="0.996cm" svg:y="0.358cm" svg:width="9.174cm" svg:height="6.8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rs1.D3:Cars1.D62" chart:label-cell-address="Cars1.D2:Cars1.D2" chart:class="chart:scatter">
            <chart:domain table:cell-range-address="Cars1.A3:Cars1.A62"/>
            <chart:data-point chart:repeated="60"/>
          </chart:series>
          <chart:series chart:style-name="ch8" chart:values-cell-range-address="Cars1.G3:Cars1.G62" chart:label-cell-address="Cars1.G2:Cars1.G2" chart:class="chart:scatter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Cars1.D2:Cars1.D2</svg:desc>
                </draw:g>
              </table:table-cell>
              <table:table-cell office:value-type="string">
                <text:p>Testing%</text:p>
                <draw:g>
                  <svg:desc>Cars1.G2:Cars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rs1.A3:Cars1.A62</svg:desc>
                </draw:g>
              </table:table-cell>
              <table:table-cell office:value-type="float" office:value="0.909090909090909">
                <text:p>0.909090909090909</text:p>
                <draw:g>
                  <svg:desc>Cars1.D3:Cars1.D62</svg:desc>
                </draw:g>
              </table:table-cell>
              <table:table-cell office:value-type="float" office:value="0.782608695652174">
                <text:p>0.782608695652174</text:p>
                <draw:g>
                  <svg:desc>Cars1.G3:Cars1.G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869565217391304">
                <text:p>0.869565217391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1304347826087">
                <text:p>0.913043478260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869565217391304">
                <text:p>0.8695652173913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63636363636364">
                <text:p>0.863636363636364</text:p>
              </table:table-cell>
              <table:table-cell office:value-type="float" office:value="0.608695652173913">
                <text:p>0.608695652173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63636363636364">
                <text:p>0.863636363636364</text:p>
              </table:table-cell>
              <table:table-cell office:value-type="float" office:value="0.782608695652174">
                <text:p>0.7826086956521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869565217391304">
                <text:p>0.8695652173913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590909090909091">
                <text:p>0.5909090909090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869565217391304">
                <text:p>0.869565217391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91304347826087">
                <text:p>0.913043478260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63636363636364">
                <text:p>0.863636363636364</text:p>
              </table:table-cell>
              <table:table-cell office:value-type="float" office:value="0.478260869565217">
                <text:p>0.4782608695652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782608695652174">
                <text:p>0.7826086956521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91304347826087">
                <text:p>0.913043478260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63636363636364">
                <text:p>0.863636363636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91304347826087">
                <text:p>0.913043478260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478260869565217">
                <text:p>0.4782608695652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63636363636364">
                <text:p>0.863636363636364</text:p>
              </table:table-cell>
              <table:table-cell office:value-type="float" office:value="0.782608695652174">
                <text:p>0.7826086956521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91304347826087">
                <text:p>0.913043478260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63636363636364">
                <text:p>0.863636363636364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826086956521739">
                <text:p>0.8260869565217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869565217391304">
                <text:p>0.8695652173913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652173913043478">
                <text:p>0.6521739130434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63636363636364">
                <text:p>0.863636363636364</text:p>
              </table:table-cell>
              <table:table-cell office:value-type="float" office:value="0.695652173913043">
                <text:p>0.6956521739130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826086956521739">
                <text:p>0.8260869565217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782608695652174">
                <text:p>0.7826086956521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.826086956521739">
                <text:p>0.8260869565217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826086956521739">
                <text:p>0.8260869565217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782608695652174">
                <text:p>0.7826086956521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0.739130434782609">
                <text:p>0.7391304347826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91304347826087">
                <text:p>0.913043478260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869565217391304">
                <text:p>0.8695652173913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.739130434782609">
                <text:p>0.7391304347826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739130434782609">
                <text:p>0.7391304347826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826086956521739">
                <text:p>0.8260869565217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826086956521739">
                <text:p>0.8260869565217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608695652173913">
                <text:p>0.6086956521739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782608695652174">
                <text:p>0.7826086956521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739130434782609">
                <text:p>0.7391304347826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91304347826087">
                <text:p>0.913043478260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0.772727272727273">
                <text:p>0.7727272727272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863636363636364">
                <text:p>0.86363636363636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624cm" svg:height="7.407cm" xlink:href=".." xlink:type="simple" chart:class="chart:bar" chart:style-name="ch1">
        <chart:legend chart:legend-position="end" svg:x="8.361cm" svg:y="3.155cm" style:legend-expansion="high" chart:style-name="ch2"/>
        <chart:plot-area chart:style-name="ch3" table:cell-range-address="Cars1.A64:Cars1.A66 Cars1.D2:Cars1.D2 Cars1.D64:Cars1.D66 Cars1.G2:Cars1.G2 Cars1.G64:Cars1.G66" chart:data-source-has-labels="both" svg:x="0.212cm" svg:y="0.148cm" svg:width="7.937cm" svg:height="7.111cm">
          <chartooo:coordinate-region svg:x="0.939cm" svg:y="0.347cm" svg:width="7.21cm" svg:height="6.265cm"/>
          <chart:axis chart:dimension="x" chart:name="primary-x" chart:style-name="ch4" chartooo:axis-type="auto">
            <chartooo:date-scale/>
            <chart:categories table:cell-range-address="Cars1.A64:Cars1.A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rs1.D64:Cars1.D66" chart:label-cell-address="Cars1.D2:Cars1.D2" chart:class="chart:bar">
            <chart:data-point chart:repeated="3"/>
          </chart:series>
          <chart:series chart:style-name="ch8" chart:values-cell-range-address="Cars1.G64:Cars1.G66" chart:label-cell-address="Cars1.G2:Cars1.G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%</text:p>
                <draw:g>
                  <svg:desc>Cars1.D2:Cars1.D2</svg:desc>
                </draw:g>
              </table:table-cell>
              <table:table-cell office:value-type="string">
                <text:p>Testing%</text:p>
                <draw:g>
                  <svg:desc>Cars1.G2:Cars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Cars1.A64:Cars1.A66</svg:desc>
                </draw:g>
              </table:table-cell>
              <table:table-cell office:value-type="float" office:value="0.953679653679653">
                <text:p>0.953679653679653</text:p>
                <draw:g>
                  <svg:desc>Cars1.D64:Cars1.D66</svg:desc>
                </draw:g>
              </table:table-cell>
              <table:table-cell office:value-type="float" office:value="0.821067664219838">
                <text:p>0.821067664219838</text:p>
                <draw:g>
                  <svg:desc>Cars1.G64:Cars1.G66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454545454545455">
                <text:p>0.45454545454545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794cm" svg:height="7.182cm" xlink:href=".." xlink:type="simple" chart:class="chart:bar" chart:style-name="ch1">
        <chart:legend chart:legend-position="end" svg:x="8.531cm" svg:y="3.043cm" style:legend-expansion="high" chart:style-name="ch2"/>
        <chart:plot-area chart:style-name="ch3" table:cell-range-address="Cars2.A64:Cars2.A66 Cars2.D2:Cars2.D2 Cars2.D64:Cars2.D66 Cars2.G2:Cars2.G2 Cars2.G64:Cars2.G66" chart:data-source-has-labels="both" svg:x="0.215cm" svg:y="0.143cm" svg:width="8.101cm" svg:height="6.896cm">
          <chartooo:coordinate-region svg:x="0.942cm" svg:y="0.342cm" svg:width="7.374cm" svg:height="6.05cm"/>
          <chart:axis chart:dimension="x" chart:name="primary-x" chart:style-name="ch4" chartooo:axis-type="auto">
            <chartooo:date-scale/>
            <chart:categories table:cell-range-address="Cars2.A64:Cars2.A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rs2.D64:Cars2.D66" chart:label-cell-address="Cars2.D2:Cars2.D2" chart:class="chart:bar">
            <chart:data-point chart:repeated="3"/>
          </chart:series>
          <chart:series chart:style-name="ch8" chart:values-cell-range-address="Cars2.G64:Cars2.G66" chart:label-cell-address="Cars2.G2:Cars2.G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%</text:p>
                <draw:g>
                  <svg:desc>Cars2.D2:Cars2.D2</svg:desc>
                </draw:g>
              </table:table-cell>
              <table:table-cell office:value-type="string">
                <text:p>Testing%</text:p>
                <draw:g>
                  <svg:desc>Cars2.G2:Cars2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Cars2.A64:Cars2.A66</svg:desc>
                </draw:g>
              </table:table-cell>
              <table:table-cell office:value-type="float" office:value="0.964638157894736">
                <text:p>0.964638157894736</text:p>
                <draw:g>
                  <svg:desc>Cars2.D64:Cars2.D66</svg:desc>
                </draw:g>
              </table:table-cell>
              <table:table-cell office:value-type="float" office:value="0.763814356151817">
                <text:p>0.763814356151817</text:p>
                <draw:g>
                  <svg:desc>Cars2.G64:Cars2.G66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444444444444444">
                <text:p>0.44444444444444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364cm" svg:height="6.906cm" xlink:href=".." xlink:type="simple" chart:class="chart:scatter" chart:style-name="ch1">
        <chart:legend chart:legend-position="end" svg:x="8.512cm" svg:y="2.905cm" style:legend-expansion="high" chart:style-name="ch2"/>
        <chart:plot-area chart:style-name="ch3" table:cell-range-address="Cars2.A3:Cars2.A62 Cars2.D2:Cars2.D62 Cars2.G2:Cars2.G62" chart:data-source-has-labels="row" svg:x="0.227cm" svg:y="0.138cm" svg:width="8.058cm" svg:height="6.63cm">
          <chartooo:coordinate-region svg:x="0.954cm" svg:y="0.337cm" svg:width="7.144cm" svg:height="5.7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rs2.D3:Cars2.D62" chart:label-cell-address="Cars2.D2:Cars2.D2" chart:class="chart:scatter">
            <chart:domain table:cell-range-address="Cars2.A3:Cars2.A62"/>
            <chart:data-point chart:repeated="60"/>
          </chart:series>
          <chart:series chart:style-name="ch8" chart:values-cell-range-address="Cars2.G3:Cars2.G62" chart:label-cell-address="Cars2.G2:Cars2.G2" chart:class="chart:scatter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Cars2.D2:Cars2.D2</svg:desc>
                </draw:g>
              </table:table-cell>
              <table:table-cell office:value-type="string">
                <text:p>Testing%</text:p>
                <draw:g>
                  <svg:desc>Cars2.G2:Cars2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rs2.A3:Cars2.A62</svg:desc>
                </draw:g>
              </table:table-cell>
              <table:table-cell office:value-type="float" office:value="1">
                <text:p>1</text:p>
                <draw:g>
                  <svg:desc>Cars2.D3:Cars2.D62</svg:desc>
                </draw:g>
              </table:table-cell>
              <table:table-cell office:value-type="float" office:value="0.68421052631579">
                <text:p>0.68421052631579</text:p>
                <draw:g>
                  <svg:desc>Cars2.G3:Cars2.G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31578947368421">
                <text:p>0.6315789473684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0.68421052631579">
                <text:p>0.684210526315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789473684210526">
                <text:p>0.789473684210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578947368421053">
                <text:p>0.5789473684210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47368421052632">
                <text:p>0.9473684210526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789473684210526">
                <text:p>0.7894736842105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736842105263158">
                <text:p>0.7368421052631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722222222222222">
                <text:p>0.7222222222222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789473684210526">
                <text:p>0.7894736842105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736842105263158">
                <text:p>0.7368421052631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631578947368421">
                <text:p>0.6315789473684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631578947368421">
                <text:p>0.6315789473684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947368421052632">
                <text:p>0.9473684210526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947368421052632">
                <text:p>0.9473684210526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.789473684210526">
                <text:p>0.7894736842105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0.578947368421053">
                <text:p>0.5789473684210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75">
                <text:p>0.875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375">
                <text:p>0.9375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375">
                <text:p>0.9375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9375">
                <text:p>0.9375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875">
                <text:p>0.875</text:p>
              </table:table-cell>
              <table:table-cell office:value-type="float" office:value="0.470588235294118">
                <text:p>0.4705882352941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68421052631579">
                <text:p>0.684210526315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68421052631579">
                <text:p>0.684210526315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.68421052631579">
                <text:p>0.684210526315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736842105263158">
                <text:p>0.7368421052631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0.789473684210526">
                <text:p>0.7894736842105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0.736842105263158">
                <text:p>0.7368421052631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0.578947368421053">
                <text:p>0.5789473684210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842105263157895">
                <text:p>0.84210526315789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428cm" svg:height="7.557cm" xlink:href=".." xlink:type="simple" chart:class="chart:scatter" chart:style-name="ch1">
        <chart:legend chart:legend-position="end" svg:x="10.576cm" svg:y="3.23cm" style:legend-expansion="high" chart:style-name="ch2"/>
        <chart:plot-area chart:style-name="ch3" table:cell-range-address="Cars1.A88:Cars1.A147 Cars1.D2:Cars1.D2 Cars1.D88:Cars1.D147 Cars1.G2:Cars1.G2 Cars1.G88:Cars1.G147" chart:data-source-has-labels="row" svg:x="0.268cm" svg:y="0.151cm" svg:width="10.04cm" svg:height="7.255cm">
          <chartooo:coordinate-region svg:x="0.995cm" svg:y="0.35cm" svg:width="9.126cm" svg:height="6.4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rs1.D88:Cars1.D147" chart:label-cell-address="Cars1.D2:Cars1.D2" chart:class="chart:scatter">
            <chart:domain table:cell-range-address="Cars1.A88:Cars1.A147"/>
            <chart:data-point chart:repeated="60"/>
          </chart:series>
          <chart:series chart:style-name="ch8" chart:values-cell-range-address="Cars1.G88:Cars1.G147" chart:label-cell-address="Cars1.G2:Cars1.G2" chart:class="chart:scatter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Cars1.D2:Cars1.D2</svg:desc>
                </draw:g>
              </table:table-cell>
              <table:table-cell office:value-type="string">
                <text:p>Testing%</text:p>
                <draw:g>
                  <svg:desc>Cars1.G2:Cars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rs1.A88:Cars1.A147</svg:desc>
                </draw:g>
              </table:table-cell>
              <table:table-cell office:value-type="float" office:value="0.93913">
                <text:p>0.93913</text:p>
                <draw:g>
                  <svg:desc>Cars1.D88:Cars1.D147</svg:desc>
                </draw:g>
              </table:table-cell>
              <table:table-cell office:value-type="float" office:value="0.7087">
                <text:p>0.7087</text:p>
                <draw:g>
                  <svg:desc>Cars1.G88:Cars1.G1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06818">
                <text:p>0.906818</text:p>
              </table:table-cell>
              <table:table-cell office:value-type="float" office:value="0.81088">
                <text:p>0.81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90909">
                <text:p>0.990909</text:p>
              </table:table-cell>
              <table:table-cell office:value-type="float" office:value="0.89347">
                <text:p>0.893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86364">
                <text:p>0.986364</text:p>
              </table:table-cell>
              <table:table-cell office:value-type="float" office:value="0.873905">
                <text:p>0.8739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54545">
                <text:p>0.854545</text:p>
              </table:table-cell>
              <table:table-cell office:value-type="float" office:value="0.593475">
                <text:p>0.5934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27273">
                <text:p>0.927273</text:p>
              </table:table-cell>
              <table:table-cell office:value-type="float" office:value="0.74566">
                <text:p>0.745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906515">
                <text:p>0.9065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63636">
                <text:p>0.963636</text:p>
              </table:table-cell>
              <table:table-cell office:value-type="float" office:value="0.86303">
                <text:p>0.863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06818">
                <text:p>0.906818</text:p>
              </table:table-cell>
              <table:table-cell office:value-type="float" office:value="0.763625">
                <text:p>0.763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61363">
                <text:p>0.961363</text:p>
              </table:table-cell>
              <table:table-cell office:value-type="float" office:value="0.81086">
                <text:p>0.810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75">
                <text:p>0.975</text:p>
              </table:table-cell>
              <table:table-cell office:value-type="float" office:value="0.884775">
                <text:p>0.8847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86364">
                <text:p>0.786364</text:p>
              </table:table-cell>
              <table:table-cell office:value-type="float" office:value="0.493475">
                <text:p>0.493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52272">
                <text:p>0.952272</text:p>
              </table:table-cell>
              <table:table-cell office:value-type="float" office:value="0.810865">
                <text:p>0.8108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83333">
                <text:p>0.983333</text:p>
              </table:table-cell>
              <table:table-cell office:value-type="float" office:value="0.849995">
                <text:p>0.849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88478">
                <text:p>0.884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43182">
                <text:p>0.943182</text:p>
              </table:table-cell>
              <table:table-cell office:value-type="float" office:value="0.865195">
                <text:p>0.8651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93477">
                <text:p>0.934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59091">
                <text:p>0.959091</text:p>
              </table:table-cell>
              <table:table-cell office:value-type="float" office:value="0.839125">
                <text:p>0.839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88636">
                <text:p>0.988636</text:p>
              </table:table-cell>
              <table:table-cell office:value-type="float" office:value="0.886945">
                <text:p>0.8869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27273">
                <text:p>0.927273</text:p>
              </table:table-cell>
              <table:table-cell office:value-type="float" office:value="0.754355">
                <text:p>0.7543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923905">
                <text:p>0.9239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27272">
                <text:p>0.927272</text:p>
              </table:table-cell>
              <table:table-cell office:value-type="float" office:value="0.76088">
                <text:p>0.760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90869">
                <text:p>0.908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81818">
                <text:p>0.981818</text:p>
              </table:table-cell>
              <table:table-cell office:value-type="float" office:value="0.852165">
                <text:p>0.8521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31818">
                <text:p>0.931818</text:p>
              </table:table-cell>
              <table:table-cell office:value-type="float" office:value="0.736965">
                <text:p>0.7369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910865">
                <text:p>0.9108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15909">
                <text:p>0.915909</text:p>
              </table:table-cell>
              <table:table-cell office:value-type="float" office:value="0.717395">
                <text:p>0.7173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84091">
                <text:p>0.984091</text:p>
              </table:table-cell>
              <table:table-cell office:value-type="float" office:value="0.8913">
                <text:p>0.89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52272">
                <text:p>0.952272</text:p>
              </table:table-cell>
              <table:table-cell office:value-type="float" office:value="0.823915">
                <text:p>0.8239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68182">
                <text:p>0.768182</text:p>
              </table:table-cell>
              <table:table-cell office:value-type="float" office:value="0.44316">
                <text:p>0.443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911364">
                <text:p>0.91136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936345">
                <text:p>0.9363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984091">
                <text:p>0.984091</text:p>
              </table:table-cell>
              <table:table-cell office:value-type="float" office:value="0.884765">
                <text:p>0.8847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35714">
                <text:p>0.935714</text:p>
              </table:table-cell>
              <table:table-cell office:value-type="float" office:value="0.69545">
                <text:p>0.695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92857">
                <text:p>0.992857</text:p>
              </table:table-cell>
              <table:table-cell office:value-type="float" office:value="0.879545">
                <text:p>0.8795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70454">
                <text:p>0.970454</text:p>
              </table:table-cell>
              <table:table-cell office:value-type="float" office:value="0.843485">
                <text:p>0.8434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927272">
                <text:p>0.927272</text:p>
              </table:table-cell>
              <table:table-cell office:value-type="float" office:value="0.76523">
                <text:p>0.765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876075">
                <text:p>0.8760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0.93912">
                <text:p>0.939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68181">
                <text:p>0.968181</text:p>
              </table:table-cell>
              <table:table-cell office:value-type="float" office:value="0.819565">
                <text:p>0.8195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927273">
                <text:p>0.927273</text:p>
              </table:table-cell>
              <table:table-cell office:value-type="float" office:value="0.7587">
                <text:p>0.75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917395">
                <text:p>0.9173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891295">
                <text:p>0.8912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963636">
                <text:p>0.963636</text:p>
              </table:table-cell>
              <table:table-cell office:value-type="float" office:value="0.88042">
                <text:p>0.880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995">
                <text:p>0.995</text:p>
              </table:table-cell>
              <table:table-cell office:value-type="float" office:value="0.888095">
                <text:p>0.8880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920454">
                <text:p>0.920454</text:p>
              </table:table-cell>
              <table:table-cell office:value-type="float" office:value="0.739145">
                <text:p>0.7391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952272">
                <text:p>0.952272</text:p>
              </table:table-cell>
              <table:table-cell office:value-type="float" office:value="0.77827">
                <text:p>0.778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957143">
                <text:p>0.957143</text:p>
              </table:table-cell>
              <table:table-cell office:value-type="float" office:value="0.795445">
                <text:p>0.7954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975">
                <text:p>0.975</text:p>
              </table:table-cell>
              <table:table-cell office:value-type="float" office:value="0.88913">
                <text:p>0.889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60526">
                <text:p>0.960526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913636">
                <text:p>0.913636</text:p>
              </table:table-cell>
              <table:table-cell office:value-type="float" office:value="0.78046">
                <text:p>0.780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0.86738">
                <text:p>0.867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954545">
                <text:p>0.954545</text:p>
              </table:table-cell>
              <table:table-cell office:value-type="float" office:value="0.784795">
                <text:p>0.7847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881818">
                <text:p>0.881818</text:p>
              </table:table-cell>
              <table:table-cell office:value-type="float" office:value="0.68914">
                <text:p>0.689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0.92825">
                <text:p>0.928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963636">
                <text:p>0.963636</text:p>
              </table:table-cell>
              <table:table-cell office:value-type="float" office:value="0.823915">
                <text:p>0.8239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986363">
                <text:p>0.986363</text:p>
              </table:table-cell>
              <table:table-cell office:value-type="float" office:value="0.86135">
                <text:p>0.861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825">
                <text:p>0.825</text:p>
              </table:table-cell>
              <table:table-cell office:value-type="float" office:value="0.579555">
                <text:p>0.5795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956818">
                <text:p>0.956818</text:p>
              </table:table-cell>
              <table:table-cell office:value-type="float" office:value="0.795455">
                <text:p>0.7954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968182">
                <text:p>0.968182</text:p>
              </table:table-cell>
              <table:table-cell office:value-type="float" office:value="0.836355">
                <text:p>0.83635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592cm" svg:height="7.157cm" xlink:href=".." xlink:type="simple" chart:class="chart:bar" chart:style-name="ch1">
        <chart:legend chart:legend-position="end" svg:x="9.329cm" svg:y="3.03cm" style:legend-expansion="high" chart:style-name="ch2"/>
        <chart:plot-area chart:style-name="ch3" table:cell-range-address="Cars1.A149:Cars1.A151 Cars1.D2:Cars1.D2 Cars1.D149:Cars1.D151 Cars1.G2:Cars1.G2 Cars1.G149:Cars1.G151" chart:data-source-has-labels="both" svg:x="0.231cm" svg:y="0.143cm" svg:width="8.867cm" svg:height="6.871cm">
          <chartooo:coordinate-region svg:x="0.958cm" svg:y="0.342cm" svg:width="8.14cm" svg:height="6.025cm"/>
          <chart:axis chart:dimension="x" chart:name="primary-x" chart:style-name="ch4" chartooo:axis-type="auto">
            <chartooo:date-scale/>
            <chart:categories table:cell-range-address="Cars1.A149:Cars1.A1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rs1.D149:Cars1.D151" chart:label-cell-address="Cars1.D2:Cars1.D2" chart:class="chart:bar">
            <chart:data-point chart:repeated="3"/>
          </chart:series>
          <chart:series chart:style-name="ch8" chart:values-cell-range-address="Cars1.G149:Cars1.G151" chart:label-cell-address="Cars1.G2:Cars1.G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%</text:p>
                <draw:g>
                  <svg:desc>Cars1.D2:Cars1.D2</svg:desc>
                </draw:g>
              </table:table-cell>
              <table:table-cell office:value-type="string">
                <text:p>Testing%</text:p>
                <draw:g>
                  <svg:desc>Cars1.G2:Cars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Cars1.A149:Cars1.A151</svg:desc>
                </draw:g>
              </table:table-cell>
              <table:table-cell office:value-type="float" office:value="0.953410066666667">
                <text:p>0.953410066666667</text:p>
                <draw:g>
                  <svg:desc>Cars1.D149:Cars1.D151</svg:desc>
                </draw:g>
              </table:table-cell>
              <table:table-cell office:value-type="float" office:value="0.8148795">
                <text:p>0.8148795</text:p>
                <draw:g>
                  <svg:desc>Cars1.G149:Cars1.G151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1">
                <text:p>1</text:p>
              </table:table-cell>
              <table:table-cell office:value-type="float" office:value="0.93912">
                <text:p>0.93912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768182">
                <text:p>0.768182</text:p>
              </table:table-cell>
              <table:table-cell office:value-type="float" office:value="0.44316">
                <text:p>0.4431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6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3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45cm" svg:height="7.145cm" xlink:href=".." xlink:type="simple" chart:class="chart:scatter" chart:style-name="ch1">
        <chart:legend chart:legend-position="end" svg:x="9.958cm" svg:y="2.526cm" style:legend-expansion="high" chart:style-name="ch2"/>
        <chart:plot-area chart:style-name="ch3" table:cell-range-address="Cars1.A176:Cars1.A235 Cars1.D175:Cars1.D235 Cars1.G175:Cars1.I235" chart:data-source-has-labels="row" svg:x="0.268cm" svg:y="0.142cm" svg:width="9.422cm" svg:height="6.861cm">
          <chartooo:coordinate-region svg:x="0.995cm" svg:y="0.342cm" svg:width="8.509cm" svg:height="6.0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rs1.D176:Cars1.D235" chart:label-cell-address="Cars1.D175:Cars1.D175" chart:class="chart:scatter">
            <chart:domain table:cell-range-address="Cars1.A176:Cars1.A235"/>
            <chart:data-point chart:repeated="60"/>
          </chart:series>
          <chart:series chart:style-name="ch8" chart:values-cell-range-address="Cars1.G176:Cars1.G235" chart:label-cell-address="Cars1.G175:Cars1.G175" chart:class="chart:scatter">
            <chart:data-point chart:repeated="60"/>
          </chart:series>
          <chart:series chart:style-name="ch9" chart:values-cell-range-address="Cars1.H176:Cars1.H235" chart:label-cell-address="Cars1.H175:Cars1.H175" chart:class="chart:scatter">
            <chart:data-point chart:repeated="60"/>
          </chart:series>
          <chart:series chart:style-name="ch10" chart:values-cell-range-address="Cars1.I176:Cars1.I235" chart:label-cell-address="Cars1.I175:Cars1.I175" chart:class="chart:scatter">
            <chart:data-point chart:repeated="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-Training%</text:p>
                <draw:g>
                  <svg:desc>Cars1.D175:Cars1.D175</svg:desc>
                </draw:g>
              </table:table-cell>
              <table:table-cell office:value-type="string">
                <text:p>X-Testing%</text:p>
                <draw:g>
                  <svg:desc>Cars1.G175:Cars1.G175</svg:desc>
                </draw:g>
              </table:table-cell>
              <table:table-cell office:value-type="string">
                <text:p>MH-Training%</text:p>
                <draw:g>
                  <svg:desc>Cars1.H175:Cars1.H175</svg:desc>
                </draw:g>
              </table:table-cell>
              <table:table-cell office:value-type="string">
                <text:p>MH-Testing%</text:p>
                <draw:g>
                  <svg:desc>Cars1.I175:Cars1.I1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rs1.A176:Cars1.A235</svg:desc>
                </draw:g>
              </table:table-cell>
              <table:table-cell office:value-type="float" office:value="0.906061">
                <text:p>0.906061</text:p>
                <draw:g>
                  <svg:desc>Cars1.D176:Cars1.D235</svg:desc>
                </draw:g>
              </table:table-cell>
              <table:table-cell office:value-type="float" office:value="0.691655">
                <text:p>0.691655</text:p>
                <draw:g>
                  <svg:desc>Cars1.G176:Cars1.G235</svg:desc>
                </draw:g>
              </table:table-cell>
              <table:table-cell office:value-type="float" office:value="0.861765">
                <text:p>0.861765</text:p>
                <draw:g>
                  <svg:desc>Cars1.H176:Cars1.H235</svg:desc>
                </draw:g>
              </table:table-cell>
              <table:table-cell office:value-type="float" office:value="0.690909">
                <text:p>0.690909</text:p>
                <draw:g>
                  <svg:desc>Cars1.I176:Cars1.I2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10606">
                <text:p>0.910606</text:p>
              </table:table-cell>
              <table:table-cell office:value-type="float" office:value="0.88334">
                <text:p>0.88334</text:p>
              </table:table-cell>
              <table:table-cell office:value-type="float" office:value="0.725">
                <text:p>0.725</text:p>
              </table:table-cell>
              <table:table-cell office:value-type="float" office:value="0.540909">
                <text:p>0.5409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86364">
                <text:p>0.986364</text:p>
              </table:table-cell>
              <table:table-cell office:value-type="float" office:value="0.92084">
                <text:p>0.92084</text:p>
              </table:table-cell>
              <table:table-cell office:value-type="float" office:value="0.775">
                <text:p>0.775</text:p>
              </table:table-cell>
              <table:table-cell office:value-type="float" office:value="0.663636">
                <text:p>0.6636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69697">
                <text:p>0.969697</text:p>
              </table:table-cell>
              <table:table-cell office:value-type="float" office:value="0.883335">
                <text:p>0.883335</text:p>
              </table:table-cell>
              <table:table-cell office:value-type="float" office:value="0.808824">
                <text:p>0.808824</text:p>
              </table:table-cell>
              <table:table-cell office:value-type="float" office:value="0.613636">
                <text:p>0.613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04546">
                <text:p>0.804546</text:p>
              </table:table-cell>
              <table:table-cell office:value-type="float" office:value="0.60417">
                <text:p>0.60417</text:p>
              </table:table-cell>
              <table:table-cell office:value-type="float" office:value="0.752941">
                <text:p>0.752941</text:p>
              </table:table-cell>
              <table:table-cell office:value-type="float" office:value="0.554545">
                <text:p>0.5545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13636">
                <text:p>0.913636</text:p>
              </table:table-cell>
              <table:table-cell office:value-type="float" office:value="0.745825">
                <text:p>0.745825</text:p>
              </table:table-cell>
              <table:table-cell office:value-type="float" office:value="0.777941">
                <text:p>0.777941</text:p>
              </table:table-cell>
              <table:table-cell office:value-type="float" office:value="0.636364">
                <text:p>0.6363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941675">
                <text:p>0.941675</text:p>
              </table:table-cell>
              <table:table-cell office:value-type="float" office:value="0.786765">
                <text:p>0.786765</text:p>
              </table:table-cell>
              <table:table-cell office:value-type="float" office:value="0.622727">
                <text:p>0.6227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60606">
                <text:p>0.960606</text:p>
              </table:table-cell>
              <table:table-cell office:value-type="float" office:value="0.858335">
                <text:p>0.858335</text:p>
              </table:table-cell>
              <table:table-cell office:value-type="float" office:value="0.823529">
                <text:p>0.823529</text:p>
              </table:table-cell>
              <table:table-cell office:value-type="float" office:value="0.627273">
                <text:p>0.6272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813655">
                <text:p>0.813655</text:p>
              </table:table-cell>
              <table:table-cell office:value-type="float" office:value="0.801515">
                <text:p>0.80151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42424">
                <text:p>0.942424</text:p>
              </table:table-cell>
              <table:table-cell office:value-type="float" office:value="0.84168">
                <text:p>0.84168</text:p>
              </table:table-cell>
              <table:table-cell office:value-type="float" office:value="0.808824">
                <text:p>0.808824</text:p>
              </table:table-cell>
              <table:table-cell office:value-type="float" office:value="0.645455">
                <text:p>0.6454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72727">
                <text:p>0.972727</text:p>
              </table:table-cell>
              <table:table-cell office:value-type="float" office:value="0.93751">
                <text:p>0.93751</text:p>
              </table:table-cell>
              <table:table-cell office:value-type="float" office:value="0.816176">
                <text:p>0.816176</text:p>
              </table:table-cell>
              <table:table-cell office:value-type="float" office:value="0.668182">
                <text:p>0.668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27273">
                <text:p>0.727273</text:p>
              </table:table-cell>
              <table:table-cell office:value-type="float" office:value="0.39167">
                <text:p>0.39167</text:p>
              </table:table-cell>
              <table:table-cell office:value-type="float" office:value="0.675">
                <text:p>0.675</text:p>
              </table:table-cell>
              <table:table-cell office:value-type="float" office:value="0.340909">
                <text:p>0.3409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56061">
                <text:p>0.956061</text:p>
              </table:table-cell>
              <table:table-cell office:value-type="float" office:value="0.875005">
                <text:p>0.875005</text:p>
              </table:table-cell>
              <table:table-cell office:value-type="float" office:value="0.782353">
                <text:p>0.782353</text:p>
              </table:table-cell>
              <table:table-cell office:value-type="float" office:value="0.559091">
                <text:p>0.5590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75">
                <text:p>0.975</text:p>
              </table:table-cell>
              <table:table-cell office:value-type="float" office:value="0.93637">
                <text:p>0.93637</text:p>
              </table:table-cell>
              <table:table-cell office:value-type="float" office:value="0.848485">
                <text:p>0.84848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94584">
                <text:p>0.94584</text:p>
              </table:table-cell>
              <table:table-cell office:value-type="float" office:value="0.852941">
                <text:p>0.852941</text:p>
              </table:table-cell>
              <table:table-cell office:value-type="float" office:value="0.695455">
                <text:p>0.6954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36364">
                <text:p>0.936364</text:p>
              </table:table-cell>
              <table:table-cell office:value-type="float" office:value="0.88334">
                <text:p>0.88334</text:p>
              </table:table-cell>
              <table:table-cell office:value-type="float" office:value="0.782353">
                <text:p>0.782353</text:p>
              </table:table-cell>
              <table:table-cell office:value-type="float" office:value="0.572727">
                <text:p>0.5727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937515">
                <text:p>0.937515</text:p>
              </table:table-cell>
              <table:table-cell office:value-type="float" office:value="0.829412">
                <text:p>0.829412</text:p>
              </table:table-cell>
              <table:table-cell office:value-type="float" office:value="0.668182">
                <text:p>0.6681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54546">
                <text:p>0.954546</text:p>
              </table:table-cell>
              <table:table-cell office:value-type="float" office:value="0.89166">
                <text:p>0.89166</text:p>
              </table:table-cell>
              <table:table-cell office:value-type="float" office:value="0.867647">
                <text:p>0.867647</text:p>
              </table:table-cell>
              <table:table-cell office:value-type="float" office:value="0.813636">
                <text:p>0.8136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81818">
                <text:p>0.981818</text:p>
              </table:table-cell>
              <table:table-cell office:value-type="float" office:value="0.92085">
                <text:p>0.92085</text:p>
              </table:table-cell>
              <table:table-cell office:value-type="float" office:value="0.786765">
                <text:p>0.78676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0303">
                <text:p>0.90303</text:p>
              </table:table-cell>
              <table:table-cell office:value-type="float" office:value="0.770835">
                <text:p>0.770835</text:p>
              </table:table-cell>
              <table:table-cell office:value-type="float" office:value="0.820588">
                <text:p>0.82058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94167">
                <text:p>0.94167</text:p>
              </table:table-cell>
              <table:table-cell office:value-type="float" office:value="0.841176">
                <text:p>0.841176</text:p>
              </table:table-cell>
              <table:table-cell office:value-type="float" office:value="0.672727">
                <text:p>0.6727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15152">
                <text:p>0.915152</text:p>
              </table:table-cell>
              <table:table-cell office:value-type="float" office:value="0.8">
                <text:p>0.8</text:p>
              </table:table-cell>
              <table:table-cell office:value-type="float" office:value="0.85">
                <text:p>0.85</text:p>
              </table:table-cell>
              <table:table-cell office:value-type="float" office:value="0.740909">
                <text:p>0.740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970835">
                <text:p>0.970835</text:p>
              </table:table-cell>
              <table:table-cell office:value-type="float" office:value="0.782353">
                <text:p>0.782353</text:p>
              </table:table-cell>
              <table:table-cell office:value-type="float" office:value="0.581818">
                <text:p>0.5818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80303">
                <text:p>0.980303</text:p>
              </table:table-cell>
              <table:table-cell office:value-type="float" office:value="0.89167">
                <text:p>0.89167</text:p>
              </table:table-cell>
              <table:table-cell office:value-type="float" office:value="0.807353">
                <text:p>0.807353</text:p>
              </table:table-cell>
              <table:table-cell office:value-type="float" office:value="0.613636">
                <text:p>0.6136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13636">
                <text:p>0.913636</text:p>
              </table:table-cell>
              <table:table-cell office:value-type="float" office:value="0.75">
                <text:p>0.75</text:p>
              </table:table-cell>
              <table:table-cell office:value-type="float" office:value="0.805882">
                <text:p>0.805882</text:p>
              </table:table-cell>
              <table:table-cell office:value-type="float" office:value="0.631818">
                <text:p>0.6318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937505">
                <text:p>0.937505</text:p>
              </table:table-cell>
              <table:table-cell office:value-type="float" office:value="0.794118">
                <text:p>0.794118</text:p>
              </table:table-cell>
              <table:table-cell office:value-type="float" office:value="0.495455">
                <text:p>0.4954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98485">
                <text:p>0.898485</text:p>
              </table:table-cell>
              <table:table-cell office:value-type="float" office:value="0.700005">
                <text:p>0.700005</text:p>
              </table:table-cell>
              <table:table-cell office:value-type="float" office:value="0.842647">
                <text:p>0.842647</text:p>
              </table:table-cell>
              <table:table-cell office:value-type="float" office:value="0.636364">
                <text:p>0.6363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75758">
                <text:p>0.975758</text:p>
              </table:table-cell>
              <table:table-cell office:value-type="float" office:value="0.937515">
                <text:p>0.937515</text:p>
              </table:table-cell>
              <table:table-cell office:value-type="float" office:value="0.797059">
                <text:p>0.797059</text:p>
              </table:table-cell>
              <table:table-cell office:value-type="float" office:value="0.590909">
                <text:p>0.5909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63636">
                <text:p>0.963636</text:p>
              </table:table-cell>
              <table:table-cell office:value-type="float" office:value="0.89584">
                <text:p>0.89584</text:p>
              </table:table-cell>
              <table:table-cell office:value-type="float" office:value="0.941176">
                <text:p>0.941176</text:p>
              </table:table-cell>
              <table:table-cell office:value-type="float" office:value="0.863636">
                <text:p>0.8636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13637">
                <text:p>0.713637</text:p>
              </table:table-cell>
              <table:table-cell office:value-type="float" office:value="0.390875">
                <text:p>0.390875</text:p>
              </table:table-cell>
              <table:table-cell office:value-type="float" office:value="0.689394">
                <text:p>0.689394</text:p>
              </table:table-cell>
              <table:table-cell office:value-type="float" office:value="0.459091">
                <text:p>0.4590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92424">
                <text:p>0.892424</text:p>
              </table:table-cell>
              <table:table-cell office:value-type="float" office:value="0.77084">
                <text:p>0.77084</text:p>
              </table:table-cell>
              <table:table-cell office:value-type="float" office:value="0.780882">
                <text:p>0.780882</text:p>
              </table:table-cell>
              <table:table-cell office:value-type="float" office:value="0.668182">
                <text:p>0.6681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95455">
                <text:p>0.95455</text:p>
              </table:table-cell>
              <table:table-cell office:value-type="float" office:value="0.837879">
                <text:p>0.837879</text:p>
              </table:table-cell>
              <table:table-cell office:value-type="float" office:value="0.704545">
                <text:p>0.7045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977273">
                <text:p>0.977273</text:p>
              </table:table-cell>
              <table:table-cell office:value-type="float" office:value="0.904185">
                <text:p>0.904185</text:p>
              </table:table-cell>
              <table:table-cell office:value-type="float" office:value="0.848529">
                <text:p>0.848529</text:p>
              </table:table-cell>
              <table:table-cell office:value-type="float" office:value="0.740909">
                <text:p>0.7409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09375">
                <text:p>0.909375</text:p>
              </table:table-cell>
              <table:table-cell office:value-type="float" office:value="0.727295">
                <text:p>0.727295</text:p>
              </table:table-cell>
              <table:table-cell office:value-type="float" office:value="0.719697">
                <text:p>0.719697</text:p>
              </table:table-cell>
              <table:table-cell office:value-type="float" office:value="0.405">
                <text:p>0.4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8125">
                <text:p>0.98125</text:p>
              </table:table-cell>
              <table:table-cell office:value-type="float" office:value="0.904555">
                <text:p>0.904555</text:p>
              </table:table-cell>
              <table:table-cell office:value-type="float" office:value="0.795455">
                <text:p>0.795455</text:p>
              </table:table-cell>
              <table:table-cell office:value-type="float" office:value="0.605">
                <text:p>0.6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54546">
                <text:p>0.954546</text:p>
              </table:table-cell>
              <table:table-cell office:value-type="float" office:value="0.812505">
                <text:p>0.812505</text:p>
              </table:table-cell>
              <table:table-cell office:value-type="float" office:value="0.770588">
                <text:p>0.770588</text:p>
              </table:table-cell>
              <table:table-cell office:value-type="float" office:value="0.554545">
                <text:p>0.5545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913636">
                <text:p>0.913636</text:p>
              </table:table-cell>
              <table:table-cell office:value-type="float" office:value="0.741665">
                <text:p>0.741665</text:p>
              </table:table-cell>
              <table:table-cell office:value-type="float" office:value="0.802941">
                <text:p>0.802941</text:p>
              </table:table-cell>
              <table:table-cell office:value-type="float" office:value="0.686364">
                <text:p>0.6863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941675">
                <text:p>0.941675</text:p>
              </table:table-cell>
              <table:table-cell office:value-type="float" office:value="0.817647">
                <text:p>0.817647</text:p>
              </table:table-cell>
              <table:table-cell office:value-type="float" office:value="0.640909">
                <text:p>0.6409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0.954175">
                <text:p>0.954175</text:p>
              </table:table-cell>
              <table:table-cell office:value-type="float" office:value="0.830882">
                <text:p>0.830882</text:p>
              </table:table-cell>
              <table:table-cell office:value-type="float" office:value="0.672727">
                <text:p>0.6727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57576">
                <text:p>0.957576</text:p>
              </table:table-cell>
              <table:table-cell office:value-type="float" office:value="0.78749">
                <text:p>0.78749</text:p>
              </table:table-cell>
              <table:table-cell office:value-type="float" office:value="0.835294">
                <text:p>0.835294</text:p>
              </table:table-cell>
              <table:table-cell office:value-type="float" office:value="0.636364">
                <text:p>0.6363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918182">
                <text:p>0.918182</text:p>
              </table:table-cell>
              <table:table-cell office:value-type="float" office:value="0.77916">
                <text:p>0.77916</text:p>
              </table:table-cell>
              <table:table-cell office:value-type="float" office:value="0.845588">
                <text:p>0.845588</text:p>
              </table:table-cell>
              <table:table-cell office:value-type="float" office:value="0.663636">
                <text:p>0.6636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  <table:table-cell office:value-type="float" office:value="0.823529">
                <text:p>0.823529</text:p>
              </table:table-cell>
              <table:table-cell office:value-type="float" office:value="0.763636">
                <text:p>0.7636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95002">
                <text:p>0.95002</text:p>
              </table:table-cell>
              <table:table-cell office:value-type="float" office:value="0.813235">
                <text:p>0.813235</text:p>
              </table:table-cell>
              <table:table-cell office:value-type="float" office:value="0.690909">
                <text:p>0.6909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959091">
                <text:p>0.959091</text:p>
              </table:table-cell>
              <table:table-cell office:value-type="float" office:value="0.875005">
                <text:p>0.875005</text:p>
              </table:table-cell>
              <table:table-cell office:value-type="float" office:value="0.889706">
                <text:p>0.889706</text:p>
              </table:table-cell>
              <table:table-cell office:value-type="float" office:value="0.795455">
                <text:p>0.7954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978334">
                <text:p>0.978334</text:p>
              </table:table-cell>
              <table:table-cell office:value-type="float" office:value="0.931825">
                <text:p>0.931825</text:p>
              </table:table-cell>
              <table:table-cell office:value-type="float" office:value="0.793548">
                <text:p>0.79354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904546">
                <text:p>0.904546</text:p>
              </table:table-cell>
              <table:table-cell office:value-type="float" office:value="0.72084">
                <text:p>0.72084</text:p>
              </table:table-cell>
              <table:table-cell office:value-type="float" office:value="0.873529">
                <text:p>0.873529</text:p>
              </table:table-cell>
              <table:table-cell office:value-type="float" office:value="0.736364">
                <text:p>0.7363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948485">
                <text:p>0.948485</text:p>
              </table:table-cell>
              <table:table-cell office:value-type="float" office:value="0.81666">
                <text:p>0.81666</text:p>
              </table:table-cell>
              <table:table-cell office:value-type="float" office:value="0.791176">
                <text:p>0.791176</text:p>
              </table:table-cell>
              <table:table-cell office:value-type="float" office:value="0.627273">
                <text:p>0.6272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9375">
                <text:p>0.9375</text:p>
              </table:table-cell>
              <table:table-cell office:value-type="float" office:value="0.84547">
                <text:p>0.84547</text:p>
              </table:table-cell>
              <table:table-cell office:value-type="float" office:value="0.774242">
                <text:p>0.774242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978788">
                <text:p>0.978788</text:p>
              </table:table-cell>
              <table:table-cell office:value-type="float" office:value="0.91251">
                <text:p>0.91251</text:p>
              </table:table-cell>
              <table:table-cell office:value-type="float" office:value="0.833824">
                <text:p>0.833824</text:p>
              </table:table-cell>
              <table:table-cell office:value-type="float" office:value="0.718182">
                <text:p>0.7181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77586">
                <text:p>0.977586</text:p>
              </table:table-cell>
              <table:table-cell office:value-type="float" office:value="0.9">
                <text:p>0.9</text:p>
              </table:table-cell>
              <table:table-cell office:value-type="float" office:value="0.803333">
                <text:p>0.803333</text:p>
              </table:table-cell>
              <table:table-cell office:value-type="float" office:value="0.594444">
                <text:p>0.5944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9">
                <text:p>0.9</text:p>
              </table:table-cell>
              <table:table-cell office:value-type="float" office:value="0.820825">
                <text:p>0.820825</text:p>
              </table:table-cell>
              <table:table-cell office:value-type="float" office:value="0.897059">
                <text:p>0.897059</text:p>
              </table:table-cell>
              <table:table-cell office:value-type="float" office:value="0.759091">
                <text:p>0.7590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0.92918">
                <text:p>0.92918</text:p>
              </table:table-cell>
              <table:table-cell office:value-type="float" office:value="0.833824">
                <text:p>0.83382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925758">
                <text:p>0.925758</text:p>
              </table:table-cell>
              <table:table-cell office:value-type="float" office:value="0.791665">
                <text:p>0.791665</text:p>
              </table:table-cell>
              <table:table-cell office:value-type="float" office:value="0.839706">
                <text:p>0.839706</text:p>
              </table:table-cell>
              <table:table-cell office:value-type="float" office:value="0.768182">
                <text:p>0.7681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856061">
                <text:p>0.856061</text:p>
              </table:table-cell>
              <table:table-cell office:value-type="float" office:value="0.69999">
                <text:p>0.69999</text:p>
              </table:table-cell>
              <table:table-cell office:value-type="float" office:value="0.8">
                <text:p>0.8</text:p>
              </table:table-cell>
              <table:table-cell office:value-type="float" office:value="0.640909">
                <text:p>0.6409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0.94584">
                <text:p>0.94584</text:p>
              </table:table-cell>
              <table:table-cell office:value-type="float" office:value="0.814706">
                <text:p>0.814706</text:p>
              </table:table-cell>
              <table:table-cell office:value-type="float" office:value="0.586364">
                <text:p>0.5863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959091">
                <text:p>0.959091</text:p>
              </table:table-cell>
              <table:table-cell office:value-type="float" office:value="0.87917">
                <text:p>0.87917</text:p>
              </table:table-cell>
              <table:table-cell office:value-type="float" office:value="0.882353">
                <text:p>0.88235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984849">
                <text:p>0.984849</text:p>
              </table:table-cell>
              <table:table-cell office:value-type="float" office:value="0.877285">
                <text:p>0.877285</text:p>
              </table:table-cell>
              <table:table-cell office:value-type="float" office:value="0.765152">
                <text:p>0.765152</text:p>
              </table:table-cell>
              <table:table-cell office:value-type="float" office:value="0.563636">
                <text:p>0.5636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807576">
                <text:p>0.807576</text:p>
              </table:table-cell>
              <table:table-cell office:value-type="float" office:value="0.609125">
                <text:p>0.609125</text:p>
              </table:table-cell>
              <table:table-cell office:value-type="float" office:value="0.766667">
                <text:p>0.766667</text:p>
              </table:table-cell>
              <table:table-cell office:value-type="float" office:value="0.622727">
                <text:p>0.6227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937879">
                <text:p>0.937879</text:p>
              </table:table-cell>
              <table:table-cell office:value-type="float" office:value="0.78638">
                <text:p>0.78638</text:p>
              </table:table-cell>
              <table:table-cell office:value-type="float" office:value="0.922727">
                <text:p>0.922727</text:p>
              </table:table-cell>
              <table:table-cell office:value-type="float" office:value="0.818182">
                <text:p>0.8181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962121">
                <text:p>0.962121</text:p>
              </table:table-cell>
              <table:table-cell office:value-type="float" office:value="0.840925">
                <text:p>0.840925</text:p>
              </table:table-cell>
              <table:table-cell office:value-type="float" office:value="0.862121">
                <text:p>0.862121</text:p>
              </table:table-cell>
              <table:table-cell office:value-type="float" office:value="0.745455">
                <text:p>0.74545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7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77cm" svg:height="7.317cm" xlink:href=".." xlink:type="simple" chart:class="chart:bar" chart:style-name="ch1">
        <chart:legend chart:legend-position="end" svg:x="8.699cm" svg:y="2.861cm" style:legend-expansion="high" chart:style-name="ch2"/>
        <chart:plot-area chart:style-name="ch3" table:cell-range-address="CarEval.A24:CarEval.A26 CarEval.C2:CarEval.C2 CarEval.C24:CarEval.C26 CarEval.E2:CarEval.E2 CarEval.E24:CarEval.E26 CarEval.G2:CarEval.G2 CarEval.G24:CarEval.G26" chart:data-source-has-labels="both" svg:x="0.233cm" svg:y="0.146cm" svg:width="8.233cm" svg:height="7.025cm">
          <chartooo:coordinate-region svg:x="1.145cm" svg:y="0.345cm" svg:width="7.321cm" svg:height="6.179cm"/>
          <chart:axis chart:dimension="x" chart:name="primary-x" chart:style-name="ch4" chartooo:axis-type="auto">
            <chartooo:date-scale/>
            <chart:categories table:cell-range-address="CarEval.A24:CarEval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rEval.C24:CarEval.C26" chart:label-cell-address="CarEval.C2:CarEval.C2" chart:class="chart:bar">
            <chart:data-point chart:repeated="3"/>
          </chart:series>
          <chart:series chart:style-name="ch8" chart:values-cell-range-address="CarEval.E24:CarEval.E26" chart:label-cell-address="CarEval.E2:CarEval.E2" chart:class="chart:bar">
            <chart:data-point chart:repeated="3"/>
          </chart:series>
          <chart:series chart:style-name="ch9" chart:values-cell-range-address="CarEval.G24:CarEval.G26" chart:label-cell-address="CarEval.G2:CarEval.G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%</text:p>
                <draw:g>
                  <svg:desc>CarEval.C2:CarEval.C2</svg:desc>
                </draw:g>
              </table:table-cell>
              <table:table-cell office:value-type="string">
                <text:p>Testing%</text:p>
                <draw:g>
                  <svg:desc>CarEval.E2:CarEval.E2</svg:desc>
                </draw:g>
              </table:table-cell>
              <table:table-cell office:value-type="string">
                <text:p>TestingExtra%</text:p>
                <draw:g>
                  <svg:desc>CarEval.G2:CarEval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CarEval.A24:CarEval.A26</svg:desc>
                </draw:g>
              </table:table-cell>
              <table:table-cell office:value-type="float" office:value="0.85915">
                <text:p>0.85915</text:p>
                <draw:g>
                  <svg:desc>CarEval.C24:CarEval.C26</svg:desc>
                </draw:g>
              </table:table-cell>
              <table:table-cell office:value-type="float" office:value="0.8516">
                <text:p>0.8516</text:p>
                <draw:g>
                  <svg:desc>CarEval.E24:CarEval.E26</svg:desc>
                </draw:g>
              </table:table-cell>
              <table:table-cell office:value-type="float" office:value="0.853320713312337">
                <text:p>0.853320713312337</text:p>
                <draw:g>
                  <svg:desc>CarEval.G24:CarEval.G26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0.87">
                <text:p>0.87</text:p>
              </table:table-cell>
              <table:table-cell office:value-type="float" office:value="0.873">
                <text:p>0.873</text:p>
              </table:table-cell>
              <table:table-cell office:value-type="float" office:value="0.858563840632752">
                <text:p>0.858563840632752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829">
                <text:p>0.829</text:p>
              </table:table-cell>
              <table:table-cell office:value-type="float" office:value="0.826">
                <text:p>0.826</text:p>
              </table:table-cell>
              <table:table-cell office:value-type="float" office:value="0.845928172962253">
                <text:p>0.8459281729622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94cm" svg:height="7.271cm" xlink:href=".." xlink:type="simple" chart:class="chart:bar" chart:style-name="ch1">
        <chart:legend chart:legend-position="end" svg:x="10.596cm" svg:y="2.589cm" style:legend-expansion="high" chart:style-name="ch2"/>
        <chart:plot-area chart:style-name="ch3" table:cell-range-address="Cars1.A237:Cars1.A239 Cars1.D175:Cars1.D175 Cars1.D237:Cars1.D239 Cars1.G175:Cars1.I175 Cars1.G237:Cars1.I239" chart:data-source-has-labels="both" svg:x="0.269cm" svg:y="0.145cm" svg:width="10.058cm" svg:height="6.981cm">
          <chartooo:coordinate-region svg:x="0.996cm" svg:y="0.344cm" svg:width="9.331cm" svg:height="6.135cm"/>
          <chart:axis chart:dimension="x" chart:name="primary-x" chart:style-name="ch4" chartooo:axis-type="auto">
            <chartooo:date-scale/>
            <chart:categories table:cell-range-address="Cars1.A237:Cars1.A2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rs1.D237:Cars1.D239" chart:label-cell-address="Cars1.D175:Cars1.D175" chart:class="chart:bar">
            <chart:data-point chart:repeated="3"/>
          </chart:series>
          <chart:series chart:style-name="ch8" chart:values-cell-range-address="Cars1.G237:Cars1.G239" chart:label-cell-address="Cars1.G175:Cars1.G175" chart:class="chart:bar">
            <chart:data-point chart:repeated="3"/>
          </chart:series>
          <chart:series chart:style-name="ch9" chart:values-cell-range-address="Cars1.H237:Cars1.H239" chart:label-cell-address="Cars1.H175:Cars1.H175" chart:class="chart:bar">
            <chart:data-point chart:repeated="3"/>
          </chart:series>
          <chart:series chart:style-name="ch10" chart:values-cell-range-address="Cars1.I237:Cars1.I239" chart:label-cell-address="Cars1.I175:Cars1.I175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-Training%</text:p>
                <draw:g>
                  <svg:desc>Cars1.D175:Cars1.D175</svg:desc>
                </draw:g>
              </table:table-cell>
              <table:table-cell office:value-type="string">
                <text:p>X-Testing%</text:p>
                <draw:g>
                  <svg:desc>Cars1.G175:Cars1.G175</svg:desc>
                </draw:g>
              </table:table-cell>
              <table:table-cell office:value-type="string">
                <text:p>MH-Training%</text:p>
                <draw:g>
                  <svg:desc>Cars1.H175:Cars1.H175</svg:desc>
                </draw:g>
              </table:table-cell>
              <table:table-cell office:value-type="string">
                <text:p>MH-Testing%</text:p>
                <draw:g>
                  <svg:desc>Cars1.I175:Cars1.I1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Cars1.A237:Cars1.A239</svg:desc>
                </draw:g>
              </table:table-cell>
              <table:table-cell office:value-type="float" office:value="0.943054883333333">
                <text:p>0.943054883333333</text:p>
                <draw:g>
                  <svg:desc>Cars1.D237:Cars1.D239</svg:desc>
                </draw:g>
              </table:table-cell>
              <table:table-cell office:value-type="float" office:value="0.8375305">
                <text:p>0.8375305</text:p>
                <draw:g>
                  <svg:desc>Cars1.G237:Cars1.G239</svg:desc>
                </draw:g>
              </table:table-cell>
              <table:table-cell office:value-type="float" office:value="0.813346683333333">
                <text:p>0.813346683333333</text:p>
                <draw:g>
                  <svg:desc>Cars1.H237:Cars1.H239</svg:desc>
                </draw:g>
              </table:table-cell>
              <table:table-cell office:value-type="float" office:value="0.648316483333334">
                <text:p>0.648316483333334</text:p>
                <draw:g>
                  <svg:desc>Cars1.I237:Cars1.I239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1">
                <text:p>1</text:p>
              </table:table-cell>
              <table:table-cell office:value-type="float" office:value="0.970835">
                <text:p>0.970835</text:p>
              </table:table-cell>
              <table:table-cell office:value-type="float" office:value="0.941176">
                <text:p>0.941176</text:p>
              </table:table-cell>
              <table:table-cell office:value-type="float" office:value="0.863636">
                <text:p>0.863636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713637">
                <text:p>0.713637</text:p>
              </table:table-cell>
              <table:table-cell office:value-type="float" office:value="0.390875">
                <text:p>0.390875</text:p>
              </table:table-cell>
              <table:table-cell office:value-type="float" office:value="0.675">
                <text:p>0.675</text:p>
              </table:table-cell>
              <table:table-cell office:value-type="float" office:value="0.340909">
                <text:p>0.340909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03cm" svg:height="7.095cm" xlink:href=".." xlink:type="simple" chart:class="chart:scatter" chart:style-name="ch1">
        <chart:legend chart:legend-position="end" svg:x="8.251cm" svg:y="3.248cm" style:legend-expansion="high" chart:style-name="ch2"/>
        <chart:plot-area chart:style-name="ch3" table:cell-range-address="Cars1.A262:Cars1.A321 Cars1.D261:Cars1.D321" chart:data-source-has-labels="row" svg:x="0.222cm" svg:y="0.141cm" svg:width="7.807cm" svg:height="6.813cm">
          <chartooo:coordinate-region svg:x="0.949cm" svg:y="0.34cm" svg:width="6.893cm" svg:height="5.9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rs1.D262:Cars1.D321" chart:label-cell-address="Cars1.D261:Cars1.D261" chart:class="chart:scatter">
            <chart:domain table:cell-range-address="Cars1.A262:Cars1.A32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Cars1.D261:Cars1.D2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rs1.A262:Cars1.A321</svg:desc>
                </draw:g>
              </table:table-cell>
              <table:table-cell office:value-type="float" office:value="0.888889">
                <text:p>0.888889</text:p>
                <draw:g>
                  <svg:desc>Cars1.D262:Cars1.D3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11111">
                <text:p>0.911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77778">
                <text:p>0.9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55556">
                <text:p>0.9555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33333">
                <text:p>0.7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77778">
                <text:p>0.977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66667">
                <text:p>0.8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63636">
                <text:p>0.8636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33333">
                <text:p>0.9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11111">
                <text:p>0.9111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11111">
                <text:p>0.7111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55556">
                <text:p>0.9555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30233">
                <text:p>0.9302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66667">
                <text:p>0.8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33333">
                <text:p>0.9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33333">
                <text:p>0.9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22222">
                <text:p>0.8222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33333">
                <text:p>0.9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11111">
                <text:p>0.9111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55556">
                <text:p>0.9555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11111">
                <text:p>0.9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55556">
                <text:p>0.9555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44444">
                <text:p>0.8444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66667">
                <text:p>0.8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55556">
                <text:p>0.9555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59091">
                <text:p>0.6590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44444">
                <text:p>0.8444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977273">
                <text:p>0.9772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955556">
                <text:p>0.9555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60465">
                <text:p>0.8604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83721">
                <text:p>0.8837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33333">
                <text:p>0.9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77778">
                <text:p>0.9777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11111">
                <text:p>0.9111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911111">
                <text:p>0.9111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955556">
                <text:p>0.9555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933333">
                <text:p>0.9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955556">
                <text:p>0.9555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95122">
                <text:p>0.951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866667">
                <text:p>0.8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930233">
                <text:p>0.9302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977778">
                <text:p>0.9777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48718">
                <text:p>0.9487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866667">
                <text:p>0.8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955556">
                <text:p>0.9555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844444">
                <text:p>0.8444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977778">
                <text:p>0.9777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955556">
                <text:p>0.9555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977273">
                <text:p>0.9772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795455">
                <text:p>0.7954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931818">
                <text:p>0.9318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931818">
                <text:p>0.93181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929cm" svg:height="6.593cm" xlink:href=".." xlink:type="simple" chart:class="chart:bar" chart:style-name="ch1">
        <chart:legend chart:legend-position="end" svg:x="8.666cm" svg:y="2.997cm" style:legend-expansion="high" chart:style-name="ch2"/>
        <chart:plot-area chart:style-name="ch3" table:cell-range-address="Cars1.A323:Cars1.A325 Cars1.D261:Cars1.D261 Cars1.D323:Cars1.D325" chart:data-source-has-labels="both" svg:x="0.218cm" svg:y="0.131cm" svg:width="8.23cm" svg:height="6.331cm">
          <chartooo:coordinate-region svg:x="0.945cm" svg:y="0.33cm" svg:width="7.503cm" svg:height="5.485cm"/>
          <chart:axis chart:dimension="x" chart:name="primary-x" chart:style-name="ch4" chartooo:axis-type="auto">
            <chartooo:date-scale/>
            <chart:categories table:cell-range-address="Cars1.A323:Cars1.A3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rs1.D323:Cars1.D325" chart:label-cell-address="Cars1.D261:Cars1.D26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%</text:p>
                <draw:g>
                  <svg:desc>Cars1.D261:Cars1.D2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Cars1.A323:Cars1.A325</svg:desc>
                </draw:g>
              </table:table-cell>
              <table:table-cell office:value-type="float" office:value="0.9084604">
                <text:p>0.9084604</text:p>
                <draw:g>
                  <svg:desc>Cars1.D323:Cars1.D325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659091">
                <text:p>0.65909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401cm" svg:height="6.543cm" xlink:href=".." xlink:type="simple" chart:class="chart:scatter" chart:style-name="ch1">
        <chart:legend chart:legend-position="end" svg:x="8.549cm" svg:y="2.723cm" style:legend-expansion="high" chart:style-name="ch2"/>
        <chart:plot-area chart:style-name="ch3" table:cell-range-address="Cars1.A331:Cars1.A390 Cars1.D330:Cars1.D390 Cars1.G330:Cars1.G390" chart:data-source-has-labels="row" svg:x="0.228cm" svg:y="0.13cm" svg:width="8.093cm" svg:height="6.283cm">
          <chartooo:coordinate-region svg:x="0.955cm" svg:y="0.329cm" svg:width="7.179cm" svg:height="5.43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rs1.D331:Cars1.D390" chart:label-cell-address="Cars1.D330:Cars1.D330" chart:class="chart:scatter">
            <chart:domain table:cell-range-address="Cars1.A331:Cars1.A390"/>
            <chart:data-point chart:repeated="60"/>
          </chart:series>
          <chart:series chart:style-name="ch8" chart:values-cell-range-address="Cars1.G331:Cars1.G390" chart:label-cell-address="Cars1.G330:Cars1.G330" chart:class="chart:scatter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Cars1.D330:Cars1.D330</svg:desc>
                </draw:g>
              </table:table-cell>
              <table:table-cell office:value-type="string">
                <text:p>Testing%</text:p>
                <draw:g>
                  <svg:desc>Cars1.G330:Cars1.G3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rs1.A331:Cars1.A390</svg:desc>
                </draw:g>
              </table:table-cell>
              <table:table-cell office:value-type="float" office:value="0.986364">
                <text:p>0.986364</text:p>
                <draw:g>
                  <svg:desc>Cars1.D331:Cars1.D390</svg:desc>
                </draw:g>
              </table:table-cell>
              <table:table-cell office:value-type="float" office:value="0.65293">
                <text:p>0.65293</text:p>
                <draw:g>
                  <svg:desc>Cars1.G331:Cars1.G3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22727">
                <text:p>0.922727</text:p>
              </table:table-cell>
              <table:table-cell office:value-type="float" office:value="0.686755">
                <text:p>0.686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835305">
                <text:p>0.835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86364">
                <text:p>0.986364</text:p>
              </table:table-cell>
              <table:table-cell office:value-type="float" office:value="0.792655">
                <text:p>0.792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95455">
                <text:p>0.895455</text:p>
              </table:table-cell>
              <table:table-cell office:value-type="float" office:value="0.577935">
                <text:p>0.5779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63636">
                <text:p>0.963636</text:p>
              </table:table-cell>
              <table:table-cell office:value-type="float" office:value="0.641185">
                <text:p>0.6411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873535">
                <text:p>0.8735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90909">
                <text:p>0.990909</text:p>
              </table:table-cell>
              <table:table-cell office:value-type="float" office:value="0.79265">
                <text:p>0.792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59091">
                <text:p>0.959091</text:p>
              </table:table-cell>
              <table:table-cell office:value-type="float" office:value="0.66215">
                <text:p>0.662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81818">
                <text:p>0.981818</text:p>
              </table:table-cell>
              <table:table-cell office:value-type="float" office:value="0.7897">
                <text:p>0.78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90909">
                <text:p>0.990909</text:p>
              </table:table-cell>
              <table:table-cell office:value-type="float" office:value="0.755875">
                <text:p>0.755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86364">
                <text:p>0.886364</text:p>
              </table:table-cell>
              <table:table-cell office:value-type="float" office:value="0.50294">
                <text:p>0.502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77273">
                <text:p>0.977273</text:p>
              </table:table-cell>
              <table:table-cell office:value-type="float" office:value="0.808825">
                <text:p>0.8088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95">
                <text:p>0.995</text:p>
              </table:table-cell>
              <table:table-cell office:value-type="float" office:value="0.76365">
                <text:p>0.76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801475">
                <text:p>0.8014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72727">
                <text:p>0.972727</text:p>
              </table:table-cell>
              <table:table-cell office:value-type="float" office:value="0.772055">
                <text:p>0.7720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86031">
                <text:p>0.860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86364">
                <text:p>0.986364</text:p>
              </table:table-cell>
              <table:table-cell office:value-type="float" office:value="0.764695">
                <text:p>0.7646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810295">
                <text:p>0.8102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36364">
                <text:p>0.936364</text:p>
              </table:table-cell>
              <table:table-cell office:value-type="float" office:value="0.74118">
                <text:p>0.741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810305">
                <text:p>0.8103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68182">
                <text:p>0.968182</text:p>
              </table:table-cell>
              <table:table-cell office:value-type="float" office:value="0.695595">
                <text:p>0.695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84559">
                <text:p>0.845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95455">
                <text:p>0.995455</text:p>
              </table:table-cell>
              <table:table-cell office:value-type="float" office:value="0.823525">
                <text:p>0.8235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68182">
                <text:p>0.968182</text:p>
              </table:table-cell>
              <table:table-cell office:value-type="float" office:value="0.7544">
                <text:p>0.75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795605">
                <text:p>0.7956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54546">
                <text:p>0.954546</text:p>
              </table:table-cell>
              <table:table-cell office:value-type="float" office:value="0.68677">
                <text:p>0.686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90909">
                <text:p>0.990909</text:p>
              </table:table-cell>
              <table:table-cell office:value-type="float" office:value="0.84561">
                <text:p>0.845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95455">
                <text:p>0.995455</text:p>
              </table:table-cell>
              <table:table-cell office:value-type="float" office:value="0.74706">
                <text:p>0.747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54546">
                <text:p>0.854546</text:p>
              </table:table-cell>
              <table:table-cell office:value-type="float" office:value="0.45452">
                <text:p>0.454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940909">
                <text:p>0.940909</text:p>
              </table:table-cell>
              <table:table-cell office:value-type="float" office:value="0.68089">
                <text:p>0.680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853045">
                <text:p>0.8530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990909">
                <text:p>0.990909</text:p>
              </table:table-cell>
              <table:table-cell office:value-type="float" office:value="0.78529">
                <text:p>0.785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4">
                <text:p>0.94</text:p>
              </table:table-cell>
              <table:table-cell office:value-type="float" office:value="0.668205">
                <text:p>0.6682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.865165">
                <text:p>0.8651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81818">
                <text:p>0.981818</text:p>
              </table:table-cell>
              <table:table-cell office:value-type="float" office:value="0.81176">
                <text:p>0.811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977273">
                <text:p>0.977273</text:p>
              </table:table-cell>
              <table:table-cell office:value-type="float" office:value="0.70146">
                <text:p>0.701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82794">
                <text:p>0.82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0.851475">
                <text:p>0.8514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90909">
                <text:p>0.990909</text:p>
              </table:table-cell>
              <table:table-cell office:value-type="float" office:value="0.763235">
                <text:p>0.7632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968182">
                <text:p>0.968182</text:p>
              </table:table-cell>
              <table:table-cell office:value-type="float" office:value="0.72794">
                <text:p>0.72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85883">
                <text:p>0.858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848545">
                <text:p>0.8485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990909">
                <text:p>0.990909</text:p>
              </table:table-cell>
              <table:table-cell office:value-type="float" office:value="0.799995">
                <text:p>0.7999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99">
                <text:p>0.99</text:p>
              </table:table-cell>
              <table:table-cell office:value-type="float" office:value="0.791935">
                <text:p>0.7919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927273">
                <text:p>0.927273</text:p>
              </table:table-cell>
              <table:table-cell office:value-type="float" office:value="0.64853">
                <text:p>0.648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981818">
                <text:p>0.981818</text:p>
              </table:table-cell>
              <table:table-cell office:value-type="float" office:value="0.73824">
                <text:p>0.738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97">
                <text:p>0.97</text:p>
              </table:table-cell>
              <table:table-cell office:value-type="float" office:value="0.777295">
                <text:p>0.7772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972727">
                <text:p>0.972727</text:p>
              </table:table-cell>
              <table:table-cell office:value-type="float" office:value="0.763235">
                <text:p>0.7632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72222">
                <text:p>0.972222</text:p>
              </table:table-cell>
              <table:table-cell office:value-type="float" office:value="0.76833">
                <text:p>0.768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945455">
                <text:p>0.945455</text:p>
              </table:table-cell>
              <table:table-cell office:value-type="float" office:value="0.714695">
                <text:p>0.7146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0.77501">
                <text:p>0.775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990909">
                <text:p>0.990909</text:p>
              </table:table-cell>
              <table:table-cell office:value-type="float" office:value="0.72941">
                <text:p>0.729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940909">
                <text:p>0.940909</text:p>
              </table:table-cell>
              <table:table-cell office:value-type="float" office:value="0.623535">
                <text:p>0.6235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0.87648">
                <text:p>0.876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995455">
                <text:p>0.995455</text:p>
              </table:table-cell>
              <table:table-cell office:value-type="float" office:value="0.789705">
                <text:p>0.7897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995455">
                <text:p>0.995455</text:p>
              </table:table-cell>
              <table:table-cell office:value-type="float" office:value="0.834865">
                <text:p>0.8348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909091">
                <text:p>0.909091</text:p>
              </table:table-cell>
              <table:table-cell office:value-type="float" office:value="0.55457">
                <text:p>0.554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959091">
                <text:p>0.959091</text:p>
              </table:table-cell>
              <table:table-cell office:value-type="float" office:value="0.76365">
                <text:p>0.763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995455">
                <text:p>0.995455</text:p>
              </table:table-cell>
              <table:table-cell office:value-type="float" office:value="0.81517">
                <text:p>0.8151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978cm" svg:height="6.167cm" xlink:href=".." xlink:type="simple" chart:class="chart:bar" chart:style-name="ch1">
        <chart:legend chart:legend-position="end" svg:x="8.715cm" svg:y="2.535cm" style:legend-expansion="high" chart:style-name="ch2"/>
        <chart:plot-area chart:style-name="ch3" table:cell-range-address="Cars1.A392:Cars1.A394 Cars1.D330:Cars1.D330 Cars1.D392:Cars1.D394 Cars1.G330:Cars1.G330 Cars1.G392:Cars1.G394" chart:data-source-has-labels="both" svg:x="0.219cm" svg:y="0.123cm" svg:width="8.277cm" svg:height="5.921cm">
          <chartooo:coordinate-region svg:x="0.946cm" svg:y="0.322cm" svg:width="7.55cm" svg:height="5.075cm"/>
          <chart:axis chart:dimension="x" chart:name="primary-x" chart:style-name="ch4" chartooo:axis-type="auto">
            <chartooo:date-scale/>
            <chart:categories table:cell-range-address="Cars1.A392:Cars1.A39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rs1.D392:Cars1.D394" chart:label-cell-address="Cars1.D330:Cars1.D330" chart:class="chart:bar">
            <chart:data-point chart:repeated="3"/>
          </chart:series>
          <chart:series chart:style-name="ch8" chart:values-cell-range-address="Cars1.G392:Cars1.G394" chart:label-cell-address="Cars1.G330:Cars1.G330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%</text:p>
                <draw:g>
                  <svg:desc>Cars1.D330:Cars1.D330</svg:desc>
                </draw:g>
              </table:table-cell>
              <table:table-cell office:value-type="string">
                <text:p>Testing%</text:p>
                <draw:g>
                  <svg:desc>Cars1.G330:Cars1.G3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Cars1.A392:Cars1.A394</svg:desc>
                </draw:g>
              </table:table-cell>
              <table:table-cell office:value-type="float" office:value="0.974756816666666">
                <text:p>0.974756816666666</text:p>
                <draw:g>
                  <svg:desc>Cars1.D392:Cars1.D394</svg:desc>
                </draw:g>
              </table:table-cell>
              <table:table-cell office:value-type="float" office:value="0.755891833333334">
                <text:p>0.755891833333334</text:p>
                <draw:g>
                  <svg:desc>Cars1.G392:Cars1.G394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1">
                <text:p>1</text:p>
              </table:table-cell>
              <table:table-cell office:value-type="float" office:value="0.87648">
                <text:p>0.87648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854546">
                <text:p>0.854546</text:p>
              </table:table-cell>
              <table:table-cell office:value-type="float" office:value="0.45452">
                <text:p>0.4545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806cm" svg:height="6.772cm" xlink:href=".." xlink:type="simple" chart:class="chart:scatter" chart:style-name="ch1">
        <chart:legend chart:legend-position="end" svg:x="8.372cm" svg:y="2.838cm" style:legend-expansion="high" chart:style-name="ch2"/>
        <chart:plot-area chart:style-name="ch3" table:cell-range-address="Cars1.A411:Cars1.C414 Cars1.B410:Cars1.C410" chart:data-source-has-labels="row" svg:x="0.236cm" svg:y="0.135cm" svg:width="7.9cm" svg:height="6.502cm">
          <chartooo:coordinate-region svg:x="1.148cm" svg:y="0.335cm" svg:width="6.708cm" svg:height="5.65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rs1.B411:Cars1.B414" chart:label-cell-address="Cars1.B410:Cars1.B410" chart:class="chart:scatter">
            <chart:domain table:cell-range-address="Cars1.A411:Cars1.A414"/>
            <chart:data-point chart:repeated="4"/>
          </chart:series>
          <chart:series chart:style-name="ch8" chart:values-cell-range-address="Cars1.C411:Cars1.C414" chart:label-cell-address="Cars1.C410:Cars1.C410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Training%</text:p>
                <draw:g>
                  <svg:desc>Cars1.B410:Cars1.B410</svg:desc>
                </draw:g>
              </table:table-cell>
              <table:table-cell office:value-type="string">
                <text:p>AvgTesting%</text:p>
                <draw:g>
                  <svg:desc>Cars1.C410:Cars1.C4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Cars1.A411:Cars1.A414</svg:desc>
                </draw:g>
              </table:table-cell>
              <table:table-cell office:value-type="float" office:value="0.975">
                <text:p>0.975</text:p>
                <draw:g>
                  <svg:desc>Cars1.B411:Cars1.B414</svg:desc>
                </draw:g>
              </table:table-cell>
              <table:table-cell office:value-type="float" office:value="0.756">
                <text:p>0.756</text:p>
                <draw:g>
                  <svg:desc>Cars1.C411:Cars1.C4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953">
                <text:p>0.953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">
                <text:p>75</text:p>
              </table:table-cell>
              <table:table-cell office:value-type="float" office:value="0.943">
                <text:p>0.943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908">
                <text:p>0.90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8.997cm" xlink:href=".." xlink:type="simple" chart:class="chart:scatter" chart:style-name="ch1">
        <chart:legend chart:legend-position="end" svg:x="13.414cm" svg:y="4.199cm" style:legend-expansion="high" chart:style-name="ch2"/>
        <chart:plot-area chart:style-name="ch3" table:cell-range-address="CarEval.A50:CarEval.B80 CarEval.B49:CarEval.B49" chart:data-source-has-labels="row" svg:x="0.32cm" svg:y="0.179cm" svg:width="12.774cm" svg:height="8.639cm">
          <chartooo:coordinate-region svg:x="1.127cm" svg:y="0.378cm" svg:width="11.59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rEval.B50:CarEval.B80" chart:label-cell-address="CarEval.B49:CarEval.B49" chart:class="chart:scatter">
            <chart:domain table:cell-range-address="CarEval.A50:CarEval.A80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(s)</text:p>
                <draw:g>
                  <svg:desc>CarEval.B49:CarEval.B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rEval.A50:CarEval.A80</svg:desc>
                </draw:g>
              </table:table-cell>
              <table:table-cell office:value-type="float" office:value="0.19515">
                <text:p>0.19515</text:p>
                <draw:g>
                  <svg:desc>CarEval.B50:CarEval.B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888">
                <text:p>0.1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9815">
                <text:p>0.198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2042">
                <text:p>0.20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1885">
                <text:p>0.218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317">
                <text:p>0.23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25115">
                <text:p>0.251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0095">
                <text:p>0.300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549">
                <text:p>0.35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518">
                <text:p>0.45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.1455">
                <text:p>1.1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1.48165">
                <text:p>1.481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2.0008">
                <text:p>2.00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2.97055">
                <text:p>2.970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3.4985">
                <text:p>3.49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3.89835">
                <text:p>3.898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3.81085">
                <text:p>3.810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5.37315">
                <text:p>5.373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6.4748">
                <text:p>6.47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1.73005">
                <text:p>11.730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22.075">
                <text:p>22.0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36.0269">
                <text:p>36.02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49.2387">
                <text:p>49.23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55.83385">
                <text:p>55.833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77.0286">
                <text:p>77.02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77.0898">
                <text:p>77.08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96.67085">
                <text:p>96.670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122.41935">
                <text:p>122.419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">
                <text:p>2000</text:p>
              </table:table-cell>
              <table:table-cell office:value-type="float" office:value="334.59665">
                <text:p>334.596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548.25795">
                <text:p>548.257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0">
                <text:p>4000</text:p>
              </table:table-cell>
              <table:table-cell office:value-type="float" office:value="820.2857">
                <text:p>820.2857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4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4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41cm" svg:height="8.6cm" xlink:href=".." xlink:type="simple" chart:class="chart:scatter" chart:style-name="ch1">
        <chart:legend chart:legend-position="end" svg:x="9.339cm" svg:y="3.254cm" style:legend-expansion="high" chart:style-name="ch2"/>
        <chart:plot-area chart:style-name="ch3" table:cell-range-address="CarEval.A82:CarEval.B113 CarEval.D82:CarEval.F113" chart:data-source-has-labels="row" svg:x="0.27cm" svg:y="0.172cm" svg:width="8.799cm" svg:height="8.256cm">
          <chartooo:coordinate-region svg:x="0.997cm" svg:y="0.371cm" svg:width="7.7cm" svg:height="7.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rEval.B83:CarEval.B113" chart:label-cell-address="CarEval.B82:CarEval.B82" chart:class="chart:scatter">
            <chart:domain table:cell-range-address="CarEval.A83:CarEval.A113"/>
            <chart:data-point chart:repeated="31"/>
          </chart:series>
          <chart:series chart:style-name="ch8" chart:values-cell-range-address="CarEval.D83:CarEval.D113" chart:label-cell-address="CarEval.D82:CarEval.D82" chart:class="chart:scatter">
            <chart:data-point chart:repeated="31"/>
          </chart:series>
          <chart:series chart:style-name="ch9" chart:values-cell-range-address="CarEval.E83:CarEval.E113" chart:label-cell-address="CarEval.E82:CarEval.E82" chart:class="chart:scatter">
            <chart:data-point chart:repeated="31"/>
          </chart:series>
          <chart:series chart:style-name="ch10" chart:values-cell-range-address="CarEval.F83:CarEval.F113" chart:label-cell-address="CarEval.F82:CarEval.F82" chart:class="chart:scatter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-Training%</text:p>
                <draw:g>
                  <svg:desc>CarEval.B82:CarEval.B82</svg:desc>
                </draw:g>
              </table:table-cell>
              <table:table-cell office:value-type="string">
                <text:p>X-TestingExtra%</text:p>
                <draw:g>
                  <svg:desc>CarEval.D82:CarEval.D82</svg:desc>
                </draw:g>
              </table:table-cell>
              <table:table-cell office:value-type="string">
                <text:p>MH-Training%</text:p>
                <draw:g>
                  <svg:desc>CarEval.E82:CarEval.E82</svg:desc>
                </draw:g>
              </table:table-cell>
              <table:table-cell office:value-type="string">
                <text:p>MH-TestingExtra%</text:p>
                <draw:g>
                  <svg:desc>CarEval.F82:CarEval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rEval.A83:CarEval.A113</svg:desc>
                </draw:g>
              </table:table-cell>
              <table:table-cell office:value-type="float" office:value="1">
                <text:p>1</text:p>
                <draw:g>
                  <svg:desc>CarEval.B83:CarEval.B113</svg:desc>
                </draw:g>
              </table:table-cell>
              <table:table-cell office:value-type="float" office:value="0.49266">
                <text:p>0.49266</text:p>
                <draw:g>
                  <svg:desc>CarEval.D83:CarEval.D113</svg:desc>
                </draw:g>
              </table:table-cell>
              <table:table-cell office:value-type="float" office:value="1">
                <text:p>1</text:p>
                <draw:g>
                  <svg:desc>CarEval.E83:CarEval.E113</svg:desc>
                </draw:g>
              </table:table-cell>
              <table:table-cell office:value-type="float" office:value="0.390921">
                <text:p>0.390921</text:p>
                <draw:g>
                  <svg:desc>CarEval.F83:CarEval.F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52305">
                <text:p>0.552305</text:p>
              </table:table-cell>
              <table:table-cell office:value-type="float" office:value="1">
                <text:p>1</text:p>
              </table:table-cell>
              <table:table-cell office:value-type="float" office:value="0.432937">
                <text:p>0.4329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582335">
                <text:p>0.582335</text:p>
              </table:table-cell>
              <table:table-cell office:value-type="float" office:value="0.95">
                <text:p>0.95</text:p>
              </table:table-cell>
              <table:table-cell office:value-type="float" office:value="0.442738">
                <text:p>0.4427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61537">
                <text:p>0.61537</text:p>
              </table:table-cell>
              <table:table-cell office:value-type="float" office:value="0.9875">
                <text:p>0.9875</text:p>
              </table:table-cell>
              <table:table-cell office:value-type="float" office:value="0.483753">
                <text:p>0.4837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631895">
                <text:p>0.631895</text:p>
              </table:table-cell>
              <table:table-cell office:value-type="float" office:value="0.95">
                <text:p>0.95</text:p>
              </table:table-cell>
              <table:table-cell office:value-type="float" office:value="0.508952">
                <text:p>0.508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612225">
                <text:p>0.612225</text:p>
              </table:table-cell>
              <table:table-cell office:value-type="float" office:value="0.941667">
                <text:p>0.941667</text:p>
              </table:table-cell>
              <table:table-cell office:value-type="float" office:value="0.547846">
                <text:p>0.5478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57182">
                <text:p>0.57182</text:p>
              </table:table-cell>
              <table:table-cell office:value-type="float" office:value="0.942857">
                <text:p>0.942857</text:p>
              </table:table-cell>
              <table:table-cell office:value-type="float" office:value="0.547387">
                <text:p>0.5473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875">
                <text:p>0.9875</text:p>
              </table:table-cell>
              <table:table-cell office:value-type="float" office:value="0.568185">
                <text:p>0.568185</text:p>
              </table:table-cell>
              <table:table-cell office:value-type="float" office:value="0.91875">
                <text:p>0.91875</text:p>
              </table:table-cell>
              <table:table-cell office:value-type="float" office:value="0.508456">
                <text:p>0.508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83333">
                <text:p>0.983333</text:p>
              </table:table-cell>
              <table:table-cell office:value-type="float" office:value="0.609685">
                <text:p>0.609685</text:p>
              </table:table-cell>
              <table:table-cell office:value-type="float" office:value="0.938889">
                <text:p>0.938889</text:p>
              </table:table-cell>
              <table:table-cell office:value-type="float" office:value="0.592692">
                <text:p>0.5926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75">
                <text:p>0.975</text:p>
              </table:table-cell>
              <table:table-cell office:value-type="float" office:value="0.688245">
                <text:p>0.688245</text:p>
              </table:table-cell>
              <table:table-cell office:value-type="float" office:value="0.93">
                <text:p>0.93</text:p>
              </table:table-cell>
              <table:table-cell office:value-type="float" office:value="0.596348">
                <text:p>0.5963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915">
                <text:p>0.915</text:p>
              </table:table-cell>
              <table:table-cell office:value-type="float" office:value="0.71423">
                <text:p>0.71423</text:p>
              </table:table-cell>
              <table:table-cell office:value-type="float" office:value="0.8775">
                <text:p>0.8775</text:p>
              </table:table-cell>
              <table:table-cell office:value-type="float" office:value="0.67394">
                <text:p>0.673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925">
                <text:p>0.925</text:p>
              </table:table-cell>
              <table:table-cell office:value-type="float" office:value="0.771715">
                <text:p>0.771715</text:p>
              </table:table-cell>
              <table:table-cell office:value-type="float" office:value="0.878333">
                <text:p>0.878333</text:p>
              </table:table-cell>
              <table:table-cell office:value-type="float" office:value="0.714212">
                <text:p>0.7142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925">
                <text:p>0.925</text:p>
              </table:table-cell>
              <table:table-cell office:value-type="float" office:value="0.78926">
                <text:p>0.78926</text:p>
              </table:table-cell>
              <table:table-cell office:value-type="float" office:value="0.8775">
                <text:p>0.8775</text:p>
              </table:table-cell>
              <table:table-cell office:value-type="float" office:value="0.746529">
                <text:p>0.7465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897">
                <text:p>0.897</text:p>
              </table:table-cell>
              <table:table-cell office:value-type="float" office:value="0.79474">
                <text:p>0.79474</text:p>
              </table:table-cell>
              <table:table-cell office:value-type="float" office:value="0.901">
                <text:p>0.901</text:p>
              </table:table-cell>
              <table:table-cell office:value-type="float" office:value="0.78164">
                <text:p>0.781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901667">
                <text:p>0.901667</text:p>
              </table:table-cell>
              <table:table-cell office:value-type="float" office:value="0.80164">
                <text:p>0.80164</text:p>
              </table:table-cell>
              <table:table-cell office:value-type="float" office:value="0.870833">
                <text:p>0.870833</text:p>
              </table:table-cell>
              <table:table-cell office:value-type="float" office:value="0.767694">
                <text:p>0.7676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884286">
                <text:p>0.884286</text:p>
              </table:table-cell>
              <table:table-cell office:value-type="float" office:value="0.797565">
                <text:p>0.797565</text:p>
              </table:table-cell>
              <table:table-cell office:value-type="float" office:value="0.870714">
                <text:p>0.870714</text:p>
              </table:table-cell>
              <table:table-cell office:value-type="float" office:value="0.768265">
                <text:p>0.7682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886875">
                <text:p>0.886875</text:p>
              </table:table-cell>
              <table:table-cell office:value-type="float" office:value="0.809755">
                <text:p>0.809755</text:p>
              </table:table-cell>
              <table:table-cell office:value-type="float" office:value="0.875">
                <text:p>0.875</text:p>
              </table:table-cell>
              <table:table-cell office:value-type="float" office:value="0.800082">
                <text:p>0.8000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883889">
                <text:p>0.883889</text:p>
              </table:table-cell>
              <table:table-cell office:value-type="float" office:value="0.80833">
                <text:p>0.80833</text:p>
              </table:table-cell>
              <table:table-cell office:value-type="float" office:value="0.868889">
                <text:p>0.868889</text:p>
              </table:table-cell>
              <table:table-cell office:value-type="float" office:value="0.792168">
                <text:p>0.7921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8705">
                <text:p>0.8705</text:p>
              </table:table-cell>
              <table:table-cell office:value-type="float" office:value="0.812405">
                <text:p>0.812405</text:p>
              </table:table-cell>
              <table:table-cell office:value-type="float" office:value="0.8665">
                <text:p>0.8665</text:p>
              </table:table-cell>
              <table:table-cell office:value-type="float" office:value="0.79221">
                <text:p>0.792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8825">
                <text:p>0.8825</text:p>
              </table:table-cell>
              <table:table-cell office:value-type="float" office:value="0.833655">
                <text:p>0.833655</text:p>
              </table:table-cell>
              <table:table-cell office:value-type="float" office:value="0.87075">
                <text:p>0.87075</text:p>
              </table:table-cell>
              <table:table-cell office:value-type="float" office:value="0.82926">
                <text:p>0.829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0.874333">
                <text:p>0.874333</text:p>
              </table:table-cell>
              <table:table-cell office:value-type="float" office:value="0.84238">
                <text:p>0.84238</text:p>
              </table:table-cell>
              <table:table-cell office:value-type="float" office:value="0.869333">
                <text:p>0.869333</text:p>
              </table:table-cell>
              <table:table-cell office:value-type="float" office:value="0.840369">
                <text:p>0.8403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0.863125">
                <text:p>0.863125</text:p>
              </table:table-cell>
              <table:table-cell office:value-type="float" office:value="0.84831">
                <text:p>0.84831</text:p>
              </table:table-cell>
              <table:table-cell office:value-type="float" office:value="0.861125">
                <text:p>0.861125</text:p>
              </table:table-cell>
              <table:table-cell office:value-type="float" office:value="0.843694">
                <text:p>0.8436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0.8606">
                <text:p>0.8606</text:p>
              </table:table-cell>
              <table:table-cell office:value-type="float" office:value="0.850055">
                <text:p>0.850055</text:p>
              </table:table-cell>
              <table:table-cell office:value-type="float" office:value="0.8644">
                <text:p>0.8644</text:p>
              </table:table-cell>
              <table:table-cell office:value-type="float" office:value="0.843711">
                <text:p>0.8437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0.867">
                <text:p>0.867</text:p>
              </table:table-cell>
              <table:table-cell office:value-type="float" office:value="0.851745">
                <text:p>0.851745</text:p>
              </table:table-cell>
              <table:table-cell office:value-type="float" office:value="0.858167">
                <text:p>0.858167</text:p>
              </table:table-cell>
              <table:table-cell office:value-type="float" office:value="0.848625">
                <text:p>0.848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0.859928">
                <text:p>0.859928</text:p>
              </table:table-cell>
              <table:table-cell office:value-type="float" office:value="0.85158">
                <text:p>0.85158</text:p>
              </table:table-cell>
              <table:table-cell office:value-type="float" office:value="0.8585">
                <text:p>0.8585</text:p>
              </table:table-cell>
              <table:table-cell office:value-type="float" office:value="0.84863">
                <text:p>0.848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0.86275">
                <text:p>0.86275</text:p>
              </table:table-cell>
              <table:table-cell office:value-type="float" office:value="0.85176">
                <text:p>0.85176</text:p>
              </table:table-cell>
              <table:table-cell office:value-type="float" office:value="0.853188">
                <text:p>0.853188</text:p>
              </table:table-cell>
              <table:table-cell office:value-type="float" office:value="0.847711">
                <text:p>0.8477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0.863111">
                <text:p>0.863111</text:p>
              </table:table-cell>
              <table:table-cell office:value-type="float" office:value="0.8494">
                <text:p>0.8494</text:p>
              </table:table-cell>
              <table:table-cell office:value-type="float" office:value="0.864778">
                <text:p>0.864778</text:p>
              </table:table-cell>
              <table:table-cell office:value-type="float" office:value="0.852093">
                <text:p>0.8520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0.8634">
                <text:p>0.8634</text:p>
              </table:table-cell>
              <table:table-cell office:value-type="float" office:value="0.853435">
                <text:p>0.853435</text:p>
              </table:table-cell>
              <table:table-cell office:value-type="float" office:value="0.8594">
                <text:p>0.8594</text:p>
              </table:table-cell>
              <table:table-cell office:value-type="float" office:value="0.851298">
                <text:p>0.8512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">
                <text:p>2000</text:p>
              </table:table-cell>
              <table:table-cell office:value-type="float" office:value="0.860625">
                <text:p>0.860625</text:p>
              </table:table-cell>
              <table:table-cell office:value-type="float" office:value="0.855855">
                <text:p>0.855855</text:p>
              </table:table-cell>
              <table:table-cell office:value-type="float" office:value="0.8588">
                <text:p>0.8588</text:p>
              </table:table-cell>
              <table:table-cell office:value-type="float" office:value="0.855158">
                <text:p>0.8551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0.8586">
                <text:p>0.8586</text:p>
              </table:table-cell>
              <table:table-cell office:value-type="float" office:value="0.85639">
                <text:p>0.85639</text:p>
              </table:table-cell>
              <table:table-cell office:value-type="float" office:value="0.85815">
                <text:p>0.85815</text:p>
              </table:table-cell>
              <table:table-cell office:value-type="float" office:value="0.856892">
                <text:p>0.8568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0">
                <text:p>4000</text:p>
              </table:table-cell>
              <table:table-cell office:value-type="float" office:value="0.8605">
                <text:p>0.8605</text:p>
              </table:table-cell>
              <table:table-cell office:value-type="float" office:value="0.857585">
                <text:p>0.857585</text:p>
              </table:table-cell>
              <table:table-cell office:value-type="float" office:value="0.861975">
                <text:p>0.861975</text:p>
              </table:table-cell>
              <table:table-cell office:value-type="float" office:value="0.857392">
                <text:p>0.857392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4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98cm" svg:y="3.454cm" style:legend-expansion="high" chart:style-name="ch2"/>
        <chart:plot-area chart:style-name="ch3" table:cell-range-address="CarEval.A82:CarEval.B110 CarEval.D82:CarEval.F110" chart:data-source-has-labels="row" svg:x="0.32cm" svg:y="0.18cm" svg:width="11.158cm" svg:height="8.64cm">
          <chartooo:coordinate-region svg:x="1.047cm" svg:y="0.379cm" svg:width="10.05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rEval.B83:CarEval.B110" chart:label-cell-address="CarEval.B82:CarEval.B82" chart:class="chart:scatter">
            <chart:domain table:cell-range-address="CarEval.A83:CarEval.A110"/>
            <chart:data-point chart:repeated="28"/>
          </chart:series>
          <chart:series chart:style-name="ch8" chart:values-cell-range-address="CarEval.D83:CarEval.D110" chart:label-cell-address="CarEval.D82:CarEval.D82" chart:class="chart:scatter">
            <chart:data-point chart:repeated="28"/>
          </chart:series>
          <chart:series chart:style-name="ch9" chart:values-cell-range-address="CarEval.E83:CarEval.E110" chart:label-cell-address="CarEval.E82:CarEval.E82" chart:class="chart:scatter">
            <chart:data-point chart:repeated="28"/>
          </chart:series>
          <chart:series chart:style-name="ch10" chart:values-cell-range-address="CarEval.F83:CarEval.F110" chart:label-cell-address="CarEval.F82:CarEval.F82" chart:class="chart:scatter"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-Training%</text:p>
                <draw:g>
                  <svg:desc>CarEval.B82:CarEval.B82</svg:desc>
                </draw:g>
              </table:table-cell>
              <table:table-cell office:value-type="string">
                <text:p>X-TestingExtra%</text:p>
                <draw:g>
                  <svg:desc>CarEval.D82:CarEval.D82</svg:desc>
                </draw:g>
              </table:table-cell>
              <table:table-cell office:value-type="string">
                <text:p>MH-Training%</text:p>
                <draw:g>
                  <svg:desc>CarEval.E82:CarEval.E82</svg:desc>
                </draw:g>
              </table:table-cell>
              <table:table-cell office:value-type="string">
                <text:p>MH-TestingExtra%</text:p>
                <draw:g>
                  <svg:desc>CarEval.F82:CarEval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rEval.A83:CarEval.A110</svg:desc>
                </draw:g>
              </table:table-cell>
              <table:table-cell office:value-type="float" office:value="1">
                <text:p>1</text:p>
                <draw:g>
                  <svg:desc>CarEval.B83:CarEval.B110</svg:desc>
                </draw:g>
              </table:table-cell>
              <table:table-cell office:value-type="float" office:value="0.49266">
                <text:p>0.49266</text:p>
                <draw:g>
                  <svg:desc>CarEval.D83:CarEval.D110</svg:desc>
                </draw:g>
              </table:table-cell>
              <table:table-cell office:value-type="float" office:value="1">
                <text:p>1</text:p>
                <draw:g>
                  <svg:desc>CarEval.E83:CarEval.E110</svg:desc>
                </draw:g>
              </table:table-cell>
              <table:table-cell office:value-type="float" office:value="0.390921">
                <text:p>0.390921</text:p>
                <draw:g>
                  <svg:desc>CarEval.F83:CarEval.F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52305">
                <text:p>0.552305</text:p>
              </table:table-cell>
              <table:table-cell office:value-type="float" office:value="1">
                <text:p>1</text:p>
              </table:table-cell>
              <table:table-cell office:value-type="float" office:value="0.432937">
                <text:p>0.4329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582335">
                <text:p>0.582335</text:p>
              </table:table-cell>
              <table:table-cell office:value-type="float" office:value="0.95">
                <text:p>0.95</text:p>
              </table:table-cell>
              <table:table-cell office:value-type="float" office:value="0.442738">
                <text:p>0.4427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61537">
                <text:p>0.61537</text:p>
              </table:table-cell>
              <table:table-cell office:value-type="float" office:value="0.9875">
                <text:p>0.9875</text:p>
              </table:table-cell>
              <table:table-cell office:value-type="float" office:value="0.483753">
                <text:p>0.4837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631895">
                <text:p>0.631895</text:p>
              </table:table-cell>
              <table:table-cell office:value-type="float" office:value="0.95">
                <text:p>0.95</text:p>
              </table:table-cell>
              <table:table-cell office:value-type="float" office:value="0.508952">
                <text:p>0.508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612225">
                <text:p>0.612225</text:p>
              </table:table-cell>
              <table:table-cell office:value-type="float" office:value="0.941667">
                <text:p>0.941667</text:p>
              </table:table-cell>
              <table:table-cell office:value-type="float" office:value="0.547846">
                <text:p>0.5478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57182">
                <text:p>0.57182</text:p>
              </table:table-cell>
              <table:table-cell office:value-type="float" office:value="0.942857">
                <text:p>0.942857</text:p>
              </table:table-cell>
              <table:table-cell office:value-type="float" office:value="0.547387">
                <text:p>0.5473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875">
                <text:p>0.9875</text:p>
              </table:table-cell>
              <table:table-cell office:value-type="float" office:value="0.568185">
                <text:p>0.568185</text:p>
              </table:table-cell>
              <table:table-cell office:value-type="float" office:value="0.91875">
                <text:p>0.91875</text:p>
              </table:table-cell>
              <table:table-cell office:value-type="float" office:value="0.508456">
                <text:p>0.508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83333">
                <text:p>0.983333</text:p>
              </table:table-cell>
              <table:table-cell office:value-type="float" office:value="0.609685">
                <text:p>0.609685</text:p>
              </table:table-cell>
              <table:table-cell office:value-type="float" office:value="0.938889">
                <text:p>0.938889</text:p>
              </table:table-cell>
              <table:table-cell office:value-type="float" office:value="0.592692">
                <text:p>0.5926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75">
                <text:p>0.975</text:p>
              </table:table-cell>
              <table:table-cell office:value-type="float" office:value="0.688245">
                <text:p>0.688245</text:p>
              </table:table-cell>
              <table:table-cell office:value-type="float" office:value="0.93">
                <text:p>0.93</text:p>
              </table:table-cell>
              <table:table-cell office:value-type="float" office:value="0.596348">
                <text:p>0.5963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915">
                <text:p>0.915</text:p>
              </table:table-cell>
              <table:table-cell office:value-type="float" office:value="0.71423">
                <text:p>0.71423</text:p>
              </table:table-cell>
              <table:table-cell office:value-type="float" office:value="0.8775">
                <text:p>0.8775</text:p>
              </table:table-cell>
              <table:table-cell office:value-type="float" office:value="0.67394">
                <text:p>0.673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925">
                <text:p>0.925</text:p>
              </table:table-cell>
              <table:table-cell office:value-type="float" office:value="0.771715">
                <text:p>0.771715</text:p>
              </table:table-cell>
              <table:table-cell office:value-type="float" office:value="0.878333">
                <text:p>0.878333</text:p>
              </table:table-cell>
              <table:table-cell office:value-type="float" office:value="0.714212">
                <text:p>0.7142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925">
                <text:p>0.925</text:p>
              </table:table-cell>
              <table:table-cell office:value-type="float" office:value="0.78926">
                <text:p>0.78926</text:p>
              </table:table-cell>
              <table:table-cell office:value-type="float" office:value="0.8775">
                <text:p>0.8775</text:p>
              </table:table-cell>
              <table:table-cell office:value-type="float" office:value="0.746529">
                <text:p>0.7465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897">
                <text:p>0.897</text:p>
              </table:table-cell>
              <table:table-cell office:value-type="float" office:value="0.79474">
                <text:p>0.79474</text:p>
              </table:table-cell>
              <table:table-cell office:value-type="float" office:value="0.901">
                <text:p>0.901</text:p>
              </table:table-cell>
              <table:table-cell office:value-type="float" office:value="0.78164">
                <text:p>0.781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901667">
                <text:p>0.901667</text:p>
              </table:table-cell>
              <table:table-cell office:value-type="float" office:value="0.80164">
                <text:p>0.80164</text:p>
              </table:table-cell>
              <table:table-cell office:value-type="float" office:value="0.870833">
                <text:p>0.870833</text:p>
              </table:table-cell>
              <table:table-cell office:value-type="float" office:value="0.767694">
                <text:p>0.7676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884286">
                <text:p>0.884286</text:p>
              </table:table-cell>
              <table:table-cell office:value-type="float" office:value="0.797565">
                <text:p>0.797565</text:p>
              </table:table-cell>
              <table:table-cell office:value-type="float" office:value="0.870714">
                <text:p>0.870714</text:p>
              </table:table-cell>
              <table:table-cell office:value-type="float" office:value="0.768265">
                <text:p>0.7682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886875">
                <text:p>0.886875</text:p>
              </table:table-cell>
              <table:table-cell office:value-type="float" office:value="0.809755">
                <text:p>0.809755</text:p>
              </table:table-cell>
              <table:table-cell office:value-type="float" office:value="0.875">
                <text:p>0.875</text:p>
              </table:table-cell>
              <table:table-cell office:value-type="float" office:value="0.800082">
                <text:p>0.8000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883889">
                <text:p>0.883889</text:p>
              </table:table-cell>
              <table:table-cell office:value-type="float" office:value="0.80833">
                <text:p>0.80833</text:p>
              </table:table-cell>
              <table:table-cell office:value-type="float" office:value="0.868889">
                <text:p>0.868889</text:p>
              </table:table-cell>
              <table:table-cell office:value-type="float" office:value="0.792168">
                <text:p>0.7921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8705">
                <text:p>0.8705</text:p>
              </table:table-cell>
              <table:table-cell office:value-type="float" office:value="0.812405">
                <text:p>0.812405</text:p>
              </table:table-cell>
              <table:table-cell office:value-type="float" office:value="0.8665">
                <text:p>0.8665</text:p>
              </table:table-cell>
              <table:table-cell office:value-type="float" office:value="0.79221">
                <text:p>0.792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8825">
                <text:p>0.8825</text:p>
              </table:table-cell>
              <table:table-cell office:value-type="float" office:value="0.833655">
                <text:p>0.833655</text:p>
              </table:table-cell>
              <table:table-cell office:value-type="float" office:value="0.87075">
                <text:p>0.87075</text:p>
              </table:table-cell>
              <table:table-cell office:value-type="float" office:value="0.82926">
                <text:p>0.829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0.874333">
                <text:p>0.874333</text:p>
              </table:table-cell>
              <table:table-cell office:value-type="float" office:value="0.84238">
                <text:p>0.84238</text:p>
              </table:table-cell>
              <table:table-cell office:value-type="float" office:value="0.869333">
                <text:p>0.869333</text:p>
              </table:table-cell>
              <table:table-cell office:value-type="float" office:value="0.840369">
                <text:p>0.8403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0.863125">
                <text:p>0.863125</text:p>
              </table:table-cell>
              <table:table-cell office:value-type="float" office:value="0.84831">
                <text:p>0.84831</text:p>
              </table:table-cell>
              <table:table-cell office:value-type="float" office:value="0.861125">
                <text:p>0.861125</text:p>
              </table:table-cell>
              <table:table-cell office:value-type="float" office:value="0.843694">
                <text:p>0.8436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0.8606">
                <text:p>0.8606</text:p>
              </table:table-cell>
              <table:table-cell office:value-type="float" office:value="0.850055">
                <text:p>0.850055</text:p>
              </table:table-cell>
              <table:table-cell office:value-type="float" office:value="0.8644">
                <text:p>0.8644</text:p>
              </table:table-cell>
              <table:table-cell office:value-type="float" office:value="0.843711">
                <text:p>0.8437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0.867">
                <text:p>0.867</text:p>
              </table:table-cell>
              <table:table-cell office:value-type="float" office:value="0.851745">
                <text:p>0.851745</text:p>
              </table:table-cell>
              <table:table-cell office:value-type="float" office:value="0.858167">
                <text:p>0.858167</text:p>
              </table:table-cell>
              <table:table-cell office:value-type="float" office:value="0.848625">
                <text:p>0.848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0.859928">
                <text:p>0.859928</text:p>
              </table:table-cell>
              <table:table-cell office:value-type="float" office:value="0.85158">
                <text:p>0.85158</text:p>
              </table:table-cell>
              <table:table-cell office:value-type="float" office:value="0.8585">
                <text:p>0.8585</text:p>
              </table:table-cell>
              <table:table-cell office:value-type="float" office:value="0.84863">
                <text:p>0.848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0.86275">
                <text:p>0.86275</text:p>
              </table:table-cell>
              <table:table-cell office:value-type="float" office:value="0.85176">
                <text:p>0.85176</text:p>
              </table:table-cell>
              <table:table-cell office:value-type="float" office:value="0.853188">
                <text:p>0.853188</text:p>
              </table:table-cell>
              <table:table-cell office:value-type="float" office:value="0.847711">
                <text:p>0.8477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0.863111">
                <text:p>0.863111</text:p>
              </table:table-cell>
              <table:table-cell office:value-type="float" office:value="0.8494">
                <text:p>0.8494</text:p>
              </table:table-cell>
              <table:table-cell office:value-type="float" office:value="0.864778">
                <text:p>0.864778</text:p>
              </table:table-cell>
              <table:table-cell office:value-type="float" office:value="0.852093">
                <text:p>0.8520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0.8634">
                <text:p>0.8634</text:p>
              </table:table-cell>
              <table:table-cell office:value-type="float" office:value="0.853435">
                <text:p>0.853435</text:p>
              </table:table-cell>
              <table:table-cell office:value-type="float" office:value="0.8594">
                <text:p>0.8594</text:p>
              </table:table-cell>
              <table:table-cell office:value-type="float" office:value="0.851298">
                <text:p>0.851298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4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363cm" svg:height="8.678cm" xlink:href=".." xlink:type="simple" chart:class="chart:scatter" chart:style-name="ch1">
        <chart:legend chart:legend-position="end" svg:x="10.161cm" svg:y="3.293cm" style:legend-expansion="high" chart:style-name="ch2"/>
        <chart:plot-area chart:style-name="ch3" table:cell-range-address="CarEval.A82:CarEval.B105 CarEval.D82:CarEval.F105" chart:data-source-has-labels="row" svg:x="0.287cm" svg:y="0.173cm" svg:width="9.587cm" svg:height="8.332cm">
          <chartooo:coordinate-region svg:x="1.014cm" svg:y="0.372cm" svg:width="8.58cm" svg:height="7.4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rEval.B83:CarEval.B105" chart:label-cell-address="CarEval.B82:CarEval.B82" chart:class="chart:scatter">
            <chart:domain table:cell-range-address="CarEval.A83:CarEval.A105"/>
            <chart:data-point chart:repeated="23"/>
          </chart:series>
          <chart:series chart:style-name="ch8" chart:values-cell-range-address="CarEval.D83:CarEval.D105" chart:label-cell-address="CarEval.D82:CarEval.D82" chart:class="chart:scatter">
            <chart:data-point chart:repeated="23"/>
          </chart:series>
          <chart:series chart:style-name="ch9" chart:values-cell-range-address="CarEval.E83:CarEval.E105" chart:label-cell-address="CarEval.E82:CarEval.E82" chart:class="chart:scatter">
            <chart:data-point chart:repeated="23"/>
          </chart:series>
          <chart:series chart:style-name="ch10" chart:values-cell-range-address="CarEval.F83:CarEval.F105" chart:label-cell-address="CarEval.F82:CarEval.F82" chart:class="chart:scatte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-Training%</text:p>
                <draw:g>
                  <svg:desc>CarEval.B82:CarEval.B82</svg:desc>
                </draw:g>
              </table:table-cell>
              <table:table-cell office:value-type="string">
                <text:p>X-TestingExtra%</text:p>
                <draw:g>
                  <svg:desc>CarEval.D82:CarEval.D82</svg:desc>
                </draw:g>
              </table:table-cell>
              <table:table-cell office:value-type="string">
                <text:p>MH-Training%</text:p>
                <draw:g>
                  <svg:desc>CarEval.E82:CarEval.E82</svg:desc>
                </draw:g>
              </table:table-cell>
              <table:table-cell office:value-type="string">
                <text:p>MH-TestingExtra%</text:p>
                <draw:g>
                  <svg:desc>CarEval.F82:CarEval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rEval.A83:CarEval.A105</svg:desc>
                </draw:g>
              </table:table-cell>
              <table:table-cell office:value-type="float" office:value="1">
                <text:p>1</text:p>
                <draw:g>
                  <svg:desc>CarEval.B83:CarEval.B105</svg:desc>
                </draw:g>
              </table:table-cell>
              <table:table-cell office:value-type="float" office:value="0.49266">
                <text:p>0.49266</text:p>
                <draw:g>
                  <svg:desc>CarEval.D83:CarEval.D105</svg:desc>
                </draw:g>
              </table:table-cell>
              <table:table-cell office:value-type="float" office:value="1">
                <text:p>1</text:p>
                <draw:g>
                  <svg:desc>CarEval.E83:CarEval.E105</svg:desc>
                </draw:g>
              </table:table-cell>
              <table:table-cell office:value-type="float" office:value="0.390921">
                <text:p>0.390921</text:p>
                <draw:g>
                  <svg:desc>CarEval.F83:CarEval.F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52305">
                <text:p>0.552305</text:p>
              </table:table-cell>
              <table:table-cell office:value-type="float" office:value="1">
                <text:p>1</text:p>
              </table:table-cell>
              <table:table-cell office:value-type="float" office:value="0.432937">
                <text:p>0.4329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582335">
                <text:p>0.582335</text:p>
              </table:table-cell>
              <table:table-cell office:value-type="float" office:value="0.95">
                <text:p>0.95</text:p>
              </table:table-cell>
              <table:table-cell office:value-type="float" office:value="0.442738">
                <text:p>0.4427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61537">
                <text:p>0.61537</text:p>
              </table:table-cell>
              <table:table-cell office:value-type="float" office:value="0.9875">
                <text:p>0.9875</text:p>
              </table:table-cell>
              <table:table-cell office:value-type="float" office:value="0.483753">
                <text:p>0.4837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631895">
                <text:p>0.631895</text:p>
              </table:table-cell>
              <table:table-cell office:value-type="float" office:value="0.95">
                <text:p>0.95</text:p>
              </table:table-cell>
              <table:table-cell office:value-type="float" office:value="0.508952">
                <text:p>0.508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612225">
                <text:p>0.612225</text:p>
              </table:table-cell>
              <table:table-cell office:value-type="float" office:value="0.941667">
                <text:p>0.941667</text:p>
              </table:table-cell>
              <table:table-cell office:value-type="float" office:value="0.547846">
                <text:p>0.5478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57182">
                <text:p>0.57182</text:p>
              </table:table-cell>
              <table:table-cell office:value-type="float" office:value="0.942857">
                <text:p>0.942857</text:p>
              </table:table-cell>
              <table:table-cell office:value-type="float" office:value="0.547387">
                <text:p>0.5473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875">
                <text:p>0.9875</text:p>
              </table:table-cell>
              <table:table-cell office:value-type="float" office:value="0.568185">
                <text:p>0.568185</text:p>
              </table:table-cell>
              <table:table-cell office:value-type="float" office:value="0.91875">
                <text:p>0.91875</text:p>
              </table:table-cell>
              <table:table-cell office:value-type="float" office:value="0.508456">
                <text:p>0.508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83333">
                <text:p>0.983333</text:p>
              </table:table-cell>
              <table:table-cell office:value-type="float" office:value="0.609685">
                <text:p>0.609685</text:p>
              </table:table-cell>
              <table:table-cell office:value-type="float" office:value="0.938889">
                <text:p>0.938889</text:p>
              </table:table-cell>
              <table:table-cell office:value-type="float" office:value="0.592692">
                <text:p>0.5926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75">
                <text:p>0.975</text:p>
              </table:table-cell>
              <table:table-cell office:value-type="float" office:value="0.688245">
                <text:p>0.688245</text:p>
              </table:table-cell>
              <table:table-cell office:value-type="float" office:value="0.93">
                <text:p>0.93</text:p>
              </table:table-cell>
              <table:table-cell office:value-type="float" office:value="0.596348">
                <text:p>0.5963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915">
                <text:p>0.915</text:p>
              </table:table-cell>
              <table:table-cell office:value-type="float" office:value="0.71423">
                <text:p>0.71423</text:p>
              </table:table-cell>
              <table:table-cell office:value-type="float" office:value="0.8775">
                <text:p>0.8775</text:p>
              </table:table-cell>
              <table:table-cell office:value-type="float" office:value="0.67394">
                <text:p>0.673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925">
                <text:p>0.925</text:p>
              </table:table-cell>
              <table:table-cell office:value-type="float" office:value="0.771715">
                <text:p>0.771715</text:p>
              </table:table-cell>
              <table:table-cell office:value-type="float" office:value="0.878333">
                <text:p>0.878333</text:p>
              </table:table-cell>
              <table:table-cell office:value-type="float" office:value="0.714212">
                <text:p>0.7142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925">
                <text:p>0.925</text:p>
              </table:table-cell>
              <table:table-cell office:value-type="float" office:value="0.78926">
                <text:p>0.78926</text:p>
              </table:table-cell>
              <table:table-cell office:value-type="float" office:value="0.8775">
                <text:p>0.8775</text:p>
              </table:table-cell>
              <table:table-cell office:value-type="float" office:value="0.746529">
                <text:p>0.7465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897">
                <text:p>0.897</text:p>
              </table:table-cell>
              <table:table-cell office:value-type="float" office:value="0.79474">
                <text:p>0.79474</text:p>
              </table:table-cell>
              <table:table-cell office:value-type="float" office:value="0.901">
                <text:p>0.901</text:p>
              </table:table-cell>
              <table:table-cell office:value-type="float" office:value="0.78164">
                <text:p>0.781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901667">
                <text:p>0.901667</text:p>
              </table:table-cell>
              <table:table-cell office:value-type="float" office:value="0.80164">
                <text:p>0.80164</text:p>
              </table:table-cell>
              <table:table-cell office:value-type="float" office:value="0.870833">
                <text:p>0.870833</text:p>
              </table:table-cell>
              <table:table-cell office:value-type="float" office:value="0.767694">
                <text:p>0.7676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884286">
                <text:p>0.884286</text:p>
              </table:table-cell>
              <table:table-cell office:value-type="float" office:value="0.797565">
                <text:p>0.797565</text:p>
              </table:table-cell>
              <table:table-cell office:value-type="float" office:value="0.870714">
                <text:p>0.870714</text:p>
              </table:table-cell>
              <table:table-cell office:value-type="float" office:value="0.768265">
                <text:p>0.7682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886875">
                <text:p>0.886875</text:p>
              </table:table-cell>
              <table:table-cell office:value-type="float" office:value="0.809755">
                <text:p>0.809755</text:p>
              </table:table-cell>
              <table:table-cell office:value-type="float" office:value="0.875">
                <text:p>0.875</text:p>
              </table:table-cell>
              <table:table-cell office:value-type="float" office:value="0.800082">
                <text:p>0.8000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883889">
                <text:p>0.883889</text:p>
              </table:table-cell>
              <table:table-cell office:value-type="float" office:value="0.80833">
                <text:p>0.80833</text:p>
              </table:table-cell>
              <table:table-cell office:value-type="float" office:value="0.868889">
                <text:p>0.868889</text:p>
              </table:table-cell>
              <table:table-cell office:value-type="float" office:value="0.792168">
                <text:p>0.7921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8705">
                <text:p>0.8705</text:p>
              </table:table-cell>
              <table:table-cell office:value-type="float" office:value="0.812405">
                <text:p>0.812405</text:p>
              </table:table-cell>
              <table:table-cell office:value-type="float" office:value="0.8665">
                <text:p>0.8665</text:p>
              </table:table-cell>
              <table:table-cell office:value-type="float" office:value="0.79221">
                <text:p>0.792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8825">
                <text:p>0.8825</text:p>
              </table:table-cell>
              <table:table-cell office:value-type="float" office:value="0.833655">
                <text:p>0.833655</text:p>
              </table:table-cell>
              <table:table-cell office:value-type="float" office:value="0.87075">
                <text:p>0.87075</text:p>
              </table:table-cell>
              <table:table-cell office:value-type="float" office:value="0.82926">
                <text:p>0.829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0.874333">
                <text:p>0.874333</text:p>
              </table:table-cell>
              <table:table-cell office:value-type="float" office:value="0.84238">
                <text:p>0.84238</text:p>
              </table:table-cell>
              <table:table-cell office:value-type="float" office:value="0.869333">
                <text:p>0.869333</text:p>
              </table:table-cell>
              <table:table-cell office:value-type="float" office:value="0.840369">
                <text:p>0.8403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0.863125">
                <text:p>0.863125</text:p>
              </table:table-cell>
              <table:table-cell office:value-type="float" office:value="0.84831">
                <text:p>0.84831</text:p>
              </table:table-cell>
              <table:table-cell office:value-type="float" office:value="0.861125">
                <text:p>0.861125</text:p>
              </table:table-cell>
              <table:table-cell office:value-type="float" office:value="0.843694">
                <text:p>0.8436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0.8606">
                <text:p>0.8606</text:p>
              </table:table-cell>
              <table:table-cell office:value-type="float" office:value="0.850055">
                <text:p>0.850055</text:p>
              </table:table-cell>
              <table:table-cell office:value-type="float" office:value="0.8644">
                <text:p>0.8644</text:p>
              </table:table-cell>
              <table:table-cell office:value-type="float" office:value="0.843711">
                <text:p>0.843711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7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236cm" svg:height="7.054cm" xlink:href=".." xlink:type="simple" chart:class="chart:scatter" chart:style-name="ch1">
        <chart:legend chart:legend-position="end" svg:x="9.669cm" svg:y="2.73cm" style:legend-expansion="high" chart:style-name="ch2"/>
        <chart:plot-area chart:style-name="ch3" table:cell-range-address="TieTacToe.A3:TieTacToe.A22 TieTacToe.C2:TieTacToe.C22 TieTacToe.E2:TieTacToe.E22 TieTacToe.G2:TieTacToe.G22" chart:data-source-has-labels="row" svg:x="0.264cm" svg:y="0.141cm" svg:width="9.141cm" svg:height="6.772cm">
          <chartooo:coordinate-region svg:x="1.176cm" svg:y="0.34cm" svg:width="8.042cm" svg:height="5.9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ieTacToe.C3:TieTacToe.C22" chart:label-cell-address="TieTacToe.C2:TieTacToe.C2" chart:class="chart:scatter">
            <chart:domain table:cell-range-address="TieTacToe.A3:TieTacToe.A22"/>
            <chart:data-point chart:repeated="20"/>
          </chart:series>
          <chart:series chart:style-name="ch8" chart:values-cell-range-address="TieTacToe.E3:TieTacToe.E22" chart:label-cell-address="TieTacToe.E2:TieTacToe.E2" chart:class="chart:scatter">
            <chart:data-point chart:repeated="20"/>
          </chart:series>
          <chart:series chart:style-name="ch9" chart:values-cell-range-address="TieTacToe.G3:TieTacToe.G22" chart:label-cell-address="TieTacToe.G2:TieTacToe.G2" chart:class="chart:scatte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TieTacToe.C2:TieTacToe.C2</svg:desc>
                </draw:g>
              </table:table-cell>
              <table:table-cell office:value-type="string">
                <text:p>Testing%</text:p>
                <draw:g>
                  <svg:desc>TieTacToe.E2:TieTacToe.E2</svg:desc>
                </draw:g>
              </table:table-cell>
              <table:table-cell office:value-type="string">
                <text:p>TestingExtra%</text:p>
                <draw:g>
                  <svg:desc>TieTacToe.G2:TieTacToe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ieTacToe.A3:TieTacToe.A22</svg:desc>
                </draw:g>
              </table:table-cell>
              <table:table-cell office:value-type="float" office:value="0.756">
                <text:p>0.756</text:p>
                <draw:g>
                  <svg:desc>TieTacToe.C3:TieTacToe.C22</svg:desc>
                </draw:g>
              </table:table-cell>
              <table:table-cell office:value-type="float" office:value="0.739">
                <text:p>0.739</text:p>
                <draw:g>
                  <svg:desc>TieTacToe.E3:TieTacToe.E22</svg:desc>
                </draw:g>
              </table:table-cell>
              <table:table-cell office:value-type="float" office:value="0.732816972228669">
                <text:p>0.732816972228669</text:p>
                <draw:g>
                  <svg:desc>TieTacToe.G3:TieTacToe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73">
                <text:p>0.773</text:p>
              </table:table-cell>
              <table:table-cell office:value-type="float" office:value="0.737">
                <text:p>0.737</text:p>
              </table:table-cell>
              <table:table-cell office:value-type="float" office:value="0.738744488280343">
                <text:p>0.7387444882803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82">
                <text:p>0.782</text:p>
              </table:table-cell>
              <table:table-cell office:value-type="float" office:value="0.729">
                <text:p>0.729</text:p>
              </table:table-cell>
              <table:table-cell office:value-type="float" office:value="0.734465653283825">
                <text:p>0.7344656532838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65">
                <text:p>0.765</text:p>
              </table:table-cell>
              <table:table-cell office:value-type="float" office:value="0.741">
                <text:p>0.741</text:p>
              </table:table-cell>
              <table:table-cell office:value-type="float" office:value="0.737550282354761">
                <text:p>0.7375502823547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61">
                <text:p>0.761</text:p>
              </table:table-cell>
              <table:table-cell office:value-type="float" office:value="0.727">
                <text:p>0.727</text:p>
              </table:table-cell>
              <table:table-cell office:value-type="float" office:value="0.735099017560145">
                <text:p>0.735099017560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43">
                <text:p>0.743</text:p>
              </table:table-cell>
              <table:table-cell office:value-type="float" office:value="0.738">
                <text:p>0.738</text:p>
              </table:table-cell>
              <table:table-cell office:value-type="float" office:value="0.737627639823625">
                <text:p>0.737627639823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54">
                <text:p>0.754</text:p>
              </table:table-cell>
              <table:table-cell office:value-type="float" office:value="0.722">
                <text:p>0.722</text:p>
              </table:table-cell>
              <table:table-cell office:value-type="float" office:value="0.728871741316624">
                <text:p>0.7288717413166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55">
                <text:p>0.755</text:p>
              </table:table-cell>
              <table:table-cell office:value-type="float" office:value="0.732">
                <text:p>0.732</text:p>
              </table:table-cell>
              <table:table-cell office:value-type="float" office:value="0.733832289007504">
                <text:p>0.7338322890075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55">
                <text:p>0.755</text:p>
              </table:table-cell>
              <table:table-cell office:value-type="float" office:value="0.726">
                <text:p>0.726</text:p>
              </table:table-cell>
              <table:table-cell office:value-type="float" office:value="0.738560764291792">
                <text:p>0.7385607642917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54">
                <text:p>0.754</text:p>
              </table:table-cell>
              <table:table-cell office:value-type="float" office:value="0.734">
                <text:p>0.734</text:p>
              </table:table-cell>
              <table:table-cell office:value-type="float" office:value="0.729819370310204">
                <text:p>0.7298193703102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56">
                <text:p>0.756</text:p>
              </table:table-cell>
              <table:table-cell office:value-type="float" office:value="0.741">
                <text:p>0.741</text:p>
              </table:table-cell>
              <table:table-cell office:value-type="float" office:value="0.737177999535855">
                <text:p>0.7371779995358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87">
                <text:p>0.787</text:p>
              </table:table-cell>
              <table:table-cell office:value-type="float" office:value="0.751">
                <text:p>0.751</text:p>
              </table:table-cell>
              <table:table-cell office:value-type="float" office:value="0.731453546839947">
                <text:p>0.7314535468399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48">
                <text:p>0.748</text:p>
              </table:table-cell>
              <table:table-cell office:value-type="float" office:value="0.735">
                <text:p>0.735</text:p>
              </table:table-cell>
              <table:table-cell office:value-type="float" office:value="0.738483406822929">
                <text:p>0.7384834068229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33">
                <text:p>0.733</text:p>
              </table:table-cell>
              <table:table-cell office:value-type="float" office:value="0.729">
                <text:p>0.729</text:p>
              </table:table-cell>
              <table:table-cell office:value-type="float" office:value="0.731714628297362">
                <text:p>0.7317146282973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773">
                <text:p>0.773</text:p>
              </table:table-cell>
              <table:table-cell office:value-type="float" office:value="0.749">
                <text:p>0.749</text:p>
              </table:table-cell>
              <table:table-cell office:value-type="float" office:value="0.73365823470256">
                <text:p>0.733658234702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776">
                <text:p>0.776</text:p>
              </table:table-cell>
              <table:table-cell office:value-type="float" office:value="0.749">
                <text:p>0.749</text:p>
              </table:table-cell>
              <table:table-cell office:value-type="float" office:value="0.734151388566566">
                <text:p>0.7341513885665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745">
                <text:p>0.745</text:p>
              </table:table-cell>
              <table:table-cell office:value-type="float" office:value="0.726">
                <text:p>0.726</text:p>
              </table:table-cell>
              <table:table-cell office:value-type="float" office:value="0.731293997060416">
                <text:p>0.7312939970604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749">
                <text:p>0.749</text:p>
              </table:table-cell>
              <table:table-cell office:value-type="float" office:value="0.727">
                <text:p>0.727</text:p>
              </table:table-cell>
              <table:table-cell office:value-type="float" office:value="0.732816972228669">
                <text:p>0.7328169722286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775">
                <text:p>0.775</text:p>
              </table:table-cell>
              <table:table-cell office:value-type="float" office:value="0.715">
                <text:p>0.715</text:p>
              </table:table-cell>
              <table:table-cell office:value-type="float" office:value="0.728552641757562">
                <text:p>0.7285526417575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741">
                <text:p>0.741</text:p>
              </table:table-cell>
              <table:table-cell office:value-type="float" office:value="0.732">
                <text:p>0.732</text:p>
              </table:table-cell>
              <table:table-cell office:value-type="float" office:value="0.734190067300998">
                <text:p>0.7341900673009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9.004cm" xlink:href=".." xlink:type="simple" chart:class="chart:scatter" chart:style-name="ch1">
        <chart:legend chart:legend-position="end" svg:x="13.414cm" svg:y="4.203cm" style:legend-expansion="high" chart:style-name="ch2"/>
        <chart:plot-area chart:style-name="ch3" table:cell-range-address="Wine.A74:Wine.B107 Wine.B73:Wine.B73" chart:data-source-has-labels="row" svg:x="0.32cm" svg:y="0.18cm" svg:width="12.774cm" svg:height="8.644cm">
          <chartooo:coordinate-region svg:x="1.127cm" svg:y="0.379cm" svg:width="11.687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ine.B74:Wine.B107" chart:label-cell-address="Wine.B73:Wine.B73" chart:class="chart:scatter">
            <chart:domain table:cell-range-address="Wine.A74:Wine.A107"/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(s)</text:p>
                <draw:g>
                  <svg:desc>Wine.B73:Wine.B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Wine.A74:Wine.A107</svg:desc>
                </draw:g>
              </table:table-cell>
              <table:table-cell office:value-type="float" office:value="2.7517">
                <text:p>2.7517</text:p>
                <draw:g>
                  <svg:desc>Wine.B74:Wine.B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04025">
                <text:p>3.04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96675">
                <text:p>2.966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93835">
                <text:p>2.938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289">
                <text:p>3.2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28535">
                <text:p>3.285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9842">
                <text:p>3.98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9181">
                <text:p>3.91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.6905">
                <text:p>4.69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1616">
                <text:p>5.16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1.07555">
                <text:p>11.075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18.8598">
                <text:p>18.85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19.82505">
                <text:p>19.825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29.4681">
                <text:p>29.46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38.3638">
                <text:p>38.36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33.5106">
                <text:p>33.51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44.4656">
                <text:p>44.46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52.0298">
                <text:p>52.02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56.7882">
                <text:p>56.78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">
                <text:p>110</text:p>
              </table:table-cell>
              <table:table-cell office:value-type="float" office:value="63.4315">
                <text:p>63.43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">
                <text:p>120</text:p>
              </table:table-cell>
              <table:table-cell office:value-type="float" office:value="73.3984">
                <text:p>73.39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0">
                <text:p>130</text:p>
              </table:table-cell>
              <table:table-cell office:value-type="float" office:value="97.4941">
                <text:p>97.49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">
                <text:p>140</text:p>
              </table:table-cell>
              <table:table-cell office:value-type="float" office:value="95.34305">
                <text:p>95.343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">
                <text:p>150</text:p>
              </table:table-cell>
              <table:table-cell office:value-type="float" office:value="78.2517">
                <text:p>78.25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">
                <text:p>160</text:p>
              </table:table-cell>
              <table:table-cell office:value-type="float" office:value="88.15365">
                <text:p>88.153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0">
                <text:p>170</text:p>
              </table:table-cell>
              <table:table-cell office:value-type="float" office:value="97.29675">
                <text:p>97.296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0">
                <text:p>180</text:p>
              </table:table-cell>
              <table:table-cell office:value-type="float" office:value="108.499">
                <text:p>108.4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0">
                <text:p>190</text:p>
              </table:table-cell>
              <table:table-cell office:value-type="float" office:value="108.1745">
                <text:p>108.17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">
                <text:p>200</text:p>
              </table:table-cell>
              <table:table-cell office:value-type="float" office:value="122.8688">
                <text:p>122.86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">
                <text:p>210</text:p>
              </table:table-cell>
              <table:table-cell office:value-type="float" office:value="123.6696">
                <text:p>123.66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0">
                <text:p>220</text:p>
              </table:table-cell>
              <table:table-cell office:value-type="float" office:value="162.58205">
                <text:p>162.582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0">
                <text:p>230</text:p>
              </table:table-cell>
              <table:table-cell office:value-type="float" office:value="152.5121">
                <text:p>152.51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0">
                <text:p>240</text:p>
              </table:table-cell>
              <table:table-cell office:value-type="float" office:value="145.6112">
                <text:p>145.6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0">
                <text:p>250</text:p>
              </table:table-cell>
              <table:table-cell office:value-type="float" office:value="183.05055">
                <text:p>183.05055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5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98cm" svg:y="3.454cm" style:legend-expansion="high" chart:style-name="ch2"/>
        <chart:plot-area chart:style-name="ch3" table:cell-range-address="Wine.A111:Wine.B144 Wine.B110:Wine.B110 Wine.D110:Wine.F144" chart:data-source-has-labels="row" svg:x="0.32cm" svg:y="0.18cm" svg:width="11.158cm" svg:height="8.64cm">
          <chartooo:coordinate-region svg:x="1.232cm" svg:y="0.379cm" svg:width="9.96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ine.B111:Wine.B144" chart:label-cell-address="Wine.B110:Wine.B110" chart:class="chart:scatter">
            <chart:domain table:cell-range-address="Wine.A111:Wine.A144"/>
            <chart:data-point chart:repeated="34"/>
          </chart:series>
          <chart:series chart:style-name="ch8" chart:values-cell-range-address="Wine.D111:Wine.D144" chart:label-cell-address="Wine.D110:Wine.D110" chart:class="chart:scatter">
            <chart:data-point chart:repeated="34"/>
          </chart:series>
          <chart:series chart:style-name="ch9" chart:values-cell-range-address="Wine.E111:Wine.E144" chart:label-cell-address="Wine.E110:Wine.E110" chart:class="chart:scatter">
            <chart:data-point chart:repeated="34"/>
          </chart:series>
          <chart:series chart:style-name="ch10" chart:values-cell-range-address="Wine.F111:Wine.F144" chart:label-cell-address="Wine.F110:Wine.F110" chart:class="chart:scatter">
            <chart:data-point chart:repeated="3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-Training%</text:p>
                <draw:g>
                  <svg:desc>Wine.B110:Wine.B110</svg:desc>
                </draw:g>
              </table:table-cell>
              <table:table-cell office:value-type="string">
                <text:p>X-TestingExtra%</text:p>
                <draw:g>
                  <svg:desc>Wine.D110:Wine.D110</svg:desc>
                </draw:g>
              </table:table-cell>
              <table:table-cell office:value-type="string">
                <text:p>MH-Training%</text:p>
                <draw:g>
                  <svg:desc>Wine.E110:Wine.E110</svg:desc>
                </draw:g>
              </table:table-cell>
              <table:table-cell office:value-type="string">
                <text:p>MH-TestingExtra%</text:p>
                <draw:g>
                  <svg:desc>Wine.F110:Wine.F1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Wine.A111:Wine.A144</svg:desc>
                </draw:g>
              </table:table-cell>
              <table:table-cell office:value-type="float" office:value="1">
                <text:p>1</text:p>
                <draw:g>
                  <svg:desc>Wine.B111:Wine.B144</svg:desc>
                </draw:g>
              </table:table-cell>
              <table:table-cell office:value-type="float" office:value="0.55322">
                <text:p>0.55322</text:p>
                <draw:g>
                  <svg:desc>Wine.D111:Wine.D144</svg:desc>
                </draw:g>
              </table:table-cell>
              <table:table-cell office:value-type="float" office:value="1">
                <text:p>1</text:p>
                <draw:g>
                  <svg:desc>Wine.E111:Wine.E144</svg:desc>
                </draw:g>
              </table:table-cell>
              <table:table-cell office:value-type="float" office:value="0.528476">
                <text:p>0.528476</text:p>
                <draw:g>
                  <svg:desc>Wine.F111:Wine.F1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9459">
                <text:p>0.59459</text:p>
              </table:table-cell>
              <table:table-cell office:value-type="float" office:value="1">
                <text:p>1</text:p>
              </table:table-cell>
              <table:table-cell office:value-type="float" office:value="0.54919">
                <text:p>0.549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648095">
                <text:p>0.648095</text:p>
              </table:table-cell>
              <table:table-cell office:value-type="float" office:value="1">
                <text:p>1</text:p>
              </table:table-cell>
              <table:table-cell office:value-type="float" office:value="0.588927">
                <text:p>0.5889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64957">
                <text:p>0.64957</text:p>
              </table:table-cell>
              <table:table-cell office:value-type="float" office:value="1">
                <text:p>1</text:p>
              </table:table-cell>
              <table:table-cell office:value-type="float" office:value="0.555142">
                <text:p>0.5551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65817">
                <text:p>0.65817</text:p>
              </table:table-cell>
              <table:table-cell office:value-type="float" office:value="0.99">
                <text:p>0.99</text:p>
              </table:table-cell>
              <table:table-cell office:value-type="float" office:value="0.633082">
                <text:p>0.6330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72202">
                <text:p>0.72202</text:p>
              </table:table-cell>
              <table:table-cell office:value-type="float" office:value="0.991667">
                <text:p>0.991667</text:p>
              </table:table-cell>
              <table:table-cell office:value-type="float" office:value="0.655459">
                <text:p>0.6554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654295">
                <text:p>0.654295</text:p>
              </table:table-cell>
              <table:table-cell office:value-type="float" office:value="0.985714">
                <text:p>0.985714</text:p>
              </table:table-cell>
              <table:table-cell office:value-type="float" office:value="0.699995">
                <text:p>0.6999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77041">
                <text:p>0.77041</text:p>
              </table:table-cell>
              <table:table-cell office:value-type="float" office:value="1">
                <text:p>1</text:p>
              </table:table-cell>
              <table:table-cell office:value-type="float" office:value="0.715224">
                <text:p>0.7152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755225">
                <text:p>0.755225</text:p>
              </table:table-cell>
              <table:table-cell office:value-type="float" office:value="0.988889">
                <text:p>0.988889</text:p>
              </table:table-cell>
              <table:table-cell office:value-type="float" office:value="0.686416">
                <text:p>0.686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800695">
                <text:p>0.800695</text:p>
              </table:table-cell>
              <table:table-cell office:value-type="float" office:value="0.985">
                <text:p>0.985</text:p>
              </table:table-cell>
              <table:table-cell office:value-type="float" office:value="0.728107">
                <text:p>0.7281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995">
                <text:p>0.995</text:p>
              </table:table-cell>
              <table:table-cell office:value-type="float" office:value="0.864445">
                <text:p>0.864445</text:p>
              </table:table-cell>
              <table:table-cell office:value-type="float" office:value="0.96">
                <text:p>0.96</text:p>
              </table:table-cell>
              <table:table-cell office:value-type="float" office:value="0.823105">
                <text:p>0.8231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993333">
                <text:p>0.993333</text:p>
              </table:table-cell>
              <table:table-cell office:value-type="float" office:value="0.90229">
                <text:p>0.90229</text:p>
              </table:table-cell>
              <table:table-cell office:value-type="float" office:value="0.973333">
                <text:p>0.973333</text:p>
              </table:table-cell>
              <table:table-cell office:value-type="float" office:value="0.863852">
                <text:p>0.8638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99">
                <text:p>0.99</text:p>
              </table:table-cell>
              <table:table-cell office:value-type="float" office:value="0.91662">
                <text:p>0.91662</text:p>
              </table:table-cell>
              <table:table-cell office:value-type="float" office:value="0.97625">
                <text:p>0.97625</text:p>
              </table:table-cell>
              <table:table-cell office:value-type="float" office:value="0.901261">
                <text:p>0.9012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985">
                <text:p>0.985</text:p>
              </table:table-cell>
              <table:table-cell office:value-type="float" office:value="0.92437">
                <text:p>0.92437</text:p>
              </table:table-cell>
              <table:table-cell office:value-type="float" office:value="0.96">
                <text:p>0.96</text:p>
              </table:table-cell>
              <table:table-cell office:value-type="float" office:value="0.898068">
                <text:p>0.8980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9775">
                <text:p>0.9775</text:p>
              </table:table-cell>
              <table:table-cell office:value-type="float" office:value="0.90272">
                <text:p>0.90272</text:p>
              </table:table-cell>
              <table:table-cell office:value-type="float" office:value="0.966667">
                <text:p>0.966667</text:p>
              </table:table-cell>
              <table:table-cell office:value-type="float" office:value="0.907566">
                <text:p>0.9075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985714">
                <text:p>0.985714</text:p>
              </table:table-cell>
              <table:table-cell office:value-type="float" office:value="0.93676">
                <text:p>0.93676</text:p>
              </table:table-cell>
              <table:table-cell office:value-type="float" office:value="0.960714">
                <text:p>0.960714</text:p>
              </table:table-cell>
              <table:table-cell office:value-type="float" office:value="0.912458">
                <text:p>0.9124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976875">
                <text:p>0.976875</text:p>
              </table:table-cell>
              <table:table-cell office:value-type="float" office:value="0.92592">
                <text:p>0.92592</text:p>
              </table:table-cell>
              <table:table-cell office:value-type="float" office:value="0.966875">
                <text:p>0.966875</text:p>
              </table:table-cell>
              <table:table-cell office:value-type="float" office:value="0.92765">
                <text:p>0.927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982222">
                <text:p>0.982222</text:p>
              </table:table-cell>
              <table:table-cell office:value-type="float" office:value="0.9425">
                <text:p>0.9425</text:p>
              </table:table-cell>
              <table:table-cell office:value-type="float" office:value="0.976667">
                <text:p>0.976667</text:p>
              </table:table-cell>
              <table:table-cell office:value-type="float" office:value="0.941725">
                <text:p>0.9417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9795">
                <text:p>0.9795</text:p>
              </table:table-cell>
              <table:table-cell office:value-type="float" office:value="0.93876">
                <text:p>0.93876</text:p>
              </table:table-cell>
              <table:table-cell office:value-type="float" office:value="0.973">
                <text:p>0.973</text:p>
              </table:table-cell>
              <table:table-cell office:value-type="float" office:value="0.931257">
                <text:p>0.9312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">
                <text:p>110</text:p>
              </table:table-cell>
              <table:table-cell office:value-type="float" office:value="0.979091">
                <text:p>0.979091</text:p>
              </table:table-cell>
              <table:table-cell office:value-type="float" office:value="0.947675">
                <text:p>0.947675</text:p>
              </table:table-cell>
              <table:table-cell office:value-type="float" office:value="0.975455">
                <text:p>0.975455</text:p>
              </table:table-cell>
              <table:table-cell office:value-type="float" office:value="0.944394">
                <text:p>0.9443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">
                <text:p>120</text:p>
              </table:table-cell>
              <table:table-cell office:value-type="float" office:value="0.974583">
                <text:p>0.974583</text:p>
              </table:table-cell>
              <table:table-cell office:value-type="float" office:value="0.948305">
                <text:p>0.948305</text:p>
              </table:table-cell>
              <table:table-cell office:value-type="float" office:value="0.975417">
                <text:p>0.975417</text:p>
              </table:table-cell>
              <table:table-cell office:value-type="float" office:value="0.93754">
                <text:p>0.937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0">
                <text:p>130</text:p>
              </table:table-cell>
              <table:table-cell office:value-type="float" office:value="0.978077">
                <text:p>0.978077</text:p>
              </table:table-cell>
              <table:table-cell office:value-type="float" office:value="0.94776">
                <text:p>0.94776</text:p>
              </table:table-cell>
              <table:table-cell office:value-type="float" office:value="0.975385">
                <text:p>0.975385</text:p>
              </table:table-cell>
              <table:table-cell office:value-type="float" office:value="0.94949">
                <text:p>0.949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">
                <text:p>140</text:p>
              </table:table-cell>
              <table:table-cell office:value-type="float" office:value="0.980714">
                <text:p>0.980714</text:p>
              </table:table-cell>
              <table:table-cell office:value-type="float" office:value="0.947915">
                <text:p>0.947915</text:p>
              </table:table-cell>
              <table:table-cell office:value-type="float" office:value="0.971786">
                <text:p>0.971786</text:p>
              </table:table-cell>
              <table:table-cell office:value-type="float" office:value="0.944873">
                <text:p>0.9448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">
                <text:p>150</text:p>
              </table:table-cell>
              <table:table-cell office:value-type="float" office:value="0.980333">
                <text:p>0.980333</text:p>
              </table:table-cell>
              <table:table-cell office:value-type="float" office:value="0.954595">
                <text:p>0.954595</text:p>
              </table:table-cell>
              <table:table-cell office:value-type="float" office:value="0.969667">
                <text:p>0.969667</text:p>
              </table:table-cell>
              <table:table-cell office:value-type="float" office:value="0.939936">
                <text:p>0.9399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">
                <text:p>160</text:p>
              </table:table-cell>
              <table:table-cell office:value-type="float" office:value="0.977812">
                <text:p>0.977812</text:p>
              </table:table-cell>
              <table:table-cell office:value-type="float" office:value="0.952815">
                <text:p>0.952815</text:p>
              </table:table-cell>
              <table:table-cell office:value-type="float" office:value="0.971563">
                <text:p>0.971563</text:p>
              </table:table-cell>
              <table:table-cell office:value-type="float" office:value="0.943738">
                <text:p>0.9437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0">
                <text:p>170</text:p>
              </table:table-cell>
              <table:table-cell office:value-type="float" office:value="0.973235">
                <text:p>0.973235</text:p>
              </table:table-cell>
              <table:table-cell office:value-type="float" office:value="0.949355">
                <text:p>0.949355</text:p>
              </table:table-cell>
              <table:table-cell office:value-type="float" office:value="0.973824">
                <text:p>0.973824</text:p>
              </table:table-cell>
              <table:table-cell office:value-type="float" office:value="0.951472">
                <text:p>0.9514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0">
                <text:p>180</text:p>
              </table:table-cell>
              <table:table-cell office:value-type="float" office:value="0.976389">
                <text:p>0.976389</text:p>
              </table:table-cell>
              <table:table-cell office:value-type="float" office:value="0.958375">
                <text:p>0.958375</text:p>
              </table:table-cell>
              <table:table-cell office:value-type="float" office:value="0.9725">
                <text:p>0.9725</text:p>
              </table:table-cell>
              <table:table-cell office:value-type="float" office:value="0.947673">
                <text:p>0.9476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0">
                <text:p>190</text:p>
              </table:table-cell>
              <table:table-cell office:value-type="float" office:value="0.976316">
                <text:p>0.976316</text:p>
              </table:table-cell>
              <table:table-cell office:value-type="float" office:value="0.95647">
                <text:p>0.95647</text:p>
              </table:table-cell>
              <table:table-cell office:value-type="float" office:value="0.970263">
                <text:p>0.970263</text:p>
              </table:table-cell>
              <table:table-cell office:value-type="float" office:value="0.945376">
                <text:p>0.9453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">
                <text:p>200</text:p>
              </table:table-cell>
              <table:table-cell office:value-type="float" office:value="0.975">
                <text:p>0.975</text:p>
              </table:table-cell>
              <table:table-cell office:value-type="float" office:value="0.957705">
                <text:p>0.957705</text:p>
              </table:table-cell>
              <table:table-cell office:value-type="float" office:value="0.96725">
                <text:p>0.96725</text:p>
              </table:table-cell>
              <table:table-cell office:value-type="float" office:value="0.953598">
                <text:p>0.9535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">
                <text:p>210</text:p>
              </table:table-cell>
              <table:table-cell office:value-type="float" office:value="0.974762">
                <text:p>0.974762</text:p>
              </table:table-cell>
              <table:table-cell office:value-type="float" office:value="0.95989">
                <text:p>0.95989</text:p>
              </table:table-cell>
              <table:table-cell office:value-type="float" office:value="0.971667">
                <text:p>0.971667</text:p>
              </table:table-cell>
              <table:table-cell office:value-type="float" office:value="0.955456">
                <text:p>0.9554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0">
                <text:p>220</text:p>
              </table:table-cell>
              <table:table-cell office:value-type="float" office:value="0.974091">
                <text:p>0.974091</text:p>
              </table:table-cell>
              <table:table-cell office:value-type="float" office:value="0.953795">
                <text:p>0.953795</text:p>
              </table:table-cell>
              <table:table-cell office:value-type="float" office:value="0.974318">
                <text:p>0.974318</text:p>
              </table:table-cell>
              <table:table-cell office:value-type="float" office:value="0.956225">
                <text:p>0.9562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0">
                <text:p>230</text:p>
              </table:table-cell>
              <table:table-cell office:value-type="float" office:value="0.973261">
                <text:p>0.973261</text:p>
              </table:table-cell>
              <table:table-cell office:value-type="float" office:value="0.960205">
                <text:p>0.960205</text:p>
              </table:table-cell>
              <table:table-cell office:value-type="float" office:value="0.971522">
                <text:p>0.971522</text:p>
              </table:table-cell>
              <table:table-cell office:value-type="float" office:value="0.957035">
                <text:p>0.9570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0">
                <text:p>240</text:p>
              </table:table-cell>
              <table:table-cell office:value-type="float" office:value="0.977083">
                <text:p>0.977083</text:p>
              </table:table-cell>
              <table:table-cell office:value-type="float" office:value="0.95962">
                <text:p>0.95962</text:p>
              </table:table-cell>
              <table:table-cell office:value-type="float" office:value="0.972708">
                <text:p>0.972708</text:p>
              </table:table-cell>
              <table:table-cell office:value-type="float" office:value="0.949441">
                <text:p>0.9494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0">
                <text:p>250</text:p>
              </table:table-cell>
              <table:table-cell office:value-type="float" office:value="0.976">
                <text:p>0.976</text:p>
              </table:table-cell>
              <table:table-cell office:value-type="float" office:value="0.95962">
                <text:p>0.95962</text:p>
              </table:table-cell>
              <table:table-cell office:value-type="float" office:value="0.9694">
                <text:p>0.9694</text:p>
              </table:table-cell>
              <table:table-cell office:value-type="float" office:value="0.954863">
                <text:p>0.954863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3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708cm" svg:height="8.275cm" xlink:href=".." xlink:type="simple" chart:class="chart:scatter" chart:style-name="ch1">
        <chart:legend chart:legend-position="end" svg:x="10.506cm" svg:y="3.091cm" style:legend-expansion="high" chart:style-name="ch2"/>
        <chart:plot-area chart:style-name="ch3" table:cell-range-address="Nursery.A45:Nursery.B65 Nursery.B44:Nursery.B44 Nursery.D44:Nursery.F65" chart:data-source-has-labels="row" svg:x="0.294cm" svg:y="0.165cm" svg:width="9.918cm" svg:height="7.945cm">
          <chartooo:coordinate-region svg:x="1.206cm" svg:y="0.364cm" svg:width="8.634cm" svg:height="7.0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ursery.B45:Nursery.B65" chart:label-cell-address="Nursery.B44:Nursery.B44" chart:class="chart:scatter">
            <chart:domain table:cell-range-address="Nursery.A45:Nursery.A65"/>
            <chart:data-point chart:repeated="21"/>
          </chart:series>
          <chart:series chart:style-name="ch8" chart:values-cell-range-address="Nursery.D45:Nursery.D65" chart:label-cell-address="Nursery.D44:Nursery.D44" chart:class="chart:scatter">
            <chart:data-point chart:repeated="21"/>
          </chart:series>
          <chart:series chart:style-name="ch9" chart:values-cell-range-address="Nursery.E45:Nursery.E65" chart:label-cell-address="Nursery.E44:Nursery.E44" chart:class="chart:scatter">
            <chart:data-point chart:repeated="21"/>
          </chart:series>
          <chart:series chart:style-name="ch10" chart:values-cell-range-address="Nursery.F45:Nursery.F65" chart:label-cell-address="Nursery.F44:Nursery.F44" chart:class="chart:scatte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-Training%</text:p>
                <draw:g>
                  <svg:desc>Nursery.B44:Nursery.B44</svg:desc>
                </draw:g>
              </table:table-cell>
              <table:table-cell office:value-type="string">
                <text:p>X-TestingExtra%</text:p>
                <draw:g>
                  <svg:desc>Nursery.D44:Nursery.D44</svg:desc>
                </draw:g>
              </table:table-cell>
              <table:table-cell office:value-type="string">
                <text:p>MH-Training%</text:p>
                <draw:g>
                  <svg:desc>Nursery.E44:Nursery.E44</svg:desc>
                </draw:g>
              </table:table-cell>
              <table:table-cell office:value-type="string">
                <text:p>MH-TestingExtra%</text:p>
                <draw:g>
                  <svg:desc>Nursery.F44:Nursery.F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Nursery.A45:Nursery.A65</svg:desc>
                </draw:g>
              </table:table-cell>
              <table:table-cell office:value-type="float" office:value="0.99">
                <text:p>0.99</text:p>
                <draw:g>
                  <svg:desc>Nursery.B45:Nursery.B65</svg:desc>
                </draw:g>
              </table:table-cell>
              <table:table-cell office:value-type="float" office:value="0.73755">
                <text:p>0.73755</text:p>
                <draw:g>
                  <svg:desc>Nursery.D45:Nursery.D65</svg:desc>
                </draw:g>
              </table:table-cell>
              <table:table-cell office:value-type="float" office:value="0.92">
                <text:p>0.92</text:p>
                <draw:g>
                  <svg:desc>Nursery.E45:Nursery.E65</svg:desc>
                </draw:g>
              </table:table-cell>
              <table:table-cell office:value-type="float" office:value="0.619875">
                <text:p>0.619875</text:p>
                <draw:g>
                  <svg:desc>Nursery.F45:Nursery.F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9775">
                <text:p>0.9775</text:p>
              </table:table-cell>
              <table:table-cell office:value-type="float" office:value="0.8382">
                <text:p>0.8382</text:p>
              </table:table-cell>
              <table:table-cell office:value-type="float" office:value="0.97">
                <text:p>0.97</text:p>
              </table:table-cell>
              <table:table-cell office:value-type="float" office:value="0.833002">
                <text:p>0.833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948333">
                <text:p>0.948333</text:p>
              </table:table-cell>
              <table:table-cell office:value-type="float" office:value="0.860145">
                <text:p>0.860145</text:p>
              </table:table-cell>
              <table:table-cell office:value-type="float" office:value="0.948333">
                <text:p>0.948333</text:p>
              </table:table-cell>
              <table:table-cell office:value-type="float" office:value="0.880355">
                <text:p>0.8803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95875">
                <text:p>0.95875</text:p>
              </table:table-cell>
              <table:table-cell office:value-type="float" office:value="0.869855">
                <text:p>0.869855</text:p>
              </table:table-cell>
              <table:table-cell office:value-type="float" office:value="0.93">
                <text:p>0.93</text:p>
              </table:table-cell>
              <table:table-cell office:value-type="float" office:value="0.853294">
                <text:p>0.8532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941">
                <text:p>0.941</text:p>
              </table:table-cell>
              <table:table-cell office:value-type="float" office:value="0.875285">
                <text:p>0.875285</text:p>
              </table:table-cell>
              <table:table-cell office:value-type="float" office:value="0.945">
                <text:p>0.945</text:p>
              </table:table-cell>
              <table:table-cell office:value-type="float" office:value="0.87919">
                <text:p>0.879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949167">
                <text:p>0.949167</text:p>
              </table:table-cell>
              <table:table-cell office:value-type="float" office:value="0.88592">
                <text:p>0.88592</text:p>
              </table:table-cell>
              <table:table-cell office:value-type="float" office:value="0.930833">
                <text:p>0.930833</text:p>
              </table:table-cell>
              <table:table-cell office:value-type="float" office:value="0.877191">
                <text:p>0.8771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951429">
                <text:p>0.951429</text:p>
              </table:table-cell>
              <table:table-cell office:value-type="float" office:value="0.89035">
                <text:p>0.89035</text:p>
              </table:table-cell>
              <table:table-cell office:value-type="float" office:value="0.936429">
                <text:p>0.936429</text:p>
              </table:table-cell>
              <table:table-cell office:value-type="float" office:value="0.890011">
                <text:p>0.8900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95125">
                <text:p>0.95125</text:p>
              </table:table-cell>
              <table:table-cell office:value-type="float" office:value="0.902185">
                <text:p>0.902185</text:p>
              </table:table-cell>
              <table:table-cell office:value-type="float" office:value="0.940625">
                <text:p>0.940625</text:p>
              </table:table-cell>
              <table:table-cell office:value-type="float" office:value="0.897992">
                <text:p>0.897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944444">
                <text:p>0.944444</text:p>
              </table:table-cell>
              <table:table-cell office:value-type="float" office:value="0.898305">
                <text:p>0.898305</text:p>
              </table:table-cell>
              <table:table-cell office:value-type="float" office:value="0.941667">
                <text:p>0.941667</text:p>
              </table:table-cell>
              <table:table-cell office:value-type="float" office:value="0.89901">
                <text:p>0.899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9395">
                <text:p>0.9395</text:p>
              </table:table-cell>
              <table:table-cell office:value-type="float" office:value="0.893">
                <text:p>0.893</text:p>
              </table:table-cell>
              <table:table-cell office:value-type="float" office:value="0.951">
                <text:p>0.951</text:p>
              </table:table-cell>
              <table:table-cell office:value-type="float" office:value="0.9059">
                <text:p>0.90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0.93675">
                <text:p>0.93675</text:p>
              </table:table-cell>
              <table:table-cell office:value-type="float" office:value="0.914815">
                <text:p>0.914815</text:p>
              </table:table-cell>
              <table:table-cell office:value-type="float" office:value="0.94125">
                <text:p>0.94125</text:p>
              </table:table-cell>
              <table:table-cell office:value-type="float" office:value="0.917341">
                <text:p>0.9173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0.937833">
                <text:p>0.937833</text:p>
              </table:table-cell>
              <table:table-cell office:value-type="float" office:value="0.91944">
                <text:p>0.91944</text:p>
              </table:table-cell>
              <table:table-cell office:value-type="float" office:value="0.940667">
                <text:p>0.940667</text:p>
              </table:table-cell>
              <table:table-cell office:value-type="float" office:value="0.920311">
                <text:p>0.9203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  <table:table-cell office:value-type="float" office:value="0.930875">
                <text:p>0.930875</text:p>
              </table:table-cell>
              <table:table-cell office:value-type="float" office:value="0.921645">
                <text:p>0.921645</text:p>
              </table:table-cell>
              <table:table-cell office:value-type="float" office:value="0.933875">
                <text:p>0.933875</text:p>
              </table:table-cell>
              <table:table-cell office:value-type="float" office:value="0.921188">
                <text:p>0.9211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">
                <text:p>500</text:p>
              </table:table-cell>
              <table:table-cell office:value-type="float" office:value="0.9346">
                <text:p>0.9346</text:p>
              </table:table-cell>
              <table:table-cell office:value-type="float" office:value="0.92217">
                <text:p>0.92217</text:p>
              </table:table-cell>
              <table:table-cell office:value-type="float" office:value="0.9316">
                <text:p>0.9316</text:p>
              </table:table-cell>
              <table:table-cell office:value-type="float" office:value="0.919661">
                <text:p>0.9196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">
                <text:p>600</text:p>
              </table:table-cell>
              <table:table-cell office:value-type="float" office:value="0.930917">
                <text:p>0.930917</text:p>
              </table:table-cell>
              <table:table-cell office:value-type="float" office:value="0.92415">
                <text:p>0.92415</text:p>
              </table:table-cell>
              <table:table-cell office:value-type="float" office:value="0.930167">
                <text:p>0.930167</text:p>
              </table:table-cell>
              <table:table-cell office:value-type="float" office:value="0.92296">
                <text:p>0.922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">
                <text:p>700</text:p>
              </table:table-cell>
              <table:table-cell office:value-type="float" office:value="0.936143">
                <text:p>0.936143</text:p>
              </table:table-cell>
              <table:table-cell office:value-type="float" office:value="0.92494">
                <text:p>0.92494</text:p>
              </table:table-cell>
              <table:table-cell office:value-type="float" office:value="0.931714">
                <text:p>0.931714</text:p>
              </table:table-cell>
              <table:table-cell office:value-type="float" office:value="0.922831">
                <text:p>0.9228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0.931">
                <text:p>0.931</text:p>
              </table:table-cell>
              <table:table-cell office:value-type="float" office:value="0.924375">
                <text:p>0.924375</text:p>
              </table:table-cell>
              <table:table-cell office:value-type="float" office:value="0.931813">
                <text:p>0.931813</text:p>
              </table:table-cell>
              <table:table-cell office:value-type="float" office:value="0.923897">
                <text:p>0.9238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0.931833">
                <text:p>0.931833</text:p>
              </table:table-cell>
              <table:table-cell office:value-type="float" office:value="0.923875">
                <text:p>0.923875</text:p>
              </table:table-cell>
              <table:table-cell office:value-type="float" office:value="0.929111">
                <text:p>0.929111</text:p>
              </table:table-cell>
              <table:table-cell office:value-type="float" office:value="0.925225">
                <text:p>0.9252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">
                <text:p>1000</text:p>
              </table:table-cell>
              <table:table-cell office:value-type="float" office:value="0.9287">
                <text:p>0.9287</text:p>
              </table:table-cell>
              <table:table-cell office:value-type="float" office:value="0.92343">
                <text:p>0.92343</text:p>
              </table:table-cell>
              <table:table-cell office:value-type="float" office:value="0.93015">
                <text:p>0.93015</text:p>
              </table:table-cell>
              <table:table-cell office:value-type="float" office:value="0.925921">
                <text:p>0.9259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0.9322">
                <text:p>0.9322</text:p>
              </table:table-cell>
              <table:table-cell office:value-type="float" office:value="0.927275">
                <text:p>0.927275</text:p>
              </table:table-cell>
              <table:table-cell office:value-type="float" office:value="0.929975">
                <text:p>0.929975</text:p>
              </table:table-cell>
              <table:table-cell office:value-type="float" office:value="0.926793">
                <text:p>0.9267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0">
                <text:p>3000</text:p>
              </table:table-cell>
              <table:table-cell office:value-type="float" office:value="0.929833">
                <text:p>0.929833</text:p>
              </table:table-cell>
              <table:table-cell office:value-type="float" office:value="0.92791">
                <text:p>0.92791</text:p>
              </table:table-cell>
              <table:table-cell office:value-type="float" office:value="0.93025">
                <text:p>0.93025</text:p>
              </table:table-cell>
              <table:table-cell office:value-type="float" office:value="0.927889">
                <text:p>0.927889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624cm" svg:height="7.882cm" xlink:href=".." xlink:type="simple" chart:class="chart:scatter" chart:style-name="ch1">
        <chart:legend chart:legend-position="end" svg:x="12.036cm" svg:y="3.642cm" style:legend-expansion="high" chart:style-name="ch2"/>
        <chart:plot-area chart:style-name="ch3" table:cell-range-address="Nursery.A91:Nursery.B111 Nursery.B90:Nursery.B90" chart:data-source-has-labels="row" svg:x="0.292cm" svg:y="0.157cm" svg:width="11.452cm" svg:height="7.568cm">
          <chartooo:coordinate-region svg:x="1.099cm" svg:y="0.356cm" svg:width="10.273cm" svg:height="6.7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ursery.B91:Nursery.B111" chart:label-cell-address="Nursery.B90:Nursery.B90" chart:class="chart:scatter">
            <chart:domain table:cell-range-address="Nursery.A91:Nursery.A111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(s)</text:p>
                <draw:g>
                  <svg:desc>Nursery.B90:Nursery.B9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Nursery.A91:Nursery.A111</svg:desc>
                </draw:g>
              </table:table-cell>
              <table:table-cell office:value-type="float" office:value="1.4368">
                <text:p>1.4368</text:p>
                <draw:g>
                  <svg:desc>Nursery.B91:Nursery.B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.0225">
                <text:p>3.0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3.77465">
                <text:p>3.77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5.00675">
                <text:p>5.00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6.51585">
                <text:p>6.515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7.1522">
                <text:p>7.1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7.2504">
                <text:p>7.2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9.643">
                <text:p>9.6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9.6583">
                <text:p>9.65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1.9407">
                <text:p>11.94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21.8562">
                <text:p>21.85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34.2386">
                <text:p>34.23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  <table:table-cell office:value-type="float" office:value="42.6584">
                <text:p>42.65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">
                <text:p>500</text:p>
              </table:table-cell>
              <table:table-cell office:value-type="float" office:value="71.1242">
                <text:p>71.12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">
                <text:p>600</text:p>
              </table:table-cell>
              <table:table-cell office:value-type="float" office:value="89.926">
                <text:p>89.9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">
                <text:p>700</text:p>
              </table:table-cell>
              <table:table-cell office:value-type="float" office:value="97.0406">
                <text:p>97.04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121.65">
                <text:p>121.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139.673">
                <text:p>139.6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">
                <text:p>1000</text:p>
              </table:table-cell>
              <table:table-cell office:value-type="float" office:value="206.12">
                <text:p>206.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478.413">
                <text:p>478.4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0">
                <text:p>3000</text:p>
              </table:table-cell>
              <table:table-cell office:value-type="float" office:value="812.499">
                <text:p>812.499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5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811cm" svg:height="8.247cm" xlink:href=".." xlink:type="simple" chart:class="chart:scatter" chart:style-name="ch1">
        <chart:legend chart:legend-position="end" svg:x="10.609cm" svg:y="3.077cm" style:legend-expansion="high" chart:style-name="ch2"/>
        <chart:plot-area chart:style-name="ch3" table:cell-range-address="TieTacToe.A48:TieTacToe.B66 TieTacToe.B47:TieTacToe.B47 TieTacToe.D47:TieTacToe.F66" chart:data-source-has-labels="row" svg:x="0.296cm" svg:y="0.164cm" svg:width="10.017cm" svg:height="7.919cm">
          <chartooo:coordinate-region svg:x="1.208cm" svg:y="0.363cm" svg:width="8.733cm" svg:height="7.0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ieTacToe.B48:TieTacToe.B66" chart:label-cell-address="TieTacToe.B47:TieTacToe.B47" chart:class="chart:scatter">
            <chart:domain table:cell-range-address="TieTacToe.A48:TieTacToe.A66"/>
            <chart:data-point chart:repeated="19"/>
          </chart:series>
          <chart:series chart:style-name="ch8" chart:values-cell-range-address="TieTacToe.D48:TieTacToe.D66" chart:label-cell-address="TieTacToe.D47:TieTacToe.D47" chart:class="chart:scatter">
            <chart:data-point chart:repeated="19"/>
          </chart:series>
          <chart:series chart:style-name="ch9" chart:values-cell-range-address="TieTacToe.E48:TieTacToe.E66" chart:label-cell-address="TieTacToe.E47:TieTacToe.E47" chart:class="chart:scatter">
            <chart:data-point chart:repeated="19"/>
          </chart:series>
          <chart:series chart:style-name="ch10" chart:values-cell-range-address="TieTacToe.F48:TieTacToe.F66" chart:label-cell-address="TieTacToe.F47:TieTacToe.F47" chart:class="chart:scatte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-Training%</text:p>
                <draw:g>
                  <svg:desc>TieTacToe.B47:TieTacToe.B47</svg:desc>
                </draw:g>
              </table:table-cell>
              <table:table-cell office:value-type="string">
                <text:p>X-TestingExtra%</text:p>
                <draw:g>
                  <svg:desc>TieTacToe.D47:TieTacToe.D47</svg:desc>
                </draw:g>
              </table:table-cell>
              <table:table-cell office:value-type="string">
                <text:p>MH-Training%</text:p>
                <draw:g>
                  <svg:desc>TieTacToe.E47:TieTacToe.E47</svg:desc>
                </draw:g>
              </table:table-cell>
              <table:table-cell office:value-type="string">
                <text:p>MH-TestingExtra%</text:p>
                <draw:g>
                  <svg:desc>TieTacToe.F47:TieTacToe.F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ieTacToe.A48:TieTacToe.A66</svg:desc>
                </draw:g>
              </table:table-cell>
              <table:table-cell office:value-type="float" office:value="0.95">
                <text:p>0.95</text:p>
                <draw:g>
                  <svg:desc>TieTacToe.B48:TieTacToe.B66</svg:desc>
                </draw:g>
              </table:table-cell>
              <table:table-cell office:value-type="float" office:value="0.58327">
                <text:p>0.58327</text:p>
                <draw:g>
                  <svg:desc>TieTacToe.D48:TieTacToe.D66</svg:desc>
                </draw:g>
              </table:table-cell>
              <table:table-cell office:value-type="float" office:value="0.88">
                <text:p>0.88</text:p>
                <draw:g>
                  <svg:desc>TieTacToe.E48:TieTacToe.E66</svg:desc>
                </draw:g>
              </table:table-cell>
              <table:table-cell office:value-type="float" office:value="0.512944">
                <text:p>0.512944</text:p>
                <draw:g>
                  <svg:desc>TieTacToe.F48:TieTacToe.F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905">
                <text:p>0.905</text:p>
              </table:table-cell>
              <table:table-cell office:value-type="float" office:value="0.62524">
                <text:p>0.62524</text:p>
              </table:table-cell>
              <table:table-cell office:value-type="float" office:value="0.8425">
                <text:p>0.8425</text:p>
              </table:table-cell>
              <table:table-cell office:value-type="float" office:value="0.559344">
                <text:p>0.5593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888333">
                <text:p>0.888333</text:p>
              </table:table-cell>
              <table:table-cell office:value-type="float" office:value="0.617145">
                <text:p>0.617145</text:p>
              </table:table-cell>
              <table:table-cell office:value-type="float" office:value="0.83">
                <text:p>0.83</text:p>
              </table:table-cell>
              <table:table-cell office:value-type="float" office:value="0.614597">
                <text:p>0.6145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85625">
                <text:p>0.85625</text:p>
              </table:table-cell>
              <table:table-cell office:value-type="float" office:value="0.64505">
                <text:p>0.64505</text:p>
              </table:table-cell>
              <table:table-cell office:value-type="float" office:value="0.82">
                <text:p>0.82</text:p>
              </table:table-cell>
              <table:table-cell office:value-type="float" office:value="0.641485">
                <text:p>0.6414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852">
                <text:p>0.852</text:p>
              </table:table-cell>
              <table:table-cell office:value-type="float" office:value="0.6664">
                <text:p>0.6664</text:p>
              </table:table-cell>
              <table:table-cell office:value-type="float" office:value="0.786">
                <text:p>0.786</text:p>
              </table:table-cell>
              <table:table-cell office:value-type="float" office:value="0.625938">
                <text:p>0.6259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828333">
                <text:p>0.828333</text:p>
              </table:table-cell>
              <table:table-cell office:value-type="float" office:value="0.680145">
                <text:p>0.680145</text:p>
              </table:table-cell>
              <table:table-cell office:value-type="float" office:value="0.800833">
                <text:p>0.800833</text:p>
              </table:table-cell>
              <table:table-cell office:value-type="float" office:value="0.658589">
                <text:p>0.6585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829286">
                <text:p>0.829286</text:p>
              </table:table-cell>
              <table:table-cell office:value-type="float" office:value="0.682535">
                <text:p>0.682535</text:p>
              </table:table-cell>
              <table:table-cell office:value-type="float" office:value="0.771429">
                <text:p>0.771429</text:p>
              </table:table-cell>
              <table:table-cell office:value-type="float" office:value="0.656048">
                <text:p>0.6560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815">
                <text:p>0.815</text:p>
              </table:table-cell>
              <table:table-cell office:value-type="float" office:value="0.689565">
                <text:p>0.689565</text:p>
              </table:table-cell>
              <table:table-cell office:value-type="float" office:value="0.79">
                <text:p>0.79</text:p>
              </table:table-cell>
              <table:table-cell office:value-type="float" office:value="0.677895">
                <text:p>0.677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812222">
                <text:p>0.812222</text:p>
              </table:table-cell>
              <table:table-cell office:value-type="float" office:value="0.6959">
                <text:p>0.6959</text:p>
              </table:table-cell>
              <table:table-cell office:value-type="float" office:value="0.775">
                <text:p>0.775</text:p>
              </table:table-cell>
              <table:table-cell office:value-type="float" office:value="0.663427">
                <text:p>0.6634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809">
                <text:p>0.809</text:p>
              </table:table-cell>
              <table:table-cell office:value-type="float" office:value="0.694745">
                <text:p>0.694745</text:p>
              </table:table-cell>
              <table:table-cell office:value-type="float" office:value="0.799">
                <text:p>0.799</text:p>
              </table:table-cell>
              <table:table-cell office:value-type="float" office:value="0.69374">
                <text:p>0.693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0.778">
                <text:p>0.778</text:p>
              </table:table-cell>
              <table:table-cell office:value-type="float" office:value="0.724655">
                <text:p>0.724655</text:p>
              </table:table-cell>
              <table:table-cell office:value-type="float" office:value="0.7695">
                <text:p>0.7695</text:p>
              </table:table-cell>
              <table:table-cell office:value-type="float" office:value="0.707991">
                <text:p>0.707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0.7795">
                <text:p>0.7795</text:p>
              </table:table-cell>
              <table:table-cell office:value-type="float" office:value="0.727755">
                <text:p>0.727755</text:p>
              </table:table-cell>
              <table:table-cell office:value-type="float" office:value="0.759333">
                <text:p>0.759333</text:p>
              </table:table-cell>
              <table:table-cell office:value-type="float" office:value="0.722638">
                <text:p>0.7226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  <table:table-cell office:value-type="float" office:value="0.770625">
                <text:p>0.770625</text:p>
              </table:table-cell>
              <table:table-cell office:value-type="float" office:value="0.731165">
                <text:p>0.731165</text:p>
              </table:table-cell>
              <table:table-cell office:value-type="float" office:value="0.7645">
                <text:p>0.7645</text:p>
              </table:table-cell>
              <table:table-cell office:value-type="float" office:value="0.721901">
                <text:p>0.7219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">
                <text:p>500</text:p>
              </table:table-cell>
              <table:table-cell office:value-type="float" office:value="0.7603">
                <text:p>0.7603</text:p>
              </table:table-cell>
              <table:table-cell office:value-type="float" office:value="0.727185">
                <text:p>0.727185</text:p>
              </table:table-cell>
              <table:table-cell office:value-type="float" office:value="0.7579">
                <text:p>0.7579</text:p>
              </table:table-cell>
              <table:table-cell office:value-type="float" office:value="0.727822">
                <text:p>0.7278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">
                <text:p>600</text:p>
              </table:table-cell>
              <table:table-cell office:value-type="float" office:value="0.765333">
                <text:p>0.765333</text:p>
              </table:table-cell>
              <table:table-cell office:value-type="float" office:value="0.734145">
                <text:p>0.734145</text:p>
              </table:table-cell>
              <table:table-cell office:value-type="float" office:value="0.748417">
                <text:p>0.748417</text:p>
              </table:table-cell>
              <table:table-cell office:value-type="float" office:value="0.729441">
                <text:p>0.7294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">
                <text:p>700</text:p>
              </table:table-cell>
              <table:table-cell office:value-type="float" office:value="0.760643">
                <text:p>0.760643</text:p>
              </table:table-cell>
              <table:table-cell office:value-type="float" office:value="0.733875">
                <text:p>0.733875</text:p>
              </table:table-cell>
              <table:table-cell office:value-type="float" office:value="0.762071">
                <text:p>0.762071</text:p>
              </table:table-cell>
              <table:table-cell office:value-type="float" office:value="0.730683">
                <text:p>0.7306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0.754875">
                <text:p>0.754875</text:p>
              </table:table-cell>
              <table:table-cell office:value-type="float" office:value="0.735215">
                <text:p>0.735215</text:p>
              </table:table-cell>
              <table:table-cell office:value-type="float" office:value="0.750875">
                <text:p>0.750875</text:p>
              </table:table-cell>
              <table:table-cell office:value-type="float" office:value="0.731924">
                <text:p>0.7319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0.759056">
                <text:p>0.759056</text:p>
              </table:table-cell>
              <table:table-cell office:value-type="float" office:value="0.735335">
                <text:p>0.735335</text:p>
              </table:table-cell>
              <table:table-cell office:value-type="float" office:value="0.750722">
                <text:p>0.750722</text:p>
              </table:table-cell>
              <table:table-cell office:value-type="float" office:value="0.73093">
                <text:p>0.730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">
                <text:p>1000</text:p>
              </table:table-cell>
              <table:table-cell office:value-type="float" office:value="0.758292">
                <text:p>0.758292</text:p>
              </table:table-cell>
              <table:table-cell office:value-type="float" office:value="0.73406">
                <text:p>0.73406</text:p>
              </table:table-cell>
              <table:table-cell office:value-type="float" office:value="0.75">
                <text:p>0.75</text:p>
              </table:table-cell>
              <table:table-cell office:value-type="float" office:value="0.732411">
                <text:p>0.732411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5cm" svg:height="9.014cm" xlink:href=".." xlink:type="simple" chart:class="chart:scatter" chart:style-name="ch1">
        <chart:legend chart:legend-position="end" svg:x="13.417cm" svg:y="4.208cm" style:legend-expansion="high" chart:style-name="ch2"/>
        <chart:plot-area chart:style-name="ch3" table:cell-range-address="TieTacToe.A71:TieTacToe.B89 TieTacToe.B70:TieTacToe.B70" chart:data-source-has-labels="row" svg:x="0.32cm" svg:y="0.18cm" svg:width="12.777cm" svg:height="8.654cm">
          <chartooo:coordinate-region svg:x="1.312cm" svg:y="0.379cm" svg:width="11.413cm" svg:height="7.8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ieTacToe.B71:TieTacToe.B89" chart:label-cell-address="TieTacToe.B70:TieTacToe.B70" chart:class="chart:scatter">
            <chart:domain table:cell-range-address="TieTacToe.A71:TieTacToe.A89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(s)</text:p>
                <draw:g>
                  <svg:desc>TieTacToe.B70:TieTacToe.B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ieTacToe.A71:TieTacToe.A89</svg:desc>
                </draw:g>
              </table:table-cell>
              <table:table-cell office:value-type="float" office:value="1.1831">
                <text:p>1.1831</text:p>
                <draw:g>
                  <svg:desc>TieTacToe.B71:TieTacToe.B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.3983">
                <text:p>2.3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.8939">
                <text:p>2.89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.96125">
                <text:p>3.96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.70245">
                <text:p>5.702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8.25135">
                <text:p>8.25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0.5145">
                <text:p>10.51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3.4769">
                <text:p>13.47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5.7843">
                <text:p>15.78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7.5615">
                <text:p>17.56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64.6357">
                <text:p>64.63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125.34">
                <text:p>125.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  <table:table-cell office:value-type="float" office:value="206.614">
                <text:p>206.6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">
                <text:p>500</text:p>
              </table:table-cell>
              <table:table-cell office:value-type="float" office:value="410.62">
                <text:p>410.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">
                <text:p>600</text:p>
              </table:table-cell>
              <table:table-cell office:value-type="float" office:value="515.325">
                <text:p>515.3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">
                <text:p>700</text:p>
              </table:table-cell>
              <table:table-cell office:value-type="float" office:value="740.397">
                <text:p>740.3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1016.33">
                <text:p>1016.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1374.98">
                <text:p>1374.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">
                <text:p>1000</text:p>
              </table:table-cell>
              <table:table-cell office:value-type="float" office:value="1906.65">
                <text:p>1906.65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6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4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03cm" svg:height="7.771cm" xlink:href=".." xlink:type="simple" chart:class="chart:scatter" chart:style-name="ch1">
        <chart:legend chart:legend-position="end" svg:x="9.916cm" svg:y="2.839cm" style:legend-expansion="high" chart:style-name="ch2"/>
        <chart:plot-area chart:style-name="ch3" table:cell-range-address="Cars2.A89:Cars2.A148 Cars2.D88:Cars2.D148 Cars2.G88:Cars2.I148" chart:data-source-has-labels="row" svg:x="0.268cm" svg:y="0.155cm" svg:width="9.38cm" svg:height="7.461cm">
          <chartooo:coordinate-region svg:x="0.995cm" svg:y="0.354cm" svg:width="8.466cm" svg:height="6.6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rs2.D89:Cars2.D148" chart:label-cell-address="Cars2.D88:Cars2.D88" chart:class="chart:scatter">
            <chart:domain table:cell-range-address="Cars2.A89:Cars2.A148"/>
            <chart:data-point chart:repeated="60"/>
          </chart:series>
          <chart:series chart:style-name="ch8" chart:values-cell-range-address="Cars2.G89:Cars2.G148" chart:label-cell-address="Cars2.G88:Cars2.G88" chart:class="chart:scatter">
            <chart:data-point chart:repeated="60"/>
          </chart:series>
          <chart:series chart:style-name="ch9" chart:values-cell-range-address="Cars2.H89:Cars2.H148" chart:label-cell-address="Cars2.H88:Cars2.H88" chart:class="chart:scatter">
            <chart:data-point chart:repeated="60"/>
          </chart:series>
          <chart:series chart:style-name="ch10" chart:values-cell-range-address="Cars2.I89:Cars2.I148" chart:label-cell-address="Cars2.I88:Cars2.I88" chart:class="chart:scatter">
            <chart:data-point chart:repeated="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-Training%</text:p>
                <draw:g>
                  <svg:desc>Cars2.D88:Cars2.D88</svg:desc>
                </draw:g>
              </table:table-cell>
              <table:table-cell office:value-type="string">
                <text:p>X-Testing%</text:p>
                <draw:g>
                  <svg:desc>Cars2.G88:Cars2.G88</svg:desc>
                </draw:g>
              </table:table-cell>
              <table:table-cell office:value-type="string">
                <text:p>MH-Training%</text:p>
                <draw:g>
                  <svg:desc>Cars2.H88:Cars2.H88</svg:desc>
                </draw:g>
              </table:table-cell>
              <table:table-cell office:value-type="string">
                <text:p>MH-Testing%</text:p>
                <draw:g>
                  <svg:desc>Cars2.I88:Cars2.I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rs2.A89:Cars2.A148</svg:desc>
                </draw:g>
              </table:table-cell>
              <table:table-cell office:value-type="float" office:value="0.95">
                <text:p>0.95</text:p>
                <draw:g>
                  <svg:desc>Cars2.D89:Cars2.D148</svg:desc>
                </draw:g>
              </table:table-cell>
              <table:table-cell office:value-type="float" office:value="0.88">
                <text:p>0.88</text:p>
                <draw:g>
                  <svg:desc>Cars2.G89:Cars2.G148</svg:desc>
                </draw:g>
              </table:table-cell>
              <table:table-cell office:value-type="float" office:value="0.762069">
                <text:p>0.762069</text:p>
                <draw:g>
                  <svg:desc>Cars2.H89:Cars2.H148</svg:desc>
                </draw:g>
              </table:table-cell>
              <table:table-cell office:value-type="float" office:value="0.544444">
                <text:p>0.544444</text:p>
                <draw:g>
                  <svg:desc>Cars2.I89:Cars2.I1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5">
                <text:p>0.95</text:p>
              </table:table-cell>
              <table:table-cell office:value-type="float" office:value="0.805">
                <text:p>0.805</text:p>
              </table:table-cell>
              <table:table-cell office:value-type="float" office:value="0.77069">
                <text:p>0.77069</text:p>
              </table:table-cell>
              <table:table-cell office:value-type="float" office:value="0.555556">
                <text:p>0.55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26785">
                <text:p>0.926785</text:p>
              </table:table-cell>
              <table:table-cell office:value-type="float" office:value="0.73">
                <text:p>0.73</text:p>
              </table:table-cell>
              <table:table-cell office:value-type="float" office:value="0.746552">
                <text:p>0.746552</text:p>
              </table:table-cell>
              <table:table-cell office:value-type="float" office:value="0.511111">
                <text:p>0.5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48214">
                <text:p>0.848214</text:p>
              </table:table-cell>
              <table:table-cell office:value-type="float" office:value="0.541665">
                <text:p>0.541665</text:p>
              </table:table-cell>
              <table:table-cell office:value-type="float" office:value="0.786207">
                <text:p>0.786207</text:p>
              </table:table-cell>
              <table:table-cell office:value-type="float" office:value="0.538889">
                <text:p>0.538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  <table:table-cell office:value-type="float" office:value="0.883929">
                <text:p>0.883929</text:p>
              </table:table-cell>
              <table:table-cell office:value-type="float" office:value="0.694444">
                <text:p>0.694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42593">
                <text:p>0.942593</text:p>
              </table:table-cell>
              <table:table-cell office:value-type="float" office:value="0.8">
                <text:p>0.8</text:p>
              </table:table-cell>
              <table:table-cell office:value-type="float" office:value="0.855357">
                <text:p>0.855357</text:p>
              </table:table-cell>
              <table:table-cell office:value-type="float" office:value="0.677778">
                <text:p>0.677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77778">
                <text:p>0.777778</text:p>
              </table:table-cell>
              <table:table-cell office:value-type="float" office:value="0.5">
                <text:p>0.5</text:p>
              </table:table-cell>
              <table:table-cell office:value-type="float" office:value="0.769643">
                <text:p>0.769643</text:p>
              </table:table-cell>
              <table:table-cell office:value-type="float" office:value="0.483333">
                <text:p>0.48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955">
                <text:p>0.955</text:p>
              </table:table-cell>
              <table:table-cell office:value-type="float" office:value="0.796429">
                <text:p>0.796429</text:p>
              </table:table-cell>
              <table:table-cell office:value-type="float" office:value="0.533333">
                <text:p>0.5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61111">
                <text:p>0.961111</text:p>
              </table:table-cell>
              <table:table-cell office:value-type="float" office:value="0.78">
                <text:p>0.78</text:p>
              </table:table-cell>
              <table:table-cell office:value-type="float" office:value="0.891071">
                <text:p>0.891071</text:p>
              </table:table-cell>
              <table:table-cell office:value-type="float" office:value="0.772222">
                <text:p>0.77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59259">
                <text:p>0.959259</text:p>
              </table:table-cell>
              <table:table-cell office:value-type="float" office:value="0.85">
                <text:p>0.85</text:p>
              </table:table-cell>
              <table:table-cell office:value-type="float" office:value="0.855357">
                <text:p>0.855357</text:p>
              </table:table-cell>
              <table:table-cell office:value-type="float" office:value="0.711111">
                <text:p>0.711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5">
                <text:p>0.95</text:p>
              </table:table-cell>
              <table:table-cell office:value-type="float" office:value="0.785">
                <text:p>0.785</text:p>
              </table:table-cell>
              <table:table-cell office:value-type="float" office:value="0.894643">
                <text:p>0.894643</text:p>
              </table:table-cell>
              <table:table-cell office:value-type="float" office:value="0.755556">
                <text:p>0.755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11111">
                <text:p>0.811111</text:p>
              </table:table-cell>
              <table:table-cell office:value-type="float" office:value="0.56113">
                <text:p>0.56113</text:p>
              </table:table-cell>
              <table:table-cell office:value-type="float" office:value="0.794444">
                <text:p>0.794444</text:p>
              </table:table-cell>
              <table:table-cell office:value-type="float" office:value="0.583333">
                <text:p>0.58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25926">
                <text:p>0.925926</text:p>
              </table:table-cell>
              <table:table-cell office:value-type="float" office:value="0.77223">
                <text:p>0.77223</text:p>
              </table:table-cell>
              <table:table-cell office:value-type="float" office:value="0.848214">
                <text:p>0.848214</text:p>
              </table:table-cell>
              <table:table-cell office:value-type="float" office:value="0.705556">
                <text:p>0.7055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22222">
                <text:p>0.922222</text:p>
              </table:table-cell>
              <table:table-cell office:value-type="float" office:value="0.685015">
                <text:p>0.685015</text:p>
              </table:table-cell>
              <table:table-cell office:value-type="float" office:value="0.871429">
                <text:p>0.871429</text:p>
              </table:table-cell>
              <table:table-cell office:value-type="float" office:value="0.716667">
                <text:p>0.71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">
                <text:p>0.9</text:p>
              </table:table-cell>
              <table:table-cell office:value-type="float" office:value="0.70667">
                <text:p>0.70667</text:p>
              </table:table-cell>
              <table:table-cell office:value-type="float" office:value="0.821429">
                <text:p>0.82142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59259">
                <text:p>0.959259</text:p>
              </table:table-cell>
              <table:table-cell office:value-type="float" office:value="0.752785">
                <text:p>0.752785</text:p>
              </table:table-cell>
              <table:table-cell office:value-type="float" office:value="0.825">
                <text:p>0.825</text:p>
              </table:table-cell>
              <table:table-cell office:value-type="float" office:value="0.744444">
                <text:p>0.7444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935">
                <text:p>0.935</text:p>
              </table:table-cell>
              <table:table-cell office:value-type="float" office:value="0.784483">
                <text:p>0.784483</text:p>
              </table:table-cell>
              <table:table-cell office:value-type="float" office:value="0.572222">
                <text:p>0.5722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71429">
                <text:p>0.971429</text:p>
              </table:table-cell>
              <table:table-cell office:value-type="float" office:value="0.905">
                <text:p>0.905</text:p>
              </table:table-cell>
              <table:table-cell office:value-type="float" office:value="0.818965">
                <text:p>0.818965</text:p>
              </table:table-cell>
              <table:table-cell office:value-type="float" office:value="0.627778">
                <text:p>0.627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73215">
                <text:p>0.973215</text:p>
              </table:table-cell>
              <table:table-cell office:value-type="float" office:value="0.925">
                <text:p>0.925</text:p>
              </table:table-cell>
              <table:table-cell office:value-type="float" office:value="0.82069">
                <text:p>0.82069</text:p>
              </table:table-cell>
              <table:table-cell office:value-type="float" office:value="0.577778">
                <text:p>0.5777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51786">
                <text:p>0.951786</text:p>
              </table:table-cell>
              <table:table-cell office:value-type="float" office:value="0.79">
                <text:p>0.79</text:p>
              </table:table-cell>
              <table:table-cell office:value-type="float" office:value="0.841379">
                <text:p>0.84137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935">
                <text:p>0.935</text:p>
              </table:table-cell>
              <table:table-cell office:value-type="float" office:value="0.7625">
                <text:p>0.7625</text:p>
              </table:table-cell>
              <table:table-cell office:value-type="float" office:value="0.594444">
                <text:p>0.5944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905">
                <text:p>0.905</text:p>
              </table:table-cell>
              <table:table-cell office:value-type="float" office:value="0.960714">
                <text:p>0.960714</text:p>
              </table:table-cell>
              <table:table-cell office:value-type="float" office:value="0.844444">
                <text:p>0.8444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72222">
                <text:p>0.872222</text:p>
              </table:table-cell>
              <table:table-cell office:value-type="float" office:value="0.63">
                <text:p>0.63</text:p>
              </table:table-cell>
              <table:table-cell office:value-type="float" office:value="0.726786">
                <text:p>0.726786</text:p>
              </table:table-cell>
              <table:table-cell office:value-type="float" office:value="0.594444">
                <text:p>0.5944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77778">
                <text:p>0.977778</text:p>
              </table:table-cell>
              <table:table-cell office:value-type="float" office:value="0.79">
                <text:p>0.79</text:p>
              </table:table-cell>
              <table:table-cell office:value-type="float" office:value="0.771429">
                <text:p>0.771429</text:p>
              </table:table-cell>
              <table:table-cell office:value-type="float" office:value="0.605556">
                <text:p>0.6055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7963">
                <text:p>0.97963</text:p>
              </table:table-cell>
              <table:table-cell office:value-type="float" office:value="0.915">
                <text:p>0.915</text:p>
              </table:table-cell>
              <table:table-cell office:value-type="float" office:value="0.958929">
                <text:p>0.958929</text:p>
              </table:table-cell>
              <table:table-cell office:value-type="float" office:value="0.861111">
                <text:p>0.86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88889">
                <text:p>0.988889</text:p>
              </table:table-cell>
              <table:table-cell office:value-type="float" office:value="0.855">
                <text:p>0.855</text:p>
              </table:table-cell>
              <table:table-cell office:value-type="float" office:value="0.85">
                <text:p>0.8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09259">
                <text:p>0.909259</text:p>
              </table:table-cell>
              <table:table-cell office:value-type="float" office:value="0.78">
                <text:p>0.78</text:p>
              </table:table-cell>
              <table:table-cell office:value-type="float" office:value="0.882143">
                <text:p>0.882143</text:p>
              </table:table-cell>
              <table:table-cell office:value-type="float" office:value="0.644444">
                <text:p>0.6444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51852">
                <text:p>0.951852</text:p>
              </table:table-cell>
              <table:table-cell office:value-type="float" office:value="0.82224">
                <text:p>0.82224</text:p>
              </table:table-cell>
              <table:table-cell office:value-type="float" office:value="0.714815">
                <text:p>0.71481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78572">
                <text:p>0.978572</text:p>
              </table:table-cell>
              <table:table-cell office:value-type="float" office:value="0.885">
                <text:p>0.885</text:p>
              </table:table-cell>
              <table:table-cell office:value-type="float" office:value="0.917241">
                <text:p>0.917241</text:p>
              </table:table-cell>
              <table:table-cell office:value-type="float" office:value="0.844444">
                <text:p>0.8444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941071">
                <text:p>0.941071</text:p>
              </table:table-cell>
              <table:table-cell office:value-type="float" office:value="0.8">
                <text:p>0.8</text:p>
              </table:table-cell>
              <table:table-cell office:value-type="float" office:value="0.818965">
                <text:p>0.818965</text:p>
              </table:table-cell>
              <table:table-cell office:value-type="float" office:value="0.616667">
                <text:p>0.61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909259">
                <text:p>0.909259</text:p>
              </table:table-cell>
              <table:table-cell office:value-type="float" office:value="0.775">
                <text:p>0.775</text:p>
              </table:table-cell>
              <table:table-cell office:value-type="float" office:value="0.7375">
                <text:p>0.7375</text:p>
              </table:table-cell>
              <table:table-cell office:value-type="float" office:value="0.538889">
                <text:p>0.5388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9625">
                <text:p>0.9625</text:p>
              </table:table-cell>
              <table:table-cell office:value-type="float" office:value="0.825">
                <text:p>0.825</text:p>
              </table:table-cell>
              <table:table-cell office:value-type="float" office:value="0.763793">
                <text:p>0.763793</text:p>
              </table:table-cell>
              <table:table-cell office:value-type="float" office:value="0.583333">
                <text:p>0.58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46429">
                <text:p>0.946429</text:p>
              </table:table-cell>
              <table:table-cell office:value-type="float" office:value="0.82">
                <text:p>0.82</text:p>
              </table:table-cell>
              <table:table-cell office:value-type="float" office:value="0.843103">
                <text:p>0.843103</text:p>
              </table:table-cell>
              <table:table-cell office:value-type="float" office:value="0.688889">
                <text:p>0.6888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89286">
                <text:p>0.989286</text:p>
              </table:table-cell>
              <table:table-cell office:value-type="float" office:value="0.86">
                <text:p>0.86</text:p>
              </table:table-cell>
              <table:table-cell office:value-type="float" office:value="0.853448">
                <text:p>0.853448</text:p>
              </table:table-cell>
              <table:table-cell office:value-type="float" office:value="0.738889">
                <text:p>0.7388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08929">
                <text:p>0.808929</text:p>
              </table:table-cell>
              <table:table-cell office:value-type="float" office:value="0.56">
                <text:p>0.56</text:p>
              </table:table-cell>
              <table:table-cell office:value-type="float" office:value="0.737931">
                <text:p>0.737931</text:p>
              </table:table-cell>
              <table:table-cell office:value-type="float" office:value="0.516667">
                <text:p>0.51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60417">
                <text:p>0.860417</text:p>
              </table:table-cell>
              <table:table-cell office:value-type="float" office:value="0.5389">
                <text:p>0.5389</text:p>
              </table:table-cell>
              <table:table-cell office:value-type="float" office:value="0.774">
                <text:p>0.774</text:p>
              </table:table-cell>
              <table:table-cell office:value-type="float" office:value="0.5125">
                <text:p>0.5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5625">
                <text:p>0.95625</text:p>
              </table:table-cell>
              <table:table-cell office:value-type="float" office:value="0.80002">
                <text:p>0.80002</text:p>
              </table:table-cell>
              <table:table-cell office:value-type="float" office:value="0.816">
                <text:p>0.816</text:p>
              </table:table-cell>
              <table:table-cell office:value-type="float" office:value="0.49375">
                <text:p>0.49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33333">
                <text:p>0.933333</text:p>
              </table:table-cell>
              <table:table-cell office:value-type="float" office:value="0.750025">
                <text:p>0.750025</text:p>
              </table:table-cell>
              <table:table-cell office:value-type="float" office:value="0.846">
                <text:p>0.846</text:p>
              </table:table-cell>
              <table:table-cell office:value-type="float" office:value="0.60625">
                <text:p>0.606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625">
                <text:p>0.9625</text:p>
              </table:table-cell>
              <table:table-cell office:value-type="float" office:value="0.794465">
                <text:p>0.794465</text:p>
              </table:table-cell>
              <table:table-cell office:value-type="float" office:value="0.852">
                <text:p>0.85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939583">
                <text:p>0.939583</text:p>
              </table:table-cell>
              <table:table-cell office:value-type="float" office:value="0.7778">
                <text:p>0.7778</text:p>
              </table:table-cell>
              <table:table-cell office:value-type="float" office:value="0.874">
                <text:p>0.874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941667">
                <text:p>0.941667</text:p>
              </table:table-cell>
              <table:table-cell office:value-type="float" office:value="0.81113">
                <text:p>0.81113</text:p>
              </table:table-cell>
              <table:table-cell office:value-type="float" office:value="0.786">
                <text:p>0.786</text:p>
              </table:table-cell>
              <table:table-cell office:value-type="float" office:value="0.50625">
                <text:p>0.506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895833">
                <text:p>0.895833</text:p>
              </table:table-cell>
              <table:table-cell office:value-type="float" office:value="0.69447">
                <text:p>0.69447</text:p>
              </table:table-cell>
              <table:table-cell office:value-type="float" office:value="0.776">
                <text:p>0.776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85625">
                <text:p>0.85625</text:p>
              </table:table-cell>
              <table:table-cell office:value-type="float" office:value="0.744465">
                <text:p>0.744465</text:p>
              </table:table-cell>
              <table:table-cell office:value-type="float" office:value="0.762">
                <text:p>0.762</text:p>
              </table:table-cell>
              <table:table-cell office:value-type="float" office:value="0.5125">
                <text:p>0.5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922222">
                <text:p>0.922222</text:p>
              </table:table-cell>
              <table:table-cell office:value-type="float" office:value="0.825">
                <text:p>0.825</text:p>
              </table:table-cell>
              <table:table-cell office:value-type="float" office:value="0.848214">
                <text:p>0.848214</text:p>
              </table:table-cell>
              <table:table-cell office:value-type="float" office:value="0.733333">
                <text:p>0.7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912963">
                <text:p>0.912963</text:p>
              </table:table-cell>
              <table:table-cell office:value-type="float" office:value="0.825">
                <text:p>0.825</text:p>
              </table:table-cell>
              <table:table-cell office:value-type="float" office:value="0.771429">
                <text:p>0.771429</text:p>
              </table:table-cell>
              <table:table-cell office:value-type="float" office:value="0.605556">
                <text:p>0.6055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957407">
                <text:p>0.957407</text:p>
              </table:table-cell>
              <table:table-cell office:value-type="float" office:value="0.845">
                <text:p>0.845</text:p>
              </table:table-cell>
              <table:table-cell office:value-type="float" office:value="0.808929">
                <text:p>0.808929</text:p>
              </table:table-cell>
              <table:table-cell office:value-type="float" office:value="0.611111">
                <text:p>0.6111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851852">
                <text:p>0.851852</text:p>
              </table:table-cell>
              <table:table-cell office:value-type="float" office:value="0.644475">
                <text:p>0.644475</text:p>
              </table:table-cell>
              <table:table-cell office:value-type="float" office:value="0.748148">
                <text:p>0.748148</text:p>
              </table:table-cell>
              <table:table-cell office:value-type="float" office:value="0.522222">
                <text:p>0.5222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975926">
                <text:p>0.975926</text:p>
              </table:table-cell>
              <table:table-cell office:value-type="float" office:value="0.87779">
                <text:p>0.87779</text:p>
              </table:table-cell>
              <table:table-cell office:value-type="float" office:value="0.840741">
                <text:p>0.840741</text:p>
              </table:table-cell>
              <table:table-cell office:value-type="float" office:value="0.633333">
                <text:p>0.6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22222">
                <text:p>0.922222</text:p>
              </table:table-cell>
              <table:table-cell office:value-type="float" office:value="0.745">
                <text:p>0.745</text:p>
              </table:table-cell>
              <table:table-cell office:value-type="float" office:value="0.8625">
                <text:p>0.8625</text:p>
              </table:table-cell>
              <table:table-cell office:value-type="float" office:value="0.661111">
                <text:p>0.6611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0.848214">
                <text:p>0.848214</text:p>
              </table:table-cell>
              <table:table-cell office:value-type="float" office:value="0.727778">
                <text:p>0.7277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953704">
                <text:p>0.953704</text:p>
              </table:table-cell>
              <table:table-cell office:value-type="float" office:value="0.84">
                <text:p>0.84</text:p>
              </table:table-cell>
              <table:table-cell office:value-type="float" office:value="0.835714">
                <text:p>0.835714</text:p>
              </table:table-cell>
              <table:table-cell office:value-type="float" office:value="0.683333">
                <text:p>0.68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925">
                <text:p>0.925</text:p>
              </table:table-cell>
              <table:table-cell office:value-type="float" office:value="0.8">
                <text:p>0.8</text:p>
              </table:table-cell>
              <table:table-cell office:value-type="float" office:value="0.827586">
                <text:p>0.827586</text:p>
              </table:table-cell>
              <table:table-cell office:value-type="float" office:value="0.672222">
                <text:p>0.6722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925">
                <text:p>0.925</text:p>
              </table:table-cell>
              <table:table-cell office:value-type="float" office:value="0.81">
                <text:p>0.81</text:p>
              </table:table-cell>
              <table:table-cell office:value-type="float" office:value="0.831034">
                <text:p>0.831034</text:p>
              </table:table-cell>
              <table:table-cell office:value-type="float" office:value="0.616667">
                <text:p>0.61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973215">
                <text:p>0.973215</text:p>
              </table:table-cell>
              <table:table-cell office:value-type="float" office:value="0.85">
                <text:p>0.85</text:p>
              </table:table-cell>
              <table:table-cell office:value-type="float" office:value="0.922414">
                <text:p>0.922414</text:p>
              </table:table-cell>
              <table:table-cell office:value-type="float" office:value="0.827778">
                <text:p>0.8277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916071">
                <text:p>0.916071</text:p>
              </table:table-cell>
              <table:table-cell office:value-type="float" office:value="0.815">
                <text:p>0.815</text:p>
              </table:table-cell>
              <table:table-cell office:value-type="float" office:value="0.822414">
                <text:p>0.822414</text:p>
              </table:table-cell>
              <table:table-cell office:value-type="float" office:value="0.622222">
                <text:p>0.6222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930357">
                <text:p>0.930357</text:p>
              </table:table-cell>
              <table:table-cell office:value-type="float" office:value="0.695">
                <text:p>0.695</text:p>
              </table:table-cell>
              <table:table-cell office:value-type="float" office:value="0.801724">
                <text:p>0.801724</text:p>
              </table:table-cell>
              <table:table-cell office:value-type="float" office:value="0.605556">
                <text:p>0.6055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948214">
                <text:p>0.948214</text:p>
              </table:table-cell>
              <table:table-cell office:value-type="float" office:value="0.805">
                <text:p>0.805</text:p>
              </table:table-cell>
              <table:table-cell office:value-type="float" office:value="0.746552">
                <text:p>0.746552</text:p>
              </table:table-cell>
              <table:table-cell office:value-type="float" office:value="0.511111">
                <text:p>0.5111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973214">
                <text:p>0.973214</text:p>
              </table:table-cell>
              <table:table-cell office:value-type="float" office:value="0.865">
                <text:p>0.865</text:p>
              </table:table-cell>
              <table:table-cell office:value-type="float" office:value="0.756897">
                <text:p>0.756897</text:p>
              </table:table-cell>
              <table:table-cell office:value-type="float" office:value="0.488889">
                <text:p>0.4888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91">
                <text:p>0.91</text:p>
              </table:table-cell>
              <table:table-cell office:value-type="float" office:value="0.77931">
                <text:p>0.77931</text:p>
              </table:table-cell>
              <table:table-cell office:value-type="float" office:value="0.516667">
                <text:p>0.516667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882cm" svg:height="7.82cm" xlink:href=".." xlink:type="simple" chart:class="chart:bar" chart:style-name="ch1">
        <chart:legend chart:legend-position="end" svg:x="9.984cm" svg:y="2.864cm" style:legend-expansion="high" chart:style-name="ch2"/>
        <chart:plot-area chart:style-name="ch3" table:cell-range-address="Cars2.A150:Cars2.A152 Cars2.D88:Cars2.D88 Cars2.D150:Cars2.D152 Cars2.G88:Cars2.I88 Cars2.G150:Cars2.I152" chart:data-source-has-labels="both" svg:x="0.257cm" svg:y="0.156cm" svg:width="9.47cm" svg:height="7.508cm">
          <chartooo:coordinate-region svg:x="0.984cm" svg:y="0.355cm" svg:width="8.743cm" svg:height="6.662cm"/>
          <chart:axis chart:dimension="x" chart:name="primary-x" chart:style-name="ch4" chartooo:axis-type="auto">
            <chartooo:date-scale/>
            <chart:categories table:cell-range-address="Cars2.A150:Cars2.A1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rs2.D150:Cars2.D152" chart:label-cell-address="Cars2.D88:Cars2.D88" chart:class="chart:bar">
            <chart:data-point chart:repeated="3"/>
          </chart:series>
          <chart:series chart:style-name="ch8" chart:values-cell-range-address="Cars2.G150:Cars2.G152" chart:label-cell-address="Cars2.G88:Cars2.G88" chart:class="chart:bar">
            <chart:data-point chart:repeated="3"/>
          </chart:series>
          <chart:series chart:style-name="ch9" chart:values-cell-range-address="Cars2.H150:Cars2.H152" chart:label-cell-address="Cars2.H88:Cars2.H88" chart:class="chart:bar">
            <chart:data-point chart:repeated="3"/>
          </chart:series>
          <chart:series chart:style-name="ch10" chart:values-cell-range-address="Cars2.I150:Cars2.I152" chart:label-cell-address="Cars2.I88:Cars2.I8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-Training%</text:p>
                <draw:g>
                  <svg:desc>Cars2.D88:Cars2.D88</svg:desc>
                </draw:g>
              </table:table-cell>
              <table:table-cell office:value-type="string">
                <text:p>X-Testing%</text:p>
                <draw:g>
                  <svg:desc>Cars2.G88:Cars2.G88</svg:desc>
                </draw:g>
              </table:table-cell>
              <table:table-cell office:value-type="string">
                <text:p>MH-Training%</text:p>
                <draw:g>
                  <svg:desc>Cars2.H88:Cars2.H88</svg:desc>
                </draw:g>
              </table:table-cell>
              <table:table-cell office:value-type="string">
                <text:p>MH-Testing%</text:p>
                <draw:g>
                  <svg:desc>Cars2.I88:Cars2.I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Cars2.A150:Cars2.A152</svg:desc>
                </draw:g>
              </table:table-cell>
              <table:table-cell office:value-type="float" office:value="0.938826066666666">
                <text:p>0.938826066666666</text:p>
                <draw:g>
                  <svg:desc>Cars2.D150:Cars2.D152</svg:desc>
                </draw:g>
              </table:table-cell>
              <table:table-cell office:value-type="float" office:value="0.795504583333333">
                <text:p>0.795504583333333</text:p>
                <draw:g>
                  <svg:desc>Cars2.G150:Cars2.G152</svg:desc>
                </draw:g>
              </table:table-cell>
              <table:table-cell office:value-type="float" office:value="0.821251616666667">
                <text:p>0.821251616666667</text:p>
                <draw:g>
                  <svg:desc>Cars2.H150:Cars2.H152</svg:desc>
                </draw:g>
              </table:table-cell>
              <table:table-cell office:value-type="float" office:value="0.6353009">
                <text:p>0.6353009</text:p>
                <draw:g>
                  <svg:desc>Cars2.I150:Cars2.I152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0.888889">
                <text:p>0.888889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777778">
                <text:p>0.777778</text:p>
              </table:table-cell>
              <table:table-cell office:value-type="float" office:value="0.5">
                <text:p>0.5</text:p>
              </table:table-cell>
              <table:table-cell office:value-type="float" office:value="0.714815">
                <text:p>0.714815</text:p>
              </table:table-cell>
              <table:table-cell office:value-type="float" office:value="0.45">
                <text:p>0.45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34cm" svg:height="7.516cm" xlink:href=".." xlink:type="simple" chart:class="chart:scatter" chart:style-name="ch1">
        <chart:legend chart:legend-position="end" svg:x="12.482cm" svg:y="3.21cm" style:legend-expansion="high" chart:style-name="ch2"/>
        <chart:plot-area chart:style-name="ch3" table:cell-range-address="Cars2.A182:Cars2.A241 Cars2.D181:Cars2.D241 Cars2.G181:Cars2.G241" chart:data-source-has-labels="row" svg:x="0.306cm" svg:y="0.15cm" svg:width="11.87cm" svg:height="7.216cm">
          <chartooo:coordinate-region svg:x="1.033cm" svg:y="0.349cm" svg:width="10.956cm" svg:height="6.3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rs2.D182:Cars2.D241" chart:label-cell-address="Cars2.D181:Cars2.D181" chart:class="chart:scatter">
            <chart:domain table:cell-range-address="Cars2.A182:Cars2.A241"/>
            <chart:data-point chart:repeated="60"/>
          </chart:series>
          <chart:series chart:style-name="ch8" chart:values-cell-range-address="Cars2.G182:Cars2.G241" chart:label-cell-address="Cars2.G181:Cars2.G181" chart:class="chart:scatter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Cars2.D181:Cars2.D181</svg:desc>
                </draw:g>
              </table:table-cell>
              <table:table-cell office:value-type="string">
                <text:p>Testing%</text:p>
                <draw:g>
                  <svg:desc>Cars2.G181:Cars2.G18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rs2.A182:Cars2.A241</svg:desc>
                </draw:g>
              </table:table-cell>
              <table:table-cell office:value-type="float" office:value="1">
                <text:p>1</text:p>
                <draw:g>
                  <svg:desc>Cars2.D182:Cars2.D241</svg:desc>
                </draw:g>
              </table:table-cell>
              <table:table-cell office:value-type="float" office:value="0.65172">
                <text:p>0.65172</text:p>
                <draw:g>
                  <svg:desc>Cars2.G182:Cars2.G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94444">
                <text:p>0.994444</text:p>
              </table:table-cell>
              <table:table-cell office:value-type="float" office:value="0.66035">
                <text:p>0.660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83333">
                <text:p>0.983333</text:p>
              </table:table-cell>
              <table:table-cell office:value-type="float" office:value="0.6362">
                <text:p>0.63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61111">
                <text:p>0.961111</text:p>
              </table:table-cell>
              <table:table-cell office:value-type="float" office:value="0.50856">
                <text:p>0.508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68036">
                <text:p>0.680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88889">
                <text:p>0.988889</text:p>
              </table:table-cell>
              <table:table-cell office:value-type="float" office:value="0.667855">
                <text:p>0.667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16667">
                <text:p>0.916667</text:p>
              </table:table-cell>
              <table:table-cell office:value-type="float" office:value="0.4625">
                <text:p>0.4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741075">
                <text:p>0.741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94444">
                <text:p>0.994444</text:p>
              </table:table-cell>
              <table:table-cell office:value-type="float" office:value="0.76964">
                <text:p>0.769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94444">
                <text:p>0.994444</text:p>
              </table:table-cell>
              <table:table-cell office:value-type="float" office:value="0.700005">
                <text:p>0.700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94444">
                <text:p>0.994444</text:p>
              </table:table-cell>
              <table:table-cell office:value-type="float" office:value="0.68571">
                <text:p>0.68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33333">
                <text:p>0.933333</text:p>
              </table:table-cell>
              <table:table-cell office:value-type="float" office:value="0.4926">
                <text:p>0.49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72222">
                <text:p>0.972222</text:p>
              </table:table-cell>
              <table:table-cell office:value-type="float" office:value="0.67263">
                <text:p>0.672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83333">
                <text:p>0.983333</text:p>
              </table:table-cell>
              <table:table-cell office:value-type="float" office:value="0.666135">
                <text:p>0.6661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83333">
                <text:p>0.983333</text:p>
              </table:table-cell>
              <table:table-cell office:value-type="float" office:value="0.66588">
                <text:p>0.665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77778">
                <text:p>0.977778</text:p>
              </table:table-cell>
              <table:table-cell office:value-type="float" office:value="0.654025">
                <text:p>0.6540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74656">
                <text:p>0.746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717245">
                <text:p>0.7172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94444">
                <text:p>0.994444</text:p>
              </table:table-cell>
              <table:table-cell office:value-type="float" office:value="0.77069">
                <text:p>0.770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77778">
                <text:p>0.977778</text:p>
              </table:table-cell>
              <table:table-cell office:value-type="float" office:value="0.68276">
                <text:p>0.682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83572">
                <text:p>0.835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808925">
                <text:p>0.8089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977778">
                <text:p>0.977778</text:p>
              </table:table-cell>
              <table:table-cell office:value-type="float" office:value="0.648225">
                <text:p>0.6482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732145">
                <text:p>0.7321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77679">
                <text:p>0.776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71251">
                <text:p>0.712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88889">
                <text:p>0.988889</text:p>
              </table:table-cell>
              <table:table-cell office:value-type="float" office:value="0.673215">
                <text:p>0.6732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88889">
                <text:p>0.988889</text:p>
              </table:table-cell>
              <table:table-cell office:value-type="float" office:value="0.637035">
                <text:p>0.6370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75863">
                <text:p>0.758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983333">
                <text:p>0.983333</text:p>
              </table:table-cell>
              <table:table-cell office:value-type="float" office:value="0.694825">
                <text:p>0.6948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955556">
                <text:p>0.955556</text:p>
              </table:table-cell>
              <table:table-cell office:value-type="float" office:value="0.624995">
                <text:p>0.6249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7875">
                <text:p>0.7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983333">
                <text:p>0.983333</text:p>
              </table:table-cell>
              <table:table-cell office:value-type="float" office:value="0.663795">
                <text:p>0.6637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88889">
                <text:p>0.988889</text:p>
              </table:table-cell>
              <table:table-cell office:value-type="float" office:value="0.70863">
                <text:p>0.708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94444">
                <text:p>0.994444</text:p>
              </table:table-cell>
              <table:table-cell office:value-type="float" office:value="0.679315">
                <text:p>0.6793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44445">
                <text:p>0.944445</text:p>
              </table:table-cell>
              <table:table-cell office:value-type="float" office:value="0.5345">
                <text:p>0.53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95">
                <text:p>0.95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742">
                <text:p>0.7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6875">
                <text:p>0.96875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9375">
                <text:p>0.99375</text:p>
              </table:table-cell>
              <table:table-cell office:value-type="float" office:value="0.726">
                <text:p>0.7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9875">
                <text:p>0.9875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98125">
                <text:p>0.98125</text:p>
              </table:table-cell>
              <table:table-cell office:value-type="float" office:value="0.678">
                <text:p>0.6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975">
                <text:p>0.97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95625">
                <text:p>0.95625</text:p>
              </table:table-cell>
              <table:table-cell office:value-type="float" office:value="0.554">
                <text:p>0.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966667">
                <text:p>0.966667</text:p>
              </table:table-cell>
              <table:table-cell office:value-type="float" office:value="0.69643">
                <text:p>0.696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972222">
                <text:p>0.972222</text:p>
              </table:table-cell>
              <table:table-cell office:value-type="float" office:value="0.689295">
                <text:p>0.6892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983333">
                <text:p>0.983333</text:p>
              </table:table-cell>
              <table:table-cell office:value-type="float" office:value="0.71072">
                <text:p>0.710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955556">
                <text:p>0.955556</text:p>
              </table:table-cell>
              <table:table-cell office:value-type="float" office:value="0.59445">
                <text:p>0.594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.807415">
                <text:p>0.8074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5">
                <text:p>0.95</text:p>
              </table:table-cell>
              <table:table-cell office:value-type="float" office:value="0.701785">
                <text:p>0.7017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810705">
                <text:p>0.8107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0.671435">
                <text:p>0.6714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977778">
                <text:p>0.977778</text:p>
              </table:table-cell>
              <table:table-cell office:value-type="float" office:value="0.72414">
                <text:p>0.724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977778">
                <text:p>0.977778</text:p>
              </table:table-cell>
              <table:table-cell office:value-type="float" office:value="0.624155">
                <text:p>0.6241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994444">
                <text:p>0.994444</text:p>
              </table:table-cell>
              <table:table-cell office:value-type="float" office:value="0.722425">
                <text:p>0.7224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966667">
                <text:p>0.966667</text:p>
              </table:table-cell>
              <table:table-cell office:value-type="float" office:value="0.603455">
                <text:p>0.6034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983333">
                <text:p>0.983333</text:p>
              </table:table-cell>
              <table:table-cell office:value-type="float" office:value="0.698275">
                <text:p>0.6982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0.6707">
                <text:p>0.67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994444">
                <text:p>0.994444</text:p>
              </table:table-cell>
              <table:table-cell office:value-type="float" office:value="0.750005">
                <text:p>0.7500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815525">
                <text:p>0.815525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357cm" svg:height="7.471cm" xlink:href=".." xlink:type="simple" chart:class="chart:bar" chart:style-name="ch1">
        <chart:legend chart:legend-position="end" svg:x="10.094cm" svg:y="3.187cm" style:legend-expansion="high" chart:style-name="ch2"/>
        <chart:plot-area chart:style-name="ch3" table:cell-range-address="Cars2.A243:Cars2.A245 Cars2.D181:Cars2.D181 Cars2.D243:Cars2.D245 Cars2.G181:Cars2.G181 Cars2.G243:Cars2.G245" chart:data-source-has-labels="both" svg:x="0.247cm" svg:y="0.149cm" svg:width="9.6cm" svg:height="7.173cm">
          <chartooo:coordinate-region svg:x="0.974cm" svg:y="0.348cm" svg:width="8.873cm" svg:height="6.327cm"/>
          <chart:axis chart:dimension="x" chart:name="primary-x" chart:style-name="ch4" chartooo:axis-type="auto">
            <chartooo:date-scale/>
            <chart:categories table:cell-range-address="Cars2.A243:Cars2.A2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rs2.D243:Cars2.D245" chart:label-cell-address="Cars2.D181:Cars2.D181" chart:class="chart:bar">
            <chart:data-point chart:repeated="3"/>
          </chart:series>
          <chart:series chart:style-name="ch8" chart:values-cell-range-address="Cars2.G243:Cars2.G245" chart:label-cell-address="Cars2.G181:Cars2.G18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%</text:p>
                <draw:g>
                  <svg:desc>Cars2.D181:Cars2.D181</svg:desc>
                </draw:g>
              </table:table-cell>
              <table:table-cell office:value-type="string">
                <text:p>Testing%</text:p>
                <draw:g>
                  <svg:desc>Cars2.G181:Cars2.G18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Cars2.A243:Cars2.A245</svg:desc>
                </draw:g>
              </table:table-cell>
              <table:table-cell office:value-type="float" office:value="0.98317125">
                <text:p>0.98317125</text:p>
                <draw:g>
                  <svg:desc>Cars2.D243:Cars2.D245</svg:desc>
                </draw:g>
              </table:table-cell>
              <table:table-cell office:value-type="float" office:value="0.6818695">
                <text:p>0.6818695</text:p>
                <draw:g>
                  <svg:desc>Cars2.G243:Cars2.G245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1">
                <text:p>1</text:p>
              </table:table-cell>
              <table:table-cell office:value-type="float" office:value="0.83572">
                <text:p>0.83572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916667">
                <text:p>0.916667</text:p>
              </table:table-cell>
              <table:table-cell office:value-type="float" office:value="0.4625">
                <text:p>0.4625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7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858cm" svg:height="7.571cm" xlink:href=".." xlink:type="simple" chart:class="chart:bar" chart:style-name="ch1">
        <chart:legend chart:legend-position="end" svg:x="9.88cm" svg:y="2.988cm" style:legend-expansion="high" chart:style-name="ch2"/>
        <chart:plot-area chart:style-name="ch3" table:cell-range-address="TieTacToe.A24:TieTacToe.A26 TieTacToe.C2:TieTacToe.C2 TieTacToe.C24:TieTacToe.C26 TieTacToe.E2:TieTacToe.E2 TieTacToe.E24:TieTacToe.E26 TieTacToe.G2:TieTacToe.G2 TieTacToe.G24:TieTacToe.G26" chart:data-source-has-labels="both" svg:x="0.257cm" svg:y="0.151cm" svg:width="9.366cm" svg:height="7.269cm">
          <chartooo:coordinate-region svg:x="1.169cm" svg:y="0.35cm" svg:width="8.454cm" svg:height="6.423cm"/>
          <chart:axis chart:dimension="x" chart:name="primary-x" chart:style-name="ch4" chartooo:axis-type="auto">
            <chartooo:date-scale/>
            <chart:categories table:cell-range-address="TieTacToe.A24:TieTacToe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eTacToe.C24:TieTacToe.C26" chart:label-cell-address="TieTacToe.C2:TieTacToe.C2" chart:class="chart:bar">
            <chart:data-point chart:repeated="3"/>
          </chart:series>
          <chart:series chart:style-name="ch8" chart:values-cell-range-address="TieTacToe.E24:TieTacToe.E26" chart:label-cell-address="TieTacToe.E2:TieTacToe.E2" chart:class="chart:bar">
            <chart:data-point chart:repeated="3"/>
          </chart:series>
          <chart:series chart:style-name="ch9" chart:values-cell-range-address="TieTacToe.G24:TieTacToe.G26" chart:label-cell-address="TieTacToe.G2:TieTacToe.G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%</text:p>
                <draw:g>
                  <svg:desc>TieTacToe.C2:TieTacToe.C2</svg:desc>
                </draw:g>
              </table:table-cell>
              <table:table-cell office:value-type="string">
                <text:p>Testing%</text:p>
                <draw:g>
                  <svg:desc>TieTacToe.E2:TieTacToe.E2</svg:desc>
                </draw:g>
              </table:table-cell>
              <table:table-cell office:value-type="string">
                <text:p>TestingExtra%</text:p>
                <draw:g>
                  <svg:desc>TieTacToe.G2:TieTacToe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TieTacToe.A24:TieTacToe.A26</svg:desc>
                </draw:g>
              </table:table-cell>
              <table:table-cell office:value-type="float" office:value="0.75905">
                <text:p>0.75905</text:p>
                <draw:g>
                  <svg:desc>TieTacToe.C24:TieTacToe.C26</svg:desc>
                </draw:g>
              </table:table-cell>
              <table:table-cell office:value-type="float" office:value="0.73395">
                <text:p>0.73395</text:p>
                <draw:g>
                  <svg:desc>TieTacToe.E24:TieTacToe.E26</svg:desc>
                </draw:g>
              </table:table-cell>
              <table:table-cell office:value-type="float" office:value="0.734044055078518">
                <text:p>0.734044055078518</text:p>
                <draw:g>
                  <svg:desc>TieTacToe.G24:TieTacToe.G26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0.787">
                <text:p>0.787</text:p>
              </table:table-cell>
              <table:table-cell office:value-type="float" office:value="0.751">
                <text:p>0.751</text:p>
              </table:table-cell>
              <table:table-cell office:value-type="float" office:value="0.738744488280343">
                <text:p>0.738744488280343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733">
                <text:p>0.733</text:p>
              </table:table-cell>
              <table:table-cell office:value-type="float" office:value="0.715">
                <text:p>0.715</text:p>
              </table:table-cell>
              <table:table-cell office:value-type="float" office:value="0.728552641757562">
                <text:p>0.7285526417575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655cm" svg:height="7.197cm" xlink:href=".." xlink:type="simple" chart:class="chart:scatter" chart:style-name="ch1">
        <chart:legend chart:legend-position="end" svg:x="9.221cm" svg:y="3.05cm" style:legend-expansion="high" chart:style-name="ch2"/>
        <chart:plot-area chart:style-name="ch3" table:cell-range-address="Cars2.A344:Cars2.C347 Cars2.B343:Cars2.C343" chart:data-source-has-labels="row" svg:x="0.253cm" svg:y="0.143cm" svg:width="8.715cm" svg:height="6.911cm">
          <chartooo:coordinate-region svg:x="1.165cm" svg:y="0.342cm" svg:width="7.523cm" svg:height="6.06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rs2.B344:Cars2.B347" chart:label-cell-address="Cars2.B343:Cars2.B343" chart:class="chart:scatter">
            <chart:domain table:cell-range-address="Cars2.A344:Cars2.A347"/>
            <chart:data-point chart:repeated="4"/>
          </chart:series>
          <chart:series chart:style-name="ch8" chart:values-cell-range-address="Cars2.C344:Cars2.C347" chart:label-cell-address="Cars2.C343:Cars2.C343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Training%</text:p>
                <draw:g>
                  <svg:desc>Cars2.B343:Cars2.B343</svg:desc>
                </draw:g>
              </table:table-cell>
              <table:table-cell office:value-type="string">
                <text:p>AvgTesting%</text:p>
                <draw:g>
                  <svg:desc>Cars2.C343:Cars2.C3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Cars2.A344:Cars2.A347</svg:desc>
                </draw:g>
              </table:table-cell>
              <table:table-cell office:value-type="float" office:value="0.98317125">
                <text:p>0.98317125</text:p>
                <draw:g>
                  <svg:desc>Cars2.B344:Cars2.B347</svg:desc>
                </draw:g>
              </table:table-cell>
              <table:table-cell office:value-type="float" office:value="0.6818695">
                <text:p>0.6818695</text:p>
                <draw:g>
                  <svg:desc>Cars2.C344:Cars2.C3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964638157894736">
                <text:p>0.964638157894736</text:p>
              </table:table-cell>
              <table:table-cell office:value-type="float" office:value="0.763814356151817">
                <text:p>0.7638143561518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">
                <text:p>75</text:p>
              </table:table-cell>
              <table:table-cell office:value-type="float" office:value="0.938826066666666">
                <text:p>0.938826066666666</text:p>
              </table:table-cell>
              <table:table-cell office:value-type="float" office:value="0.795504583333333">
                <text:p>0.79550458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926881133333333">
                <text:p>0.92688113333333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88cm" svg:height="6.799cm" xlink:href=".." xlink:type="simple" chart:class="chart:scatter" chart:style-name="ch1">
        <chart:legend chart:legend-position="end" svg:x="8.436cm" svg:y="3.1cm" style:legend-expansion="high" chart:style-name="ch2"/>
        <chart:plot-area chart:style-name="ch3" table:cell-range-address="Cars2.A272:Cars2.A331 Cars2.D271:Cars2.D331" chart:data-source-has-labels="row" svg:x="0.225cm" svg:y="0.135cm" svg:width="7.986cm" svg:height="6.529cm">
          <chartooo:coordinate-region svg:x="0.952cm" svg:y="0.334cm" svg:width="7.072cm" svg:height="5.6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rs2.D272:Cars2.D331" chart:label-cell-address="Cars2.D271:Cars2.D271" chart:class="chart:scatter">
            <chart:domain table:cell-range-address="Cars2.A272:Cars2.A33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Cars2.D271:Cars2.D2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rs2.A272:Cars2.A331</svg:desc>
                </draw:g>
              </table:table-cell>
              <table:table-cell office:value-type="float" office:value="0.947368">
                <text:p>0.947368</text:p>
                <draw:g>
                  <svg:desc>Cars2.D272:Cars2.D3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47368">
                <text:p>0.947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94737">
                <text:p>0.8947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15789">
                <text:p>0.8157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45946">
                <text:p>0.9459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2973">
                <text:p>0.72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45946">
                <text:p>0.9459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45946">
                <text:p>0.9459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18919">
                <text:p>0.9189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18919">
                <text:p>0.9189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91892">
                <text:p>0.8918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91892">
                <text:p>0.8918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45946">
                <text:p>0.9459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73684">
                <text:p>0.9736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73684">
                <text:p>0.9736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47368">
                <text:p>0.9473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37838">
                <text:p>0.8378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72973">
                <text:p>0.9729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72973">
                <text:p>0.9729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72973">
                <text:p>0.9729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91892">
                <text:p>0.8918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44444">
                <text:p>0.9444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73684">
                <text:p>0.9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921053">
                <text:p>0.9210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91892">
                <text:p>0.8918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947368">
                <text:p>0.9473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21053">
                <text:p>0.9210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73684">
                <text:p>0.9736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763158">
                <text:p>0.7631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18182">
                <text:p>0.8181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39394">
                <text:p>0.9393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09091">
                <text:p>0.9090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39394">
                <text:p>0.9393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909091">
                <text:p>0.9090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939394">
                <text:p>0.9393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878788">
                <text:p>0.8787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848485">
                <text:p>0.8484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918919">
                <text:p>0.9189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918919">
                <text:p>0.9189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945946">
                <text:p>0.9459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972222">
                <text:p>0.9722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18919">
                <text:p>0.9189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945946">
                <text:p>0.9459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921053">
                <text:p>0.9210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921053">
                <text:p>0.9210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973684">
                <text:p>0.9736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921053">
                <text:p>0.9210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921053">
                <text:p>0.9210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947368">
                <text:p>0.9473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973684">
                <text:p>0.9736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365cm" svg:height="7.173cm" xlink:href=".." xlink:type="simple" chart:class="chart:bar" chart:style-name="ch1">
        <chart:legend chart:legend-position="end" svg:x="9.102cm" svg:y="3.287cm" style:legend-expansion="high" chart:style-name="ch2"/>
        <chart:plot-area chart:style-name="ch3" table:cell-range-address="Cars2.A333:Cars2.A335 Cars2.D271:Cars2.D271 Cars2.D333:Cars2.D335" chart:data-source-has-labels="both" svg:x="0.227cm" svg:y="0.143cm" svg:width="8.648cm" svg:height="6.887cm">
          <chartooo:coordinate-region svg:x="0.954cm" svg:y="0.342cm" svg:width="7.921cm" svg:height="6.041cm"/>
          <chart:axis chart:dimension="x" chart:name="primary-x" chart:style-name="ch4" chartooo:axis-type="auto">
            <chartooo:date-scale/>
            <chart:categories table:cell-range-address="Cars2.A333:Cars2.A3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rs2.D333:Cars2.D335" chart:label-cell-address="Cars2.D271:Cars2.D27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%</text:p>
                <draw:g>
                  <svg:desc>Cars2.D271:Cars2.D2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Cars2.A333:Cars2.A335</svg:desc>
                </draw:g>
              </table:table-cell>
              <table:table-cell office:value-type="float" office:value="0.926881133333333">
                <text:p>0.926881133333333</text:p>
                <draw:g>
                  <svg:desc>Cars2.D333:Cars2.D335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72973">
                <text:p>0.72973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84cm" svg:height="7.612cm" xlink:href=".." xlink:type="simple" chart:class="chart:scatter" chart:style-name="ch1">
        <chart:legend chart:legend-position="end" svg:x="9.817cm" svg:y="3.258cm" style:legend-expansion="high" chart:style-name="ch2"/>
        <chart:plot-area chart:style-name="ch3" table:cell-range-address="BreastCancerWisconsin.A3:BreastCancerWisconsin.A22 BreastCancerWisconsin.C2:BreastCancerWisconsin.C22 BreastCancerWisconsin.E2:BreastCancerWisconsin.E22" chart:data-source-has-labels="row" svg:x="0.267cm" svg:y="0.152cm" svg:width="9.283cm" svg:height="7.308cm">
          <chartooo:coordinate-region svg:x="0.994cm" svg:y="0.352cm" svg:width="8.369cm" svg:height="6.4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reastCancerWisconsin.C3:BreastCancerWisconsin.C22" chart:label-cell-address="BreastCancerWisconsin.C2:BreastCancerWisconsin.C2" chart:class="chart:scatter">
            <chart:domain table:cell-range-address="BreastCancerWisconsin.A3:BreastCancerWisconsin.A22"/>
            <chart:data-point chart:repeated="20"/>
          </chart:series>
          <chart:series chart:style-name="ch8" chart:values-cell-range-address="BreastCancerWisconsin.E3:BreastCancerWisconsin.E22" chart:label-cell-address="BreastCancerWisconsin.E2:BreastCancerWisconsin.E2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BreastCancerWisconsin.C2:BreastCancerWisconsin.C2</svg:desc>
                </draw:g>
              </table:table-cell>
              <table:table-cell office:value-type="string">
                <text:p>TestingExtra%</text:p>
                <draw:g>
                  <svg:desc>BreastCancerWisconsin.E2:BreastCancerWisconsin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reastCancerWisconsin.A3:BreastCancerWisconsin.A22</svg:desc>
                </draw:g>
              </table:table-cell>
              <table:table-cell office:value-type="float" office:value="1">
                <text:p>1</text:p>
                <draw:g>
                  <svg:desc>BreastCancerWisconsin.C3:BreastCancerWisconsin.C22</svg:desc>
                </draw:g>
              </table:table-cell>
              <table:table-cell office:value-type="float" office:value="0.490980225119698">
                <text:p>0.490980225119698</text:p>
                <draw:g>
                  <svg:desc>BreastCancerWisconsin.E3:BreastCancerWisconsin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04523691205818">
                <text:p>0.504523691205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476545430164778">
                <text:p>0.476545430164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438005316421748">
                <text:p>0.4380053164217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464532210101201">
                <text:p>0.4645322101012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502946117986701">
                <text:p>0.5029461179867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49551574812466">
                <text:p>0.495515748124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525316106233781">
                <text:p>0.5253161062337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533716683625579">
                <text:p>0.5337166836255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486436814248641">
                <text:p>0.4864368142486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495089803355498">
                <text:p>0.4950898033554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581367282709009">
                <text:p>0.5813672827090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486208066131869">
                <text:p>0.486208066131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58724374295022">
                <text:p>0.587243742950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505588553128722">
                <text:p>0.5055885531287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52597868698581">
                <text:p>0.525978686985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484535838519605">
                <text:p>0.4845358385196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433793195926706">
                <text:p>0.4337931959267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494766400845579">
                <text:p>0.4947664008455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.525876144726567">
                <text:p>0.525876144726567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358cm" svg:height="7.256cm" xlink:href=".." xlink:type="simple" chart:class="chart:bar" chart:style-name="ch1">
        <chart:legend chart:legend-position="end" svg:x="11.38cm" svg:y="3.08cm" style:legend-expansion="high" chart:style-name="ch2"/>
        <chart:plot-area chart:style-name="ch3" table:cell-range-address="BreastCancerWisconsin.A24:BreastCancerWisconsin.A26 BreastCancerWisconsin.C2:BreastCancerWisconsin.C2 BreastCancerWisconsin.C24:BreastCancerWisconsin.C26 BreastCancerWisconsin.E2:BreastCancerWisconsin.E2 BreastCancerWisconsin.E24:BreastCancerWisconsin.E26" chart:data-source-has-labels="both" svg:x="0.287cm" svg:y="0.145cm" svg:width="10.806cm" svg:height="6.966cm">
          <chartooo:coordinate-region svg:x="1.014cm" svg:y="0.344cm" svg:width="10.079cm" svg:height="6.12cm"/>
          <chart:axis chart:dimension="x" chart:name="primary-x" chart:style-name="ch4" chartooo:axis-type="auto">
            <chartooo:date-scale/>
            <chart:categories table:cell-range-address="BreastCancerWisconsin.A24:BreastCancerWisconsin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reastCancerWisconsin.C24:BreastCancerWisconsin.C26" chart:label-cell-address="BreastCancerWisconsin.C2:BreastCancerWisconsin.C2" chart:class="chart:bar">
            <chart:data-point chart:repeated="3"/>
          </chart:series>
          <chart:series chart:style-name="ch8" chart:values-cell-range-address="BreastCancerWisconsin.E24:BreastCancerWisconsin.E26" chart:label-cell-address="BreastCancerWisconsin.E2:BreastCancerWisconsin.E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%</text:p>
                <draw:g>
                  <svg:desc>BreastCancerWisconsin.C2:BreastCancerWisconsin.C2</svg:desc>
                </draw:g>
              </table:table-cell>
              <table:table-cell office:value-type="string">
                <text:p>TestingExtra%</text:p>
                <draw:g>
                  <svg:desc>BreastCancerWisconsin.E2:BreastCancerWisconsin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BreastCancerWisconsin.A24:BreastCancerWisconsin.A26</svg:desc>
                </draw:g>
              </table:table-cell>
              <table:table-cell office:value-type="float" office:value="0.995">
                <text:p>0.995</text:p>
                <draw:g>
                  <svg:desc>BreastCancerWisconsin.C24:BreastCancerWisconsin.C26</svg:desc>
                </draw:g>
              </table:table-cell>
              <table:table-cell office:value-type="float" office:value="0.501948302925609">
                <text:p>0.501948302925609</text:p>
                <draw:g>
                  <svg:desc>BreastCancerWisconsin.E24:BreastCancerWisconsin.E26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1">
                <text:p>1</text:p>
              </table:table-cell>
              <table:table-cell office:value-type="float" office:value="0.58724374295022">
                <text:p>0.58724374295022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9">
                <text:p>0.9</text:p>
              </table:table-cell>
              <table:table-cell office:value-type="float" office:value="0.433793195926706">
                <text:p>0.433793195926706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856cm" svg:height="7.423cm" xlink:href=".." xlink:type="simple" chart:class="chart:scatter" chart:style-name="ch1">
        <chart:legend chart:legend-position="end" svg:x="9.686cm" svg:y="3.163cm" style:legend-expansion="high" chart:style-name="ch2"/>
        <chart:plot-area chart:style-name="ch3" table:cell-range-address="BreastCancerWisconsin.A51:BreastCancerWisconsin.C70 BreastCancerWisconsin.B50:BreastCancerWisconsin.C50" chart:data-source-has-labels="row" svg:x="0.257cm" svg:y="0.148cm" svg:width="9.172cm" svg:height="7.127cm">
          <chartooo:coordinate-region svg:x="1.249cm" svg:y="0.348cm" svg:width="7.993cm" svg:height="6.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reastCancerWisconsin.B51:BreastCancerWisconsin.B70" chart:label-cell-address="BreastCancerWisconsin.B50:BreastCancerWisconsin.B50" chart:class="chart:scatter">
            <chart:domain table:cell-range-address="BreastCancerWisconsin.A51:BreastCancerWisconsin.A70"/>
            <chart:data-point chart:repeated="20"/>
          </chart:series>
          <chart:series chart:style-name="ch7" chart:values-cell-range-address="BreastCancerWisconsin.C51:BreastCancerWisconsin.C70" chart:label-cell-address="BreastCancerWisconsin.C50:BreastCancerWisconsin.C50" chart:class="chart:scatte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(s)</text:p>
                <draw:g>
                  <svg:desc>BreastCancerWisconsin.B50:BreastCancerWisconsin.B50</svg:desc>
                </draw:g>
              </table:table-cell>
              <table:table-cell office:value-type="string">
                <text:p>AvgTime (s)</text:p>
                <draw:g>
                  <svg:desc>BreastCancerWisconsin.C50:BreastCancerWisconsin.C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reastCancerWisconsin.A51:BreastCancerWisconsin.A70</svg:desc>
                </draw:g>
              </table:table-cell>
              <table:table-cell office:value-type="float" office:value="175.292">
                <text:p>175.292</text:p>
                <draw:g>
                  <svg:desc>BreastCancerWisconsin.B51:BreastCancerWisconsin.B70</svg:desc>
                </draw:g>
              </table:table-cell>
              <table:table-cell office:value-type="float" office:value="451.15135">
                <text:p>451.15135</text:p>
                <draw:g>
                  <svg:desc>BreastCancerWisconsin.C51:BreastCancerWisconsin.C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1.565">
                <text:p>331.565</text:p>
              </table:table-cell>
              <table:table-cell office:value-type="float" office:value="451.15135">
                <text:p>451.15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30.923">
                <text:p>730.923</text:p>
              </table:table-cell>
              <table:table-cell office:value-type="float" office:value="451.15135">
                <text:p>451.15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9.489">
                <text:p>149.489</text:p>
              </table:table-cell>
              <table:table-cell office:value-type="float" office:value="451.15135">
                <text:p>451.15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77.261">
                <text:p>277.261</text:p>
              </table:table-cell>
              <table:table-cell office:value-type="float" office:value="451.15135">
                <text:p>451.151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83.925">
                <text:p>183.925</text:p>
              </table:table-cell>
              <table:table-cell office:value-type="float" office:value="451.15135">
                <text:p>451.15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55.579">
                <text:p>155.579</text:p>
              </table:table-cell>
              <table:table-cell office:value-type="float" office:value="451.15135">
                <text:p>451.15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7.318">
                <text:p>137.318</text:p>
              </table:table-cell>
              <table:table-cell office:value-type="float" office:value="451.15135">
                <text:p>451.151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5.271">
                <text:p>135.271</text:p>
              </table:table-cell>
              <table:table-cell office:value-type="float" office:value="451.15135">
                <text:p>451.151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11.134">
                <text:p>211.134</text:p>
              </table:table-cell>
              <table:table-cell office:value-type="float" office:value="451.15135">
                <text:p>451.151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95.873">
                <text:p>295.873</text:p>
              </table:table-cell>
              <table:table-cell office:value-type="float" office:value="451.15135">
                <text:p>451.151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76.872">
                <text:p>376.872</text:p>
              </table:table-cell>
              <table:table-cell office:value-type="float" office:value="451.15135">
                <text:p>451.151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6.576">
                <text:p>156.576</text:p>
              </table:table-cell>
              <table:table-cell office:value-type="float" office:value="451.15135">
                <text:p>451.151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97.512">
                <text:p>397.512</text:p>
              </table:table-cell>
              <table:table-cell office:value-type="float" office:value="451.15135">
                <text:p>451.151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38.483">
                <text:p>338.483</text:p>
              </table:table-cell>
              <table:table-cell office:value-type="float" office:value="451.15135">
                <text:p>451.151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08.883">
                <text:p>208.883</text:p>
              </table:table-cell>
              <table:table-cell office:value-type="float" office:value="451.15135">
                <text:p>451.151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38.461">
                <text:p>138.461</text:p>
              </table:table-cell>
              <table:table-cell office:value-type="float" office:value="451.15135">
                <text:p>451.151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92.59">
                <text:p>592.59</text:p>
              </table:table-cell>
              <table:table-cell office:value-type="float" office:value="451.15135">
                <text:p>451.151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8.962">
                <text:p>88.962</text:p>
              </table:table-cell>
              <table:table-cell office:value-type="float" office:value="451.15135">
                <text:p>451.151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941.058">
                <text:p>3941.058</text:p>
              </table:table-cell>
              <table:table-cell office:value-type="float" office:value="451.15135">
                <text:p>451.15135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3cm" svg:height="6.918cm" xlink:href=".." xlink:type="simple" chart:class="chart:scatter" chart:style-name="ch1">
        <chart:legend chart:legend-position="end" svg:x="8.663cm" svg:y="2.911cm" style:legend-expansion="high" chart:style-name="ch2"/>
        <chart:plot-area chart:style-name="ch3" table:cell-range-address="Ionosphere.A3:Ionosphere.A22 Ionosphere.C2:Ionosphere.C22 Ionosphere.E2:Ionosphere.E22" chart:data-source-has-labels="row" svg:x="0.244cm" svg:y="0.138cm" svg:width="8.175cm" svg:height="6.642cm">
          <chartooo:coordinate-region svg:x="0.971cm" svg:y="0.337cm" svg:width="7.261cm" svg:height="5.7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Ionosphere.C3:Ionosphere.C22" chart:label-cell-address="Ionosphere.C2:Ionosphere.C2" chart:class="chart:scatter">
            <chart:domain table:cell-range-address="Ionosphere.A3:Ionosphere.A22"/>
            <chart:data-point chart:repeated="20"/>
          </chart:series>
          <chart:series chart:style-name="ch8" chart:values-cell-range-address="Ionosphere.E3:Ionosphere.E22" chart:label-cell-address="Ionosphere.E2:Ionosphere.E2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Ionosphere.C2:Ionosphere.C2</svg:desc>
                </draw:g>
              </table:table-cell>
              <table:table-cell office:value-type="string">
                <text:p>TestingExtra%</text:p>
                <draw:g>
                  <svg:desc>Ionosphere.E2:Ionosphere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Ionosphere.A3:Ionosphere.A22</svg:desc>
                </draw:g>
              </table:table-cell>
              <table:table-cell office:value-type="float" office:value="1">
                <text:p>1</text:p>
                <draw:g>
                  <svg:desc>Ionosphere.C3:Ionosphere.C22</svg:desc>
                </draw:g>
              </table:table-cell>
              <table:table-cell office:value-type="float" office:value="0.516551163420961">
                <text:p>0.516551163420961</text:p>
                <draw:g>
                  <svg:desc>Ionosphere.E3:Ionosphere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498819156761779">
                <text:p>0.4988191567617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495915443880909">
                <text:p>0.495915443880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533237833443029">
                <text:p>0.5332378334430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50760772774788">
                <text:p>0.50760772774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571876572844477">
                <text:p>0.5718765728444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493631189747958">
                <text:p>0.4936311897479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482790661659375">
                <text:p>0.482790661659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544968833481745">
                <text:p>0.5449688334817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516086569360022">
                <text:p>0.5160865693600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">
                <text:p>0.9</text:p>
              </table:table-cell>
              <table:table-cell office:value-type="float" office:value="0.45460528862906">
                <text:p>0.454605288629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523249061132835">
                <text:p>0.5232490611328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571102249409578">
                <text:p>0.5711022494095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503387665027682">
                <text:p>0.5033876650276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52932750009679">
                <text:p>0.529327500096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514344341631499">
                <text:p>0.5143443416314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506872120484726">
                <text:p>0.5068721204847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495334701304735">
                <text:p>0.4953347013047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514305625459755">
                <text:p>0.5143056254597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534515467110612">
                <text:p>0.534515467110612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94cm" svg:height="6.557cm" xlink:href=".." xlink:type="simple" chart:class="chart:bar" chart:style-name="ch1">
        <chart:legend chart:legend-position="end" svg:x="7.962cm" svg:y="2.73cm" style:legend-expansion="high" chart:style-name="ch2"/>
        <chart:plot-area chart:style-name="ch3" table:cell-range-address="Ionosphere.A24:Ionosphere.A26 Ionosphere.C2:Ionosphere.C2 Ionosphere.C24:Ionosphere.C26 Ionosphere.E2:Ionosphere.E2 Ionosphere.E24:Ionosphere.E26" chart:data-source-has-labels="both" svg:x="0.218cm" svg:y="0.131cm" svg:width="7.526cm" svg:height="6.295cm">
          <chartooo:coordinate-region svg:x="0.945cm" svg:y="0.33cm" svg:width="6.799cm" svg:height="5.449cm"/>
          <chart:axis chart:dimension="x" chart:name="primary-x" chart:style-name="ch4" chartooo:axis-type="auto">
            <chartooo:date-scale/>
            <chart:categories table:cell-range-address="Ionosphere.A24:Ionosphere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onosphere.C24:Ionosphere.C26" chart:label-cell-address="Ionosphere.C2:Ionosphere.C2" chart:class="chart:bar">
            <chart:data-point chart:repeated="3"/>
          </chart:series>
          <chart:series chart:style-name="ch8" chart:values-cell-range-address="Ionosphere.E24:Ionosphere.E26" chart:label-cell-address="Ionosphere.E2:Ionosphere.E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%</text:p>
                <draw:g>
                  <svg:desc>Ionosphere.C2:Ionosphere.C2</svg:desc>
                </draw:g>
              </table:table-cell>
              <table:table-cell office:value-type="string">
                <text:p>TestingExtra%</text:p>
                <draw:g>
                  <svg:desc>Ionosphere.E2:Ionosphere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Ionosphere.A24:Ionosphere.A26</svg:desc>
                </draw:g>
              </table:table-cell>
              <table:table-cell office:value-type="float" office:value="0.995">
                <text:p>0.995</text:p>
                <draw:g>
                  <svg:desc>Ionosphere.C24:Ionosphere.C26</svg:desc>
                </draw:g>
              </table:table-cell>
              <table:table-cell office:value-type="float" office:value="0.515426458631771">
                <text:p>0.515426458631771</text:p>
                <draw:g>
                  <svg:desc>Ionosphere.E24:Ionosphere.E26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1">
                <text:p>1</text:p>
              </table:table-cell>
              <table:table-cell office:value-type="float" office:value="0.571876572844477">
                <text:p>0.571876572844477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9">
                <text:p>0.9</text:p>
              </table:table-cell>
              <table:table-cell office:value-type="float" office:value="0.45460528862906">
                <text:p>0.45460528862906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106cm" svg:height="7.499cm" xlink:href=".." xlink:type="simple" chart:class="chart:scatter" chart:style-name="ch1">
        <chart:legend chart:legend-position="end" svg:x="8.936cm" svg:y="3.201cm" style:legend-expansion="high" chart:style-name="ch2"/>
        <chart:plot-area chart:style-name="ch3" table:cell-range-address="Ionosphere.A47:Ionosphere.C66 Ionosphere.B46:Ionosphere.C46" chart:data-source-has-labels="row" svg:x="0.242cm" svg:y="0.149cm" svg:width="8.452cm" svg:height="7.201cm">
          <chartooo:coordinate-region svg:x="0.863cm" svg:y="0.348cm" svg:width="7.644cm" svg:height="6.3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onosphere.B47:Ionosphere.B66" chart:label-cell-address="Ionosphere.B46:Ionosphere.B46" chart:class="chart:scatter">
            <chart:domain table:cell-range-address="Ionosphere.A47:Ionosphere.A66"/>
            <chart:data-point chart:repeated="20"/>
          </chart:series>
          <chart:series chart:style-name="ch7" chart:values-cell-range-address="Ionosphere.C47:Ionosphere.C66" chart:label-cell-address="Ionosphere.C46:Ionosphere.C46" chart:class="chart:scatte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(s)</text:p>
                <draw:g>
                  <svg:desc>Ionosphere.B46:Ionosphere.B46</svg:desc>
                </draw:g>
              </table:table-cell>
              <table:table-cell office:value-type="string">
                <text:p>AvgTime (s)</text:p>
                <draw:g>
                  <svg:desc>Ionosphere.C46:Ionosphere.C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Ionosphere.A47:Ionosphere.A66</svg:desc>
                </draw:g>
              </table:table-cell>
              <table:table-cell office:value-type="float" office:value="5.78">
                <text:p>5.78</text:p>
                <draw:g>
                  <svg:desc>Ionosphere.B47:Ionosphere.B66</svg:desc>
                </draw:g>
              </table:table-cell>
              <table:table-cell office:value-type="float" office:value="10.28015">
                <text:p>10.28015</text:p>
                <draw:g>
                  <svg:desc>Ionosphere.C47:Ionosphere.C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111">
                <text:p>8.111</text:p>
              </table:table-cell>
              <table:table-cell office:value-type="float" office:value="10.28015">
                <text:p>10.28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.67">
                <text:p>4.67</text:p>
              </table:table-cell>
              <table:table-cell office:value-type="float" office:value="10.28015">
                <text:p>10.28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.013">
                <text:p>12.013</text:p>
              </table:table-cell>
              <table:table-cell office:value-type="float" office:value="10.28015">
                <text:p>10.28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.22">
                <text:p>10.22</text:p>
              </table:table-cell>
              <table:table-cell office:value-type="float" office:value="10.28015">
                <text:p>10.28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0.28015">
                <text:p>10.28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606">
                <text:p>9.606</text:p>
              </table:table-cell>
              <table:table-cell office:value-type="float" office:value="10.28015">
                <text:p>10.28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.8">
                <text:p>16.8</text:p>
              </table:table-cell>
              <table:table-cell office:value-type="float" office:value="10.28015">
                <text:p>10.28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.877">
                <text:p>7.877</text:p>
              </table:table-cell>
              <table:table-cell office:value-type="float" office:value="10.28015">
                <text:p>10.28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902">
                <text:p>8.902</text:p>
              </table:table-cell>
              <table:table-cell office:value-type="float" office:value="10.28015">
                <text:p>10.280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5.565">
                <text:p>25.565</text:p>
              </table:table-cell>
              <table:table-cell office:value-type="float" office:value="10.28015">
                <text:p>10.280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79">
                <text:p>7.79</text:p>
              </table:table-cell>
              <table:table-cell office:value-type="float" office:value="10.28015">
                <text:p>10.280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.541">
                <text:p>7.541</text:p>
              </table:table-cell>
              <table:table-cell office:value-type="float" office:value="10.28015">
                <text:p>10.28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.2">
                <text:p>6.2</text:p>
              </table:table-cell>
              <table:table-cell office:value-type="float" office:value="10.28015">
                <text:p>10.280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.14">
                <text:p>10.14</text:p>
              </table:table-cell>
              <table:table-cell office:value-type="float" office:value="10.28015">
                <text:p>10.28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.8">
                <text:p>16.8</text:p>
              </table:table-cell>
              <table:table-cell office:value-type="float" office:value="10.28015">
                <text:p>10.280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.9">
                <text:p>8.9</text:p>
              </table:table-cell>
              <table:table-cell office:value-type="float" office:value="10.28015">
                <text:p>10.28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.4">
                <text:p>15.4</text:p>
              </table:table-cell>
              <table:table-cell office:value-type="float" office:value="10.28015">
                <text:p>10.28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.023">
                <text:p>8.023</text:p>
              </table:table-cell>
              <table:table-cell office:value-type="float" office:value="10.28015">
                <text:p>10.280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.765">
                <text:p>7.765</text:p>
              </table:table-cell>
              <table:table-cell office:value-type="float" office:value="10.28015">
                <text:p>10.28015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262cm" svg:height="6.604cm" xlink:href=".." xlink:type="simple" chart:class="chart:scatter" chart:style-name="ch1">
        <chart:legend chart:legend-position="end" svg:x="7.695cm" svg:y="2.754cm" style:legend-expansion="high" chart:style-name="ch2"/>
        <chart:plot-area chart:style-name="ch3" table:cell-range-address="Ionosphere.A73:Ionosphere.A92 Ionosphere.C72:Ionosphere.C92 Ionosphere.E72:Ionosphere.E92" chart:data-source-has-labels="row" svg:x="0.225cm" svg:y="0.132cm" svg:width="7.245cm" svg:height="6.34cm">
          <chartooo:coordinate-region svg:x="0.952cm" svg:y="0.332cm" svg:width="6.331cm" svg:height="5.4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Ionosphere.C73:Ionosphere.C92" chart:label-cell-address="Ionosphere.C72:Ionosphere.C72" chart:class="chart:scatter">
            <chart:domain table:cell-range-address="Ionosphere.A73:Ionosphere.A92"/>
            <chart:data-point chart:repeated="20"/>
          </chart:series>
          <chart:series chart:style-name="ch8" chart:values-cell-range-address="Ionosphere.E73:Ionosphere.E92" chart:label-cell-address="Ionosphere.E72:Ionosphere.E72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Ionosphere.C72:Ionosphere.C72</svg:desc>
                </draw:g>
              </table:table-cell>
              <table:table-cell office:value-type="string">
                <text:p>TestingExtra%</text:p>
                <draw:g>
                  <svg:desc>Ionosphere.E72:Ionosphere.E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Ionosphere.A73:Ionosphere.A92</svg:desc>
                </draw:g>
              </table:table-cell>
              <table:table-cell office:value-type="float" office:value="0.9">
                <text:p>0.9</text:p>
                <draw:g>
                  <svg:desc>Ionosphere.C73:Ionosphere.C92</svg:desc>
                </draw:g>
              </table:table-cell>
              <table:table-cell office:value-type="float" office:value="0.537201285874743">
                <text:p>0.537201285874743</text:p>
                <draw:g>
                  <svg:desc>Ionosphere.E73:Ionosphere.E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5">
                <text:p>0.95</text:p>
              </table:table-cell>
              <table:table-cell office:value-type="float" office:value="0.574886711336613">
                <text:p>0.5748867113366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5">
                <text:p>0.95</text:p>
              </table:table-cell>
              <table:table-cell office:value-type="float" office:value="0.571245981641427">
                <text:p>0.5712459816414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5">
                <text:p>0.95</text:p>
              </table:table-cell>
              <table:table-cell office:value-type="float" office:value="0.494829389209497">
                <text:p>0.4948293892094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5">
                <text:p>0.95</text:p>
              </table:table-cell>
              <table:table-cell office:value-type="float" office:value="0.570200240133235">
                <text:p>0.5702002401332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5">
                <text:p>0.95</text:p>
              </table:table-cell>
              <table:table-cell office:value-type="float" office:value="0.529958557651342">
                <text:p>0.5299585576513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">
                <text:p>0.9</text:p>
              </table:table-cell>
              <table:table-cell office:value-type="float" office:value="0.584375847244278">
                <text:p>0.5843758472442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5">
                <text:p>0.95</text:p>
              </table:table-cell>
              <table:table-cell office:value-type="float" office:value="0.530926836825594">
                <text:p>0.5309268368255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526976257794647">
                <text:p>0.5269762577946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512452070180875">
                <text:p>0.512452070180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5">
                <text:p>0.95</text:p>
              </table:table-cell>
              <table:table-cell office:value-type="float" office:value="0.498818699407413">
                <text:p>0.4988186994074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5">
                <text:p>0.95</text:p>
              </table:table-cell>
              <table:table-cell office:value-type="float" office:value="0.555714783686432">
                <text:p>0.5557147836864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">
                <text:p>0.9</text:p>
              </table:table-cell>
              <table:table-cell office:value-type="float" office:value="0.569425616793834">
                <text:p>0.5694256167938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">
                <text:p>0.9</text:p>
              </table:table-cell>
              <table:table-cell office:value-type="float" office:value="0.49668848522406">
                <text:p>0.496688485224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5">
                <text:p>0.95</text:p>
              </table:table-cell>
              <table:table-cell office:value-type="float" office:value="0.476509547232658">
                <text:p>0.4765095472326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517293466052132">
                <text:p>0.5172934660521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491459777683102">
                <text:p>0.4914597776831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">
                <text:p>0.9</text:p>
              </table:table-cell>
              <table:table-cell office:value-type="float" office:value="0.520353228242767">
                <text:p>0.5203532282427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5">
                <text:p>0.95</text:p>
              </table:table-cell>
              <table:table-cell office:value-type="float" office:value="0.532708470506216">
                <text:p>0.5327084705062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538982919555366">
                <text:p>0.538982919555366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7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09cm" svg:height="6.642cm" xlink:href=".." xlink:type="simple" chart:class="chart:scatter" chart:style-name="ch1">
        <chart:legend chart:legend-position="end" svg:x="8.442cm" svg:y="2.524cm" style:legend-expansion="high" chart:style-name="ch2"/>
        <chart:plot-area chart:style-name="ch3" table:cell-range-address="Nursery.A3:Nursery.A22 Nursery.C2:Nursery.C22 Nursery.E2:Nursery.E22 Nursery.G2:Nursery.G22" chart:data-source-has-labels="row" svg:x="0.24cm" svg:y="0.132cm" svg:width="7.962cm" svg:height="6.378cm">
          <chartooo:coordinate-region svg:x="1.152cm" svg:y="0.331cm" svg:width="6.863cm" svg:height="5.53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ursery.C3:Nursery.C22" chart:label-cell-address="Nursery.C2:Nursery.C2" chart:class="chart:scatter">
            <chart:domain table:cell-range-address="Nursery.A3:Nursery.A22"/>
            <chart:data-point chart:repeated="20"/>
          </chart:series>
          <chart:series chart:style-name="ch8" chart:values-cell-range-address="Nursery.E3:Nursery.E22" chart:label-cell-address="Nursery.E2:Nursery.E2" chart:class="chart:scatter">
            <chart:data-point chart:repeated="20"/>
          </chart:series>
          <chart:series chart:style-name="ch9" chart:values-cell-range-address="Nursery.G3:Nursery.G22" chart:label-cell-address="Nursery.G2:Nursery.G2" chart:class="chart:scatte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Nursery.C2:Nursery.C2</svg:desc>
                </draw:g>
              </table:table-cell>
              <table:table-cell office:value-type="string">
                <text:p>Testing%</text:p>
                <draw:g>
                  <svg:desc>Nursery.E2:Nursery.E2</svg:desc>
                </draw:g>
              </table:table-cell>
              <table:table-cell office:value-type="string">
                <text:p>TestingExtra%</text:p>
                <draw:g>
                  <svg:desc>Nursery.G2:Nursery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Nursery.A3:Nursery.A22</svg:desc>
                </draw:g>
              </table:table-cell>
              <table:table-cell office:value-type="float" office:value="0.935">
                <text:p>0.935</text:p>
                <draw:g>
                  <svg:desc>Nursery.C3:Nursery.C22</svg:desc>
                </draw:g>
              </table:table-cell>
              <table:table-cell office:value-type="float" office:value="0.904">
                <text:p>0.904</text:p>
                <draw:g>
                  <svg:desc>Nursery.E3:Nursery.E22</svg:desc>
                </draw:g>
              </table:table-cell>
              <table:table-cell office:value-type="float" office:value="0.926700803405532">
                <text:p>0.926700803405532</text:p>
                <draw:g>
                  <svg:desc>Nursery.G3:Nursery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29">
                <text:p>0.929</text:p>
              </table:table-cell>
              <table:table-cell office:value-type="float" office:value="0.934">
                <text:p>0.934</text:p>
              </table:table-cell>
              <table:table-cell office:value-type="float" office:value="0.922798049495364">
                <text:p>0.9227980494953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33">
                <text:p>0.933</text:p>
              </table:table-cell>
              <table:table-cell office:value-type="float" office:value="0.906">
                <text:p>0.906</text:p>
              </table:table-cell>
              <table:table-cell office:value-type="float" office:value="0.916110854261713">
                <text:p>0.9161108542617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24">
                <text:p>0.924</text:p>
              </table:table-cell>
              <table:table-cell office:value-type="float" office:value="0.919">
                <text:p>0.919</text:p>
              </table:table-cell>
              <table:table-cell office:value-type="float" office:value="0.920814396747996">
                <text:p>0.9208143967479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24">
                <text:p>0.924</text:p>
              </table:table-cell>
              <table:table-cell office:value-type="float" office:value="0.921">
                <text:p>0.921</text:p>
              </table:table-cell>
              <table:table-cell office:value-type="float" office:value="0.921946666434048">
                <text:p>0.9219466664340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24">
                <text:p>0.924</text:p>
              </table:table-cell>
              <table:table-cell office:value-type="float" office:value="0.924">
                <text:p>0.924</text:p>
              </table:table-cell>
              <table:table-cell office:value-type="float" office:value="0.927302703315683">
                <text:p>0.9273027033156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19">
                <text:p>0.919</text:p>
              </table:table-cell>
              <table:table-cell office:value-type="float" office:value="0.931">
                <text:p>0.931</text:p>
              </table:table-cell>
              <table:table-cell office:value-type="float" office:value="0.926971222205745">
                <text:p>0.9269712222057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21">
                <text:p>0.921</text:p>
              </table:table-cell>
              <table:table-cell office:value-type="float" office:value="0.906">
                <text:p>0.906</text:p>
              </table:table-cell>
              <table:table-cell office:value-type="float" office:value="0.916922110662352">
                <text:p>0.9169221106623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29">
                <text:p>0.929</text:p>
              </table:table-cell>
              <table:table-cell office:value-type="float" office:value="0.925">
                <text:p>0.925</text:p>
              </table:table-cell>
              <table:table-cell office:value-type="float" office:value="0.924411839109537">
                <text:p>0.9244118391095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4">
                <text:p>0.94</text:p>
              </table:table-cell>
              <table:table-cell office:value-type="float" office:value="0.934">
                <text:p>0.934</text:p>
              </table:table-cell>
              <table:table-cell office:value-type="float" office:value="0.925650531678254">
                <text:p>0.9256505316782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41">
                <text:p>0.941</text:p>
              </table:table-cell>
              <table:table-cell office:value-type="float" office:value="0.912">
                <text:p>0.912</text:p>
              </table:table-cell>
              <table:table-cell office:value-type="float" office:value="0.924160611320952">
                <text:p>0.9241606113209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21">
                <text:p>0.921</text:p>
              </table:table-cell>
              <table:table-cell office:value-type="float" office:value="0.91">
                <text:p>0.91</text:p>
              </table:table-cell>
              <table:table-cell office:value-type="float" office:value="0.924647365161335">
                <text:p>0.9246473651613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38">
                <text:p>0.938</text:p>
              </table:table-cell>
              <table:table-cell office:value-type="float" office:value="0.917">
                <text:p>0.917</text:p>
              </table:table-cell>
              <table:table-cell office:value-type="float" office:value="0.919368092326212">
                <text:p>0.9193680923262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31">
                <text:p>0.931</text:p>
              </table:table-cell>
              <table:table-cell office:value-type="float" office:value="0.927">
                <text:p>0.927</text:p>
              </table:table-cell>
              <table:table-cell office:value-type="float" office:value="0.928633861667699">
                <text:p>0.9286338616676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34">
                <text:p>0.934</text:p>
              </table:table-cell>
              <table:table-cell office:value-type="float" office:value="0.921">
                <text:p>0.921</text:p>
              </table:table-cell>
              <table:table-cell office:value-type="float" office:value="0.924200737981629">
                <text:p>0.9242007379816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35">
                <text:p>0.935</text:p>
              </table:table-cell>
              <table:table-cell office:value-type="float" office:value="0.931">
                <text:p>0.931</text:p>
              </table:table-cell>
              <table:table-cell office:value-type="float" office:value="0.924383924910805">
                <text:p>0.9243839249108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14">
                <text:p>0.914</text:p>
              </table:table-cell>
              <table:table-cell office:value-type="float" office:value="0.898">
                <text:p>0.898</text:p>
              </table:table-cell>
              <table:table-cell office:value-type="float" office:value="0.915512443626403">
                <text:p>0.9155124436264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38">
                <text:p>0.938</text:p>
              </table:table-cell>
              <table:table-cell office:value-type="float" office:value="0.933">
                <text:p>0.933</text:p>
              </table:table-cell>
              <table:table-cell office:value-type="float" office:value="0.926800247738514">
                <text:p>0.9268002477385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11">
                <text:p>0.911</text:p>
              </table:table-cell>
              <table:table-cell office:value-type="float" office:value="0.926">
                <text:p>0.926</text:p>
              </table:table-cell>
              <table:table-cell office:value-type="float" office:value="0.925244031159224">
                <text:p>0.9252440311592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33">
                <text:p>0.933</text:p>
              </table:table-cell>
              <table:table-cell office:value-type="float" office:value="0.926">
                <text:p>0.926</text:p>
              </table:table-cell>
              <table:table-cell office:value-type="float" office:value="0.926098903495381">
                <text:p>0.926098903495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314cm" svg:height="6.532cm" xlink:href=".." xlink:type="simple" chart:class="chart:bar" chart:style-name="ch1">
        <chart:legend chart:legend-position="end" svg:x="8.336cm" svg:y="2.718cm" style:legend-expansion="high" chart:style-name="ch2"/>
        <chart:plot-area chart:style-name="ch3" table:cell-range-address="Ionosphere.A94:Ionosphere.A96 Ionosphere.C72:Ionosphere.C72 Ionosphere.C94:Ionosphere.C96 Ionosphere.E72:Ionosphere.E72 Ionosphere.E94:Ionosphere.E96" chart:data-source-has-labels="both" svg:x="0.226cm" svg:y="0.13cm" svg:width="7.884cm" svg:height="6.272cm">
          <chartooo:coordinate-region svg:x="0.953cm" svg:y="0.329cm" svg:width="7.157cm" svg:height="5.426cm"/>
          <chart:axis chart:dimension="x" chart:name="primary-x" chart:style-name="ch4" chartooo:axis-type="auto">
            <chartooo:date-scale/>
            <chart:categories table:cell-range-address="Ionosphere.A94:Ionosphere.A9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onosphere.C94:Ionosphere.C96" chart:label-cell-address="Ionosphere.C72:Ionosphere.C72" chart:class="chart:bar">
            <chart:data-point chart:repeated="3"/>
          </chart:series>
          <chart:series chart:style-name="ch8" chart:values-cell-range-address="Ionosphere.E94:Ionosphere.E96" chart:label-cell-address="Ionosphere.E72:Ionosphere.E7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%</text:p>
                <draw:g>
                  <svg:desc>Ionosphere.C72:Ionosphere.C72</svg:desc>
                </draw:g>
              </table:table-cell>
              <table:table-cell office:value-type="string">
                <text:p>TestingExtra%</text:p>
                <draw:g>
                  <svg:desc>Ionosphere.E72:Ionosphere.E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Ionosphere.A94:Ionosphere.A96</svg:desc>
                </draw:g>
              </table:table-cell>
              <table:table-cell office:value-type="float" office:value="0.945">
                <text:p>0.945</text:p>
                <draw:g>
                  <svg:desc>Ionosphere.C94:Ionosphere.C96</svg:desc>
                </draw:g>
              </table:table-cell>
              <table:table-cell office:value-type="float" office:value="0.531550408613811">
                <text:p>0.531550408613811</text:p>
                <draw:g>
                  <svg:desc>Ionosphere.E94:Ionosphere.E96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1">
                <text:p>1</text:p>
              </table:table-cell>
              <table:table-cell office:value-type="float" office:value="0.584375847244278">
                <text:p>0.584375847244278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9">
                <text:p>0.9</text:p>
              </table:table-cell>
              <table:table-cell office:value-type="float" office:value="0.476509547232658">
                <text:p>0.476509547232658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46cm" svg:height="7.05cm" xlink:href=".." xlink:type="simple" chart:class="chart:scatter" chart:style-name="ch1">
        <chart:legend chart:legend-position="end" svg:x="10.276cm" svg:y="2.977cm" style:legend-expansion="high" chart:style-name="ch2"/>
        <chart:plot-area chart:style-name="ch3" table:cell-range-address="Ionosphere.A116:Ionosphere.C135 Ionosphere.B115:Ionosphere.C115" chart:data-source-has-labels="row" svg:x="0.268cm" svg:y="0.141cm" svg:width="9.74cm" svg:height="6.768cm">
          <chartooo:coordinate-region svg:x="1.445cm" svg:y="0.341cm" svg:width="8.376cm" svg:height="5.9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onosphere.B116:Ionosphere.B135" chart:label-cell-address="Ionosphere.B115:Ionosphere.B115" chart:class="chart:scatter">
            <chart:domain table:cell-range-address="Ionosphere.A116:Ionosphere.A135"/>
            <chart:data-point chart:repeated="20"/>
          </chart:series>
          <chart:series chart:style-name="ch7" chart:values-cell-range-address="Ionosphere.C116:Ionosphere.C135" chart:label-cell-address="Ionosphere.C115:Ionosphere.C115" chart:class="chart:scatte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(s)</text:p>
                <draw:g>
                  <svg:desc>Ionosphere.B115:Ionosphere.B115</svg:desc>
                </draw:g>
              </table:table-cell>
              <table:table-cell office:value-type="string">
                <text:p>AvgTime (s)</text:p>
                <draw:g>
                  <svg:desc>Ionosphere.C115:Ionosphere.C1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Ionosphere.A116:Ionosphere.A135</svg:desc>
                </draw:g>
              </table:table-cell>
              <table:table-cell office:value-type="float" office:value="29.782">
                <text:p>29.782</text:p>
                <draw:g>
                  <svg:desc>Ionosphere.B116:Ionosphere.B135</svg:desc>
                </draw:g>
              </table:table-cell>
              <table:table-cell office:value-type="float" office:value="1315.53085">
                <text:p>1315.53085</text:p>
                <draw:g>
                  <svg:desc>Ionosphere.C116:Ionosphere.C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50.737">
                <text:p>1350.737</text:p>
              </table:table-cell>
              <table:table-cell office:value-type="float" office:value="1315.53085">
                <text:p>1315.530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3.915">
                <text:p>83.915</text:p>
              </table:table-cell>
              <table:table-cell office:value-type="float" office:value="1315.53085">
                <text:p>1315.530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204.084">
                <text:p>9204.084</text:p>
              </table:table-cell>
              <table:table-cell office:value-type="float" office:value="1315.53085">
                <text:p>1315.530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1.278">
                <text:p>101.278</text:p>
              </table:table-cell>
              <table:table-cell office:value-type="float" office:value="1315.53085">
                <text:p>1315.530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55.6">
                <text:p>855.6</text:p>
              </table:table-cell>
              <table:table-cell office:value-type="float" office:value="1315.53085">
                <text:p>1315.530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53.707">
                <text:p>253.707</text:p>
              </table:table-cell>
              <table:table-cell office:value-type="float" office:value="1315.53085">
                <text:p>1315.53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4.337">
                <text:p>24.337</text:p>
              </table:table-cell>
              <table:table-cell office:value-type="float" office:value="1315.53085">
                <text:p>1315.530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5.887">
                <text:p>35.887</text:p>
              </table:table-cell>
              <table:table-cell office:value-type="float" office:value="1315.53085">
                <text:p>1315.530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1.382">
                <text:p>31.382</text:p>
              </table:table-cell>
              <table:table-cell office:value-type="float" office:value="1315.53085">
                <text:p>1315.530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5.71">
                <text:p>75.71</text:p>
              </table:table-cell>
              <table:table-cell office:value-type="float" office:value="1315.53085">
                <text:p>1315.530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3.773">
                <text:p>33.773</text:p>
              </table:table-cell>
              <table:table-cell office:value-type="float" office:value="1315.53085">
                <text:p>1315.530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250.88">
                <text:p>10250.88</text:p>
              </table:table-cell>
              <table:table-cell office:value-type="float" office:value="1315.53085">
                <text:p>1315.530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6.907">
                <text:p>56.907</text:p>
              </table:table-cell>
              <table:table-cell office:value-type="float" office:value="1315.53085">
                <text:p>1315.530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7.219">
                <text:p>37.219</text:p>
              </table:table-cell>
              <table:table-cell office:value-type="float" office:value="1315.53085">
                <text:p>1315.530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1.309">
                <text:p>21.309</text:p>
              </table:table-cell>
              <table:table-cell office:value-type="float" office:value="1315.53085">
                <text:p>1315.530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.733">
                <text:p>14.733</text:p>
              </table:table-cell>
              <table:table-cell office:value-type="float" office:value="1315.53085">
                <text:p>1315.530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452.241">
                <text:p>1452.241</text:p>
              </table:table-cell>
              <table:table-cell office:value-type="float" office:value="1315.53085">
                <text:p>1315.530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380.324">
                <text:p>2380.324</text:p>
              </table:table-cell>
              <table:table-cell office:value-type="float" office:value="1315.53085">
                <text:p>1315.530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.812">
                <text:p>16.812</text:p>
              </table:table-cell>
              <table:table-cell office:value-type="float" office:value="1315.53085">
                <text:p>1315.53085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185cm" svg:height="7.723cm" xlink:href=".." xlink:type="simple" chart:class="chart:scatter" chart:style-name="ch1">
        <chart:legend chart:legend-position="end" svg:x="11.597cm" svg:y="3.562cm" style:legend-expansion="high" chart:style-name="ch2"/>
        <chart:plot-area chart:style-name="ch3" table:cell-range-address="BreastCancerWisconsinD.A4:BreastCancerWisconsinD.B37 BreastCancerWisconsinD.B3:BreastCancerWisconsinD.B3" chart:data-source-has-labels="row" svg:x="0.283cm" svg:y="0.154cm" svg:width="11.031cm" svg:height="7.415cm">
          <chartooo:coordinate-region svg:x="1.09cm" svg:y="0.353cm" svg:width="9.944cm" svg:height="6.5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reastCancerWisconsinD.B4:BreastCancerWisconsinD.B37" chart:label-cell-address="BreastCancerWisconsinD.B3:BreastCancerWisconsinD.B3" chart:class="chart:scatter">
            <chart:domain table:cell-range-address="BreastCancerWisconsinD.A4:BreastCancerWisconsinD.A37"/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(s)</text:p>
                <draw:g>
                  <svg:desc>BreastCancerWisconsinD.B3:BreastCancerWisconsinD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reastCancerWisconsinD.A4:BreastCancerWisconsinD.A37</svg:desc>
                </draw:g>
              </table:table-cell>
              <table:table-cell office:value-type="float" office:value="1.005">
                <text:p>1.005</text:p>
                <draw:g>
                  <svg:desc>BreastCancerWisconsinD.B4:BreastCancerWisconsinD.B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871">
                <text:p>0.98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1325">
                <text:p>1.13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2427">
                <text:p>1.2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3037">
                <text:p>1.3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4415">
                <text:p>1.44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3496">
                <text:p>1.34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3459">
                <text:p>1.34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5402">
                <text:p>1.54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524">
                <text:p>1.5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3.2857">
                <text:p>3.28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8.9868">
                <text:p>8.98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17.9015">
                <text:p>17.9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23.8563">
                <text:p>23.85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33.19">
                <text:p>33.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42.5053">
                <text:p>42.50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47.9552">
                <text:p>47.95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50.84">
                <text:p>50.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90.0537">
                <text:p>90.05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">
                <text:p>110</text:p>
              </table:table-cell>
              <table:table-cell office:value-type="float" office:value="67.9627">
                <text:p>67.96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">
                <text:p>120</text:p>
              </table:table-cell>
              <table:table-cell office:value-type="float" office:value="100.0886">
                <text:p>100.08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0">
                <text:p>130</text:p>
              </table:table-cell>
              <table:table-cell office:value-type="float" office:value="113.565">
                <text:p>113.5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">
                <text:p>140</text:p>
              </table:table-cell>
              <table:table-cell office:value-type="float" office:value="238.2749">
                <text:p>238.27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">
                <text:p>150</text:p>
              </table:table-cell>
              <table:table-cell office:value-type="float" office:value="180.6781">
                <text:p>180.67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">
                <text:p>160</text:p>
              </table:table-cell>
              <table:table-cell office:value-type="float" office:value="122.5378">
                <text:p>122.53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0">
                <text:p>170</text:p>
              </table:table-cell>
              <table:table-cell office:value-type="float" office:value="208.8451">
                <text:p>208.84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0">
                <text:p>180</text:p>
              </table:table-cell>
              <table:table-cell office:value-type="float" office:value="191.3379">
                <text:p>191.33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0">
                <text:p>190</text:p>
              </table:table-cell>
              <table:table-cell office:value-type="float" office:value="239.2644">
                <text:p>239.26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">
                <text:p>200</text:p>
              </table:table-cell>
              <table:table-cell office:value-type="float" office:value="193.6495">
                <text:p>193.64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">
                <text:p>210</text:p>
              </table:table-cell>
              <table:table-cell office:value-type="float" office:value="273.1189">
                <text:p>273.11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0">
                <text:p>220</text:p>
              </table:table-cell>
              <table:table-cell office:value-type="float" office:value="683.9796">
                <text:p>683.97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0">
                <text:p>230</text:p>
              </table:table-cell>
              <table:table-cell office:value-type="float" office:value="345.2416">
                <text:p>345.24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0">
                <text:p>240</text:p>
              </table:table-cell>
              <table:table-cell office:value-type="float" office:value="430.0198">
                <text:p>430.01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0">
                <text:p>250</text:p>
              </table:table-cell>
              <table:table-cell office:value-type="float" office:value="440.6516">
                <text:p>440.6516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2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98cm" svg:y="3.454cm" style:legend-expansion="high" chart:style-name="ch2"/>
        <chart:plot-area chart:style-name="ch3" table:cell-range-address="BreastCancerWisconsinD.A40:BreastCancerWisconsinD.E73 BreastCancerWisconsinD.B39:BreastCancerWisconsinD.E39" chart:data-source-has-labels="row" svg:x="0.32cm" svg:y="0.18cm" svg:width="11.158cm" svg:height="8.64cm">
          <chartooo:coordinate-region svg:x="1.047cm" svg:y="0.379cm" svg:width="10.15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reastCancerWisconsinD.B40:BreastCancerWisconsinD.B73" chart:label-cell-address="BreastCancerWisconsinD.B39:BreastCancerWisconsinD.B39" chart:class="chart:scatter">
            <chart:domain table:cell-range-address="BreastCancerWisconsinD.A40:BreastCancerWisconsinD.A73"/>
            <chart:data-point chart:repeated="34"/>
          </chart:series>
          <chart:series chart:style-name="ch8" chart:values-cell-range-address="BreastCancerWisconsinD.C40:BreastCancerWisconsinD.C73" chart:label-cell-address="BreastCancerWisconsinD.C39:BreastCancerWisconsinD.C39" chart:class="chart:scatter">
            <chart:data-point chart:repeated="34"/>
          </chart:series>
          <chart:series chart:style-name="ch9" chart:values-cell-range-address="BreastCancerWisconsinD.D40:BreastCancerWisconsinD.D73" chart:label-cell-address="BreastCancerWisconsinD.D39:BreastCancerWisconsinD.D39" chart:class="chart:scatter">
            <chart:data-point chart:repeated="34"/>
          </chart:series>
          <chart:series chart:style-name="ch10" chart:values-cell-range-address="BreastCancerWisconsinD.E40:BreastCancerWisconsinD.E73" chart:label-cell-address="BreastCancerWisconsinD.E39:BreastCancerWisconsinD.E39" chart:class="chart:scatter">
            <chart:data-point chart:repeated="3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-Training%</text:p>
                <draw:g>
                  <svg:desc>BreastCancerWisconsinD.B39:BreastCancerWisconsinD.B39</svg:desc>
                </draw:g>
              </table:table-cell>
              <table:table-cell office:value-type="string">
                <text:p>X-Testing%</text:p>
                <draw:g>
                  <svg:desc>BreastCancerWisconsinD.C39:BreastCancerWisconsinD.C39</svg:desc>
                </draw:g>
              </table:table-cell>
              <table:table-cell office:value-type="string">
                <text:p>MH-Training%</text:p>
                <draw:g>
                  <svg:desc>BreastCancerWisconsinD.D39:BreastCancerWisconsinD.D39</svg:desc>
                </draw:g>
              </table:table-cell>
              <table:table-cell office:value-type="string">
                <text:p>MH-TestingExtra%</text:p>
                <draw:g>
                  <svg:desc>BreastCancerWisconsinD.E39:BreastCancerWisconsinD.E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reastCancerWisconsinD.A40:BreastCancerWisconsinD.A73</svg:desc>
                </draw:g>
              </table:table-cell>
              <table:table-cell office:value-type="float" office:value="1">
                <text:p>1</text:p>
                <draw:g>
                  <svg:desc>BreastCancerWisconsinD.B40:BreastCancerWisconsinD.B73</svg:desc>
                </draw:g>
              </table:table-cell>
              <table:table-cell office:value-type="float" office:value="0.367045">
                <text:p>0.367045</text:p>
                <draw:g>
                  <svg:desc>BreastCancerWisconsinD.C40:BreastCancerWisconsinD.C73</svg:desc>
                </draw:g>
              </table:table-cell>
              <table:table-cell office:value-type="float" office:value="1">
                <text:p>1</text:p>
                <draw:g>
                  <svg:desc>BreastCancerWisconsinD.D40:BreastCancerWisconsinD.D73</svg:desc>
                </draw:g>
              </table:table-cell>
              <table:table-cell office:value-type="float" office:value="0.277714">
                <text:p>0.277714</text:p>
                <draw:g>
                  <svg:desc>BreastCancerWisconsinD.E40:BreastCancerWisconsinD.E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63255">
                <text:p>0.563255</text:p>
              </table:table-cell>
              <table:table-cell office:value-type="float" office:value="1">
                <text:p>1</text:p>
              </table:table-cell>
              <table:table-cell office:value-type="float" office:value="0.498468">
                <text:p>0.4984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555185">
                <text:p>0.555185</text:p>
              </table:table-cell>
              <table:table-cell office:value-type="float" office:value="0.983333">
                <text:p>0.983333</text:p>
              </table:table-cell>
              <table:table-cell office:value-type="float" office:value="0.554369">
                <text:p>0.5543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54267">
                <text:p>0.54267</text:p>
              </table:table-cell>
              <table:table-cell office:value-type="float" office:value="0.9875">
                <text:p>0.9875</text:p>
              </table:table-cell>
              <table:table-cell office:value-type="float" office:value="0.61437">
                <text:p>0.614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69884">
                <text:p>0.69884</text:p>
              </table:table-cell>
              <table:table-cell office:value-type="float" office:value="0.99">
                <text:p>0.99</text:p>
              </table:table-cell>
              <table:table-cell office:value-type="float" office:value="0.629115">
                <text:p>0.6291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637345">
                <text:p>0.637345</text:p>
              </table:table-cell>
              <table:table-cell office:value-type="float" office:value="0.991667">
                <text:p>0.991667</text:p>
              </table:table-cell>
              <table:table-cell office:value-type="float" office:value="0.636382">
                <text:p>0.6363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69068">
                <text:p>0.69068</text:p>
              </table:table-cell>
              <table:table-cell office:value-type="float" office:value="0.992857">
                <text:p>0.992857</text:p>
              </table:table-cell>
              <table:table-cell office:value-type="float" office:value="0.658815">
                <text:p>0.658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68355">
                <text:p>0.68355</text:p>
              </table:table-cell>
              <table:table-cell office:value-type="float" office:value="0.95625">
                <text:p>0.95625</text:p>
              </table:table-cell>
              <table:table-cell office:value-type="float" office:value="0.644878">
                <text:p>0.6448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751775">
                <text:p>0.751775</text:p>
              </table:table-cell>
              <table:table-cell office:value-type="float" office:value="0.966667">
                <text:p>0.966667</text:p>
              </table:table-cell>
              <table:table-cell office:value-type="float" office:value="0.68025">
                <text:p>0.68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76369">
                <text:p>0.76369</text:p>
              </table:table-cell>
              <table:table-cell office:value-type="float" office:value="0.965">
                <text:p>0.965</text:p>
              </table:table-cell>
              <table:table-cell office:value-type="float" office:value="0.701039">
                <text:p>0.7010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995">
                <text:p>0.995</text:p>
              </table:table-cell>
              <table:table-cell office:value-type="float" office:value="0.80462">
                <text:p>0.80462</text:p>
              </table:table-cell>
              <table:table-cell office:value-type="float" office:value="0.975">
                <text:p>0.975</text:p>
              </table:table-cell>
              <table:table-cell office:value-type="float" office:value="0.796685">
                <text:p>0.7966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978333">
                <text:p>0.978333</text:p>
              </table:table-cell>
              <table:table-cell office:value-type="float" office:value="0.81573">
                <text:p>0.81573</text:p>
              </table:table-cell>
              <table:table-cell office:value-type="float" office:value="0.936667">
                <text:p>0.936667</text:p>
              </table:table-cell>
              <table:table-cell office:value-type="float" office:value="0.834258">
                <text:p>0.8342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975">
                <text:p>0.975</text:p>
              </table:table-cell>
              <table:table-cell office:value-type="float" office:value="0.838715">
                <text:p>0.838715</text:p>
              </table:table-cell>
              <table:table-cell office:value-type="float" office:value="0.9475">
                <text:p>0.9475</text:p>
              </table:table-cell>
              <table:table-cell office:value-type="float" office:value="0.846856">
                <text:p>0.8468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976">
                <text:p>0.976</text:p>
              </table:table-cell>
              <table:table-cell office:value-type="float" office:value="0.844045">
                <text:p>0.844045</text:p>
              </table:table-cell>
              <table:table-cell office:value-type="float" office:value="0.932">
                <text:p>0.932</text:p>
              </table:table-cell>
              <table:table-cell office:value-type="float" office:value="0.847706">
                <text:p>0.8477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958333">
                <text:p>0.958333</text:p>
              </table:table-cell>
              <table:table-cell office:value-type="float" office:value="0.847755">
                <text:p>0.847755</text:p>
              </table:table-cell>
              <table:table-cell office:value-type="float" office:value="0.935833">
                <text:p>0.935833</text:p>
              </table:table-cell>
              <table:table-cell office:value-type="float" office:value="0.855967">
                <text:p>0.8559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955">
                <text:p>0.955</text:p>
              </table:table-cell>
              <table:table-cell office:value-type="float" office:value="0.851165">
                <text:p>0.851165</text:p>
              </table:table-cell>
              <table:table-cell office:value-type="float" office:value="0.928571">
                <text:p>0.928571</text:p>
              </table:table-cell>
              <table:table-cell office:value-type="float" office:value="0.868498">
                <text:p>0.8684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961875">
                <text:p>0.961875</text:p>
              </table:table-cell>
              <table:table-cell office:value-type="float" office:value="0.861745">
                <text:p>0.861745</text:p>
              </table:table-cell>
              <table:table-cell office:value-type="float" office:value="0.920625">
                <text:p>0.920625</text:p>
              </table:table-cell>
              <table:table-cell office:value-type="float" office:value="0.852257">
                <text:p>0.8522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95">
                <text:p>0.95</text:p>
              </table:table-cell>
              <table:table-cell office:value-type="float" office:value="0.85889">
                <text:p>0.85889</text:p>
              </table:table-cell>
              <table:table-cell office:value-type="float" office:value="0.923889">
                <text:p>0.923889</text:p>
              </table:table-cell>
              <table:table-cell office:value-type="float" office:value="0.868657">
                <text:p>0.8686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9465">
                <text:p>0.9465</text:p>
              </table:table-cell>
              <table:table-cell office:value-type="float" office:value="0.867225">
                <text:p>0.867225</text:p>
              </table:table-cell>
              <table:table-cell office:value-type="float" office:value="0.917">
                <text:p>0.917</text:p>
              </table:table-cell>
              <table:table-cell office:value-type="float" office:value="0.865518">
                <text:p>0.8655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">
                <text:p>110</text:p>
              </table:table-cell>
              <table:table-cell office:value-type="float" office:value="0.948636">
                <text:p>0.948636</text:p>
              </table:table-cell>
              <table:table-cell office:value-type="float" office:value="0.87362">
                <text:p>0.87362</text:p>
              </table:table-cell>
              <table:table-cell office:value-type="float" office:value="0.929091">
                <text:p>0.929091</text:p>
              </table:table-cell>
              <table:table-cell office:value-type="float" office:value="0.871817">
                <text:p>0.8718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">
                <text:p>120</text:p>
              </table:table-cell>
              <table:table-cell office:value-type="float" office:value="0.943333">
                <text:p>0.943333</text:p>
              </table:table-cell>
              <table:table-cell office:value-type="float" office:value="0.872135">
                <text:p>0.872135</text:p>
              </table:table-cell>
              <table:table-cell office:value-type="float" office:value="0.930417">
                <text:p>0.930417</text:p>
              </table:table-cell>
              <table:table-cell office:value-type="float" office:value="0.872387">
                <text:p>0.8723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0">
                <text:p>130</text:p>
              </table:table-cell>
              <table:table-cell office:value-type="float" office:value="0.942692">
                <text:p>0.942692</text:p>
              </table:table-cell>
              <table:table-cell office:value-type="float" office:value="0.87324">
                <text:p>0.87324</text:p>
              </table:table-cell>
              <table:table-cell office:value-type="float" office:value="0.93">
                <text:p>0.93</text:p>
              </table:table-cell>
              <table:table-cell office:value-type="float" office:value="0.882949">
                <text:p>0.8829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">
                <text:p>140</text:p>
              </table:table-cell>
              <table:table-cell office:value-type="float" office:value="0.941071">
                <text:p>0.941071</text:p>
              </table:table-cell>
              <table:table-cell office:value-type="float" office:value="0.8774">
                <text:p>0.8774</text:p>
              </table:table-cell>
              <table:table-cell office:value-type="float" office:value="0.92">
                <text:p>0.92</text:p>
              </table:table-cell>
              <table:table-cell office:value-type="float" office:value="0.881486">
                <text:p>0.8814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">
                <text:p>150</text:p>
              </table:table-cell>
              <table:table-cell office:value-type="float" office:value="0.944667">
                <text:p>0.944667</text:p>
              </table:table-cell>
              <table:table-cell office:value-type="float" office:value="0.873655">
                <text:p>0.873655</text:p>
              </table:table-cell>
              <table:table-cell office:value-type="float" office:value="0.919667">
                <text:p>0.919667</text:p>
              </table:table-cell>
              <table:table-cell office:value-type="float" office:value="0.867479">
                <text:p>0.8674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">
                <text:p>160</text:p>
              </table:table-cell>
              <table:table-cell office:value-type="float" office:value="0.942813">
                <text:p>0.942813</text:p>
              </table:table-cell>
              <table:table-cell office:value-type="float" office:value="0.87975">
                <text:p>0.87975</text:p>
              </table:table-cell>
              <table:table-cell office:value-type="float" office:value="0.919375">
                <text:p>0.919375</text:p>
              </table:table-cell>
              <table:table-cell office:value-type="float" office:value="0.87155">
                <text:p>0.871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0">
                <text:p>170</text:p>
              </table:table-cell>
              <table:table-cell office:value-type="float" office:value="0.935588">
                <text:p>0.935588</text:p>
              </table:table-cell>
              <table:table-cell office:value-type="float" office:value="0.878215">
                <text:p>0.878215</text:p>
              </table:table-cell>
              <table:table-cell office:value-type="float" office:value="0.913235">
                <text:p>0.913235</text:p>
              </table:table-cell>
              <table:table-cell office:value-type="float" office:value="0.879919">
                <text:p>0.8799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0">
                <text:p>180</text:p>
              </table:table-cell>
              <table:table-cell office:value-type="float" office:value="0.935278">
                <text:p>0.935278</text:p>
              </table:table-cell>
              <table:table-cell office:value-type="float" office:value="0.87633">
                <text:p>0.87633</text:p>
              </table:table-cell>
              <table:table-cell office:value-type="float" office:value="0.915">
                <text:p>0.915</text:p>
              </table:table-cell>
              <table:table-cell office:value-type="float" office:value="0.884676">
                <text:p>0.8846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0">
                <text:p>190</text:p>
              </table:table-cell>
              <table:table-cell office:value-type="float" office:value="0.938158">
                <text:p>0.938158</text:p>
              </table:table-cell>
              <table:table-cell office:value-type="float" office:value="0.87861">
                <text:p>0.87861</text:p>
              </table:table-cell>
              <table:table-cell office:value-type="float" office:value="0.917368">
                <text:p>0.917368</text:p>
              </table:table-cell>
              <table:table-cell office:value-type="float" office:value="0.883796">
                <text:p>0.8837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">
                <text:p>200</text:p>
              </table:table-cell>
              <table:table-cell office:value-type="float" office:value="0.9345">
                <text:p>0.9345</text:p>
              </table:table-cell>
              <table:table-cell office:value-type="float" office:value="0.87649">
                <text:p>0.87649</text:p>
              </table:table-cell>
              <table:table-cell office:value-type="float" office:value="0.91225">
                <text:p>0.91225</text:p>
              </table:table-cell>
              <table:table-cell office:value-type="float" office:value="0.87813">
                <text:p>0.878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">
                <text:p>210</text:p>
              </table:table-cell>
              <table:table-cell office:value-type="float" office:value="0.934524">
                <text:p>0.934524</text:p>
              </table:table-cell>
              <table:table-cell office:value-type="float" office:value="0.883175">
                <text:p>0.883175</text:p>
              </table:table-cell>
              <table:table-cell office:value-type="float" office:value="0.923333">
                <text:p>0.923333</text:p>
              </table:table-cell>
              <table:table-cell office:value-type="float" office:value="0.890749">
                <text:p>0.8907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0">
                <text:p>220</text:p>
              </table:table-cell>
              <table:table-cell office:value-type="float" office:value="0.938182">
                <text:p>0.938182</text:p>
              </table:table-cell>
              <table:table-cell office:value-type="float" office:value="0.88185">
                <text:p>0.88185</text:p>
              </table:table-cell>
              <table:table-cell office:value-type="float" office:value="0.91">
                <text:p>0.91</text:p>
              </table:table-cell>
              <table:table-cell office:value-type="float" office:value="0.883132">
                <text:p>0.8831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0">
                <text:p>230</text:p>
              </table:table-cell>
              <table:table-cell office:value-type="float" office:value="0.933696">
                <text:p>0.933696</text:p>
              </table:table-cell>
              <table:table-cell office:value-type="float" office:value="0.884265">
                <text:p>0.884265</text:p>
              </table:table-cell>
              <table:table-cell office:value-type="float" office:value="0.920652">
                <text:p>0.920652</text:p>
              </table:table-cell>
              <table:table-cell office:value-type="float" office:value="0.88915">
                <text:p>0.889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0">
                <text:p>240</text:p>
              </table:table-cell>
              <table:table-cell office:value-type="float" office:value="0.930417">
                <text:p>0.930417</text:p>
              </table:table-cell>
              <table:table-cell office:value-type="float" office:value="0.88404">
                <text:p>0.88404</text:p>
              </table:table-cell>
              <table:table-cell office:value-type="float" office:value="0.91875">
                <text:p>0.91875</text:p>
              </table:table-cell>
              <table:table-cell office:value-type="float" office:value="0.884434">
                <text:p>0.8844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0">
                <text:p>250</text:p>
              </table:table-cell>
              <table:table-cell office:value-type="float" office:value="0.9298">
                <text:p>0.9298</text:p>
              </table:table-cell>
              <table:table-cell office:value-type="float" office:value="0.88209">
                <text:p>0.88209</text:p>
              </table:table-cell>
              <table:table-cell office:value-type="float" office:value="0.9172">
                <text:p>0.9172</text:p>
              </table:table-cell>
              <table:table-cell office:value-type="float" office:value="0.887961">
                <text:p>0.887961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12cm" svg:y="4.201cm" style:legend-expansion="high" chart:style-name="ch2"/>
        <chart:plot-area chart:style-name="ch3" table:cell-range-address="IonosphereD.A4:IonosphereD.B37 IonosphereD.B3:IonosphereD.B3" chart:data-source-has-labels="row" svg:x="0.32cm" svg:y="0.18cm" svg:width="12.772cm" svg:height="8.64cm">
          <chartooo:coordinate-region svg:x="1.127cm" svg:y="0.379cm" svg:width="11.68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onosphereD.B4:IonosphereD.B37" chart:label-cell-address="IonosphereD.B3:IonosphereD.B3" chart:class="chart:scatter">
            <chart:domain table:cell-range-address="IonosphereD.A4:IonosphereD.A37"/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(s)</text:p>
                <draw:g>
                  <svg:desc>IonosphereD.B3:IonosphereD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IonosphereD.A4:IonosphereD.A37</svg:desc>
                </draw:g>
              </table:table-cell>
              <table:table-cell office:value-type="float" office:value="0.3464">
                <text:p>0.3464</text:p>
                <draw:g>
                  <svg:desc>IonosphereD.B4:IonosphereD.B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581">
                <text:p>0.3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496">
                <text:p>0.34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748">
                <text:p>0.37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3754">
                <text:p>0.37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3795">
                <text:p>0.37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3969">
                <text:p>0.39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076">
                <text:p>0.40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149">
                <text:p>0.5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.884">
                <text:p>1.8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3.9246">
                <text:p>3.92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6.5445">
                <text:p>6.54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8.7863">
                <text:p>8.78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14.1908">
                <text:p>14.19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20.8482">
                <text:p>20.84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.8064">
                <text:p>19.80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26.5042">
                <text:p>26.50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49.9148">
                <text:p>49.91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">
                <text:p>110</text:p>
              </table:table-cell>
              <table:table-cell office:value-type="float" office:value="33.1226">
                <text:p>33.12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">
                <text:p>120</text:p>
              </table:table-cell>
              <table:table-cell office:value-type="float" office:value="46.8891">
                <text:p>46.88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0">
                <text:p>130</text:p>
              </table:table-cell>
              <table:table-cell office:value-type="float" office:value="50.4727">
                <text:p>50.47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">
                <text:p>140</text:p>
              </table:table-cell>
              <table:table-cell office:value-type="float" office:value="79.9291">
                <text:p>79.92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">
                <text:p>150</text:p>
              </table:table-cell>
              <table:table-cell office:value-type="float" office:value="75.5158">
                <text:p>75.51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">
                <text:p>160</text:p>
              </table:table-cell>
              <table:table-cell office:value-type="float" office:value="99.3014">
                <text:p>99.30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0">
                <text:p>170</text:p>
              </table:table-cell>
              <table:table-cell office:value-type="float" office:value="152.2889">
                <text:p>152.28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0">
                <text:p>180</text:p>
              </table:table-cell>
              <table:table-cell office:value-type="float" office:value="140.98">
                <text:p>140.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0">
                <text:p>190</text:p>
              </table:table-cell>
              <table:table-cell office:value-type="float" office:value="257.6847">
                <text:p>257.68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">
                <text:p>200</text:p>
              </table:table-cell>
              <table:table-cell office:value-type="float" office:value="299.4595">
                <text:p>299.45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">
                <text:p>210</text:p>
              </table:table-cell>
              <table:table-cell office:value-type="float" office:value="325.1015">
                <text:p>325.10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0">
                <text:p>220</text:p>
              </table:table-cell>
              <table:table-cell office:value-type="float" office:value="306.0498">
                <text:p>306.04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0">
                <text:p>230</text:p>
              </table:table-cell>
              <table:table-cell office:value-type="float" office:value="383.1479">
                <text:p>383.14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0">
                <text:p>240</text:p>
              </table:table-cell>
              <table:table-cell office:value-type="float" office:value="425.2343">
                <text:p>425.23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0">
                <text:p>250</text:p>
              </table:table-cell>
              <table:table-cell office:value-type="float" office:value="408.3238">
                <text:p>408.3238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2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98cm" svg:y="3.454cm" style:legend-expansion="high" chart:style-name="ch2"/>
        <chart:plot-area chart:style-name="ch3" table:cell-range-address="IonosphereD.A41:IonosphereD.E74 IonosphereD.B40:IonosphereD.E40" chart:data-source-has-labels="row" svg:x="0.32cm" svg:y="0.18cm" svg:width="11.158cm" svg:height="8.64cm">
          <chartooo:coordinate-region svg:x="1.047cm" svg:y="0.379cm" svg:width="10.15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IonosphereD.B41:IonosphereD.B74" chart:label-cell-address="IonosphereD.B40:IonosphereD.B40" chart:class="chart:scatter">
            <chart:domain table:cell-range-address="IonosphereD.A41:IonosphereD.A74"/>
            <chart:data-point chart:repeated="34"/>
          </chart:series>
          <chart:series chart:style-name="ch8" chart:values-cell-range-address="IonosphereD.C41:IonosphereD.C74" chart:label-cell-address="IonosphereD.C40:IonosphereD.C40" chart:class="chart:scatter">
            <chart:data-point chart:repeated="34"/>
          </chart:series>
          <chart:series chart:style-name="ch9" chart:values-cell-range-address="IonosphereD.D41:IonosphereD.D74" chart:label-cell-address="IonosphereD.D40:IonosphereD.D40" chart:class="chart:scatter">
            <chart:data-point chart:repeated="34"/>
          </chart:series>
          <chart:series chart:style-name="ch10" chart:values-cell-range-address="IonosphereD.E41:IonosphereD.E74" chart:label-cell-address="IonosphereD.E40:IonosphereD.E40" chart:class="chart:scatter">
            <chart:data-point chart:repeated="3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-Training%</text:p>
                <draw:g>
                  <svg:desc>IonosphereD.B40:IonosphereD.B40</svg:desc>
                </draw:g>
              </table:table-cell>
              <table:table-cell office:value-type="string">
                <text:p>X-Testing%</text:p>
                <draw:g>
                  <svg:desc>IonosphereD.C40:IonosphereD.C40</svg:desc>
                </draw:g>
              </table:table-cell>
              <table:table-cell office:value-type="string">
                <text:p>MH-Training%</text:p>
                <draw:g>
                  <svg:desc>IonosphereD.D40:IonosphereD.D40</svg:desc>
                </draw:g>
              </table:table-cell>
              <table:table-cell office:value-type="string">
                <text:p>MH-TestingExtra%</text:p>
                <draw:g>
                  <svg:desc>IonosphereD.E40:IonosphereD.E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IonosphereD.A41:IonosphereD.A74</svg:desc>
                </draw:g>
              </table:table-cell>
              <table:table-cell office:value-type="float" office:value="1">
                <text:p>1</text:p>
                <draw:g>
                  <svg:desc>IonosphereD.B41:IonosphereD.B74</svg:desc>
                </draw:g>
              </table:table-cell>
              <table:table-cell office:value-type="float" office:value="0.51743">
                <text:p>0.51743</text:p>
                <draw:g>
                  <svg:desc>IonosphereD.C41:IonosphereD.C74</svg:desc>
                </draw:g>
              </table:table-cell>
              <table:table-cell office:value-type="float" office:value="1">
                <text:p>1</text:p>
                <draw:g>
                  <svg:desc>IonosphereD.D41:IonosphereD.D74</svg:desc>
                </draw:g>
              </table:table-cell>
              <table:table-cell office:value-type="float" office:value="0.314302">
                <text:p>0.314302</text:p>
                <draw:g>
                  <svg:desc>IonosphereD.E41:IonosphereD.E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4968">
                <text:p>0.54968</text:p>
              </table:table-cell>
              <table:table-cell office:value-type="float" office:value="0.95">
                <text:p>0.95</text:p>
              </table:table-cell>
              <table:table-cell office:value-type="float" office:value="0.364814">
                <text:p>0.3648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60815">
                <text:p>0.60815</text:p>
              </table:table-cell>
              <table:table-cell office:value-type="float" office:value="0.933333">
                <text:p>0.933333</text:p>
              </table:table-cell>
              <table:table-cell office:value-type="float" office:value="0.37291">
                <text:p>0.372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59634">
                <text:p>0.59634</text:p>
              </table:table-cell>
              <table:table-cell office:value-type="float" office:value="0.9375">
                <text:p>0.9375</text:p>
              </table:table-cell>
              <table:table-cell office:value-type="float" office:value="0.413479">
                <text:p>0.4134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628275">
                <text:p>0.628275</text:p>
              </table:table-cell>
              <table:table-cell office:value-type="float" office:value="0.91">
                <text:p>0.91</text:p>
              </table:table-cell>
              <table:table-cell office:value-type="float" office:value="0.431892">
                <text:p>0.4318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63722">
                <text:p>0.63722</text:p>
              </table:table-cell>
              <table:table-cell office:value-type="float" office:value="0.908333">
                <text:p>0.908333</text:p>
              </table:table-cell>
              <table:table-cell office:value-type="float" office:value="0.468962">
                <text:p>0.4689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620645">
                <text:p>0.620645</text:p>
              </table:table-cell>
              <table:table-cell office:value-type="float" office:value="0.907143">
                <text:p>0.907143</text:p>
              </table:table-cell>
              <table:table-cell office:value-type="float" office:value="0.497903">
                <text:p>0.4979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66231">
                <text:p>0.66231</text:p>
              </table:table-cell>
              <table:table-cell office:value-type="float" office:value="0.9125">
                <text:p>0.9125</text:p>
              </table:table-cell>
              <table:table-cell office:value-type="float" office:value="0.515154">
                <text:p>0.5151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70735">
                <text:p>0.70735</text:p>
              </table:table-cell>
              <table:table-cell office:value-type="float" office:value="0.922222">
                <text:p>0.922222</text:p>
              </table:table-cell>
              <table:table-cell office:value-type="float" office:value="0.587056">
                <text:p>0.5870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66652">
                <text:p>0.66652</text:p>
              </table:table-cell>
              <table:table-cell office:value-type="float" office:value="0.915">
                <text:p>0.915</text:p>
              </table:table-cell>
              <table:table-cell office:value-type="float" office:value="0.584847">
                <text:p>0.5848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985">
                <text:p>0.985</text:p>
              </table:table-cell>
              <table:table-cell office:value-type="float" office:value="0.752835">
                <text:p>0.752835</text:p>
              </table:table-cell>
              <table:table-cell office:value-type="float" office:value="0.88">
                <text:p>0.88</text:p>
              </table:table-cell>
              <table:table-cell office:value-type="float" office:value="0.626132">
                <text:p>0.626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973333">
                <text:p>0.973333</text:p>
              </table:table-cell>
              <table:table-cell office:value-type="float" office:value="0.78195">
                <text:p>0.78195</text:p>
              </table:table-cell>
              <table:table-cell office:value-type="float" office:value="0.86">
                <text:p>0.86</text:p>
              </table:table-cell>
              <table:table-cell office:value-type="float" office:value="0.676962">
                <text:p>0.6769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95625">
                <text:p>0.95625</text:p>
              </table:table-cell>
              <table:table-cell office:value-type="float" office:value="0.79116">
                <text:p>0.79116</text:p>
              </table:table-cell>
              <table:table-cell office:value-type="float" office:value="0.87125">
                <text:p>0.87125</text:p>
              </table:table-cell>
              <table:table-cell office:value-type="float" office:value="0.717658">
                <text:p>0.7176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95">
                <text:p>0.95</text:p>
              </table:table-cell>
              <table:table-cell office:value-type="float" office:value="0.807475">
                <text:p>0.807475</text:p>
              </table:table-cell>
              <table:table-cell office:value-type="float" office:value="0.831">
                <text:p>0.831</text:p>
              </table:table-cell>
              <table:table-cell office:value-type="float" office:value="0.706052">
                <text:p>0.7060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939167">
                <text:p>0.939167</text:p>
              </table:table-cell>
              <table:table-cell office:value-type="float" office:value="0.819645">
                <text:p>0.819645</text:p>
              </table:table-cell>
              <table:table-cell office:value-type="float" office:value="0.803333">
                <text:p>0.803333</text:p>
              </table:table-cell>
              <table:table-cell office:value-type="float" office:value="0.702844">
                <text:p>0.7028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937857">
                <text:p>0.937857</text:p>
              </table:table-cell>
              <table:table-cell office:value-type="float" office:value="0.82576">
                <text:p>0.82576</text:p>
              </table:table-cell>
              <table:table-cell office:value-type="float" office:value="0.833571">
                <text:p>0.833571</text:p>
              </table:table-cell>
              <table:table-cell office:value-type="float" office:value="0.743403">
                <text:p>0.7434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94375">
                <text:p>0.94375</text:p>
              </table:table-cell>
              <table:table-cell office:value-type="float" office:value="0.81911">
                <text:p>0.81911</text:p>
              </table:table-cell>
              <table:table-cell office:value-type="float" office:value="0.815625">
                <text:p>0.815625</text:p>
              </table:table-cell>
              <table:table-cell office:value-type="float" office:value="0.730155">
                <text:p>0.7301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929444">
                <text:p>0.929444</text:p>
              </table:table-cell>
              <table:table-cell office:value-type="float" office:value="0.82432">
                <text:p>0.82432</text:p>
              </table:table-cell>
              <table:table-cell office:value-type="float" office:value="0.847778">
                <text:p>0.847778</text:p>
              </table:table-cell>
              <table:table-cell office:value-type="float" office:value="0.752295">
                <text:p>0.7522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9325">
                <text:p>0.9325</text:p>
              </table:table-cell>
              <table:table-cell office:value-type="float" office:value="0.833565">
                <text:p>0.833565</text:p>
              </table:table-cell>
              <table:table-cell office:value-type="float" office:value="0.824">
                <text:p>0.824</text:p>
              </table:table-cell>
              <table:table-cell office:value-type="float" office:value="0.739342">
                <text:p>0.7393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">
                <text:p>110</text:p>
              </table:table-cell>
              <table:table-cell office:value-type="float" office:value="0.928636">
                <text:p>0.928636</text:p>
              </table:table-cell>
              <table:table-cell office:value-type="float" office:value="0.830755">
                <text:p>0.830755</text:p>
              </table:table-cell>
              <table:table-cell office:value-type="float" office:value="0.808636">
                <text:p>0.808636</text:p>
              </table:table-cell>
              <table:table-cell office:value-type="float" office:value="0.752839">
                <text:p>0.7528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">
                <text:p>120</text:p>
              </table:table-cell>
              <table:table-cell office:value-type="float" office:value="0.92125">
                <text:p>0.92125</text:p>
              </table:table-cell>
              <table:table-cell office:value-type="float" office:value="0.834625">
                <text:p>0.834625</text:p>
              </table:table-cell>
              <table:table-cell office:value-type="float" office:value="0.825417">
                <text:p>0.825417</text:p>
              </table:table-cell>
              <table:table-cell office:value-type="float" office:value="0.757971">
                <text:p>0.7579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0">
                <text:p>130</text:p>
              </table:table-cell>
              <table:table-cell office:value-type="float" office:value="0.919615">
                <text:p>0.919615</text:p>
              </table:table-cell>
              <table:table-cell office:value-type="float" office:value="0.83938">
                <text:p>0.83938</text:p>
              </table:table-cell>
              <table:table-cell office:value-type="float" office:value="0.815">
                <text:p>0.815</text:p>
              </table:table-cell>
              <table:table-cell office:value-type="float" office:value="0.745898">
                <text:p>0.7458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">
                <text:p>140</text:p>
              </table:table-cell>
              <table:table-cell office:value-type="float" office:value="0.921429">
                <text:p>0.921429</text:p>
              </table:table-cell>
              <table:table-cell office:value-type="float" office:value="0.84325">
                <text:p>0.84325</text:p>
              </table:table-cell>
              <table:table-cell office:value-type="float" office:value="0.838214">
                <text:p>0.838214</text:p>
              </table:table-cell>
              <table:table-cell office:value-type="float" office:value="0.754951">
                <text:p>0.7549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">
                <text:p>150</text:p>
              </table:table-cell>
              <table:table-cell office:value-type="float" office:value="0.925333">
                <text:p>0.925333</text:p>
              </table:table-cell>
              <table:table-cell office:value-type="float" office:value="0.84238">
                <text:p>0.84238</text:p>
              </table:table-cell>
              <table:table-cell office:value-type="float" office:value="0.82">
                <text:p>0.82</text:p>
              </table:table-cell>
              <table:table-cell office:value-type="float" office:value="0.760665">
                <text:p>0.7606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">
                <text:p>160</text:p>
              </table:table-cell>
              <table:table-cell office:value-type="float" office:value="0.913125">
                <text:p>0.913125</text:p>
              </table:table-cell>
              <table:table-cell office:value-type="float" office:value="0.847175">
                <text:p>0.847175</text:p>
              </table:table-cell>
              <table:table-cell office:value-type="float" office:value="0.82">
                <text:p>0.82</text:p>
              </table:table-cell>
              <table:table-cell office:value-type="float" office:value="0.767613">
                <text:p>0.7676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0">
                <text:p>170</text:p>
              </table:table-cell>
              <table:table-cell office:value-type="float" office:value="0.911471">
                <text:p>0.911471</text:p>
              </table:table-cell>
              <table:table-cell office:value-type="float" office:value="0.839005">
                <text:p>0.839005</text:p>
              </table:table-cell>
              <table:table-cell office:value-type="float" office:value="0.823529">
                <text:p>0.823529</text:p>
              </table:table-cell>
              <table:table-cell office:value-type="float" office:value="0.756683">
                <text:p>0.7566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0">
                <text:p>180</text:p>
              </table:table-cell>
              <table:table-cell office:value-type="float" office:value="0.911667">
                <text:p>0.911667</text:p>
              </table:table-cell>
              <table:table-cell office:value-type="float" office:value="0.855415">
                <text:p>0.855415</text:p>
              </table:table-cell>
              <table:table-cell office:value-type="float" office:value="0.829167">
                <text:p>0.829167</text:p>
              </table:table-cell>
              <table:table-cell office:value-type="float" office:value="0.776996">
                <text:p>0.7769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0">
                <text:p>190</text:p>
              </table:table-cell>
              <table:table-cell office:value-type="float" office:value="0.912632">
                <text:p>0.912632</text:p>
              </table:table-cell>
              <table:table-cell office:value-type="float" office:value="0.846985">
                <text:p>0.846985</text:p>
              </table:table-cell>
              <table:table-cell office:value-type="float" office:value="0.822368">
                <text:p>0.822368</text:p>
              </table:table-cell>
              <table:table-cell office:value-type="float" office:value="0.76726">
                <text:p>0.767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">
                <text:p>200</text:p>
              </table:table-cell>
              <table:table-cell office:value-type="float" office:value="0.90825">
                <text:p>0.90825</text:p>
              </table:table-cell>
              <table:table-cell office:value-type="float" office:value="0.849765">
                <text:p>0.849765</text:p>
              </table:table-cell>
              <table:table-cell office:value-type="float" office:value="0.81975">
                <text:p>0.81975</text:p>
              </table:table-cell>
              <table:table-cell office:value-type="float" office:value="0.765631">
                <text:p>0.7656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">
                <text:p>210</text:p>
              </table:table-cell>
              <table:table-cell office:value-type="float" office:value="0.911191">
                <text:p>0.911191</text:p>
              </table:table-cell>
              <table:table-cell office:value-type="float" office:value="0.849755">
                <text:p>0.849755</text:p>
              </table:table-cell>
              <table:table-cell office:value-type="float" office:value="0.820952">
                <text:p>0.820952</text:p>
              </table:table-cell>
              <table:table-cell office:value-type="float" office:value="0.766224">
                <text:p>0.7662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0">
                <text:p>220</text:p>
              </table:table-cell>
              <table:table-cell office:value-type="float" office:value="0.900682">
                <text:p>0.900682</text:p>
              </table:table-cell>
              <table:table-cell office:value-type="float" office:value="0.850835">
                <text:p>0.850835</text:p>
              </table:table-cell>
              <table:table-cell office:value-type="float" office:value="0.817727">
                <text:p>0.817727</text:p>
              </table:table-cell>
              <table:table-cell office:value-type="float" office:value="0.767871">
                <text:p>0.7678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0">
                <text:p>230</text:p>
              </table:table-cell>
              <table:table-cell office:value-type="float" office:value="0.901957">
                <text:p>0.901957</text:p>
              </table:table-cell>
              <table:table-cell office:value-type="float" office:value="0.857085">
                <text:p>0.857085</text:p>
              </table:table-cell>
              <table:table-cell office:value-type="float" office:value="0.817391">
                <text:p>0.817391</text:p>
              </table:table-cell>
              <table:table-cell office:value-type="float" office:value="0.775344">
                <text:p>0.7753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0">
                <text:p>240</text:p>
              </table:table-cell>
              <table:table-cell office:value-type="float" office:value="0.906042">
                <text:p>0.906042</text:p>
              </table:table-cell>
              <table:table-cell office:value-type="float" office:value="0.849445">
                <text:p>0.849445</text:p>
              </table:table-cell>
              <table:table-cell office:value-type="float" office:value="0.810417">
                <text:p>0.810417</text:p>
              </table:table-cell>
              <table:table-cell office:value-type="float" office:value="0.776864">
                <text:p>0.7768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0">
                <text:p>250</text:p>
              </table:table-cell>
              <table:table-cell office:value-type="float" office:value="0.9052">
                <text:p>0.9052</text:p>
              </table:table-cell>
              <table:table-cell office:value-type="float" office:value="0.851825">
                <text:p>0.851825</text:p>
              </table:table-cell>
              <table:table-cell office:value-type="float" office:value="0.816">
                <text:p>0.816</text:p>
              </table:table-cell>
              <table:table-cell office:value-type="float" office:value="0.779269">
                <text:p>0.779269</text:p>
              </table:table-cell>
            </table:table-row>
          </table:table-rows>
        </table:table>
      </chart:chart>
    </office:chart>
  </office:body>
</office:document-content>
</file>

<file path=Object 5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12cm" svg:y="4.201cm" style:legend-expansion="high" chart:style-name="ch2"/>
        <chart:plot-area chart:style-name="ch3" table:cell-range-address="SpectHeartD.A4:SpectHeartD.B37 SpectHeartD.B3:SpectHeartD.B3" chart:data-source-has-labels="row" svg:x="0.32cm" svg:y="0.18cm" svg:width="12.772cm" svg:height="8.64cm">
          <chartooo:coordinate-region svg:x="0.941cm" svg:y="0.379cm" svg:width="11.87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pectHeartD.B4:SpectHeartD.B37" chart:label-cell-address="SpectHeartD.B3:SpectHeartD.B3" chart:class="chart:scatter">
            <chart:domain table:cell-range-address="SpectHeartD.A4:SpectHeartD.A37"/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(s)</text:p>
                <draw:g>
                  <svg:desc>SpectHeartD.B3:SpectHeartD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pectHeartD.A4:SpectHeartD.A37</svg:desc>
                </draw:g>
              </table:table-cell>
              <table:table-cell office:value-type="float" office:value="0.3314">
                <text:p>0.3314</text:p>
                <draw:g>
                  <svg:desc>SpectHeartD.B4:SpectHeartD.B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368">
                <text:p>0.3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465">
                <text:p>0.3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541">
                <text:p>0.35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3674">
                <text:p>0.36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3663">
                <text:p>0.36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3795">
                <text:p>0.37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912">
                <text:p>0.39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4047">
                <text:p>0.40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735">
                <text:p>0.57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.4863">
                <text:p>2.48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3.2484">
                <text:p>3.24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4.2506">
                <text:p>4.25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5.1111">
                <text:p>5.1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6.6308">
                <text:p>6.63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7.4696">
                <text:p>7.46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9.5459">
                <text:p>9.54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10.7093">
                <text:p>10.70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13.9519">
                <text:p>13.95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">
                <text:p>110</text:p>
              </table:table-cell>
              <table:table-cell office:value-type="float" office:value="16.314">
                <text:p>16.3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">
                <text:p>120</text:p>
              </table:table-cell>
              <table:table-cell office:value-type="float" office:value="21.4227">
                <text:p>21.42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0">
                <text:p>130</text:p>
              </table:table-cell>
              <table:table-cell office:value-type="float" office:value="20.9431">
                <text:p>20.94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">
                <text:p>140</text:p>
              </table:table-cell>
              <table:table-cell office:value-type="float" office:value="22.6368">
                <text:p>22.63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">
                <text:p>150</text:p>
              </table:table-cell>
              <table:table-cell office:value-type="float" office:value="26.3593">
                <text:p>26.35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">
                <text:p>160</text:p>
              </table:table-cell>
              <table:table-cell office:value-type="float" office:value="30.9169">
                <text:p>30.91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0">
                <text:p>170</text:p>
              </table:table-cell>
              <table:table-cell office:value-type="float" office:value="32.3718">
                <text:p>32.37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0">
                <text:p>180</text:p>
              </table:table-cell>
              <table:table-cell office:value-type="float" office:value="35.5051">
                <text:p>35.50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0">
                <text:p>190</text:p>
              </table:table-cell>
              <table:table-cell office:value-type="float" office:value="49.1507">
                <text:p>49.15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">
                <text:p>200</text:p>
              </table:table-cell>
              <table:table-cell office:value-type="float" office:value="43.8984">
                <text:p>43.89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">
                <text:p>210</text:p>
              </table:table-cell>
              <table:table-cell office:value-type="float" office:value="43.0757">
                <text:p>43.07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0">
                <text:p>220</text:p>
              </table:table-cell>
              <table:table-cell office:value-type="float" office:value="46.2133">
                <text:p>46.21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0">
                <text:p>230</text:p>
              </table:table-cell>
              <table:table-cell office:value-type="float" office:value="54.323">
                <text:p>54.3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0">
                <text:p>240</text:p>
              </table:table-cell>
              <table:table-cell office:value-type="float" office:value="58.6083">
                <text:p>58.60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0">
                <text:p>250</text:p>
              </table:table-cell>
              <table:table-cell office:value-type="float" office:value="54.319">
                <text:p>54.319</text:p>
              </table:table-cell>
            </table:table-row>
          </table:table-rows>
        </table:table>
      </chart:chart>
    </office:chart>
  </office:body>
</office:document-content>
</file>

<file path=Object 5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3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98cm" svg:y="3.454cm" style:legend-expansion="high" chart:style-name="ch2"/>
        <chart:plot-area chart:style-name="ch3" table:cell-range-address="SpectHeartD.A41:SpectHeartD.E74 SpectHeartD.B40:SpectHeartD.E40" chart:data-source-has-labels="row" svg:x="0.32cm" svg:y="0.18cm" svg:width="11.158cm" svg:height="8.64cm">
          <chartooo:coordinate-region svg:x="1.047cm" svg:y="0.379cm" svg:width="10.15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pectHeartD.B41:SpectHeartD.B74" chart:label-cell-address="SpectHeartD.B40:SpectHeartD.B40" chart:class="chart:scatter">
            <chart:domain table:cell-range-address="SpectHeartD.A41:SpectHeartD.A74"/>
            <chart:data-point chart:repeated="34"/>
          </chart:series>
          <chart:series chart:style-name="ch8" chart:values-cell-range-address="SpectHeartD.C41:SpectHeartD.C74" chart:label-cell-address="SpectHeartD.C40:SpectHeartD.C40" chart:class="chart:scatter">
            <chart:data-point chart:repeated="34"/>
          </chart:series>
          <chart:series chart:style-name="ch9" chart:values-cell-range-address="SpectHeartD.D41:SpectHeartD.D74" chart:label-cell-address="SpectHeartD.D40:SpectHeartD.D40" chart:class="chart:scatter">
            <chart:data-point chart:repeated="34"/>
          </chart:series>
          <chart:series chart:style-name="ch10" chart:values-cell-range-address="SpectHeartD.E41:SpectHeartD.E74" chart:label-cell-address="SpectHeartD.E40:SpectHeartD.E40" chart:class="chart:scatter">
            <chart:data-point chart:repeated="3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-Training%</text:p>
                <draw:g>
                  <svg:desc>SpectHeartD.B40:SpectHeartD.B40</svg:desc>
                </draw:g>
              </table:table-cell>
              <table:table-cell office:value-type="string">
                <text:p>X-Testing%</text:p>
                <draw:g>
                  <svg:desc>SpectHeartD.C40:SpectHeartD.C40</svg:desc>
                </draw:g>
              </table:table-cell>
              <table:table-cell office:value-type="string">
                <text:p>MH-Training%</text:p>
                <draw:g>
                  <svg:desc>SpectHeartD.D40:SpectHeartD.D40</svg:desc>
                </draw:g>
              </table:table-cell>
              <table:table-cell office:value-type="string">
                <text:p>MH-TestingExtra%</text:p>
                <draw:g>
                  <svg:desc>SpectHeartD.E40:SpectHeartD.E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pectHeartD.A41:SpectHeartD.A74</svg:desc>
                </draw:g>
              </table:table-cell>
              <table:table-cell office:value-type="float" office:value="1">
                <text:p>1</text:p>
                <draw:g>
                  <svg:desc>SpectHeartD.B41:SpectHeartD.B74</svg:desc>
                </draw:g>
              </table:table-cell>
              <table:table-cell office:value-type="float" office:value="0.466795">
                <text:p>0.466795</text:p>
                <draw:g>
                  <svg:desc>SpectHeartD.C41:SpectHeartD.C74</svg:desc>
                </draw:g>
              </table:table-cell>
              <table:table-cell office:value-type="float" office:value="1">
                <text:p>1</text:p>
                <draw:g>
                  <svg:desc>SpectHeartD.D41:SpectHeartD.D74</svg:desc>
                </draw:g>
              </table:table-cell>
              <table:table-cell office:value-type="float" office:value="0.377039">
                <text:p>0.377039</text:p>
                <draw:g>
                  <svg:desc>SpectHeartD.E41:SpectHeartD.E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48575">
                <text:p>0.548575</text:p>
              </table:table-cell>
              <table:table-cell office:value-type="float" office:value="1">
                <text:p>1</text:p>
              </table:table-cell>
              <table:table-cell office:value-type="float" office:value="0.495793">
                <text:p>0.4957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590195">
                <text:p>0.590195</text:p>
              </table:table-cell>
              <table:table-cell office:value-type="float" office:value="0.983333">
                <text:p>0.983333</text:p>
              </table:table-cell>
              <table:table-cell office:value-type="float" office:value="0.642196">
                <text:p>0.642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63242">
                <text:p>0.63242</text:p>
              </table:table-cell>
              <table:table-cell office:value-type="float" office:value="0.975">
                <text:p>0.975</text:p>
              </table:table-cell>
              <table:table-cell office:value-type="float" office:value="0.57333">
                <text:p>0.57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718335">
                <text:p>0.718335</text:p>
              </table:table-cell>
              <table:table-cell office:value-type="float" office:value="0.97">
                <text:p>0.97</text:p>
              </table:table-cell>
              <table:table-cell office:value-type="float" office:value="0.676074">
                <text:p>0.6760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68601">
                <text:p>0.68601</text:p>
              </table:table-cell>
              <table:table-cell office:value-type="float" office:value="0.966667">
                <text:p>0.966667</text:p>
              </table:table-cell>
              <table:table-cell office:value-type="float" office:value="0.695558">
                <text:p>0.6955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73202">
                <text:p>0.73202</text:p>
              </table:table-cell>
              <table:table-cell office:value-type="float" office:value="0.964286">
                <text:p>0.964286</text:p>
              </table:table-cell>
              <table:table-cell office:value-type="float" office:value="0.713762">
                <text:p>0.713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752845">
                <text:p>0.752845</text:p>
              </table:table-cell>
              <table:table-cell office:value-type="float" office:value="0.9625">
                <text:p>0.9625</text:p>
              </table:table-cell>
              <table:table-cell office:value-type="float" office:value="0.752124">
                <text:p>0.752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75535">
                <text:p>0.75535</text:p>
              </table:table-cell>
              <table:table-cell office:value-type="float" office:value="0.95">
                <text:p>0.95</text:p>
              </table:table-cell>
              <table:table-cell office:value-type="float" office:value="0.734496">
                <text:p>0.734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773775">
                <text:p>0.773775</text:p>
              </table:table-cell>
              <table:table-cell office:value-type="float" office:value="0.95">
                <text:p>0.95</text:p>
              </table:table-cell>
              <table:table-cell office:value-type="float" office:value="0.772037">
                <text:p>0.7720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99">
                <text:p>0.99</text:p>
              </table:table-cell>
              <table:table-cell office:value-type="float" office:value="0.838705">
                <text:p>0.838705</text:p>
              </table:table-cell>
              <table:table-cell office:value-type="float" office:value="0.9425">
                <text:p>0.9425</text:p>
              </table:table-cell>
              <table:table-cell office:value-type="float" office:value="0.818117">
                <text:p>0.818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99">
                <text:p>0.99</text:p>
              </table:table-cell>
              <table:table-cell office:value-type="float" office:value="0.871665">
                <text:p>0.871665</text:p>
              </table:table-cell>
              <table:table-cell office:value-type="float" office:value="0.956667">
                <text:p>0.956667</text:p>
              </table:table-cell>
              <table:table-cell office:value-type="float" office:value="0.834352">
                <text:p>0.8343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985">
                <text:p>0.985</text:p>
              </table:table-cell>
              <table:table-cell office:value-type="float" office:value="0.87559">
                <text:p>0.87559</text:p>
              </table:table-cell>
              <table:table-cell office:value-type="float" office:value="0.96">
                <text:p>0.96</text:p>
              </table:table-cell>
              <table:table-cell office:value-type="float" office:value="0.854424">
                <text:p>0.8544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974">
                <text:p>0.974</text:p>
              </table:table-cell>
              <table:table-cell office:value-type="float" office:value="0.885955">
                <text:p>0.885955</text:p>
              </table:table-cell>
              <table:table-cell office:value-type="float" office:value="0.939">
                <text:p>0.939</text:p>
              </table:table-cell>
              <table:table-cell office:value-type="float" office:value="0.857345">
                <text:p>0.8573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975833">
                <text:p>0.975833</text:p>
              </table:table-cell>
              <table:table-cell office:value-type="float" office:value="0.880415">
                <text:p>0.880415</text:p>
              </table:table-cell>
              <table:table-cell office:value-type="float" office:value="0.955833">
                <text:p>0.955833</text:p>
              </table:table-cell>
              <table:table-cell office:value-type="float" office:value="0.885249">
                <text:p>0.8852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975714">
                <text:p>0.975714</text:p>
              </table:table-cell>
              <table:table-cell office:value-type="float" office:value="0.90182">
                <text:p>0.90182</text:p>
              </table:table-cell>
              <table:table-cell office:value-type="float" office:value="0.945">
                <text:p>0.945</text:p>
              </table:table-cell>
              <table:table-cell office:value-type="float" office:value="0.890886">
                <text:p>0.8908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975">
                <text:p>0.975</text:p>
              </table:table-cell>
              <table:table-cell office:value-type="float" office:value="0.8939">
                <text:p>0.8939</text:p>
              </table:table-cell>
              <table:table-cell office:value-type="float" office:value="0.949375">
                <text:p>0.949375</text:p>
              </table:table-cell>
              <table:table-cell office:value-type="float" office:value="0.899907">
                <text:p>0.8999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975556">
                <text:p>0.975556</text:p>
              </table:table-cell>
              <table:table-cell office:value-type="float" office:value="0.908495">
                <text:p>0.908495</text:p>
              </table:table-cell>
              <table:table-cell office:value-type="float" office:value="0.945556">
                <text:p>0.945556</text:p>
              </table:table-cell>
              <table:table-cell office:value-type="float" office:value="0.896878">
                <text:p>0.8968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962">
                <text:p>0.962</text:p>
              </table:table-cell>
              <table:table-cell office:value-type="float" office:value="0.90372">
                <text:p>0.90372</text:p>
              </table:table-cell>
              <table:table-cell office:value-type="float" office:value="0.942">
                <text:p>0.942</text:p>
              </table:table-cell>
              <table:table-cell office:value-type="float" office:value="0.903819">
                <text:p>0.9038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">
                <text:p>110</text:p>
              </table:table-cell>
              <table:table-cell office:value-type="float" office:value="0.960909">
                <text:p>0.960909</text:p>
              </table:table-cell>
              <table:table-cell office:value-type="float" office:value="0.90582">
                <text:p>0.90582</text:p>
              </table:table-cell>
              <table:table-cell office:value-type="float" office:value="0.940909">
                <text:p>0.940909</text:p>
              </table:table-cell>
              <table:table-cell office:value-type="float" office:value="0.907895">
                <text:p>0.9078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">
                <text:p>120</text:p>
              </table:table-cell>
              <table:table-cell office:value-type="float" office:value="0.962917">
                <text:p>0.962917</text:p>
              </table:table-cell>
              <table:table-cell office:value-type="float" office:value="0.91809">
                <text:p>0.91809</text:p>
              </table:table-cell>
              <table:table-cell office:value-type="float" office:value="0.947917">
                <text:p>0.947917</text:p>
              </table:table-cell>
              <table:table-cell office:value-type="float" office:value="0.915264">
                <text:p>0.9152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0">
                <text:p>130</text:p>
              </table:table-cell>
              <table:table-cell office:value-type="float" office:value="0.966154">
                <text:p>0.966154</text:p>
              </table:table-cell>
              <table:table-cell office:value-type="float" office:value="0.915385">
                <text:p>0.915385</text:p>
              </table:table-cell>
              <table:table-cell office:value-type="float" office:value="0.941154">
                <text:p>0.941154</text:p>
              </table:table-cell>
              <table:table-cell office:value-type="float" office:value="0.908487">
                <text:p>0.9084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">
                <text:p>140</text:p>
              </table:table-cell>
              <table:table-cell office:value-type="float" office:value="0.9625">
                <text:p>0.9625</text:p>
              </table:table-cell>
              <table:table-cell office:value-type="float" office:value="0.9222">
                <text:p>0.9222</text:p>
              </table:table-cell>
              <table:table-cell office:value-type="float" office:value="0.936786">
                <text:p>0.936786</text:p>
              </table:table-cell>
              <table:table-cell office:value-type="float" office:value="0.902376">
                <text:p>0.9023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">
                <text:p>150</text:p>
              </table:table-cell>
              <table:table-cell office:value-type="float" office:value="0.961">
                <text:p>0.961</text:p>
              </table:table-cell>
              <table:table-cell office:value-type="float" office:value="0.91114">
                <text:p>0.91114</text:p>
              </table:table-cell>
              <table:table-cell office:value-type="float" office:value="0.955">
                <text:p>0.955</text:p>
              </table:table-cell>
              <table:table-cell office:value-type="float" office:value="0.920441">
                <text:p>0.9204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">
                <text:p>160</text:p>
              </table:table-cell>
              <table:table-cell office:value-type="float" office:value="0.961562">
                <text:p>0.961562</text:p>
              </table:table-cell>
              <table:table-cell office:value-type="float" office:value="0.91417">
                <text:p>0.91417</text:p>
              </table:table-cell>
              <table:table-cell office:value-type="float" office:value="0.942187">
                <text:p>0.942187</text:p>
              </table:table-cell>
              <table:table-cell office:value-type="float" office:value="0.915016">
                <text:p>0.9150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0">
                <text:p>170</text:p>
              </table:table-cell>
              <table:table-cell office:value-type="float" office:value="0.96147">
                <text:p>0.96147</text:p>
              </table:table-cell>
              <table:table-cell office:value-type="float" office:value="0.92568">
                <text:p>0.92568</text:p>
              </table:table-cell>
              <table:table-cell office:value-type="float" office:value="0.943824">
                <text:p>0.943824</text:p>
              </table:table-cell>
              <table:table-cell office:value-type="float" office:value="0.912144">
                <text:p>0.9121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0">
                <text:p>180</text:p>
              </table:table-cell>
              <table:table-cell office:value-type="float" office:value="0.959722">
                <text:p>0.959722</text:p>
              </table:table-cell>
              <table:table-cell office:value-type="float" office:value="0.92274">
                <text:p>0.92274</text:p>
              </table:table-cell>
              <table:table-cell office:value-type="float" office:value="0.943333">
                <text:p>0.943333</text:p>
              </table:table-cell>
              <table:table-cell office:value-type="float" office:value="0.91396">
                <text:p>0.913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0">
                <text:p>190</text:p>
              </table:table-cell>
              <table:table-cell office:value-type="float" office:value="0.959737">
                <text:p>0.959737</text:p>
              </table:table-cell>
              <table:table-cell office:value-type="float" office:value="0.92595">
                <text:p>0.92595</text:p>
              </table:table-cell>
              <table:table-cell office:value-type="float" office:value="0.951316">
                <text:p>0.951316</text:p>
              </table:table-cell>
              <table:table-cell office:value-type="float" office:value="0.924017">
                <text:p>0.9240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">
                <text:p>200</text:p>
              </table:table-cell>
              <table:table-cell office:value-type="float" office:value="0.958">
                <text:p>0.958</text:p>
              </table:table-cell>
              <table:table-cell office:value-type="float" office:value="0.927505">
                <text:p>0.927505</text:p>
              </table:table-cell>
              <table:table-cell office:value-type="float" office:value="0.9395">
                <text:p>0.9395</text:p>
              </table:table-cell>
              <table:table-cell office:value-type="float" office:value="0.918025">
                <text:p>0.9180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">
                <text:p>210</text:p>
              </table:table-cell>
              <table:table-cell office:value-type="float" office:value="0.96381">
                <text:p>0.96381</text:p>
              </table:table-cell>
              <table:table-cell office:value-type="float" office:value="0.92318">
                <text:p>0.92318</text:p>
              </table:table-cell>
              <table:table-cell office:value-type="float" office:value="0.949286">
                <text:p>0.949286</text:p>
              </table:table-cell>
              <table:table-cell office:value-type="float" office:value="0.922082">
                <text:p>0.9220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0">
                <text:p>220</text:p>
              </table:table-cell>
              <table:table-cell office:value-type="float" office:value="0.956136">
                <text:p>0.956136</text:p>
              </table:table-cell>
              <table:table-cell office:value-type="float" office:value="0.926305">
                <text:p>0.926305</text:p>
              </table:table-cell>
              <table:table-cell office:value-type="float" office:value="0.953409">
                <text:p>0.953409</text:p>
              </table:table-cell>
              <table:table-cell office:value-type="float" office:value="0.922173">
                <text:p>0.9221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0">
                <text:p>230</text:p>
              </table:table-cell>
              <table:table-cell office:value-type="float" office:value="0.959565">
                <text:p>0.959565</text:p>
              </table:table-cell>
              <table:table-cell office:value-type="float" office:value="0.928365">
                <text:p>0.928365</text:p>
              </table:table-cell>
              <table:table-cell office:value-type="float" office:value="0.950652">
                <text:p>0.950652</text:p>
              </table:table-cell>
              <table:table-cell office:value-type="float" office:value="0.923415">
                <text:p>0.9234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0">
                <text:p>240</text:p>
              </table:table-cell>
              <table:table-cell office:value-type="float" office:value="0.958125">
                <text:p>0.958125</text:p>
              </table:table-cell>
              <table:table-cell office:value-type="float" office:value="0.93006">
                <text:p>0.93006</text:p>
              </table:table-cell>
              <table:table-cell office:value-type="float" office:value="0.948542">
                <text:p>0.948542</text:p>
              </table:table-cell>
              <table:table-cell office:value-type="float" office:value="0.925353">
                <text:p>0.9253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0">
                <text:p>250</text:p>
              </table:table-cell>
              <table:table-cell office:value-type="float" office:value="0.9566">
                <text:p>0.9566</text:p>
              </table:table-cell>
              <table:table-cell office:value-type="float" office:value="0.932375">
                <text:p>0.932375</text:p>
              </table:table-cell>
              <table:table-cell office:value-type="float" office:value="0.9456">
                <text:p>0.9456</text:p>
              </table:table-cell>
              <table:table-cell office:value-type="float" office:value="0.925801">
                <text:p>0.925801</text:p>
              </table:table-cell>
            </table:table-row>
          </table:table-rows>
        </table:table>
      </chart:chart>
    </office:chart>
  </office:body>
</office:document-content>
</file>

<file path=Object 5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12cm" svg:y="4.201cm" style:legend-expansion="high" chart:style-name="ch2"/>
        <chart:plot-area chart:style-name="ch3" table:cell-range-address="CreditApprovalDF.A4:CreditApprovalDF.B37 CreditApprovalDF.B3:CreditApprovalDF.B3" chart:data-source-has-labels="row" svg:x="0.32cm" svg:y="0.18cm" svg:width="12.772cm" svg:height="8.64cm">
          <chartooo:coordinate-region svg:x="1.127cm" svg:y="0.38cm" svg:width="11.68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reditApprovalDF.B4:CreditApprovalDF.B37" chart:label-cell-address="CreditApprovalDF.B3:CreditApprovalDF.B3" chart:class="chart:scatter">
            <chart:domain table:cell-range-address="CreditApprovalDF.A4:CreditApprovalDF.A37"/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(s)</text:p>
                <draw:g>
                  <svg:desc>CreditApprovalDF.B3:CreditApprovalDF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reditApprovalDF.A4:CreditApprovalDF.A37</svg:desc>
                </draw:g>
              </table:table-cell>
              <table:table-cell office:value-type="float" office:value="0.8972">
                <text:p>0.8972</text:p>
                <draw:g>
                  <svg:desc>CreditApprovalDF.B4:CreditApprovalDF.B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076">
                <text:p>0.90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452">
                <text:p>0.94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0013">
                <text:p>1.00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0256">
                <text:p>1.02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0251">
                <text:p>1.02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1764">
                <text:p>1.17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7862">
                <text:p>1.78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3507">
                <text:p>1.35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4.2656">
                <text:p>4.26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7.1272">
                <text:p>7.1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8.2966">
                <text:p>8.29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13.9388">
                <text:p>13.93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35.0379">
                <text:p>35.03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34.8793">
                <text:p>34.87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38.2489">
                <text:p>38.24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74.4076">
                <text:p>74.40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51.0776">
                <text:p>51.07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">
                <text:p>110</text:p>
              </table:table-cell>
              <table:table-cell office:value-type="float" office:value="43.2166">
                <text:p>43.21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">
                <text:p>120</text:p>
              </table:table-cell>
              <table:table-cell office:value-type="float" office:value="72.2632">
                <text:p>72.26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0">
                <text:p>130</text:p>
              </table:table-cell>
              <table:table-cell office:value-type="float" office:value="68.4875">
                <text:p>68.4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">
                <text:p>140</text:p>
              </table:table-cell>
              <table:table-cell office:value-type="float" office:value="81.1027">
                <text:p>81.10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">
                <text:p>150</text:p>
              </table:table-cell>
              <table:table-cell office:value-type="float" office:value="116.6944">
                <text:p>116.69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">
                <text:p>160</text:p>
              </table:table-cell>
              <table:table-cell office:value-type="float" office:value="122.5107">
                <text:p>122.51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0">
                <text:p>170</text:p>
              </table:table-cell>
              <table:table-cell office:value-type="float" office:value="126.1401">
                <text:p>126.14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0">
                <text:p>180</text:p>
              </table:table-cell>
              <table:table-cell office:value-type="float" office:value="264.1083">
                <text:p>264.10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0">
                <text:p>190</text:p>
              </table:table-cell>
              <table:table-cell office:value-type="float" office:value="399.6729">
                <text:p>399.67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">
                <text:p>200</text:p>
              </table:table-cell>
              <table:table-cell office:value-type="float" office:value="380.4343">
                <text:p>380.43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">
                <text:p>210</text:p>
              </table:table-cell>
              <table:table-cell office:value-type="float" office:value="592.5834">
                <text:p>592.58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0">
                <text:p>220</text:p>
              </table:table-cell>
              <table:table-cell office:value-type="float" office:value="384.0661">
                <text:p>384.06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0">
                <text:p>230</text:p>
              </table:table-cell>
              <table:table-cell office:value-type="float" office:value="266.9846">
                <text:p>266.98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0">
                <text:p>240</text:p>
              </table:table-cell>
              <table:table-cell office:value-type="float" office:value="521.6141">
                <text:p>521.61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0">
                <text:p>250</text:p>
              </table:table-cell>
              <table:table-cell office:value-type="float" office:value="597.4609">
                <text:p>597.4609</text:p>
              </table:table-cell>
            </table:table-row>
          </table:table-rows>
        </table:table>
      </chart:chart>
    </office:chart>
  </office:body>
</office:document-content>
</file>

<file path=Object 5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3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98cm" svg:y="3.454cm" style:legend-expansion="high" chart:style-name="ch2"/>
        <chart:plot-area chart:style-name="ch3" table:cell-range-address="CreditApprovalDF.A41:CreditApprovalDF.E74 CreditApprovalDF.B40:CreditApprovalDF.E40" chart:data-source-has-labels="row" svg:x="0.32cm" svg:y="0.18cm" svg:width="11.158cm" svg:height="8.64cm">
          <chartooo:coordinate-region svg:x="1.047cm" svg:y="0.379cm" svg:width="10.15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reditApprovalDF.B41:CreditApprovalDF.B74" chart:label-cell-address="CreditApprovalDF.B40:CreditApprovalDF.B40" chart:class="chart:scatter">
            <chart:domain table:cell-range-address="CreditApprovalDF.A41:CreditApprovalDF.A74"/>
            <chart:data-point chart:repeated="34"/>
          </chart:series>
          <chart:series chart:style-name="ch8" chart:values-cell-range-address="CreditApprovalDF.C41:CreditApprovalDF.C74" chart:label-cell-address="CreditApprovalDF.C40:CreditApprovalDF.C40" chart:class="chart:scatter">
            <chart:data-point chart:repeated="34"/>
          </chart:series>
          <chart:series chart:style-name="ch9" chart:values-cell-range-address="CreditApprovalDF.D41:CreditApprovalDF.D74" chart:label-cell-address="CreditApprovalDF.D40:CreditApprovalDF.D40" chart:class="chart:scatter">
            <chart:data-point chart:repeated="34"/>
          </chart:series>
          <chart:series chart:style-name="ch10" chart:values-cell-range-address="CreditApprovalDF.E41:CreditApprovalDF.E74" chart:label-cell-address="CreditApprovalDF.E40:CreditApprovalDF.E40" chart:class="chart:scatter">
            <chart:data-point chart:repeated="3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-Training%</text:p>
                <draw:g>
                  <svg:desc>CreditApprovalDF.B40:CreditApprovalDF.B40</svg:desc>
                </draw:g>
              </table:table-cell>
              <table:table-cell office:value-type="string">
                <text:p>X-Testing%</text:p>
                <draw:g>
                  <svg:desc>CreditApprovalDF.C40:CreditApprovalDF.C40</svg:desc>
                </draw:g>
              </table:table-cell>
              <table:table-cell office:value-type="string">
                <text:p>MH-Training%</text:p>
                <draw:g>
                  <svg:desc>CreditApprovalDF.D40:CreditApprovalDF.D40</svg:desc>
                </draw:g>
              </table:table-cell>
              <table:table-cell office:value-type="string">
                <text:p>MH-TestingExtra%</text:p>
                <draw:g>
                  <svg:desc>CreditApprovalDF.E40:CreditApprovalDF.E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reditApprovalDF.A41:CreditApprovalDF.A74</svg:desc>
                </draw:g>
              </table:table-cell>
              <table:table-cell office:value-type="float" office:value="1">
                <text:p>1</text:p>
                <draw:g>
                  <svg:desc>CreditApprovalDF.B41:CreditApprovalDF.B74</svg:desc>
                </draw:g>
              </table:table-cell>
              <table:table-cell office:value-type="float" office:value="0.538825">
                <text:p>0.538825</text:p>
                <draw:g>
                  <svg:desc>CreditApprovalDF.C41:CreditApprovalDF.C74</svg:desc>
                </draw:g>
              </table:table-cell>
              <table:table-cell office:value-type="float" office:value="1">
                <text:p>1</text:p>
                <draw:g>
                  <svg:desc>CreditApprovalDF.D41:CreditApprovalDF.D74</svg:desc>
                </draw:g>
              </table:table-cell>
              <table:table-cell office:value-type="float" office:value="0.364836">
                <text:p>0.364836</text:p>
                <draw:g>
                  <svg:desc>CreditApprovalDF.E41:CreditApprovalDF.E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48662">
                <text:p>0.48662</text:p>
              </table:table-cell>
              <table:table-cell office:value-type="float" office:value="1">
                <text:p>1</text:p>
              </table:table-cell>
              <table:table-cell office:value-type="float" office:value="0.409623">
                <text:p>0.4096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589">
                <text:p>0.589</text:p>
              </table:table-cell>
              <table:table-cell office:value-type="float" office:value="0.983333">
                <text:p>0.983333</text:p>
              </table:table-cell>
              <table:table-cell office:value-type="float" office:value="0.45515">
                <text:p>0.455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68178">
                <text:p>0.68178</text:p>
              </table:table-cell>
              <table:table-cell office:value-type="float" office:value="0.975">
                <text:p>0.975</text:p>
              </table:table-cell>
              <table:table-cell office:value-type="float" office:value="0.53355">
                <text:p>0.53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75261">
                <text:p>0.75261</text:p>
              </table:table-cell>
              <table:table-cell office:value-type="float" office:value="0.95">
                <text:p>0.95</text:p>
              </table:table-cell>
              <table:table-cell office:value-type="float" office:value="0.537152">
                <text:p>0.5371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67927">
                <text:p>0.67927</text:p>
              </table:table-cell>
              <table:table-cell office:value-type="float" office:value="0.933333">
                <text:p>0.933333</text:p>
              </table:table-cell>
              <table:table-cell office:value-type="float" office:value="0.535035">
                <text:p>0.5350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715735">
                <text:p>0.715735</text:p>
              </table:table-cell>
              <table:table-cell office:value-type="float" office:value="0.964286">
                <text:p>0.964286</text:p>
              </table:table-cell>
              <table:table-cell office:value-type="float" office:value="0.605321">
                <text:p>0.6053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671185">
                <text:p>0.671185</text:p>
              </table:table-cell>
              <table:table-cell office:value-type="float" office:value="0.95625">
                <text:p>0.95625</text:p>
              </table:table-cell>
              <table:table-cell office:value-type="float" office:value="0.633298">
                <text:p>0.6332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94444">
                <text:p>0.994444</text:p>
              </table:table-cell>
              <table:table-cell office:value-type="float" office:value="0.65587">
                <text:p>0.65587</text:p>
              </table:table-cell>
              <table:table-cell office:value-type="float" office:value="0.95">
                <text:p>0.95</text:p>
              </table:table-cell>
              <table:table-cell office:value-type="float" office:value="0.663595">
                <text:p>0.6635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73184">
                <text:p>0.73184</text:p>
              </table:table-cell>
              <table:table-cell office:value-type="float" office:value="0.94">
                <text:p>0.94</text:p>
              </table:table-cell>
              <table:table-cell office:value-type="float" office:value="0.596718">
                <text:p>0.5967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9925">
                <text:p>0.9925</text:p>
              </table:table-cell>
              <table:table-cell office:value-type="float" office:value="0.81444">
                <text:p>0.81444</text:p>
              </table:table-cell>
              <table:table-cell office:value-type="float" office:value="0.9575">
                <text:p>0.9575</text:p>
              </table:table-cell>
              <table:table-cell office:value-type="float" office:value="0.790194">
                <text:p>0.7901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986667">
                <text:p>0.986667</text:p>
              </table:table-cell>
              <table:table-cell office:value-type="float" office:value="0.86642">
                <text:p>0.86642</text:p>
              </table:table-cell>
              <table:table-cell office:value-type="float" office:value="0.948333">
                <text:p>0.948333</text:p>
              </table:table-cell>
              <table:table-cell office:value-type="float" office:value="0.823497">
                <text:p>0.8234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99125">
                <text:p>0.99125</text:p>
              </table:table-cell>
              <table:table-cell office:value-type="float" office:value="0.886795">
                <text:p>0.886795</text:p>
              </table:table-cell>
              <table:table-cell office:value-type="float" office:value="0.94625">
                <text:p>0.94625</text:p>
              </table:table-cell>
              <table:table-cell office:value-type="float" office:value="0.842722">
                <text:p>0.8427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976">
                <text:p>0.976</text:p>
              </table:table-cell>
              <table:table-cell office:value-type="float" office:value="0.883375">
                <text:p>0.883375</text:p>
              </table:table-cell>
              <table:table-cell office:value-type="float" office:value="0.946">
                <text:p>0.946</text:p>
              </table:table-cell>
              <table:table-cell office:value-type="float" office:value="0.859381">
                <text:p>0.8593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964167">
                <text:p>0.964167</text:p>
              </table:table-cell>
              <table:table-cell office:value-type="float" office:value="0.879895">
                <text:p>0.879895</text:p>
              </table:table-cell>
              <table:table-cell office:value-type="float" office:value="0.935833">
                <text:p>0.935833</text:p>
              </table:table-cell>
              <table:table-cell office:value-type="float" office:value="0.8643">
                <text:p>0.86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970714">
                <text:p>0.970714</text:p>
              </table:table-cell>
              <table:table-cell office:value-type="float" office:value="0.89163">
                <text:p>0.89163</text:p>
              </table:table-cell>
              <table:table-cell office:value-type="float" office:value="0.956429">
                <text:p>0.956429</text:p>
              </table:table-cell>
              <table:table-cell office:value-type="float" office:value="0.884862">
                <text:p>0.8848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969375">
                <text:p>0.969375</text:p>
              </table:table-cell>
              <table:table-cell office:value-type="float" office:value="0.89404">
                <text:p>0.89404</text:p>
              </table:table-cell>
              <table:table-cell office:value-type="float" office:value="0.960625">
                <text:p>0.960625</text:p>
              </table:table-cell>
              <table:table-cell office:value-type="float" office:value="0.880863">
                <text:p>0.8808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967222">
                <text:p>0.967222</text:p>
              </table:table-cell>
              <table:table-cell office:value-type="float" office:value="0.89793">
                <text:p>0.89793</text:p>
              </table:table-cell>
              <table:table-cell office:value-type="float" office:value="0.945">
                <text:p>0.945</text:p>
              </table:table-cell>
              <table:table-cell office:value-type="float" office:value="0.874224">
                <text:p>0.8742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966">
                <text:p>0.966</text:p>
              </table:table-cell>
              <table:table-cell office:value-type="float" office:value="0.899695">
                <text:p>0.899695</text:p>
              </table:table-cell>
              <table:table-cell office:value-type="float" office:value="0.9475">
                <text:p>0.9475</text:p>
              </table:table-cell>
              <table:table-cell office:value-type="float" office:value="0.881807">
                <text:p>0.8818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">
                <text:p>110</text:p>
              </table:table-cell>
              <table:table-cell office:value-type="float" office:value="0.971818">
                <text:p>0.971818</text:p>
              </table:table-cell>
              <table:table-cell office:value-type="float" office:value="0.89849">
                <text:p>0.89849</text:p>
              </table:table-cell>
              <table:table-cell office:value-type="float" office:value="0.940455">
                <text:p>0.940455</text:p>
              </table:table-cell>
              <table:table-cell office:value-type="float" office:value="0.885924">
                <text:p>0.8859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">
                <text:p>120</text:p>
              </table:table-cell>
              <table:table-cell office:value-type="float" office:value="0.962917">
                <text:p>0.962917</text:p>
              </table:table-cell>
              <table:table-cell office:value-type="float" office:value="0.901915">
                <text:p>0.901915</text:p>
              </table:table-cell>
              <table:table-cell office:value-type="float" office:value="0.944167">
                <text:p>0.944167</text:p>
              </table:table-cell>
              <table:table-cell office:value-type="float" office:value="0.88402">
                <text:p>0.884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0">
                <text:p>130</text:p>
              </table:table-cell>
              <table:table-cell office:value-type="float" office:value="0.969231">
                <text:p>0.969231</text:p>
              </table:table-cell>
              <table:table-cell office:value-type="float" office:value="0.90285">
                <text:p>0.90285</text:p>
              </table:table-cell>
              <table:table-cell office:value-type="float" office:value="0.942692">
                <text:p>0.942692</text:p>
              </table:table-cell>
              <table:table-cell office:value-type="float" office:value="0.8842">
                <text:p>0.88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">
                <text:p>140</text:p>
              </table:table-cell>
              <table:table-cell office:value-type="float" office:value="0.961071">
                <text:p>0.961071</text:p>
              </table:table-cell>
              <table:table-cell office:value-type="float" office:value="0.89978">
                <text:p>0.89978</text:p>
              </table:table-cell>
              <table:table-cell office:value-type="float" office:value="0.9375">
                <text:p>0.9375</text:p>
              </table:table-cell>
              <table:table-cell office:value-type="float" office:value="0.886078">
                <text:p>0.8860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">
                <text:p>150</text:p>
              </table:table-cell>
              <table:table-cell office:value-type="float" office:value="0.957333">
                <text:p>0.957333</text:p>
              </table:table-cell>
              <table:table-cell office:value-type="float" office:value="0.9064">
                <text:p>0.9064</text:p>
              </table:table-cell>
              <table:table-cell office:value-type="float" office:value="0.940667">
                <text:p>0.940667</text:p>
              </table:table-cell>
              <table:table-cell office:value-type="float" office:value="0.883138">
                <text:p>0.8831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">
                <text:p>160</text:p>
              </table:table-cell>
              <table:table-cell office:value-type="float" office:value="0.965">
                <text:p>0.965</text:p>
              </table:table-cell>
              <table:table-cell office:value-type="float" office:value="0.90175">
                <text:p>0.90175</text:p>
              </table:table-cell>
              <table:table-cell office:value-type="float" office:value="0.937813">
                <text:p>0.937813</text:p>
              </table:table-cell>
              <table:table-cell office:value-type="float" office:value="0.888077">
                <text:p>0.8880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0">
                <text:p>170</text:p>
              </table:table-cell>
              <table:table-cell office:value-type="float" office:value="0.955588">
                <text:p>0.955588</text:p>
              </table:table-cell>
              <table:table-cell office:value-type="float" office:value="0.90712">
                <text:p>0.90712</text:p>
              </table:table-cell>
              <table:table-cell office:value-type="float" office:value="0.939412">
                <text:p>0.939412</text:p>
              </table:table-cell>
              <table:table-cell office:value-type="float" office:value="0.894901">
                <text:p>0.8949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0">
                <text:p>180</text:p>
              </table:table-cell>
              <table:table-cell office:value-type="float" office:value="0.956667">
                <text:p>0.956667</text:p>
              </table:table-cell>
              <table:table-cell office:value-type="float" office:value="0.91111">
                <text:p>0.91111</text:p>
              </table:table-cell>
              <table:table-cell office:value-type="float" office:value="0.941111">
                <text:p>0.941111</text:p>
              </table:table-cell>
              <table:table-cell office:value-type="float" office:value="0.894758">
                <text:p>0.8947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0">
                <text:p>190</text:p>
              </table:table-cell>
              <table:table-cell office:value-type="float" office:value="0.957895">
                <text:p>0.957895</text:p>
              </table:table-cell>
              <table:table-cell office:value-type="float" office:value="0.90665">
                <text:p>0.90665</text:p>
              </table:table-cell>
              <table:table-cell office:value-type="float" office:value="0.939211">
                <text:p>0.939211</text:p>
              </table:table-cell>
              <table:table-cell office:value-type="float" office:value="0.895521">
                <text:p>0.8955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">
                <text:p>200</text:p>
              </table:table-cell>
              <table:table-cell office:value-type="float" office:value="0.95575">
                <text:p>0.95575</text:p>
              </table:table-cell>
              <table:table-cell office:value-type="float" office:value="0.910585">
                <text:p>0.910585</text:p>
              </table:table-cell>
              <table:table-cell office:value-type="float" office:value="0.934">
                <text:p>0.934</text:p>
              </table:table-cell>
              <table:table-cell office:value-type="float" office:value="0.891962">
                <text:p>0.891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">
                <text:p>210</text:p>
              </table:table-cell>
              <table:table-cell office:value-type="float" office:value="0.958571">
                <text:p>0.958571</text:p>
              </table:table-cell>
              <table:table-cell office:value-type="float" office:value="0.905495">
                <text:p>0.905495</text:p>
              </table:table-cell>
              <table:table-cell office:value-type="float" office:value="0.931667">
                <text:p>0.931667</text:p>
              </table:table-cell>
              <table:table-cell office:value-type="float" office:value="0.89124">
                <text:p>0.891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0">
                <text:p>220</text:p>
              </table:table-cell>
              <table:table-cell office:value-type="float" office:value="0.945">
                <text:p>0.945</text:p>
              </table:table-cell>
              <table:table-cell office:value-type="float" office:value="0.90463">
                <text:p>0.90463</text:p>
              </table:table-cell>
              <table:table-cell office:value-type="float" office:value="0.932727">
                <text:p>0.932727</text:p>
              </table:table-cell>
              <table:table-cell office:value-type="float" office:value="0.892976">
                <text:p>0.8929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0">
                <text:p>230</text:p>
              </table:table-cell>
              <table:table-cell office:value-type="float" office:value="0.953913">
                <text:p>0.953913</text:p>
              </table:table-cell>
              <table:table-cell office:value-type="float" office:value="0.90914">
                <text:p>0.90914</text:p>
              </table:table-cell>
              <table:table-cell office:value-type="float" office:value="0.933261">
                <text:p>0.933261</text:p>
              </table:table-cell>
              <table:table-cell office:value-type="float" office:value="0.897885">
                <text:p>0.8978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0">
                <text:p>240</text:p>
              </table:table-cell>
              <table:table-cell office:value-type="float" office:value="0.954583">
                <text:p>0.954583</text:p>
              </table:table-cell>
              <table:table-cell office:value-type="float" office:value="0.91038">
                <text:p>0.91038</text:p>
              </table:table-cell>
              <table:table-cell office:value-type="float" office:value="0.928542">
                <text:p>0.928542</text:p>
              </table:table-cell>
              <table:table-cell office:value-type="float" office:value="0.895033">
                <text:p>0.8950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0">
                <text:p>250</text:p>
              </table:table-cell>
              <table:table-cell office:value-type="float" office:value="0.9566">
                <text:p>0.9566</text:p>
              </table:table-cell>
              <table:table-cell office:value-type="float" office:value="0.911245">
                <text:p>0.911245</text:p>
              </table:table-cell>
              <table:table-cell office:value-type="float" office:value="0.9294">
                <text:p>0.9294</text:p>
              </table:table-cell>
              <table:table-cell office:value-type="float" office:value="0.893084">
                <text:p>0.893084</text:p>
              </table:table-cell>
            </table:table-row>
          </table:table-rows>
        </table:table>
      </chart:chart>
    </office:chart>
  </office:body>
</office:document-content>
</file>

<file path=Object 5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7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364cm" svg:height="6.542cm" xlink:href=".." xlink:type="simple" chart:class="chart:bar" chart:style-name="ch1">
        <chart:legend chart:legend-position="end" svg:x="8.386cm" svg:y="2.474cm" style:legend-expansion="high" chart:style-name="ch2"/>
        <chart:plot-area chart:style-name="ch3" table:cell-range-address="Nursery.A24:Nursery.A26 Nursery.C2:Nursery.C2 Nursery.C24:Nursery.C26 Nursery.E2:Nursery.E2 Nursery.E24:Nursery.E26 Nursery.G2:Nursery.G2 Nursery.G24:Nursery.G26" chart:data-source-has-labels="both" svg:x="0.227cm" svg:y="0.13cm" svg:width="7.932cm" svg:height="6.282cm">
          <chartooo:coordinate-region svg:x="1.139cm" svg:y="0.329cm" svg:width="7.02cm" svg:height="5.436cm"/>
          <chart:axis chart:dimension="x" chart:name="primary-x" chart:style-name="ch4" chartooo:axis-type="auto">
            <chartooo:date-scale/>
            <chart:categories table:cell-range-address="Nursery.A24:Nursery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ursery.C24:Nursery.C26" chart:label-cell-address="Nursery.C2:Nursery.C2" chart:class="chart:bar">
            <chart:data-point chart:repeated="3"/>
          </chart:series>
          <chart:series chart:style-name="ch8" chart:values-cell-range-address="Nursery.E24:Nursery.E26" chart:label-cell-address="Nursery.E2:Nursery.E2" chart:class="chart:bar">
            <chart:data-point chart:repeated="3"/>
          </chart:series>
          <chart:series chart:style-name="ch9" chart:values-cell-range-address="Nursery.G24:Nursery.G26" chart:label-cell-address="Nursery.G2:Nursery.G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%</text:p>
                <draw:g>
                  <svg:desc>Nursery.C2:Nursery.C2</svg:desc>
                </draw:g>
              </table:table-cell>
              <table:table-cell office:value-type="string">
                <text:p>Testing%</text:p>
                <draw:g>
                  <svg:desc>Nursery.E2:Nursery.E2</svg:desc>
                </draw:g>
              </table:table-cell>
              <table:table-cell office:value-type="string">
                <text:p>TestingExtra%</text:p>
                <draw:g>
                  <svg:desc>Nursery.G2:Nursery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Nursery.A24:Nursery.A26</svg:desc>
                </draw:g>
              </table:table-cell>
              <table:table-cell office:value-type="float" office:value="0.9287">
                <text:p>0.9287</text:p>
                <draw:g>
                  <svg:desc>Nursery.C24:Nursery.C26</svg:desc>
                </draw:g>
              </table:table-cell>
              <table:table-cell office:value-type="float" office:value="0.92025">
                <text:p>0.92025</text:p>
                <draw:g>
                  <svg:desc>Nursery.E24:Nursery.E26</svg:desc>
                </draw:g>
              </table:table-cell>
              <table:table-cell office:value-type="float" office:value="0.923433969835219">
                <text:p>0.923433969835219</text:p>
                <draw:g>
                  <svg:desc>Nursery.G24:Nursery.G26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0.941">
                <text:p>0.941</text:p>
              </table:table-cell>
              <table:table-cell office:value-type="float" office:value="0.934">
                <text:p>0.934</text:p>
              </table:table-cell>
              <table:table-cell office:value-type="float" office:value="0.928633861667699">
                <text:p>0.928633861667699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911">
                <text:p>0.911</text:p>
              </table:table-cell>
              <table:table-cell office:value-type="float" office:value="0.898">
                <text:p>0.898</text:p>
              </table:table-cell>
              <table:table-cell office:value-type="float" office:value="0.915512443626403">
                <text:p>0.91551244362640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12cm" svg:y="4.201cm" style:legend-expansion="high" chart:style-name="ch2"/>
        <chart:plot-area chart:style-name="ch3" table:cell-range-address="VehicleDF.A4:VehicleDF.B37 VehicleDF.B3:VehicleDF.B3" chart:data-source-has-labels="row" svg:x="0.32cm" svg:y="0.18cm" svg:width="12.772cm" svg:height="8.64cm">
          <chartooo:coordinate-region svg:x="1.127cm" svg:y="0.379cm" svg:width="11.68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ehicleDF.B4:VehicleDF.B37" chart:label-cell-address="VehicleDF.B3:VehicleDF.B3" chart:class="chart:scatter">
            <chart:domain table:cell-range-address="VehicleDF.A4:VehicleDF.A37"/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(s)</text:p>
                <draw:g>
                  <svg:desc>VehicleDF.B3:VehicleDF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VehicleDF.A4:VehicleDF.A37</svg:desc>
                </draw:g>
              </table:table-cell>
              <table:table-cell office:value-type="float" office:value="1.5176">
                <text:p>1.5176</text:p>
                <draw:g>
                  <svg:desc>VehicleDF.B4:VehicleDF.B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5129">
                <text:p>1.5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6073">
                <text:p>1.60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7365">
                <text:p>1.73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037">
                <text:p>2.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8398">
                <text:p>1.83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4396">
                <text:p>2.43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0785">
                <text:p>3.07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5643">
                <text:p>3.56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2943">
                <text:p>4.29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2.8919">
                <text:p>12.89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15.6248">
                <text:p>15.62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19.8262">
                <text:p>19.82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23.6991">
                <text:p>23.69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32.4569">
                <text:p>32.45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44.195">
                <text:p>44.1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58.241">
                <text:p>58.2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69.3904">
                <text:p>69.39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144.5675">
                <text:p>144.56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">
                <text:p>110</text:p>
              </table:table-cell>
              <table:table-cell office:value-type="float" office:value="193.597">
                <text:p>193.5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">
                <text:p>120</text:p>
              </table:table-cell>
              <table:table-cell office:value-type="float" office:value="104.2153">
                <text:p>104.21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0">
                <text:p>130</text:p>
              </table:table-cell>
              <table:table-cell office:value-type="float" office:value="119.0433">
                <text:p>119.04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">
                <text:p>140</text:p>
              </table:table-cell>
              <table:table-cell office:value-type="float" office:value="286.8411">
                <text:p>286.84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">
                <text:p>150</text:p>
              </table:table-cell>
              <table:table-cell office:value-type="float" office:value="359.8551">
                <text:p>359.85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">
                <text:p>160</text:p>
              </table:table-cell>
              <table:table-cell office:value-type="float" office:value="156.3721">
                <text:p>156.37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0">
                <text:p>170</text:p>
              </table:table-cell>
              <table:table-cell office:value-type="float" office:value="202.1976">
                <text:p>202.19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0">
                <text:p>180</text:p>
              </table:table-cell>
              <table:table-cell office:value-type="float" office:value="519.9588">
                <text:p>519.95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0">
                <text:p>190</text:p>
              </table:table-cell>
              <table:table-cell office:value-type="float" office:value="343.6273">
                <text:p>343.62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">
                <text:p>200</text:p>
              </table:table-cell>
              <table:table-cell office:value-type="float" office:value="847.9333">
                <text:p>847.9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">
                <text:p>210</text:p>
              </table:table-cell>
              <table:table-cell office:value-type="float" office:value="434.5978">
                <text:p>434.59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0">
                <text:p>220</text:p>
              </table:table-cell>
              <table:table-cell office:value-type="float" office:value="531.4694">
                <text:p>531.4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0">
                <text:p>230</text:p>
              </table:table-cell>
              <table:table-cell office:value-type="float" office:value="659.1318">
                <text:p>659.13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0">
                <text:p>240</text:p>
              </table:table-cell>
              <table:table-cell office:value-type="float" office:value="637.0175">
                <text:p>637.01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0">
                <text:p>250</text:p>
              </table:table-cell>
              <table:table-cell office:value-type="float" office:value="427.0498">
                <text:p>427.0498</text:p>
              </table:table-cell>
            </table:table-row>
          </table:table-rows>
        </table:table>
      </chart:chart>
    </office:chart>
  </office:body>
</office:document-content>
</file>

<file path=Object 6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3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98cm" svg:y="3.454cm" style:legend-expansion="high" chart:style-name="ch2"/>
        <chart:plot-area chart:style-name="ch3" table:cell-range-address="VehicleDF.A40:VehicleDF.E74" chart:data-source-has-labels="row" svg:x="0.32cm" svg:y="0.18cm" svg:width="11.158cm" svg:height="8.64cm">
          <chartooo:coordinate-region svg:x="1.047cm" svg:y="0.379cm" svg:width="10.15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VehicleDF.B41:VehicleDF.B74" chart:label-cell-address="VehicleDF.B40:VehicleDF.B40" chart:class="chart:scatter">
            <chart:domain table:cell-range-address="VehicleDF.A41:VehicleDF.A74"/>
            <chart:data-point chart:repeated="34"/>
          </chart:series>
          <chart:series chart:style-name="ch8" chart:values-cell-range-address="VehicleDF.C41:VehicleDF.C74" chart:label-cell-address="VehicleDF.C40:VehicleDF.C40" chart:class="chart:scatter">
            <chart:data-point chart:repeated="34"/>
          </chart:series>
          <chart:series chart:style-name="ch9" chart:values-cell-range-address="VehicleDF.D41:VehicleDF.D74" chart:label-cell-address="VehicleDF.D40:VehicleDF.D40" chart:class="chart:scatter">
            <chart:data-point chart:repeated="34"/>
          </chart:series>
          <chart:series chart:style-name="ch10" chart:values-cell-range-address="VehicleDF.E41:VehicleDF.E74" chart:label-cell-address="VehicleDF.E40:VehicleDF.E40" chart:class="chart:scatter">
            <chart:data-point chart:repeated="3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-Training%</text:p>
                <draw:g>
                  <svg:desc>VehicleDF.B40:VehicleDF.B40</svg:desc>
                </draw:g>
              </table:table-cell>
              <table:table-cell office:value-type="string">
                <text:p>X-Testing%</text:p>
                <draw:g>
                  <svg:desc>VehicleDF.C40:VehicleDF.C40</svg:desc>
                </draw:g>
              </table:table-cell>
              <table:table-cell office:value-type="string">
                <text:p>MH-Training%</text:p>
                <draw:g>
                  <svg:desc>VehicleDF.D40:VehicleDF.D40</svg:desc>
                </draw:g>
              </table:table-cell>
              <table:table-cell office:value-type="string">
                <text:p>MH-TestingExtra%</text:p>
                <draw:g>
                  <svg:desc>VehicleDF.E40:VehicleDF.E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VehicleDF.A41:VehicleDF.A74</svg:desc>
                </draw:g>
              </table:table-cell>
              <table:table-cell office:value-type="float" office:value="1">
                <text:p>1</text:p>
                <draw:g>
                  <svg:desc>VehicleDF.B41:VehicleDF.B74</svg:desc>
                </draw:g>
              </table:table-cell>
              <table:table-cell office:value-type="float" office:value="0.52523">
                <text:p>0.52523</text:p>
                <draw:g>
                  <svg:desc>VehicleDF.C41:VehicleDF.C74</svg:desc>
                </draw:g>
              </table:table-cell>
              <table:table-cell office:value-type="float" office:value="1">
                <text:p>1</text:p>
                <draw:g>
                  <svg:desc>VehicleDF.D41:VehicleDF.D74</svg:desc>
                </draw:g>
              </table:table-cell>
              <table:table-cell office:value-type="float" office:value="0.367829">
                <text:p>0.367829</text:p>
                <draw:g>
                  <svg:desc>VehicleDF.E41:VehicleDF.E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4514">
                <text:p>0.54514</text:p>
              </table:table-cell>
              <table:table-cell office:value-type="float" office:value="1">
                <text:p>1</text:p>
              </table:table-cell>
              <table:table-cell office:value-type="float" office:value="0.432569">
                <text:p>0.432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536285">
                <text:p>0.536285</text:p>
              </table:table-cell>
              <table:table-cell office:value-type="float" office:value="1">
                <text:p>1</text:p>
              </table:table-cell>
              <table:table-cell office:value-type="float" office:value="0.424003">
                <text:p>0.424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50809">
                <text:p>0.50809</text:p>
              </table:table-cell>
              <table:table-cell office:value-type="float" office:value="1">
                <text:p>1</text:p>
              </table:table-cell>
              <table:table-cell office:value-type="float" office:value="0.444559">
                <text:p>0.4445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55723">
                <text:p>0.55723</text:p>
              </table:table-cell>
              <table:table-cell office:value-type="float" office:value="0.95">
                <text:p>0.95</text:p>
              </table:table-cell>
              <table:table-cell office:value-type="float" office:value="0.504257">
                <text:p>0.5042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565545">
                <text:p>0.565545</text:p>
              </table:table-cell>
              <table:table-cell office:value-type="float" office:value="0.941667">
                <text:p>0.941667</text:p>
              </table:table-cell>
              <table:table-cell office:value-type="float" office:value="0.499654">
                <text:p>0.4996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92857">
                <text:p>0.992857</text:p>
              </table:table-cell>
              <table:table-cell office:value-type="float" office:value="0.542735">
                <text:p>0.542735</text:p>
              </table:table-cell>
              <table:table-cell office:value-type="float" office:value="0.921429">
                <text:p>0.921429</text:p>
              </table:table-cell>
              <table:table-cell office:value-type="float" office:value="0.48465">
                <text:p>0.484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875">
                <text:p>0.9875</text:p>
              </table:table-cell>
              <table:table-cell office:value-type="float" office:value="0.596665">
                <text:p>0.596665</text:p>
              </table:table-cell>
              <table:table-cell office:value-type="float" office:value="0.9375">
                <text:p>0.9375</text:p>
              </table:table-cell>
              <table:table-cell office:value-type="float" office:value="0.539673">
                <text:p>0.539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83333">
                <text:p>0.983333</text:p>
              </table:table-cell>
              <table:table-cell office:value-type="float" office:value="0.59484">
                <text:p>0.59484</text:p>
              </table:table-cell>
              <table:table-cell office:value-type="float" office:value="0.955556">
                <text:p>0.955556</text:p>
              </table:table-cell>
              <table:table-cell office:value-type="float" office:value="0.51695">
                <text:p>0.516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75">
                <text:p>0.975</text:p>
              </table:table-cell>
              <table:table-cell office:value-type="float" office:value="0.586">
                <text:p>0.586</text:p>
              </table:table-cell>
              <table:table-cell office:value-type="float" office:value="0.925">
                <text:p>0.925</text:p>
              </table:table-cell>
              <table:table-cell office:value-type="float" office:value="0.560337">
                <text:p>0.5603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94">
                <text:p>0.94</text:p>
              </table:table-cell>
              <table:table-cell office:value-type="float" office:value="0.640585">
                <text:p>0.640585</text:p>
              </table:table-cell>
              <table:table-cell office:value-type="float" office:value="0.8575">
                <text:p>0.8575</text:p>
              </table:table-cell>
              <table:table-cell office:value-type="float" office:value="0.614804">
                <text:p>0.6148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903333">
                <text:p>0.903333</text:p>
              </table:table-cell>
              <table:table-cell office:value-type="float" office:value="0.644875">
                <text:p>0.644875</text:p>
              </table:table-cell>
              <table:table-cell office:value-type="float" office:value="0.841667">
                <text:p>0.841667</text:p>
              </table:table-cell>
              <table:table-cell office:value-type="float" office:value="0.641193">
                <text:p>0.6411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87875">
                <text:p>0.87875</text:p>
              </table:table-cell>
              <table:table-cell office:value-type="float" office:value="0.70161">
                <text:p>0.70161</text:p>
              </table:table-cell>
              <table:table-cell office:value-type="float" office:value="0.85375">
                <text:p>0.85375</text:p>
              </table:table-cell>
              <table:table-cell office:value-type="float" office:value="0.680645">
                <text:p>0.6806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868">
                <text:p>0.868</text:p>
              </table:table-cell>
              <table:table-cell office:value-type="float" office:value="0.694625">
                <text:p>0.694625</text:p>
              </table:table-cell>
              <table:table-cell office:value-type="float" office:value="0.847">
                <text:p>0.847</text:p>
              </table:table-cell>
              <table:table-cell office:value-type="float" office:value="0.677325">
                <text:p>0.6773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8625">
                <text:p>0.8625</text:p>
              </table:table-cell>
              <table:table-cell office:value-type="float" office:value="0.71502">
                <text:p>0.71502</text:p>
              </table:table-cell>
              <table:table-cell office:value-type="float" office:value="0.823333">
                <text:p>0.823333</text:p>
              </table:table-cell>
              <table:table-cell office:value-type="float" office:value="0.708219">
                <text:p>0.7082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865714">
                <text:p>0.865714</text:p>
              </table:table-cell>
              <table:table-cell office:value-type="float" office:value="0.73884">
                <text:p>0.73884</text:p>
              </table:table-cell>
              <table:table-cell office:value-type="float" office:value="0.828571">
                <text:p>0.828571</text:p>
              </table:table-cell>
              <table:table-cell office:value-type="float" office:value="0.715176">
                <text:p>0.7151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85125">
                <text:p>0.85125</text:p>
              </table:table-cell>
              <table:table-cell office:value-type="float" office:value="0.74787">
                <text:p>0.74787</text:p>
              </table:table-cell>
              <table:table-cell office:value-type="float" office:value="0.82125">
                <text:p>0.82125</text:p>
              </table:table-cell>
              <table:table-cell office:value-type="float" office:value="0.72045">
                <text:p>0.720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841111">
                <text:p>0.841111</text:p>
              </table:table-cell>
              <table:table-cell office:value-type="float" office:value="0.73089">
                <text:p>0.73089</text:p>
              </table:table-cell>
              <table:table-cell office:value-type="float" office:value="0.839444">
                <text:p>0.839444</text:p>
              </table:table-cell>
              <table:table-cell office:value-type="float" office:value="0.731408">
                <text:p>0.7314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8475">
                <text:p>0.8475</text:p>
              </table:table-cell>
              <table:table-cell office:value-type="float" office:value="0.74845">
                <text:p>0.74845</text:p>
              </table:table-cell>
              <table:table-cell office:value-type="float" office:value="0.8305">
                <text:p>0.8305</text:p>
              </table:table-cell>
              <table:table-cell office:value-type="float" office:value="0.743868">
                <text:p>0.7438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">
                <text:p>110</text:p>
              </table:table-cell>
              <table:table-cell office:value-type="float" office:value="0.837727">
                <text:p>0.837727</text:p>
              </table:table-cell>
              <table:table-cell office:value-type="float" office:value="0.741605">
                <text:p>0.741605</text:p>
              </table:table-cell>
              <table:table-cell office:value-type="float" office:value="0.809091">
                <text:p>0.809091</text:p>
              </table:table-cell>
              <table:table-cell office:value-type="float" office:value="0.725668">
                <text:p>0.7256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">
                <text:p>120</text:p>
              </table:table-cell>
              <table:table-cell office:value-type="float" office:value="0.84">
                <text:p>0.84</text:p>
              </table:table-cell>
              <table:table-cell office:value-type="float" office:value="0.751345">
                <text:p>0.751345</text:p>
              </table:table-cell>
              <table:table-cell office:value-type="float" office:value="0.80625">
                <text:p>0.80625</text:p>
              </table:table-cell>
              <table:table-cell office:value-type="float" office:value="0.724477">
                <text:p>0.7244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0">
                <text:p>130</text:p>
              </table:table-cell>
              <table:table-cell office:value-type="float" office:value="0.833846">
                <text:p>0.833846</text:p>
              </table:table-cell>
              <table:table-cell office:value-type="float" office:value="0.748115">
                <text:p>0.748115</text:p>
              </table:table-cell>
              <table:table-cell office:value-type="float" office:value="0.834615">
                <text:p>0.834615</text:p>
              </table:table-cell>
              <table:table-cell office:value-type="float" office:value="0.751998">
                <text:p>0.7519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">
                <text:p>140</text:p>
              </table:table-cell>
              <table:table-cell office:value-type="float" office:value="0.838929">
                <text:p>0.838929</text:p>
              </table:table-cell>
              <table:table-cell office:value-type="float" office:value="0.750545">
                <text:p>0.750545</text:p>
              </table:table-cell>
              <table:table-cell office:value-type="float" office:value="0.818929">
                <text:p>0.818929</text:p>
              </table:table-cell>
              <table:table-cell office:value-type="float" office:value="0.741349">
                <text:p>0.7413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">
                <text:p>150</text:p>
              </table:table-cell>
              <table:table-cell office:value-type="float" office:value="0.832333">
                <text:p>0.832333</text:p>
              </table:table-cell>
              <table:table-cell office:value-type="float" office:value="0.761225">
                <text:p>0.761225</text:p>
              </table:table-cell>
              <table:table-cell office:value-type="float" office:value="0.822">
                <text:p>0.822</text:p>
              </table:table-cell>
              <table:table-cell office:value-type="float" office:value="0.76355">
                <text:p>0.763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">
                <text:p>160</text:p>
              </table:table-cell>
              <table:table-cell office:value-type="float" office:value="0.843125">
                <text:p>0.843125</text:p>
              </table:table-cell>
              <table:table-cell office:value-type="float" office:value="0.761675">
                <text:p>0.761675</text:p>
              </table:table-cell>
              <table:table-cell office:value-type="float" office:value="0.811562">
                <text:p>0.811562</text:p>
              </table:table-cell>
              <table:table-cell office:value-type="float" office:value="0.756316">
                <text:p>0.7563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0">
                <text:p>170</text:p>
              </table:table-cell>
              <table:table-cell office:value-type="float" office:value="0.824118">
                <text:p>0.824118</text:p>
              </table:table-cell>
              <table:table-cell office:value-type="float" office:value="0.7739">
                <text:p>0.7739</text:p>
              </table:table-cell>
              <table:table-cell office:value-type="float" office:value="0.812059">
                <text:p>0.812059</text:p>
              </table:table-cell>
              <table:table-cell office:value-type="float" office:value="0.746968">
                <text:p>0.7469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0">
                <text:p>180</text:p>
              </table:table-cell>
              <table:table-cell office:value-type="float" office:value="0.826667">
                <text:p>0.826667</text:p>
              </table:table-cell>
              <table:table-cell office:value-type="float" office:value="0.764965">
                <text:p>0.764965</text:p>
              </table:table-cell>
              <table:table-cell office:value-type="float" office:value="0.820833">
                <text:p>0.820833</text:p>
              </table:table-cell>
              <table:table-cell office:value-type="float" office:value="0.760247">
                <text:p>0.7602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0">
                <text:p>190</text:p>
              </table:table-cell>
              <table:table-cell office:value-type="float" office:value="0.828947">
                <text:p>0.828947</text:p>
              </table:table-cell>
              <table:table-cell office:value-type="float" office:value="0.769095">
                <text:p>0.769095</text:p>
              </table:table-cell>
              <table:table-cell office:value-type="float" office:value="0.81">
                <text:p>0.81</text:p>
              </table:table-cell>
              <table:table-cell office:value-type="float" office:value="0.760827">
                <text:p>0.7608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">
                <text:p>200</text:p>
              </table:table-cell>
              <table:table-cell office:value-type="float" office:value="0.8225">
                <text:p>0.8225</text:p>
              </table:table-cell>
              <table:table-cell office:value-type="float" office:value="0.76711">
                <text:p>0.76711</text:p>
              </table:table-cell>
              <table:table-cell office:value-type="float" office:value="0.80875">
                <text:p>0.80875</text:p>
              </table:table-cell>
              <table:table-cell office:value-type="float" office:value="0.764579">
                <text:p>0.7645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">
                <text:p>210</text:p>
              </table:table-cell>
              <table:table-cell office:value-type="float" office:value="0.822857">
                <text:p>0.822857</text:p>
              </table:table-cell>
              <table:table-cell office:value-type="float" office:value="0.770535">
                <text:p>0.770535</text:p>
              </table:table-cell>
              <table:table-cell office:value-type="float" office:value="0.803333">
                <text:p>0.803333</text:p>
              </table:table-cell>
              <table:table-cell office:value-type="float" office:value="0.756927">
                <text:p>0.7569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0">
                <text:p>220</text:p>
              </table:table-cell>
              <table:table-cell office:value-type="float" office:value="0.828182">
                <text:p>0.828182</text:p>
              </table:table-cell>
              <table:table-cell office:value-type="float" office:value="0.763095">
                <text:p>0.763095</text:p>
              </table:table-cell>
              <table:table-cell office:value-type="float" office:value="0.803636">
                <text:p>0.803636</text:p>
              </table:table-cell>
              <table:table-cell office:value-type="float" office:value="0.75835">
                <text:p>0.758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0">
                <text:p>230</text:p>
              </table:table-cell>
              <table:table-cell office:value-type="float" office:value="0.82">
                <text:p>0.82</text:p>
              </table:table-cell>
              <table:table-cell office:value-type="float" office:value="0.768685">
                <text:p>0.768685</text:p>
              </table:table-cell>
              <table:table-cell office:value-type="float" office:value="0.82">
                <text:p>0.82</text:p>
              </table:table-cell>
              <table:table-cell office:value-type="float" office:value="0.766279">
                <text:p>0.7662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0">
                <text:p>240</text:p>
              </table:table-cell>
              <table:table-cell office:value-type="float" office:value="0.824167">
                <text:p>0.824167</text:p>
              </table:table-cell>
              <table:table-cell office:value-type="float" office:value="0.77112">
                <text:p>0.77112</text:p>
              </table:table-cell>
              <table:table-cell office:value-type="float" office:value="0.816042">
                <text:p>0.816042</text:p>
              </table:table-cell>
              <table:table-cell office:value-type="float" office:value="0.764214">
                <text:p>0.7642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0">
                <text:p>250</text:p>
              </table:table-cell>
              <table:table-cell office:value-type="float" office:value="0.826">
                <text:p>0.826</text:p>
              </table:table-cell>
              <table:table-cell office:value-type="float" office:value="0.76601">
                <text:p>0.76601</text:p>
              </table:table-cell>
              <table:table-cell office:value-type="float" office:value="0.8016">
                <text:p>0.8016</text:p>
              </table:table-cell>
              <table:table-cell office:value-type="float" office:value="0.768245">
                <text:p>0.768245</text:p>
              </table:table-cell>
            </table:table-row>
          </table:table-rows>
        </table:table>
      </chart:chart>
    </office:chart>
  </office:body>
</office:document-content>
</file>

<file path=Object 6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4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98cm" svg:y="3.454cm" style:legend-expansion="high" chart:style-name="ch2"/>
        <chart:plot-area chart:style-name="ch3" table:cell-range-address="CarEval.A83:CarEval.B102 CarEval.B82:CarEval.B82 CarEval.D82:CarEval.F102" chart:data-source-has-labels="row" svg:x="0.32cm" svg:y="0.18cm" svg:width="11.158cm" svg:height="8.64cm">
          <chartooo:coordinate-region svg:x="1.047cm" svg:y="0.379cm" svg:width="10.15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rEval.B83:CarEval.B102" chart:label-cell-address="CarEval.B82:CarEval.B82" chart:class="chart:scatter">
            <chart:domain table:cell-range-address="CarEval.A83:CarEval.A102"/>
            <chart:data-point chart:repeated="20"/>
          </chart:series>
          <chart:series chart:style-name="ch8" chart:values-cell-range-address="CarEval.D83:CarEval.D102" chart:label-cell-address="CarEval.D82:CarEval.D82" chart:class="chart:scatter">
            <chart:data-point chart:repeated="20"/>
          </chart:series>
          <chart:series chart:style-name="ch9" chart:values-cell-range-address="CarEval.E83:CarEval.E102" chart:label-cell-address="CarEval.E82:CarEval.E82" chart:class="chart:scatter">
            <chart:data-point chart:repeated="20"/>
          </chart:series>
          <chart:series chart:style-name="ch10" chart:values-cell-range-address="CarEval.F83:CarEval.F102" chart:label-cell-address="CarEval.F82:CarEval.F82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-Training%</text:p>
                <draw:g>
                  <svg:desc>CarEval.B82:CarEval.B82</svg:desc>
                </draw:g>
              </table:table-cell>
              <table:table-cell office:value-type="string">
                <text:p>X-TestingExtra%</text:p>
                <draw:g>
                  <svg:desc>CarEval.D82:CarEval.D82</svg:desc>
                </draw:g>
              </table:table-cell>
              <table:table-cell office:value-type="string">
                <text:p>MH-Training%</text:p>
                <draw:g>
                  <svg:desc>CarEval.E82:CarEval.E82</svg:desc>
                </draw:g>
              </table:table-cell>
              <table:table-cell office:value-type="string">
                <text:p>MH-TestingExtra%</text:p>
                <draw:g>
                  <svg:desc>CarEval.F82:CarEval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rEval.A83:CarEval.A102</svg:desc>
                </draw:g>
              </table:table-cell>
              <table:table-cell office:value-type="float" office:value="1">
                <text:p>1</text:p>
                <draw:g>
                  <svg:desc>CarEval.B83:CarEval.B102</svg:desc>
                </draw:g>
              </table:table-cell>
              <table:table-cell office:value-type="float" office:value="0.49266">
                <text:p>0.49266</text:p>
                <draw:g>
                  <svg:desc>CarEval.D83:CarEval.D102</svg:desc>
                </draw:g>
              </table:table-cell>
              <table:table-cell office:value-type="float" office:value="1">
                <text:p>1</text:p>
                <draw:g>
                  <svg:desc>CarEval.E83:CarEval.E102</svg:desc>
                </draw:g>
              </table:table-cell>
              <table:table-cell office:value-type="float" office:value="0.390921">
                <text:p>0.390921</text:p>
                <draw:g>
                  <svg:desc>CarEval.F83:CarEval.F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52305">
                <text:p>0.552305</text:p>
              </table:table-cell>
              <table:table-cell office:value-type="float" office:value="1">
                <text:p>1</text:p>
              </table:table-cell>
              <table:table-cell office:value-type="float" office:value="0.432937">
                <text:p>0.4329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582335">
                <text:p>0.582335</text:p>
              </table:table-cell>
              <table:table-cell office:value-type="float" office:value="0.95">
                <text:p>0.95</text:p>
              </table:table-cell>
              <table:table-cell office:value-type="float" office:value="0.442738">
                <text:p>0.4427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61537">
                <text:p>0.61537</text:p>
              </table:table-cell>
              <table:table-cell office:value-type="float" office:value="0.9875">
                <text:p>0.9875</text:p>
              </table:table-cell>
              <table:table-cell office:value-type="float" office:value="0.483753">
                <text:p>0.4837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631895">
                <text:p>0.631895</text:p>
              </table:table-cell>
              <table:table-cell office:value-type="float" office:value="0.95">
                <text:p>0.95</text:p>
              </table:table-cell>
              <table:table-cell office:value-type="float" office:value="0.508952">
                <text:p>0.508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612225">
                <text:p>0.612225</text:p>
              </table:table-cell>
              <table:table-cell office:value-type="float" office:value="0.941667">
                <text:p>0.941667</text:p>
              </table:table-cell>
              <table:table-cell office:value-type="float" office:value="0.547846">
                <text:p>0.5478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57182">
                <text:p>0.57182</text:p>
              </table:table-cell>
              <table:table-cell office:value-type="float" office:value="0.942857">
                <text:p>0.942857</text:p>
              </table:table-cell>
              <table:table-cell office:value-type="float" office:value="0.547387">
                <text:p>0.5473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875">
                <text:p>0.9875</text:p>
              </table:table-cell>
              <table:table-cell office:value-type="float" office:value="0.568185">
                <text:p>0.568185</text:p>
              </table:table-cell>
              <table:table-cell office:value-type="float" office:value="0.91875">
                <text:p>0.91875</text:p>
              </table:table-cell>
              <table:table-cell office:value-type="float" office:value="0.508456">
                <text:p>0.508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83333">
                <text:p>0.983333</text:p>
              </table:table-cell>
              <table:table-cell office:value-type="float" office:value="0.609685">
                <text:p>0.609685</text:p>
              </table:table-cell>
              <table:table-cell office:value-type="float" office:value="0.938889">
                <text:p>0.938889</text:p>
              </table:table-cell>
              <table:table-cell office:value-type="float" office:value="0.592692">
                <text:p>0.5926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75">
                <text:p>0.975</text:p>
              </table:table-cell>
              <table:table-cell office:value-type="float" office:value="0.688245">
                <text:p>0.688245</text:p>
              </table:table-cell>
              <table:table-cell office:value-type="float" office:value="0.93">
                <text:p>0.93</text:p>
              </table:table-cell>
              <table:table-cell office:value-type="float" office:value="0.596348">
                <text:p>0.5963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915">
                <text:p>0.915</text:p>
              </table:table-cell>
              <table:table-cell office:value-type="float" office:value="0.71423">
                <text:p>0.71423</text:p>
              </table:table-cell>
              <table:table-cell office:value-type="float" office:value="0.8775">
                <text:p>0.8775</text:p>
              </table:table-cell>
              <table:table-cell office:value-type="float" office:value="0.67394">
                <text:p>0.673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925">
                <text:p>0.925</text:p>
              </table:table-cell>
              <table:table-cell office:value-type="float" office:value="0.771715">
                <text:p>0.771715</text:p>
              </table:table-cell>
              <table:table-cell office:value-type="float" office:value="0.878333">
                <text:p>0.878333</text:p>
              </table:table-cell>
              <table:table-cell office:value-type="float" office:value="0.714212">
                <text:p>0.7142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925">
                <text:p>0.925</text:p>
              </table:table-cell>
              <table:table-cell office:value-type="float" office:value="0.78926">
                <text:p>0.78926</text:p>
              </table:table-cell>
              <table:table-cell office:value-type="float" office:value="0.8775">
                <text:p>0.8775</text:p>
              </table:table-cell>
              <table:table-cell office:value-type="float" office:value="0.746529">
                <text:p>0.7465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897">
                <text:p>0.897</text:p>
              </table:table-cell>
              <table:table-cell office:value-type="float" office:value="0.79474">
                <text:p>0.79474</text:p>
              </table:table-cell>
              <table:table-cell office:value-type="float" office:value="0.901">
                <text:p>0.901</text:p>
              </table:table-cell>
              <table:table-cell office:value-type="float" office:value="0.78164">
                <text:p>0.781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901667">
                <text:p>0.901667</text:p>
              </table:table-cell>
              <table:table-cell office:value-type="float" office:value="0.80164">
                <text:p>0.80164</text:p>
              </table:table-cell>
              <table:table-cell office:value-type="float" office:value="0.870833">
                <text:p>0.870833</text:p>
              </table:table-cell>
              <table:table-cell office:value-type="float" office:value="0.767694">
                <text:p>0.7676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884286">
                <text:p>0.884286</text:p>
              </table:table-cell>
              <table:table-cell office:value-type="float" office:value="0.797565">
                <text:p>0.797565</text:p>
              </table:table-cell>
              <table:table-cell office:value-type="float" office:value="0.870714">
                <text:p>0.870714</text:p>
              </table:table-cell>
              <table:table-cell office:value-type="float" office:value="0.768265">
                <text:p>0.7682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886875">
                <text:p>0.886875</text:p>
              </table:table-cell>
              <table:table-cell office:value-type="float" office:value="0.809755">
                <text:p>0.809755</text:p>
              </table:table-cell>
              <table:table-cell office:value-type="float" office:value="0.875">
                <text:p>0.875</text:p>
              </table:table-cell>
              <table:table-cell office:value-type="float" office:value="0.800082">
                <text:p>0.8000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883889">
                <text:p>0.883889</text:p>
              </table:table-cell>
              <table:table-cell office:value-type="float" office:value="0.80833">
                <text:p>0.80833</text:p>
              </table:table-cell>
              <table:table-cell office:value-type="float" office:value="0.868889">
                <text:p>0.868889</text:p>
              </table:table-cell>
              <table:table-cell office:value-type="float" office:value="0.792168">
                <text:p>0.7921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8705">
                <text:p>0.8705</text:p>
              </table:table-cell>
              <table:table-cell office:value-type="float" office:value="0.812405">
                <text:p>0.812405</text:p>
              </table:table-cell>
              <table:table-cell office:value-type="float" office:value="0.8665">
                <text:p>0.8665</text:p>
              </table:table-cell>
              <table:table-cell office:value-type="float" office:value="0.79221">
                <text:p>0.792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8825">
                <text:p>0.8825</text:p>
              </table:table-cell>
              <table:table-cell office:value-type="float" office:value="0.833655">
                <text:p>0.833655</text:p>
              </table:table-cell>
              <table:table-cell office:value-type="float" office:value="0.87075">
                <text:p>0.87075</text:p>
              </table:table-cell>
              <table:table-cell office:value-type="float" office:value="0.82926">
                <text:p>0.82926</text:p>
              </table:table-cell>
            </table:table-row>
          </table:table-rows>
        </table:table>
      </chart:chart>
    </office:chart>
  </office:body>
</office:document-content>
</file>

<file path=Object 6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403cm" svg:height="8.299cm" xlink:href=".." xlink:type="simple" chart:class="chart:scatter" chart:style-name="ch1">
        <chart:legend chart:legend-position="end" svg:x="11.201cm" svg:y="3.103cm" style:legend-expansion="high" chart:style-name="ch2"/>
        <chart:plot-area chart:style-name="ch3" table:cell-range-address="Nursery.A45:Nursery.B63 Nursery.B44:Nursery.B44 Nursery.D44:Nursery.F63" chart:data-source-has-labels="row" svg:x="0.308cm" svg:y="0.165cm" svg:width="10.585cm" svg:height="7.969cm">
          <chartooo:coordinate-region svg:x="1.22cm" svg:y="0.364cm" svg:width="9.301cm" svg:height="7.1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ursery.B45:Nursery.B63" chart:label-cell-address="Nursery.B44:Nursery.B44" chart:class="chart:scatter">
            <chart:domain table:cell-range-address="Nursery.A45:Nursery.A63"/>
            <chart:data-point chart:repeated="19"/>
          </chart:series>
          <chart:series chart:style-name="ch8" chart:values-cell-range-address="Nursery.D45:Nursery.D63" chart:label-cell-address="Nursery.D44:Nursery.D44" chart:class="chart:scatter">
            <chart:data-point chart:repeated="19"/>
          </chart:series>
          <chart:series chart:style-name="ch9" chart:values-cell-range-address="Nursery.E45:Nursery.E63" chart:label-cell-address="Nursery.E44:Nursery.E44" chart:class="chart:scatter">
            <chart:data-point chart:repeated="19"/>
          </chart:series>
          <chart:series chart:style-name="ch10" chart:values-cell-range-address="Nursery.F45:Nursery.F63" chart:label-cell-address="Nursery.F44:Nursery.F44" chart:class="chart:scatte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-Training%</text:p>
                <draw:g>
                  <svg:desc>Nursery.B44:Nursery.B44</svg:desc>
                </draw:g>
              </table:table-cell>
              <table:table-cell office:value-type="string">
                <text:p>X-TestingExtra%</text:p>
                <draw:g>
                  <svg:desc>Nursery.D44:Nursery.D44</svg:desc>
                </draw:g>
              </table:table-cell>
              <table:table-cell office:value-type="string">
                <text:p>MH-Training%</text:p>
                <draw:g>
                  <svg:desc>Nursery.E44:Nursery.E44</svg:desc>
                </draw:g>
              </table:table-cell>
              <table:table-cell office:value-type="string">
                <text:p>MH-TestingExtra%</text:p>
                <draw:g>
                  <svg:desc>Nursery.F44:Nursery.F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Nursery.A45:Nursery.A63</svg:desc>
                </draw:g>
              </table:table-cell>
              <table:table-cell office:value-type="float" office:value="0.99">
                <text:p>0.99</text:p>
                <draw:g>
                  <svg:desc>Nursery.B45:Nursery.B63</svg:desc>
                </draw:g>
              </table:table-cell>
              <table:table-cell office:value-type="float" office:value="0.73755">
                <text:p>0.73755</text:p>
                <draw:g>
                  <svg:desc>Nursery.D45:Nursery.D63</svg:desc>
                </draw:g>
              </table:table-cell>
              <table:table-cell office:value-type="float" office:value="0.92">
                <text:p>0.92</text:p>
                <draw:g>
                  <svg:desc>Nursery.E45:Nursery.E63</svg:desc>
                </draw:g>
              </table:table-cell>
              <table:table-cell office:value-type="float" office:value="0.619875">
                <text:p>0.619875</text:p>
                <draw:g>
                  <svg:desc>Nursery.F45:Nursery.F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9775">
                <text:p>0.9775</text:p>
              </table:table-cell>
              <table:table-cell office:value-type="float" office:value="0.8382">
                <text:p>0.8382</text:p>
              </table:table-cell>
              <table:table-cell office:value-type="float" office:value="0.97">
                <text:p>0.97</text:p>
              </table:table-cell>
              <table:table-cell office:value-type="float" office:value="0.833002">
                <text:p>0.833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948333">
                <text:p>0.948333</text:p>
              </table:table-cell>
              <table:table-cell office:value-type="float" office:value="0.860145">
                <text:p>0.860145</text:p>
              </table:table-cell>
              <table:table-cell office:value-type="float" office:value="0.948333">
                <text:p>0.948333</text:p>
              </table:table-cell>
              <table:table-cell office:value-type="float" office:value="0.880355">
                <text:p>0.8803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95875">
                <text:p>0.95875</text:p>
              </table:table-cell>
              <table:table-cell office:value-type="float" office:value="0.869855">
                <text:p>0.869855</text:p>
              </table:table-cell>
              <table:table-cell office:value-type="float" office:value="0.93">
                <text:p>0.93</text:p>
              </table:table-cell>
              <table:table-cell office:value-type="float" office:value="0.853294">
                <text:p>0.8532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941">
                <text:p>0.941</text:p>
              </table:table-cell>
              <table:table-cell office:value-type="float" office:value="0.875285">
                <text:p>0.875285</text:p>
              </table:table-cell>
              <table:table-cell office:value-type="float" office:value="0.945">
                <text:p>0.945</text:p>
              </table:table-cell>
              <table:table-cell office:value-type="float" office:value="0.87919">
                <text:p>0.879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949167">
                <text:p>0.949167</text:p>
              </table:table-cell>
              <table:table-cell office:value-type="float" office:value="0.88592">
                <text:p>0.88592</text:p>
              </table:table-cell>
              <table:table-cell office:value-type="float" office:value="0.930833">
                <text:p>0.930833</text:p>
              </table:table-cell>
              <table:table-cell office:value-type="float" office:value="0.877191">
                <text:p>0.8771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951429">
                <text:p>0.951429</text:p>
              </table:table-cell>
              <table:table-cell office:value-type="float" office:value="0.89035">
                <text:p>0.89035</text:p>
              </table:table-cell>
              <table:table-cell office:value-type="float" office:value="0.936429">
                <text:p>0.936429</text:p>
              </table:table-cell>
              <table:table-cell office:value-type="float" office:value="0.890011">
                <text:p>0.8900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95125">
                <text:p>0.95125</text:p>
              </table:table-cell>
              <table:table-cell office:value-type="float" office:value="0.902185">
                <text:p>0.902185</text:p>
              </table:table-cell>
              <table:table-cell office:value-type="float" office:value="0.940625">
                <text:p>0.940625</text:p>
              </table:table-cell>
              <table:table-cell office:value-type="float" office:value="0.897992">
                <text:p>0.897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944444">
                <text:p>0.944444</text:p>
              </table:table-cell>
              <table:table-cell office:value-type="float" office:value="0.898305">
                <text:p>0.898305</text:p>
              </table:table-cell>
              <table:table-cell office:value-type="float" office:value="0.941667">
                <text:p>0.941667</text:p>
              </table:table-cell>
              <table:table-cell office:value-type="float" office:value="0.89901">
                <text:p>0.899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9395">
                <text:p>0.9395</text:p>
              </table:table-cell>
              <table:table-cell office:value-type="float" office:value="0.893">
                <text:p>0.893</text:p>
              </table:table-cell>
              <table:table-cell office:value-type="float" office:value="0.951">
                <text:p>0.951</text:p>
              </table:table-cell>
              <table:table-cell office:value-type="float" office:value="0.9059">
                <text:p>0.90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0.93675">
                <text:p>0.93675</text:p>
              </table:table-cell>
              <table:table-cell office:value-type="float" office:value="0.914815">
                <text:p>0.914815</text:p>
              </table:table-cell>
              <table:table-cell office:value-type="float" office:value="0.94125">
                <text:p>0.94125</text:p>
              </table:table-cell>
              <table:table-cell office:value-type="float" office:value="0.917341">
                <text:p>0.9173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0.937833">
                <text:p>0.937833</text:p>
              </table:table-cell>
              <table:table-cell office:value-type="float" office:value="0.91944">
                <text:p>0.91944</text:p>
              </table:table-cell>
              <table:table-cell office:value-type="float" office:value="0.940667">
                <text:p>0.940667</text:p>
              </table:table-cell>
              <table:table-cell office:value-type="float" office:value="0.920311">
                <text:p>0.9203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  <table:table-cell office:value-type="float" office:value="0.930875">
                <text:p>0.930875</text:p>
              </table:table-cell>
              <table:table-cell office:value-type="float" office:value="0.921645">
                <text:p>0.921645</text:p>
              </table:table-cell>
              <table:table-cell office:value-type="float" office:value="0.933875">
                <text:p>0.933875</text:p>
              </table:table-cell>
              <table:table-cell office:value-type="float" office:value="0.921188">
                <text:p>0.9211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">
                <text:p>500</text:p>
              </table:table-cell>
              <table:table-cell office:value-type="float" office:value="0.9346">
                <text:p>0.9346</text:p>
              </table:table-cell>
              <table:table-cell office:value-type="float" office:value="0.92217">
                <text:p>0.92217</text:p>
              </table:table-cell>
              <table:table-cell office:value-type="float" office:value="0.9316">
                <text:p>0.9316</text:p>
              </table:table-cell>
              <table:table-cell office:value-type="float" office:value="0.919661">
                <text:p>0.9196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">
                <text:p>600</text:p>
              </table:table-cell>
              <table:table-cell office:value-type="float" office:value="0.930917">
                <text:p>0.930917</text:p>
              </table:table-cell>
              <table:table-cell office:value-type="float" office:value="0.92415">
                <text:p>0.92415</text:p>
              </table:table-cell>
              <table:table-cell office:value-type="float" office:value="0.930167">
                <text:p>0.930167</text:p>
              </table:table-cell>
              <table:table-cell office:value-type="float" office:value="0.92296">
                <text:p>0.922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">
                <text:p>700</text:p>
              </table:table-cell>
              <table:table-cell office:value-type="float" office:value="0.936143">
                <text:p>0.936143</text:p>
              </table:table-cell>
              <table:table-cell office:value-type="float" office:value="0.92494">
                <text:p>0.92494</text:p>
              </table:table-cell>
              <table:table-cell office:value-type="float" office:value="0.931714">
                <text:p>0.931714</text:p>
              </table:table-cell>
              <table:table-cell office:value-type="float" office:value="0.922831">
                <text:p>0.9228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0.931">
                <text:p>0.931</text:p>
              </table:table-cell>
              <table:table-cell office:value-type="float" office:value="0.924375">
                <text:p>0.924375</text:p>
              </table:table-cell>
              <table:table-cell office:value-type="float" office:value="0.931813">
                <text:p>0.931813</text:p>
              </table:table-cell>
              <table:table-cell office:value-type="float" office:value="0.923897">
                <text:p>0.9238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0.931833">
                <text:p>0.931833</text:p>
              </table:table-cell>
              <table:table-cell office:value-type="float" office:value="0.923875">
                <text:p>0.923875</text:p>
              </table:table-cell>
              <table:table-cell office:value-type="float" office:value="0.929111">
                <text:p>0.929111</text:p>
              </table:table-cell>
              <table:table-cell office:value-type="float" office:value="0.925225">
                <text:p>0.9252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">
                <text:p>1000</text:p>
              </table:table-cell>
              <table:table-cell office:value-type="float" office:value="0.9287">
                <text:p>0.9287</text:p>
              </table:table-cell>
              <table:table-cell office:value-type="float" office:value="0.92343">
                <text:p>0.92343</text:p>
              </table:table-cell>
              <table:table-cell office:value-type="float" office:value="0.93015">
                <text:p>0.93015</text:p>
              </table:table-cell>
              <table:table-cell office:value-type="float" office:value="0.925921">
                <text:p>0.925921</text:p>
              </table:table-cell>
            </table:table-row>
          </table:table-rows>
        </table:table>
      </chart:chart>
    </office:chart>
  </office:body>
</office:document-content>
</file>

<file path=Object 6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3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98cm" svg:y="3.454cm" style:legend-expansion="high" chart:style-name="ch2"/>
        <chart:plot-area chart:style-name="ch3" table:cell-range-address="MammographicMass.A58:MammographicMass.E92" chart:data-source-has-labels="row" svg:x="0.32cm" svg:y="0.18cm" svg:width="11.158cm" svg:height="8.64cm">
          <chartooo:coordinate-region svg:x="1.047cm" svg:y="0.379cm" svg:width="10.15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mmographicMass.B59:MammographicMass.B92" chart:label-cell-address="MammographicMass.B58:MammographicMass.B58" chart:class="chart:scatter">
            <chart:domain table:cell-range-address="MammographicMass.A59:MammographicMass.A92"/>
            <chart:data-point chart:repeated="34"/>
          </chart:series>
          <chart:series chart:style-name="ch8" chart:values-cell-range-address="MammographicMass.C59:MammographicMass.C92" chart:label-cell-address="MammographicMass.C58:MammographicMass.C58" chart:class="chart:scatter">
            <chart:data-point chart:repeated="34"/>
          </chart:series>
          <chart:series chart:style-name="ch9" chart:values-cell-range-address="MammographicMass.D59:MammographicMass.D92" chart:label-cell-address="MammographicMass.D58:MammographicMass.D58" chart:class="chart:scatter">
            <chart:data-point chart:repeated="34"/>
          </chart:series>
          <chart:series chart:style-name="ch10" chart:values-cell-range-address="MammographicMass.E59:MammographicMass.E92" chart:label-cell-address="MammographicMass.E58:MammographicMass.E58" chart:class="chart:scatter">
            <chart:data-point chart:repeated="3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-Training%</text:p>
                <draw:g>
                  <svg:desc>MammographicMass.B58:MammographicMass.B58</svg:desc>
                </draw:g>
              </table:table-cell>
              <table:table-cell office:value-type="string">
                <text:p>X-Testing%</text:p>
                <draw:g>
                  <svg:desc>MammographicMass.C58:MammographicMass.C58</svg:desc>
                </draw:g>
              </table:table-cell>
              <table:table-cell office:value-type="string">
                <text:p>MH-Training%</text:p>
                <draw:g>
                  <svg:desc>MammographicMass.D58:MammographicMass.D58</svg:desc>
                </draw:g>
              </table:table-cell>
              <table:table-cell office:value-type="string">
                <text:p>MH-TestingExtra%</text:p>
                <draw:g>
                  <svg:desc>MammographicMass.E58:MammographicMass.E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mmographicMass.A59:MammographicMass.A92</svg:desc>
                </draw:g>
              </table:table-cell>
              <table:table-cell office:value-type="float" office:value="1">
                <text:p>1</text:p>
                <draw:g>
                  <svg:desc>MammographicMass.B59:MammographicMass.B92</svg:desc>
                </draw:g>
              </table:table-cell>
              <table:table-cell office:value-type="float" office:value="0.42389">
                <text:p>0.42389</text:p>
                <draw:g>
                  <svg:desc>MammographicMass.C59:MammographicMass.C92</svg:desc>
                </draw:g>
              </table:table-cell>
              <table:table-cell office:value-type="float" office:value="1">
                <text:p>1</text:p>
                <draw:g>
                  <svg:desc>MammographicMass.D59:MammographicMass.D92</svg:desc>
                </draw:g>
              </table:table-cell>
              <table:table-cell office:value-type="float" office:value="0.382655">
                <text:p>0.382655</text:p>
                <draw:g>
                  <svg:desc>MammographicMass.E59:MammographicMass.E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41242">
                <text:p>0.41242</text:p>
              </table:table-cell>
              <table:table-cell office:value-type="float" office:value="0.975">
                <text:p>0.975</text:p>
              </table:table-cell>
              <table:table-cell office:value-type="float" office:value="0.395608">
                <text:p>0.3956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44587">
                <text:p>0.44587</text:p>
              </table:table-cell>
              <table:table-cell office:value-type="float" office:value="0.966667">
                <text:p>0.966667</text:p>
              </table:table-cell>
              <table:table-cell office:value-type="float" office:value="0.500311">
                <text:p>0.5003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44523">
                <text:p>0.44523</text:p>
              </table:table-cell>
              <table:table-cell office:value-type="float" office:value="0.95">
                <text:p>0.95</text:p>
              </table:table-cell>
              <table:table-cell office:value-type="float" office:value="0.450549">
                <text:p>0.4505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473865">
                <text:p>0.473865</text:p>
              </table:table-cell>
              <table:table-cell office:value-type="float" office:value="1">
                <text:p>1</text:p>
              </table:table-cell>
              <table:table-cell office:value-type="float" office:value="0.53959">
                <text:p>0.539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550965">
                <text:p>0.550965</text:p>
              </table:table-cell>
              <table:table-cell office:value-type="float" office:value="0.966667">
                <text:p>0.966667</text:p>
              </table:table-cell>
              <table:table-cell office:value-type="float" office:value="0.621739">
                <text:p>0.6217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59298">
                <text:p>0.59298</text:p>
              </table:table-cell>
              <table:table-cell office:value-type="float" office:value="0.964286">
                <text:p>0.964286</text:p>
              </table:table-cell>
              <table:table-cell office:value-type="float" office:value="0.59684">
                <text:p>0.596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62283">
                <text:p>0.62283</text:p>
              </table:table-cell>
              <table:table-cell office:value-type="float" office:value="0.9625">
                <text:p>0.9625</text:p>
              </table:table-cell>
              <table:table-cell office:value-type="float" office:value="0.580391">
                <text:p>0.5803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94444">
                <text:p>0.994444</text:p>
              </table:table-cell>
              <table:table-cell office:value-type="float" office:value="0.554195">
                <text:p>0.554195</text:p>
              </table:table-cell>
              <table:table-cell office:value-type="float" office:value="0.961111">
                <text:p>0.961111</text:p>
              </table:table-cell>
              <table:table-cell office:value-type="float" office:value="0.629656">
                <text:p>0.6296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59364">
                <text:p>0.59364</text:p>
              </table:table-cell>
              <table:table-cell office:value-type="float" office:value="0.985">
                <text:p>0.985</text:p>
              </table:table-cell>
              <table:table-cell office:value-type="float" office:value="0.665867">
                <text:p>0.6658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9925">
                <text:p>0.9925</text:p>
              </table:table-cell>
              <table:table-cell office:value-type="float" office:value="0.78666">
                <text:p>0.78666</text:p>
              </table:table-cell>
              <table:table-cell office:value-type="float" office:value="0.965">
                <text:p>0.965</text:p>
              </table:table-cell>
              <table:table-cell office:value-type="float" office:value="0.780984">
                <text:p>0.7809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99">
                <text:p>0.99</text:p>
              </table:table-cell>
              <table:table-cell office:value-type="float" office:value="0.83178">
                <text:p>0.83178</text:p>
              </table:table-cell>
              <table:table-cell office:value-type="float" office:value="0.966667">
                <text:p>0.966667</text:p>
              </table:table-cell>
              <table:table-cell office:value-type="float" office:value="0.803429">
                <text:p>0.803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99375">
                <text:p>0.99375</text:p>
              </table:table-cell>
              <table:table-cell office:value-type="float" office:value="0.839165">
                <text:p>0.839165</text:p>
              </table:table-cell>
              <table:table-cell office:value-type="float" office:value="0.945">
                <text:p>0.945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989">
                <text:p>0.989</text:p>
              </table:table-cell>
              <table:table-cell office:value-type="float" office:value="0.86569">
                <text:p>0.86569</text:p>
              </table:table-cell>
              <table:table-cell office:value-type="float" office:value="0.954">
                <text:p>0.954</text:p>
              </table:table-cell>
              <table:table-cell office:value-type="float" office:value="0.849028">
                <text:p>0.8490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98">
                <text:p>0.98</text:p>
              </table:table-cell>
              <table:table-cell office:value-type="float" office:value="0.86363">
                <text:p>0.86363</text:p>
              </table:table-cell>
              <table:table-cell office:value-type="float" office:value="0.945833">
                <text:p>0.945833</text:p>
              </table:table-cell>
              <table:table-cell office:value-type="float" office:value="0.857548">
                <text:p>0.8575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984286">
                <text:p>0.984286</text:p>
              </table:table-cell>
              <table:table-cell office:value-type="float" office:value="0.865925">
                <text:p>0.865925</text:p>
              </table:table-cell>
              <table:table-cell office:value-type="float" office:value="0.942143">
                <text:p>0.942143</text:p>
              </table:table-cell>
              <table:table-cell office:value-type="float" office:value="0.861214">
                <text:p>0.8612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983125">
                <text:p>0.983125</text:p>
              </table:table-cell>
              <table:table-cell office:value-type="float" office:value="0.86734">
                <text:p>0.86734</text:p>
              </table:table-cell>
              <table:table-cell office:value-type="float" office:value="0.93625">
                <text:p>0.93625</text:p>
              </table:table-cell>
              <table:table-cell office:value-type="float" office:value="0.86114">
                <text:p>0.861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98">
                <text:p>0.98</text:p>
              </table:table-cell>
              <table:table-cell office:value-type="float" office:value="0.87538">
                <text:p>0.87538</text:p>
              </table:table-cell>
              <table:table-cell office:value-type="float" office:value="0.946667">
                <text:p>0.946667</text:p>
              </table:table-cell>
              <table:table-cell office:value-type="float" office:value="0.867733">
                <text:p>0.8677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9715">
                <text:p>0.9715</text:p>
              </table:table-cell>
              <table:table-cell office:value-type="float" office:value="0.871275">
                <text:p>0.871275</text:p>
              </table:table-cell>
              <table:table-cell office:value-type="float" office:value="0.929">
                <text:p>0.929</text:p>
              </table:table-cell>
              <table:table-cell office:value-type="float" office:value="0.875244">
                <text:p>0.8752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">
                <text:p>110</text:p>
              </table:table-cell>
              <table:table-cell office:value-type="float" office:value="0.973182">
                <text:p>0.973182</text:p>
              </table:table-cell>
              <table:table-cell office:value-type="float" office:value="0.87344">
                <text:p>0.87344</text:p>
              </table:table-cell>
              <table:table-cell office:value-type="float" office:value="0.946364">
                <text:p>0.946364</text:p>
              </table:table-cell>
              <table:table-cell office:value-type="float" office:value="0.870602">
                <text:p>0.870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">
                <text:p>120</text:p>
              </table:table-cell>
              <table:table-cell office:value-type="float" office:value="0.97">
                <text:p>0.97</text:p>
              </table:table-cell>
              <table:table-cell office:value-type="float" office:value="0.875875">
                <text:p>0.875875</text:p>
              </table:table-cell>
              <table:table-cell office:value-type="float" office:value="0.929583">
                <text:p>0.929583</text:p>
              </table:table-cell>
              <table:table-cell office:value-type="float" office:value="0.871583">
                <text:p>0.8715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0">
                <text:p>130</text:p>
              </table:table-cell>
              <table:table-cell office:value-type="float" office:value="0.969231">
                <text:p>0.969231</text:p>
              </table:table-cell>
              <table:table-cell office:value-type="float" office:value="0.87565">
                <text:p>0.87565</text:p>
              </table:table-cell>
              <table:table-cell office:value-type="float" office:value="0.929231">
                <text:p>0.929231</text:p>
              </table:table-cell>
              <table:table-cell office:value-type="float" office:value="0.875579">
                <text:p>0.8755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">
                <text:p>140</text:p>
              </table:table-cell>
              <table:table-cell office:value-type="float" office:value="0.964286">
                <text:p>0.964286</text:p>
              </table:table-cell>
              <table:table-cell office:value-type="float" office:value="0.87665">
                <text:p>0.87665</text:p>
              </table:table-cell>
              <table:table-cell office:value-type="float" office:value="0.931786">
                <text:p>0.931786</text:p>
              </table:table-cell>
              <table:table-cell office:value-type="float" office:value="0.872652">
                <text:p>0.8726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">
                <text:p>150</text:p>
              </table:table-cell>
              <table:table-cell office:value-type="float" office:value="0.967">
                <text:p>0.967</text:p>
              </table:table-cell>
              <table:table-cell office:value-type="float" office:value="0.87407">
                <text:p>0.87407</text:p>
              </table:table-cell>
              <table:table-cell office:value-type="float" office:value="0.932333">
                <text:p>0.932333</text:p>
              </table:table-cell>
              <table:table-cell office:value-type="float" office:value="0.876008">
                <text:p>0.8760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">
                <text:p>160</text:p>
              </table:table-cell>
              <table:table-cell office:value-type="float" office:value="0.958438">
                <text:p>0.958438</text:p>
              </table:table-cell>
              <table:table-cell office:value-type="float" office:value="0.87615">
                <text:p>0.87615</text:p>
              </table:table-cell>
              <table:table-cell office:value-type="float" office:value="0.934687">
                <text:p>0.934687</text:p>
              </table:table-cell>
              <table:table-cell office:value-type="float" office:value="0.87459">
                <text:p>0.874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0">
                <text:p>170</text:p>
              </table:table-cell>
              <table:table-cell office:value-type="float" office:value="0.960588">
                <text:p>0.960588</text:p>
              </table:table-cell>
              <table:table-cell office:value-type="float" office:value="0.877925">
                <text:p>0.877925</text:p>
              </table:table-cell>
              <table:table-cell office:value-type="float" office:value="0.918529">
                <text:p>0.918529</text:p>
              </table:table-cell>
              <table:table-cell office:value-type="float" office:value="0.876634">
                <text:p>0.8766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0">
                <text:p>180</text:p>
              </table:table-cell>
              <table:table-cell office:value-type="float" office:value="0.957222">
                <text:p>0.957222</text:p>
              </table:table-cell>
              <table:table-cell office:value-type="float" office:value="0.875805">
                <text:p>0.875805</text:p>
              </table:table-cell>
              <table:table-cell office:value-type="float" office:value="0.928611">
                <text:p>0.928611</text:p>
              </table:table-cell>
              <table:table-cell office:value-type="float" office:value="0.876265">
                <text:p>0.8762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0">
                <text:p>190</text:p>
              </table:table-cell>
              <table:table-cell office:value-type="float" office:value="0.959737">
                <text:p>0.959737</text:p>
              </table:table-cell>
              <table:table-cell office:value-type="float" office:value="0.879105">
                <text:p>0.879105</text:p>
              </table:table-cell>
              <table:table-cell office:value-type="float" office:value="0.929737">
                <text:p>0.929737</text:p>
              </table:table-cell>
              <table:table-cell office:value-type="float" office:value="0.876668">
                <text:p>0.8766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">
                <text:p>200</text:p>
              </table:table-cell>
              <table:table-cell office:value-type="float" office:value="0.9615">
                <text:p>0.9615</text:p>
              </table:table-cell>
              <table:table-cell office:value-type="float" office:value="0.87954">
                <text:p>0.87954</text:p>
              </table:table-cell>
              <table:table-cell office:value-type="float" office:value="0.92625">
                <text:p>0.92625</text:p>
              </table:table-cell>
              <table:table-cell office:value-type="float" office:value="0.877855">
                <text:p>0.8778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">
                <text:p>210</text:p>
              </table:table-cell>
              <table:table-cell office:value-type="float" office:value="0.956667">
                <text:p>0.956667</text:p>
              </table:table-cell>
              <table:table-cell office:value-type="float" office:value="0.87973">
                <text:p>0.87973</text:p>
              </table:table-cell>
              <table:table-cell office:value-type="float" office:value="0.922857">
                <text:p>0.922857</text:p>
              </table:table-cell>
              <table:table-cell office:value-type="float" office:value="0.878766">
                <text:p>0.8787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0">
                <text:p>220</text:p>
              </table:table-cell>
              <table:table-cell office:value-type="float" office:value="0.955">
                <text:p>0.955</text:p>
              </table:table-cell>
              <table:table-cell office:value-type="float" office:value="0.879445">
                <text:p>0.879445</text:p>
              </table:table-cell>
              <table:table-cell office:value-type="float" office:value="0.929318">
                <text:p>0.929318</text:p>
              </table:table-cell>
              <table:table-cell office:value-type="float" office:value="0.878269">
                <text:p>0.8782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0">
                <text:p>230</text:p>
              </table:table-cell>
              <table:table-cell office:value-type="float" office:value="0.957609">
                <text:p>0.957609</text:p>
              </table:table-cell>
              <table:table-cell office:value-type="float" office:value="0.879545">
                <text:p>0.879545</text:p>
              </table:table-cell>
              <table:table-cell office:value-type="float" office:value="0.923696">
                <text:p>0.923696</text:p>
              </table:table-cell>
              <table:table-cell office:value-type="float" office:value="0.878078">
                <text:p>0.8780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0">
                <text:p>240</text:p>
              </table:table-cell>
              <table:table-cell office:value-type="float" office:value="0.957083">
                <text:p>0.957083</text:p>
              </table:table-cell>
              <table:table-cell office:value-type="float" office:value="0.88054">
                <text:p>0.88054</text:p>
              </table:table-cell>
              <table:table-cell office:value-type="float" office:value="0.924167">
                <text:p>0.924167</text:p>
              </table:table-cell>
              <table:table-cell office:value-type="float" office:value="0.8807">
                <text:p>0.88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0">
                <text:p>250</text:p>
              </table:table-cell>
              <table:table-cell office:value-type="float" office:value="0.955">
                <text:p>0.955</text:p>
              </table:table-cell>
              <table:table-cell office:value-type="float" office:value="0.87932">
                <text:p>0.87932</text:p>
              </table:table-cell>
              <table:table-cell office:value-type="float" office:value="0.925">
                <text:p>0.925</text:p>
              </table:table-cell>
              <table:table-cell office:value-type="float" office:value="0.879103">
                <text:p>0.879103</text:p>
              </table:table-cell>
            </table:table-row>
          </table:table-rows>
        </table:table>
      </chart:chart>
    </office:chart>
  </office:body>
</office:document-content>
</file>

<file path=Object 6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059cm" svg:height="5.843cm" xlink:href=".." xlink:type="simple" chart:class="chart:scatter" chart:style-name="ch1">
        <chart:legend chart:legend-position="end" svg:x="7.492cm" svg:y="2.124cm" style:legend-expansion="high" chart:style-name="ch2"/>
        <chart:plot-area chart:style-name="ch3" table:cell-range-address="MammographicMass.A3:MammographicMass.A22 MammographicMass.C2:MammographicMass.C22 MammographicMass.E2:MammographicMass.E22 MammographicMass.G2:MammographicMass.G22" chart:data-source-has-labels="row" svg:x="0.221cm" svg:y="0.116cm" svg:width="7.05cm" svg:height="5.611cm">
          <chartooo:coordinate-region svg:x="0.948cm" svg:y="0.315cm" svg:width="6.136cm" svg:height="4.76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ammographicMass.C3:MammographicMass.C22" chart:label-cell-address="MammographicMass.C2:MammographicMass.C2" chart:class="chart:scatter">
            <chart:domain table:cell-range-address="MammographicMass.A3:MammographicMass.A22"/>
            <chart:data-point chart:repeated="20"/>
          </chart:series>
          <chart:series chart:style-name="ch7" chart:values-cell-range-address="MammographicMass.E3:MammographicMass.E22" chart:label-cell-address="MammographicMass.E2:MammographicMass.E2" chart:class="chart:scatter">
            <chart:data-point chart:repeated="20"/>
          </chart:series>
          <chart:series chart:style-name="ch8" chart:values-cell-range-address="MammographicMass.G3:MammographicMass.G22" chart:label-cell-address="MammographicMass.G2:MammographicMass.G2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MammographicMass.C2:MammographicMass.C2</svg:desc>
                </draw:g>
              </table:table-cell>
              <table:table-cell office:value-type="string">
                <text:p>Testing%</text:p>
                <draw:g>
                  <svg:desc>MammographicMass.E2:MammographicMass.E2</svg:desc>
                </draw:g>
              </table:table-cell>
              <table:table-cell office:value-type="string">
                <text:p>TestingExtra%</text:p>
                <draw:g>
                  <svg:desc>MammographicMass.G2:MammographicMass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mmographicMass.A3:MammographicMass.A22</svg:desc>
                </draw:g>
              </table:table-cell>
              <table:table-cell office:value-type="float" office:value="0.943">
                <text:p>0.943</text:p>
                <draw:g>
                  <svg:desc>MammographicMass.C3:MammographicMass.C22</svg:desc>
                </draw:g>
              </table:table-cell>
              <table:table-cell office:value-type="float" office:value="0.665">
                <text:p>0.665</text:p>
                <draw:g>
                  <svg:desc>MammographicMass.E3:MammographicMass.E22</svg:desc>
                </draw:g>
              </table:table-cell>
              <table:table-cell office:value-type="float" office:value="0.883891587674132">
                <text:p>0.883891587674132</text:p>
                <draw:g>
                  <svg:desc>MammographicMass.G3:MammographicMass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4">
                <text:p>0.94</text:p>
              </table:table-cell>
              <table:table-cell office:value-type="float" office:value="0.689">
                <text:p>0.689</text:p>
              </table:table-cell>
              <table:table-cell office:value-type="float" office:value="0.882429998362535">
                <text:p>0.882429998362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45">
                <text:p>0.945</text:p>
              </table:table-cell>
              <table:table-cell office:value-type="float" office:value="0.677">
                <text:p>0.677</text:p>
              </table:table-cell>
              <table:table-cell office:value-type="float" office:value="0.885820157803128">
                <text:p>0.885820157803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48">
                <text:p>0.948</text:p>
              </table:table-cell>
              <table:table-cell office:value-type="float" office:value="0.673">
                <text:p>0.673</text:p>
              </table:table-cell>
              <table:table-cell office:value-type="float" office:value="0.884394956607172">
                <text:p>0.8843949566071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47">
                <text:p>0.947</text:p>
              </table:table-cell>
              <table:table-cell office:value-type="float" office:value="0.66">
                <text:p>0.66</text:p>
              </table:table-cell>
              <table:table-cell office:value-type="float" office:value="0.884407085979053">
                <text:p>0.8844070859790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48">
                <text:p>0.948</text:p>
              </table:table-cell>
              <table:table-cell office:value-type="float" office:value="0.711">
                <text:p>0.711</text:p>
              </table:table-cell>
              <table:table-cell office:value-type="float" office:value="0.881217061174487">
                <text:p>0.8812170611744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46">
                <text:p>0.946</text:p>
              </table:table-cell>
              <table:table-cell office:value-type="float" office:value="0.697">
                <text:p>0.697</text:p>
              </table:table-cell>
              <table:table-cell office:value-type="float" office:value="0.885680670026503">
                <text:p>0.8856806700265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42">
                <text:p>0.942</text:p>
              </table:table-cell>
              <table:table-cell office:value-type="float" office:value="0.687">
                <text:p>0.687</text:p>
              </table:table-cell>
              <table:table-cell office:value-type="float" office:value="0.884886196168331">
                <text:p>0.8848861961683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44">
                <text:p>0.944</text:p>
              </table:table-cell>
              <table:table-cell office:value-type="float" office:value="0.684">
                <text:p>0.684</text:p>
              </table:table-cell>
              <table:table-cell office:value-type="float" office:value="0.880192129250587">
                <text:p>0.8801921292505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46">
                <text:p>0.946</text:p>
              </table:table-cell>
              <table:table-cell office:value-type="float" office:value="0.696">
                <text:p>0.696</text:p>
              </table:table-cell>
              <table:table-cell office:value-type="float" office:value="0.879221779500149">
                <text:p>0.879221779500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44">
                <text:p>0.944</text:p>
              </table:table-cell>
              <table:table-cell office:value-type="float" office:value="0.68">
                <text:p>0.68</text:p>
              </table:table-cell>
              <table:table-cell office:value-type="float" office:value="0.881314096149531">
                <text:p>0.8813140961495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49">
                <text:p>0.949</text:p>
              </table:table-cell>
              <table:table-cell office:value-type="float" office:value="0.666">
                <text:p>0.666</text:p>
              </table:table-cell>
              <table:table-cell office:value-type="float" office:value="0.883454930286435">
                <text:p>0.8834549302864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38">
                <text:p>0.938</text:p>
              </table:table-cell>
              <table:table-cell office:value-type="float" office:value="0.696">
                <text:p>0.696</text:p>
              </table:table-cell>
              <table:table-cell office:value-type="float" office:value="0.890016920473773">
                <text:p>0.8900169204737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41">
                <text:p>0.941</text:p>
              </table:table-cell>
              <table:table-cell office:value-type="float" office:value="0.683">
                <text:p>0.683</text:p>
              </table:table-cell>
              <table:table-cell office:value-type="float" office:value="0.887124065280279">
                <text:p>0.8871240652802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39">
                <text:p>0.939</text:p>
              </table:table-cell>
              <table:table-cell office:value-type="float" office:value="0.681">
                <text:p>0.681</text:p>
              </table:table-cell>
              <table:table-cell office:value-type="float" office:value="0.888282420294865">
                <text:p>0.8882824202948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5">
                <text:p>0.95</text:p>
              </table:table-cell>
              <table:table-cell office:value-type="float" office:value="0.654">
                <text:p>0.654</text:p>
              </table:table-cell>
              <table:table-cell office:value-type="float" office:value="0.884971101771495">
                <text:p>0.884971101771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44">
                <text:p>0.944</text:p>
              </table:table-cell>
              <table:table-cell office:value-type="float" office:value="0.69">
                <text:p>0.69</text:p>
              </table:table-cell>
              <table:table-cell office:value-type="float" office:value="0.881192802430726">
                <text:p>0.8811928024307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45">
                <text:p>0.945</text:p>
              </table:table-cell>
              <table:table-cell office:value-type="float" office:value="0.687">
                <text:p>0.687</text:p>
              </table:table-cell>
              <table:table-cell office:value-type="float" office:value="0.886729860694164">
                <text:p>0.886729860694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48">
                <text:p>0.948</text:p>
              </table:table-cell>
              <table:table-cell office:value-type="float" office:value="0.699">
                <text:p>0.699</text:p>
              </table:table-cell>
              <table:table-cell office:value-type="float" office:value="0.883940105161654">
                <text:p>0.8839401051616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52">
                <text:p>0.952</text:p>
              </table:table-cell>
              <table:table-cell office:value-type="float" office:value="0.688">
                <text:p>0.688</text:p>
              </table:table-cell>
              <table:table-cell office:value-type="float" office:value="0.887293876486606">
                <text:p>0.88729387648660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139cm" svg:height="5.768cm" xlink:href=".." xlink:type="simple" chart:class="chart:bar" chart:style-name="ch1">
        <chart:legend chart:legend-position="end" svg:x="7.161cm" svg:y="2.087cm" style:legend-expansion="high" chart:style-name="ch2"/>
        <chart:plot-area chart:style-name="ch3" table:cell-range-address="MammographicMass.A24:MammographicMass.A26 MammographicMass.C2:MammographicMass.C2 MammographicMass.C24:MammographicMass.C26 MammographicMass.E2:MammographicMass.E2 MammographicMass.E24:MammographicMass.E26 MammographicMass.G2:MammographicMass.G2 MammographicMass.G24:MammographicMass.G26" chart:data-source-has-labels="both" svg:x="0.202cm" svg:y="0.115cm" svg:width="6.757cm" svg:height="5.538cm">
          <chartooo:coordinate-region svg:x="0.929cm" svg:y="0.314cm" svg:width="6.03cm" svg:height="4.692cm"/>
          <chart:axis chart:dimension="x" chart:name="primary-x" chart:style-name="ch4" chartooo:axis-type="auto">
            <chartooo:date-scale/>
            <chart:categories table:cell-range-address="MammographicMass.A24:MammographicMass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mmographicMass.C24:MammographicMass.C26" chart:label-cell-address="MammographicMass.C2:MammographicMass.C2" chart:class="chart:bar">
            <chart:data-point chart:repeated="3"/>
          </chart:series>
          <chart:series chart:style-name="ch8" chart:values-cell-range-address="MammographicMass.E24:MammographicMass.E26" chart:label-cell-address="MammographicMass.E2:MammographicMass.E2" chart:class="chart:bar">
            <chart:data-point chart:repeated="3"/>
          </chart:series>
          <chart:series chart:style-name="ch9" chart:values-cell-range-address="MammographicMass.G24:MammographicMass.G26" chart:label-cell-address="MammographicMass.G2:MammographicMass.G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%</text:p>
                <draw:g>
                  <svg:desc>MammographicMass.C2:MammographicMass.C2</svg:desc>
                </draw:g>
              </table:table-cell>
              <table:table-cell office:value-type="string">
                <text:p>Testing%</text:p>
                <draw:g>
                  <svg:desc>MammographicMass.E2:MammographicMass.E2</svg:desc>
                </draw:g>
              </table:table-cell>
              <table:table-cell office:value-type="string">
                <text:p>TestingExtra%</text:p>
                <draw:g>
                  <svg:desc>MammographicMass.G2:MammographicMass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MammographicMass.A24:MammographicMass.A26</svg:desc>
                </draw:g>
              </table:table-cell>
              <table:table-cell office:value-type="float" office:value="0.945285714285714">
                <text:p>0.945285714285714</text:p>
                <draw:g>
                  <svg:desc>MammographicMass.C24:MammographicMass.C26</svg:desc>
                </draw:g>
              </table:table-cell>
              <table:table-cell office:value-type="float" office:value="0.681714285714286">
                <text:p>0.681714285714286</text:p>
                <draw:g>
                  <svg:desc>MammographicMass.E24:MammographicMass.E26</svg:desc>
                </draw:g>
              </table:table-cell>
              <table:table-cell office:value-type="float" office:value="0.883977359661001">
                <text:p>0.883977359661001</text:p>
                <draw:g>
                  <svg:desc>MammographicMass.G24:MammographicMass.G26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0.952">
                <text:p>0.952</text:p>
              </table:table-cell>
              <table:table-cell office:value-type="float" office:value="0.711">
                <text:p>0.711</text:p>
              </table:table-cell>
              <table:table-cell office:value-type="float" office:value="0.890016920473773">
                <text:p>0.890016920473773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0.938">
                <text:p>0.938</text:p>
              </table:table-cell>
              <table:table-cell office:value-type="float" office:value="0.654">
                <text:p>0.654</text:p>
              </table:table-cell>
              <table:table-cell office:value-type="float" office:value="0.879221779500149">
                <text:p>0.87922177950014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9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808cm" svg:height="5.513cm" xlink:href=".." xlink:type="simple" chart:class="chart:scatter" chart:style-name="ch1">
        <chart:legend chart:legend-position="end" svg:x="7.241cm" svg:y="1.959cm" style:legend-expansion="high" chart:style-name="ch2"/>
        <chart:plot-area chart:style-name="ch3" table:cell-range-address="Wine.A3:Wine.A7 Wine.C2:Wine.C7 Wine.E2:Wine.E7 Wine.G2:Wine.G7" chart:data-source-has-labels="row" svg:x="0.216cm" svg:y="0.11cm" svg:width="6.809cm" svg:height="5.293cm">
          <chartooo:coordinate-region svg:x="1.128cm" svg:y="0.309cm" svg:width="5.658cm" svg:height="4.4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ine.C3:Wine.C7" chart:label-cell-address="Wine.C2:Wine.C2" chart:class="chart:scatter">
            <chart:domain table:cell-range-address="Wine.A3:Wine.A7"/>
            <chart:data-point chart:repeated="5"/>
          </chart:series>
          <chart:series chart:style-name="ch8" chart:values-cell-range-address="Wine.E3:Wine.E7" chart:label-cell-address="Wine.E2:Wine.E2" chart:class="chart:scatter">
            <chart:data-point chart:repeated="5"/>
          </chart:series>
          <chart:series chart:style-name="ch9" chart:values-cell-range-address="Wine.G3:Wine.G7" chart:label-cell-address="Wine.G2:Wine.G2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ing%</text:p>
                <draw:g>
                  <svg:desc>Wine.C2:Wine.C2</svg:desc>
                </draw:g>
              </table:table-cell>
              <table:table-cell office:value-type="string">
                <text:p>Testing%</text:p>
                <draw:g>
                  <svg:desc>Wine.E2:Wine.E2</svg:desc>
                </draw:g>
              </table:table-cell>
              <table:table-cell office:value-type="string">
                <text:p>TestingExtra%</text:p>
                <draw:g>
                  <svg:desc>Wine.G2:Wine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Wine.A3:Wine.A7</svg:desc>
                </draw:g>
              </table:table-cell>
              <table:table-cell office:value-type="float" office:value="0.972">
                <text:p>0.972</text:p>
                <draw:g>
                  <svg:desc>Wine.C3:Wine.C7</svg:desc>
                </draw:g>
              </table:table-cell>
              <table:table-cell office:value-type="float" office:value="0.971">
                <text:p>0.971</text:p>
                <draw:g>
                  <svg:desc>Wine.E3:Wine.E7</svg:desc>
                </draw:g>
              </table:table-cell>
              <table:table-cell office:value-type="float" office:value="0.965743981334182">
                <text:p>0.965743981334182</text:p>
                <draw:g>
                  <svg:desc>Wine.G3:Wine.G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7">
                <text:p>0.97</text:p>
              </table:table-cell>
              <table:table-cell office:value-type="float" office:value="0.973">
                <text:p>0.973</text:p>
              </table:table-cell>
              <table:table-cell office:value-type="float" office:value="0.971046770601336">
                <text:p>0.9710467706013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64">
                <text:p>0.964</text:p>
              </table:table-cell>
              <table:table-cell office:value-type="float" office:value="0.972">
                <text:p>0.972</text:p>
              </table:table-cell>
              <table:table-cell office:value-type="float" office:value="0.97083465903065">
                <text:p>0.970834659030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76">
                <text:p>0.976</text:p>
              </table:table-cell>
              <table:table-cell office:value-type="float" office:value="0.973">
                <text:p>0.973</text:p>
              </table:table-cell>
              <table:table-cell office:value-type="float" office:value="0.969880156962562">
                <text:p>0.969880156962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71">
                <text:p>0.971</text:p>
              </table:table-cell>
              <table:table-cell office:value-type="float" office:value="0.968">
                <text:p>0.968</text:p>
              </table:table-cell>
              <table:table-cell office:value-type="float" office:value="0.969137766465161">
                <text:p>0.96913776646516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